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c_data4_" table:style-name="ta1">
        <table:shapes>
          <draw:frame draw:z-index="0" draw:style-name="gr1" draw:text-style-name="P1" svg:width="159.99mm" svg:height="89.99mm" svg:x="106.8mm" svg:y="1mm">
            <loext:p draw:notify-on-update-of-ranges="acc_data4_.B2:acc_data4_.B1143 acc_data4_.E2:acc_data4_.E1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4" calcext:value-type="float">
            <text:p>684</text:p>
          </table:table-cell>
          <table:table-cell office:value-type="float" office:value="2.998822509" calcext:value-type="float">
            <text:p>2.998822509</text:p>
          </table:table-cell>
          <table:table-cell office:value-type="float" office:value="0.2859850318" calcext:value-type="float">
            <text:p>0.2859850318</text:p>
          </table:table-cell>
          <table:table-cell office:value-type="float" office:value="0.5871878773" calcext:value-type="float">
            <text:p>0.5871878773</text:p>
          </table:table-cell>
          <table:table-cell office:value-type="float" office:value="0.0123738554" calcext:value-type="float">
            <text:p>0.0123738554</text:p>
          </table:table-cell>
          <table:table-cell office:value-type="float" office:value="-0.006479596457" calcext:value-type="float">
            <text:p>-0.00647959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4" calcext:value-type="float">
            <text:p>684</text:p>
          </table:table-cell>
          <table:table-cell office:value-type="float" office:value="3.00992585" calcext:value-type="float">
            <text:p>3.00992585</text:p>
          </table:table-cell>
          <table:table-cell office:value-type="float" office:value="0.2896264205" calcext:value-type="float">
            <text:p>0.2896264205</text:p>
          </table:table-cell>
          <table:table-cell office:value-type="float" office:value="0.07230498862" calcext:value-type="float">
            <text:p>0.0723049886</text:p>
          </table:table-cell>
          <table:table-cell office:value-type="float" office:value="0.01224888962" calcext:value-type="float">
            <text:p>0.0122488896</text:p>
          </table:table-cell>
          <table:table-cell office:value-type="float" office:value="-0.01112528609" calcext:value-type="float">
            <text:p>-0.01112528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4" calcext:value-type="float">
            <text:p>684</text:p>
          </table:table-cell>
          <table:table-cell office:value-type="float" office:value="3.030005866" calcext:value-type="float">
            <text:p>3.030005866</text:p>
          </table:table-cell>
          <table:table-cell office:value-type="float" office:value="0.3217294284" calcext:value-type="float">
            <text:p>0.3217294284</text:p>
          </table:table-cell>
          <table:table-cell office:value-type="float" office:value="0.6401788901" calcext:value-type="float">
            <text:p>0.6401788901</text:p>
          </table:table-cell>
          <table:table-cell office:value-type="float" office:value="0.01191977924" calcext:value-type="float">
            <text:p>0.0119197792</text:p>
          </table:table-cell>
          <table:table-cell office:value-type="float" office:value="-0.008850080548" calcext:value-type="float">
            <text:p>-0.00885008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083416368" calcext:value-type="float">
            <text:p>3.083416368</text:p>
          </table:table-cell>
          <table:table-cell office:value-type="float" office:value="0.3851119063" calcext:value-type="float">
            <text:p>0.3851119063</text:p>
          </table:table-cell>
          <table:table-cell office:value-type="float" office:value="0.6342215413" calcext:value-type="float">
            <text:p>0.6342215413</text:p>
          </table:table-cell>
          <table:table-cell office:value-type="float" office:value="0.01079762473" calcext:value-type="float">
            <text:p>0.0107976247</text:p>
          </table:table-cell>
          <table:table-cell office:value-type="float" office:value="-0.008183293512" calcext:value-type="float">
            <text:p>-0.00818329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124719635" calcext:value-type="float">
            <text:p>3.124719635</text:p>
          </table:table-cell>
          <table:table-cell office:value-type="float" office:value="0.5917254087" calcext:value-type="float">
            <text:p>0.5917254087</text:p>
          </table:table-cell>
          <table:table-cell office:value-type="float" office:value="4.203543055" calcext:value-type="float">
            <text:p>4.203543055</text:p>
          </table:table-cell>
          <table:table-cell office:value-type="float" office:value="0.01016074304" calcext:value-type="float">
            <text:p>0.010160743</text:p>
          </table:table-cell>
          <table:table-cell office:value-type="float" office:value="-0.003127309983" calcext:value-type="float">
            <text:p>-0.003127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171549434" calcext:value-type="float">
            <text:p>3.171549434</text:p>
          </table:table-cell>
          <table:table-cell office:value-type="float" office:value="0.7672690629" calcext:value-type="float">
            <text:p>0.7672690629</text:p>
          </table:table-cell>
          <table:table-cell office:value-type="float" office:value="3.475106798" calcext:value-type="float">
            <text:p>3.475106798</text:p>
          </table:table-cell>
          <table:table-cell office:value-type="float" office:value="0.01009710499" calcext:value-type="float">
            <text:p>0.010097105</text:p>
          </table:table-cell>
          <table:table-cell office:value-type="float" office:value="-0.008823985757" calcext:value-type="float">
            <text:p>-0.00882398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223794313" calcext:value-type="float">
            <text:p>3.223794313</text:p>
          </table:table-cell>
          <table:table-cell office:value-type="float" office:value="0.8721085561" calcext:value-type="float">
            <text:p>0.8721085561</text:p>
          </table:table-cell>
          <table:table-cell office:value-type="float" office:value="1.703598731" calcext:value-type="float">
            <text:p>1.703598731</text:p>
          </table:table-cell>
          <table:table-cell office:value-type="float" office:value="0.0101917051" calcext:value-type="float">
            <text:p>0.0101917051</text:p>
          </table:table-cell>
          <table:table-cell office:value-type="float" office:value="-0.003748210325" calcext:value-type="float">
            <text:p>-0.00374821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273794338" calcext:value-type="float">
            <text:p>3.273794338</text:p>
          </table:table-cell>
          <table:table-cell office:value-type="float" office:value="1.020773081" calcext:value-type="float">
            <text:p>1.020773081</text:p>
          </table:table-cell>
          <table:table-cell office:value-type="float" office:value="3.824561852" calcext:value-type="float">
            <text:p>3.824561852</text:p>
          </table:table-cell>
          <table:table-cell office:value-type="float" office:value="0.01005530919" calcext:value-type="float">
            <text:p>0.0100553092</text:p>
          </table:table-cell>
          <table:table-cell office:value-type="float" office:value="-0.002876801014" calcext:value-type="float">
            <text:p>-0.002876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5" calcext:value-type="float">
            <text:p>685</text:p>
          </table:table-cell>
          <table:table-cell office:value-type="float" office:value="3.327809968" calcext:value-type="float">
            <text:p>3.327809968</text:p>
          </table:table-cell>
          <table:table-cell office:value-type="float" office:value="1.07457162" calcext:value-type="float">
            <text:p>1.07457162</text:p>
          </table:table-cell>
          <table:table-cell office:value-type="float" office:value="1.084075707" calcext:value-type="float">
            <text:p>1.084075707</text:p>
          </table:table-cell>
          <table:table-cell office:value-type="float" office:value="0.009591747273" calcext:value-type="float">
            <text:p>0.0095917473</text:p>
          </table:table-cell>
          <table:table-cell office:value-type="float" office:value="-0.002005391709" calcext:value-type="float">
            <text:p>-0.00200539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37966692" calcext:value-type="float">
            <text:p>3.37966692</text:p>
          </table:table-cell>
          <table:table-cell office:value-type="float" office:value="1.134507832" calcext:value-type="float">
            <text:p>1.134507832</text:p>
          </table:table-cell>
          <table:table-cell office:value-type="float" office:value="1.189047224" calcext:value-type="float">
            <text:p>1.189047224</text:p>
          </table:table-cell>
          <table:table-cell office:value-type="float" office:value="0.008553828734" calcext:value-type="float">
            <text:p>0.0085538287</text:p>
          </table:table-cell>
          <table:table-cell office:value-type="float" office:value="0.0004943457864" calcext:value-type="float">
            <text:p>0.0004943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43363374" calcext:value-type="float">
            <text:p>3.43363374</text:p>
          </table:table-cell>
          <table:table-cell office:value-type="float" office:value="1.069555475" calcext:value-type="float">
            <text:p>1.069555475</text:p>
          </table:table-cell>
          <table:table-cell office:value-type="float" office:value="-1.313626283" calcext:value-type="float">
            <text:p>-1.313626283</text:p>
          </table:table-cell>
          <table:table-cell office:value-type="float" office:value="0.008389599533" calcext:value-type="float">
            <text:p>0.0083895995</text:p>
          </table:table-cell>
          <table:table-cell office:value-type="float" office:value="0.002906644792" calcext:value-type="float">
            <text:p>0.00290664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487480681" calcext:value-type="float">
            <text:p>3.487480681</text:p>
          </table:table-cell>
          <table:table-cell office:value-type="float" office:value="1.069585986" calcext:value-type="float">
            <text:p>1.069585986</text:p>
          </table:table-cell>
          <table:table-cell office:value-type="float" office:value="0.000616789663" calcext:value-type="float">
            <text:p>0.0006167897</text:p>
          </table:table-cell>
          <table:table-cell office:value-type="float" office:value="0.00832616466" calcext:value-type="float">
            <text:p>0.0083261647</text:p>
          </table:table-cell>
          <table:table-cell office:value-type="float" office:value="0.004186662938" calcext:value-type="float">
            <text:p>0.00418666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532236621" calcext:value-type="float">
            <text:p>3.532236621</text:p>
          </table:table-cell>
          <table:table-cell office:value-type="float" office:value="1.023757616" calcext:value-type="float">
            <text:p>1.023757616</text:p>
          </table:table-cell>
          <table:table-cell office:value-type="float" office:value="-0.9126380103" calcext:value-type="float">
            <text:p>-0.9126380103</text:p>
          </table:table-cell>
          <table:table-cell office:value-type="float" office:value="0.008252025417" calcext:value-type="float">
            <text:p>0.0082520254</text:p>
          </table:table-cell>
          <table:table-cell office:value-type="float" office:value="0.002388913882" calcext:value-type="float">
            <text:p>0.00238891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574236449" calcext:value-type="float">
            <text:p>3.574236449</text:p>
          </table:table-cell>
          <table:table-cell office:value-type="float" office:value="0.9398328281" calcext:value-type="float">
            <text:p>0.9398328281</text:p>
          </table:table-cell>
          <table:table-cell office:value-type="float" office:value="-1.677854005" calcext:value-type="float">
            <text:p>-1.677854005</text:p>
          </table:table-cell>
          <table:table-cell office:value-type="float" office:value="0.007986735556" calcext:value-type="float">
            <text:p>0.0079867356</text:p>
          </table:table-cell>
          <table:table-cell office:value-type="float" office:value="0.007878980104" calcext:value-type="float">
            <text:p>0.0078789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6" calcext:value-type="float">
            <text:p>686</text:p>
          </table:table-cell>
          <table:table-cell office:value-type="float" office:value="3.614382702" calcext:value-type="float">
            <text:p>3.614382702</text:p>
          </table:table-cell>
          <table:table-cell office:value-type="float" office:value="0.8402246694" calcext:value-type="float">
            <text:p>0.8402246694</text:p>
          </table:table-cell>
          <table:table-cell office:value-type="float" office:value="-1.959392838" calcext:value-type="float">
            <text:p>-1.959392838</text:p>
          </table:table-cell>
          <table:table-cell office:value-type="float" office:value="0.007707032162" calcext:value-type="float">
            <text:p>0.0077070322</text:p>
          </table:table-cell>
          <table:table-cell office:value-type="float" office:value="0.008404144344" calcext:value-type="float">
            <text:p>0.00840414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7" calcext:value-type="float">
            <text:p>687</text:p>
          </table:table-cell>
          <table:table-cell office:value-type="float" office:value="3.654761805" calcext:value-type="float">
            <text:p>3.654761805</text:p>
          </table:table-cell>
          <table:table-cell office:value-type="float" office:value="0.8173859176" calcext:value-type="float">
            <text:p>0.8173859176</text:p>
          </table:table-cell>
          <table:table-cell office:value-type="float" office:value="-0.4653626996" calcext:value-type="float">
            <text:p>-0.4653626996</text:p>
          </table:table-cell>
          <table:table-cell office:value-type="float" office:value="0.007190433011" calcext:value-type="float">
            <text:p>0.007190433</text:p>
          </table:table-cell>
          <table:table-cell office:value-type="float" office:value="0.002476276981" calcext:value-type="float">
            <text:p>0.0024762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7" calcext:value-type="float">
            <text:p>687</text:p>
          </table:table-cell>
          <table:table-cell office:value-type="float" office:value="3.687472015" calcext:value-type="float">
            <text:p>3.687472015</text:p>
          </table:table-cell>
          <table:table-cell office:value-type="float" office:value="0.7418857649" calcext:value-type="float">
            <text:p>0.7418857649</text:p>
          </table:table-cell>
          <table:table-cell office:value-type="float" office:value="-1.41530123" calcext:value-type="float">
            <text:p>-1.41530123</text:p>
          </table:table-cell>
          <table:table-cell office:value-type="float" office:value="0.007058149819" calcext:value-type="float">
            <text:p>0.0070581498</text:p>
          </table:table-cell>
          <table:table-cell office:value-type="float" office:value="0.003360924362" calcext:value-type="float">
            <text:p>0.00336092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7" calcext:value-type="float">
            <text:p>687</text:p>
          </table:table-cell>
          <table:table-cell office:value-type="float" office:value="3.717155145" calcext:value-type="float">
            <text:p>3.717155145</text:p>
          </table:table-cell>
          <table:table-cell office:value-type="float" office:value="0.6910551225" calcext:value-type="float">
            <text:p>0.6910551225</text:p>
          </table:table-cell>
          <table:table-cell office:value-type="float" office:value="-1.091211515" calcext:value-type="float">
            <text:p>-1.091211515</text:p>
          </table:table-cell>
          <table:table-cell office:value-type="float" office:value="0.007061263849" calcext:value-type="float">
            <text:p>0.0070612638</text:p>
          </table:table-cell>
          <table:table-cell office:value-type="float" office:value="0.004245571749" calcext:value-type="float">
            <text:p>0.00424557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7" calcext:value-type="float">
            <text:p>687</text:p>
          </table:table-cell>
          <table:table-cell office:value-type="float" office:value="3.750879574" calcext:value-type="float">
            <text:p>3.750879574</text:p>
          </table:table-cell>
          <table:table-cell office:value-type="float" office:value="0.6421906857" calcext:value-type="float">
            <text:p>0.6421906857</text:p>
          </table:table-cell>
          <table:table-cell office:value-type="float" office:value="-0.9797275911" calcext:value-type="float">
            <text:p>-0.9797275911</text:p>
          </table:table-cell>
          <table:table-cell office:value-type="float" office:value="0.00722510613" calcext:value-type="float">
            <text:p>0.0072251061</text:p>
          </table:table-cell>
          <table:table-cell office:value-type="float" office:value="0.008235849248" calcext:value-type="float">
            <text:p>0.00823584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7" calcext:value-type="float">
            <text:p>687</text:p>
          </table:table-cell>
          <table:table-cell office:value-type="float" office:value="3.811058743" calcext:value-type="float">
            <text:p>3.811058743</text:p>
          </table:table-cell>
          <table:table-cell office:value-type="float" office:value="0.6364464411" calcext:value-type="float">
            <text:p>0.6364464411</text:p>
          </table:table-cell>
          <table:table-cell office:value-type="float" office:value="-0.05688409762" calcext:value-type="float">
            <text:p>-0.0568840976</text:p>
          </table:table-cell>
          <table:table-cell office:value-type="float" office:value="0.007404847202" calcext:value-type="float">
            <text:p>0.0074048472</text:p>
          </table:table-cell>
          <table:table-cell office:value-type="float" office:value="0.004917595293" calcext:value-type="float">
            <text:p>0.00491759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837932615" calcext:value-type="float">
            <text:p>3.837932615</text:p>
          </table:table-cell>
          <table:table-cell office:value-type="float" office:value="0.6063692069" calcext:value-type="float">
            <text:p>0.6063692069</text:p>
          </table:table-cell>
          <table:table-cell office:value-type="float" office:value="-0.6121951908" calcext:value-type="float">
            <text:p>-0.6121951908</text:p>
          </table:table-cell>
          <table:table-cell office:value-type="float" office:value="0.00562706363" calcext:value-type="float">
            <text:p>0.0056270636</text:p>
          </table:table-cell>
          <table:table-cell office:value-type="float" office:value="0.0148945239" calcext:value-type="float">
            <text:p>0.0148945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855723918" calcext:value-type="float">
            <text:p>3.855723918</text:p>
          </table:table-cell>
          <table:table-cell office:value-type="float" office:value="0.4988452166" calcext:value-type="float">
            <text:p>0.4988452166</text:p>
          </table:table-cell>
          <table:table-cell office:value-type="float" office:value="-2.137025351" calcext:value-type="float">
            <text:p>-2.137025351</text:p>
          </table:table-cell>
          <table:table-cell office:value-type="float" office:value="0.005369604418" calcext:value-type="float">
            <text:p>0.0053696044</text:p>
          </table:table-cell>
          <table:table-cell office:value-type="float" office:value="0.009298191981" calcext:value-type="float">
            <text:p>0.0092981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878364115" calcext:value-type="float">
            <text:p>3.878364115</text:p>
          </table:table-cell>
          <table:table-cell office:value-type="float" office:value="0.4494536606" calcext:value-type="float">
            <text:p>0.4494536606</text:p>
          </table:table-cell>
          <table:table-cell office:value-type="float" office:value="-0.97684372" calcext:value-type="float">
            <text:p>-0.97684372</text:p>
          </table:table-cell>
          <table:table-cell office:value-type="float" office:value="0.005169787111" calcext:value-type="float">
            <text:p>0.0051697871</text:p>
          </table:table-cell>
          <table:table-cell office:value-type="float" office:value="0.01519943354" calcext:value-type="float">
            <text:p>0.01519943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898446888" calcext:value-type="float">
            <text:p>3.898446888</text:p>
          </table:table-cell>
          <table:table-cell office:value-type="float" office:value="0.402448246" calcext:value-type="float">
            <text:p>0.402448246</text:p>
          </table:table-cell>
          <table:table-cell office:value-type="float" office:value="-0.950224131" calcext:value-type="float">
            <text:p>-0.950224131</text:p>
          </table:table-cell>
          <table:table-cell office:value-type="float" office:value="0.005057895017" calcext:value-type="float">
            <text:p>0.005057895</text:p>
          </table:table-cell>
          <table:table-cell office:value-type="float" office:value="0.01268028178" calcext:value-type="float">
            <text:p>0.01268028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924019814" calcext:value-type="float">
            <text:p>3.924019814</text:p>
          </table:table-cell>
          <table:table-cell office:value-type="float" office:value="0.4563872519" calcext:value-type="float">
            <text:p>0.4563872519</text:p>
          </table:table-cell>
          <table:table-cell office:value-type="float" office:value="1.087129118" calcext:value-type="float">
            <text:p>1.087129118</text:p>
          </table:table-cell>
          <table:table-cell office:value-type="float" office:value="0.004885090473" calcext:value-type="float">
            <text:p>0.0048850905</text:p>
          </table:table-cell>
          <table:table-cell office:value-type="float" office:value="0.01016113002" calcext:value-type="float">
            <text:p>0.010161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8" calcext:value-type="float">
            <text:p>688</text:p>
          </table:table-cell>
          <table:table-cell office:value-type="float" office:value="3.947094937" calcext:value-type="float">
            <text:p>3.947094937</text:p>
          </table:table-cell>
          <table:table-cell office:value-type="float" office:value="0.432950456" calcext:value-type="float">
            <text:p>0.432950456</text:p>
          </table:table-cell>
          <table:table-cell office:value-type="float" office:value="-0.3833732914" calcext:value-type="float">
            <text:p>-0.3833732914</text:p>
          </table:table-cell>
          <table:table-cell office:value-type="float" office:value="0.004579011202" calcext:value-type="float">
            <text:p>0.0045790112</text:p>
          </table:table-cell>
          <table:table-cell office:value-type="float" office:value="0.01606237158" calcext:value-type="float">
            <text:p>0.01606237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9" calcext:value-type="float">
            <text:p>689</text:p>
          </table:table-cell>
          <table:table-cell office:value-type="float" office:value="3.972017263" calcext:value-type="float">
            <text:p>3.972017263</text:p>
          </table:table-cell>
          <table:table-cell office:value-type="float" office:value="0.5119092322" calcext:value-type="float">
            <text:p>0.5119092322</text:p>
          </table:table-cell>
          <table:table-cell office:value-type="float" office:value="2.036685573" calcext:value-type="float">
            <text:p>2.036685573</text:p>
          </table:table-cell>
          <table:table-cell office:value-type="float" office:value="0.003260013859" calcext:value-type="float">
            <text:p>0.0032600139</text:p>
          </table:table-cell>
          <table:table-cell office:value-type="float" office:value="0.01214626749" calcext:value-type="float">
            <text:p>0.01214626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9" calcext:value-type="float">
            <text:p>689</text:p>
          </table:table-cell>
          <table:table-cell office:value-type="float" office:value="3.995946103" calcext:value-type="float">
            <text:p>3.995946103</text:p>
          </table:table-cell>
          <table:table-cell office:value-type="float" office:value="0.4971241184" calcext:value-type="float">
            <text:p>0.4971241184</text:p>
          </table:table-cell>
          <table:table-cell office:value-type="float" office:value="-0.2910587371" calcext:value-type="float">
            <text:p>-0.2910587371</text:p>
          </table:table-cell>
          <table:table-cell office:value-type="float" office:value="0.002961081489" calcext:value-type="float">
            <text:p>0.0029610815</text:p>
          </table:table-cell>
          <table:table-cell office:value-type="float" office:value="0.0126975323" calcext:value-type="float">
            <text:p>0.0126975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9" calcext:value-type="float">
            <text:p>689</text:p>
          </table:table-cell>
          <table:table-cell office:value-type="float" office:value="4.046618684" calcext:value-type="float">
            <text:p>4.046618684</text:p>
          </table:table-cell>
          <table:table-cell office:value-type="float" office:value="0.5395840034" calcext:value-type="float">
            <text:p>0.5395840034</text:p>
          </table:table-cell>
          <table:table-cell office:value-type="float" office:value="0.4230159959" calcext:value-type="float">
            <text:p>0.4230159959</text:p>
          </table:table-cell>
          <table:table-cell office:value-type="float" office:value="0.002884242921" calcext:value-type="float">
            <text:p>0.0028842429</text:p>
          </table:table-cell>
          <table:table-cell office:value-type="float" office:value="0.0136229342" calcext:value-type="float">
            <text:p>0.01362293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9" calcext:value-type="float">
            <text:p>689</text:p>
          </table:table-cell>
          <table:table-cell office:value-type="float" office:value="4.079343607" calcext:value-type="float">
            <text:p>4.079343607</text:p>
          </table:table-cell>
          <table:table-cell office:value-type="float" office:value="0.544297861" calcext:value-type="float">
            <text:p>0.544297861</text:p>
          </table:table-cell>
          <table:table-cell office:value-type="float" office:value="0.09463680853" calcext:value-type="float">
            <text:p>0.0946368085</text:p>
          </table:table-cell>
          <table:table-cell office:value-type="float" office:value="0.003224082985" calcext:value-type="float">
            <text:p>0.003224083</text:p>
          </table:table-cell>
          <table:table-cell office:value-type="float" office:value="0.01855937497" calcext:value-type="float">
            <text:p>0.0185593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89" calcext:value-type="float">
            <text:p>689</text:p>
          </table:table-cell>
          <table:table-cell office:value-type="float" office:value="4.105944175" calcext:value-type="float">
            <text:p>4.105944175</text:p>
          </table:table-cell>
          <table:table-cell office:value-type="float" office:value="0.5649595295" calcext:value-type="float">
            <text:p>0.5649595295</text:p>
          </table:table-cell>
          <table:table-cell office:value-type="float" office:value="0.4140373971" calcext:value-type="float">
            <text:p>0.4140373971</text:p>
          </table:table-cell>
          <table:table-cell office:value-type="float" office:value="0.00318307638" calcext:value-type="float">
            <text:p>0.0031830764</text:p>
          </table:table-cell>
          <table:table-cell office:value-type="float" office:value="0.01144281745" calcext:value-type="float">
            <text:p>0.01144281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129003721" calcext:value-type="float">
            <text:p>4.129003721</text:p>
          </table:table-cell>
          <table:table-cell office:value-type="float" office:value="0.5488586749" calcext:value-type="float">
            <text:p>0.5488586749</text:p>
          </table:table-cell>
          <table:table-cell office:value-type="float" office:value="-0.3187656513" calcext:value-type="float">
            <text:p>-0.3187656513</text:p>
          </table:table-cell>
          <table:table-cell office:value-type="float" office:value="0.001949518941" calcext:value-type="float">
            <text:p>0.0019495189</text:p>
          </table:table-cell>
          <table:table-cell office:value-type="float" office:value="0.01617978363" calcext:value-type="float">
            <text:p>0.01617978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154611569" calcext:value-type="float">
            <text:p>4.154611569</text:p>
          </table:table-cell>
          <table:table-cell office:value-type="float" office:value="0.502593717" calcext:value-type="float">
            <text:p>0.502593717</text:p>
          </table:table-cell>
          <table:table-cell office:value-type="float" office:value="-0.9362177028" calcext:value-type="float">
            <text:p>-0.9362177028</text:p>
          </table:table-cell>
          <table:table-cell office:value-type="float" office:value="0.001657796679" calcext:value-type="float">
            <text:p>0.0016577967</text:p>
          </table:table-cell>
          <table:table-cell office:value-type="float" office:value="0.0222753057" calcext:value-type="float">
            <text:p>0.0222753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185612536" calcext:value-type="float">
            <text:p>4.185612536</text:p>
          </table:table-cell>
          <table:table-cell office:value-type="float" office:value="0.5329718514" calcext:value-type="float">
            <text:p>0.5329718514</text:p>
          </table:table-cell>
          <table:table-cell office:value-type="float" office:value="0.6116406558" calcext:value-type="float">
            <text:p>0.6116406558</text:p>
          </table:table-cell>
          <table:table-cell office:value-type="float" office:value="0.001286911442" calcext:value-type="float">
            <text:p>0.0012869114</text:p>
          </table:table-cell>
          <table:table-cell office:value-type="float" office:value="0.01954452895" calcext:value-type="float">
            <text:p>0.0195445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212501532" calcext:value-type="float">
            <text:p>4.212501532</text:p>
          </table:table-cell>
          <table:table-cell office:value-type="float" office:value="0.5496121381" calcext:value-type="float">
            <text:p>0.5496121381</text:p>
          </table:table-cell>
          <table:table-cell office:value-type="float" office:value="0.3134203179" calcext:value-type="float">
            <text:p>0.3134203179</text:p>
          </table:table-cell>
          <table:table-cell office:value-type="float" office:value="0.0008802793048" calcext:value-type="float">
            <text:p>0.0008802793</text:p>
          </table:table-cell>
          <table:table-cell office:value-type="float" office:value="0.01603271435" calcext:value-type="float">
            <text:p>0.01603271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24036525" calcext:value-type="float">
            <text:p>4.24036525</text:p>
          </table:table-cell>
          <table:table-cell office:value-type="float" office:value="0.5761597392" calcext:value-type="float">
            <text:p>0.5761597392</text:p>
          </table:table-cell>
          <table:table-cell office:value-type="float" office:value="0.5696046653" calcext:value-type="float">
            <text:p>0.5696046653</text:p>
          </table:table-cell>
          <table:table-cell office:value-type="float" office:value="0.0006029693027" calcext:value-type="float">
            <text:p>0.0006029693</text:p>
          </table:table-cell>
          <table:table-cell office:value-type="float" office:value="0.0167387897" calcext:value-type="float">
            <text:p>0.01673878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0" calcext:value-type="float">
            <text:p>690</text:p>
          </table:table-cell>
          <table:table-cell office:value-type="float" office:value="4.268566694" calcext:value-type="float">
            <text:p>4.268566694</text:p>
          </table:table-cell>
          <table:table-cell office:value-type="float" office:value="0.5555303149" calcext:value-type="float">
            <text:p>0.5555303149</text:p>
          </table:table-cell>
          <table:table-cell office:value-type="float" office:value="-0.4113184166" calcext:value-type="float">
            <text:p>-0.4113184166</text:p>
          </table:table-cell>
          <table:table-cell office:value-type="float" office:value="0.0004449540395" calcext:value-type="float">
            <text:p>0.000444954</text:p>
          </table:table-cell>
          <table:table-cell office:value-type="float" office:value="0.0132269751" calcext:value-type="float">
            <text:p>0.01322697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1" calcext:value-type="float">
            <text:p>691</text:p>
          </table:table-cell>
          <table:table-cell office:value-type="float" office:value="4.298707323" calcext:value-type="float">
            <text:p>4.298707323</text:p>
          </table:table-cell>
          <table:table-cell office:value-type="float" office:value="0.5873368076" calcext:value-type="float">
            <text:p>0.5873368076</text:p>
          </table:table-cell>
          <table:table-cell office:value-type="float" office:value="0.635139988" calcext:value-type="float">
            <text:p>0.635139988</text:p>
          </table:table-cell>
          <table:table-cell office:value-type="float" office:value="-0.0002683963538" calcext:value-type="float">
            <text:p>-0.0002683964</text:p>
          </table:table-cell>
          <table:table-cell office:value-type="float" office:value="0.01775529127" calcext:value-type="float">
            <text:p>0.01775529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1" calcext:value-type="float">
            <text:p>691</text:p>
          </table:table-cell>
          <table:table-cell office:value-type="float" office:value="4.328942953" calcext:value-type="float">
            <text:p>4.328942953</text:p>
          </table:table-cell>
          <table:table-cell office:value-type="float" office:value="0.5853839714" calcext:value-type="float">
            <text:p>0.5853839714</text:p>
          </table:table-cell>
          <table:table-cell office:value-type="float" office:value="-0.03823466593" calcext:value-type="float">
            <text:p>-0.0382346659</text:p>
          </table:table-cell>
          <table:table-cell office:value-type="float" office:value="-0.0004721351997" calcext:value-type="float">
            <text:p>-0.0004721352</text:p>
          </table:table-cell>
          <table:table-cell office:value-type="float" office:value="0.01770353515" calcext:value-type="float">
            <text:p>0.01770353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1" calcext:value-type="float">
            <text:p>691</text:p>
          </table:table-cell>
          <table:table-cell office:value-type="float" office:value="4.384426789" calcext:value-type="float">
            <text:p>4.384426789</text:p>
          </table:table-cell>
          <table:table-cell office:value-type="float" office:value="0.5846366393" calcext:value-type="float">
            <text:p>0.5846366393</text:p>
          </table:table-cell>
          <table:table-cell office:value-type="float" office:value="-0.007543527202" calcext:value-type="float">
            <text:p>-0.0075435272</text:p>
          </table:table-cell>
          <table:table-cell office:value-type="float" office:value="-0.0006264502626" calcext:value-type="float">
            <text:p>-0.0006264503</text:p>
          </table:table-cell>
          <table:table-cell office:value-type="float" office:value="0.01038718124" calcext:value-type="float">
            <text:p>0.01038718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1" calcext:value-type="float">
            <text:p>691</text:p>
          </table:table-cell>
          <table:table-cell office:value-type="float" office:value="4.413707289" calcext:value-type="float">
            <text:p>4.413707289</text:p>
          </table:table-cell>
          <table:table-cell office:value-type="float" office:value="0.580937565" calcext:value-type="float">
            <text:p>0.580937565</text:p>
          </table:table-cell>
          <table:table-cell office:value-type="float" office:value="-0.07463428897" calcext:value-type="float">
            <text:p>-0.074634289</text:p>
          </table:table-cell>
          <table:table-cell office:value-type="float" office:value="-0.001204156141" calcext:value-type="float">
            <text:p>-0.0012041561</text:p>
          </table:table-cell>
          <table:table-cell office:value-type="float" office:value="0.009503043724" calcext:value-type="float">
            <text:p>0.00950304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1" calcext:value-type="float">
            <text:p>691</text:p>
          </table:table-cell>
          <table:table-cell office:value-type="float" office:value="4.441789875" calcext:value-type="float">
            <text:p>4.441789875</text:p>
          </table:table-cell>
          <table:table-cell office:value-type="float" office:value="0.5682897744" calcext:value-type="float">
            <text:p>0.5682897744</text:p>
          </table:table-cell>
          <table:table-cell office:value-type="float" office:value="-0.2495282624" calcext:value-type="float">
            <text:p>-0.2495282624</text:p>
          </table:table-cell>
          <table:table-cell office:value-type="float" office:value="-0.001615188628" calcext:value-type="float">
            <text:p>-0.0016151886</text:p>
          </table:table-cell>
          <table:table-cell office:value-type="float" office:value="0.0117174923" calcext:value-type="float">
            <text:p>0.01171749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2" calcext:value-type="float">
            <text:p>692</text:p>
          </table:table-cell>
          <table:table-cell office:value-type="float" office:value="4.493345362" calcext:value-type="float">
            <text:p>4.493345362</text:p>
          </table:table-cell>
          <table:table-cell office:value-type="float" office:value="0.5345812379" calcext:value-type="float">
            <text:p>0.5345812379</text:p>
          </table:table-cell>
          <table:table-cell office:value-type="float" office:value="-0.3000590633" calcext:value-type="float">
            <text:p>-0.3000590633</text:p>
          </table:table-cell>
          <table:table-cell office:value-type="float" office:value="-0.002330803724" calcext:value-type="float">
            <text:p>-0.0023308037</text:p>
          </table:table-cell>
          <table:table-cell office:value-type="float" office:value="0.006435964" calcext:value-type="float">
            <text:p>0.0064359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18605029" calcext:value-type="float">
            <text:p>4.518605029</text:p>
          </table:table-cell>
          <table:table-cell office:value-type="float" office:value="0.5649406036" calcext:value-type="float">
            <text:p>0.5649406036</text:p>
          </table:table-cell>
          <table:table-cell office:value-type="float" office:value="0.8195158804" calcext:value-type="float">
            <text:p>0.8195158804</text:p>
          </table:table-cell>
          <table:table-cell office:value-type="float" office:value="-0.002625585949" calcext:value-type="float">
            <text:p>-0.0026255859</text:p>
          </table:table-cell>
          <table:table-cell office:value-type="float" office:value="-0.008896578806" calcext:value-type="float">
            <text:p>-0.0088965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37736896" calcext:value-type="float">
            <text:p>4.537736896</text:p>
          </table:table-cell>
          <table:table-cell office:value-type="float" office:value="0.5060390286" calcext:value-type="float">
            <text:p>0.5060390286</text:p>
          </table:table-cell>
          <table:table-cell office:value-type="float" office:value="-1.161712072" calcext:value-type="float">
            <text:p>-1.161712072</text:p>
          </table:table-cell>
          <table:table-cell office:value-type="float" office:value="-0.002909373652" calcext:value-type="float">
            <text:p>-0.0029093737</text:p>
          </table:table-cell>
          <table:table-cell office:value-type="float" office:value="-0.005507529849" calcext:value-type="float">
            <text:p>-0.00550752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53129945" calcext:value-type="float">
            <text:p>4.553129945</text:p>
          </table:table-cell>
          <table:table-cell office:value-type="float" office:value="0.4557783166" calcext:value-type="float">
            <text:p>0.4557783166</text:p>
          </table:table-cell>
          <table:table-cell office:value-type="float" office:value="-1.006134732" calcext:value-type="float">
            <text:p>-1.006134732</text:p>
          </table:table-cell>
          <table:table-cell office:value-type="float" office:value="-0.002989170086" calcext:value-type="float">
            <text:p>-0.0029891701</text:p>
          </table:table-cell>
          <table:table-cell office:value-type="float" office:value="-0.01016106548" calcext:value-type="float">
            <text:p>-0.01016106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64321405" calcext:value-type="float">
            <text:p>4.564321405</text:p>
          </table:table-cell>
          <table:table-cell office:value-type="float" office:value="0.3038058908" calcext:value-type="float">
            <text:p>0.3038058908</text:p>
          </table:table-cell>
          <table:table-cell office:value-type="float" office:value="-3.068086836" calcext:value-type="float">
            <text:p>-3.068086836</text:p>
          </table:table-cell>
          <table:table-cell office:value-type="float" office:value="-0.003082844699" calcext:value-type="float">
            <text:p>-0.0030828447</text:p>
          </table:table-cell>
          <table:table-cell office:value-type="float" office:value="-0.01098182335" calcext:value-type="float">
            <text:p>-0.01098182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66373778" calcext:value-type="float">
            <text:p>4.566373778</text:p>
          </table:table-cell>
          <table:table-cell office:value-type="float" office:value="0.1915221214" calcext:value-type="float">
            <text:p>0.1915221214</text:p>
          </table:table-cell>
          <table:table-cell office:value-type="float" office:value="-2.214920683" calcext:value-type="float">
            <text:p>-2.214920683</text:p>
          </table:table-cell>
          <table:table-cell office:value-type="float" office:value="-0.003220142216" calcext:value-type="float">
            <text:p>-0.0032201422</text:p>
          </table:table-cell>
          <table:table-cell office:value-type="float" office:value="-0.01217961028" calcext:value-type="float">
            <text:p>-0.01217961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3" calcext:value-type="float">
            <text:p>693</text:p>
          </table:table-cell>
          <table:table-cell office:value-type="float" office:value="4.565510239" calcext:value-type="float">
            <text:p>4.565510239</text:p>
          </table:table-cell>
          <table:table-cell office:value-type="float" office:value="0.0831780852" calcext:value-type="float">
            <text:p>0.0831780852</text:p>
          </table:table-cell>
          <table:table-cell office:value-type="float" office:value="-2.119006726" calcext:value-type="float">
            <text:p>-2.119006726</text:p>
          </table:table-cell>
          <table:table-cell office:value-type="float" office:value="-0.003412649778" calcext:value-type="float">
            <text:p>-0.0034126498</text:p>
          </table:table-cell>
          <table:table-cell office:value-type="float" office:value="-0.01337739722" calcext:value-type="float">
            <text:p>-0.01337739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561973049" calcext:value-type="float">
            <text:p>4.561973049</text:p>
          </table:table-cell>
          <table:table-cell office:value-type="float" office:value="-0.01673619136" calcext:value-type="float">
            <text:p>-0.0167361914</text:p>
          </table:table-cell>
          <table:table-cell office:value-type="float" office:value="-2.084745428" calcext:value-type="float">
            <text:p>-2.084745428</text:p>
          </table:table-cell>
          <table:table-cell office:value-type="float" office:value="-0.00264352452" calcext:value-type="float">
            <text:p>-0.0026435245</text:p>
          </table:table-cell>
          <table:table-cell office:value-type="float" office:value="-0.0132299965" calcext:value-type="float">
            <text:p>-0.01322999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543514667" calcext:value-type="float">
            <text:p>4.543514667</text:p>
          </table:table-cell>
          <table:table-cell office:value-type="float" office:value="-0.1514855604" calcext:value-type="float">
            <text:p>-0.1514855604</text:p>
          </table:table-cell>
          <table:table-cell office:value-type="float" office:value="-2.655531127" calcext:value-type="float">
            <text:p>-2.655531127</text:p>
          </table:table-cell>
          <table:table-cell office:value-type="float" office:value="-0.002947609461" calcext:value-type="float">
            <text:p>-0.0029476095</text:p>
          </table:table-cell>
          <table:table-cell office:value-type="float" office:value="-0.01147784281" calcext:value-type="float">
            <text:p>-0.01147784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522876665" calcext:value-type="float">
            <text:p>4.522876665</text:p>
          </table:table-cell>
          <table:table-cell office:value-type="float" office:value="-0.2841648533" calcext:value-type="float">
            <text:p>-0.2841648533</text:p>
          </table:table-cell>
          <table:table-cell office:value-type="float" office:value="-2.667517609" calcext:value-type="float">
            <text:p>-2.667517609</text:p>
          </table:table-cell>
          <table:table-cell office:value-type="float" office:value="-0.003329950373" calcext:value-type="float">
            <text:p>-0.0033299504</text:p>
          </table:table-cell>
          <table:table-cell office:value-type="float" office:value="-0.01355553702" calcext:value-type="float">
            <text:p>-0.0135555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517567851" calcext:value-type="float">
            <text:p>4.517567851</text:p>
          </table:table-cell>
          <table:table-cell office:value-type="float" office:value="-0.2933215959" calcext:value-type="float">
            <text:p>-0.2933215959</text:p>
          </table:table-cell>
          <table:table-cell office:value-type="float" office:value="-0.1746808474" calcext:value-type="float">
            <text:p>-0.1746808474</text:p>
          </table:table-cell>
          <table:table-cell office:value-type="float" office:value="-0.003713616165" calcext:value-type="float">
            <text:p>-0.0037136162</text:p>
          </table:table-cell>
          <table:table-cell office:value-type="float" office:value="-0.01907867897" calcext:value-type="float">
            <text:p>-0.0190786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501710401" calcext:value-type="float">
            <text:p>4.501710401</text:p>
          </table:table-cell>
          <table:table-cell office:value-type="float" office:value="-0.2843027849" calcext:value-type="float">
            <text:p>-0.2843027849</text:p>
          </table:table-cell>
          <table:table-cell office:value-type="float" office:value="0.1914993243" calcext:value-type="float">
            <text:p>0.1914993243</text:p>
          </table:table-cell>
          <table:table-cell office:value-type="float" office:value="-0.003956504788" calcext:value-type="float">
            <text:p>-0.0039565048</text:p>
          </table:table-cell>
          <table:table-cell office:value-type="float" office:value="-0.01694212509" calcext:value-type="float">
            <text:p>-0.01694212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4" calcext:value-type="float">
            <text:p>694</text:p>
          </table:table-cell>
          <table:table-cell office:value-type="float" office:value="4.48744754" calcext:value-type="float">
            <text:p>4.48744754</text:p>
          </table:table-cell>
          <table:table-cell office:value-type="float" office:value="-0.2393601394" calcext:value-type="float">
            <text:p>-0.2393601394</text:p>
          </table:table-cell>
          <table:table-cell office:value-type="float" office:value="0.8825997128" calcext:value-type="float">
            <text:p>0.8825997128</text:p>
          </table:table-cell>
          <table:table-cell office:value-type="float" office:value="-0.004247520975" calcext:value-type="float">
            <text:p>-0.004247521</text:p>
          </table:table-cell>
          <table:table-cell office:value-type="float" office:value="-0.02208086685" calcext:value-type="float">
            <text:p>-0.02208086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5" calcext:value-type="float">
            <text:p>695</text:p>
          </table:table-cell>
          <table:table-cell office:value-type="float" office:value="4.454321594" calcext:value-type="float">
            <text:p>4.454321594</text:p>
          </table:table-cell>
          <table:table-cell office:value-type="float" office:value="-0.3162030404" calcext:value-type="float">
            <text:p>-0.3162030404</text:p>
          </table:table-cell>
          <table:table-cell office:value-type="float" office:value="-0.7696912658" calcext:value-type="float">
            <text:p>-0.7696912658</text:p>
          </table:table-cell>
          <table:table-cell office:value-type="float" office:value="-0.003034510447" calcext:value-type="float">
            <text:p>-0.0030345104</text:p>
          </table:table-cell>
          <table:table-cell office:value-type="float" office:value="-0.0237691049" calcext:value-type="float">
            <text:p>-0.02376910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5" calcext:value-type="float">
            <text:p>695</text:p>
          </table:table-cell>
          <table:table-cell office:value-type="float" office:value="4.437912389" calcext:value-type="float">
            <text:p>4.437912389</text:p>
          </table:table-cell>
          <table:table-cell office:value-type="float" office:value="-0.3140863395" calcext:value-type="float">
            <text:p>-0.3140863395</text:p>
          </table:table-cell>
          <table:table-cell office:value-type="float" office:value="0.04261421622" calcext:value-type="float">
            <text:p>0.0426142162</text:p>
          </table:table-cell>
          <table:table-cell office:value-type="float" office:value="-0.003672236734" calcext:value-type="float">
            <text:p>-0.0036722367</text:p>
          </table:table-cell>
          <table:table-cell office:value-type="float" office:value="-0.02611213337" calcext:value-type="float">
            <text:p>-0.02611213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5" calcext:value-type="float">
            <text:p>695</text:p>
          </table:table-cell>
          <table:table-cell office:value-type="float" office:value="4.420233497" calcext:value-type="float">
            <text:p>4.420233497</text:p>
          </table:table-cell>
          <table:table-cell office:value-type="float" office:value="-0.3383324591" calcext:value-type="float">
            <text:p>-0.3383324591</text:p>
          </table:table-cell>
          <table:table-cell office:value-type="float" office:value="-0.483907069" calcext:value-type="float">
            <text:p>-0.483907069</text:p>
          </table:table-cell>
          <table:table-cell office:value-type="float" office:value="-0.004034036232" calcext:value-type="float">
            <text:p>-0.0040340362</text:p>
          </table:table-cell>
          <table:table-cell office:value-type="float" office:value="-0.03092087263" calcext:value-type="float">
            <text:p>-0.03092087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5" calcext:value-type="float">
            <text:p>695</text:p>
          </table:table-cell>
          <table:table-cell office:value-type="float" office:value="4.402072832" calcext:value-type="float">
            <text:p>4.402072832</text:p>
          </table:table-cell>
          <table:table-cell office:value-type="float" office:value="-0.348055404" calcext:value-type="float">
            <text:p>-0.348055404</text:p>
          </table:table-cell>
          <table:table-cell office:value-type="float" office:value="-0.1932591707" calcext:value-type="float">
            <text:p>-0.1932591707</text:p>
          </table:table-cell>
          <table:table-cell office:value-type="float" office:value="-0.004412182064" calcext:value-type="float">
            <text:p>-0.0044121821</text:p>
          </table:table-cell>
          <table:table-cell office:value-type="float" office:value="-0.02807029278" calcext:value-type="float">
            <text:p>-0.02807029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364828587" calcext:value-type="float">
            <text:p>4.364828587</text:p>
          </table:table-cell>
          <table:table-cell office:value-type="float" office:value="-0.3626987565" calcext:value-type="float">
            <text:p>-0.3626987565</text:p>
          </table:table-cell>
          <table:table-cell office:value-type="float" office:value="-0.1471584792" calcext:value-type="float">
            <text:p>-0.1471584792</text:p>
          </table:table-cell>
          <table:table-cell office:value-type="float" office:value="-0.002971382398" calcext:value-type="float">
            <text:p>-0.0029713824</text:p>
          </table:table-cell>
          <table:table-cell office:value-type="float" office:value="-0.03275090145" calcext:value-type="float">
            <text:p>-0.03275090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346545013" calcext:value-type="float">
            <text:p>4.346545013</text:p>
          </table:table-cell>
          <table:table-cell office:value-type="float" office:value="-0.3438541743" calcext:value-type="float">
            <text:p>-0.3438541743</text:p>
          </table:table-cell>
          <table:table-cell office:value-type="float" office:value="0.3053954784" calcext:value-type="float">
            <text:p>0.3053954784</text:p>
          </table:table-cell>
          <table:table-cell office:value-type="float" office:value="-0.003404847736" calcext:value-type="float">
            <text:p>-0.0034048477</text:p>
          </table:table-cell>
          <table:table-cell office:value-type="float" office:value="-0.03921045082" calcext:value-type="float">
            <text:p>-0.0392104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327778489" calcext:value-type="float">
            <text:p>4.327778489</text:p>
          </table:table-cell>
          <table:table-cell office:value-type="float" office:value="-0.3879798791" calcext:value-type="float">
            <text:p>-0.3879798791</text:p>
          </table:table-cell>
          <table:table-cell office:value-type="float" office:value="-1.16001219" calcext:value-type="float">
            <text:p>-1.16001219</text:p>
          </table:table-cell>
          <table:table-cell office:value-type="float" office:value="-0.003622453722" calcext:value-type="float">
            <text:p>-0.0036224537</text:p>
          </table:table-cell>
          <table:table-cell office:value-type="float" office:value="-0.03413782904" calcext:value-type="float">
            <text:p>-0.0341378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306065384" calcext:value-type="float">
            <text:p>4.306065384</text:p>
          </table:table-cell>
          <table:table-cell office:value-type="float" office:value="-0.4059459201" calcext:value-type="float">
            <text:p>-0.4059459201</text:p>
          </table:table-cell>
          <table:table-cell office:value-type="float" office:value="-0.3542919915" calcext:value-type="float">
            <text:p>-0.3542919915</text:p>
          </table:table-cell>
          <table:table-cell office:value-type="float" office:value="-0.003888045162" calcext:value-type="float">
            <text:p>-0.0038880452</text:p>
          </table:table-cell>
          <table:table-cell office:value-type="float" office:value="-0.03605118786" calcext:value-type="float">
            <text:p>-0.03605118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280751926" calcext:value-type="float">
            <text:p>4.280751926</text:p>
          </table:table-cell>
          <table:table-cell office:value-type="float" office:value="-0.4759220903" calcext:value-type="float">
            <text:p>-0.4759220903</text:p>
          </table:table-cell>
          <table:table-cell office:value-type="float" office:value="-1.399421443" calcext:value-type="float">
            <text:p>-1.399421443</text:p>
          </table:table-cell>
          <table:table-cell office:value-type="float" office:value="-0.00413543853" calcext:value-type="float">
            <text:p>-0.0041354385</text:p>
          </table:table-cell>
          <table:table-cell office:value-type="float" office:value="-0.03525976766" calcext:value-type="float">
            <text:p>-0.03525976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6" calcext:value-type="float">
            <text:p>696</text:p>
          </table:table-cell>
          <table:table-cell office:value-type="float" office:value="4.26799429" calcext:value-type="float">
            <text:p>4.26799429</text:p>
          </table:table-cell>
          <table:table-cell office:value-type="float" office:value="-0.3971861546" calcext:value-type="float">
            <text:p>-0.3971861546</text:p>
          </table:table-cell>
          <table:table-cell office:value-type="float" office:value="1.586994338" calcext:value-type="float">
            <text:p>1.586994338</text:p>
          </table:table-cell>
          <table:table-cell office:value-type="float" office:value="-0.004314668786" calcext:value-type="float">
            <text:p>-0.0043146688</text:p>
          </table:table-cell>
          <table:table-cell office:value-type="float" office:value="-0.03717312649" calcext:value-type="float">
            <text:p>-0.03717312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7" calcext:value-type="float">
            <text:p>697</text:p>
          </table:table-cell>
          <table:table-cell office:value-type="float" office:value="4.247907368" calcext:value-type="float">
            <text:p>4.247907368</text:p>
          </table:table-cell>
          <table:table-cell office:value-type="float" office:value="-0.3872004147" calcext:value-type="float">
            <text:p>-0.3872004147</text:p>
          </table:table-cell>
          <table:table-cell office:value-type="float" office:value="0.1979692823" calcext:value-type="float">
            <text:p>0.1979692823</text:p>
          </table:table-cell>
          <table:table-cell office:value-type="float" office:value="-0.003442962332" calcext:value-type="float">
            <text:p>-0.0034429623</text:p>
          </table:table-cell>
          <table:table-cell office:value-type="float" office:value="-0.04295919682" calcext:value-type="float">
            <text:p>-0.04295919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7" calcext:value-type="float">
            <text:p>697</text:p>
          </table:table-cell>
          <table:table-cell office:value-type="float" office:value="4.229585317" calcext:value-type="float">
            <text:p>4.229585317</text:p>
          </table:table-cell>
          <table:table-cell office:value-type="float" office:value="-0.3406690675" calcext:value-type="float">
            <text:p>-0.3406690675</text:p>
          </table:table-cell>
          <table:table-cell office:value-type="float" office:value="0.9311277611" calcext:value-type="float">
            <text:p>0.9311277611</text:p>
          </table:table-cell>
          <table:table-cell office:value-type="float" office:value="-0.003524695614" calcext:value-type="float">
            <text:p>-0.0035246956</text:p>
          </table:table-cell>
          <table:table-cell office:value-type="float" office:value="-0.04502439091" calcext:value-type="float">
            <text:p>-0.04502439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7" calcext:value-type="float">
            <text:p>697</text:p>
          </table:table-cell>
          <table:table-cell office:value-type="float" office:value="4.212241083" calcext:value-type="float">
            <text:p>4.212241083</text:p>
          </table:table-cell>
          <table:table-cell office:value-type="float" office:value="-0.3713534673" calcext:value-type="float">
            <text:p>-0.3713534673</text:p>
          </table:table-cell>
          <table:table-cell office:value-type="float" office:value="-0.6177751839" calcext:value-type="float">
            <text:p>-0.6177751839</text:p>
          </table:table-cell>
          <table:table-cell office:value-type="float" office:value="-0.003546060156" calcext:value-type="float">
            <text:p>-0.0035460602</text:p>
          </table:table-cell>
          <table:table-cell office:value-type="float" office:value="-0.0463413555" calcext:value-type="float">
            <text:p>-0.0463413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7" calcext:value-type="float">
            <text:p>697</text:p>
          </table:table-cell>
          <table:table-cell office:value-type="float" office:value="4.193623068" calcext:value-type="float">
            <text:p>4.193623068</text:p>
          </table:table-cell>
          <table:table-cell office:value-type="float" office:value="-0.3619919015" calcext:value-type="float">
            <text:p>-0.3619919015</text:p>
          </table:table-cell>
          <table:table-cell office:value-type="float" office:value="0.1861161755" calcext:value-type="float">
            <text:p>0.1861161755</text:p>
          </table:table-cell>
          <table:table-cell office:value-type="float" office:value="-0.003607836532" calcext:value-type="float">
            <text:p>-0.0036078365</text:p>
          </table:table-cell>
          <table:table-cell office:value-type="float" office:value="-0.0476583201" calcext:value-type="float">
            <text:p>-0.04765832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8" calcext:value-type="float">
            <text:p>698</text:p>
          </table:table-cell>
          <table:table-cell office:value-type="float" office:value="4.161865266" calcext:value-type="float">
            <text:p>4.161865266</text:p>
          </table:table-cell>
          <table:table-cell office:value-type="float" office:value="-0.3426363891" calcext:value-type="float">
            <text:p>-0.3426363891</text:p>
          </table:table-cell>
          <table:table-cell office:value-type="float" office:value="0.1880660131" calcext:value-type="float">
            <text:p>0.1880660131</text:p>
          </table:table-cell>
          <table:table-cell office:value-type="float" office:value="-0.003710270058" calcext:value-type="float">
            <text:p>-0.0037102701</text:p>
          </table:table-cell>
          <table:table-cell office:value-type="float" office:value="-0.04859713124" calcext:value-type="float">
            <text:p>-0.04859713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9" calcext:value-type="float">
            <text:p>699</text:p>
          </table:table-cell>
          <table:table-cell office:value-type="float" office:value="4.142728842" calcext:value-type="float">
            <text:p>4.142728842</text:p>
          </table:table-cell>
          <table:table-cell office:value-type="float" office:value="-0.3637046646" calcext:value-type="float">
            <text:p>-0.3637046646</text:p>
          </table:table-cell>
          <table:table-cell office:value-type="float" office:value="-0.4540321726" calcext:value-type="float">
            <text:p>-0.4540321726</text:p>
          </table:table-cell>
          <table:table-cell office:value-type="float" office:value="-0.004702476394" calcext:value-type="float">
            <text:p>-0.0047024764</text:p>
          </table:table-cell>
          <table:table-cell office:value-type="float" office:value="-0.04811159385" calcext:value-type="float">
            <text:p>-0.04811159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9" calcext:value-type="float">
            <text:p>699</text:p>
          </table:table-cell>
          <table:table-cell office:value-type="float" office:value="4.129278631" calcext:value-type="float">
            <text:p>4.129278631</text:p>
          </table:table-cell>
          <table:table-cell office:value-type="float" office:value="-0.3294338844" calcext:value-type="float">
            <text:p>-0.3294338844</text:p>
          </table:table-cell>
          <table:table-cell office:value-type="float" office:value="0.6811501883" calcext:value-type="float">
            <text:p>0.6811501883</text:p>
          </table:table-cell>
          <table:table-cell office:value-type="float" office:value="-0.004716777767" calcext:value-type="float">
            <text:p>-0.0047167778</text:p>
          </table:table-cell>
          <table:table-cell office:value-type="float" office:value="-0.04953633679" calcext:value-type="float">
            <text:p>-0.04953633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9" calcext:value-type="float">
            <text:p>699</text:p>
          </table:table-cell>
          <table:table-cell office:value-type="float" office:value="4.093370929" calcext:value-type="float">
            <text:p>4.093370929</text:p>
          </table:table-cell>
          <table:table-cell office:value-type="float" office:value="-0.3461887521" calcext:value-type="float">
            <text:p>-0.3461887521</text:p>
          </table:table-cell>
          <table:table-cell office:value-type="float" office:value="-0.1674363561" calcext:value-type="float">
            <text:p>-0.1674363561</text:p>
          </table:table-cell>
          <table:table-cell office:value-type="float" office:value="-0.004720628252" calcext:value-type="float">
            <text:p>-0.0047206283</text:p>
          </table:table-cell>
          <table:table-cell office:value-type="float" office:value="-0.05403618476" calcext:value-type="float">
            <text:p>-0.0540361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9" calcext:value-type="float">
            <text:p>699</text:p>
          </table:table-cell>
          <table:table-cell office:value-type="float" office:value="4.071842917" calcext:value-type="float">
            <text:p>4.071842917</text:p>
          </table:table-cell>
          <table:table-cell office:value-type="float" office:value="-0.3526586296" calcext:value-type="float">
            <text:p>-0.3526586296</text:p>
          </table:table-cell>
          <table:table-cell office:value-type="float" office:value="-0.1297729649" calcext:value-type="float">
            <text:p>-0.1297729649</text:p>
          </table:table-cell>
          <table:table-cell office:value-type="float" office:value="-0.004646181581" calcext:value-type="float">
            <text:p>-0.0046461816</text:p>
          </table:table-cell>
          <table:table-cell office:value-type="float" office:value="-0.05612859318" calcext:value-type="float">
            <text:p>-0.05612859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699" calcext:value-type="float">
            <text:p>699</text:p>
          </table:table-cell>
          <table:table-cell office:value-type="float" office:value="4.054592068" calcext:value-type="float">
            <text:p>4.054592068</text:p>
          </table:table-cell>
          <table:table-cell office:value-type="float" office:value="-0.3775521201" calcext:value-type="float">
            <text:p>-0.3775521201</text:p>
          </table:table-cell>
          <table:table-cell office:value-type="float" office:value="-0.4935316073" calcext:value-type="float">
            <text:p>-0.4935316073</text:p>
          </table:table-cell>
          <table:table-cell office:value-type="float" office:value="-0.004680749084" calcext:value-type="float">
            <text:p>-0.0046807491</text:p>
          </table:table-cell>
          <table:table-cell office:value-type="float" office:value="-0.06100697989" calcext:value-type="float">
            <text:p>-0.06100697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4.039924103" calcext:value-type="float">
            <text:p>4.039924103</text:p>
          </table:table-cell>
          <table:table-cell office:value-type="float" office:value="-0.3552696789" calcext:value-type="float">
            <text:p>-0.3552696789</text:p>
          </table:table-cell>
          <table:table-cell office:value-type="float" office:value="0.4435671351" calcext:value-type="float">
            <text:p>0.4435671351</text:p>
          </table:table-cell>
          <table:table-cell office:value-type="float" office:value="-0.005684636183" calcext:value-type="float">
            <text:p>-0.0056846362</text:p>
          </table:table-cell>
          <table:table-cell office:value-type="float" office:value="-0.06835563777" calcext:value-type="float">
            <text:p>-0.06835563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4.026827858" calcext:value-type="float">
            <text:p>4.026827858</text:p>
          </table:table-cell>
          <table:table-cell office:value-type="float" office:value="-0.3002318285" calcext:value-type="float">
            <text:p>-0.3002318285</text:p>
          </table:table-cell>
          <table:table-cell office:value-type="float" office:value="1.120807243" calcext:value-type="float">
            <text:p>1.120807243</text:p>
          </table:table-cell>
          <table:table-cell office:value-type="float" office:value="-0.005623484882" calcext:value-type="float">
            <text:p>-0.0056234849</text:p>
          </table:table-cell>
          <table:table-cell office:value-type="float" office:value="-0.06804727202" calcext:value-type="float">
            <text:p>-0.0680472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4.009852782" calcext:value-type="float">
            <text:p>4.009852782</text:p>
          </table:table-cell>
          <table:table-cell office:value-type="float" office:value="-0.2998174076" calcext:value-type="float">
            <text:p>-0.2998174076</text:p>
          </table:table-cell>
          <table:table-cell office:value-type="float" office:value="0.008319322101" calcext:value-type="float">
            <text:p>0.0083193221</text:p>
          </table:table-cell>
          <table:table-cell office:value-type="float" office:value="-0.005530989517" calcext:value-type="float">
            <text:p>-0.0055309895</text:p>
          </table:table-cell>
          <table:table-cell office:value-type="float" office:value="-0.06700008913" calcext:value-type="float">
            <text:p>-0.06700008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3.992167535" calcext:value-type="float">
            <text:p>3.992167535</text:p>
          </table:table-cell>
          <table:table-cell office:value-type="float" office:value="-0.295923257" calcext:value-type="float">
            <text:p>-0.295923257</text:p>
          </table:table-cell>
          <table:table-cell office:value-type="float" office:value="0.06172126711" calcext:value-type="float">
            <text:p>0.0617212671</text:p>
          </table:table-cell>
          <table:table-cell office:value-type="float" office:value="-0.005414417346" calcext:value-type="float">
            <text:p>-0.0054144173</text:p>
          </table:table-cell>
          <table:table-cell office:value-type="float" office:value="-0.06978865107" calcext:value-type="float">
            <text:p>-0.06978865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3.971973439" calcext:value-type="float">
            <text:p>3.971973439</text:p>
          </table:table-cell>
          <table:table-cell office:value-type="float" office:value="-0.3885696553" calcext:value-type="float">
            <text:p>-0.3885696553</text:p>
          </table:table-cell>
          <table:table-cell office:value-type="float" office:value="-2.49867458" calcext:value-type="float">
            <text:p>-2.49867458</text:p>
          </table:table-cell>
          <table:table-cell office:value-type="float" office:value="-0.005326239099" calcext:value-type="float">
            <text:p>-0.0053262391</text:p>
          </table:table-cell>
          <table:table-cell office:value-type="float" office:value="-0.07294662157" calcext:value-type="float">
            <text:p>-0.07294662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0" calcext:value-type="float">
            <text:p>700</text:p>
          </table:table-cell>
          <table:table-cell office:value-type="float" office:value="3.956576724" calcext:value-type="float">
            <text:p>3.956576724</text:p>
          </table:table-cell>
          <table:table-cell office:value-type="float" office:value="-0.375146069" calcext:value-type="float">
            <text:p>-0.375146069</text:p>
          </table:table-cell>
          <table:table-cell office:value-type="float" office:value="0.2619872127" calcext:value-type="float">
            <text:p>0.2619872127</text:p>
          </table:table-cell>
          <table:table-cell office:value-type="float" office:value="-0.005219276307" calcext:value-type="float">
            <text:p>-0.0052192763</text:p>
          </table:table-cell>
          <table:table-cell office:value-type="float" office:value="-0.07153003012" calcext:value-type="float">
            <text:p>-0.07153003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1" calcext:value-type="float">
            <text:p>701</text:p>
          </table:table-cell>
          <table:table-cell office:value-type="float" office:value="3.926222542" calcext:value-type="float">
            <text:p>3.926222542</text:p>
          </table:table-cell>
          <table:table-cell office:value-type="float" office:value="-0.3839434855" calcext:value-type="float">
            <text:p>-0.3839434855</text:p>
          </table:table-cell>
          <table:table-cell office:value-type="float" office:value="-0.08888913281" calcext:value-type="float">
            <text:p>-0.0888891328</text:p>
          </table:table-cell>
          <table:table-cell office:value-type="float" office:value="-0.00581349382" calcext:value-type="float">
            <text:p>-0.0058134938</text:p>
          </table:table-cell>
          <table:table-cell office:value-type="float" office:value="-0.07075605545" calcext:value-type="float">
            <text:p>-0.0707560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1" calcext:value-type="float">
            <text:p>701</text:p>
          </table:table-cell>
          <table:table-cell office:value-type="float" office:value="3.912743513" calcext:value-type="float">
            <text:p>3.912743513</text:p>
          </table:table-cell>
          <table:table-cell office:value-type="float" office:value="-0.2908694865" calcext:value-type="float">
            <text:p>-0.2908694865</text:p>
          </table:table-cell>
          <table:table-cell office:value-type="float" office:value="1.832702772" calcext:value-type="float">
            <text:p>1.832702772</text:p>
          </table:table-cell>
          <table:table-cell office:value-type="float" office:value="-0.005720272343" calcext:value-type="float">
            <text:p>-0.0057202723</text:p>
          </table:table-cell>
          <table:table-cell office:value-type="float" office:value="-0.07280819003" calcext:value-type="float">
            <text:p>-0.072808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1" calcext:value-type="float">
            <text:p>701</text:p>
          </table:table-cell>
          <table:table-cell office:value-type="float" office:value="3.897277006" calcext:value-type="float">
            <text:p>3.897277006</text:p>
          </table:table-cell>
          <table:table-cell office:value-type="float" office:value="-0.2938118063" calcext:value-type="float">
            <text:p>-0.2938118063</text:p>
          </table:table-cell>
          <table:table-cell office:value-type="float" office:value="-0.05884515034" calcext:value-type="float">
            <text:p>-0.0588451503</text:p>
          </table:table-cell>
          <table:table-cell office:value-type="float" office:value="-0.005615486608" calcext:value-type="float">
            <text:p>-0.0056154866</text:p>
          </table:table-cell>
          <table:table-cell office:value-type="float" office:value="-0.07632001229" calcext:value-type="float">
            <text:p>-0.0763200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1" calcext:value-type="float">
            <text:p>701</text:p>
          </table:table-cell>
          <table:table-cell office:value-type="float" office:value="3.878375757" calcext:value-type="float">
            <text:p>3.878375757</text:p>
          </table:table-cell>
          <table:table-cell office:value-type="float" office:value="-0.3195749047" calcext:value-type="float">
            <text:p>-0.3195749047</text:p>
          </table:table-cell>
          <table:table-cell office:value-type="float" office:value="-0.5233898778" calcext:value-type="float">
            <text:p>-0.5233898778</text:p>
          </table:table-cell>
          <table:table-cell office:value-type="float" office:value="-0.005450360084" calcext:value-type="float">
            <text:p>-0.0054503601</text:p>
          </table:table-cell>
          <table:table-cell office:value-type="float" office:value="-0.07945187067" calcext:value-type="float">
            <text:p>-0.07945187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1" calcext:value-type="float">
            <text:p>701</text:p>
          </table:table-cell>
          <table:table-cell office:value-type="float" office:value="3.869827689" calcext:value-type="float">
            <text:p>3.869827689</text:p>
          </table:table-cell>
          <table:table-cell office:value-type="float" office:value="-0.2872205965" calcext:value-type="float">
            <text:p>-0.2872205965</text:p>
          </table:table-cell>
          <table:table-cell office:value-type="float" office:value="0.6372026661" calcext:value-type="float">
            <text:p>0.6372026661</text:p>
          </table:table-cell>
          <table:table-cell office:value-type="float" office:value="-0.005223488797" calcext:value-type="float">
            <text:p>-0.0052234888</text:p>
          </table:table-cell>
          <table:table-cell office:value-type="float" office:value="-0.08220376519" calcext:value-type="float">
            <text:p>-0.08220376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2" calcext:value-type="float">
            <text:p>702</text:p>
          </table:table-cell>
          <table:table-cell office:value-type="float" office:value="3.853515269" calcext:value-type="float">
            <text:p>3.853515269</text:p>
          </table:table-cell>
          <table:table-cell office:value-type="float" office:value="-0.2921474216" calcext:value-type="float">
            <text:p>-0.2921474216</text:p>
          </table:table-cell>
          <table:table-cell office:value-type="float" office:value="-0.09788885528" calcext:value-type="float">
            <text:p>-0.0978888553</text:p>
          </table:table-cell>
          <table:table-cell office:value-type="float" office:value="-0.005664355806" calcext:value-type="float">
            <text:p>-0.0056643558</text:p>
          </table:table-cell>
          <table:table-cell office:value-type="float" office:value="-0.08264956641" calcext:value-type="float">
            <text:p>-0.08264956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2" calcext:value-type="float">
            <text:p>702</text:p>
          </table:table-cell>
          <table:table-cell office:value-type="float" office:value="3.839923881" calcext:value-type="float">
            <text:p>3.839923881</text:p>
          </table:table-cell>
          <table:table-cell office:value-type="float" office:value="-0.2510401523" calcext:value-type="float">
            <text:p>-0.2510401523</text:p>
          </table:table-cell>
          <table:table-cell office:value-type="float" office:value="0.7883873185" calcext:value-type="float">
            <text:p>0.7883873185</text:p>
          </table:table-cell>
          <table:table-cell office:value-type="float" office:value="-0.005472463797" calcext:value-type="float">
            <text:p>-0.0054724638</text:p>
          </table:table-cell>
          <table:table-cell office:value-type="float" office:value="-0.08519985297" calcext:value-type="float">
            <text:p>-0.0851998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2" calcext:value-type="float">
            <text:p>702</text:p>
          </table:table-cell>
          <table:table-cell office:value-type="float" office:value="3.805249967" calcext:value-type="float">
            <text:p>3.805249967</text:p>
          </table:table-cell>
          <table:table-cell office:value-type="float" office:value="-0.3141297661" calcext:value-type="float">
            <text:p>-0.3141297661</text:p>
          </table:table-cell>
          <table:table-cell office:value-type="float" office:value="-0.6506921113" calcext:value-type="float">
            <text:p>-0.6506921113</text:p>
          </table:table-cell>
          <table:table-cell office:value-type="float" office:value="-0.005383238229" calcext:value-type="float">
            <text:p>-0.0053832382</text:p>
          </table:table-cell>
          <table:table-cell office:value-type="float" office:value="-0.08852127881" calcext:value-type="float">
            <text:p>-0.0885212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2" calcext:value-type="float">
            <text:p>702</text:p>
          </table:table-cell>
          <table:table-cell office:value-type="float" office:value="3.796587723" calcext:value-type="float">
            <text:p>3.796587723</text:p>
          </table:table-cell>
          <table:table-cell office:value-type="float" office:value="-0.263768246" calcext:value-type="float">
            <text:p>-0.263768246</text:p>
          </table:table-cell>
          <table:table-cell office:value-type="float" office:value="1.005920172" calcext:value-type="float">
            <text:p>1.005920172</text:p>
          </table:table-cell>
          <table:table-cell office:value-type="float" office:value="-0.005407269446" calcext:value-type="float">
            <text:p>-0.0054072694</text:p>
          </table:table-cell>
          <table:table-cell office:value-type="float" office:value="-0.09056361358" calcext:value-type="float">
            <text:p>-0.09056361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2" calcext:value-type="float">
            <text:p>702</text:p>
          </table:table-cell>
          <table:table-cell office:value-type="float" office:value="3.780183637" calcext:value-type="float">
            <text:p>3.780183637</text:p>
          </table:table-cell>
          <table:table-cell office:value-type="float" office:value="-0.2854923745" calcext:value-type="float">
            <text:p>-0.2854923745</text:p>
          </table:table-cell>
          <table:table-cell office:value-type="float" office:value="-0.431512042" calcext:value-type="float">
            <text:p>-0.431512042</text:p>
          </table:table-cell>
          <table:table-cell office:value-type="float" office:value="-0.005452916013" calcext:value-type="float">
            <text:p>-0.005452916</text:p>
          </table:table-cell>
          <table:table-cell office:value-type="float" office:value="-0.09234276085" calcext:value-type="float">
            <text:p>-0.09234276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764951004" calcext:value-type="float">
            <text:p>3.764951004</text:p>
          </table:table-cell>
          <table:table-cell office:value-type="float" office:value="-0.2675514897" calcext:value-type="float">
            <text:p>-0.2675514897</text:p>
          </table:table-cell>
          <table:table-cell office:value-type="float" office:value="0.3578090814" calcext:value-type="float">
            <text:p>0.3578090814</text:p>
          </table:table-cell>
          <table:table-cell office:value-type="float" office:value="-0.005897616395" calcext:value-type="float">
            <text:p>-0.0058976164</text:p>
          </table:table-cell>
          <table:table-cell office:value-type="float" office:value="-0.09764819685" calcext:value-type="float">
            <text:p>-0.09764819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750528561" calcext:value-type="float">
            <text:p>3.750528561</text:p>
          </table:table-cell>
          <table:table-cell office:value-type="float" office:value="-0.307460745" calcext:value-type="float">
            <text:p>-0.307460745</text:p>
          </table:table-cell>
          <table:table-cell office:value-type="float" office:value="-0.8100795679" calcext:value-type="float">
            <text:p>-0.8100795679</text:p>
          </table:table-cell>
          <table:table-cell office:value-type="float" office:value="-0.005848626872" calcext:value-type="float">
            <text:p>-0.0058486269</text:p>
          </table:table-cell>
          <table:table-cell office:value-type="float" office:value="-0.09944364959" calcext:value-type="float">
            <text:p>-0.09944364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734138795" calcext:value-type="float">
            <text:p>3.734138795</text:p>
          </table:table-cell>
          <table:table-cell office:value-type="float" office:value="-0.3067461549" calcext:value-type="float">
            <text:p>-0.3067461549</text:p>
          </table:table-cell>
          <table:table-cell office:value-type="float" office:value="0.01411302388" calcext:value-type="float">
            <text:p>0.0141130239</text:p>
          </table:table-cell>
          <table:table-cell office:value-type="float" office:value="-0.005818027813" calcext:value-type="float">
            <text:p>-0.0058180278</text:p>
          </table:table-cell>
          <table:table-cell office:value-type="float" office:value="-0.1012391023" calcext:value-type="float">
            <text:p>-0.10123910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724406478" calcext:value-type="float">
            <text:p>3.724406478</text:p>
          </table:table-cell>
          <table:table-cell office:value-type="float" office:value="-0.2710637997" calcext:value-type="float">
            <text:p>-0.2710637997</text:p>
          </table:table-cell>
          <table:table-cell office:value-type="float" office:value="0.7213571122" calcext:value-type="float">
            <text:p>0.7213571122</text:p>
          </table:table-cell>
          <table:table-cell office:value-type="float" office:value="-0.005720629553" calcext:value-type="float">
            <text:p>-0.0057206296</text:p>
          </table:table-cell>
          <table:table-cell office:value-type="float" office:value="-0.1011446048" calcext:value-type="float">
            <text:p>-0.10114460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691455206" calcext:value-type="float">
            <text:p>3.691455206</text:p>
          </table:table-cell>
          <table:table-cell office:value-type="float" office:value="-0.2715915633" calcext:value-type="float">
            <text:p>-0.2715915633</text:p>
          </table:table-cell>
          <table:table-cell office:value-type="float" office:value="-0.0047141419" calcext:value-type="float">
            <text:p>-0.0047141419</text:p>
          </table:table-cell>
          <table:table-cell office:value-type="float" office:value="-0.00568442694" calcext:value-type="float">
            <text:p>-0.0056844269</text:p>
          </table:table-cell>
          <table:table-cell office:value-type="float" office:value="-0.1060164766" calcext:value-type="float">
            <text:p>-0.10601647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3" calcext:value-type="float">
            <text:p>703</text:p>
          </table:table-cell>
          <table:table-cell office:value-type="float" office:value="3.665710973" calcext:value-type="float">
            <text:p>3.665710973</text:p>
          </table:table-cell>
          <table:table-cell office:value-type="float" office:value="-0.2609955841" calcext:value-type="float">
            <text:p>-0.2609955841</text:p>
          </table:table-cell>
          <table:table-cell office:value-type="float" office:value="0.1201449616" calcext:value-type="float">
            <text:p>0.1201449616</text:p>
          </table:table-cell>
          <table:table-cell office:value-type="float" office:value="-0.00562225398" calcext:value-type="float">
            <text:p>-0.005622254</text:p>
          </table:table-cell>
          <table:table-cell office:value-type="float" office:value="-0.1084734119" calcext:value-type="float">
            <text:p>-0.1084734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4" calcext:value-type="float">
            <text:p>704</text:p>
          </table:table-cell>
          <table:table-cell office:value-type="float" office:value="3.650406417" calcext:value-type="float">
            <text:p>3.650406417</text:p>
          </table:table-cell>
          <table:table-cell office:value-type="float" office:value="-0.2961048855" calcext:value-type="float">
            <text:p>-0.2961048855</text:p>
          </table:table-cell>
          <table:table-cell office:value-type="float" office:value="-0.6929777947" calcext:value-type="float">
            <text:p>-0.6929777947</text:p>
          </table:table-cell>
          <table:table-cell office:value-type="float" office:value="-0.005383275077" calcext:value-type="float">
            <text:p>-0.0053832751</text:p>
          </table:table-cell>
          <table:table-cell office:value-type="float" office:value="-0.1086247927" calcext:value-type="float">
            <text:p>-0.10862479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4" calcext:value-type="float">
            <text:p>704</text:p>
          </table:table-cell>
          <table:table-cell office:value-type="float" office:value="3.622867135" calcext:value-type="float">
            <text:p>3.622867135</text:p>
          </table:table-cell>
          <table:table-cell office:value-type="float" office:value="-0.2908577978" calcext:value-type="float">
            <text:p>-0.2908577978</text:p>
          </table:table-cell>
          <table:table-cell office:value-type="float" office:value="0.05307990712" calcext:value-type="float">
            <text:p>0.0530799071</text:p>
          </table:table-cell>
          <table:table-cell office:value-type="float" office:value="-0.005316701344" calcext:value-type="float">
            <text:p>-0.0053167013</text:p>
          </table:table-cell>
          <table:table-cell office:value-type="float" office:value="-0.1088952146" calcext:value-type="float">
            <text:p>-0.10889521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4" calcext:value-type="float">
            <text:p>704</text:p>
          </table:table-cell>
          <table:table-cell office:value-type="float" office:value="3.610549473" calcext:value-type="float">
            <text:p>3.610549473</text:p>
          </table:table-cell>
          <table:table-cell office:value-type="float" office:value="-0.2745697955" calcext:value-type="float">
            <text:p>-0.2745697955</text:p>
          </table:table-cell>
          <table:table-cell office:value-type="float" office:value="0.3213827365" calcext:value-type="float">
            <text:p>0.3213827365</text:p>
          </table:table-cell>
          <table:table-cell office:value-type="float" office:value="-0.005068125604" calcext:value-type="float">
            <text:p>-0.0050681256</text:p>
          </table:table-cell>
          <table:table-cell office:value-type="float" office:value="-0.1140306248" calcext:value-type="float">
            <text:p>-0.11403062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4" calcext:value-type="float">
            <text:p>704</text:p>
          </table:table-cell>
          <table:table-cell office:value-type="float" office:value="3.59860751" calcext:value-type="float">
            <text:p>3.59860751</text:p>
          </table:table-cell>
          <table:table-cell office:value-type="float" office:value="-0.2529888482" calcext:value-type="float">
            <text:p>-0.2529888482</text:p>
          </table:table-cell>
          <table:table-cell office:value-type="float" office:value="0.4288992435" calcext:value-type="float">
            <text:p>0.4288992435</text:p>
          </table:table-cell>
          <table:table-cell office:value-type="float" office:value="-0.004876260535" calcext:value-type="float">
            <text:p>-0.0048762605</text:p>
          </table:table-cell>
          <table:table-cell office:value-type="float" office:value="-0.1146828955" calcext:value-type="float">
            <text:p>-0.11468289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4" calcext:value-type="float">
            <text:p>704</text:p>
          </table:table-cell>
          <table:table-cell office:value-type="float" office:value="3.584719657" calcext:value-type="float">
            <text:p>3.584719657</text:p>
          </table:table-cell>
          <table:table-cell office:value-type="float" office:value="-0.2534154012" calcext:value-type="float">
            <text:p>-0.2534154012</text:p>
          </table:table-cell>
          <table:table-cell office:value-type="float" office:value="-0.008595923793" calcext:value-type="float">
            <text:p>-0.0085959238</text:p>
          </table:table-cell>
          <table:table-cell office:value-type="float" office:value="-0.004689457957" calcext:value-type="float">
            <text:p>-0.004689458</text:p>
          </table:table-cell>
          <table:table-cell office:value-type="float" office:value="-0.1184023373" calcext:value-type="float">
            <text:p>-0.1184023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72663586" calcext:value-type="float">
            <text:p>3.572663586</text:p>
          </table:table-cell>
          <table:table-cell office:value-type="float" office:value="-0.2516613447" calcext:value-type="float">
            <text:p>-0.2516613447</text:p>
          </table:table-cell>
          <table:table-cell office:value-type="float" office:value="0.0345950918" calcext:value-type="float">
            <text:p>0.0345950918</text:p>
          </table:table-cell>
          <table:table-cell office:value-type="float" office:value="-0.004532516138" calcext:value-type="float">
            <text:p>-0.0045325161</text:p>
          </table:table-cell>
          <table:table-cell office:value-type="float" office:value="-0.1178696277" calcext:value-type="float">
            <text:p>-0.11786962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59421464" calcext:value-type="float">
            <text:p>3.559421464</text:p>
          </table:table-cell>
          <table:table-cell office:value-type="float" office:value="-0.257800479" calcext:value-type="float">
            <text:p>-0.257800479</text:p>
          </table:table-cell>
          <table:table-cell office:value-type="float" office:value="-0.1185681635" calcext:value-type="float">
            <text:p>-0.1185681635</text:p>
          </table:table-cell>
          <table:table-cell office:value-type="float" office:value="-0.004441706478" calcext:value-type="float">
            <text:p>-0.0044417065</text:p>
          </table:table-cell>
          <table:table-cell office:value-type="float" office:value="-0.1226435212" calcext:value-type="float">
            <text:p>-0.12264352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49559925" calcext:value-type="float">
            <text:p>3.549559925</text:p>
          </table:table-cell>
          <table:table-cell office:value-type="float" office:value="-0.2339110036" calcext:value-type="float">
            <text:p>-0.2339110036</text:p>
          </table:table-cell>
          <table:table-cell office:value-type="float" office:value="0.5043636102" calcext:value-type="float">
            <text:p>0.5043636102</text:p>
          </table:table-cell>
          <table:table-cell office:value-type="float" office:value="-0.00433289619" calcext:value-type="float">
            <text:p>-0.0043328962</text:p>
          </table:table-cell>
          <table:table-cell office:value-type="float" office:value="-0.1262627063" calcext:value-type="float">
            <text:p>-0.12626270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40097205" calcext:value-type="float">
            <text:p>3.540097205</text:p>
          </table:table-cell>
          <table:table-cell office:value-type="float" office:value="-0.2173207904" calcext:value-type="float">
            <text:p>-0.2173207904</text:p>
          </table:table-cell>
          <table:table-cell office:value-type="float" office:value="0.3296227809" calcext:value-type="float">
            <text:p>0.3296227809</text:p>
          </table:table-cell>
          <table:table-cell office:value-type="float" office:value="-0.004174328448" calcext:value-type="float">
            <text:p>-0.0041743284</text:p>
          </table:table-cell>
          <table:table-cell office:value-type="float" office:value="-0.1260522453" calcext:value-type="float">
            <text:p>-0.12605224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26006391" calcext:value-type="float">
            <text:p>3.526006391</text:p>
          </table:table-cell>
          <table:table-cell office:value-type="float" office:value="-0.2267154778" calcext:value-type="float">
            <text:p>-0.2267154778</text:p>
          </table:table-cell>
          <table:table-cell office:value-type="float" office:value="-0.1893068687" calcext:value-type="float">
            <text:p>-0.1893068687</text:p>
          </table:table-cell>
          <table:table-cell office:value-type="float" office:value="-0.004024698749" calcext:value-type="float">
            <text:p>-0.0040246987</text:p>
          </table:table-cell>
          <table:table-cell office:value-type="float" office:value="-0.1300563332" calcext:value-type="float">
            <text:p>-0.13005633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5" calcext:value-type="float">
            <text:p>705</text:p>
          </table:table-cell>
          <table:table-cell office:value-type="float" office:value="3.520894297" calcext:value-type="float">
            <text:p>3.520894297</text:p>
          </table:table-cell>
          <table:table-cell office:value-type="float" office:value="-0.1912084468" calcext:value-type="float">
            <text:p>-0.1912084468</text:p>
          </table:table-cell>
          <table:table-cell office:value-type="float" office:value="0.7062340865" calcext:value-type="float">
            <text:p>0.7062340865</text:p>
          </table:table-cell>
          <table:table-cell office:value-type="float" office:value="-0.003896849431" calcext:value-type="float">
            <text:p>-0.0038968494</text:p>
          </table:table-cell>
          <table:table-cell office:value-type="float" office:value="-0.1332906154" calcext:value-type="float">
            <text:p>-0.1332906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6" calcext:value-type="float">
            <text:p>706</text:p>
          </table:table-cell>
          <table:table-cell office:value-type="float" office:value="3.51156768" calcext:value-type="float">
            <text:p>3.51156768</text:p>
          </table:table-cell>
          <table:table-cell office:value-type="float" office:value="-0.1904801835" calcext:value-type="float">
            <text:p>-0.1904801835</text:p>
          </table:table-cell>
          <table:table-cell office:value-type="float" office:value="0.01451005947" calcext:value-type="float">
            <text:p>0.0145100595</text:p>
          </table:table-cell>
          <table:table-cell office:value-type="float" office:value="-0.003963985412" calcext:value-type="float">
            <text:p>-0.0039639854</text:p>
          </table:table-cell>
          <table:table-cell office:value-type="float" office:value="-0.1357616978" calcext:value-type="float">
            <text:p>-0.13576169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6" calcext:value-type="float">
            <text:p>706</text:p>
          </table:table-cell>
          <table:table-cell office:value-type="float" office:value="3.49965838" calcext:value-type="float">
            <text:p>3.49965838</text:p>
          </table:table-cell>
          <table:table-cell office:value-type="float" office:value="-0.175860747" calcext:value-type="float">
            <text:p>-0.175860747</text:p>
          </table:table-cell>
          <table:table-cell office:value-type="float" office:value="0.2947106391" calcext:value-type="float">
            <text:p>0.2947106391</text:p>
          </table:table-cell>
          <table:table-cell office:value-type="float" office:value="-0.003931177011" calcext:value-type="float">
            <text:p>-0.003931177</text:p>
          </table:table-cell>
          <table:table-cell office:value-type="float" office:value="-0.1341627539" calcext:value-type="float">
            <text:p>-0.13416275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6" calcext:value-type="float">
            <text:p>706</text:p>
          </table:table-cell>
          <table:table-cell office:value-type="float" office:value="3.495342304" calcext:value-type="float">
            <text:p>3.495342304</text:p>
          </table:table-cell>
          <table:table-cell office:value-type="float" office:value="-0.1707935962" calcext:value-type="float">
            <text:p>-0.1707935962</text:p>
          </table:table-cell>
          <table:table-cell office:value-type="float" office:value="0.1015266973" calcext:value-type="float">
            <text:p>0.1015266973</text:p>
          </table:table-cell>
          <table:table-cell office:value-type="float" office:value="-0.003881986404" calcext:value-type="float">
            <text:p>-0.0038819864</text:p>
          </table:table-cell>
          <table:table-cell office:value-type="float" office:value="-0.1371523224" calcext:value-type="float">
            <text:p>-0.13715232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6" calcext:value-type="float">
            <text:p>706</text:p>
          </table:table-cell>
          <table:table-cell office:value-type="float" office:value="3.486977265" calcext:value-type="float">
            <text:p>3.486977265</text:p>
          </table:table-cell>
          <table:table-cell office:value-type="float" office:value="-0.1636309002" calcext:value-type="float">
            <text:p>-0.1636309002</text:p>
          </table:table-cell>
          <table:table-cell office:value-type="float" office:value="0.1407163626" calcext:value-type="float">
            <text:p>0.1407163626</text:p>
          </table:table-cell>
          <table:table-cell office:value-type="float" office:value="-0.003832030352" calcext:value-type="float">
            <text:p>-0.0038320304</text:p>
          </table:table-cell>
          <table:table-cell office:value-type="float" office:value="-0.1393857448" calcext:value-type="float">
            <text:p>-0.13938574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6" calcext:value-type="float">
            <text:p>706</text:p>
          </table:table-cell>
          <table:table-cell office:value-type="float" office:value="3.474251911" calcext:value-type="float">
            <text:p>3.474251911</text:p>
          </table:table-cell>
          <table:table-cell office:value-type="float" office:value="-0.1216311808" calcext:value-type="float">
            <text:p>-0.1216311808</text:p>
          </table:table-cell>
          <table:table-cell office:value-type="float" office:value="0.3765126285" calcext:value-type="float">
            <text:p>0.3765126285</text:p>
          </table:table-cell>
          <table:table-cell office:value-type="float" office:value="-0.003695309243" calcext:value-type="float">
            <text:p>-0.0036953092</text:p>
          </table:table-cell>
          <table:table-cell office:value-type="float" office:value="-0.1423753134" calcext:value-type="float">
            <text:p>-0.14237531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63875764" calcext:value-type="float">
            <text:p>3.463875764</text:p>
          </table:table-cell>
          <table:table-cell office:value-type="float" office:value="-0.183490397" calcext:value-type="float">
            <text:p>-0.183490397</text:p>
          </table:table-cell>
          <table:table-cell office:value-type="float" office:value="-1.62190737" calcext:value-type="float">
            <text:p>-1.62190737</text:p>
          </table:table-cell>
          <table:table-cell office:value-type="float" office:value="-0.003426134401" calcext:value-type="float">
            <text:p>-0.0034261344</text:p>
          </table:table-cell>
          <table:table-cell office:value-type="float" office:value="-0.1380950956" calcext:value-type="float">
            <text:p>-0.13809509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59641869" calcext:value-type="float">
            <text:p>3.459641869</text:p>
          </table:table-cell>
          <table:table-cell office:value-type="float" office:value="-0.1570075932" calcext:value-type="float">
            <text:p>-0.1570075932</text:p>
          </table:table-cell>
          <table:table-cell office:value-type="float" office:value="0.5309754117" calcext:value-type="float">
            <text:p>0.5309754117</text:p>
          </table:table-cell>
          <table:table-cell office:value-type="float" office:value="-0.003364830899" calcext:value-type="float">
            <text:p>-0.0033648309</text:p>
          </table:table-cell>
          <table:table-cell office:value-type="float" office:value="-0.1445541039" calcext:value-type="float">
            <text:p>-0.14455410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47564974" calcext:value-type="float">
            <text:p>3.447564974</text:p>
          </table:table-cell>
          <table:table-cell office:value-type="float" office:value="-0.1997639177" calcext:value-type="float">
            <text:p>-0.1997639177</text:p>
          </table:table-cell>
          <table:table-cell office:value-type="float" office:value="-0.8579919764" calcext:value-type="float">
            <text:p>-0.8579919764</text:p>
          </table:table-cell>
          <table:table-cell office:value-type="float" office:value="-0.003281679379" calcext:value-type="float">
            <text:p>-0.0032816794</text:p>
          </table:table-cell>
          <table:table-cell office:value-type="float" office:value="-0.1425869511" calcext:value-type="float">
            <text:p>-0.14258695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37536656" calcext:value-type="float">
            <text:p>3.437536656</text:p>
          </table:table-cell>
          <table:table-cell office:value-type="float" office:value="-0.1757847521" calcext:value-type="float">
            <text:p>-0.1757847521</text:p>
          </table:table-cell>
          <table:table-cell office:value-type="float" office:value="0.4785115509" calcext:value-type="float">
            <text:p>0.4785115509</text:p>
          </table:table-cell>
          <table:table-cell office:value-type="float" office:value="-0.003223119704" calcext:value-type="float">
            <text:p>-0.0032231197</text:p>
          </table:table-cell>
          <table:table-cell office:value-type="float" office:value="-0.1459802375" calcext:value-type="float">
            <text:p>-0.14598023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35918762" calcext:value-type="float">
            <text:p>3.435918762</text:p>
          </table:table-cell>
          <table:table-cell office:value-type="float" office:value="-0.1583875" calcext:value-type="float">
            <text:p>-0.1583875</text:p>
          </table:table-cell>
          <table:table-cell office:value-type="float" office:value="0.3515925396" calcext:value-type="float">
            <text:p>0.3515925396</text:p>
          </table:table-cell>
          <table:table-cell office:value-type="float" office:value="-0.003126085538" calcext:value-type="float">
            <text:p>-0.0031260855</text:p>
          </table:table-cell>
          <table:table-cell office:value-type="float" office:value="-0.1486086181" calcext:value-type="float">
            <text:p>-0.14860861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23702564" calcext:value-type="float">
            <text:p>3.423702564</text:p>
          </table:table-cell>
          <table:table-cell office:value-type="float" office:value="-0.1567049827" calcext:value-type="float">
            <text:p>-0.1567049827</text:p>
          </table:table-cell>
          <table:table-cell office:value-type="float" office:value="0.03268290992" calcext:value-type="float">
            <text:p>0.0326829099</text:p>
          </table:table-cell>
          <table:table-cell office:value-type="float" office:value="-0.003079185222" calcext:value-type="float">
            <text:p>-0.0030791852</text:p>
          </table:table-cell>
          <table:table-cell office:value-type="float" office:value="-0.1466414653" calcext:value-type="float">
            <text:p>-0.14664146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22310275" calcext:value-type="float">
            <text:p>3.422310275</text:p>
          </table:table-cell>
          <table:table-cell office:value-type="float" office:value="-0.09957159048" calcext:value-type="float">
            <text:p>-0.0995715905</text:p>
          </table:table-cell>
          <table:table-cell office:value-type="float" office:value="1.178458332" calcext:value-type="float">
            <text:p>1.178458332</text:p>
          </table:table-cell>
          <table:table-cell office:value-type="float" office:value="-0.003023165134" calcext:value-type="float">
            <text:p>-0.0030231651</text:p>
          </table:table-cell>
          <table:table-cell office:value-type="float" office:value="-0.1531004736" calcext:value-type="float">
            <text:p>-0.15310047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17340769" calcext:value-type="float">
            <text:p>3.417340769</text:p>
          </table:table-cell>
          <table:table-cell office:value-type="float" office:value="-0.1212778835" calcext:value-type="float">
            <text:p>-0.1212778835</text:p>
          </table:table-cell>
          <table:table-cell office:value-type="float" office:value="-0.4272500491" calcext:value-type="float">
            <text:p>-0.4272500491</text:p>
          </table:table-cell>
          <table:table-cell office:value-type="float" office:value="-0.003063454654" calcext:value-type="float">
            <text:p>-0.0030634547</text:p>
          </table:table-cell>
          <table:table-cell office:value-type="float" office:value="-0.148067599" calcext:value-type="float">
            <text:p>-0.1480675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12529656" calcext:value-type="float">
            <text:p>3.412529656</text:p>
          </table:table-cell>
          <table:table-cell office:value-type="float" office:value="-0.07418503754" calcext:value-type="float">
            <text:p>-0.0741850375</text:p>
          </table:table-cell>
          <table:table-cell office:value-type="float" office:value="0.9398886989" calcext:value-type="float">
            <text:p>0.9398886989</text:p>
          </table:table-cell>
          <table:table-cell office:value-type="float" office:value="-0.003086990047" calcext:value-type="float">
            <text:p>-0.00308699</text:p>
          </table:table-cell>
          <table:table-cell office:value-type="float" office:value="-0.146482899" calcext:value-type="float">
            <text:p>-0.1464828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7" calcext:value-type="float">
            <text:p>707</text:p>
          </table:table-cell>
          <table:table-cell office:value-type="float" office:value="3.407156656" calcext:value-type="float">
            <text:p>3.407156656</text:p>
          </table:table-cell>
          <table:table-cell office:value-type="float" office:value="-0.09873180868" calcext:value-type="float">
            <text:p>-0.0987318087</text:p>
          </table:table-cell>
          <table:table-cell office:value-type="float" office:value="-0.4676280638" calcext:value-type="float">
            <text:p>-0.4676280638</text:p>
          </table:table-cell>
          <table:table-cell office:value-type="float" office:value="-0.003163285267" calcext:value-type="float">
            <text:p>-0.0031632853</text:p>
          </table:table-cell>
          <table:table-cell office:value-type="float" office:value="-0.1529419073" calcext:value-type="float">
            <text:p>-0.15294190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8" calcext:value-type="float">
            <text:p>708</text:p>
          </table:table-cell>
          <table:table-cell office:value-type="float" office:value="3.401868778" calcext:value-type="float">
            <text:p>3.401868778</text:p>
          </table:table-cell>
          <table:table-cell office:value-type="float" office:value="-0.1040013137" calcext:value-type="float">
            <text:p>-0.1040013137</text:p>
          </table:table-cell>
          <table:table-cell office:value-type="float" office:value="-0.1132296666" calcext:value-type="float">
            <text:p>-0.1132296666</text:p>
          </table:table-cell>
          <table:table-cell office:value-type="float" office:value="-0.002873335518" calcext:value-type="float">
            <text:p>-0.0028733355</text:p>
          </table:table-cell>
          <table:table-cell office:value-type="float" office:value="-0.1586432383" calcext:value-type="float">
            <text:p>-0.15864323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8" calcext:value-type="float">
            <text:p>708</text:p>
          </table:table-cell>
          <table:table-cell office:value-type="float" office:value="3.403017003" calcext:value-type="float">
            <text:p>3.403017003</text:p>
          </table:table-cell>
          <table:table-cell office:value-type="float" office:value="-0.06455620252" calcext:value-type="float">
            <text:p>-0.0645562025</text:p>
          </table:table-cell>
          <table:table-cell office:value-type="float" office:value="0.7665605549" calcext:value-type="float">
            <text:p>0.7665605549</text:p>
          </table:table-cell>
          <table:table-cell office:value-type="float" office:value="-0.002888672803" calcext:value-type="float">
            <text:p>-0.0028886728</text:p>
          </table:table-cell>
          <table:table-cell office:value-type="float" office:value="-0.1572726161" calcext:value-type="float">
            <text:p>-0.1572726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8" calcext:value-type="float">
            <text:p>708</text:p>
          </table:table-cell>
          <table:table-cell office:value-type="float" office:value="3.399482542" calcext:value-type="float">
            <text:p>3.399482542</text:p>
          </table:table-cell>
          <table:table-cell office:value-type="float" office:value="-0.0423280343" calcext:value-type="float">
            <text:p>-0.0423280343</text:p>
          </table:table-cell>
          <table:table-cell office:value-type="float" office:value="0.2243517919" calcext:value-type="float">
            <text:p>0.2243517919</text:p>
          </table:table-cell>
          <table:table-cell office:value-type="float" office:value="-0.002873935728" calcext:value-type="float">
            <text:p>-0.0028739357</text:p>
          </table:table-cell>
          <table:table-cell office:value-type="float" office:value="-0.1555171518" calcext:value-type="float">
            <text:p>-0.1555171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8" calcext:value-type="float">
            <text:p>708</text:p>
          </table:table-cell>
          <table:table-cell office:value-type="float" office:value="3.404999439" calcext:value-type="float">
            <text:p>3.404999439</text:p>
          </table:table-cell>
          <table:table-cell office:value-type="float" office:value="0.03286259075" calcext:value-type="float">
            <text:p>0.0328625908</text:p>
          </table:table-cell>
          <table:table-cell office:value-type="float" office:value="1.525747935" calcext:value-type="float">
            <text:p>1.525747935</text:p>
          </table:table-cell>
          <table:table-cell office:value-type="float" office:value="-0.002868420685" calcext:value-type="float">
            <text:p>-0.0028684207</text:p>
          </table:table-cell>
          <table:table-cell office:value-type="float" office:value="-0.1608200902" calcext:value-type="float">
            <text:p>-0.1608200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8" calcext:value-type="float">
            <text:p>708</text:p>
          </table:table-cell>
          <table:table-cell office:value-type="float" office:value="3.407578475" calcext:value-type="float">
            <text:p>3.407578475</text:p>
          </table:table-cell>
          <table:table-cell office:value-type="float" office:value="0.04245160428" calcext:value-type="float">
            <text:p>0.0424516043</text:p>
          </table:table-cell>
          <table:table-cell office:value-type="float" office:value="0.1899230171" calcext:value-type="float">
            <text:p>0.1899230171</text:p>
          </table:table-cell>
          <table:table-cell office:value-type="float" office:value="-0.002791111394" calcext:value-type="float">
            <text:p>-0.0027911114</text:p>
          </table:table-cell>
          <table:table-cell office:value-type="float" office:value="-0.1625094544" calcext:value-type="float">
            <text:p>-0.1625094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14145704" calcext:value-type="float">
            <text:p>3.414145704</text:p>
          </table:table-cell>
          <table:table-cell office:value-type="float" office:value="0.076230052" calcext:value-type="float">
            <text:p>0.076230052</text:p>
          </table:table-cell>
          <table:table-cell office:value-type="float" office:value="0.3377292889" calcext:value-type="float">
            <text:p>0.3377292889</text:p>
          </table:table-cell>
          <table:table-cell office:value-type="float" office:value="-0.002643283471" calcext:value-type="float">
            <text:p>-0.0026432835</text:p>
          </table:table-cell>
          <table:table-cell office:value-type="float" office:value="-0.1671591761" calcext:value-type="float">
            <text:p>-0.16715917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17832274" calcext:value-type="float">
            <text:p>3.417832274</text:p>
          </table:table-cell>
          <table:table-cell office:value-type="float" office:value="0.06371109749" calcext:value-type="float">
            <text:p>0.0637110975</text:p>
          </table:table-cell>
          <table:table-cell office:value-type="float" office:value="-0.2526174577" calcext:value-type="float">
            <text:p>-0.2526174577</text:p>
          </table:table-cell>
          <table:table-cell office:value-type="float" office:value="-0.002659667014" calcext:value-type="float">
            <text:p>-0.002659667</text:p>
          </table:table-cell>
          <table:table-cell office:value-type="float" office:value="-0.1706008763" calcext:value-type="float">
            <text:p>-0.17060087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19414115" calcext:value-type="float">
            <text:p>3.419414115</text:p>
          </table:table-cell>
          <table:table-cell office:value-type="float" office:value="0.05517996557" calcext:value-type="float">
            <text:p>0.0551799656</text:p>
          </table:table-cell>
          <table:table-cell office:value-type="float" office:value="-0.1374598613" calcext:value-type="float">
            <text:p>-0.1374598613</text:p>
          </table:table-cell>
          <table:table-cell office:value-type="float" office:value="-0.002736168305" calcext:value-type="float">
            <text:p>-0.0027361683</text:p>
          </table:table-cell>
          <table:table-cell office:value-type="float" office:value="-0.1654089341" calcext:value-type="float">
            <text:p>-0.16540893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28391794" calcext:value-type="float">
            <text:p>3.428391794</text:p>
          </table:table-cell>
          <table:table-cell office:value-type="float" office:value="0.1114364258" calcext:value-type="float">
            <text:p>0.1114364258</text:p>
          </table:table-cell>
          <table:table-cell office:value-type="float" office:value="1.469005077" calcext:value-type="float">
            <text:p>1.469005077</text:p>
          </table:table-cell>
          <table:table-cell office:value-type="float" office:value="-0.002825662051" calcext:value-type="float">
            <text:p>-0.0028256621</text:p>
          </table:table-cell>
          <table:table-cell office:value-type="float" office:value="-0.1675063485" calcext:value-type="float">
            <text:p>-0.1675063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27512388" calcext:value-type="float">
            <text:p>3.427512388</text:p>
          </table:table-cell>
          <table:table-cell office:value-type="float" office:value="0.0807835671" calcext:value-type="float">
            <text:p>0.0807835671</text:p>
          </table:table-cell>
          <table:table-cell office:value-type="float" office:value="-0.612357543" calcext:value-type="float">
            <text:p>-0.612357543</text:p>
          </table:table-cell>
          <table:table-cell office:value-type="float" office:value="-0.002951184323" calcext:value-type="float">
            <text:p>-0.0029511843</text:p>
          </table:table-cell>
          <table:table-cell office:value-type="float" office:value="-0.1688506343" calcext:value-type="float">
            <text:p>-0.16885063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09" calcext:value-type="float">
            <text:p>709</text:p>
          </table:table-cell>
          <table:table-cell office:value-type="float" office:value="3.431948326" calcext:value-type="float">
            <text:p>3.431948326</text:p>
          </table:table-cell>
          <table:table-cell office:value-type="float" office:value="0.1016244975" calcext:value-type="float">
            <text:p>0.1016244975</text:p>
          </table:table-cell>
          <table:table-cell office:value-type="float" office:value="0.4134914825" calcext:value-type="float">
            <text:p>0.4134914825</text:p>
          </table:table-cell>
          <table:table-cell office:value-type="float" office:value="-0.003109973217" calcext:value-type="float">
            <text:p>-0.0031099732</text:p>
          </table:table-cell>
          <table:table-cell office:value-type="float" office:value="-0.1709480487" calcext:value-type="float">
            <text:p>-0.1709480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27583426" calcext:value-type="float">
            <text:p>3.427583426</text:p>
          </table:table-cell>
          <table:table-cell office:value-type="float" office:value="0.008875736947" calcext:value-type="float">
            <text:p>0.0088757369</text:p>
          </table:table-cell>
          <table:table-cell office:value-type="float" office:value="-0.9310219888" calcext:value-type="float">
            <text:p>-0.9310219888</text:p>
          </table:table-cell>
          <table:table-cell office:value-type="float" office:value="-0.003004860065" calcext:value-type="float">
            <text:p>-0.0030048601</text:p>
          </table:table-cell>
          <table:table-cell office:value-type="float" office:value="-0.1671769083" calcext:value-type="float">
            <text:p>-0.16717690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29542439" calcext:value-type="float">
            <text:p>3.429542439</text:p>
          </table:table-cell>
          <table:table-cell office:value-type="float" office:value="0.02767752114" calcext:value-type="float">
            <text:p>0.0276775211</text:p>
          </table:table-cell>
          <table:table-cell office:value-type="float" office:value="0.3727441961" calcext:value-type="float">
            <text:p>0.3727441961</text:p>
          </table:table-cell>
          <table:table-cell office:value-type="float" office:value="-0.00314882646" calcext:value-type="float">
            <text:p>-0.0031488265</text:p>
          </table:table-cell>
          <table:table-cell office:value-type="float" office:value="-0.1724353705" calcext:value-type="float">
            <text:p>-0.17243537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3120749" calcext:value-type="float">
            <text:p>3.43120749</text:p>
          </table:table-cell>
          <table:table-cell office:value-type="float" office:value="0.009496087368" calcext:value-type="float">
            <text:p>0.0094960874</text:p>
          </table:table-cell>
          <table:table-cell office:value-type="float" office:value="-0.3654331919" calcext:value-type="float">
            <text:p>-0.3654331919</text:p>
          </table:table-cell>
          <table:table-cell office:value-type="float" office:value="-0.002988723971" calcext:value-type="float">
            <text:p>-0.002988724</text:p>
          </table:table-cell>
          <table:table-cell office:value-type="float" office:value="-0.1746821393" calcext:value-type="float">
            <text:p>-0.17468213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35004771" calcext:value-type="float">
            <text:p>3.435004771</text:p>
          </table:table-cell>
          <table:table-cell office:value-type="float" office:value="0.0495113507" calcext:value-type="float">
            <text:p>0.0495113507</text:p>
          </table:table-cell>
          <table:table-cell office:value-type="float" office:value="0.8033067581" calcext:value-type="float">
            <text:p>0.8033067581</text:p>
          </table:table-cell>
          <table:table-cell office:value-type="float" office:value="-0.002831585751" calcext:value-type="float">
            <text:p>-0.0028315858</text:p>
          </table:table-cell>
          <table:table-cell office:value-type="float" office:value="-0.176928908" calcext:value-type="float">
            <text:p>-0.1769289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35578849" calcext:value-type="float">
            <text:p>3.435578849</text:p>
          </table:table-cell>
          <table:table-cell office:value-type="float" office:value="0.04034036026" calcext:value-type="float">
            <text:p>0.0403403603</text:p>
          </table:table-cell>
          <table:table-cell office:value-type="float" office:value="-0.1809082772" calcext:value-type="float">
            <text:p>-0.1809082772</text:p>
          </table:table-cell>
          <table:table-cell office:value-type="float" office:value="-0.00286976877" calcext:value-type="float">
            <text:p>-0.0028697688</text:p>
          </table:table-cell>
          <table:table-cell office:value-type="float" office:value="-0.1757275152" calcext:value-type="float">
            <text:p>-0.17572751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38488373" calcext:value-type="float">
            <text:p>3.438488373</text:p>
          </table:table-cell>
          <table:table-cell office:value-type="float" office:value="0.04769299618" calcext:value-type="float">
            <text:p>0.0476929962</text:p>
          </table:table-cell>
          <table:table-cell office:value-type="float" office:value="0.1403147801" calcext:value-type="float">
            <text:p>0.1403147801</text:p>
          </table:table-cell>
          <table:table-cell office:value-type="float" office:value="-0.003062328991" calcext:value-type="float">
            <text:p>-0.003062329</text:p>
          </table:table-cell>
          <table:table-cell office:value-type="float" office:value="-0.1810399832" calcext:value-type="float">
            <text:p>-0.18103998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47811974" calcext:value-type="float">
            <text:p>3.447811974</text:p>
          </table:table-cell>
          <table:table-cell office:value-type="float" office:value="0.08916419907" calcext:value-type="float">
            <text:p>0.0891641991</text:p>
          </table:table-cell>
          <table:table-cell office:value-type="float" office:value="0.8924610063" calcext:value-type="float">
            <text:p>0.8924610063</text:p>
          </table:table-cell>
          <table:table-cell office:value-type="float" office:value="-0.003286207991" calcext:value-type="float">
            <text:p>-0.003286208</text:p>
          </table:table-cell>
          <table:table-cell office:value-type="float" office:value="-0.183286752" calcext:value-type="float">
            <text:p>-0.1832867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0" calcext:value-type="float">
            <text:p>710</text:p>
          </table:table-cell>
          <table:table-cell office:value-type="float" office:value="3.452811315" calcext:value-type="float">
            <text:p>3.452811315</text:p>
          </table:table-cell>
          <table:table-cell office:value-type="float" office:value="0.1182484916" calcext:value-type="float">
            <text:p>0.1182484916</text:p>
          </table:table-cell>
          <table:table-cell office:value-type="float" office:value="0.5734853079" calcext:value-type="float">
            <text:p>0.5734853079</text:p>
          </table:table-cell>
          <table:table-cell office:value-type="float" office:value="-0.003474570417" calcext:value-type="float">
            <text:p>-0.0034745704</text:p>
          </table:table-cell>
          <table:table-cell office:value-type="float" office:value="-0.1817028969" calcext:value-type="float">
            <text:p>-0.18170289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4650303" calcext:value-type="float">
            <text:p>3.4650303</text:p>
          </table:table-cell>
          <table:table-cell office:value-type="float" office:value="0.1819425384" calcext:value-type="float">
            <text:p>0.1819425384</text:p>
          </table:table-cell>
          <table:table-cell office:value-type="float" office:value="1.28548776" calcext:value-type="float">
            <text:p>1.28548776</text:p>
          </table:table-cell>
          <table:table-cell office:value-type="float" office:value="-0.003572682012" calcext:value-type="float">
            <text:p>-0.003572682</text:p>
          </table:table-cell>
          <table:table-cell office:value-type="float" office:value="-0.1810260689" calcext:value-type="float">
            <text:p>-0.18102606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476840924" calcext:value-type="float">
            <text:p>3.476840924</text:p>
          </table:table-cell>
          <table:table-cell office:value-type="float" office:value="0.1931472939" calcext:value-type="float">
            <text:p>0.1931472939</text:p>
          </table:table-cell>
          <table:table-cell office:value-type="float" office:value="0.2222412098" calcext:value-type="float">
            <text:p>0.2222412098</text:p>
          </table:table-cell>
          <table:table-cell office:value-type="float" office:value="-0.003529322267" calcext:value-type="float">
            <text:p>-0.0035293223</text:p>
          </table:table-cell>
          <table:table-cell office:value-type="float" office:value="-0.1869987722" calcext:value-type="float">
            <text:p>-0.18699877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486282032" calcext:value-type="float">
            <text:p>3.486282032</text:p>
          </table:table-cell>
          <table:table-cell office:value-type="float" office:value="0.2227869895" calcext:value-type="float">
            <text:p>0.2227869895</text:p>
          </table:table-cell>
          <table:table-cell office:value-type="float" office:value="0.5886314511" calcext:value-type="float">
            <text:p>0.5886314511</text:p>
          </table:table-cell>
          <table:table-cell office:value-type="float" office:value="-0.00350542849" calcext:value-type="float">
            <text:p>-0.0035054285</text:p>
          </table:table-cell>
          <table:table-cell office:value-type="float" office:value="-0.189902948" calcext:value-type="float">
            <text:p>-0.1899029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494593367" calcext:value-type="float">
            <text:p>3.494593367</text:p>
          </table:table-cell>
          <table:table-cell office:value-type="float" office:value="0.1961436444" calcext:value-type="float">
            <text:p>0.1961436444</text:p>
          </table:table-cell>
          <table:table-cell office:value-type="float" office:value="-0.5343081874" calcext:value-type="float">
            <text:p>-0.5343081874</text:p>
          </table:table-cell>
          <table:table-cell office:value-type="float" office:value="-0.00344741042" calcext:value-type="float">
            <text:p>-0.0034474104</text:p>
          </table:table-cell>
          <table:table-cell office:value-type="float" office:value="-0.189357313" calcext:value-type="float">
            <text:p>-0.1893573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50873107" calcext:value-type="float">
            <text:p>3.50873107</text:p>
          </table:table-cell>
          <table:table-cell office:value-type="float" office:value="0.211523616" calcext:value-type="float">
            <text:p>0.211523616</text:p>
          </table:table-cell>
          <table:table-cell office:value-type="float" office:value="0.3050366178" calcext:value-type="float">
            <text:p>0.3050366178</text:p>
          </table:table-cell>
          <table:table-cell office:value-type="float" office:value="-0.00340654337" calcext:value-type="float">
            <text:p>-0.0034065434</text:p>
          </table:table-cell>
          <table:table-cell office:value-type="float" office:value="-0.1922614888" calcext:value-type="float">
            <text:p>-0.19226148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1" calcext:value-type="float">
            <text:p>711</text:p>
          </table:table-cell>
          <table:table-cell office:value-type="float" office:value="3.517067501" calcext:value-type="float">
            <text:p>3.517067501</text:p>
          </table:table-cell>
          <table:table-cell office:value-type="float" office:value="0.2044529844" calcext:value-type="float">
            <text:p>0.2044529844</text:p>
          </table:table-cell>
          <table:table-cell office:value-type="float" office:value="-0.1410358599" calcext:value-type="float">
            <text:p>-0.1410358599</text:p>
          </table:table-cell>
          <table:table-cell office:value-type="float" office:value="-0.003548497555" calcext:value-type="float">
            <text:p>-0.0035484976</text:p>
          </table:table-cell>
          <table:table-cell office:value-type="float" office:value="-0.1909532873" calcext:value-type="float">
            <text:p>-0.19095328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23476031" calcext:value-type="float">
            <text:p>3.523476031</text:p>
          </table:table-cell>
          <table:table-cell office:value-type="float" office:value="0.1925006837" calcext:value-type="float">
            <text:p>0.1925006837</text:p>
          </table:table-cell>
          <table:table-cell office:value-type="float" office:value="-0.243986198" calcext:value-type="float">
            <text:p>-0.243986198</text:p>
          </table:table-cell>
          <table:table-cell office:value-type="float" office:value="-0.00395457935" calcext:value-type="float">
            <text:p>-0.0039545794</text:p>
          </table:table-cell>
          <table:table-cell office:value-type="float" office:value="-0.1942519983" calcext:value-type="float">
            <text:p>-0.19425199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37144114" calcext:value-type="float">
            <text:p>3.537144114</text:p>
          </table:table-cell>
          <table:table-cell office:value-type="float" office:value="0.1729304106" calcext:value-type="float">
            <text:p>0.1729304106</text:p>
          </table:table-cell>
          <table:table-cell office:value-type="float" office:value="-0.3174171238" calcext:value-type="float">
            <text:p>-0.3174171238</text:p>
          </table:table-cell>
          <table:table-cell office:value-type="float" office:value="-0.004160718866" calcext:value-type="float">
            <text:p>-0.0041607189</text:p>
          </table:table-cell>
          <table:table-cell office:value-type="float" office:value="-0.1973742845" calcext:value-type="float">
            <text:p>-0.19737428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47741597" calcext:value-type="float">
            <text:p>3.547741597</text:p>
          </table:table-cell>
          <table:table-cell office:value-type="float" office:value="0.2081823103" calcext:value-type="float">
            <text:p>0.2081823103</text:p>
          </table:table-cell>
          <table:table-cell office:value-type="float" office:value="0.9049252733" calcext:value-type="float">
            <text:p>0.9049252733</text:p>
          </table:table-cell>
          <table:table-cell office:value-type="float" office:value="-0.004225919724" calcext:value-type="float">
            <text:p>-0.0042259197</text:p>
          </table:table-cell>
          <table:table-cell office:value-type="float" office:value="-0.1966647737" calcext:value-type="float">
            <text:p>-0.19666477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61332718" calcext:value-type="float">
            <text:p>3.561332718</text:p>
          </table:table-cell>
          <table:table-cell office:value-type="float" office:value="0.2546738647" calcext:value-type="float">
            <text:p>0.2546738647</text:p>
          </table:table-cell>
          <table:table-cell office:value-type="float" office:value="0.9246029563" calcext:value-type="float">
            <text:p>0.9246029563</text:p>
          </table:table-cell>
          <table:table-cell office:value-type="float" office:value="-0.004231163596" calcext:value-type="float">
            <text:p>-0.0042311636</text:p>
          </table:table-cell>
          <table:table-cell office:value-type="float" office:value="-0.200166573" calcext:value-type="float">
            <text:p>-0.2001665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77205638" calcext:value-type="float">
            <text:p>3.577205638</text:p>
          </table:table-cell>
          <table:table-cell office:value-type="float" office:value="0.2878447957" calcext:value-type="float">
            <text:p>0.2878447957</text:p>
          </table:table-cell>
          <table:table-cell office:value-type="float" office:value="0.6712381961" calcext:value-type="float">
            <text:p>0.6712381961</text:p>
          </table:table-cell>
          <table:table-cell office:value-type="float" office:value="-0.004151272065" calcext:value-type="float">
            <text:p>-0.0041512721</text:p>
          </table:table-cell>
          <table:table-cell office:value-type="float" office:value="-0.1998365752" calcext:value-type="float">
            <text:p>-0.19983657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2" calcext:value-type="float">
            <text:p>712</text:p>
          </table:table-cell>
          <table:table-cell office:value-type="float" office:value="3.593290976" calcext:value-type="float">
            <text:p>3.593290976</text:p>
          </table:table-cell>
          <table:table-cell office:value-type="float" office:value="0.3035991524" calcext:value-type="float">
            <text:p>0.3035991524</text:p>
          </table:table-cell>
          <table:table-cell office:value-type="float" office:value="0.3127330181" calcext:value-type="float">
            <text:p>0.3127330181</text:p>
          </table:table-cell>
          <table:table-cell office:value-type="float" office:value="-0.003997496766" calcext:value-type="float">
            <text:p>-0.0039974968</text:p>
          </table:table-cell>
          <table:table-cell office:value-type="float" office:value="-0.1991270644" calcext:value-type="float">
            <text:p>-0.19912706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608095281" calcext:value-type="float">
            <text:p>3.608095281</text:p>
          </table:table-cell>
          <table:table-cell office:value-type="float" office:value="0.3138743098" calcext:value-type="float">
            <text:p>0.3138743098</text:p>
          </table:table-cell>
          <table:table-cell office:value-type="float" office:value="0.2089966747" calcext:value-type="float">
            <text:p>0.2089966747</text:p>
          </table:table-cell>
          <table:table-cell office:value-type="float" office:value="-0.003772172548" calcext:value-type="float">
            <text:p>-0.0037721725</text:p>
          </table:table-cell>
          <table:table-cell office:value-type="float" office:value="-0.2026173801" calcext:value-type="float">
            <text:p>-0.2026173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641821946" calcext:value-type="float">
            <text:p>3.641821946</text:p>
          </table:table-cell>
          <table:table-cell office:value-type="float" office:value="0.3185994136" calcext:value-type="float">
            <text:p>0.3185994136</text:p>
          </table:table-cell>
          <table:table-cell office:value-type="float" office:value="0.04698609162" calcext:value-type="float">
            <text:p>0.0469860916</text:p>
          </table:table-cell>
          <table:table-cell office:value-type="float" office:value="-0.003575618579" calcext:value-type="float">
            <text:p>-0.0035756186</text:p>
          </table:table-cell>
          <table:table-cell office:value-type="float" office:value="-0.2033137848" calcext:value-type="float">
            <text:p>-0.2033137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652920061" calcext:value-type="float">
            <text:p>3.652920061</text:p>
          </table:table-cell>
          <table:table-cell office:value-type="float" office:value="0.2865915031" calcext:value-type="float">
            <text:p>0.2865915031</text:p>
          </table:table-cell>
          <table:table-cell office:value-type="float" office:value="-0.6439570278" calcext:value-type="float">
            <text:p>-0.6439570278</text:p>
          </table:table-cell>
          <table:table-cell office:value-type="float" office:value="-0.003272557406" calcext:value-type="float">
            <text:p>-0.0032725574</text:p>
          </table:table-cell>
          <table:table-cell office:value-type="float" office:value="-0.2035715388" calcext:value-type="float">
            <text:p>-0.20357153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666001529" calcext:value-type="float">
            <text:p>3.666001529</text:p>
          </table:table-cell>
          <table:table-cell office:value-type="float" office:value="0.2729590957" calcext:value-type="float">
            <text:p>0.2729590957</text:p>
          </table:table-cell>
          <table:table-cell office:value-type="float" office:value="-0.2711818296" calcext:value-type="float">
            <text:p>-0.2711818296</text:p>
          </table:table-cell>
          <table:table-cell office:value-type="float" office:value="-0.003086340771" calcext:value-type="float">
            <text:p>-0.0030863408</text:p>
          </table:table-cell>
          <table:table-cell office:value-type="float" office:value="-0.20351124" calcext:value-type="float">
            <text:p>-0.203511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685132426" calcext:value-type="float">
            <text:p>3.685132426</text:p>
          </table:table-cell>
          <table:table-cell office:value-type="float" office:value="0.2824551614" calcext:value-type="float">
            <text:p>0.2824551614</text:p>
          </table:table-cell>
          <table:table-cell office:value-type="float" office:value="0.1806122211" calcext:value-type="float">
            <text:p>0.1806122211</text:p>
          </table:table-cell>
          <table:table-cell office:value-type="float" office:value="-0.002847672993" calcext:value-type="float">
            <text:p>-0.002847673</text:p>
          </table:table-cell>
          <table:table-cell office:value-type="float" office:value="-0.2072831975" calcext:value-type="float">
            <text:p>-0.20728319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708809078" calcext:value-type="float">
            <text:p>3.708809078</text:p>
          </table:table-cell>
          <table:table-cell office:value-type="float" office:value="0.3743351155" calcext:value-type="float">
            <text:p>0.3743351155</text:p>
          </table:table-cell>
          <table:table-cell office:value-type="float" office:value="1.93611341" calcext:value-type="float">
            <text:p>1.93611341</text:p>
          </table:table-cell>
          <table:table-cell office:value-type="float" office:value="-0.002583478287" calcext:value-type="float">
            <text:p>-0.0025834783</text:p>
          </table:table-cell>
          <table:table-cell office:value-type="float" office:value="-0.2079796022" calcext:value-type="float">
            <text:p>-0.20797960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72180242" calcext:value-type="float">
            <text:p>3.72180242</text:p>
          </table:table-cell>
          <table:table-cell office:value-type="float" office:value="0.3728459577" calcext:value-type="float">
            <text:p>0.3728459577</text:p>
          </table:table-cell>
          <table:table-cell office:value-type="float" office:value="-0.02931188266" calcext:value-type="float">
            <text:p>-0.0293118827</text:p>
          </table:table-cell>
          <table:table-cell office:value-type="float" office:value="-0.002267334741" calcext:value-type="float">
            <text:p>-0.0022673347</text:p>
          </table:table-cell>
          <table:table-cell office:value-type="float" office:value="-0.2125082632" calcext:value-type="float">
            <text:p>-0.21250826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739304955" calcext:value-type="float">
            <text:p>3.739304955</text:p>
          </table:table-cell>
          <table:table-cell office:value-type="float" office:value="0.3716201049" calcext:value-type="float">
            <text:p>0.3716201049</text:p>
          </table:table-cell>
          <table:table-cell office:value-type="float" office:value="-0.0252269287" calcext:value-type="float">
            <text:p>-0.0252269287</text:p>
          </table:table-cell>
          <table:table-cell office:value-type="float" office:value="-0.002034418375" calcext:value-type="float">
            <text:p>-0.0020344184</text:p>
          </table:table-cell>
          <table:table-cell office:value-type="float" office:value="-0.2139613714" calcext:value-type="float">
            <text:p>-0.21396137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3" calcext:value-type="float">
            <text:p>713</text:p>
          </table:table-cell>
          <table:table-cell office:value-type="float" office:value="3.759203674" calcext:value-type="float">
            <text:p>3.759203674</text:p>
          </table:table-cell>
          <table:table-cell office:value-type="float" office:value="0.3371450111" calcext:value-type="float">
            <text:p>0.3371450111</text:p>
          </table:table-cell>
          <table:table-cell office:value-type="float" office:value="-0.6852046286" calcext:value-type="float">
            <text:p>-0.6852046286</text:p>
          </table:table-cell>
          <table:table-cell office:value-type="float" office:value="-0.001976930187" calcext:value-type="float">
            <text:p>-0.0019769302</text:p>
          </table:table-cell>
          <table:table-cell office:value-type="float" office:value="-0.2150361277" calcext:value-type="float">
            <text:p>-0.21503612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780238126" calcext:value-type="float">
            <text:p>3.780238126</text:p>
          </table:table-cell>
          <table:table-cell office:value-type="float" office:value="0.3907892663" calcext:value-type="float">
            <text:p>0.3907892663</text:p>
          </table:table-cell>
          <table:table-cell office:value-type="float" office:value="1.062680187" calcext:value-type="float">
            <text:p>1.062680187</text:p>
          </table:table-cell>
          <table:table-cell office:value-type="float" office:value="-0.002019731516" calcext:value-type="float">
            <text:p>-0.0020197315</text:p>
          </table:table-cell>
          <table:table-cell office:value-type="float" office:value="-0.216466042" calcext:value-type="float">
            <text:p>-0.2164660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804171744" calcext:value-type="float">
            <text:p>3.804171744</text:p>
          </table:table-cell>
          <table:table-cell office:value-type="float" office:value="0.4302812146" calcext:value-type="float">
            <text:p>0.4302812146</text:p>
          </table:table-cell>
          <table:table-cell office:value-type="float" office:value="0.7898218884" calcext:value-type="float">
            <text:p>0.7898218884</text:p>
          </table:table-cell>
          <table:table-cell office:value-type="float" office:value="-0.001868154502" calcext:value-type="float">
            <text:p>-0.0018681545</text:p>
          </table:table-cell>
          <table:table-cell office:value-type="float" office:value="-0.2178729524" calcext:value-type="float">
            <text:p>-0.21787295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824741449" calcext:value-type="float">
            <text:p>3.824741449</text:p>
          </table:table-cell>
          <table:table-cell office:value-type="float" office:value="0.4366708245" calcext:value-type="float">
            <text:p>0.4366708245</text:p>
          </table:table-cell>
          <table:table-cell office:value-type="float" office:value="0.1288075844" calcext:value-type="float">
            <text:p>0.1288075844</text:p>
          </table:table-cell>
          <table:table-cell office:value-type="float" office:value="-0.001620438497" calcext:value-type="float">
            <text:p>-0.0016204385</text:p>
          </table:table-cell>
          <table:table-cell office:value-type="float" office:value="-0.2196616188" calcext:value-type="float">
            <text:p>-0.2196616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847125466" calcext:value-type="float">
            <text:p>3.847125466</text:p>
          </table:table-cell>
          <table:table-cell office:value-type="float" office:value="0.4460401916" calcext:value-type="float">
            <text:p>0.4460401916</text:p>
          </table:table-cell>
          <table:table-cell office:value-type="float" office:value="0.1861799045" calcext:value-type="float">
            <text:p>0.1861799045</text:p>
          </table:table-cell>
          <table:table-cell office:value-type="float" office:value="-0.001274231398" calcext:value-type="float">
            <text:p>-0.0012742314</text:p>
          </table:table-cell>
          <table:table-cell office:value-type="float" office:value="-0.2183828915" calcext:value-type="float">
            <text:p>-0.21838289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867461298" calcext:value-type="float">
            <text:p>3.867461298</text:p>
          </table:table-cell>
          <table:table-cell office:value-type="float" office:value="0.4238739625" calcext:value-type="float">
            <text:p>0.4238739625</text:p>
          </table:table-cell>
          <table:table-cell office:value-type="float" office:value="-0.4492615176" calcext:value-type="float">
            <text:p>-0.4492615176</text:p>
          </table:table-cell>
          <table:table-cell office:value-type="float" office:value="-0.0008917782323" calcext:value-type="float">
            <text:p>-0.0008917782</text:p>
          </table:table-cell>
          <table:table-cell office:value-type="float" office:value="-0.2209350699" calcext:value-type="float">
            <text:p>-0.22093506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4" calcext:value-type="float">
            <text:p>714</text:p>
          </table:table-cell>
          <table:table-cell office:value-type="float" office:value="3.888009807" calcext:value-type="float">
            <text:p>3.888009807</text:p>
          </table:table-cell>
          <table:table-cell office:value-type="float" office:value="0.3961379643" calcext:value-type="float">
            <text:p>0.3961379643</text:p>
          </table:table-cell>
          <table:table-cell office:value-type="float" office:value="-0.4473916548" calcext:value-type="float">
            <text:p>-0.4473916548</text:p>
          </table:table-cell>
          <table:table-cell office:value-type="float" office:value="-0.0005758300858" calcext:value-type="float">
            <text:p>-0.0005758301</text:p>
          </table:table-cell>
          <table:table-cell office:value-type="float" office:value="-0.227318154" calcext:value-type="float">
            <text:p>-0.227318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3.910378111" calcext:value-type="float">
            <text:p>3.910378111</text:p>
          </table:table-cell>
          <table:table-cell office:value-type="float" office:value="0.4411232947" calcext:value-type="float">
            <text:p>0.4411232947</text:p>
          </table:table-cell>
          <table:table-cell office:value-type="float" office:value="1.165949888" calcext:value-type="float">
            <text:p>1.165949888</text:p>
          </table:table-cell>
          <table:table-cell office:value-type="float" office:value="-0.0001692482419" calcext:value-type="float">
            <text:p>-0.0001692482</text:p>
          </table:table-cell>
          <table:table-cell office:value-type="float" office:value="-0.2299769097" calcext:value-type="float">
            <text:p>-0.22997690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3.929269124" calcext:value-type="float">
            <text:p>3.929269124</text:p>
          </table:table-cell>
          <table:table-cell office:value-type="float" office:value="0.4303406233" calcext:value-type="float">
            <text:p>0.4303406233</text:p>
          </table:table-cell>
          <table:table-cell office:value-type="float" office:value="-0.2167921673" calcext:value-type="float">
            <text:p>-0.2167921673</text:p>
          </table:table-cell>
          <table:table-cell office:value-type="float" office:value="-0.00004014312244" calcext:value-type="float">
            <text:p>-4.014312244E-05</text:p>
          </table:table-cell>
          <table:table-cell office:value-type="float" office:value="-0.2254624855" calcext:value-type="float">
            <text:p>-0.22546248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3.950082481" calcext:value-type="float">
            <text:p>3.950082481</text:p>
          </table:table-cell>
          <table:table-cell office:value-type="float" office:value="0.4564463551" calcext:value-type="float">
            <text:p>0.4564463551</text:p>
          </table:table-cell>
          <table:table-cell office:value-type="float" office:value="0.513967997" calcext:value-type="float">
            <text:p>0.513967997</text:p>
          </table:table-cell>
          <table:table-cell office:value-type="float" office:value="0.0001474954496" calcext:value-type="float">
            <text:p>0.0001474954</text:p>
          </table:table-cell>
          <table:table-cell office:value-type="float" office:value="-0.2247796145" calcext:value-type="float">
            <text:p>-0.22477961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3.974593788" calcext:value-type="float">
            <text:p>3.974593788</text:p>
          </table:table-cell>
          <table:table-cell office:value-type="float" office:value="0.4304518229" calcext:value-type="float">
            <text:p>0.4304518229</text:p>
          </table:table-cell>
          <table:table-cell office:value-type="float" office:value="-0.5321310314" calcext:value-type="float">
            <text:p>-0.5321310314</text:p>
          </table:table-cell>
          <table:table-cell office:value-type="float" office:value="0.0003514490424" calcext:value-type="float">
            <text:p>0.000351449</text:p>
          </table:table-cell>
          <table:table-cell office:value-type="float" office:value="-0.2240967436" calcext:value-type="float">
            <text:p>-0.2240967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3.988982859" calcext:value-type="float">
            <text:p>3.988982859</text:p>
          </table:table-cell>
          <table:table-cell office:value-type="float" office:value="0.3992691103" calcext:value-type="float">
            <text:p>0.3992691103</text:p>
          </table:table-cell>
          <table:table-cell office:value-type="float" office:value="-0.6203727166" calcext:value-type="float">
            <text:p>-0.6203727166</text:p>
          </table:table-cell>
          <table:table-cell office:value-type="float" office:value="0.0005942537012" calcext:value-type="float">
            <text:p>0.0005942537</text:p>
          </table:table-cell>
          <table:table-cell office:value-type="float" office:value="-0.2310769791" calcext:value-type="float">
            <text:p>-0.23107697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4.00579731" calcext:value-type="float">
            <text:p>4.00579731</text:p>
          </table:table-cell>
          <table:table-cell office:value-type="float" office:value="0.3734434653" calcext:value-type="float">
            <text:p>0.3734434653</text:p>
          </table:table-cell>
          <table:table-cell office:value-type="float" office:value="-0.5103785984" calcext:value-type="float">
            <text:p>-0.5103785984</text:p>
          </table:table-cell>
          <table:table-cell office:value-type="float" office:value="0.0008253124828" calcext:value-type="float">
            <text:p>0.0008253125</text:p>
          </table:table-cell>
          <table:table-cell office:value-type="float" office:value="-0.230774236" calcext:value-type="float">
            <text:p>-0.2307742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4.023341728" calcext:value-type="float">
            <text:p>4.023341728</text:p>
          </table:table-cell>
          <table:table-cell office:value-type="float" office:value="0.3233064657" calcext:value-type="float">
            <text:p>0.3233064657</text:p>
          </table:table-cell>
          <table:table-cell office:value-type="float" office:value="-1.004079513" calcext:value-type="float">
            <text:p>-1.004079513</text:p>
          </table:table-cell>
          <table:table-cell office:value-type="float" office:value="0.001641821001" calcext:value-type="float">
            <text:p>0.001641821</text:p>
          </table:table-cell>
          <table:table-cell office:value-type="float" office:value="-0.2309619009" calcext:value-type="float">
            <text:p>-0.23096190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4.060753244" calcext:value-type="float">
            <text:p>4.060753244</text:p>
          </table:table-cell>
          <table:table-cell office:value-type="float" office:value="0.3527110688" calcext:value-type="float">
            <text:p>0.3527110688</text:p>
          </table:table-cell>
          <table:table-cell office:value-type="float" office:value="0.2943335586" calcext:value-type="float">
            <text:p>0.2943335586</text:p>
          </table:table-cell>
          <table:table-cell office:value-type="float" office:value="0.002059817817" calcext:value-type="float">
            <text:p>0.0020598178</text:p>
          </table:table-cell>
          <table:table-cell office:value-type="float" office:value="-0.2343863009" calcext:value-type="float">
            <text:p>-0.23438630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4.081192951" calcext:value-type="float">
            <text:p>4.081192951</text:p>
          </table:table-cell>
          <table:table-cell office:value-type="float" office:value="0.3731852907" calcext:value-type="float">
            <text:p>0.3731852907</text:p>
          </table:table-cell>
          <table:table-cell office:value-type="float" office:value="0.3943826448" calcext:value-type="float">
            <text:p>0.3943826448</text:p>
          </table:table-cell>
          <table:table-cell office:value-type="float" office:value="0.002239050404" calcext:value-type="float">
            <text:p>0.0022390504</text:p>
          </table:table-cell>
          <table:table-cell office:value-type="float" office:value="-0.2335683393" calcext:value-type="float">
            <text:p>-0.23356833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4.102032436" calcext:value-type="float">
            <text:p>4.102032436</text:p>
          </table:table-cell>
          <table:table-cell office:value-type="float" office:value="0.4009259079" calcext:value-type="float">
            <text:p>0.4009259079</text:p>
          </table:table-cell>
          <table:table-cell office:value-type="float" office:value="0.5784925899" calcext:value-type="float">
            <text:p>0.5784925899</text:p>
          </table:table-cell>
          <table:table-cell office:value-type="float" office:value="0.001920074489" calcext:value-type="float">
            <text:p>0.0019200745</text:p>
          </table:table-cell>
          <table:table-cell office:value-type="float" office:value="-0.2289504845" calcext:value-type="float">
            <text:p>-0.22895048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4.125139342" calcext:value-type="float">
            <text:p>4.125139342</text:p>
          </table:table-cell>
          <table:table-cell office:value-type="float" office:value="0.429976204" calcext:value-type="float">
            <text:p>0.429976204</text:p>
          </table:table-cell>
          <table:table-cell office:value-type="float" office:value="0.5803694772" calcext:value-type="float">
            <text:p>0.5803694772</text:p>
          </table:table-cell>
          <table:table-cell office:value-type="float" office:value="0.001601450544" calcext:value-type="float">
            <text:p>0.0016014505</text:p>
          </table:table-cell>
          <table:table-cell office:value-type="float" office:value="-0.2296679837" calcext:value-type="float">
            <text:p>-0.2296679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4.145483386" calcext:value-type="float">
            <text:p>4.145483386</text:p>
          </table:table-cell>
          <table:table-cell office:value-type="float" office:value="0.4365437226" calcext:value-type="float">
            <text:p>0.4365437226</text:p>
          </table:table-cell>
          <table:table-cell office:value-type="float" office:value="0.1334614635" calcext:value-type="float">
            <text:p>0.1334614635</text:p>
          </table:table-cell>
          <table:table-cell office:value-type="float" office:value="0.002402002839" calcext:value-type="float">
            <text:p>0.0024020028</text:p>
          </table:table-cell>
          <table:table-cell office:value-type="float" office:value="-0.2269160856" calcext:value-type="float">
            <text:p>-0.22691608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4.190082959" calcext:value-type="float">
            <text:p>4.190082959</text:p>
          </table:table-cell>
          <table:table-cell office:value-type="float" office:value="0.4403980851" calcext:value-type="float">
            <text:p>0.4403980851</text:p>
          </table:table-cell>
          <table:table-cell office:value-type="float" office:value="0.03855626881" calcext:value-type="float">
            <text:p>0.0385562688</text:p>
          </table:table-cell>
          <table:table-cell office:value-type="float" office:value="0.002790427386" calcext:value-type="float">
            <text:p>0.0027904274</text:p>
          </table:table-cell>
          <table:table-cell office:value-type="float" office:value="-0.223119444" calcext:value-type="float">
            <text:p>-0.2231194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4.213141641" calcext:value-type="float">
            <text:p>4.213141641</text:p>
          </table:table-cell>
          <table:table-cell office:value-type="float" office:value="0.4382359721" calcext:value-type="float">
            <text:p>0.4382359721</text:p>
          </table:table-cell>
          <table:table-cell office:value-type="float" office:value="-0.04267702912" calcext:value-type="float">
            <text:p>-0.0426770291</text:p>
          </table:table-cell>
          <table:table-cell office:value-type="float" office:value="0.003863039898" calcext:value-type="float">
            <text:p>0.0038630399</text:p>
          </table:table-cell>
          <table:table-cell office:value-type="float" office:value="-0.2246857356" calcext:value-type="float">
            <text:p>-0.22468573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239099217" calcext:value-type="float">
            <text:p>4.239099217</text:p>
          </table:table-cell>
          <table:table-cell office:value-type="float" office:value="0.4763846682" calcext:value-type="float">
            <text:p>0.4763846682</text:p>
          </table:table-cell>
          <table:table-cell office:value-type="float" office:value="0.7757818627" calcext:value-type="float">
            <text:p>0.7757818627</text:p>
          </table:table-cell>
          <table:table-cell office:value-type="float" office:value="0.004131252467" calcext:value-type="float">
            <text:p>0.0041312525</text:p>
          </table:table-cell>
          <table:table-cell office:value-type="float" office:value="-0.2280516693" calcext:value-type="float">
            <text:p>-0.2280516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26739615" calcext:value-type="float">
            <text:p>4.26739615</text:p>
          </table:table-cell>
          <table:table-cell office:value-type="float" office:value="0.5133465496" calcext:value-type="float">
            <text:p>0.5133465496</text:p>
          </table:table-cell>
          <table:table-cell office:value-type="float" office:value="0.7275979661" calcext:value-type="float">
            <text:p>0.7275979661</text:p>
          </table:table-cell>
          <table:table-cell office:value-type="float" office:value="0.00464117377" calcext:value-type="float">
            <text:p>0.0046411738</text:p>
          </table:table-cell>
          <table:table-cell office:value-type="float" office:value="-0.2223032124" calcext:value-type="float">
            <text:p>-0.22230321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292780034" calcext:value-type="float">
            <text:p>4.292780034</text:p>
          </table:table-cell>
          <table:table-cell office:value-type="float" office:value="0.5330474451" calcext:value-type="float">
            <text:p>0.5330474451</text:p>
          </table:table-cell>
          <table:table-cell office:value-type="float" office:value="0.3991174264" calcext:value-type="float">
            <text:p>0.3991174264</text:p>
          </table:table-cell>
          <table:table-cell office:value-type="float" office:value="0.005332198251" calcext:value-type="float">
            <text:p>0.0053321983</text:p>
          </table:table-cell>
          <table:table-cell office:value-type="float" office:value="-0.2322633934" calcext:value-type="float">
            <text:p>-0.2322633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325172788" calcext:value-type="float">
            <text:p>4.325172788</text:p>
          </table:table-cell>
          <table:table-cell office:value-type="float" office:value="0.5316116668" calcext:value-type="float">
            <text:p>0.5316116668</text:p>
          </table:table-cell>
          <table:table-cell office:value-type="float" office:value="-0.02320626404" calcext:value-type="float">
            <text:p>-0.023206264</text:p>
          </table:table-cell>
          <table:table-cell office:value-type="float" office:value="0.00562121173" calcext:value-type="float">
            <text:p>0.0056212117</text:p>
          </table:table-cell>
          <table:table-cell office:value-type="float" office:value="-0.230724215" calcext:value-type="float">
            <text:p>-0.2307242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353481936" calcext:value-type="float">
            <text:p>4.353481936</text:p>
          </table:table-cell>
          <table:table-cell office:value-type="float" office:value="0.592910861" calcext:value-type="float">
            <text:p>0.592910861</text:p>
          </table:table-cell>
          <table:table-cell office:value-type="float" office:value="1.604362012" calcext:value-type="float">
            <text:p>1.604362012</text:p>
          </table:table-cell>
          <table:table-cell office:value-type="float" office:value="0.005392794494" calcext:value-type="float">
            <text:p>0.0053927945</text:p>
          </table:table-cell>
          <table:table-cell office:value-type="float" office:value="-0.2291850366" calcext:value-type="float">
            <text:p>-0.2291850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4.379972394" calcext:value-type="float">
            <text:p>4.379972394</text:p>
          </table:table-cell>
          <table:table-cell office:value-type="float" office:value="0.5979309493" calcext:value-type="float">
            <text:p>0.5979309493</text:p>
          </table:table-cell>
          <table:table-cell office:value-type="float" office:value="0.1003068885" calcext:value-type="float">
            <text:p>0.1003068885</text:p>
          </table:table-cell>
          <table:table-cell office:value-type="float" office:value="0.004943011701" calcext:value-type="float">
            <text:p>0.0049430117</text:p>
          </table:table-cell>
          <table:table-cell office:value-type="float" office:value="-0.2283981756" calcext:value-type="float">
            <text:p>-0.22839817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408187522" calcext:value-type="float">
            <text:p>4.408187522</text:p>
          </table:table-cell>
          <table:table-cell office:value-type="float" office:value="0.611749784" calcext:value-type="float">
            <text:p>0.611749784</text:p>
          </table:table-cell>
          <table:table-cell office:value-type="float" office:value="0.2767259151" calcext:value-type="float">
            <text:p>0.2767259151</text:p>
          </table:table-cell>
          <table:table-cell office:value-type="float" office:value="0.005115426025" calcext:value-type="float">
            <text:p>0.005115426</text:p>
          </table:table-cell>
          <table:table-cell office:value-type="float" office:value="-0.2260140762" calcext:value-type="float">
            <text:p>-0.22601407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43765272" calcext:value-type="float">
            <text:p>4.43765272</text:p>
          </table:table-cell>
          <table:table-cell office:value-type="float" office:value="0.5580154753" calcext:value-type="float">
            <text:p>0.5580154753</text:p>
          </table:table-cell>
          <table:table-cell office:value-type="float" office:value="-1.057212626" calcext:value-type="float">
            <text:p>-1.057212626</text:p>
          </table:table-cell>
          <table:table-cell office:value-type="float" office:value="0.005055657072" calcext:value-type="float">
            <text:p>0.0050556571</text:p>
          </table:table-cell>
          <table:table-cell office:value-type="float" office:value="-0.2257527263" calcext:value-type="float">
            <text:p>-0.22575272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466367975" calcext:value-type="float">
            <text:p>4.466367975</text:p>
          </table:table-cell>
          <table:table-cell office:value-type="float" office:value="0.5763029207" calcext:value-type="float">
            <text:p>0.5763029207</text:p>
          </table:table-cell>
          <table:table-cell office:value-type="float" office:value="0.3720319327" calcext:value-type="float">
            <text:p>0.3720319327</text:p>
          </table:table-cell>
          <table:table-cell office:value-type="float" office:value="0.005087244846" calcext:value-type="float">
            <text:p>0.0050872448</text:p>
          </table:table-cell>
          <table:table-cell office:value-type="float" office:value="-0.2262528854" calcext:value-type="float">
            <text:p>-0.22625288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499298439" calcext:value-type="float">
            <text:p>4.499298439</text:p>
          </table:table-cell>
          <table:table-cell office:value-type="float" office:value="0.6044097992" calcext:value-type="float">
            <text:p>0.6044097992</text:p>
          </table:table-cell>
          <table:table-cell office:value-type="float" office:value="0.554222834" calcext:value-type="float">
            <text:p>0.554222834</text:p>
          </table:table-cell>
          <table:table-cell office:value-type="float" office:value="0.005209764003" calcext:value-type="float">
            <text:p>0.005209764</text:p>
          </table:table-cell>
          <table:table-cell office:value-type="float" office:value="-0.2267530446" calcext:value-type="float">
            <text:p>-0.2267530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52827892" calcext:value-type="float">
            <text:p>4.52827892</text:p>
          </table:table-cell>
          <table:table-cell office:value-type="float" office:value="0.604366637" calcext:value-type="float">
            <text:p>0.604366637</text:p>
          </table:table-cell>
          <table:table-cell office:value-type="float" office:value="-0.0008632186143" calcext:value-type="float">
            <text:p>-0.0008632186</text:p>
          </table:table-cell>
          <table:table-cell office:value-type="float" office:value="0.005349650913" calcext:value-type="float">
            <text:p>0.0053496509</text:p>
          </table:table-cell>
          <table:table-cell office:value-type="float" office:value="-0.2276339583" calcext:value-type="float">
            <text:p>-0.22763395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4.562742142" calcext:value-type="float">
            <text:p>4.562742142</text:p>
          </table:table-cell>
          <table:table-cell office:value-type="float" office:value="0.6407538899" calcext:value-type="float">
            <text:p>0.6407538899</text:p>
          </table:table-cell>
          <table:table-cell office:value-type="float" office:value="0.7320403351" calcext:value-type="float">
            <text:p>0.7320403351</text:p>
          </table:table-cell>
          <table:table-cell office:value-type="float" office:value="0.005483695045" calcext:value-type="float">
            <text:p>0.005483695</text:p>
          </table:table-cell>
          <table:table-cell office:value-type="float" office:value="-0.2254450766" calcext:value-type="float">
            <text:p>-0.22544507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591591988" calcext:value-type="float">
            <text:p>4.591591988</text:p>
          </table:table-cell>
          <table:table-cell office:value-type="float" office:value="0.6155929954" calcext:value-type="float">
            <text:p>0.6155929954</text:p>
          </table:table-cell>
          <table:table-cell office:value-type="float" office:value="-0.5004764605" calcext:value-type="float">
            <text:p>-0.5004764605</text:p>
          </table:table-cell>
          <table:table-cell office:value-type="float" office:value="0.006198631169" calcext:value-type="float">
            <text:p>0.0061986312</text:p>
          </table:table-cell>
          <table:table-cell office:value-type="float" office:value="-0.2301330543" calcext:value-type="float">
            <text:p>-0.23013305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622443412" calcext:value-type="float">
            <text:p>4.622443412</text:p>
          </table:table-cell>
          <table:table-cell office:value-type="float" office:value="0.6199523027" calcext:value-type="float">
            <text:p>0.6199523027</text:p>
          </table:table-cell>
          <table:table-cell office:value-type="float" office:value="0.08374439878" calcext:value-type="float">
            <text:p>0.0837443988</text:p>
          </table:table-cell>
          <table:table-cell office:value-type="float" office:value="0.006295540045" calcext:value-type="float">
            <text:p>0.00629554</text:p>
          </table:table-cell>
          <table:table-cell office:value-type="float" office:value="-0.2266383093" calcext:value-type="float">
            <text:p>-0.22663830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652054795" calcext:value-type="float">
            <text:p>4.652054795</text:p>
          </table:table-cell>
          <table:table-cell office:value-type="float" office:value="0.5965250279" calcext:value-type="float">
            <text:p>0.5965250279</text:p>
          </table:table-cell>
          <table:table-cell office:value-type="float" office:value="-0.4929314256" calcext:value-type="float">
            <text:p>-0.4929314256</text:p>
          </table:table-cell>
          <table:table-cell office:value-type="float" office:value="0.006366150194" calcext:value-type="float">
            <text:p>0.0063661502</text:p>
          </table:table-cell>
          <table:table-cell office:value-type="float" office:value="-0.2273489858" calcext:value-type="float">
            <text:p>-0.22734898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681936296" calcext:value-type="float">
            <text:p>4.681936296</text:p>
          </table:table-cell>
          <table:table-cell office:value-type="float" office:value="0.6030556743" calcext:value-type="float">
            <text:p>0.6030556743</text:p>
          </table:table-cell>
          <table:table-cell office:value-type="float" office:value="0.1296983966" calcext:value-type="float">
            <text:p>0.1296983966</text:p>
          </table:table-cell>
          <table:table-cell office:value-type="float" office:value="0.006388389916" calcext:value-type="float">
            <text:p>0.0063883899</text:p>
          </table:table-cell>
          <table:table-cell office:value-type="float" office:value="-0.2284295074" calcext:value-type="float">
            <text:p>-0.22842950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711862131" calcext:value-type="float">
            <text:p>4.711862131</text:p>
          </table:table-cell>
          <table:table-cell office:value-type="float" office:value="0.6066751265" calcext:value-type="float">
            <text:p>0.6066751265</text:p>
          </table:table-cell>
          <table:table-cell office:value-type="float" office:value="0.07299528346" calcext:value-type="float">
            <text:p>0.0729952835</text:p>
          </table:table-cell>
          <table:table-cell office:value-type="float" office:value="0.006330074827" calcext:value-type="float">
            <text:p>0.0063300748</text:p>
          </table:table-cell>
          <table:table-cell office:value-type="float" office:value="-0.2291401839" calcext:value-type="float">
            <text:p>-0.22914018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4.743147117" calcext:value-type="float">
            <text:p>4.743147117</text:p>
          </table:table-cell>
          <table:table-cell office:value-type="float" office:value="0.6067509882" calcext:value-type="float">
            <text:p>0.6067509882</text:p>
          </table:table-cell>
          <table:table-cell office:value-type="float" office:value="0.001511363582" calcext:value-type="float">
            <text:p>0.0015113636</text:p>
          </table:table-cell>
          <table:table-cell office:value-type="float" office:value="0.006136665776" calcext:value-type="float">
            <text:p>0.0061366658</text:p>
          </table:table-cell>
          <table:table-cell office:value-type="float" office:value="-0.2305905504" calcext:value-type="float">
            <text:p>-0.23059055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773124092" calcext:value-type="float">
            <text:p>4.773124092</text:p>
          </table:table-cell>
          <table:table-cell office:value-type="float" office:value="0.6082828788" calcext:value-type="float">
            <text:p>0.6082828788</text:p>
          </table:table-cell>
          <table:table-cell office:value-type="float" office:value="0.03056124233" calcext:value-type="float">
            <text:p>0.0305612423</text:p>
          </table:table-cell>
          <table:table-cell office:value-type="float" office:value="0.006136526131" calcext:value-type="float">
            <text:p>0.0061365261</text:p>
          </table:table-cell>
          <table:table-cell office:value-type="float" office:value="-0.2268844221" calcext:value-type="float">
            <text:p>-0.22688442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805265853" calcext:value-type="float">
            <text:p>4.805265853</text:p>
          </table:table-cell>
          <table:table-cell office:value-type="float" office:value="0.6200023259" calcext:value-type="float">
            <text:p>0.6200023259</text:p>
          </table:table-cell>
          <table:table-cell office:value-type="float" office:value="0.2328766002" calcext:value-type="float">
            <text:p>0.2328766002</text:p>
          </table:table-cell>
          <table:table-cell office:value-type="float" office:value="0.005932658117" calcext:value-type="float">
            <text:p>0.0059326581</text:p>
          </table:table-cell>
          <table:table-cell office:value-type="float" office:value="-0.2255109176" calcext:value-type="float">
            <text:p>-0.22551091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839710021" calcext:value-type="float">
            <text:p>4.839710021</text:p>
          </table:table-cell>
          <table:table-cell office:value-type="float" office:value="0.6435876045" calcext:value-type="float">
            <text:p>0.6435876045</text:p>
          </table:table-cell>
          <table:table-cell office:value-type="float" office:value="0.4752325382" calcext:value-type="float">
            <text:p>0.4752325382</text:p>
          </table:table-cell>
          <table:table-cell office:value-type="float" office:value="0.005777868066" calcext:value-type="float">
            <text:p>0.0057778681</text:p>
          </table:table-cell>
          <table:table-cell office:value-type="float" office:value="-0.2245124487" calcext:value-type="float">
            <text:p>-0.2245124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869750579" calcext:value-type="float">
            <text:p>4.869750579</text:p>
          </table:table-cell>
          <table:table-cell office:value-type="float" office:value="0.642598873" calcext:value-type="float">
            <text:p>0.642598873</text:p>
          </table:table-cell>
          <table:table-cell office:value-type="float" office:value="-0.01958583407" calcext:value-type="float">
            <text:p>-0.0195858341</text:p>
          </table:table-cell>
          <table:table-cell office:value-type="float" office:value="0.005699288506" calcext:value-type="float">
            <text:p>0.0056992885</text:p>
          </table:table-cell>
          <table:table-cell office:value-type="float" office:value="-0.2238890151" calcext:value-type="float">
            <text:p>-0.22388901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901038715" calcext:value-type="float">
            <text:p>4.901038715</text:p>
          </table:table-cell>
          <table:table-cell office:value-type="float" office:value="0.6406536114" calcext:value-type="float">
            <text:p>0.6406536114</text:p>
          </table:table-cell>
          <table:table-cell office:value-type="float" office:value="-0.03934596881" calcext:value-type="float">
            <text:p>-0.0393459688</text:p>
          </table:table-cell>
          <table:table-cell office:value-type="float" office:value="0.005670155476" calcext:value-type="float">
            <text:p>0.0056701555</text:p>
          </table:table-cell>
          <table:table-cell office:value-type="float" office:value="-0.223640617" calcext:value-type="float">
            <text:p>-0.2236406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4.932174321" calcext:value-type="float">
            <text:p>4.932174321</text:p>
          </table:table-cell>
          <table:table-cell office:value-type="float" office:value="0.5766332222" calcext:value-type="float">
            <text:p>0.5766332222</text:p>
          </table:table-cell>
          <table:table-cell office:value-type="float" office:value="-1.032146546" calcext:value-type="float">
            <text:p>-1.032146546</text:p>
          </table:table-cell>
          <table:table-cell office:value-type="float" office:value="0.005698353367" calcext:value-type="float">
            <text:p>0.0056983534</text:p>
          </table:table-cell>
          <table:table-cell office:value-type="float" office:value="-0.2199336943" calcext:value-type="float">
            <text:p>-0.21993369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4.960935236" calcext:value-type="float">
            <text:p>4.960935236</text:p>
          </table:table-cell>
          <table:table-cell office:value-type="float" office:value="0.6260771077" calcext:value-type="float">
            <text:p>0.6260771077</text:p>
          </table:table-cell>
          <table:table-cell office:value-type="float" office:value="1.278016064" calcext:value-type="float">
            <text:p>1.278016064</text:p>
          </table:table-cell>
          <table:table-cell office:value-type="float" office:value="0.005976817641" calcext:value-type="float">
            <text:p>0.0059768176</text:p>
          </table:table-cell>
          <table:table-cell office:value-type="float" office:value="-0.2235202635" calcext:value-type="float">
            <text:p>-0.22352026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4.994284304" calcext:value-type="float">
            <text:p>4.994284304</text:p>
          </table:table-cell>
          <table:table-cell office:value-type="float" office:value="0.6391550759" calcext:value-type="float">
            <text:p>0.6391550759</text:p>
          </table:table-cell>
          <table:table-cell office:value-type="float" office:value="0.26356101" calcext:value-type="float">
            <text:p>0.26356101</text:p>
          </table:table-cell>
          <table:table-cell office:value-type="float" office:value="0.00607948598" calcext:value-type="float">
            <text:p>0.006079486</text:p>
          </table:table-cell>
          <table:table-cell office:value-type="float" office:value="-0.224108183" calcext:value-type="float">
            <text:p>-0.224108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5.025942404" calcext:value-type="float">
            <text:p>5.025942404</text:p>
          </table:table-cell>
          <table:table-cell office:value-type="float" office:value="0.6839153864" calcext:value-type="float">
            <text:p>0.6839153864</text:p>
          </table:table-cell>
          <table:table-cell office:value-type="float" office:value="0.8995777977" calcext:value-type="float">
            <text:p>0.8995777977</text:p>
          </table:table-cell>
          <table:table-cell office:value-type="float" office:value="0.006139714025" calcext:value-type="float">
            <text:p>0.006139714</text:p>
          </table:table-cell>
          <table:table-cell office:value-type="float" office:value="-0.2212344822" calcext:value-type="float">
            <text:p>-0.22123448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5.052213757" calcext:value-type="float">
            <text:p>5.052213757</text:p>
          </table:table-cell>
          <table:table-cell office:value-type="float" office:value="0.6081232989" calcext:value-type="float">
            <text:p>0.6081232989</text:p>
          </table:table-cell>
          <table:table-cell office:value-type="float" office:value="-1.488732555" calcext:value-type="float">
            <text:p>-1.488732555</text:p>
          </table:table-cell>
          <table:table-cell office:value-type="float" office:value="0.006223634301" calcext:value-type="float">
            <text:p>0.0062236343</text:p>
          </table:table-cell>
          <table:table-cell office:value-type="float" office:value="-0.2218224017" calcext:value-type="float">
            <text:p>-0.22182240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5.083541357" calcext:value-type="float">
            <text:p>5.083541357</text:p>
          </table:table-cell>
          <table:table-cell office:value-type="float" office:value="0.594917594" calcext:value-type="float">
            <text:p>0.594917594</text:p>
          </table:table-cell>
          <table:table-cell office:value-type="float" office:value="-0.2666081046" calcext:value-type="float">
            <text:p>-0.2666081046</text:p>
          </table:table-cell>
          <table:table-cell office:value-type="float" office:value="0.006279429564" calcext:value-type="float">
            <text:p>0.0062794296</text:p>
          </table:table-cell>
          <table:table-cell office:value-type="float" office:value="-0.2235287468" calcext:value-type="float">
            <text:p>-0.22352874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5.115616455" calcext:value-type="float">
            <text:p>5.115616455</text:p>
          </table:table-cell>
          <table:table-cell office:value-type="float" office:value="0.5948850555" calcext:value-type="float">
            <text:p>0.5948850555</text:p>
          </table:table-cell>
          <table:table-cell office:value-type="float" office:value="-0.0006453462306" calcext:value-type="float">
            <text:p>-0.0006453462</text:p>
          </table:table-cell>
          <table:table-cell office:value-type="float" office:value="0.006353653098" calcext:value-type="float">
            <text:p>0.0063536531</text:p>
          </table:table-cell>
          <table:table-cell office:value-type="float" office:value="-0.2210278545" calcext:value-type="float">
            <text:p>-0.22102785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5.150399684" calcext:value-type="float">
            <text:p>5.150399684</text:p>
          </table:table-cell>
          <table:table-cell office:value-type="float" office:value="0.6595216757" calcext:value-type="float">
            <text:p>0.6595216757</text:p>
          </table:table-cell>
          <table:table-cell office:value-type="float" office:value="1.319260408" calcext:value-type="float">
            <text:p>1.319260408</text:p>
          </table:table-cell>
          <table:table-cell office:value-type="float" office:value="0.006034678482" calcext:value-type="float">
            <text:p>0.0060346785</text:p>
          </table:table-cell>
          <table:table-cell office:value-type="float" office:value="-0.2192898163" calcext:value-type="float">
            <text:p>-0.21928981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5.178618498" calcext:value-type="float">
            <text:p>5.178618498</text:p>
          </table:table-cell>
          <table:table-cell office:value-type="float" office:value="0.6360908453" calcext:value-type="float">
            <text:p>0.6360908453</text:p>
          </table:table-cell>
          <table:table-cell office:value-type="float" office:value="-0.4667896304" calcext:value-type="float">
            <text:p>-0.4667896304</text:p>
          </table:table-cell>
          <table:table-cell office:value-type="float" office:value="0.005950002778" calcext:value-type="float">
            <text:p>0.0059500028</text:p>
          </table:table-cell>
          <table:table-cell office:value-type="float" office:value="-0.2169162411" calcext:value-type="float">
            <text:p>-0.2169162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5.208215412" calcext:value-type="float">
            <text:p>5.208215412</text:p>
          </table:table-cell>
          <table:table-cell office:value-type="float" office:value="0.6180884575" calcext:value-type="float">
            <text:p>0.6180884575</text:p>
          </table:table-cell>
          <table:table-cell office:value-type="float" office:value="-0.3540935047" calcext:value-type="float">
            <text:p>-0.3540935047</text:p>
          </table:table-cell>
          <table:table-cell office:value-type="float" office:value="0.005920187843" calcext:value-type="float">
            <text:p>0.0059201878</text:p>
          </table:table-cell>
          <table:table-cell office:value-type="float" office:value="-0.2183799206" calcext:value-type="float">
            <text:p>-0.21837992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5.234977618" calcext:value-type="float">
            <text:p>5.234977618</text:p>
          </table:table-cell>
          <table:table-cell office:value-type="float" office:value="0.5520837792" calcext:value-type="float">
            <text:p>0.5520837792</text:p>
          </table:table-cell>
          <table:table-cell office:value-type="float" office:value="-1.262583662" calcext:value-type="float">
            <text:p>-1.262583662</text:p>
          </table:table-cell>
          <table:table-cell office:value-type="float" office:value="0.005906250928" calcext:value-type="float">
            <text:p>0.0059062509</text:p>
          </table:table-cell>
          <table:table-cell office:value-type="float" office:value="-0.2121690907" calcext:value-type="float">
            <text:p>-0.21216909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263086141" calcext:value-type="float">
            <text:p>5.263086141</text:p>
          </table:table-cell>
          <table:table-cell office:value-type="float" office:value="0.5652488403" calcext:value-type="float">
            <text:p>0.5652488403</text:p>
          </table:table-cell>
          <table:table-cell office:value-type="float" office:value="0.2818019835" calcext:value-type="float">
            <text:p>0.2818019835</text:p>
          </table:table-cell>
          <table:table-cell office:value-type="float" office:value="0.00557695529" calcext:value-type="float">
            <text:p>0.0055769553</text:p>
          </table:table-cell>
          <table:table-cell office:value-type="float" office:value="-0.2110200899" calcext:value-type="float">
            <text:p>-0.21102008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293888885" calcext:value-type="float">
            <text:p>5.293888885</text:p>
          </table:table-cell>
          <table:table-cell office:value-type="float" office:value="0.5748440837" calcext:value-type="float">
            <text:p>0.5748440837</text:p>
          </table:table-cell>
          <table:table-cell office:value-type="float" office:value="0.1903099615" calcext:value-type="float">
            <text:p>0.1903099615</text:p>
          </table:table-cell>
          <table:table-cell office:value-type="float" office:value="0.005576973855" calcext:value-type="float">
            <text:p>0.0055769739</text:p>
          </table:table-cell>
          <table:table-cell office:value-type="float" office:value="-0.2153834404" calcext:value-type="float">
            <text:p>-0.21538344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322774874" calcext:value-type="float">
            <text:p>5.322774874</text:p>
          </table:table-cell>
          <table:table-cell office:value-type="float" office:value="0.5940416366" calcext:value-type="float">
            <text:p>0.5940416366</text:p>
          </table:table-cell>
          <table:table-cell office:value-type="float" office:value="0.3785007447" calcext:value-type="float">
            <text:p>0.3785007447</text:p>
          </table:table-cell>
          <table:table-cell office:value-type="float" office:value="0.005666552456" calcext:value-type="float">
            <text:p>0.0056665525</text:p>
          </table:table-cell>
          <table:table-cell office:value-type="float" office:value="-0.2162970526" calcext:value-type="float">
            <text:p>-0.21629705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356589752" calcext:value-type="float">
            <text:p>5.356589752</text:p>
          </table:table-cell>
          <table:table-cell office:value-type="float" office:value="0.6237006401" calcext:value-type="float">
            <text:p>0.6237006401</text:p>
          </table:table-cell>
          <table:table-cell office:value-type="float" office:value="0.6057669873" calcext:value-type="float">
            <text:p>0.6057669873</text:p>
          </table:table-cell>
          <table:table-cell office:value-type="float" office:value="0.005826855938" calcext:value-type="float">
            <text:p>0.0058268559</text:p>
          </table:table-cell>
          <table:table-cell office:value-type="float" office:value="-0.2137609264" calcext:value-type="float">
            <text:p>-0.21376092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386027956" calcext:value-type="float">
            <text:p>5.386027956</text:p>
          </table:table-cell>
          <table:table-cell office:value-type="float" office:value="0.6161414442" calcext:value-type="float">
            <text:p>0.6161414442</text:p>
          </table:table-cell>
          <table:table-cell office:value-type="float" office:value="-0.1510537881" calcext:value-type="float">
            <text:p>-0.1510537881</text:p>
          </table:table-cell>
          <table:table-cell office:value-type="float" office:value="0.005939288429" calcext:value-type="float">
            <text:p>0.0059392884</text:p>
          </table:table-cell>
          <table:table-cell office:value-type="float" office:value="-0.2150558737" calcext:value-type="float">
            <text:p>-0.21505587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5.419417644" calcext:value-type="float">
            <text:p>5.419417644</text:p>
          </table:table-cell>
          <table:table-cell office:value-type="float" office:value="0.6475478733" calcext:value-type="float">
            <text:p>0.6475478733</text:p>
          </table:table-cell>
          <table:table-cell office:value-type="float" office:value="0.6243138502" calcext:value-type="float">
            <text:p>0.6243138502</text:p>
          </table:table-cell>
          <table:table-cell office:value-type="float" office:value="0.005976202642" calcext:value-type="float">
            <text:p>0.0059762026</text:p>
          </table:table-cell>
          <table:table-cell office:value-type="float" office:value="-0.2129010827" calcext:value-type="float">
            <text:p>-0.21290108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5.445855207" calcext:value-type="float">
            <text:p>5.445855207</text:p>
          </table:table-cell>
          <table:table-cell office:value-type="float" office:value="0.596030825" calcext:value-type="float">
            <text:p>0.596030825</text:p>
          </table:table-cell>
          <table:table-cell office:value-type="float" office:value="-1.044655145" calcext:value-type="float">
            <text:p>-1.044655145</text:p>
          </table:table-cell>
          <table:table-cell office:value-type="float" office:value="0.005570063998" calcext:value-type="float">
            <text:p>0.005570064</text:p>
          </table:table-cell>
          <table:table-cell office:value-type="float" office:value="-0.2151365175" calcext:value-type="float">
            <text:p>-0.21513651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5.478798841" calcext:value-type="float">
            <text:p>5.478798841</text:p>
          </table:table-cell>
          <table:table-cell office:value-type="float" office:value="0.6162263205" calcext:value-type="float">
            <text:p>0.6162263205</text:p>
          </table:table-cell>
          <table:table-cell office:value-type="float" office:value="0.3977618874" calcext:value-type="float">
            <text:p>0.3977618874</text:p>
          </table:table-cell>
          <table:table-cell office:value-type="float" office:value="0.005528259875" calcext:value-type="float">
            <text:p>0.0055282599</text:p>
          </table:table-cell>
          <table:table-cell office:value-type="float" office:value="-0.2163982549" calcext:value-type="float">
            <text:p>-0.21639825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5.508223113" calcext:value-type="float">
            <text:p>5.508223113</text:p>
          </table:table-cell>
          <table:table-cell office:value-type="float" office:value="0.5905295396" calcext:value-type="float">
            <text:p>0.5905295396</text:p>
          </table:table-cell>
          <table:table-cell office:value-type="float" office:value="-0.5123307721" calcext:value-type="float">
            <text:p>-0.5123307721</text:p>
          </table:table-cell>
          <table:table-cell office:value-type="float" office:value="0.005537229462" calcext:value-type="float">
            <text:p>0.0055372295</text:p>
          </table:table-cell>
          <table:table-cell office:value-type="float" office:value="-0.2184113843" calcext:value-type="float">
            <text:p>-0.21841138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5.52892502" calcext:value-type="float">
            <text:p>5.52892502</text:p>
          </table:table-cell>
          <table:table-cell office:value-type="float" office:value="0.5232602797" calcext:value-type="float">
            <text:p>0.5232602797</text:p>
          </table:table-cell>
          <table:table-cell office:value-type="float" office:value="-1.086247268" calcext:value-type="float">
            <text:p>-1.086247268</text:p>
          </table:table-cell>
          <table:table-cell office:value-type="float" office:value="0.005578931384" calcext:value-type="float">
            <text:p>0.0055789314</text:p>
          </table:table-cell>
          <table:table-cell office:value-type="float" office:value="-0.2165912123" calcext:value-type="float">
            <text:p>-0.2165912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5.582524519" calcext:value-type="float">
            <text:p>5.582524519</text:p>
          </table:table-cell>
          <table:table-cell office:value-type="float" office:value="0.5107552655" calcext:value-type="float">
            <text:p>0.5107552655</text:p>
          </table:table-cell>
          <table:table-cell office:value-type="float" office:value="-0.1426258629" calcext:value-type="float">
            <text:p>-0.1426258629</text:p>
          </table:table-cell>
          <table:table-cell office:value-type="float" office:value="0.005648461382" calcext:value-type="float">
            <text:p>0.0056484614</text:p>
          </table:table-cell>
          <table:table-cell office:value-type="float" office:value="-0.2140196484" calcext:value-type="float">
            <text:p>-0.21401964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618106419" calcext:value-type="float">
            <text:p>5.618106419</text:p>
          </table:table-cell>
          <table:table-cell office:value-type="float" office:value="0.552266815" calcext:value-type="float">
            <text:p>0.552266815</text:p>
          </table:table-cell>
          <table:table-cell office:value-type="float" office:value="0.829699518" calcext:value-type="float">
            <text:p>0.829699518</text:p>
          </table:table-cell>
          <table:table-cell office:value-type="float" office:value="0.005522083379" calcext:value-type="float">
            <text:p>0.0055220834</text:p>
          </table:table-cell>
          <table:table-cell office:value-type="float" office:value="-0.2150708813" calcext:value-type="float">
            <text:p>-0.21507088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642188197" calcext:value-type="float">
            <text:p>5.642188197</text:p>
          </table:table-cell>
          <table:table-cell office:value-type="float" office:value="0.6010627162" calcext:value-type="float">
            <text:p>0.6010627162</text:p>
          </table:table-cell>
          <table:table-cell office:value-type="float" office:value="0.9739756241" calcext:value-type="float">
            <text:p>0.9739756241</text:p>
          </table:table-cell>
          <table:table-cell office:value-type="float" office:value="0.005654491756" calcext:value-type="float">
            <text:p>0.0056544918</text:p>
          </table:table-cell>
          <table:table-cell office:value-type="float" office:value="-0.2133912992" calcext:value-type="float">
            <text:p>-0.21339129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674546597" calcext:value-type="float">
            <text:p>5.674546597</text:p>
          </table:table-cell>
          <table:table-cell office:value-type="float" office:value="0.6152898446" calcext:value-type="float">
            <text:p>0.6152898446</text:p>
          </table:table-cell>
          <table:table-cell office:value-type="float" office:value="0.2875508736" calcext:value-type="float">
            <text:p>0.2875508736</text:p>
          </table:table-cell>
          <table:table-cell office:value-type="float" office:value="0.005767825861" calcext:value-type="float">
            <text:p>0.0057678259</text:p>
          </table:table-cell>
          <table:table-cell office:value-type="float" office:value="-0.2117117171" calcext:value-type="float">
            <text:p>-0.21171171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702434608" calcext:value-type="float">
            <text:p>5.702434608</text:p>
          </table:table-cell>
          <table:table-cell office:value-type="float" office:value="0.5617438747" calcext:value-type="float">
            <text:p>0.5617438747</text:p>
          </table:table-cell>
          <table:table-cell office:value-type="float" office:value="-1.057065018" calcext:value-type="float">
            <text:p>-1.057065018</text:p>
          </table:table-cell>
          <table:table-cell office:value-type="float" office:value="0.00589095469" calcext:value-type="float">
            <text:p>0.0058909547</text:p>
          </table:table-cell>
          <table:table-cell office:value-type="float" office:value="-0.2104010944" calcext:value-type="float">
            <text:p>-0.21040109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724509569" calcext:value-type="float">
            <text:p>5.724509569</text:p>
          </table:table-cell>
          <table:table-cell office:value-type="float" office:value="0.5473147507" calcext:value-type="float">
            <text:p>0.5473147507</text:p>
          </table:table-cell>
          <table:table-cell office:value-type="float" office:value="-0.2858962445" calcext:value-type="float">
            <text:p>-0.2858962445</text:p>
          </table:table-cell>
          <table:table-cell office:value-type="float" office:value="0.005942695751" calcext:value-type="float">
            <text:p>0.0059426958</text:p>
          </table:table-cell>
          <table:table-cell office:value-type="float" office:value="-0.2132953488" calcext:value-type="float">
            <text:p>-0.21329534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5.756319016" calcext:value-type="float">
            <text:p>5.756319016</text:p>
          </table:table-cell>
          <table:table-cell office:value-type="float" office:value="0.5412072848" calcext:value-type="float">
            <text:p>0.5412072848</text:p>
          </table:table-cell>
          <table:table-cell office:value-type="float" office:value="-0.1220530896" calcext:value-type="float">
            <text:p>-0.1220530896</text:p>
          </table:table-cell>
          <table:table-cell office:value-type="float" office:value="0.005957005725" calcext:value-type="float">
            <text:p>0.0059570057</text:p>
          </table:table-cell>
          <table:table-cell office:value-type="float" office:value="-0.208886727" calcext:value-type="float">
            <text:p>-0.2088867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5.805850332" calcext:value-type="float">
            <text:p>5.805850332</text:p>
          </table:table-cell>
          <table:table-cell office:value-type="float" office:value="0.5190111554" calcext:value-type="float">
            <text:p>0.5190111554</text:p>
          </table:table-cell>
          <table:table-cell office:value-type="float" office:value="-0.2168719509" calcext:value-type="float">
            <text:p>-0.2168719509</text:p>
          </table:table-cell>
          <table:table-cell office:value-type="float" office:value="0.005559294814" calcext:value-type="float">
            <text:p>0.0055592948</text:p>
          </table:table-cell>
          <table:table-cell office:value-type="float" office:value="-0.2101273089" calcext:value-type="float">
            <text:p>-0.21012730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836869684" calcext:value-type="float">
            <text:p>5.836869684</text:p>
          </table:table-cell>
          <table:table-cell office:value-type="float" office:value="0.5961595313" calcext:value-type="float">
            <text:p>0.5961595313</text:p>
          </table:table-cell>
          <table:table-cell office:value-type="float" office:value="1.663461947" calcext:value-type="float">
            <text:p>1.663461947</text:p>
          </table:table-cell>
          <table:table-cell office:value-type="float" office:value="0.005563140253" calcext:value-type="float">
            <text:p>0.0055631403</text:p>
          </table:table-cell>
          <table:table-cell office:value-type="float" office:value="-0.2042755835" calcext:value-type="float">
            <text:p>-0.20427558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860701804" calcext:value-type="float">
            <text:p>5.860701804</text:p>
          </table:table-cell>
          <table:table-cell office:value-type="float" office:value="0.5410363144" calcext:value-type="float">
            <text:p>0.5410363144</text:p>
          </table:table-cell>
          <table:table-cell office:value-type="float" office:value="-1.087836354" calcext:value-type="float">
            <text:p>-1.087836354</text:p>
          </table:table-cell>
          <table:table-cell office:value-type="float" office:value="0.00563094308" calcext:value-type="float">
            <text:p>0.0056309431</text:p>
          </table:table-cell>
          <table:table-cell office:value-type="float" office:value="-0.2058914099" calcext:value-type="float">
            <text:p>-0.20589140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88521923" calcext:value-type="float">
            <text:p>5.88521923</text:p>
          </table:table-cell>
          <table:table-cell office:value-type="float" office:value="0.5429836891" calcext:value-type="float">
            <text:p>0.5429836891</text:p>
          </table:table-cell>
          <table:table-cell office:value-type="float" office:value="0.03890378822" calcext:value-type="float">
            <text:p>0.0389037882</text:p>
          </table:table-cell>
          <table:table-cell office:value-type="float" office:value="0.00569682463" calcext:value-type="float">
            <text:p>0.0056968246</text:p>
          </table:table-cell>
          <table:table-cell office:value-type="float" office:value="-0.2113394196" calcext:value-type="float">
            <text:p>-0.21133941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916845854" calcext:value-type="float">
            <text:p>5.916845854</text:p>
          </table:table-cell>
          <table:table-cell office:value-type="float" office:value="0.530376871" calcext:value-type="float">
            <text:p>0.530376871</text:p>
          </table:table-cell>
          <table:table-cell office:value-type="float" office:value="-0.2515311733" calcext:value-type="float">
            <text:p>-0.2515311733</text:p>
          </table:table-cell>
          <table:table-cell office:value-type="float" office:value="0.005737114488" calcext:value-type="float">
            <text:p>0.0057371145</text:p>
          </table:table-cell>
          <table:table-cell office:value-type="float" office:value="-0.2091230627" calcext:value-type="float">
            <text:p>-0.20912306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946218091" calcext:value-type="float">
            <text:p>5.946218091</text:p>
          </table:table-cell>
          <table:table-cell office:value-type="float" office:value="0.567700822" calcext:value-type="float">
            <text:p>0.567700822</text:p>
          </table:table-cell>
          <table:table-cell office:value-type="float" office:value="0.7399287117" calcext:value-type="float">
            <text:p>0.7399287117</text:p>
          </table:table-cell>
          <table:table-cell office:value-type="float" office:value="0.005780369821" calcext:value-type="float">
            <text:p>0.0057803698</text:p>
          </table:table-cell>
          <table:table-cell office:value-type="float" office:value="-0.2080423167" calcext:value-type="float">
            <text:p>-0.20804231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5.974023152" calcext:value-type="float">
            <text:p>5.974023152</text:p>
          </table:table-cell>
          <table:table-cell office:value-type="float" office:value="0.5907362402" calcext:value-type="float">
            <text:p>0.5907362402</text:p>
          </table:table-cell>
          <table:table-cell office:value-type="float" office:value="0.4630307884" calcext:value-type="float">
            <text:p>0.4630307884</text:p>
          </table:table-cell>
          <table:table-cell office:value-type="float" office:value="0.005819833691" calcext:value-type="float">
            <text:p>0.0058198337</text:p>
          </table:table-cell>
          <table:table-cell office:value-type="float" office:value="-0.2073401076" calcext:value-type="float">
            <text:p>-0.20734010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6.001508052" calcext:value-type="float">
            <text:p>6.001508052</text:p>
          </table:table-cell>
          <table:table-cell office:value-type="float" office:value="0.5667172017" calcext:value-type="float">
            <text:p>0.5667172017</text:p>
          </table:table-cell>
          <table:table-cell office:value-type="float" office:value="-0.4884723247" calcext:value-type="float">
            <text:p>-0.4884723247</text:p>
          </table:table-cell>
          <table:table-cell office:value-type="float" office:value="0.005773099503" calcext:value-type="float">
            <text:p>0.0057730995</text:p>
          </table:table-cell>
          <table:table-cell office:value-type="float" office:value="-0.2051735904" calcext:value-type="float">
            <text:p>-0.20517359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6.025051135" calcext:value-type="float">
            <text:p>6.025051135</text:p>
          </table:table-cell>
          <table:table-cell office:value-type="float" office:value="0.5264822009" calcext:value-type="float">
            <text:p>0.5264822009</text:p>
          </table:table-cell>
          <table:table-cell office:value-type="float" office:value="-0.7888461491" calcext:value-type="float">
            <text:p>-0.7888461491</text:p>
          </table:table-cell>
          <table:table-cell office:value-type="float" office:value="0.005754460268" calcext:value-type="float">
            <text:p>0.0057544603</text:p>
          </table:table-cell>
          <table:table-cell office:value-type="float" office:value="-0.2076398755" calcext:value-type="float">
            <text:p>-0.20763987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6.053808371" calcext:value-type="float">
            <text:p>6.053808371</text:p>
          </table:table-cell>
          <table:table-cell office:value-type="float" office:value="0.5316472878" calcext:value-type="float">
            <text:p>0.5316472878</text:p>
          </table:table-cell>
          <table:table-cell office:value-type="float" office:value="0.1031679417" calcext:value-type="float">
            <text:p>0.1031679417</text:p>
          </table:table-cell>
          <table:table-cell office:value-type="float" office:value="0.005765584577" calcext:value-type="float">
            <text:p>0.0057655846</text:p>
          </table:table-cell>
          <table:table-cell office:value-type="float" office:value="-0.1967048866" calcext:value-type="float">
            <text:p>-0.19670488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6.083558454" calcext:value-type="float">
            <text:p>6.083558454</text:p>
          </table:table-cell>
          <table:table-cell office:value-type="float" office:value="0.5056358044" calcext:value-type="float">
            <text:p>0.5056358044</text:p>
          </table:table-cell>
          <table:table-cell office:value-type="float" office:value="-0.4204866444" calcext:value-type="float">
            <text:p>-0.4204866444</text:p>
          </table:table-cell>
          <table:table-cell office:value-type="float" office:value="0.005664083135" calcext:value-type="float">
            <text:p>0.0056640831</text:p>
          </table:table-cell>
          <table:table-cell office:value-type="float" office:value="-0.2041888178" calcext:value-type="float">
            <text:p>-0.20418881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6.109976814" calcext:value-type="float">
            <text:p>6.109976814</text:p>
          </table:table-cell>
          <table:table-cell office:value-type="float" office:value="0.5845138658" calcext:value-type="float">
            <text:p>0.5845138658</text:p>
          </table:table-cell>
          <table:table-cell office:value-type="float" office:value="2.084692982" calcext:value-type="float">
            <text:p>2.084692982</text:p>
          </table:table-cell>
          <table:table-cell office:value-type="float" office:value="0.005556780785" calcext:value-type="float">
            <text:p>0.0055567808</text:p>
          </table:table-cell>
          <table:table-cell office:value-type="float" office:value="-0.2051567514" calcext:value-type="float">
            <text:p>-0.20515675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6.137279405" calcext:value-type="float">
            <text:p>6.137279405</text:p>
          </table:table-cell>
          <table:table-cell office:value-type="float" office:value="0.5753639509" calcext:value-type="float">
            <text:p>0.5753639509</text:p>
          </table:table-cell>
          <table:table-cell office:value-type="float" office:value="-0.183299323" calcext:value-type="float">
            <text:p>-0.183299323</text:p>
          </table:table-cell>
          <table:table-cell office:value-type="float" office:value="0.005524726173" calcext:value-type="float">
            <text:p>0.0055247262</text:p>
          </table:table-cell>
          <table:table-cell office:value-type="float" office:value="-0.2022938366" calcext:value-type="float">
            <text:p>-0.2022938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161954386" calcext:value-type="float">
            <text:p>6.161954386</text:p>
          </table:table-cell>
          <table:table-cell office:value-type="float" office:value="0.5807787616" calcext:value-type="float">
            <text:p>0.5807787616</text:p>
          </table:table-cell>
          <table:table-cell office:value-type="float" office:value="0.109101031" calcext:value-type="float">
            <text:p>0.109101031</text:p>
          </table:table-cell>
          <table:table-cell office:value-type="float" office:value="0.005811657465" calcext:value-type="float">
            <text:p>0.0058116575</text:p>
          </table:table-cell>
          <table:table-cell office:value-type="float" office:value="-0.2006963806" calcext:value-type="float">
            <text:p>-0.2006963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19430094" calcext:value-type="float">
            <text:p>6.19430094</text:p>
          </table:table-cell>
          <table:table-cell office:value-type="float" office:value="0.5613139054" calcext:value-type="float">
            <text:p>0.5613139054</text:p>
          </table:table-cell>
          <table:table-cell office:value-type="float" office:value="-0.3850206916" calcext:value-type="float">
            <text:p>-0.3850206916</text:p>
          </table:table-cell>
          <table:table-cell office:value-type="float" office:value="0.005620303425" calcext:value-type="float">
            <text:p>0.0056203034</text:p>
          </table:table-cell>
          <table:table-cell office:value-type="float" office:value="-0.2010717433" calcext:value-type="float">
            <text:p>-0.20107174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221559098" calcext:value-type="float">
            <text:p>6.221559098</text:p>
          </table:table-cell>
          <table:table-cell office:value-type="float" office:value="0.5644928254" calcext:value-type="float">
            <text:p>0.5644928254</text:p>
          </table:table-cell>
          <table:table-cell office:value-type="float" office:value="0.06489899391" calcext:value-type="float">
            <text:p>0.0648989939</text:p>
          </table:table-cell>
          <table:table-cell office:value-type="float" office:value="0.005491239195" calcext:value-type="float">
            <text:p>0.0054912392</text:p>
          </table:table-cell>
          <table:table-cell office:value-type="float" office:value="-0.2021987193" calcext:value-type="float">
            <text:p>-0.20219871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250832973" calcext:value-type="float">
            <text:p>6.250832973</text:p>
          </table:table-cell>
          <table:table-cell office:value-type="float" office:value="0.5900524485" calcext:value-type="float">
            <text:p>0.5900524485</text:p>
          </table:table-cell>
          <table:table-cell office:value-type="float" office:value="0.5010367488" calcext:value-type="float">
            <text:p>0.5010367488</text:p>
          </table:table-cell>
          <table:table-cell office:value-type="float" office:value="0.005397200721" calcext:value-type="float">
            <text:p>0.0053972007</text:p>
          </table:table-cell>
          <table:table-cell office:value-type="float" office:value="-0.2037015021" calcext:value-type="float">
            <text:p>-0.20370150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277409634" calcext:value-type="float">
            <text:p>6.277409634</text:p>
          </table:table-cell>
          <table:table-cell office:value-type="float" office:value="0.5530582386" calcext:value-type="float">
            <text:p>0.5530582386</text:p>
          </table:table-cell>
          <table:table-cell office:value-type="float" office:value="-0.7361379769" calcext:value-type="float">
            <text:p>-0.7361379769</text:p>
          </table:table-cell>
          <table:table-cell office:value-type="float" office:value="0.005289937029" calcext:value-type="float">
            <text:p>0.005289937</text:p>
          </table:table-cell>
          <table:table-cell office:value-type="float" office:value="-0.2044526714" calcext:value-type="float">
            <text:p>-0.20445267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6.302628627" calcext:value-type="float">
            <text:p>6.302628627</text:p>
          </table:table-cell>
          <table:table-cell office:value-type="float" office:value="0.5391955028" calcext:value-type="float">
            <text:p>0.5391955028</text:p>
          </table:table-cell>
          <table:table-cell office:value-type="float" office:value="-0.2830368014" calcext:value-type="float">
            <text:p>-0.2830368014</text:p>
          </table:table-cell>
          <table:table-cell office:value-type="float" office:value="0.005305101617" calcext:value-type="float">
            <text:p>0.0053051016</text:p>
          </table:table-cell>
          <table:table-cell office:value-type="float" office:value="-0.1990405517" calcext:value-type="float">
            <text:p>-0.1990405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329288981" calcext:value-type="float">
            <text:p>6.329288981</text:p>
          </table:table-cell>
          <table:table-cell office:value-type="float" office:value="0.5250437137" calcext:value-type="float">
            <text:p>0.5250437137</text:p>
          </table:table-cell>
          <table:table-cell office:value-type="float" office:value="-0.2820715708" calcext:value-type="float">
            <text:p>-0.2820715708</text:p>
          </table:table-cell>
          <table:table-cell office:value-type="float" office:value="0.005803719419" calcext:value-type="float">
            <text:p>0.0058037194</text:p>
          </table:table-cell>
          <table:table-cell office:value-type="float" office:value="-0.1965373794" calcext:value-type="float">
            <text:p>-0.19653737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355825423" calcext:value-type="float">
            <text:p>6.355825423</text:p>
          </table:table-cell>
          <table:table-cell office:value-type="float" office:value="0.5147512474" calcext:value-type="float">
            <text:p>0.5147512474</text:p>
          </table:table-cell>
          <table:table-cell office:value-type="float" office:value="-0.1931413095" calcext:value-type="float">
            <text:p>-0.1931413095</text:p>
          </table:table-cell>
          <table:table-cell office:value-type="float" office:value="0.005730459671" calcext:value-type="float">
            <text:p>0.0057304597</text:p>
          </table:table-cell>
          <table:table-cell office:value-type="float" office:value="-0.2022639798" calcext:value-type="float">
            <text:p>-0.20226397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378599628" calcext:value-type="float">
            <text:p>6.378599628</text:p>
          </table:table-cell>
          <table:table-cell office:value-type="float" office:value="0.5049507833" calcext:value-type="float">
            <text:p>0.5049507833</text:p>
          </table:table-cell>
          <table:table-cell office:value-type="float" office:value="-0.2089248701" calcext:value-type="float">
            <text:p>-0.2089248701</text:p>
          </table:table-cell>
          <table:table-cell office:value-type="float" office:value="0.005612093457" calcext:value-type="float">
            <text:p>0.0056120935</text:p>
          </table:table-cell>
          <table:table-cell office:value-type="float" office:value="-0.1968618431" calcext:value-type="float">
            <text:p>-0.19686184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409233506" calcext:value-type="float">
            <text:p>6.409233506</text:p>
          </table:table-cell>
          <table:table-cell office:value-type="float" office:value="0.5305604747" calcext:value-type="float">
            <text:p>0.5305604747</text:p>
          </table:table-cell>
          <table:table-cell office:value-type="float" office:value="0.5084670894" calcext:value-type="float">
            <text:p>0.5084670894</text:p>
          </table:table-cell>
          <table:table-cell office:value-type="float" office:value="0.005562896469" calcext:value-type="float">
            <text:p>0.0055628965</text:p>
          </table:table-cell>
          <table:table-cell office:value-type="float" office:value="-0.1952938226" calcext:value-type="float">
            <text:p>-0.1952938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433940768" calcext:value-type="float">
            <text:p>6.433940768</text:p>
          </table:table-cell>
          <table:table-cell office:value-type="float" office:value="0.5314075635" calcext:value-type="float">
            <text:p>0.5314075635</text:p>
          </table:table-cell>
          <table:table-cell office:value-type="float" office:value="0.01715984864" calcext:value-type="float">
            <text:p>0.0171598486</text:p>
          </table:table-cell>
          <table:table-cell office:value-type="float" office:value="0.005455135746" calcext:value-type="float">
            <text:p>0.0054551357</text:p>
          </table:table-cell>
          <table:table-cell office:value-type="float" office:value="-0.1975599183" calcext:value-type="float">
            <text:p>-0.1975599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6.455032097" calcext:value-type="float">
            <text:p>6.455032097</text:p>
          </table:table-cell>
          <table:table-cell office:value-type="float" office:value="0.5103048096" calcext:value-type="float">
            <text:p>0.5103048096</text:p>
          </table:table-cell>
          <table:table-cell office:value-type="float" office:value="-0.4224176304" calcext:value-type="float">
            <text:p>-0.4224176304</text:p>
          </table:table-cell>
          <table:table-cell office:value-type="float" office:value="0.005409695698" calcext:value-type="float">
            <text:p>0.0054096957</text:p>
          </table:table-cell>
          <table:table-cell office:value-type="float" office:value="-0.1932786161" calcext:value-type="float">
            <text:p>-0.1932786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6.483992475" calcext:value-type="float">
            <text:p>6.483992475</text:p>
          </table:table-cell>
          <table:table-cell office:value-type="float" office:value="0.4957684395" calcext:value-type="float">
            <text:p>0.4957684395</text:p>
          </table:table-cell>
          <table:table-cell office:value-type="float" office:value="-0.2834006019" calcext:value-type="float">
            <text:p>-0.2834006019</text:p>
          </table:table-cell>
          <table:table-cell office:value-type="float" office:value="0.005641146825" calcext:value-type="float">
            <text:p>0.0056411468</text:p>
          </table:table-cell>
          <table:table-cell office:value-type="float" office:value="-0.1958869332" calcext:value-type="float">
            <text:p>-0.19588693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6.510065432" calcext:value-type="float">
            <text:p>6.510065432</text:p>
          </table:table-cell>
          <table:table-cell office:value-type="float" office:value="0.5044343134" calcext:value-type="float">
            <text:p>0.5044343134</text:p>
          </table:table-cell>
          <table:table-cell office:value-type="float" office:value="0.1749940412" calcext:value-type="float">
            <text:p>0.1749940412</text:p>
          </table:table-cell>
          <table:table-cell office:value-type="float" office:value="0.00561051385" calcext:value-type="float">
            <text:p>0.0056105139</text:p>
          </table:table-cell>
          <table:table-cell office:value-type="float" office:value="-0.1945174395" calcext:value-type="float">
            <text:p>-0.19451743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6.561049034" calcext:value-type="float">
            <text:p>6.561049034</text:p>
          </table:table-cell>
          <table:table-cell office:value-type="float" office:value="0.5345759071" calcext:value-type="float">
            <text:p>0.5345759071</text:p>
          </table:table-cell>
          <table:table-cell office:value-type="float" office:value="0.3030581178" calcext:value-type="float">
            <text:p>0.3030581178</text:p>
          </table:table-cell>
          <table:table-cell office:value-type="float" office:value="0.005669953184" calcext:value-type="float">
            <text:p>0.0056699532</text:p>
          </table:table-cell>
          <table:table-cell office:value-type="float" office:value="-0.1903161949" calcext:value-type="float">
            <text:p>-0.19031619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6.585706318" calcext:value-type="float">
            <text:p>6.585706318</text:p>
          </table:table-cell>
          <table:table-cell office:value-type="float" office:value="0.5093088322" calcext:value-type="float">
            <text:p>0.5093088322</text:p>
          </table:table-cell>
          <table:table-cell office:value-type="float" office:value="-0.500897942" calcext:value-type="float">
            <text:p>-0.500897942</text:p>
          </table:table-cell>
          <table:table-cell office:value-type="float" office:value="0.005311233951" calcext:value-type="float">
            <text:p>0.005311234</text:p>
          </table:table-cell>
          <table:table-cell office:value-type="float" office:value="-0.1885950575" calcext:value-type="float">
            <text:p>-0.1885950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6.614042234" calcext:value-type="float">
            <text:p>6.614042234</text:p>
          </table:table-cell>
          <table:table-cell office:value-type="float" office:value="0.4871929091" calcext:value-type="float">
            <text:p>0.4871929091</text:p>
          </table:table-cell>
          <table:table-cell office:value-type="float" office:value="-0.3591472739" calcext:value-type="float">
            <text:p>-0.3591472739</text:p>
          </table:table-cell>
          <table:table-cell office:value-type="float" office:value="0.005088116045" calcext:value-type="float">
            <text:p>0.005088116</text:p>
          </table:table-cell>
          <table:table-cell office:value-type="float" office:value="-0.1944344798" calcext:value-type="float">
            <text:p>-0.19443447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638543045" calcext:value-type="float">
            <text:p>6.638543045</text:p>
          </table:table-cell>
          <table:table-cell office:value-type="float" office:value="0.5311177891" calcext:value-type="float">
            <text:p>0.5311177891</text:p>
          </table:table-cell>
          <table:table-cell office:value-type="float" office:value="1.15525487" calcext:value-type="float">
            <text:p>1.15525487</text:p>
          </table:table-cell>
          <table:table-cell office:value-type="float" office:value="0.004973887019" calcext:value-type="float">
            <text:p>0.004973887</text:p>
          </table:table-cell>
          <table:table-cell office:value-type="float" office:value="-0.1924213977" calcext:value-type="float">
            <text:p>-0.19242139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659562582" calcext:value-type="float">
            <text:p>6.659562582</text:p>
          </table:table-cell>
          <table:table-cell office:value-type="float" office:value="0.5071534251" calcext:value-type="float">
            <text:p>0.5071534251</text:p>
          </table:table-cell>
          <table:table-cell office:value-type="float" office:value="-0.4753260451" calcext:value-type="float">
            <text:p>-0.4753260451</text:p>
          </table:table-cell>
          <table:table-cell office:value-type="float" office:value="0.004784777166" calcext:value-type="float">
            <text:p>0.0047847772</text:p>
          </table:table-cell>
          <table:table-cell office:value-type="float" office:value="-0.1918166119" calcext:value-type="float">
            <text:p>-0.1918166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689648121" calcext:value-type="float">
            <text:p>6.689648121</text:p>
          </table:table-cell>
          <table:table-cell office:value-type="float" office:value="0.5561440975" calcext:value-type="float">
            <text:p>0.5561440975</text:p>
          </table:table-cell>
          <table:table-cell office:value-type="float" office:value="0.9886341808" calcext:value-type="float">
            <text:p>0.9886341808</text:p>
          </table:table-cell>
          <table:table-cell office:value-type="float" office:value="0.004614924638" calcext:value-type="float">
            <text:p>0.0046149246</text:p>
          </table:table-cell>
          <table:table-cell office:value-type="float" office:value="-0.1881123169" calcext:value-type="float">
            <text:p>-0.18811231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715536157" calcext:value-type="float">
            <text:p>6.715536157</text:p>
          </table:table-cell>
          <table:table-cell office:value-type="float" office:value="0.5137936008" calcext:value-type="float">
            <text:p>0.5137936008</text:p>
          </table:table-cell>
          <table:table-cell office:value-type="float" office:value="-0.8463165647" calcext:value-type="float">
            <text:p>-0.8463165647</text:p>
          </table:table-cell>
          <table:table-cell office:value-type="float" office:value="0.004508928535" calcext:value-type="float">
            <text:p>0.0045089285</text:p>
          </table:table-cell>
          <table:table-cell office:value-type="float" office:value="-0.184776348" calcext:value-type="float">
            <text:p>-0.1847763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746471034" calcext:value-type="float">
            <text:p>6.746471034</text:p>
          </table:table-cell>
          <table:table-cell office:value-type="float" office:value="0.5811277756" calcext:value-type="float">
            <text:p>0.5811277756</text:p>
          </table:table-cell>
          <table:table-cell office:value-type="float" office:value="1.347165081" calcext:value-type="float">
            <text:p>1.347165081</text:p>
          </table:table-cell>
          <table:table-cell office:value-type="float" office:value="0.004437581567" calcext:value-type="float">
            <text:p>0.0044375816</text:p>
          </table:table-cell>
          <table:table-cell office:value-type="float" office:value="-0.1852765402" calcext:value-type="float">
            <text:p>-0.18527654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6.764426174" calcext:value-type="float">
            <text:p>6.764426174</text:p>
          </table:table-cell>
          <table:table-cell office:value-type="float" office:value="0.4969793628" calcext:value-type="float">
            <text:p>0.4969793628</text:p>
          </table:table-cell>
          <table:table-cell office:value-type="float" office:value="-1.662251681" calcext:value-type="float">
            <text:p>-1.662251681</text:p>
          </table:table-cell>
          <table:table-cell office:value-type="float" office:value="0.004352266433" calcext:value-type="float">
            <text:p>0.0043522664</text:p>
          </table:table-cell>
          <table:table-cell office:value-type="float" office:value="-0.1857767325" calcext:value-type="float">
            <text:p>-0.18577673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6.787854679" calcext:value-type="float">
            <text:p>6.787854679</text:p>
          </table:table-cell>
          <table:table-cell office:value-type="float" office:value="0.4811111839" calcext:value-type="float">
            <text:p>0.4811111839</text:p>
          </table:table-cell>
          <table:table-cell office:value-type="float" office:value="-0.3181507713" calcext:value-type="float">
            <text:p>-0.3181507713</text:p>
          </table:table-cell>
          <table:table-cell office:value-type="float" office:value="0.004119715839" calcext:value-type="float">
            <text:p>0.0041197158</text:p>
          </table:table-cell>
          <table:table-cell office:value-type="float" office:value="-0.1846383341" calcext:value-type="float">
            <text:p>-0.18463833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6.81213703" calcext:value-type="float">
            <text:p>6.81213703</text:p>
          </table:table-cell>
          <table:table-cell office:value-type="float" office:value="0.4391350584" calcext:value-type="float">
            <text:p>0.4391350584</text:p>
          </table:table-cell>
          <table:table-cell office:value-type="float" office:value="-0.8522167917" calcext:value-type="float">
            <text:p>-0.8522167917</text:p>
          </table:table-cell>
          <table:table-cell office:value-type="float" office:value="0.003852131724" calcext:value-type="float">
            <text:p>0.0038521317</text:p>
          </table:table-cell>
          <table:table-cell office:value-type="float" office:value="-0.1884882947" calcext:value-type="float">
            <text:p>-0.18848829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834443273" calcext:value-type="float">
            <text:p>6.834443273</text:p>
          </table:table-cell>
          <table:table-cell office:value-type="float" office:value="0.470120213" calcext:value-type="float">
            <text:p>0.470120213</text:p>
          </table:table-cell>
          <table:table-cell office:value-type="float" office:value="0.6218048184" calcext:value-type="float">
            <text:p>0.6218048184</text:p>
          </table:table-cell>
          <table:table-cell office:value-type="float" office:value="0.004262132885" calcext:value-type="float">
            <text:p>0.0042621329</text:p>
          </table:table-cell>
          <table:table-cell office:value-type="float" office:value="-0.1930400058" calcext:value-type="float">
            <text:p>-0.19304000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858042145" calcext:value-type="float">
            <text:p>6.858042145</text:p>
          </table:table-cell>
          <table:table-cell office:value-type="float" office:value="0.458868973" calcext:value-type="float">
            <text:p>0.458868973</text:p>
          </table:table-cell>
          <table:table-cell office:value-type="float" office:value="-0.2078616319" calcext:value-type="float">
            <text:p>-0.2078616319</text:p>
          </table:table-cell>
          <table:table-cell office:value-type="float" office:value="0.004113218501" calcext:value-type="float">
            <text:p>0.0041132185</text:p>
          </table:table-cell>
          <table:table-cell office:value-type="float" office:value="-0.1870053203" calcext:value-type="float">
            <text:p>-0.18700532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884467118" calcext:value-type="float">
            <text:p>6.884467118</text:p>
          </table:table-cell>
          <table:table-cell office:value-type="float" office:value="0.4866594102" calcext:value-type="float">
            <text:p>0.4866594102</text:p>
          </table:table-cell>
          <table:table-cell office:value-type="float" office:value="0.6061442068" calcext:value-type="float">
            <text:p>0.6061442068</text:p>
          </table:table-cell>
          <table:table-cell office:value-type="float" office:value="0.003957006196" calcext:value-type="float">
            <text:p>0.0039570062</text:p>
          </table:table-cell>
          <table:table-cell office:value-type="float" office:value="-0.1935882738" calcext:value-type="float">
            <text:p>-0.19358827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911841078" calcext:value-type="float">
            <text:p>6.911841078</text:p>
          </table:table-cell>
          <table:table-cell office:value-type="float" office:value="0.5160047844" calcext:value-type="float">
            <text:p>0.5160047844</text:p>
          </table:table-cell>
          <table:table-cell office:value-type="float" office:value="0.5742521056" calcext:value-type="float">
            <text:p>0.5742521056</text:p>
          </table:table-cell>
          <table:table-cell office:value-type="float" office:value="0.003893554189" calcext:value-type="float">
            <text:p>0.0038935542</text:p>
          </table:table-cell>
          <table:table-cell office:value-type="float" office:value="-0.1886653619" calcext:value-type="float">
            <text:p>-0.1886653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956685447" calcext:value-type="float">
            <text:p>6.956685447</text:p>
          </table:table-cell>
          <table:table-cell office:value-type="float" office:value="0.5218696196" calcext:value-type="float">
            <text:p>0.5218696196</text:p>
          </table:table-cell>
          <table:table-cell office:value-type="float" office:value="0.05931918901" calcext:value-type="float">
            <text:p>0.059319189</text:p>
          </table:table-cell>
          <table:table-cell office:value-type="float" office:value="0.003766318576" calcext:value-type="float">
            <text:p>0.0037663186</text:p>
          </table:table-cell>
          <table:table-cell office:value-type="float" office:value="-0.1917836182" calcext:value-type="float">
            <text:p>-0.19178361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981872434" calcext:value-type="float">
            <text:p>6.981872434</text:p>
          </table:table-cell>
          <table:table-cell office:value-type="float" office:value="0.4926718514" calcext:value-type="float">
            <text:p>0.4926718514</text:p>
          </table:table-cell>
          <table:table-cell office:value-type="float" office:value="-0.5666000082" calcext:value-type="float">
            <text:p>-0.5666000082</text:p>
          </table:table-cell>
          <table:table-cell office:value-type="float" office:value="0.004517292055" calcext:value-type="float">
            <text:p>0.0045172921</text:p>
          </table:table-cell>
          <table:table-cell office:value-type="float" office:value="-0.1934086215" calcext:value-type="float">
            <text:p>-0.19340862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7.001522036" calcext:value-type="float">
            <text:p>7.001522036</text:p>
          </table:table-cell>
          <table:table-cell office:value-type="float" office:value="0.4460840986" calcext:value-type="float">
            <text:p>0.4460840986</text:p>
          </table:table-cell>
          <table:table-cell office:value-type="float" office:value="-0.9386751199" calcext:value-type="float">
            <text:p>-0.9386751199</text:p>
          </table:table-cell>
          <table:table-cell office:value-type="float" office:value="0.004233591581" calcext:value-type="float">
            <text:p>0.0042335916</text:p>
          </table:table-cell>
          <table:table-cell office:value-type="float" office:value="-0.1892174555" calcext:value-type="float">
            <text:p>-0.1892174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7.020928429" calcext:value-type="float">
            <text:p>7.020928429</text:p>
          </table:table-cell>
          <table:table-cell office:value-type="float" office:value="0.426655968" calcext:value-type="float">
            <text:p>0.426655968</text:p>
          </table:table-cell>
          <table:table-cell office:value-type="float" office:value="-0.3957314942" calcext:value-type="float">
            <text:p>-0.3957314942</text:p>
          </table:table-cell>
          <table:table-cell office:value-type="float" office:value="0.005539795882" calcext:value-type="float">
            <text:p>0.0055397959</text:p>
          </table:table-cell>
          <table:table-cell office:value-type="float" office:value="-0.1847973455" calcext:value-type="float">
            <text:p>-0.18479734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7.067068253" calcext:value-type="float">
            <text:p>7.067068253</text:p>
          </table:table-cell>
          <table:table-cell office:value-type="float" office:value="0.5693332781" calcext:value-type="float">
            <text:p>0.5693332781</text:p>
          </table:table-cell>
          <table:table-cell office:value-type="float" office:value="2.835004535" calcext:value-type="float">
            <text:p>2.835004535</text:p>
          </table:table-cell>
          <table:table-cell office:value-type="float" office:value="0.005397967485" calcext:value-type="float">
            <text:p>0.0053979675</text:p>
          </table:table-cell>
          <table:table-cell office:value-type="float" office:value="-0.1850492221" calcext:value-type="float">
            <text:p>-0.18504922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7.096372754" calcext:value-type="float">
            <text:p>7.096372754</text:p>
          </table:table-cell>
          <table:table-cell office:value-type="float" office:value="0.6327887291" calcext:value-type="float">
            <text:p>0.6327887291</text:p>
          </table:table-cell>
          <table:table-cell office:value-type="float" office:value="1.269514096" calcext:value-type="float">
            <text:p>1.269514096</text:p>
          </table:table-cell>
          <table:table-cell office:value-type="float" office:value="0.005289186025" calcext:value-type="float">
            <text:p>0.005289186</text:p>
          </table:table-cell>
          <table:table-cell office:value-type="float" office:value="-0.1902567655" calcext:value-type="float">
            <text:p>-0.19025676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7.122261793" calcext:value-type="float">
            <text:p>7.122261793</text:p>
          </table:table-cell>
          <table:table-cell office:value-type="float" office:value="0.6405132765" calcext:value-type="float">
            <text:p>0.6405132765</text:p>
          </table:table-cell>
          <table:table-cell office:value-type="float" office:value="0.124857182" calcext:value-type="float">
            <text:p>0.124857182</text:p>
          </table:table-cell>
          <table:table-cell office:value-type="float" office:value="0.005184628831" calcext:value-type="float">
            <text:p>0.0051846288</text:p>
          </table:table-cell>
          <table:table-cell office:value-type="float" office:value="-0.1877962905" calcext:value-type="float">
            <text:p>-0.18779629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145033637" calcext:value-type="float">
            <text:p>7.145033637</text:p>
          </table:table-cell>
          <table:table-cell office:value-type="float" office:value="0.5318672373" calcext:value-type="float">
            <text:p>0.5318672373</text:p>
          </table:table-cell>
          <table:table-cell office:value-type="float" office:value="-2.819044482" calcext:value-type="float">
            <text:p>-2.819044482</text:p>
          </table:table-cell>
          <table:table-cell office:value-type="float" office:value="0.006334205068" calcext:value-type="float">
            <text:p>0.0063342051</text:p>
          </table:table-cell>
          <table:table-cell office:value-type="float" office:value="-0.1890360599" calcext:value-type="float">
            <text:p>-0.18903605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159753855" calcext:value-type="float">
            <text:p>7.159753855</text:p>
          </table:table-cell>
          <table:table-cell office:value-type="float" office:value="0.434799337" calcext:value-type="float">
            <text:p>0.434799337</text:p>
          </table:table-cell>
          <table:table-cell office:value-type="float" office:value="-1.945769883" calcext:value-type="float">
            <text:p>-1.945769883</text:p>
          </table:table-cell>
          <table:table-cell office:value-type="float" office:value="0.006237949429" calcext:value-type="float">
            <text:p>0.0062379494</text:p>
          </table:table-cell>
          <table:table-cell office:value-type="float" office:value="-0.1885170383" calcext:value-type="float">
            <text:p>-0.18851703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178978037" calcext:value-type="float">
            <text:p>7.178978037</text:p>
          </table:table-cell>
          <table:table-cell office:value-type="float" office:value="0.4234662052" calcext:value-type="float">
            <text:p>0.4234662052</text:p>
          </table:table-cell>
          <table:table-cell office:value-type="float" office:value="-0.226650447" calcext:value-type="float">
            <text:p>-0.226650447</text:p>
          </table:table-cell>
          <table:table-cell office:value-type="float" office:value="0.006087044236" calcext:value-type="float">
            <text:p>0.0060870442</text:p>
          </table:table-cell>
          <table:table-cell office:value-type="float" office:value="-0.1848873244" calcext:value-type="float">
            <text:p>-0.18488732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192994724" calcext:value-type="float">
            <text:p>7.192994724</text:p>
          </table:table-cell>
          <table:table-cell office:value-type="float" office:value="0.3203496445" calcext:value-type="float">
            <text:p>0.3203496445</text:p>
          </table:table-cell>
          <table:table-cell office:value-type="float" office:value="-2.071003457" calcext:value-type="float">
            <text:p>-2.071003457</text:p>
          </table:table-cell>
          <table:table-cell office:value-type="float" office:value="0.005990890772" calcext:value-type="float">
            <text:p>0.0059908908</text:p>
          </table:table-cell>
          <table:table-cell office:value-type="float" office:value="-0.1812576104" calcext:value-type="float">
            <text:p>-0.18125761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201800576" calcext:value-type="float">
            <text:p>7.201800576</text:p>
          </table:table-cell>
          <table:table-cell office:value-type="float" office:value="0.2803761678" calcext:value-type="float">
            <text:p>0.2803761678</text:p>
          </table:table-cell>
          <table:table-cell office:value-type="float" office:value="-0.7950932609" calcext:value-type="float">
            <text:p>-0.7950932609</text:p>
          </table:table-cell>
          <table:table-cell office:value-type="float" office:value="0.005867796955" calcext:value-type="float">
            <text:p>0.005867797</text:p>
          </table:table-cell>
          <table:table-cell office:value-type="float" office:value="-0.1849401718" calcext:value-type="float">
            <text:p>-0.18494017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7.222888766" calcext:value-type="float">
            <text:p>7.222888766</text:p>
          </table:table-cell>
          <table:table-cell office:value-type="float" office:value="0.2934452051" calcext:value-type="float">
            <text:p>0.2934452051</text:p>
          </table:table-cell>
          <table:table-cell office:value-type="float" office:value="0.2625621338" calcext:value-type="float">
            <text:p>0.2625621338</text:p>
          </table:table-cell>
          <table:table-cell office:value-type="float" office:value="0.005689175506" calcext:value-type="float">
            <text:p>0.0056891755</text:p>
          </table:table-cell>
          <table:table-cell office:value-type="float" office:value="-0.1855120408" calcext:value-type="float">
            <text:p>-0.1855120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7.223547175" calcext:value-type="float">
            <text:p>7.223547175</text:p>
          </table:table-cell>
          <table:table-cell office:value-type="float" office:value="0.2039967867" calcext:value-type="float">
            <text:p>0.2039967867</text:p>
          </table:table-cell>
          <table:table-cell office:value-type="float" office:value="-1.788847871" calcext:value-type="float">
            <text:p>-1.788847871</text:p>
          </table:table-cell>
          <table:table-cell office:value-type="float" office:value="0.006382593694" calcext:value-type="float">
            <text:p>0.0063825937</text:p>
          </table:table-cell>
          <table:table-cell office:value-type="float" office:value="-0.1830741291" calcext:value-type="float">
            <text:p>-0.18307412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7.239408723" calcext:value-type="float">
            <text:p>7.239408723</text:p>
          </table:table-cell>
          <table:table-cell office:value-type="float" office:value="0.2512499343" calcext:value-type="float">
            <text:p>0.2512499343</text:p>
          </table:table-cell>
          <table:table-cell office:value-type="float" office:value="0.944113965" calcext:value-type="float">
            <text:p>0.944113965</text:p>
          </table:table-cell>
          <table:table-cell office:value-type="float" office:value="0.00613409942" calcext:value-type="float">
            <text:p>0.0061340994</text:p>
          </table:table-cell>
          <table:table-cell office:value-type="float" office:value="-0.1805134954" calcext:value-type="float">
            <text:p>-0.18051349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259979886" calcext:value-type="float">
            <text:p>7.259979886</text:p>
          </table:table-cell>
          <table:table-cell office:value-type="float" office:value="0.2485418536" calcext:value-type="float">
            <text:p>0.2485418536</text:p>
          </table:table-cell>
          <table:table-cell office:value-type="float" office:value="-0.05470432818" calcext:value-type="float">
            <text:p>-0.0547043282</text:p>
          </table:table-cell>
          <table:table-cell office:value-type="float" office:value="0.00585535144" calcext:value-type="float">
            <text:p>0.0058553514</text:p>
          </table:table-cell>
          <table:table-cell office:value-type="float" office:value="-0.1856077848" calcext:value-type="float">
            <text:p>-0.1856077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283009429" calcext:value-type="float">
            <text:p>7.283009429</text:p>
          </table:table-cell>
          <table:table-cell office:value-type="float" office:value="0.3885237762" calcext:value-type="float">
            <text:p>0.3885237762</text:p>
          </table:table-cell>
          <table:table-cell office:value-type="float" office:value="2.63261845" calcext:value-type="float">
            <text:p>2.63261845</text:p>
          </table:table-cell>
          <table:table-cell office:value-type="float" office:value="0.005902818337" calcext:value-type="float">
            <text:p>0.0059028183</text:p>
          </table:table-cell>
          <table:table-cell office:value-type="float" office:value="-0.1780107837" calcext:value-type="float">
            <text:p>-0.1780107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310269628" calcext:value-type="float">
            <text:p>7.310269628</text:p>
          </table:table-cell>
          <table:table-cell office:value-type="float" office:value="0.4777475799" calcext:value-type="float">
            <text:p>0.4777475799</text:p>
          </table:table-cell>
          <table:table-cell office:value-type="float" office:value="1.913368006" calcext:value-type="float">
            <text:p>1.913368006</text:p>
          </table:table-cell>
          <table:table-cell office:value-type="float" office:value="0.006049302587" calcext:value-type="float">
            <text:p>0.0060493026</text:p>
          </table:table-cell>
          <table:table-cell office:value-type="float" office:value="-0.1777339968" calcext:value-type="float">
            <text:p>-0.17773399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342220358" calcext:value-type="float">
            <text:p>7.342220358</text:p>
          </table:table-cell>
          <table:table-cell office:value-type="float" office:value="0.5505339294" calcext:value-type="float">
            <text:p>0.5505339294</text:p>
          </table:table-cell>
          <table:table-cell office:value-type="float" office:value="1.444086668" calcext:value-type="float">
            <text:p>1.444086668</text:p>
          </table:table-cell>
          <table:table-cell office:value-type="float" office:value="0.006101728309" calcext:value-type="float">
            <text:p>0.0061017283</text:p>
          </table:table-cell>
          <table:table-cell office:value-type="float" office:value="-0.1781754132" calcext:value-type="float">
            <text:p>-0.17817541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37393553" calcext:value-type="float">
            <text:p>7.37393553</text:p>
          </table:table-cell>
          <table:table-cell office:value-type="float" office:value="0.6161196786" calcext:value-type="float">
            <text:p>0.6161196786</text:p>
          </table:table-cell>
          <table:table-cell office:value-type="float" office:value="1.302547473" calcext:value-type="float">
            <text:p>1.302547473</text:p>
          </table:table-cell>
          <table:table-cell office:value-type="float" office:value="0.006100537151" calcext:value-type="float">
            <text:p>0.0061005372</text:p>
          </table:table-cell>
          <table:table-cell office:value-type="float" office:value="-0.1758544766" calcext:value-type="float">
            <text:p>-0.17585447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7.406828661" calcext:value-type="float">
            <text:p>7.406828661</text:p>
          </table:table-cell>
          <table:table-cell office:value-type="float" office:value="0.6426222333" calcext:value-type="float">
            <text:p>0.6426222333</text:p>
          </table:table-cell>
          <table:table-cell office:value-type="float" office:value="0.5350698033" calcext:value-type="float">
            <text:p>0.5350698033</text:p>
          </table:table-cell>
          <table:table-cell office:value-type="float" office:value="0.006166206701" calcext:value-type="float">
            <text:p>0.0061662067</text:p>
          </table:table-cell>
          <table:table-cell office:value-type="float" office:value="-0.1728153367" calcext:value-type="float">
            <text:p>-0.1728153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444152265" calcext:value-type="float">
            <text:p>7.444152265</text:p>
          </table:table-cell>
          <table:table-cell office:value-type="float" office:value="0.6782088859" calcext:value-type="float">
            <text:p>0.6782088859</text:p>
          </table:table-cell>
          <table:table-cell office:value-type="float" office:value="0.7061960789" calcext:value-type="float">
            <text:p>0.7061960789</text:p>
          </table:table-cell>
          <table:table-cell office:value-type="float" office:value="0.004755126641" calcext:value-type="float">
            <text:p>0.0047551266</text:p>
          </table:table-cell>
          <table:table-cell office:value-type="float" office:value="-0.174057893" calcext:value-type="float">
            <text:p>-0.1740578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47206104" calcext:value-type="float">
            <text:p>7.47206104</text:p>
          </table:table-cell>
          <table:table-cell office:value-type="float" office:value="0.6521697936" calcext:value-type="float">
            <text:p>0.6521697936</text:p>
          </table:table-cell>
          <table:table-cell office:value-type="float" office:value="-0.5147896336" calcext:value-type="float">
            <text:p>-0.5147896336</text:p>
          </table:table-cell>
          <table:table-cell office:value-type="float" office:value="0.004791471252" calcext:value-type="float">
            <text:p>0.0047914713</text:p>
          </table:table-cell>
          <table:table-cell office:value-type="float" office:value="-0.1677987192" calcext:value-type="float">
            <text:p>-0.16779871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512438088" calcext:value-type="float">
            <text:p>7.512438088</text:p>
          </table:table-cell>
          <table:table-cell office:value-type="float" office:value="0.7034999456" calcext:value-type="float">
            <text:p>0.7034999456</text:p>
          </table:table-cell>
          <table:table-cell office:value-type="float" office:value="1.040003486" calcext:value-type="float">
            <text:p>1.040003486</text:p>
          </table:table-cell>
          <table:table-cell office:value-type="float" office:value="0.004966420456" calcext:value-type="float">
            <text:p>0.0049664205</text:p>
          </table:table-cell>
          <table:table-cell office:value-type="float" office:value="-0.1664551675" calcext:value-type="float">
            <text:p>-0.16645516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538395605" calcext:value-type="float">
            <text:p>7.538395605</text:p>
          </table:table-cell>
          <table:table-cell office:value-type="float" office:value="0.6300908849" calcext:value-type="float">
            <text:p>0.6300908849</text:p>
          </table:table-cell>
          <table:table-cell office:value-type="float" office:value="-1.471821885" calcext:value-type="float">
            <text:p>-1.471821885</text:p>
          </table:table-cell>
          <table:table-cell office:value-type="float" office:value="0.004984255328" calcext:value-type="float">
            <text:p>0.0049842553</text:p>
          </table:table-cell>
          <table:table-cell office:value-type="float" office:value="-0.1647530248" calcext:value-type="float">
            <text:p>-0.16475302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581815288" calcext:value-type="float">
            <text:p>7.581815288</text:p>
          </table:table-cell>
          <table:table-cell office:value-type="float" office:value="0.7333558648" calcext:value-type="float">
            <text:p>0.7333558648</text:p>
          </table:table-cell>
          <table:table-cell office:value-type="float" office:value="2.049018507" calcext:value-type="float">
            <text:p>2.049018507</text:p>
          </table:table-cell>
          <table:table-cell office:value-type="float" office:value="0.003613902698" calcext:value-type="float">
            <text:p>0.0036139027</text:p>
          </table:table-cell>
          <table:table-cell office:value-type="float" office:value="-0.1710671008" calcext:value-type="float">
            <text:p>-0.17106710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614060663" calcext:value-type="float">
            <text:p>7.614060663</text:p>
          </table:table-cell>
          <table:table-cell office:value-type="float" office:value="0.6372167276" calcext:value-type="float">
            <text:p>0.6372167276</text:p>
          </table:table-cell>
          <table:table-cell office:value-type="float" office:value="-1.579187437" calcext:value-type="float">
            <text:p>-1.579187437</text:p>
          </table:table-cell>
          <table:table-cell office:value-type="float" office:value="0.003702139889" calcext:value-type="float">
            <text:p>0.0037021399</text:p>
          </table:table-cell>
          <table:table-cell office:value-type="float" office:value="-0.1728393561" calcext:value-type="float">
            <text:p>-0.17283935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687626936" calcext:value-type="float">
            <text:p>7.687626936</text:p>
          </table:table-cell>
          <table:table-cell office:value-type="float" office:value="0.7395631432" calcext:value-type="float">
            <text:p>0.7395631432</text:p>
          </table:table-cell>
          <table:table-cell office:value-type="float" office:value="1.151197328" calcext:value-type="float">
            <text:p>1.151197328</text:p>
          </table:table-cell>
          <table:table-cell office:value-type="float" office:value="0.002730856313" calcext:value-type="float">
            <text:p>0.0027308563</text:p>
          </table:table-cell>
          <table:table-cell office:value-type="float" office:value="-0.1723646234" calcext:value-type="float">
            <text:p>-0.17236462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705034108" calcext:value-type="float">
            <text:p>7.705034108</text:p>
          </table:table-cell>
          <table:table-cell office:value-type="float" office:value="0.5694758011" calcext:value-type="float">
            <text:p>0.5694758011</text:p>
          </table:table-cell>
          <table:table-cell office:value-type="float" office:value="-3.432452532" calcext:value-type="float">
            <text:p>-3.432452532</text:p>
          </table:table-cell>
          <table:table-cell office:value-type="float" office:value="0.003005508366" calcext:value-type="float">
            <text:p>0.0030055084</text:p>
          </table:table-cell>
          <table:table-cell office:value-type="float" office:value="-0.1691146497" calcext:value-type="float">
            <text:p>-0.16911464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729427457" calcext:value-type="float">
            <text:p>7.729427457</text:p>
          </table:table-cell>
          <table:table-cell office:value-type="float" office:value="0.5548190429" calcext:value-type="float">
            <text:p>0.5548190429</text:p>
          </table:table-cell>
          <table:table-cell office:value-type="float" office:value="-0.2918296807" calcext:value-type="float">
            <text:p>-0.2918296807</text:p>
          </table:table-cell>
          <table:table-cell office:value-type="float" office:value="0.003320695683" calcext:value-type="float">
            <text:p>0.0033206957</text:p>
          </table:table-cell>
          <table:table-cell office:value-type="float" office:value="-0.1662931084" calcext:value-type="float">
            <text:p>-0.16629310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750699623" calcext:value-type="float">
            <text:p>7.750699623</text:p>
          </table:table-cell>
          <table:table-cell office:value-type="float" office:value="0.4194647209" calcext:value-type="float">
            <text:p>0.4194647209</text:p>
          </table:table-cell>
          <table:table-cell office:value-type="float" office:value="-2.681447672" calcext:value-type="float">
            <text:p>-2.681447672</text:p>
          </table:table-cell>
          <table:table-cell office:value-type="float" office:value="0.002810580121" calcext:value-type="float">
            <text:p>0.0028105801</text:p>
          </table:table-cell>
          <table:table-cell office:value-type="float" office:value="-0.1683456176" calcext:value-type="float">
            <text:p>-0.16834561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788548319" calcext:value-type="float">
            <text:p>7.788548319</text:p>
          </table:table-cell>
          <table:table-cell office:value-type="float" office:value="0.4291311281" calcext:value-type="float">
            <text:p>0.4291311281</text:p>
          </table:table-cell>
          <table:table-cell office:value-type="float" office:value="0.09712332947" calcext:value-type="float">
            <text:p>0.0971233295</text:p>
          </table:table-cell>
          <table:table-cell office:value-type="float" office:value="0.002590815966" calcext:value-type="float">
            <text:p>0.002590816</text:p>
          </table:table-cell>
          <table:table-cell office:value-type="float" office:value="-0.1694782146" calcext:value-type="float">
            <text:p>-0.16947821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809003351" calcext:value-type="float">
            <text:p>7.809003351</text:p>
          </table:table-cell>
          <table:table-cell office:value-type="float" office:value="0.4026399417" calcext:value-type="float">
            <text:p>0.4026399417</text:p>
          </table:table-cell>
          <table:table-cell office:value-type="float" office:value="-0.5260939337" calcext:value-type="float">
            <text:p>-0.5260939337</text:p>
          </table:table-cell>
          <table:table-cell office:value-type="float" office:value="0.002856393088" calcext:value-type="float">
            <text:p>0.0028563931</text:p>
          </table:table-cell>
          <table:table-cell office:value-type="float" office:value="-0.171749869" calcext:value-type="float">
            <text:p>-0.1717498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829546328" calcext:value-type="float">
            <text:p>7.829546328</text:p>
          </table:table-cell>
          <table:table-cell office:value-type="float" office:value="0.3967137989" calcext:value-type="float">
            <text:p>0.3967137989</text:p>
          </table:table-cell>
          <table:table-cell office:value-type="float" office:value="-0.1164389058" calcext:value-type="float">
            <text:p>-0.1164389058</text:p>
          </table:table-cell>
          <table:table-cell office:value-type="float" office:value="0.003030707636" calcext:value-type="float">
            <text:p>0.0030307076</text:p>
          </table:table-cell>
          <table:table-cell office:value-type="float" office:value="-0.170231739" calcext:value-type="float">
            <text:p>-0.1702317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850000228" calcext:value-type="float">
            <text:p>7.850000228</text:p>
          </table:table-cell>
          <table:table-cell office:value-type="float" office:value="0.4020560767" calcext:value-type="float">
            <text:p>0.4020560767</text:p>
          </table:table-cell>
          <table:table-cell office:value-type="float" office:value="0.1035112535" calcext:value-type="float">
            <text:p>0.1035112535</text:p>
          </table:table-cell>
          <table:table-cell office:value-type="float" office:value="0.003097190691" calcext:value-type="float">
            <text:p>0.0030971907</text:p>
          </table:table-cell>
          <table:table-cell office:value-type="float" office:value="-0.1694494033" calcext:value-type="float">
            <text:p>-0.16944940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873371965" calcext:value-type="float">
            <text:p>7.873371965</text:p>
          </table:table-cell>
          <table:table-cell office:value-type="float" office:value="0.4326816425" calcext:value-type="float">
            <text:p>0.4326816425</text:p>
          </table:table-cell>
          <table:table-cell office:value-type="float" office:value="0.6526906665" calcext:value-type="float">
            <text:p>0.6526906665</text:p>
          </table:table-cell>
          <table:table-cell office:value-type="float" office:value="0.003235149698" calcext:value-type="float">
            <text:p>0.0032351497</text:p>
          </table:table-cell>
          <table:table-cell office:value-type="float" office:value="-0.1690349649" calcext:value-type="float">
            <text:p>-0.16903496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917430072" calcext:value-type="float">
            <text:p>7.917430072</text:p>
          </table:table-cell>
          <table:table-cell office:value-type="float" office:value="0.4444091502" calcext:value-type="float">
            <text:p>0.4444091502</text:p>
          </table:table-cell>
          <table:table-cell office:value-type="float" office:value="0.1168057908" calcext:value-type="float">
            <text:p>0.1168057908</text:p>
          </table:table-cell>
          <table:table-cell office:value-type="float" office:value="0.004318709189" calcext:value-type="float">
            <text:p>0.0043187092</text:p>
          </table:table-cell>
          <table:table-cell office:value-type="float" office:value="-0.1686526264" calcext:value-type="float">
            <text:p>-0.16865262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938750638" calcext:value-type="float">
            <text:p>7.938750638</text:p>
          </table:table-cell>
          <table:table-cell office:value-type="float" office:value="0.4531471536" calcext:value-type="float">
            <text:p>0.4531471536</text:p>
          </table:table-cell>
          <table:table-cell office:value-type="float" office:value="0.1731677183" calcext:value-type="float">
            <text:p>0.1731677183</text:p>
          </table:table-cell>
          <table:table-cell office:value-type="float" office:value="0.004442111666" calcext:value-type="float">
            <text:p>0.0044421117</text:p>
          </table:table-cell>
          <table:table-cell office:value-type="float" office:value="-0.1683764478" calcext:value-type="float">
            <text:p>-0.1683764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960977843" calcext:value-type="float">
            <text:p>7.960977843</text:p>
          </table:table-cell>
          <table:table-cell office:value-type="float" office:value="0.4394705328" calcext:value-type="float">
            <text:p>0.4394705328</text:p>
          </table:table-cell>
          <table:table-cell office:value-type="float" office:value="-0.2812382134" calcext:value-type="float">
            <text:p>-0.2812382134</text:p>
          </table:table-cell>
          <table:table-cell office:value-type="float" office:value="0.004445757629" calcext:value-type="float">
            <text:p>0.0044457576</text:p>
          </table:table-cell>
          <table:table-cell office:value-type="float" office:value="-0.1743644531" calcext:value-type="float">
            <text:p>-0.1743644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976474691" calcext:value-type="float">
            <text:p>7.976474691</text:p>
          </table:table-cell>
          <table:table-cell office:value-type="float" office:value="0.3934341792" calcext:value-type="float">
            <text:p>0.3934341792</text:p>
          </table:table-cell>
          <table:table-cell office:value-type="float" office:value="-0.8933136002" calcext:value-type="float">
            <text:p>-0.8933136002</text:p>
          </table:table-cell>
          <table:table-cell office:value-type="float" office:value="0.00450319411" calcext:value-type="float">
            <text:p>0.0045031941</text:p>
          </table:table-cell>
          <table:table-cell office:value-type="float" office:value="-0.1730634918" calcext:value-type="float">
            <text:p>-0.17306349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8.001169581" calcext:value-type="float">
            <text:p>8.001169581</text:p>
          </table:table-cell>
          <table:table-cell office:value-type="float" office:value="0.4214811094" calcext:value-type="float">
            <text:p>0.4214811094</text:p>
          </table:table-cell>
          <table:table-cell office:value-type="float" office:value="0.5754408519" calcext:value-type="float">
            <text:p>0.5754408519</text:p>
          </table:table-cell>
          <table:table-cell office:value-type="float" office:value="0.004544907298" calcext:value-type="float">
            <text:p>0.0045449073</text:p>
          </table:table-cell>
          <table:table-cell office:value-type="float" office:value="-0.1710089651" calcext:value-type="float">
            <text:p>-0.1710089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8.041473299" calcext:value-type="float">
            <text:p>8.041473299</text:p>
          </table:table-cell>
          <table:table-cell office:value-type="float" office:value="0.4022424208" calcext:value-type="float">
            <text:p>0.4022424208</text:p>
          </table:table-cell>
          <table:table-cell office:value-type="float" office:value="-0.190627537" calcext:value-type="float">
            <text:p>-0.190627537</text:p>
          </table:table-cell>
          <table:table-cell office:value-type="float" office:value="0.00547604344" calcext:value-type="float">
            <text:p>0.0054760434</text:p>
          </table:table-cell>
          <table:table-cell office:value-type="float" office:value="-0.1697300017" calcext:value-type="float">
            <text:p>-0.16973000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8.072162473" calcext:value-type="float">
            <text:p>8.072162473</text:p>
          </table:table-cell>
          <table:table-cell office:value-type="float" office:value="0.468248715" calcext:value-type="float">
            <text:p>0.468248715</text:p>
          </table:table-cell>
          <table:table-cell office:value-type="float" office:value="1.072664204" calcext:value-type="float">
            <text:p>1.072664204</text:p>
          </table:table-cell>
          <table:table-cell office:value-type="float" office:value="0.005586614055" calcext:value-type="float">
            <text:p>0.0055866141</text:p>
          </table:table-cell>
          <table:table-cell office:value-type="float" office:value="-0.1674978712" calcext:value-type="float">
            <text:p>-0.16749787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8.089402102" calcext:value-type="float">
            <text:p>8.089402102</text:p>
          </table:table-cell>
          <table:table-cell office:value-type="float" office:value="0.4498697274" calcext:value-type="float">
            <text:p>0.4498697274</text:p>
          </table:table-cell>
          <table:table-cell office:value-type="float" office:value="-0.4813712444" calcext:value-type="float">
            <text:p>-0.4813712444</text:p>
          </table:table-cell>
          <table:table-cell office:value-type="float" office:value="0.005612509038" calcext:value-type="float">
            <text:p>0.005612509</text:p>
          </table:table-cell>
          <table:table-cell office:value-type="float" office:value="-0.164098152" calcext:value-type="float">
            <text:p>-0.1640981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8.111712002" calcext:value-type="float">
            <text:p>8.111712002</text:p>
          </table:table-cell>
          <table:table-cell office:value-type="float" office:value="0.4653147241" calcext:value-type="float">
            <text:p>0.4653147241</text:p>
          </table:table-cell>
          <table:table-cell office:value-type="float" office:value="0.3085457852" calcext:value-type="float">
            <text:p>0.3085457852</text:p>
          </table:table-cell>
          <table:table-cell office:value-type="float" office:value="0.005625835507" calcext:value-type="float">
            <text:p>0.0056258355</text:p>
          </table:table-cell>
          <table:table-cell office:value-type="float" office:value="-0.1649008177" calcext:value-type="float">
            <text:p>-0.16490081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132975949" calcext:value-type="float">
            <text:p>8.132975949</text:p>
          </table:table-cell>
          <table:table-cell office:value-type="float" office:value="0.44199288" calcext:value-type="float">
            <text:p>0.44199288</text:p>
          </table:table-cell>
          <table:table-cell office:value-type="float" office:value="-0.4702574126" calcext:value-type="float">
            <text:p>-0.4702574126</text:p>
          </table:table-cell>
          <table:table-cell office:value-type="float" office:value="0.006432362355" calcext:value-type="float">
            <text:p>0.0064323624</text:p>
          </table:table-cell>
          <table:table-cell office:value-type="float" office:value="-0.1655321832" calcext:value-type="float">
            <text:p>-0.16553218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176066371" calcext:value-type="float">
            <text:p>8.176066371</text:p>
          </table:table-cell>
          <table:table-cell office:value-type="float" office:value="0.4357666267" calcext:value-type="float">
            <text:p>0.4357666267</text:p>
          </table:table-cell>
          <table:table-cell office:value-type="float" office:value="-0.06254384045" calcext:value-type="float">
            <text:p>-0.0625438405</text:p>
          </table:table-cell>
          <table:table-cell office:value-type="float" office:value="0.007224643293" calcext:value-type="float">
            <text:p>0.0072246433</text:p>
          </table:table-cell>
          <table:table-cell office:value-type="float" office:value="-0.1699981206" calcext:value-type="float">
            <text:p>-0.16999812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192610238" calcext:value-type="float">
            <text:p>8.192610238</text:p>
          </table:table-cell>
          <table:table-cell office:value-type="float" office:value="0.3961127662" calcext:value-type="float">
            <text:p>0.3961127662</text:p>
          </table:table-cell>
          <table:table-cell office:value-type="float" office:value="-0.7831242027" calcext:value-type="float">
            <text:p>-0.7831242027</text:p>
          </table:table-cell>
          <table:table-cell office:value-type="float" office:value="0.007055756355" calcext:value-type="float">
            <text:p>0.0070557564</text:p>
          </table:table-cell>
          <table:table-cell office:value-type="float" office:value="-0.1634213687" calcext:value-type="float">
            <text:p>-0.1634213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12865547" calcext:value-type="float">
            <text:p>8.212865547</text:p>
          </table:table-cell>
          <table:table-cell office:value-type="float" office:value="0.3863851333" calcext:value-type="float">
            <text:p>0.3863851333</text:p>
          </table:table-cell>
          <table:table-cell office:value-type="float" office:value="-0.1918984347" calcext:value-type="float">
            <text:p>-0.1918984347</text:p>
          </table:table-cell>
          <table:table-cell office:value-type="float" office:value="0.006933102274" calcext:value-type="float">
            <text:p>0.0069331023</text:p>
          </table:table-cell>
          <table:table-cell office:value-type="float" office:value="-0.161683609" calcext:value-type="float">
            <text:p>-0.1616836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41463064" calcext:value-type="float">
            <text:p>8.241463064</text:p>
          </table:table-cell>
          <table:table-cell office:value-type="float" office:value="0.4347966983" calcext:value-type="float">
            <text:p>0.4347966983</text:p>
          </table:table-cell>
          <table:table-cell office:value-type="float" office:value="0.9786177216" calcext:value-type="float">
            <text:p>0.9786177216</text:p>
          </table:table-cell>
          <table:table-cell office:value-type="float" office:value="0.006833594933" calcext:value-type="float">
            <text:p>0.0068335949</text:p>
          </table:table-cell>
          <table:table-cell office:value-type="float" office:value="-0.1606810554" calcext:value-type="float">
            <text:p>-0.16068105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60660019" calcext:value-type="float">
            <text:p>8.260660019</text:p>
          </table:table-cell>
          <table:table-cell office:value-type="float" office:value="0.4550932424" calcext:value-type="float">
            <text:p>0.4550932424</text:p>
          </table:table-cell>
          <table:table-cell office:value-type="float" office:value="0.4098168239" calcext:value-type="float">
            <text:p>0.4098168239</text:p>
          </table:table-cell>
          <table:table-cell office:value-type="float" office:value="0.006773443992" calcext:value-type="float">
            <text:p>0.006773444</text:p>
          </table:table-cell>
          <table:table-cell office:value-type="float" office:value="-0.1604137077" calcext:value-type="float">
            <text:p>-0.16041370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88888246" calcext:value-type="float">
            <text:p>8.288888246</text:p>
          </table:table-cell>
          <table:table-cell office:value-type="float" office:value="0.5012967041" calcext:value-type="float">
            <text:p>0.5012967041</text:p>
          </table:table-cell>
          <table:table-cell office:value-type="float" office:value="0.8808995697" calcext:value-type="float">
            <text:p>0.8808995697</text:p>
          </table:table-cell>
          <table:table-cell office:value-type="float" office:value="0.006705405934" calcext:value-type="float">
            <text:p>0.0067054059</text:p>
          </table:table-cell>
          <table:table-cell office:value-type="float" office:value="-0.1594111541" calcext:value-type="float">
            <text:p>-0.15941115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318344636" calcext:value-type="float">
            <text:p>8.318344636</text:p>
          </table:table-cell>
          <table:table-cell office:value-type="float" office:value="0.5118146523" calcext:value-type="float">
            <text:p>0.5118146523</text:p>
          </table:table-cell>
          <table:table-cell office:value-type="float" office:value="0.217683086" calcext:value-type="float">
            <text:p>0.217683086</text:p>
          </table:table-cell>
          <table:table-cell office:value-type="float" office:value="0.007267754003" calcext:value-type="float">
            <text:p>0.007267754</text:p>
          </table:table-cell>
          <table:table-cell office:value-type="float" office:value="-0.1583789578" calcext:value-type="float">
            <text:p>-0.15837895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358865549" calcext:value-type="float">
            <text:p>8.358865549</text:p>
          </table:table-cell>
          <table:table-cell office:value-type="float" office:value="0.6539280703" calcext:value-type="float">
            <text:p>0.6539280703</text:p>
          </table:table-cell>
          <table:table-cell office:value-type="float" office:value="2.854671508" calcext:value-type="float">
            <text:p>2.854671508</text:p>
          </table:table-cell>
          <table:table-cell office:value-type="float" office:value="0.007270342551" calcext:value-type="float">
            <text:p>0.0072703426</text:p>
          </table:table-cell>
          <table:table-cell office:value-type="float" office:value="-0.1575627183" calcext:value-type="float">
            <text:p>-0.1575627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412583825" calcext:value-type="float">
            <text:p>8.412583825</text:p>
          </table:table-cell>
          <table:table-cell office:value-type="float" office:value="0.6535497976" calcext:value-type="float">
            <text:p>0.6535497976</text:p>
          </table:table-cell>
          <table:table-cell office:value-type="float" office:value="-0.003781827942" calcext:value-type="float">
            <text:p>-0.0037818279</text:p>
          </table:table-cell>
          <table:table-cell office:value-type="float" office:value="0.007347449845" calcext:value-type="float">
            <text:p>0.0073474498</text:p>
          </table:table-cell>
          <table:table-cell office:value-type="float" office:value="-0.1567464789" calcext:value-type="float">
            <text:p>-0.15674647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432966267" calcext:value-type="float">
            <text:p>8.432966267</text:p>
          </table:table-cell>
          <table:table-cell office:value-type="float" office:value="0.5881483944" calcext:value-type="float">
            <text:p>0.5881483944</text:p>
          </table:table-cell>
          <table:table-cell office:value-type="float" office:value="-1.326595519" calcext:value-type="float">
            <text:p>-1.326595519</text:p>
          </table:table-cell>
          <table:table-cell office:value-type="float" office:value="0.007242579854" calcext:value-type="float">
            <text:p>0.0072425799</text:p>
          </table:table-cell>
          <table:table-cell office:value-type="float" office:value="-0.152729438" calcext:value-type="float">
            <text:p>-0.1527294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482811673" calcext:value-type="float">
            <text:p>8.482811673</text:p>
          </table:table-cell>
          <table:table-cell office:value-type="float" office:value="0.4827667166" calcext:value-type="float">
            <text:p>0.4827667166</text:p>
          </table:table-cell>
          <table:table-cell office:value-type="float" office:value="-1.052454555" calcext:value-type="float">
            <text:p>-1.052454555</text:p>
          </table:table-cell>
          <table:table-cell office:value-type="float" office:value="0.006568753367" calcext:value-type="float">
            <text:p>0.0065687534</text:p>
          </table:table-cell>
          <table:table-cell office:value-type="float" office:value="-0.14881894" calcext:value-type="float">
            <text:p>-0.148818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498673321" calcext:value-type="float">
            <text:p>8.498673321</text:p>
          </table:table-cell>
          <table:table-cell office:value-type="float" office:value="0.4086286495" calcext:value-type="float">
            <text:p>0.4086286495</text:p>
          </table:table-cell>
          <table:table-cell office:value-type="float" office:value="-1.470645458" calcext:value-type="float">
            <text:p>-1.470645458</text:p>
          </table:table-cell>
          <table:table-cell office:value-type="float" office:value="0.006430687157" calcext:value-type="float">
            <text:p>0.0064306872</text:p>
          </table:table-cell>
          <table:table-cell office:value-type="float" office:value="-0.1449928557" calcext:value-type="float">
            <text:p>-0.14499285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531857716" calcext:value-type="float">
            <text:p>8.531857716</text:p>
          </table:table-cell>
          <table:table-cell office:value-type="float" office:value="0.4913872826" calcext:value-type="float">
            <text:p>0.4913872826</text:p>
          </table:table-cell>
          <table:table-cell office:value-type="float" office:value="1.650243254" calcext:value-type="float">
            <text:p>1.650243254</text:p>
          </table:table-cell>
          <table:table-cell office:value-type="float" office:value="0.006338829149" calcext:value-type="float">
            <text:p>0.0063388291</text:p>
          </table:table-cell>
          <table:table-cell office:value-type="float" office:value="-0.1451798897" calcext:value-type="float">
            <text:p>-0.14517988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550511744" calcext:value-type="float">
            <text:p>8.550511744</text:p>
          </table:table-cell>
          <table:table-cell office:value-type="float" office:value="0.4273565165" calcext:value-type="float">
            <text:p>0.4273565165</text:p>
          </table:table-cell>
          <table:table-cell office:value-type="float" office:value="-1.049388437" calcext:value-type="float">
            <text:p>-1.049388437</text:p>
          </table:table-cell>
          <table:table-cell office:value-type="float" office:value="0.006332120226" calcext:value-type="float">
            <text:p>0.0063321202</text:p>
          </table:table-cell>
          <table:table-cell office:value-type="float" office:value="-0.1418894331" calcext:value-type="float">
            <text:p>-0.14188943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8.574263125" calcext:value-type="float">
            <text:p>8.574263125</text:p>
          </table:table-cell>
          <table:table-cell office:value-type="float" office:value="0.5244809282" calcext:value-type="float">
            <text:p>0.5244809282</text:p>
          </table:table-cell>
          <table:table-cell office:value-type="float" office:value="2.478119361" calcext:value-type="float">
            <text:p>2.478119361</text:p>
          </table:table-cell>
          <table:table-cell office:value-type="float" office:value="0.005852574049" calcext:value-type="float">
            <text:p>0.005852574</text:p>
          </table:table-cell>
          <table:table-cell office:value-type="float" office:value="-0.1418096563" calcext:value-type="float">
            <text:p>-0.14180965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8.5979467" calcext:value-type="float">
            <text:p>8.5979467</text:p>
          </table:table-cell>
          <table:table-cell office:value-type="float" office:value="0.4619870584" calcext:value-type="float">
            <text:p>0.4619870584</text:p>
          </table:table-cell>
          <table:table-cell office:value-type="float" office:value="-1.251350336" calcext:value-type="float">
            <text:p>-1.251350336</text:p>
          </table:table-cell>
          <table:table-cell office:value-type="float" office:value="0.005985197637" calcext:value-type="float">
            <text:p>0.0059851976</text:p>
          </table:table-cell>
          <table:table-cell office:value-type="float" office:value="-0.1401104073" calcext:value-type="float">
            <text:p>-0.14011040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39300631" calcext:value-type="float">
            <text:p>8.639300631</text:p>
          </table:table-cell>
          <table:table-cell office:value-type="float" office:value="0.498165471" calcext:value-type="float">
            <text:p>0.498165471</text:p>
          </table:table-cell>
          <table:table-cell office:value-type="float" office:value="0.3624082118" calcext:value-type="float">
            <text:p>0.3624082118</text:p>
          </table:table-cell>
          <table:table-cell office:value-type="float" office:value="0.005467177372" calcext:value-type="float">
            <text:p>0.0054671774</text:p>
          </table:table-cell>
          <table:table-cell office:value-type="float" office:value="-0.1387950366" calcext:value-type="float">
            <text:p>-0.1387950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63143423" calcext:value-type="float">
            <text:p>8.663143423</text:p>
          </table:table-cell>
          <table:table-cell office:value-type="float" office:value="0.4552768916" calcext:value-type="float">
            <text:p>0.4552768916</text:p>
          </table:table-cell>
          <table:table-cell office:value-type="float" office:value="-0.8586574146" calcext:value-type="float">
            <text:p>-0.8586574146</text:p>
          </table:table-cell>
          <table:table-cell office:value-type="float" office:value="0.005510129573" calcext:value-type="float">
            <text:p>0.0055101296</text:p>
          </table:table-cell>
          <table:table-cell office:value-type="float" office:value="-0.1381589358" calcext:value-type="float">
            <text:p>-0.13815893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88455715" calcext:value-type="float">
            <text:p>8.688455715</text:p>
          </table:table-cell>
          <table:table-cell office:value-type="float" office:value="0.4662979353" calcext:value-type="float">
            <text:p>0.4662979353</text:p>
          </table:table-cell>
          <table:table-cell office:value-type="float" office:value="0.2208767383" calcext:value-type="float">
            <text:p>0.2208767383</text:p>
          </table:table-cell>
          <table:table-cell office:value-type="float" office:value="0.005626468061" calcext:value-type="float">
            <text:p>0.0056264681</text:p>
          </table:table-cell>
          <table:table-cell office:value-type="float" office:value="-0.1387672522" calcext:value-type="float">
            <text:p>-0.13876725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713072535" calcext:value-type="float">
            <text:p>8.713072535</text:p>
          </table:table-cell>
          <table:table-cell office:value-type="float" office:value="0.4906531094" calcext:value-type="float">
            <text:p>0.4906531094</text:p>
          </table:table-cell>
          <table:table-cell office:value-type="float" office:value="0.4821386195" calcext:value-type="float">
            <text:p>0.4821386195</text:p>
          </table:table-cell>
          <table:table-cell office:value-type="float" office:value="0.005274657302" calcext:value-type="float">
            <text:p>0.0052746573</text:p>
          </table:table-cell>
          <table:table-cell office:value-type="float" office:value="-0.1379388448" calcext:value-type="float">
            <text:p>-0.13793884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74417183" calcext:value-type="float">
            <text:p>8.74417183</text:p>
          </table:table-cell>
          <table:table-cell office:value-type="float" office:value="0.4363593617" calcext:value-type="float">
            <text:p>0.4363593617</text:p>
          </table:table-cell>
          <table:table-cell office:value-type="float" office:value="-0.5490026378" calcext:value-type="float">
            <text:p>-0.5490026378</text:p>
          </table:table-cell>
          <table:table-cell office:value-type="float" office:value="0.005154704211" calcext:value-type="float">
            <text:p>0.0051547042</text:p>
          </table:table-cell>
          <table:table-cell office:value-type="float" office:value="-0.1371720049" calcext:value-type="float">
            <text:p>-0.13717200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768860957" calcext:value-type="float">
            <text:p>8.768860957</text:p>
          </table:table-cell>
          <table:table-cell office:value-type="float" office:value="0.4220449032" calcext:value-type="float">
            <text:p>0.4220449032</text:p>
          </table:table-cell>
          <table:table-cell office:value-type="float" office:value="-0.269224221" calcext:value-type="float">
            <text:p>-0.269224221</text:p>
          </table:table-cell>
          <table:table-cell office:value-type="float" office:value="0.005392527128" calcext:value-type="float">
            <text:p>0.0053925271</text:p>
          </table:table-cell>
          <table:table-cell office:value-type="float" office:value="-0.1395652264" calcext:value-type="float">
            <text:p>-0.13956522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789267606" calcext:value-type="float">
            <text:p>8.789267606</text:p>
          </table:table-cell>
          <table:table-cell office:value-type="float" office:value="0.4038531748" calcext:value-type="float">
            <text:p>0.4038531748</text:p>
          </table:table-cell>
          <table:table-cell office:value-type="float" office:value="-0.3857734515" calcext:value-type="float">
            <text:p>-0.3857734515</text:p>
          </table:table-cell>
          <table:table-cell office:value-type="float" office:value="0.005424095797" calcext:value-type="float">
            <text:p>0.0054240958</text:p>
          </table:table-cell>
          <table:table-cell office:value-type="float" office:value="-0.1373006727" calcext:value-type="float">
            <text:p>-0.13730067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816555989" calcext:value-type="float">
            <text:p>8.816555989</text:p>
          </table:table-cell>
          <table:table-cell office:value-type="float" office:value="0.4815236162" calcext:value-type="float">
            <text:p>0.4815236162</text:p>
          </table:table-cell>
          <table:table-cell office:value-type="float" office:value="1.558278043" calcext:value-type="float">
            <text:p>1.558278043</text:p>
          </table:table-cell>
          <table:table-cell office:value-type="float" office:value="0.005517179176" calcext:value-type="float">
            <text:p>0.0055171792</text:p>
          </table:table-cell>
          <table:table-cell office:value-type="float" office:value="-0.1427047212" calcext:value-type="float">
            <text:p>-0.14270472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832348908" calcext:value-type="float">
            <text:p>8.832348908</text:p>
          </table:table-cell>
          <table:table-cell office:value-type="float" office:value="0.4309922789" calcext:value-type="float">
            <text:p>0.4309922789</text:p>
          </table:table-cell>
          <table:table-cell office:value-type="float" office:value="-1.000698537" calcext:value-type="float">
            <text:p>-1.000698537</text:p>
          </table:table-cell>
          <table:table-cell office:value-type="float" office:value="0.005643283767" calcext:value-type="float">
            <text:p>0.0056432838</text:p>
          </table:table-cell>
          <table:table-cell office:value-type="float" office:value="-0.1408133042" calcext:value-type="float">
            <text:p>-0.14081330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880984741" calcext:value-type="float">
            <text:p>8.880984741</text:p>
          </table:table-cell>
          <table:table-cell office:value-type="float" office:value="0.4502113319" calcext:value-type="float">
            <text:p>0.4502113319</text:p>
          </table:table-cell>
          <table:table-cell office:value-type="float" office:value="0.1937877109" calcext:value-type="float">
            <text:p>0.1937877109</text:p>
          </table:table-cell>
          <table:table-cell office:value-type="float" office:value="0.006071633613" calcext:value-type="float">
            <text:p>0.0060716336</text:p>
          </table:table-cell>
          <table:table-cell office:value-type="float" office:value="-0.1413537475" calcext:value-type="float">
            <text:p>-0.14135374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908282858" calcext:value-type="float">
            <text:p>8.908282858</text:p>
          </table:table-cell>
          <table:table-cell office:value-type="float" office:value="0.4490598416" calcext:value-type="float">
            <text:p>0.4490598416</text:p>
          </table:table-cell>
          <table:table-cell office:value-type="float" office:value="-0.02294803773" calcext:value-type="float">
            <text:p>-0.0229480377</text:p>
          </table:table-cell>
          <table:table-cell office:value-type="float" office:value="0.006094206346" calcext:value-type="float">
            <text:p>0.0060942063</text:p>
          </table:table-cell>
          <table:table-cell office:value-type="float" office:value="-0.1308071739" calcext:value-type="float">
            <text:p>-0.13080717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929305457" calcext:value-type="float">
            <text:p>8.929305457</text:p>
          </table:table-cell>
          <table:table-cell office:value-type="float" office:value="0.4849094844" calcext:value-type="float">
            <text:p>0.4849094844</text:p>
          </table:table-cell>
          <table:table-cell office:value-type="float" office:value="0.7167411635" calcext:value-type="float">
            <text:p>0.7167411635</text:p>
          </table:table-cell>
          <table:table-cell office:value-type="float" office:value="0.006136090675" calcext:value-type="float">
            <text:p>0.0061360907</text:p>
          </table:table-cell>
          <table:table-cell office:value-type="float" office:value="-0.1274525712" calcext:value-type="float">
            <text:p>-0.12745257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937063227" calcext:value-type="float">
            <text:p>8.937063227</text:p>
          </table:table-cell>
          <table:table-cell office:value-type="float" office:value="0.3723283942" calcext:value-type="float">
            <text:p>0.3723283942</text:p>
          </table:table-cell>
          <table:table-cell office:value-type="float" office:value="-2.215363218" calcext:value-type="float">
            <text:p>-2.215363218</text:p>
          </table:table-cell>
          <table:table-cell office:value-type="float" office:value="0.006219029217" calcext:value-type="float">
            <text:p>0.0062190292</text:p>
          </table:table-cell>
          <table:table-cell office:value-type="float" office:value="-0.1248283064" calcext:value-type="float">
            <text:p>-0.12482830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960066809" calcext:value-type="float">
            <text:p>8.960066809</text:p>
          </table:table-cell>
          <table:table-cell office:value-type="float" office:value="0.3468591229" calcext:value-type="float">
            <text:p>0.3468591229</text:p>
          </table:table-cell>
          <table:table-cell office:value-type="float" office:value="-0.5177385491" calcext:value-type="float">
            <text:p>-0.5177385491</text:p>
          </table:table-cell>
          <table:table-cell office:value-type="float" office:value="0.006345698399" calcext:value-type="float">
            <text:p>0.0063456984</text:p>
          </table:table-cell>
          <table:table-cell office:value-type="float" office:value="-0.1267717478" calcext:value-type="float">
            <text:p>-0.1267717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8.989377165" calcext:value-type="float">
            <text:p>8.989377165</text:p>
          </table:table-cell>
          <table:table-cell office:value-type="float" office:value="0.3679923803" calcext:value-type="float">
            <text:p>0.3679923803</text:p>
          </table:table-cell>
          <table:table-cell office:value-type="float" office:value="0.3487587937" calcext:value-type="float">
            <text:p>0.3487587937</text:p>
          </table:table-cell>
          <table:table-cell office:value-type="float" office:value="0.006373975076" calcext:value-type="float">
            <text:p>0.0063739751</text:p>
          </table:table-cell>
          <table:table-cell office:value-type="float" office:value="-0.1237823141" calcext:value-type="float">
            <text:p>-0.1237823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007488384" calcext:value-type="float">
            <text:p>9.007488384</text:p>
          </table:table-cell>
          <table:table-cell office:value-type="float" office:value="0.4680749222" calcext:value-type="float">
            <text:p>0.4680749222</text:p>
          </table:table-cell>
          <table:table-cell office:value-type="float" office:value="2.502749051" calcext:value-type="float">
            <text:p>2.502749051</text:p>
          </table:table-cell>
          <table:table-cell office:value-type="float" office:value="0.005977410652" calcext:value-type="float">
            <text:p>0.0059774107</text:p>
          </table:table-cell>
          <table:table-cell office:value-type="float" office:value="-0.1279807645" calcext:value-type="float">
            <text:p>-0.12798076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029834516" calcext:value-type="float">
            <text:p>9.029834516</text:p>
          </table:table-cell>
          <table:table-cell office:value-type="float" office:value="0.458965685" calcext:value-type="float">
            <text:p>0.458965685</text:p>
          </table:table-cell>
          <table:table-cell office:value-type="float" office:value="-0.1794803409" calcext:value-type="float">
            <text:p>-0.1794803409</text:p>
          </table:table-cell>
          <table:table-cell office:value-type="float" office:value="0.0058760297" calcext:value-type="float">
            <text:p>0.0058760297</text:p>
          </table:table-cell>
          <table:table-cell office:value-type="float" office:value="-0.1264635094" calcext:value-type="float">
            <text:p>-0.12646350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046623712" calcext:value-type="float">
            <text:p>9.046623712</text:p>
          </table:table-cell>
          <table:table-cell office:value-type="float" office:value="0.4128580796" calcext:value-type="float">
            <text:p>0.4128580796</text:p>
          </table:table-cell>
          <table:table-cell office:value-type="float" office:value="-0.9485091673" calcext:value-type="float">
            <text:p>-0.9485091673</text:p>
          </table:table-cell>
          <table:table-cell office:value-type="float" office:value="0.005705050912" calcext:value-type="float">
            <text:p>0.0057050509</text:p>
          </table:table-cell>
          <table:table-cell office:value-type="float" office:value="-0.1218467955" calcext:value-type="float">
            <text:p>-0.12184679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088090083" calcext:value-type="float">
            <text:p>9.088090083</text:p>
          </table:table-cell>
          <table:table-cell office:value-type="float" office:value="0.3988855499" calcext:value-type="float">
            <text:p>0.3988855499</text:p>
          </table:table-cell>
          <table:table-cell office:value-type="float" office:value="-0.1384863665" calcext:value-type="float">
            <text:p>-0.1384863665</text:p>
          </table:table-cell>
          <table:table-cell office:value-type="float" office:value="0.00561149799" calcext:value-type="float">
            <text:p>0.005611498</text:p>
          </table:table-cell>
          <table:table-cell office:value-type="float" office:value="-0.1249023878" calcext:value-type="float">
            <text:p>-0.12490238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104180867" calcext:value-type="float">
            <text:p>9.104180867</text:p>
          </table:table-cell>
          <table:table-cell office:value-type="float" office:value="0.3590774077" calcext:value-type="float">
            <text:p>0.3590774077</text:p>
          </table:table-cell>
          <table:table-cell office:value-type="float" office:value="-0.7938083123" calcext:value-type="float">
            <text:p>-0.7938083123</text:p>
          </table:table-cell>
          <table:table-cell office:value-type="float" office:value="0.005271040628" calcext:value-type="float">
            <text:p>0.0052710406</text:p>
          </table:table-cell>
          <table:table-cell office:value-type="float" office:value="-0.1198734604" calcext:value-type="float">
            <text:p>-0.11987346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9.136872461" calcext:value-type="float">
            <text:p>9.136872461</text:p>
          </table:table-cell>
          <table:table-cell office:value-type="float" office:value="0.4617931118" calcext:value-type="float">
            <text:p>0.4617931118</text:p>
          </table:table-cell>
          <table:table-cell office:value-type="float" office:value="2.053360707" calcext:value-type="float">
            <text:p>2.053360707</text:p>
          </table:table-cell>
          <table:table-cell office:value-type="float" office:value="0.004934026951" calcext:value-type="float">
            <text:p>0.004934027</text:p>
          </table:table-cell>
          <table:table-cell office:value-type="float" office:value="-0.1216176531" calcext:value-type="float">
            <text:p>-0.1216176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9.148661543" calcext:value-type="float">
            <text:p>9.148661543</text:p>
          </table:table-cell>
          <table:table-cell office:value-type="float" office:value="0.4031444011" calcext:value-type="float">
            <text:p>0.4031444011</text:p>
          </table:table-cell>
          <table:table-cell office:value-type="float" office:value="-1.169288711" calcext:value-type="float">
            <text:p>-1.169288711</text:p>
          </table:table-cell>
          <table:table-cell office:value-type="float" office:value="0.004907810397" calcext:value-type="float">
            <text:p>0.0049078104</text:p>
          </table:table-cell>
          <table:table-cell office:value-type="float" office:value="-0.1227982648" calcext:value-type="float">
            <text:p>-0.12279826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170521916" calcext:value-type="float">
            <text:p>9.170521916</text:p>
          </table:table-cell>
          <table:table-cell office:value-type="float" office:value="0.444887797" calcext:value-type="float">
            <text:p>0.444887797</text:p>
          </table:table-cell>
          <table:table-cell office:value-type="float" office:value="0.8518374407" calcext:value-type="float">
            <text:p>0.8518374407</text:p>
          </table:table-cell>
          <table:table-cell office:value-type="float" office:value="0.00439098131" calcext:value-type="float">
            <text:p>0.0043909813</text:p>
          </table:table-cell>
          <table:table-cell office:value-type="float" office:value="-0.1201335813" calcext:value-type="float">
            <text:p>-0.12013358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188149803" calcext:value-type="float">
            <text:p>9.188149803</text:p>
          </table:table-cell>
          <table:table-cell office:value-type="float" office:value="0.3373092194" calcext:value-type="float">
            <text:p>0.3373092194</text:p>
          </table:table-cell>
          <table:table-cell office:value-type="float" office:value="-2.018744995" calcext:value-type="float">
            <text:p>-2.018744995</text:p>
          </table:table-cell>
          <table:table-cell office:value-type="float" office:value="0.004266738241" calcext:value-type="float">
            <text:p>0.0042667382</text:p>
          </table:table-cell>
          <table:table-cell office:value-type="float" office:value="-0.1216789578" calcext:value-type="float">
            <text:p>-0.12167895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206846632" calcext:value-type="float">
            <text:p>9.206846632</text:p>
          </table:table-cell>
          <table:table-cell office:value-type="float" office:value="0.3902295596" calcext:value-type="float">
            <text:p>0.3902295596</text:p>
          </table:table-cell>
          <table:table-cell office:value-type="float" office:value="1.114634309" calcext:value-type="float">
            <text:p>1.114634309</text:p>
          </table:table-cell>
          <table:table-cell office:value-type="float" office:value="0.004154375566" calcext:value-type="float">
            <text:p>0.0041543756</text:p>
          </table:table-cell>
          <table:table-cell office:value-type="float" office:value="-0.1201370935" calcext:value-type="float">
            <text:p>-0.12013709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230926609" calcext:value-type="float">
            <text:p>9.230926609</text:p>
          </table:table-cell>
          <table:table-cell office:value-type="float" office:value="0.4042046748" calcext:value-type="float">
            <text:p>0.4042046748</text:p>
          </table:table-cell>
          <table:table-cell office:value-type="float" office:value="0.2832282001" calcext:value-type="float">
            <text:p>0.2832282001</text:p>
          </table:table-cell>
          <table:table-cell office:value-type="float" office:value="0.004087507095" calcext:value-type="float">
            <text:p>0.0040875071</text:p>
          </table:table-cell>
          <table:table-cell office:value-type="float" office:value="-0.122055936" calcext:value-type="float">
            <text:p>-0.1220559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252586636" calcext:value-type="float">
            <text:p>9.252586636</text:p>
          </table:table-cell>
          <table:table-cell office:value-type="float" office:value="0.4374228416" calcext:value-type="float">
            <text:p>0.4374228416</text:p>
          </table:table-cell>
          <table:table-cell office:value-type="float" office:value="0.6601407838" calcext:value-type="float">
            <text:p>0.6601407838</text:p>
          </table:table-cell>
          <table:table-cell office:value-type="float" office:value="0.00390280504" calcext:value-type="float">
            <text:p>0.003902805</text:p>
          </table:table-cell>
          <table:table-cell office:value-type="float" office:value="-0.1175654793" calcext:value-type="float">
            <text:p>-0.11756547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269054572" calcext:value-type="float">
            <text:p>9.269054572</text:p>
          </table:table-cell>
          <table:table-cell office:value-type="float" office:value="0.4137834023" calcext:value-type="float">
            <text:p>0.4137834023</text:p>
          </table:table-cell>
          <table:table-cell office:value-type="float" office:value="-0.463493725" calcext:value-type="float">
            <text:p>-0.463493725</text:p>
          </table:table-cell>
          <table:table-cell office:value-type="float" office:value="0.003787250983" calcext:value-type="float">
            <text:p>0.003787251</text:p>
          </table:table-cell>
          <table:table-cell office:value-type="float" office:value="-0.1146574757" calcext:value-type="float">
            <text:p>-0.11465747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290028445" calcext:value-type="float">
            <text:p>9.290028445</text:p>
          </table:table-cell>
          <table:table-cell office:value-type="float" office:value="0.3949874779" calcext:value-type="float">
            <text:p>0.3949874779</text:p>
          </table:table-cell>
          <table:table-cell office:value-type="float" office:value="-0.386810634" calcext:value-type="float">
            <text:p>-0.386810634</text:p>
          </table:table-cell>
          <table:table-cell office:value-type="float" office:value="0.003512614846" calcext:value-type="float">
            <text:p>0.0035126148</text:p>
          </table:table-cell>
          <table:table-cell office:value-type="float" office:value="-0.1183181096" calcext:value-type="float">
            <text:p>-0.1183181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304769135" calcext:value-type="float">
            <text:p>9.304769135</text:p>
          </table:table-cell>
          <table:table-cell office:value-type="float" office:value="0.3489500178" calcext:value-type="float">
            <text:p>0.3489500178</text:p>
          </table:table-cell>
          <table:table-cell office:value-type="float" office:value="-0.9130070303" calcext:value-type="float">
            <text:p>-0.9130070303</text:p>
          </table:table-cell>
          <table:table-cell office:value-type="float" office:value="0.003367514891" calcext:value-type="float">
            <text:p>0.0033675149</text:p>
          </table:table-cell>
          <table:table-cell office:value-type="float" office:value="-0.1154014425" calcext:value-type="float">
            <text:p>-0.11540144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323192349" calcext:value-type="float">
            <text:p>9.323192349</text:p>
          </table:table-cell>
          <table:table-cell office:value-type="float" office:value="0.3634892831" calcext:value-type="float">
            <text:p>0.3634892831</text:p>
          </table:table-cell>
          <table:table-cell office:value-type="float" office:value="0.2892361573" calcext:value-type="float">
            <text:p>0.2892361573</text:p>
          </table:table-cell>
          <table:table-cell office:value-type="float" office:value="0.003270699012" calcext:value-type="float">
            <text:p>0.003270699</text:p>
          </table:table-cell>
          <table:table-cell office:value-type="float" office:value="-0.1166870402" calcext:value-type="float">
            <text:p>-0.11668704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35166431" calcext:value-type="float">
            <text:p>9.35166431</text:p>
          </table:table-cell>
          <table:table-cell office:value-type="float" office:value="0.4092962193" calcext:value-type="float">
            <text:p>0.4092962193</text:p>
          </table:table-cell>
          <table:table-cell office:value-type="float" office:value="0.9155165944" calcext:value-type="float">
            <text:p>0.9155165944</text:p>
          </table:table-cell>
          <table:table-cell office:value-type="float" office:value="0.003343783193" calcext:value-type="float">
            <text:p>0.0033437832</text:p>
          </table:table-cell>
          <table:table-cell office:value-type="float" office:value="-0.1176079087" calcext:value-type="float">
            <text:p>-0.11760790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9.364919082" calcext:value-type="float">
            <text:p>9.364919082</text:p>
          </table:table-cell>
          <table:table-cell office:value-type="float" office:value="0.4000995927" calcext:value-type="float">
            <text:p>0.4000995927</text:p>
          </table:table-cell>
          <table:table-cell office:value-type="float" office:value="-0.1836893507" calcext:value-type="float">
            <text:p>-0.1836893507</text:p>
          </table:table-cell>
          <table:table-cell office:value-type="float" office:value="0.003302191743" calcext:value-type="float">
            <text:p>0.0033021917</text:p>
          </table:table-cell>
          <table:table-cell office:value-type="float" office:value="-0.1188743342" calcext:value-type="float">
            <text:p>-0.11887433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9.37558792" calcext:value-type="float">
            <text:p>9.37558792</text:p>
          </table:table-cell>
          <table:table-cell office:value-type="float" office:value="0.3352581013" calcext:value-type="float">
            <text:p>0.3352581013</text:p>
          </table:table-cell>
          <table:table-cell office:value-type="float" office:value="-1.045215363" calcext:value-type="float">
            <text:p>-1.045215363</text:p>
          </table:table-cell>
          <table:table-cell office:value-type="float" office:value="0.003227191322" calcext:value-type="float">
            <text:p>0.0032271913</text:p>
          </table:table-cell>
          <table:table-cell office:value-type="float" office:value="-0.117742544" calcext:value-type="float">
            <text:p>-0.117742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400383752" calcext:value-type="float">
            <text:p>9.400383752</text:p>
          </table:table-cell>
          <table:table-cell office:value-type="float" office:value="0.3638053453" calcext:value-type="float">
            <text:p>0.3638053453</text:p>
          </table:table-cell>
          <table:table-cell office:value-type="float" office:value="0.7537442854" calcext:value-type="float">
            <text:p>0.7537442854</text:p>
          </table:table-cell>
          <table:table-cell office:value-type="float" office:value="0.002924362286" calcext:value-type="float">
            <text:p>0.0029243623</text:p>
          </table:table-cell>
          <table:table-cell office:value-type="float" office:value="-0.1207697222" calcext:value-type="float">
            <text:p>-0.12076972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417240209" calcext:value-type="float">
            <text:p>9.417240209</text:p>
          </table:table-cell>
          <table:table-cell office:value-type="float" office:value="0.3881613602" calcext:value-type="float">
            <text:p>0.3881613602</text:p>
          </table:table-cell>
          <table:table-cell office:value-type="float" office:value="0.4881084242" calcext:value-type="float">
            <text:p>0.4881084242</text:p>
          </table:table-cell>
          <table:table-cell office:value-type="float" office:value="0.002827923505" calcext:value-type="float">
            <text:p>0.0028279235</text:p>
          </table:table-cell>
          <table:table-cell office:value-type="float" office:value="-0.1244106959" calcext:value-type="float">
            <text:p>-0.1244106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440334711" calcext:value-type="float">
            <text:p>9.440334711</text:p>
          </table:table-cell>
          <table:table-cell office:value-type="float" office:value="0.4869587476" calcext:value-type="float">
            <text:p>0.4869587476</text:p>
          </table:table-cell>
          <table:table-cell office:value-type="float" office:value="2.003664438" calcext:value-type="float">
            <text:p>2.003664438</text:p>
          </table:table-cell>
          <table:table-cell office:value-type="float" office:value="0.002790030027" calcext:value-type="float">
            <text:p>0.00279003</text:p>
          </table:table-cell>
          <table:table-cell office:value-type="float" office:value="-0.1231026151" calcext:value-type="float">
            <text:p>-0.12310261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458120847" calcext:value-type="float">
            <text:p>9.458120847</text:p>
          </table:table-cell>
          <table:table-cell office:value-type="float" office:value="0.3845565364" calcext:value-type="float">
            <text:p>0.3845565364</text:p>
          </table:table-cell>
          <table:table-cell office:value-type="float" office:value="-2.000631342" calcext:value-type="float">
            <text:p>-2.000631342</text:p>
          </table:table-cell>
          <table:table-cell office:value-type="float" office:value="0.002728147859" calcext:value-type="float">
            <text:p>0.0027281479</text:p>
          </table:table-cell>
          <table:table-cell office:value-type="float" office:value="-0.1229085953" calcext:value-type="float">
            <text:p>-0.12290859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2" calcext:value-type="float">
            <text:p>772</text:p>
          </table:table-cell>
          <table:table-cell office:value-type="float" office:value="9.477657147" calcext:value-type="float">
            <text:p>9.477657147</text:p>
          </table:table-cell>
          <table:table-cell office:value-type="float" office:value="0.403804111" calcext:value-type="float">
            <text:p>0.403804111</text:p>
          </table:table-cell>
          <table:table-cell office:value-type="float" office:value="0.3897098248" calcext:value-type="float">
            <text:p>0.3897098248</text:p>
          </table:table-cell>
          <table:table-cell office:value-type="float" office:value="0.002690268999" calcext:value-type="float">
            <text:p>0.002690269</text:p>
          </table:table-cell>
          <table:table-cell office:value-type="float" office:value="-0.1260905492" calcext:value-type="float">
            <text:p>-0.12609054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9.511435659" calcext:value-type="float">
            <text:p>9.511435659</text:p>
          </table:table-cell>
          <table:table-cell office:value-type="float" office:value="0.3606164858" calcext:value-type="float">
            <text:p>0.3606164858</text:p>
          </table:table-cell>
          <table:table-cell office:value-type="float" office:value="-0.4331816494" calcext:value-type="float">
            <text:p>-0.4331816494</text:p>
          </table:table-cell>
          <table:table-cell office:value-type="float" office:value="0.002706067254" calcext:value-type="float">
            <text:p>0.0027060673</text:p>
          </table:table-cell>
          <table:table-cell office:value-type="float" office:value="-0.125863873" calcext:value-type="float">
            <text:p>-0.1258638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9.537699669" calcext:value-type="float">
            <text:p>9.537699669</text:p>
          </table:table-cell>
          <table:table-cell office:value-type="float" office:value="0.3324462311" calcext:value-type="float">
            <text:p>0.3324462311</text:p>
          </table:table-cell>
          <table:table-cell office:value-type="float" office:value="-0.2820637436" calcext:value-type="float">
            <text:p>-0.2820637436</text:p>
          </table:table-cell>
          <table:table-cell office:value-type="float" office:value="0.00302348962" calcext:value-type="float">
            <text:p>0.0030234896</text:p>
          </table:table-cell>
          <table:table-cell office:value-type="float" office:value="-0.1259078564" calcext:value-type="float">
            <text:p>-0.12590785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9.555402512" calcext:value-type="float">
            <text:p>9.555402512</text:p>
          </table:table-cell>
          <table:table-cell office:value-type="float" office:value="0.3111554727" calcext:value-type="float">
            <text:p>0.3111554727</text:p>
          </table:table-cell>
          <table:table-cell office:value-type="float" office:value="-0.3989072465" calcext:value-type="float">
            <text:p>-0.3989072465</text:p>
          </table:table-cell>
          <table:table-cell office:value-type="float" office:value="0.003385152003" calcext:value-type="float">
            <text:p>0.003385152</text:p>
          </table:table-cell>
          <table:table-cell office:value-type="float" office:value="-0.1255826108" calcext:value-type="float">
            <text:p>-0.12558261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587981422" calcext:value-type="float">
            <text:p>9.587981422</text:p>
          </table:table-cell>
          <table:table-cell office:value-type="float" office:value="0.4316751602" calcext:value-type="float">
            <text:p>0.4316751602</text:p>
          </table:table-cell>
          <table:table-cell office:value-type="float" office:value="2.590872198" calcext:value-type="float">
            <text:p>2.590872198</text:p>
          </table:table-cell>
          <table:table-cell office:value-type="float" office:value="0.003098972807" calcext:value-type="float">
            <text:p>0.0030989728</text:p>
          </table:table-cell>
          <table:table-cell office:value-type="float" office:value="-0.1234970538" calcext:value-type="float">
            <text:p>-0.12349705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621278575" calcext:value-type="float">
            <text:p>9.621278575</text:p>
          </table:table-cell>
          <table:table-cell office:value-type="float" office:value="0.5647637957" calcext:value-type="float">
            <text:p>0.5647637957</text:p>
          </table:table-cell>
          <table:table-cell office:value-type="float" office:value="2.646982641" calcext:value-type="float">
            <text:p>2.646982641</text:p>
          </table:table-cell>
          <table:table-cell office:value-type="float" office:value="0.003194755854" calcext:value-type="float">
            <text:p>0.0031947559</text:p>
          </table:table-cell>
          <table:table-cell office:value-type="float" office:value="-0.1246168008" calcext:value-type="float">
            <text:p>-0.12461680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640221685" calcext:value-type="float">
            <text:p>9.640221685</text:p>
          </table:table-cell>
          <table:table-cell office:value-type="float" office:value="0.5789314101" calcext:value-type="float">
            <text:p>0.5789314101</text:p>
          </table:table-cell>
          <table:table-cell office:value-type="float" office:value="0.2798551506" calcext:value-type="float">
            <text:p>0.2798551506</text:p>
          </table:table-cell>
          <table:table-cell office:value-type="float" office:value="0.002548642857" calcext:value-type="float">
            <text:p>0.0025486429</text:p>
          </table:table-cell>
          <table:table-cell office:value-type="float" office:value="-0.1317463535" calcext:value-type="float">
            <text:p>-0.13174635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672769727" calcext:value-type="float">
            <text:p>9.672769727</text:p>
          </table:table-cell>
          <table:table-cell office:value-type="float" office:value="0.5597931116" calcext:value-type="float">
            <text:p>0.5597931116</text:p>
          </table:table-cell>
          <table:table-cell office:value-type="float" office:value="-0.3780557494" calcext:value-type="float">
            <text:p>-0.3780557494</text:p>
          </table:table-cell>
          <table:table-cell office:value-type="float" office:value="0.002584938765" calcext:value-type="float">
            <text:p>0.0025849388</text:p>
          </table:table-cell>
          <table:table-cell office:value-type="float" office:value="-0.1345007503" calcext:value-type="float">
            <text:p>-0.13450075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682985718" calcext:value-type="float">
            <text:p>9.682985718</text:p>
          </table:table-cell>
          <table:table-cell office:value-type="float" office:value="0.4095425092" calcext:value-type="float">
            <text:p>0.4095425092</text:p>
          </table:table-cell>
          <table:table-cell office:value-type="float" office:value="-3.110480866" calcext:value-type="float">
            <text:p>-3.110480866</text:p>
          </table:table-cell>
          <table:table-cell office:value-type="float" office:value="0.002522695067" calcext:value-type="float">
            <text:p>0.0025226951</text:p>
          </table:table-cell>
          <table:table-cell office:value-type="float" office:value="-0.1341768513" calcext:value-type="float">
            <text:p>-0.13417685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710730367" calcext:value-type="float">
            <text:p>9.710730367</text:p>
          </table:table-cell>
          <table:table-cell office:value-type="float" office:value="0.4672590983" calcext:value-type="float">
            <text:p>0.4672590983</text:p>
          </table:table-cell>
          <table:table-cell office:value-type="float" office:value="1.138611272" calcext:value-type="float">
            <text:p>1.138611272</text:p>
          </table:table-cell>
          <table:table-cell office:value-type="float" office:value="0.002377658311" calcext:value-type="float">
            <text:p>0.0023776583</text:p>
          </table:table-cell>
          <table:table-cell office:value-type="float" office:value="-0.1338529523" calcext:value-type="float">
            <text:p>-0.13385295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746761324" calcext:value-type="float">
            <text:p>9.746761324</text:p>
          </table:table-cell>
          <table:table-cell office:value-type="float" office:value="0.4950262127" calcext:value-type="float">
            <text:p>0.4950262127</text:p>
          </table:table-cell>
          <table:table-cell office:value-type="float" office:value="0.5596829435" calcext:value-type="float">
            <text:p>0.5596829435</text:p>
          </table:table-cell>
          <table:table-cell office:value-type="float" office:value="0.002005306325" calcext:value-type="float">
            <text:p>0.0020053063</text:p>
          </table:table-cell>
          <table:table-cell office:value-type="float" office:value="-0.1311858232" calcext:value-type="float">
            <text:p>-0.13118582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780594966" calcext:value-type="float">
            <text:p>9.780594966</text:p>
          </table:table-cell>
          <table:table-cell office:value-type="float" office:value="0.6504833604" calcext:value-type="float">
            <text:p>0.6504833604</text:p>
          </table:table-cell>
          <table:table-cell office:value-type="float" office:value="3.114608656" calcext:value-type="float">
            <text:p>3.114608656</text:p>
          </table:table-cell>
          <table:table-cell office:value-type="float" office:value="0.001901748139" calcext:value-type="float">
            <text:p>0.0019017481</text:p>
          </table:table-cell>
          <table:table-cell office:value-type="float" office:value="-0.12959648" calcext:value-type="float">
            <text:p>-0.129596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802098637" calcext:value-type="float">
            <text:p>9.802098637</text:p>
          </table:table-cell>
          <table:table-cell office:value-type="float" office:value="0.6102288427" calcext:value-type="float">
            <text:p>0.6102288427</text:p>
          </table:table-cell>
          <table:table-cell office:value-type="float" office:value="-0.7985366997" calcext:value-type="float">
            <text:p>-0.7985366997</text:p>
          </table:table-cell>
          <table:table-cell office:value-type="float" office:value="0.001873548287" calcext:value-type="float">
            <text:p>0.0018735483</text:p>
          </table:table-cell>
          <table:table-cell office:value-type="float" office:value="-0.1395299103" calcext:value-type="float">
            <text:p>-0.13952991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825690936" calcext:value-type="float">
            <text:p>9.825690936</text:p>
          </table:table-cell>
          <table:table-cell office:value-type="float" office:value="0.4947986407" calcext:value-type="float">
            <text:p>0.4947986407</text:p>
          </table:table-cell>
          <table:table-cell office:value-type="float" office:value="-1.859037889" calcext:value-type="float">
            <text:p>-1.859037889</text:p>
          </table:table-cell>
          <table:table-cell office:value-type="float" office:value="0.001819952498" calcext:value-type="float">
            <text:p>0.0018199525</text:p>
          </table:table-cell>
          <table:table-cell office:value-type="float" office:value="-0.1442177612" calcext:value-type="float">
            <text:p>-0.14421776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835463004" calcext:value-type="float">
            <text:p>9.835463004</text:p>
          </table:table-cell>
          <table:table-cell office:value-type="float" office:value="0.3545972568" calcext:value-type="float">
            <text:p>0.3545972568</text:p>
          </table:table-cell>
          <table:table-cell office:value-type="float" office:value="-3.690924115" calcext:value-type="float">
            <text:p>-3.690924115</text:p>
          </table:table-cell>
          <table:table-cell office:value-type="float" office:value="0.001806352886" calcext:value-type="float">
            <text:p>0.0018063529</text:p>
          </table:table-cell>
          <table:table-cell office:value-type="float" office:value="-0.1454503693" calcext:value-type="float">
            <text:p>-0.1454503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842111396" calcext:value-type="float">
            <text:p>9.842111396</text:p>
          </table:table-cell>
          <table:table-cell office:value-type="float" office:value="0.2561733273" calcext:value-type="float">
            <text:p>0.2561733273</text:p>
          </table:table-cell>
          <table:table-cell office:value-type="float" office:value="-1.943798031" calcext:value-type="float">
            <text:p>-1.943798031</text:p>
          </table:table-cell>
          <table:table-cell office:value-type="float" office:value="0.001840910644" calcext:value-type="float">
            <text:p>0.0018409106</text:p>
          </table:table-cell>
          <table:table-cell office:value-type="float" office:value="-0.1474377616" calcext:value-type="float">
            <text:p>-0.14743776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0" calcext:value-type="float">
            <text:p>780</text:p>
          </table:table-cell>
          <table:table-cell office:value-type="float" office:value="9.840166691" calcext:value-type="float">
            <text:p>9.840166691</text:p>
          </table:table-cell>
          <table:table-cell office:value-type="float" office:value="0.1164743016" calcext:value-type="float">
            <text:p>0.1164743016</text:p>
          </table:table-cell>
          <table:table-cell office:value-type="float" office:value="-2.811360854" calcext:value-type="float">
            <text:p>-2.811360854</text:p>
          </table:table-cell>
          <table:table-cell office:value-type="float" office:value="0.001949254828" calcext:value-type="float">
            <text:p>0.0019492548</text:p>
          </table:table-cell>
          <table:table-cell office:value-type="float" office:value="-0.1416861695" calcext:value-type="float">
            <text:p>-0.14168616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0" calcext:value-type="float">
            <text:p>780</text:p>
          </table:table-cell>
          <table:table-cell office:value-type="float" office:value="9.83660438" calcext:value-type="float">
            <text:p>9.83660438</text:p>
          </table:table-cell>
          <table:table-cell office:value-type="float" office:value="0.00651743456" calcext:value-type="float">
            <text:p>0.0065174346</text:p>
          </table:table-cell>
          <table:table-cell office:value-type="float" office:value="-2.241305257" calcext:value-type="float">
            <text:p>-2.241305257</text:p>
          </table:table-cell>
          <table:table-cell office:value-type="float" office:value="0.00154322109" calcext:value-type="float">
            <text:p>0.0015432211</text:p>
          </table:table-cell>
          <table:table-cell office:value-type="float" office:value="-0.1385087648" calcext:value-type="float">
            <text:p>-0.13850876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862922128" calcext:value-type="float">
            <text:p>9.862922128</text:p>
          </table:table-cell>
          <table:table-cell office:value-type="float" office:value="0.1350562236" calcext:value-type="float">
            <text:p>0.1350562236</text:p>
          </table:table-cell>
          <table:table-cell office:value-type="float" office:value="2.52468012" calcext:value-type="float">
            <text:p>2.52468012</text:p>
          </table:table-cell>
          <table:table-cell office:value-type="float" office:value="0.001510834667" calcext:value-type="float">
            <text:p>0.0015108347</text:p>
          </table:table-cell>
          <table:table-cell office:value-type="float" office:value="-0.1348004411" calcext:value-type="float">
            <text:p>-0.1348004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869661468" calcext:value-type="float">
            <text:p>9.869661468</text:p>
          </table:table-cell>
          <table:table-cell office:value-type="float" office:value="0.1931647306" calcext:value-type="float">
            <text:p>0.1931647306</text:p>
          </table:table-cell>
          <table:table-cell office:value-type="float" office:value="1.165641981" calcext:value-type="float">
            <text:p>1.165641981</text:p>
          </table:table-cell>
          <table:table-cell office:value-type="float" office:value="0.001064211654" calcext:value-type="float">
            <text:p>0.0010642117</text:p>
          </table:table-cell>
          <table:table-cell office:value-type="float" office:value="-0.1377881115" calcext:value-type="float">
            <text:p>-0.1377881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875138235" calcext:value-type="float">
            <text:p>9.875138235</text:p>
          </table:table-cell>
          <table:table-cell office:value-type="float" office:value="0.2537504794" calcext:value-type="float">
            <text:p>0.2537504794</text:p>
          </table:table-cell>
          <table:table-cell office:value-type="float" office:value="1.207395615" calcext:value-type="float">
            <text:p>1.207395615</text:p>
          </table:table-cell>
          <table:table-cell office:value-type="float" office:value="0.001092030277" calcext:value-type="float">
            <text:p>0.0010920303</text:p>
          </table:table-cell>
          <table:table-cell office:value-type="float" office:value="-0.132735247" calcext:value-type="float">
            <text:p>-0.1327352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883530872" calcext:value-type="float">
            <text:p>9.883530872</text:p>
          </table:table-cell>
          <table:table-cell office:value-type="float" office:value="0.1376240239" calcext:value-type="float">
            <text:p>0.1376240239</text:p>
          </table:table-cell>
          <table:table-cell office:value-type="float" office:value="-2.332007179" calcext:value-type="float">
            <text:p>-2.332007179</text:p>
          </table:table-cell>
          <table:table-cell office:value-type="float" office:value="0.00118535312" calcext:value-type="float">
            <text:p>0.0011853531</text:p>
          </table:table-cell>
          <table:table-cell office:value-type="float" office:value="-0.13535508" calcext:value-type="float">
            <text:p>-0.13535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3" calcext:value-type="float">
            <text:p>783</text:p>
          </table:table-cell>
          <table:table-cell office:value-type="float" office:value="9.863988379" calcext:value-type="float">
            <text:p>9.863988379</text:p>
          </table:table-cell>
          <table:table-cell office:value-type="float" office:value="-0.03732242495" calcext:value-type="float">
            <text:p>-0.037322425</text:p>
          </table:table-cell>
          <table:table-cell office:value-type="float" office:value="-3.488186757" calcext:value-type="float">
            <text:p>-3.488186757</text:p>
          </table:table-cell>
          <table:table-cell office:value-type="float" office:value="0.003941708629" calcext:value-type="float">
            <text:p>0.0039417086</text:p>
          </table:table-cell>
          <table:table-cell office:value-type="float" office:value="-0.138552772" calcext:value-type="float">
            <text:p>-0.1385527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3" calcext:value-type="float">
            <text:p>783</text:p>
          </table:table-cell>
          <table:table-cell office:value-type="float" office:value="9.922369438" calcext:value-type="float">
            <text:p>9.922369438</text:p>
          </table:table-cell>
          <table:table-cell office:value-type="float" office:value="0.2942949472" calcext:value-type="float">
            <text:p>0.2942949472</text:p>
          </table:table-cell>
          <table:table-cell office:value-type="float" office:value="6.270948066" calcext:value-type="float">
            <text:p>6.270948066</text:p>
          </table:table-cell>
          <table:table-cell office:value-type="float" office:value="0.003555947965" calcext:value-type="float">
            <text:p>0.003555948</text:p>
          </table:table-cell>
          <table:table-cell office:value-type="float" office:value="-0.1345885903" calcext:value-type="float">
            <text:p>-0.13458859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932411136" calcext:value-type="float">
            <text:p>9.932411136</text:p>
          </table:table-cell>
          <table:table-cell office:value-type="float" office:value="0.3088479908" calcext:value-type="float">
            <text:p>0.3088479908</text:p>
          </table:table-cell>
          <table:table-cell office:value-type="float" office:value="0.3075286499" calcext:value-type="float">
            <text:p>0.3075286499</text:p>
          </table:table-cell>
          <table:table-cell office:value-type="float" office:value="0.004449648856" calcext:value-type="float">
            <text:p>0.0044496489</text:p>
          </table:table-cell>
          <table:table-cell office:value-type="float" office:value="-0.1346202067" calcext:value-type="float">
            <text:p>-0.13462020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949392983" calcext:value-type="float">
            <text:p>9.949392983</text:p>
          </table:table-cell>
          <table:table-cell office:value-type="float" office:value="0.5534918779" calcext:value-type="float">
            <text:p>0.5534918779</text:p>
          </table:table-cell>
          <table:table-cell office:value-type="float" office:value="4.959792081" calcext:value-type="float">
            <text:p>4.959792081</text:p>
          </table:table-cell>
          <table:table-cell office:value-type="float" office:value="0.004501164281" calcext:value-type="float">
            <text:p>0.0045011643</text:p>
          </table:table-cell>
          <table:table-cell office:value-type="float" office:value="-0.1341722066" calcext:value-type="float">
            <text:p>-0.13417220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10.01369099" calcext:value-type="float">
            <text:p>10.01369099</text:p>
          </table:table-cell>
          <table:table-cell office:value-type="float" office:value="0.3977400885" calcext:value-type="float">
            <text:p>0.3977400885</text:p>
          </table:table-cell>
          <table:table-cell office:value-type="float" office:value="-1.542406246" calcext:value-type="float">
            <text:p>-1.542406246</text:p>
          </table:table-cell>
          <table:table-cell office:value-type="float" office:value="0.005842200058" calcext:value-type="float">
            <text:p>0.0058422001</text:p>
          </table:table-cell>
          <table:table-cell office:value-type="float" office:value="-0.131327644" calcext:value-type="float">
            <text:p>-0.1313276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10.03533681" calcext:value-type="float">
            <text:p>10.03533681</text:p>
          </table:table-cell>
          <table:table-cell office:value-type="float" office:value="0.4754885717" calcext:value-type="float">
            <text:p>0.4754885717</text:p>
          </table:table-cell>
          <table:table-cell office:value-type="float" office:value="1.59996095" calcext:value-type="float">
            <text:p>1.59996095</text:p>
          </table:table-cell>
          <table:table-cell office:value-type="float" office:value="0.006074665885" calcext:value-type="float">
            <text:p>0.0060746659</text:p>
          </table:table-cell>
          <table:table-cell office:value-type="float" office:value="-0.1318686283" calcext:value-type="float">
            <text:p>-0.13186862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10.05451096" calcext:value-type="float">
            <text:p>10.05451096</text:p>
          </table:table-cell>
          <table:table-cell office:value-type="float" office:value="0.4855251078" calcext:value-type="float">
            <text:p>0.4855251078</text:p>
          </table:table-cell>
          <table:table-cell office:value-type="float" office:value="0.195971748" calcext:value-type="float">
            <text:p>0.195971748</text:p>
          </table:table-cell>
          <table:table-cell office:value-type="float" office:value="0.006335744036" calcext:value-type="float">
            <text:p>0.006335744</text:p>
          </table:table-cell>
          <table:table-cell office:value-type="float" office:value="-0.1325113083" calcext:value-type="float">
            <text:p>-0.13251130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09645746" calcext:value-type="float">
            <text:p>10.09645746</text:p>
          </table:table-cell>
          <table:table-cell office:value-type="float" office:value="0.5544628691" calcext:value-type="float">
            <text:p>0.5544628691</text:p>
          </table:table-cell>
          <table:table-cell office:value-type="float" office:value="1.386356424" calcext:value-type="float">
            <text:p>1.386356424</text:p>
          </table:table-cell>
          <table:table-cell office:value-type="float" office:value="0.005963371991" calcext:value-type="float">
            <text:p>0.005963372</text:p>
          </table:table-cell>
          <table:table-cell office:value-type="float" office:value="-0.1312503999" calcext:value-type="float">
            <text:p>-0.1312503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13284235" calcext:value-type="float">
            <text:p>10.13284235</text:p>
          </table:table-cell>
          <table:table-cell office:value-type="float" office:value="0.6527684055" calcext:value-type="float">
            <text:p>0.6527684055</text:p>
          </table:table-cell>
          <table:table-cell office:value-type="float" office:value="2.00031882" calcext:value-type="float">
            <text:p>2.00031882</text:p>
          </table:table-cell>
          <table:table-cell office:value-type="float" office:value="0.006000139078" calcext:value-type="float">
            <text:p>0.0060001391</text:p>
          </table:table-cell>
          <table:table-cell office:value-type="float" office:value="-0.1289549536" calcext:value-type="float">
            <text:p>-0.12895495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16144489" calcext:value-type="float">
            <text:p>10.16144489</text:p>
          </table:table-cell>
          <table:table-cell office:value-type="float" office:value="0.7149910787" calcext:value-type="float">
            <text:p>0.7149910787</text:p>
          </table:table-cell>
          <table:table-cell office:value-type="float" office:value="1.220542236" calcext:value-type="float">
            <text:p>1.220542236</text:p>
          </table:table-cell>
          <table:table-cell office:value-type="float" office:value="0.004134693199" calcext:value-type="float">
            <text:p>0.0041346932</text:p>
          </table:table-cell>
          <table:table-cell office:value-type="float" office:value="-0.1291023409" calcext:value-type="float">
            <text:p>-0.12910234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18426215" calcext:value-type="float">
            <text:p>10.18426215</text:p>
          </table:table-cell>
          <table:table-cell office:value-type="float" office:value="0.5566114974" calcext:value-type="float">
            <text:p>0.5566114974</text:p>
          </table:table-cell>
          <table:table-cell office:value-type="float" office:value="-2.557257893" calcext:value-type="float">
            <text:p>-2.557257893</text:p>
          </table:table-cell>
          <table:table-cell office:value-type="float" office:value="0.00421912943" calcext:value-type="float">
            <text:p>0.0042191294</text:p>
          </table:table-cell>
          <table:table-cell office:value-type="float" office:value="-0.1344580531" calcext:value-type="float">
            <text:p>-0.1344580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20767395" calcext:value-type="float">
            <text:p>10.20767395</text:p>
          </table:table-cell>
          <table:table-cell office:value-type="float" office:value="0.5174993531" calcext:value-type="float">
            <text:p>0.5174993531</text:p>
          </table:table-cell>
          <table:table-cell office:value-type="float" office:value="-1.040831579" calcext:value-type="float">
            <text:p>-1.040831579</text:p>
          </table:table-cell>
          <table:table-cell office:value-type="float" office:value="0.004296877684" calcext:value-type="float">
            <text:p>0.0042968777</text:p>
          </table:table-cell>
          <table:table-cell office:value-type="float" office:value="-0.1321518022" calcext:value-type="float">
            <text:p>-0.13215180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22236378" calcext:value-type="float">
            <text:p>10.22236378</text:p>
          </table:table-cell>
          <table:table-cell office:value-type="float" office:value="0.4263045327" calcext:value-type="float">
            <text:p>0.4263045327</text:p>
          </table:table-cell>
          <table:table-cell office:value-type="float" office:value="-1.784650864" calcext:value-type="float">
            <text:p>-1.784650864</text:p>
          </table:table-cell>
          <table:table-cell office:value-type="float" office:value="0.004330901359" calcext:value-type="float">
            <text:p>0.0043309014</text:p>
          </table:table-cell>
          <table:table-cell office:value-type="float" office:value="-0.1382706459" calcext:value-type="float">
            <text:p>-0.1382706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24711075" calcext:value-type="float">
            <text:p>10.24711075</text:p>
          </table:table-cell>
          <table:table-cell office:value-type="float" office:value="0.4707334501" calcext:value-type="float">
            <text:p>0.4707334501</text:p>
          </table:table-cell>
          <table:table-cell office:value-type="float" office:value="0.9007211488" calcext:value-type="float">
            <text:p>0.9007211488</text:p>
          </table:table-cell>
          <table:table-cell office:value-type="float" office:value="0.00340159732" calcext:value-type="float">
            <text:p>0.0034015973</text:p>
          </table:table-cell>
          <table:table-cell office:value-type="float" office:value="-0.1239727492" calcext:value-type="float">
            <text:p>-0.12397274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26658721" calcext:value-type="float">
            <text:p>10.26658721</text:p>
          </table:table-cell>
          <table:table-cell office:value-type="float" office:value="0.395686716" calcext:value-type="float">
            <text:p>0.395686716</text:p>
          </table:table-cell>
          <table:table-cell office:value-type="float" office:value="-1.533120899" calcext:value-type="float">
            <text:p>-1.533120899</text:p>
          </table:table-cell>
          <table:table-cell office:value-type="float" office:value="0.003328624094" calcext:value-type="float">
            <text:p>0.0033286241</text:p>
          </table:table-cell>
          <table:table-cell office:value-type="float" office:value="-0.1224164397" calcext:value-type="float">
            <text:p>-0.1224164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28844183" calcext:value-type="float">
            <text:p>10.28844183</text:p>
          </table:table-cell>
          <table:table-cell office:value-type="float" office:value="0.4430462776" calcext:value-type="float">
            <text:p>0.4430462776</text:p>
          </table:table-cell>
          <table:table-cell office:value-type="float" office:value="0.9308546209" calcext:value-type="float">
            <text:p>0.9308546209</text:p>
          </table:table-cell>
          <table:table-cell office:value-type="float" office:value="0.002322213451" calcext:value-type="float">
            <text:p>0.0023222135</text:p>
          </table:table-cell>
          <table:table-cell office:value-type="float" office:value="-0.1299077243" calcext:value-type="float">
            <text:p>-0.1299077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30889578" calcext:value-type="float">
            <text:p>10.30889578</text:p>
          </table:table-cell>
          <table:table-cell office:value-type="float" office:value="0.4111596232" calcext:value-type="float">
            <text:p>0.4111596232</text:p>
          </table:table-cell>
          <table:table-cell office:value-type="float" office:value="-0.633000083" calcext:value-type="float">
            <text:p>-0.633000083</text:p>
          </table:table-cell>
          <table:table-cell office:value-type="float" office:value="0.002322517634" calcext:value-type="float">
            <text:p>0.0023225176</text:p>
          </table:table-cell>
          <table:table-cell office:value-type="float" office:value="-0.1299027775" calcext:value-type="float">
            <text:p>-0.12990277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32875565" calcext:value-type="float">
            <text:p>10.32875565</text:p>
          </table:table-cell>
          <table:table-cell office:value-type="float" office:value="0.4119645818" calcext:value-type="float">
            <text:p>0.4119645818</text:p>
          </table:table-cell>
          <table:table-cell office:value-type="float" office:value="0.01622481349" calcext:value-type="float">
            <text:p>0.0162248135</text:p>
          </table:table-cell>
          <table:table-cell office:value-type="float" office:value="0.002272635157" calcext:value-type="float">
            <text:p>0.0022726352</text:p>
          </table:table-cell>
          <table:table-cell office:value-type="float" office:value="-0.1341043166" calcext:value-type="float">
            <text:p>-0.1341043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34290187" calcext:value-type="float">
            <text:p>10.34290187</text:p>
          </table:table-cell>
          <table:table-cell office:value-type="float" office:value="0.36131628" calcext:value-type="float">
            <text:p>0.36131628</text:p>
          </table:table-cell>
          <table:table-cell office:value-type="float" office:value="-0.9939339317" calcext:value-type="float">
            <text:p>-0.9939339317</text:p>
          </table:table-cell>
          <table:table-cell office:value-type="float" office:value="0.002152988067" calcext:value-type="float">
            <text:p>0.0021529881</text:p>
          </table:table-cell>
          <table:table-cell office:value-type="float" office:value="-0.1313792048" calcext:value-type="float">
            <text:p>-0.13137920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36568845" calcext:value-type="float">
            <text:p>10.36568845</text:p>
          </table:table-cell>
          <table:table-cell office:value-type="float" office:value="0.3820504693" calcext:value-type="float">
            <text:p>0.3820504693</text:p>
          </table:table-cell>
          <table:table-cell office:value-type="float" office:value="0.4260704847" calcext:value-type="float">
            <text:p>0.4260704847</text:p>
          </table:table-cell>
          <table:table-cell office:value-type="float" office:value="0.002062952651" calcext:value-type="float">
            <text:p>0.0020629527</text:p>
          </table:table-cell>
          <table:table-cell office:value-type="float" office:value="-0.136323672" calcext:value-type="float">
            <text:p>-0.1363236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38512244" calcext:value-type="float">
            <text:p>10.38512244</text:p>
          </table:table-cell>
          <table:table-cell office:value-type="float" office:value="0.3696472148" calcext:value-type="float">
            <text:p>0.3696472148</text:p>
          </table:table-cell>
          <table:table-cell office:value-type="float" office:value="-0.2317314734" calcext:value-type="float">
            <text:p>-0.2317314734</text:p>
          </table:table-cell>
          <table:table-cell office:value-type="float" office:value="0.001946527022" calcext:value-type="float">
            <text:p>0.001946527</text:p>
          </table:table-cell>
          <table:table-cell office:value-type="float" office:value="-0.1370618857" calcext:value-type="float">
            <text:p>-0.13706188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3" calcext:value-type="float">
            <text:p>793</text:p>
          </table:table-cell>
          <table:table-cell office:value-type="float" office:value="10.4071961" calcext:value-type="float">
            <text:p>10.4071961</text:p>
          </table:table-cell>
          <table:table-cell office:value-type="float" office:value="0.4350800418" calcext:value-type="float">
            <text:p>0.4350800418</text:p>
          </table:table-cell>
          <table:table-cell office:value-type="float" office:value="1.404800377" calcext:value-type="float">
            <text:p>1.404800377</text:p>
          </table:table-cell>
          <table:table-cell office:value-type="float" office:value="0.002127723957" calcext:value-type="float">
            <text:p>0.002127724</text:p>
          </table:table-cell>
          <table:table-cell office:value-type="float" office:value="-0.1372484636" calcext:value-type="float">
            <text:p>-0.1372484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3" calcext:value-type="float">
            <text:p>793</text:p>
          </table:table-cell>
          <table:table-cell office:value-type="float" office:value="10.4300012" calcext:value-type="float">
            <text:p>10.4300012</text:p>
          </table:table-cell>
          <table:table-cell office:value-type="float" office:value="0.4313130464" calcext:value-type="float">
            <text:p>0.4313130464</text:p>
          </table:table-cell>
          <table:table-cell office:value-type="float" office:value="-0.07547907829" calcext:value-type="float">
            <text:p>-0.0754790783</text:p>
          </table:table-cell>
          <table:table-cell office:value-type="float" office:value="0.001977046092" calcext:value-type="float">
            <text:p>0.0019770461</text:p>
          </table:table-cell>
          <table:table-cell office:value-type="float" office:value="-0.1343310603" calcext:value-type="float">
            <text:p>-0.13433106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3" calcext:value-type="float">
            <text:p>793</text:p>
          </table:table-cell>
          <table:table-cell office:value-type="float" office:value="10.44526168" calcext:value-type="float">
            <text:p>10.44526168</text:p>
          </table:table-cell>
          <table:table-cell office:value-type="float" office:value="0.41205808" calcext:value-type="float">
            <text:p>0.41205808</text:p>
          </table:table-cell>
          <table:table-cell office:value-type="float" office:value="-0.38524186" calcext:value-type="float">
            <text:p>-0.38524186</text:p>
          </table:table-cell>
          <table:table-cell office:value-type="float" office:value="0.001972051161" calcext:value-type="float">
            <text:p>0.0019720512</text:p>
          </table:table-cell>
          <table:table-cell office:value-type="float" office:value="-0.1359905791" calcext:value-type="float">
            <text:p>-0.13599057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3" calcext:value-type="float">
            <text:p>793</text:p>
          </table:table-cell>
          <table:table-cell office:value-type="float" office:value="10.46949595" calcext:value-type="float">
            <text:p>10.46949595</text:p>
          </table:table-cell>
          <table:table-cell office:value-type="float" office:value="0.4154867794" calcext:value-type="float">
            <text:p>0.4154867794</text:p>
          </table:table-cell>
          <table:table-cell office:value-type="float" office:value="0.06850433831" calcext:value-type="float">
            <text:p>0.0685043383</text:p>
          </table:table-cell>
          <table:table-cell office:value-type="float" office:value="0.00199566425" calcext:value-type="float">
            <text:p>0.0019956643</text:p>
          </table:table-cell>
          <table:table-cell office:value-type="float" office:value="-0.1372792271" calcext:value-type="float">
            <text:p>-0.13727922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48484337" calcext:value-type="float">
            <text:p>10.48484337</text:p>
          </table:table-cell>
          <table:table-cell office:value-type="float" office:value="0.3658557026" calcext:value-type="float">
            <text:p>0.3658557026</text:p>
          </table:table-cell>
          <table:table-cell office:value-type="float" office:value="-0.9961883878" calcext:value-type="float">
            <text:p>-0.9961883878</text:p>
          </table:table-cell>
          <table:table-cell office:value-type="float" office:value="0.00346078366" calcext:value-type="float">
            <text:p>0.0034607837</text:p>
          </table:table-cell>
          <table:table-cell office:value-type="float" office:value="-0.1402104987" calcext:value-type="float">
            <text:p>-0.1402104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4963939" calcext:value-type="float">
            <text:p>10.4963939</text:p>
          </table:table-cell>
          <table:table-cell office:value-type="float" office:value="0.3408118887" calcext:value-type="float">
            <text:p>0.3408118887</text:p>
          </table:table-cell>
          <table:table-cell office:value-type="float" office:value="-0.4990994853" calcext:value-type="float">
            <text:p>-0.4990994853</text:p>
          </table:table-cell>
          <table:table-cell office:value-type="float" office:value="0.003449000443" calcext:value-type="float">
            <text:p>0.0034490004</text:p>
          </table:table-cell>
          <table:table-cell office:value-type="float" office:value="-0.1376592227" calcext:value-type="float">
            <text:p>-0.13765922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52318179" calcext:value-type="float">
            <text:p>10.52318179</text:p>
          </table:table-cell>
          <table:table-cell office:value-type="float" office:value="0.3555985731" calcext:value-type="float">
            <text:p>0.3555985731</text:p>
          </table:table-cell>
          <table:table-cell office:value-type="float" office:value="0.2917568961" calcext:value-type="float">
            <text:p>0.2917568961</text:p>
          </table:table-cell>
          <table:table-cell office:value-type="float" office:value="0.004354769507" calcext:value-type="float">
            <text:p>0.0043547695</text:p>
          </table:table-cell>
          <table:table-cell office:value-type="float" office:value="-0.142914337" calcext:value-type="float">
            <text:p>-0.1429143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5365767" calcext:value-type="float">
            <text:p>10.5365767</text:p>
          </table:table-cell>
          <table:table-cell office:value-type="float" office:value="0.3430149447" calcext:value-type="float">
            <text:p>0.3430149447</text:p>
          </table:table-cell>
          <table:table-cell office:value-type="float" office:value="-0.2539293655" calcext:value-type="float">
            <text:p>-0.2539293655</text:p>
          </table:table-cell>
          <table:table-cell office:value-type="float" office:value="0.00450644288" calcext:value-type="float">
            <text:p>0.0045064429</text:p>
          </table:table-cell>
          <table:table-cell office:value-type="float" office:value="-0.1419707663" calcext:value-type="float">
            <text:p>-0.14197076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56601889" calcext:value-type="float">
            <text:p>10.56601889</text:p>
          </table:table-cell>
          <table:table-cell office:value-type="float" office:value="0.4595944452" calcext:value-type="float">
            <text:p>0.4595944452</text:p>
          </table:table-cell>
          <table:table-cell office:value-type="float" office:value="2.296292505" calcext:value-type="float">
            <text:p>2.296292505</text:p>
          </table:table-cell>
          <table:table-cell office:value-type="float" office:value="0.004680496999" calcext:value-type="float">
            <text:p>0.004680497</text:p>
          </table:table-cell>
          <table:table-cell office:value-type="float" office:value="-0.1410271956" calcext:value-type="float">
            <text:p>-0.14102719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57536565" calcext:value-type="float">
            <text:p>10.57536565</text:p>
          </table:table-cell>
          <table:table-cell office:value-type="float" office:value="0.3341116813" calcext:value-type="float">
            <text:p>0.3341116813</text:p>
          </table:table-cell>
          <table:table-cell office:value-type="float" office:value="-2.042051169" calcext:value-type="float">
            <text:p>-2.042051169</text:p>
          </table:table-cell>
          <table:table-cell office:value-type="float" office:value="0.004855819832" calcext:value-type="float">
            <text:p>0.0048558198</text:p>
          </table:table-cell>
          <table:table-cell office:value-type="float" office:value="-0.1446656102" calcext:value-type="float">
            <text:p>-0.14466561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60527129" calcext:value-type="float">
            <text:p>10.60527129</text:p>
          </table:table-cell>
          <table:table-cell office:value-type="float" office:value="0.508723153" calcext:value-type="float">
            <text:p>0.508723153</text:p>
          </table:table-cell>
          <table:table-cell office:value-type="float" office:value="4.636753772" calcext:value-type="float">
            <text:p>4.636753772</text:p>
          </table:table-cell>
          <table:table-cell office:value-type="float" office:value="0.006711500691" calcext:value-type="float">
            <text:p>0.0067115007</text:p>
          </table:table-cell>
          <table:table-cell office:value-type="float" office:value="-0.1374208812" calcext:value-type="float">
            <text:p>-0.13742088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62575938" calcext:value-type="float">
            <text:p>10.62575938</text:p>
          </table:table-cell>
          <table:table-cell office:value-type="float" office:value="0.4503207079" calcext:value-type="float">
            <text:p>0.4503207079</text:p>
          </table:table-cell>
          <table:table-cell office:value-type="float" office:value="-1.153682941" calcext:value-type="float">
            <text:p>-1.153682941</text:p>
          </table:table-cell>
          <table:table-cell office:value-type="float" office:value="0.00694192386" calcext:value-type="float">
            <text:p>0.0069419239</text:p>
          </table:table-cell>
          <table:table-cell office:value-type="float" office:value="-0.1348555911" calcext:value-type="float">
            <text:p>-0.13485559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63078659" calcext:value-type="float">
            <text:p>10.63078659</text:p>
          </table:table-cell>
          <table:table-cell office:value-type="float" office:value="0.4331472409" calcext:value-type="float">
            <text:p>0.4331472409</text:p>
          </table:table-cell>
          <table:table-cell office:value-type="float" office:value="-0.343607491" calcext:value-type="float">
            <text:p>-0.343607491</text:p>
          </table:table-cell>
          <table:table-cell office:value-type="float" office:value="0.007595936795" calcext:value-type="float">
            <text:p>0.0075959368</text:p>
          </table:table-cell>
          <table:table-cell office:value-type="float" office:value="-0.1325626706" calcext:value-type="float">
            <text:p>-0.13256267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66329988" calcext:value-type="float">
            <text:p>10.66329988</text:p>
          </table:table-cell>
          <table:table-cell office:value-type="float" office:value="0.3826085641" calcext:value-type="float">
            <text:p>0.3826085641</text:p>
          </table:table-cell>
          <table:table-cell office:value-type="float" office:value="-0.9987316302" calcext:value-type="float">
            <text:p>-0.9987316302</text:p>
          </table:table-cell>
          <table:table-cell office:value-type="float" office:value="0.007807919646" calcext:value-type="float">
            <text:p>0.0078079196</text:p>
          </table:table-cell>
          <table:table-cell office:value-type="float" office:value="-0.1317518624" calcext:value-type="float">
            <text:p>-0.13175186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68511941" calcext:value-type="float">
            <text:p>10.68511941</text:p>
          </table:table-cell>
          <table:table-cell office:value-type="float" office:value="0.3947181843" calcext:value-type="float">
            <text:p>0.3947181843</text:p>
          </table:table-cell>
          <table:table-cell office:value-type="float" office:value="0.2447788902" calcext:value-type="float">
            <text:p>0.2447788902</text:p>
          </table:table-cell>
          <table:table-cell office:value-type="float" office:value="0.008018347447" calcext:value-type="float">
            <text:p>0.0080183474</text:p>
          </table:table-cell>
          <table:table-cell office:value-type="float" office:value="-0.1347764001" calcext:value-type="float">
            <text:p>-0.13477640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69324216" calcext:value-type="float">
            <text:p>10.69324216</text:p>
          </table:table-cell>
          <table:table-cell office:value-type="float" office:value="0.4159288734" calcext:value-type="float">
            <text:p>0.4159288734</text:p>
          </table:table-cell>
          <table:table-cell office:value-type="float" office:value="0.4288144383" calcext:value-type="float">
            <text:p>0.4288144383</text:p>
          </table:table-cell>
          <table:table-cell office:value-type="float" office:value="0.008243660504" calcext:value-type="float">
            <text:p>0.0082436605</text:p>
          </table:table-cell>
          <table:table-cell office:value-type="float" office:value="-0.1347064772" calcext:value-type="float">
            <text:p>-0.13470647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70607959" calcext:value-type="float">
            <text:p>10.70607959</text:p>
          </table:table-cell>
          <table:table-cell office:value-type="float" office:value="0.2878384565" calcext:value-type="float">
            <text:p>0.2878384565</text:p>
          </table:table-cell>
          <table:table-cell office:value-type="float" office:value="-2.57676543" calcext:value-type="float">
            <text:p>-2.57676543</text:p>
          </table:table-cell>
          <table:table-cell office:value-type="float" office:value="0.007576718378" calcext:value-type="float">
            <text:p>0.0075767184</text:p>
          </table:table-cell>
          <table:table-cell office:value-type="float" office:value="-0.1378692011" calcext:value-type="float">
            <text:p>-0.13786920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73718967" calcext:value-type="float">
            <text:p>10.73718967</text:p>
          </table:table-cell>
          <table:table-cell office:value-type="float" office:value="0.3468157612" calcext:value-type="float">
            <text:p>0.3468157612</text:p>
          </table:table-cell>
          <table:table-cell office:value-type="float" office:value="1.171548378" calcext:value-type="float">
            <text:p>1.171548378</text:p>
          </table:table-cell>
          <table:table-cell office:value-type="float" office:value="0.007894376671" calcext:value-type="float">
            <text:p>0.0078943767</text:p>
          </table:table-cell>
          <table:table-cell office:value-type="float" office:value="-0.1334010018" calcext:value-type="float">
            <text:p>-0.13340100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75206169" calcext:value-type="float">
            <text:p>10.75206169</text:p>
          </table:table-cell>
          <table:table-cell office:value-type="float" office:value="0.3911669637" calcext:value-type="float">
            <text:p>0.3911669637</text:p>
          </table:table-cell>
          <table:table-cell office:value-type="float" office:value="0.8865167313" calcext:value-type="float">
            <text:p>0.8865167313</text:p>
          </table:table-cell>
          <table:table-cell office:value-type="float" office:value="0.007322894866" calcext:value-type="float">
            <text:p>0.0073228949</text:p>
          </table:table-cell>
          <table:table-cell office:value-type="float" office:value="-0.1304791741" calcext:value-type="float">
            <text:p>-0.1304791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76949951" calcext:value-type="float">
            <text:p>10.76949951</text:p>
          </table:table-cell>
          <table:table-cell office:value-type="float" office:value="0.414812856" calcext:value-type="float">
            <text:p>0.414812856</text:p>
          </table:table-cell>
          <table:table-cell office:value-type="float" office:value="0.4463792519" calcext:value-type="float">
            <text:p>0.4463792519</text:p>
          </table:table-cell>
          <table:table-cell office:value-type="float" office:value="0.007611191264" calcext:value-type="float">
            <text:p>0.0076111913</text:p>
          </table:table-cell>
          <table:table-cell office:value-type="float" office:value="-0.1241113049" calcext:value-type="float">
            <text:p>-0.12411130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78293818" calcext:value-type="float">
            <text:p>10.78293818</text:p>
          </table:table-cell>
          <table:table-cell office:value-type="float" office:value="0.3055875774" calcext:value-type="float">
            <text:p>0.3055875774</text:p>
          </table:table-cell>
          <table:table-cell office:value-type="float" office:value="-2.359525652" calcext:value-type="float">
            <text:p>-2.359525652</text:p>
          </table:table-cell>
          <table:table-cell office:value-type="float" office:value="0.007927940548" calcext:value-type="float">
            <text:p>0.0079279405</text:p>
          </table:table-cell>
          <table:table-cell office:value-type="float" office:value="-0.118466687" calcext:value-type="float">
            <text:p>-0.118466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79770972" calcext:value-type="float">
            <text:p>10.79770972</text:p>
          </table:table-cell>
          <table:table-cell office:value-type="float" office:value="0.3049850935" calcext:value-type="float">
            <text:p>0.3049850935</text:p>
          </table:table-cell>
          <table:table-cell office:value-type="float" office:value="-0.01205098935" calcext:value-type="float">
            <text:p>-0.0120509894</text:p>
          </table:table-cell>
          <table:table-cell office:value-type="float" office:value="0.008192601047" calcext:value-type="float">
            <text:p>0.008192601</text:p>
          </table:table-cell>
          <table:table-cell office:value-type="float" office:value="-0.1208611154" calcext:value-type="float">
            <text:p>-0.1208611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82666797" calcext:value-type="float">
            <text:p>10.82666797</text:p>
          </table:table-cell>
          <table:table-cell office:value-type="float" office:value="0.3884262813" calcext:value-type="float">
            <text:p>0.3884262813</text:p>
          </table:table-cell>
          <table:table-cell office:value-type="float" office:value="1.669814258" calcext:value-type="float">
            <text:p>1.669814258</text:p>
          </table:table-cell>
          <table:table-cell office:value-type="float" office:value="0.005798520894" calcext:value-type="float">
            <text:p>0.0057985209</text:p>
          </table:table-cell>
          <table:table-cell office:value-type="float" office:value="-0.1280745286" calcext:value-type="float">
            <text:p>-0.12807452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83625196" calcext:value-type="float">
            <text:p>10.83625196</text:p>
          </table:table-cell>
          <table:table-cell office:value-type="float" office:value="0.3545228695" calcext:value-type="float">
            <text:p>0.3545228695</text:p>
          </table:table-cell>
          <table:table-cell office:value-type="float" office:value="-0.6671626633" calcext:value-type="float">
            <text:p>-0.6671626633</text:p>
          </table:table-cell>
          <table:table-cell office:value-type="float" office:value="0.005947263922" calcext:value-type="float">
            <text:p>0.0059472639</text:p>
          </table:table-cell>
          <table:table-cell office:value-type="float" office:value="-0.1241458365" calcext:value-type="float">
            <text:p>-0.12414583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5" calcext:value-type="float">
            <text:p>805</text:p>
          </table:table-cell>
          <table:table-cell office:value-type="float" office:value="10.85417122" calcext:value-type="float">
            <text:p>10.85417122</text:p>
          </table:table-cell>
          <table:table-cell office:value-type="float" office:value="0.3769206875" calcext:value-type="float">
            <text:p>0.3769206875</text:p>
          </table:table-cell>
          <table:table-cell office:value-type="float" office:value="0.4532949156" calcext:value-type="float">
            <text:p>0.4532949156</text:p>
          </table:table-cell>
          <table:table-cell office:value-type="float" office:value="0.004976420428" calcext:value-type="float">
            <text:p>0.0049764204</text:p>
          </table:table-cell>
          <table:table-cell office:value-type="float" office:value="-0.1238520166" calcext:value-type="float">
            <text:p>-0.1238520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5" calcext:value-type="float">
            <text:p>805</text:p>
          </table:table-cell>
          <table:table-cell office:value-type="float" office:value="10.86021797" calcext:value-type="float">
            <text:p>10.86021797</text:p>
          </table:table-cell>
          <table:table-cell office:value-type="float" office:value="0.2236826018" calcext:value-type="float">
            <text:p>0.2236826018</text:p>
          </table:table-cell>
          <table:table-cell office:value-type="float" office:value="-3.035859002" calcext:value-type="float">
            <text:p>-3.035859002</text:p>
          </table:table-cell>
          <table:table-cell office:value-type="float" office:value="0.005144785886" calcext:value-type="float">
            <text:p>0.0051447859</text:p>
          </table:table-cell>
          <table:table-cell office:value-type="float" office:value="-0.123944892" calcext:value-type="float">
            <text:p>-0.123944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5" calcext:value-type="float">
            <text:p>805</text:p>
          </table:table-cell>
          <table:table-cell office:value-type="float" office:value="10.90681838" calcext:value-type="float">
            <text:p>10.90681838</text:p>
          </table:table-cell>
          <table:table-cell office:value-type="float" office:value="0.3167442115" calcext:value-type="float">
            <text:p>0.3167442115</text:p>
          </table:table-cell>
          <table:table-cell office:value-type="float" office:value="0.9341661343" calcext:value-type="float">
            <text:p>0.9341661343</text:p>
          </table:table-cell>
          <table:table-cell office:value-type="float" office:value="0.005278488077" calcext:value-type="float">
            <text:p>0.0052784881</text:p>
          </table:table-cell>
          <table:table-cell office:value-type="float" office:value="-0.1163644888" calcext:value-type="float">
            <text:p>-0.11636448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91424082" calcext:value-type="float">
            <text:p>10.91424082</text:p>
          </table:table-cell>
          <table:table-cell office:value-type="float" office:value="0.2450953248" calcext:value-type="float">
            <text:p>0.2450953248</text:p>
          </table:table-cell>
          <table:table-cell office:value-type="float" office:value="-1.425842022" calcext:value-type="float">
            <text:p>-1.425842022</text:p>
          </table:table-cell>
          <table:table-cell office:value-type="float" office:value="0.004526739868" calcext:value-type="float">
            <text:p>0.0045267399</text:p>
          </table:table-cell>
          <table:table-cell office:value-type="float" office:value="-0.1285267863" calcext:value-type="float">
            <text:p>-0.12852678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9356544" calcext:value-type="float">
            <text:p>10.9356544</text:p>
          </table:table-cell>
          <table:table-cell office:value-type="float" office:value="0.3197812883" calcext:value-type="float">
            <text:p>0.3197812883</text:p>
          </table:table-cell>
          <table:table-cell office:value-type="float" office:value="1.19928382" calcext:value-type="float">
            <text:p>1.19928382</text:p>
          </table:table-cell>
          <table:table-cell office:value-type="float" office:value="0.004537759777" calcext:value-type="float">
            <text:p>0.0045377598</text:p>
          </table:table-cell>
          <table:table-cell office:value-type="float" office:value="-0.1277349717" calcext:value-type="float">
            <text:p>-0.12773497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0.95155729" calcext:value-type="float">
            <text:p>10.95155729</text:p>
          </table:table-cell>
          <table:table-cell office:value-type="float" office:value="0.30517805" calcext:value-type="float">
            <text:p>0.30517805</text:p>
          </table:table-cell>
          <table:table-cell office:value-type="float" office:value="-0.3893231888" calcext:value-type="float">
            <text:p>-0.3893231888</text:p>
          </table:table-cell>
          <table:table-cell office:value-type="float" office:value="0.004605609969" calcext:value-type="float">
            <text:p>0.00460561</text:p>
          </table:table-cell>
          <table:table-cell office:value-type="float" office:value="-0.1314875685" calcext:value-type="float">
            <text:p>-0.1314875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0.97588923" calcext:value-type="float">
            <text:p>10.97588923</text:p>
          </table:table-cell>
          <table:table-cell office:value-type="float" office:value="0.415973441" calcext:value-type="float">
            <text:p>0.415973441</text:p>
          </table:table-cell>
          <table:table-cell office:value-type="float" office:value="2.186114533" calcext:value-type="float">
            <text:p>2.186114533</text:p>
          </table:table-cell>
          <table:table-cell office:value-type="float" office:value="0.0045981104" calcext:value-type="float">
            <text:p>0.0045981104</text:p>
          </table:table-cell>
          <table:table-cell office:value-type="float" office:value="-0.1322149327" calcext:value-type="float">
            <text:p>-0.13221493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0.99475699" calcext:value-type="float">
            <text:p>10.99475699</text:p>
          </table:table-cell>
          <table:table-cell office:value-type="float" office:value="0.4259819549" calcext:value-type="float">
            <text:p>0.4259819549</text:p>
          </table:table-cell>
          <table:table-cell office:value-type="float" office:value="0.1983257182" calcext:value-type="float">
            <text:p>0.1983257182</text:p>
          </table:table-cell>
          <table:table-cell office:value-type="float" office:value="0.004644099562" calcext:value-type="float">
            <text:p>0.0046440996</text:p>
          </table:table-cell>
          <table:table-cell office:value-type="float" office:value="-0.1298712036" calcext:value-type="float">
            <text:p>-0.12987120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1.01415404" calcext:value-type="float">
            <text:p>11.01415404</text:p>
          </table:table-cell>
          <table:table-cell office:value-type="float" office:value="0.4162662298" calcext:value-type="float">
            <text:p>0.4162662298</text:p>
          </table:table-cell>
          <table:table-cell office:value-type="float" office:value="-0.197762563" calcext:value-type="float">
            <text:p>-0.197762563</text:p>
          </table:table-cell>
          <table:table-cell office:value-type="float" office:value="0.004688443161" calcext:value-type="float">
            <text:p>0.0046884432</text:p>
          </table:table-cell>
          <table:table-cell office:value-type="float" office:value="-0.131358994" calcext:value-type="float">
            <text:p>-0.1313589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1.03326276" calcext:value-type="float">
            <text:p>11.03326276</text:p>
          </table:table-cell>
          <table:table-cell office:value-type="float" office:value="0.3843111223" calcext:value-type="float">
            <text:p>0.3843111223</text:p>
          </table:table-cell>
          <table:table-cell office:value-type="float" office:value="-0.6425405142" calcext:value-type="float">
            <text:p>-0.6425405142</text:p>
          </table:table-cell>
          <table:table-cell office:value-type="float" office:value="0.00552237752" calcext:value-type="float">
            <text:p>0.0055223775</text:p>
          </table:table-cell>
          <table:table-cell office:value-type="float" office:value="-0.1208289547" calcext:value-type="float">
            <text:p>-0.12082895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1.04147614" calcext:value-type="float">
            <text:p>11.04147614</text:p>
          </table:table-cell>
          <table:table-cell office:value-type="float" office:value="0.3125707465" calcext:value-type="float">
            <text:p>0.3125707465</text:p>
          </table:table-cell>
          <table:table-cell office:value-type="float" office:value="-1.385799786" calcext:value-type="float">
            <text:p>-1.385799786</text:p>
          </table:table-cell>
          <table:table-cell office:value-type="float" office:value="0.005501924847" calcext:value-type="float">
            <text:p>0.0055019248</text:p>
          </table:table-cell>
          <table:table-cell office:value-type="float" office:value="-0.1186044068" calcext:value-type="float">
            <text:p>-0.11860440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2" calcext:value-type="float">
            <text:p>812</text:p>
          </table:table-cell>
          <table:table-cell office:value-type="float" office:value="11.05336242" calcext:value-type="float">
            <text:p>11.05336242</text:p>
          </table:table-cell>
          <table:table-cell office:value-type="float" office:value="0.2619862338" calcext:value-type="float">
            <text:p>0.2619862338</text:p>
          </table:table-cell>
          <table:table-cell office:value-type="float" office:value="-1.034440307" calcext:value-type="float">
            <text:p>-1.034440307</text:p>
          </table:table-cell>
          <table:table-cell office:value-type="float" office:value="0.006366275876" calcext:value-type="float">
            <text:p>0.0063662759</text:p>
          </table:table-cell>
          <table:table-cell office:value-type="float" office:value="-0.1252180596" calcext:value-type="float">
            <text:p>-0.12521805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2" calcext:value-type="float">
            <text:p>812</text:p>
          </table:table-cell>
          <table:table-cell office:value-type="float" office:value="11.07049988" calcext:value-type="float">
            <text:p>11.07049988</text:p>
          </table:table-cell>
          <table:table-cell office:value-type="float" office:value="0.2487305452" calcext:value-type="float">
            <text:p>0.2487305452</text:p>
          </table:table-cell>
          <table:table-cell office:value-type="float" office:value="-0.2664397159" calcext:value-type="float">
            <text:p>-0.2664397159</text:p>
          </table:table-cell>
          <table:table-cell office:value-type="float" office:value="0.006332585871" calcext:value-type="float">
            <text:p>0.0063325859</text:p>
          </table:table-cell>
          <table:table-cell office:value-type="float" office:value="-0.1270860631" calcext:value-type="float">
            <text:p>-0.12708606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1.09239412" calcext:value-type="float">
            <text:p>11.09239412</text:p>
          </table:table-cell>
          <table:table-cell office:value-type="float" office:value="0.3380425042" calcext:value-type="float">
            <text:p>0.3380425042</text:p>
          </table:table-cell>
          <table:table-cell office:value-type="float" office:value="1.740175958" calcext:value-type="float">
            <text:p>1.740175958</text:p>
          </table:table-cell>
          <table:table-cell office:value-type="float" office:value="0.007716135441" calcext:value-type="float">
            <text:p>0.0077161354</text:p>
          </table:table-cell>
          <table:table-cell office:value-type="float" office:value="-0.1258820773" calcext:value-type="float">
            <text:p>-0.12588207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1.11168271" calcext:value-type="float">
            <text:p>11.11168271</text:p>
          </table:table-cell>
          <table:table-cell office:value-type="float" office:value="0.3813798758" calcext:value-type="float">
            <text:p>0.3813798758</text:p>
          </table:table-cell>
          <table:table-cell office:value-type="float" office:value="0.8382394759" calcext:value-type="float">
            <text:p>0.8382394759</text:p>
          </table:table-cell>
          <table:table-cell office:value-type="float" office:value="0.007606880289" calcext:value-type="float">
            <text:p>0.0076068803</text:p>
          </table:table-cell>
          <table:table-cell office:value-type="float" office:value="-0.1223559706" calcext:value-type="float">
            <text:p>-0.12235597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1.13029699" calcext:value-type="float">
            <text:p>11.13029699</text:p>
          </table:table-cell>
          <table:table-cell office:value-type="float" office:value="0.40027046" calcext:value-type="float">
            <text:p>0.40027046</text:p>
          </table:table-cell>
          <table:table-cell office:value-type="float" office:value="0.4070895396" calcext:value-type="float">
            <text:p>0.4070895396</text:p>
          </table:table-cell>
          <table:table-cell office:value-type="float" office:value="0.007433907355" calcext:value-type="float">
            <text:p>0.0074339074</text:p>
          </table:table-cell>
          <table:table-cell office:value-type="float" office:value="-0.1195768456" calcext:value-type="float">
            <text:p>-0.11957684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1.15171885" calcext:value-type="float">
            <text:p>11.15171885</text:p>
          </table:table-cell>
          <table:table-cell office:value-type="float" office:value="0.3998867315" calcext:value-type="float">
            <text:p>0.3998867315</text:p>
          </table:table-cell>
          <table:table-cell office:value-type="float" office:value="-0.007620907839" calcext:value-type="float">
            <text:p>-0.0076209078</text:p>
          </table:table-cell>
          <table:table-cell office:value-type="float" office:value="0.007413886293" calcext:value-type="float">
            <text:p>0.0074138863</text:p>
          </table:table-cell>
          <table:table-cell office:value-type="float" office:value="-0.1160507389" calcext:value-type="float">
            <text:p>-0.11605073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1.18008578" calcext:value-type="float">
            <text:p>11.18008578</text:p>
          </table:table-cell>
          <table:table-cell office:value-type="float" office:value="0.4642359679" calcext:value-type="float">
            <text:p>0.4642359679</text:p>
          </table:table-cell>
          <table:table-cell office:value-type="float" office:value="1.284245868" calcext:value-type="float">
            <text:p>1.284245868</text:p>
          </table:table-cell>
          <table:table-cell office:value-type="float" office:value="0.007915961407" calcext:value-type="float">
            <text:p>0.0079159614</text:p>
          </table:table-cell>
          <table:table-cell office:value-type="float" office:value="-0.1163722028" calcext:value-type="float">
            <text:p>-0.11637220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1.18978465" calcext:value-type="float">
            <text:p>11.18978465</text:p>
          </table:table-cell>
          <table:table-cell office:value-type="float" office:value="0.3949015852" calcext:value-type="float">
            <text:p>0.3949015852</text:p>
          </table:table-cell>
          <table:table-cell office:value-type="float" office:value="-1.380644382" calcext:value-type="float">
            <text:p>-1.380644382</text:p>
          </table:table-cell>
          <table:table-cell office:value-type="float" office:value="0.007985669081" calcext:value-type="float">
            <text:p>0.0079856691</text:p>
          </table:table-cell>
          <table:table-cell office:value-type="float" office:value="-0.1169964287" calcext:value-type="float">
            <text:p>-0.1169964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1.19821528" calcext:value-type="float">
            <text:p>11.19821528</text:p>
          </table:table-cell>
          <table:table-cell office:value-type="float" office:value="0.3100248853" calcext:value-type="float">
            <text:p>0.3100248853</text:p>
          </table:table-cell>
          <table:table-cell office:value-type="float" office:value="-1.719671153" calcext:value-type="float">
            <text:p>-1.719671153</text:p>
          </table:table-cell>
          <table:table-cell office:value-type="float" office:value="0.008538092426" calcext:value-type="float">
            <text:p>0.0085380924</text:p>
          </table:table-cell>
          <table:table-cell office:value-type="float" office:value="-0.1064128438" calcext:value-type="float">
            <text:p>-0.10641284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1.21278475" calcext:value-type="float">
            <text:p>11.21278475</text:p>
          </table:table-cell>
          <table:table-cell office:value-type="float" office:value="0.2175828078" calcext:value-type="float">
            <text:p>0.2175828078</text:p>
          </table:table-cell>
          <table:table-cell office:value-type="float" office:value="-1.832442653" calcext:value-type="float">
            <text:p>-1.832442653</text:p>
          </table:table-cell>
          <table:table-cell office:value-type="float" office:value="0.0084486851" calcext:value-type="float">
            <text:p>0.0084486851</text:p>
          </table:table-cell>
          <table:table-cell office:value-type="float" office:value="-0.111634021" calcext:value-type="float">
            <text:p>-0.1116340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1.21286403" calcext:value-type="float">
            <text:p>11.21286403</text:p>
          </table:table-cell>
          <table:table-cell office:value-type="float" office:value="0.1537237624" calcext:value-type="float">
            <text:p>0.1537237624</text:p>
          </table:table-cell>
          <table:table-cell office:value-type="float" office:value="-1.252430256" calcext:value-type="float">
            <text:p>-1.252430256</text:p>
          </table:table-cell>
          <table:table-cell office:value-type="float" office:value="0.008393614127" calcext:value-type="float">
            <text:p>0.0083936141</text:p>
          </table:table-cell>
          <table:table-cell office:value-type="float" office:value="-0.1095601091" calcext:value-type="float">
            <text:p>-0.10956010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1.19942504" calcext:value-type="float">
            <text:p>11.19942504</text:p>
          </table:table-cell>
          <table:table-cell office:value-type="float" office:value="0.005300261178" calcext:value-type="float">
            <text:p>0.0053002612</text:p>
          </table:table-cell>
          <table:table-cell office:value-type="float" office:value="-3.031192243" calcext:value-type="float">
            <text:p>-3.031192243</text:p>
          </table:table-cell>
          <table:table-cell office:value-type="float" office:value="0.008285413549" calcext:value-type="float">
            <text:p>0.0082854135</text:p>
          </table:table-cell>
          <table:table-cell office:value-type="float" office:value="-0.1067395006" calcext:value-type="float">
            <text:p>-0.10673950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11.14987636" calcext:value-type="float">
            <text:p>11.14987636</text:p>
          </table:table-cell>
          <table:table-cell office:value-type="float" office:value="-0.4212346452" calcext:value-type="float">
            <text:p>-0.4212346452</text:p>
          </table:table-cell>
          <table:table-cell office:value-type="float" office:value="-8.529201594" calcext:value-type="float">
            <text:p>-8.529201594</text:p>
          </table:table-cell>
          <table:table-cell office:value-type="float" office:value="0.008690397531" calcext:value-type="float">
            <text:p>0.0086903975</text:p>
          </table:table-cell>
          <table:table-cell office:value-type="float" office:value="-0.09995936799" calcext:value-type="float">
            <text:p>-0.0999593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11.11002901" calcext:value-type="float">
            <text:p>11.11002901</text:p>
          </table:table-cell>
          <table:table-cell office:value-type="float" office:value="-0.6387367195" calcext:value-type="float">
            <text:p>-0.6387367195</text:p>
          </table:table-cell>
          <table:table-cell office:value-type="float" office:value="-3.553140853" calcext:value-type="float">
            <text:p>-3.553140853</text:p>
          </table:table-cell>
          <table:table-cell office:value-type="float" office:value="0.008573685186" calcext:value-type="float">
            <text:p>0.0085736852</text:p>
          </table:table-cell>
          <table:table-cell office:value-type="float" office:value="-0.09879352959" calcext:value-type="float">
            <text:p>-0.09879352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11.09611387" calcext:value-type="float">
            <text:p>11.09611387</text:p>
          </table:table-cell>
          <table:table-cell office:value-type="float" office:value="-0.6689213734" calcext:value-type="float">
            <text:p>-0.6689213734</text:p>
          </table:table-cell>
          <table:table-cell office:value-type="float" office:value="-0.7917847197" calcext:value-type="float">
            <text:p>-0.7917847197</text:p>
          </table:table-cell>
          <table:table-cell office:value-type="float" office:value="0.008622638634" calcext:value-type="float">
            <text:p>0.0086226386</text:p>
          </table:table-cell>
          <table:table-cell office:value-type="float" office:value="-0.09676021569" calcext:value-type="float">
            <text:p>-0.09676021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11.11213644" calcext:value-type="float">
            <text:p>11.11213644</text:p>
          </table:table-cell>
          <table:table-cell office:value-type="float" office:value="-0.2332432361" calcext:value-type="float">
            <text:p>-0.2332432361</text:p>
          </table:table-cell>
          <table:table-cell office:value-type="float" office:value="8.598902061" calcext:value-type="float">
            <text:p>8.598902061</text:p>
          </table:table-cell>
          <table:table-cell office:value-type="float" office:value="0.008356424936" calcext:value-type="float">
            <text:p>0.0083564249</text:p>
          </table:table-cell>
          <table:table-cell office:value-type="float" office:value="-0.09607186742" calcext:value-type="float">
            <text:p>-0.09607186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11.0810135" calcext:value-type="float">
            <text:p>11.0810135</text:p>
          </table:table-cell>
          <table:table-cell office:value-type="float" office:value="-0.2208784755" calcext:value-type="float">
            <text:p>-0.2208784755</text:p>
          </table:table-cell>
          <table:table-cell office:value-type="float" office:value="0.2438778412" calcext:value-type="float">
            <text:p>0.2438778412</text:p>
          </table:table-cell>
          <table:table-cell office:value-type="float" office:value="0.007748191259" calcext:value-type="float">
            <text:p>0.0077481913</text:p>
          </table:table-cell>
          <table:table-cell office:value-type="float" office:value="-0.09191983836" calcext:value-type="float">
            <text:p>-0.09191983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11.06014457" calcext:value-type="float">
            <text:p>11.06014457</text:p>
          </table:table-cell>
          <table:table-cell office:value-type="float" office:value="-0.2399134106" calcext:value-type="float">
            <text:p>-0.2399134106</text:p>
          </table:table-cell>
          <table:table-cell office:value-type="float" office:value="-0.3850214627" calcext:value-type="float">
            <text:p>-0.3850214627</text:p>
          </table:table-cell>
          <table:table-cell office:value-type="float" office:value="0.007468703929" calcext:value-type="float">
            <text:p>0.0074687039</text:p>
          </table:table-cell>
          <table:table-cell office:value-type="float" office:value="-0.08430412854" calcext:value-type="float">
            <text:p>-0.08430412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1" calcext:value-type="float">
            <text:p>821</text:p>
          </table:table-cell>
          <table:table-cell office:value-type="float" office:value="11.06760249" calcext:value-type="float">
            <text:p>11.06760249</text:p>
          </table:table-cell>
          <table:table-cell office:value-type="float" office:value="-0.2955462712" calcext:value-type="float">
            <text:p>-0.2955462712</text:p>
          </table:table-cell>
          <table:table-cell office:value-type="float" office:value="-1.11398274" calcext:value-type="float">
            <text:p>-1.11398274</text:p>
          </table:table-cell>
          <table:table-cell office:value-type="float" office:value="0.007096811996" calcext:value-type="float">
            <text:p>0.007096812</text:p>
          </table:table-cell>
          <table:table-cell office:value-type="float" office:value="-0.08467223861" calcext:value-type="float">
            <text:p>-0.08467223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1" calcext:value-type="float">
            <text:p>821</text:p>
          </table:table-cell>
          <table:table-cell office:value-type="float" office:value="11.05707726" calcext:value-type="float">
            <text:p>11.05707726</text:p>
          </table:table-cell>
          <table:table-cell office:value-type="float" office:value="-0.1598229777" calcext:value-type="float">
            <text:p>-0.1598229777</text:p>
          </table:table-cell>
          <table:table-cell office:value-type="float" office:value="2.665239484" calcext:value-type="float">
            <text:p>2.665239484</text:p>
          </table:table-cell>
          <table:table-cell office:value-type="float" office:value="0.006888477176" calcext:value-type="float">
            <text:p>0.0068884772</text:p>
          </table:table-cell>
          <table:table-cell office:value-type="float" office:value="-0.08763309079" calcext:value-type="float">
            <text:p>-0.08763309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11.04262965" calcext:value-type="float">
            <text:p>11.04262965</text:p>
          </table:table-cell>
          <table:table-cell office:value-type="float" office:value="-0.1184782775" calcext:value-type="float">
            <text:p>-0.1184782775</text:p>
          </table:table-cell>
          <table:table-cell office:value-type="float" office:value="0.853025801" calcext:value-type="float">
            <text:p>0.853025801</text:p>
          </table:table-cell>
          <table:table-cell office:value-type="float" office:value="0.006202617344" calcext:value-type="float">
            <text:p>0.0062026173</text:p>
          </table:table-cell>
          <table:table-cell office:value-type="float" office:value="-0.08338841096" calcext:value-type="float">
            <text:p>-0.083388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11.03005391" calcext:value-type="float">
            <text:p>11.03005391</text:p>
          </table:table-cell>
          <table:table-cell office:value-type="float" office:value="-0.251202695" calcext:value-type="float">
            <text:p>-0.251202695</text:p>
          </table:table-cell>
          <table:table-cell office:value-type="float" office:value="-2.626228764" calcext:value-type="float">
            <text:p>-2.626228764</text:p>
          </table:table-cell>
          <table:table-cell office:value-type="float" office:value="0.005825342409" calcext:value-type="float">
            <text:p>0.0058253424</text:p>
          </table:table-cell>
          <table:table-cell office:value-type="float" office:value="-0.07871959819" calcext:value-type="float">
            <text:p>-0.07871959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11.02033941" calcext:value-type="float">
            <text:p>11.02033941</text:p>
          </table:table-cell>
          <table:table-cell office:value-type="float" office:value="-0.2464382072" calcext:value-type="float">
            <text:p>-0.2464382072</text:p>
          </table:table-cell>
          <table:table-cell office:value-type="float" office:value="0.09435975906" calcext:value-type="float">
            <text:p>0.0943597591</text:p>
          </table:table-cell>
          <table:table-cell office:value-type="float" office:value="0.005509506128" calcext:value-type="float">
            <text:p>0.0055095061</text:p>
          </table:table-cell>
          <table:table-cell office:value-type="float" office:value="-0.07825680468" calcext:value-type="float">
            <text:p>-0.07825680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11.0120021" calcext:value-type="float">
            <text:p>11.0120021</text:p>
          </table:table-cell>
          <table:table-cell office:value-type="float" office:value="-0.199680468" calcext:value-type="float">
            <text:p>-0.199680468</text:p>
          </table:table-cell>
          <table:table-cell office:value-type="float" office:value="0.8850404985" calcext:value-type="float">
            <text:p>0.8850404985</text:p>
          </table:table-cell>
          <table:table-cell office:value-type="float" office:value="0.005241083043" calcext:value-type="float">
            <text:p>0.005241083</text:p>
          </table:table-cell>
          <table:table-cell office:value-type="float" office:value="-0.08125839288" calcext:value-type="float">
            <text:p>-0.08125839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11.00633349" calcext:value-type="float">
            <text:p>11.00633349</text:p>
          </table:table-cell>
          <table:table-cell office:value-type="float" office:value="-0.156738704" calcext:value-type="float">
            <text:p>-0.156738704</text:p>
          </table:table-cell>
          <table:table-cell office:value-type="float" office:value="0.9091347399" calcext:value-type="float">
            <text:p>0.9091347399</text:p>
          </table:table-cell>
          <table:table-cell office:value-type="float" office:value="0.004380236602" calcext:value-type="float">
            <text:p>0.0043802366</text:p>
          </table:table-cell>
          <table:table-cell office:value-type="float" office:value="-0.08154312461" calcext:value-type="float">
            <text:p>-0.08154312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10.99886397" calcext:value-type="float">
            <text:p>10.99886397</text:p>
          </table:table-cell>
          <table:table-cell office:value-type="float" office:value="-0.1421542456" calcext:value-type="float">
            <text:p>-0.1421542456</text:p>
          </table:table-cell>
          <table:table-cell office:value-type="float" office:value="0.2902243362" calcext:value-type="float">
            <text:p>0.2902243362</text:p>
          </table:table-cell>
          <table:table-cell office:value-type="float" office:value="0.004207165212" calcext:value-type="float">
            <text:p>0.0042071652</text:p>
          </table:table-cell>
          <table:table-cell office:value-type="float" office:value="-0.07879706468" calcext:value-type="float">
            <text:p>-0.07879706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10.99649925" calcext:value-type="float">
            <text:p>10.99649925</text:p>
          </table:table-cell>
          <table:table-cell office:value-type="float" office:value="-0.1055490947" calcext:value-type="float">
            <text:p>-0.1055490947</text:p>
          </table:table-cell>
          <table:table-cell office:value-type="float" office:value="0.7429484622" calcext:value-type="float">
            <text:p>0.7429484622</text:p>
          </table:table-cell>
          <table:table-cell office:value-type="float" office:value="0.003819326648" calcext:value-type="float">
            <text:p>0.0038193266</text:p>
          </table:table-cell>
          <table:table-cell office:value-type="float" office:value="-0.08238068024" calcext:value-type="float">
            <text:p>-0.08238068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10.98404909" calcext:value-type="float">
            <text:p>10.98404909</text:p>
          </table:table-cell>
          <table:table-cell office:value-type="float" office:value="-0.1483147701" calcext:value-type="float">
            <text:p>-0.1483147701</text:p>
          </table:table-cell>
          <table:table-cell office:value-type="float" office:value="-0.8529287533" calcext:value-type="float">
            <text:p>-0.8529287533</text:p>
          </table:table-cell>
          <table:table-cell office:value-type="float" office:value="0.00372046883" calcext:value-type="float">
            <text:p>0.0037204688</text:p>
          </table:table-cell>
          <table:table-cell office:value-type="float" office:value="-0.08169233195" calcext:value-type="float">
            <text:p>-0.0816923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10.98521371" calcext:value-type="float">
            <text:p>10.98521371</text:p>
          </table:table-cell>
          <table:table-cell office:value-type="float" office:value="-0.09088511736" calcext:value-type="float">
            <text:p>-0.0908851174</text:p>
          </table:table-cell>
          <table:table-cell office:value-type="float" office:value="1.166161321" calcext:value-type="float">
            <text:p>1.166161321</text:p>
          </table:table-cell>
          <table:table-cell office:value-type="float" office:value="0.003547835636" calcext:value-type="float">
            <text:p>0.0035478356</text:p>
          </table:table-cell>
          <table:table-cell office:value-type="float" office:value="-0.07716897878" calcext:value-type="float">
            <text:p>-0.0771689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10.97301661" calcext:value-type="float">
            <text:p>10.97301661</text:p>
          </table:table-cell>
          <table:table-cell office:value-type="float" office:value="-0.1554266648" calcext:value-type="float">
            <text:p>-0.1554266648</text:p>
          </table:table-cell>
          <table:table-cell office:value-type="float" office:value="-1.278542569" calcext:value-type="float">
            <text:p>-1.278542569</text:p>
          </table:table-cell>
          <table:table-cell office:value-type="float" office:value="0.003407279775" calcext:value-type="float">
            <text:p>0.0034072798</text:p>
          </table:table-cell>
          <table:table-cell office:value-type="float" office:value="-0.07920166301" calcext:value-type="float">
            <text:p>-0.0792016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10.95539802" calcext:value-type="float">
            <text:p>10.95539802</text:p>
          </table:table-cell>
          <table:table-cell office:value-type="float" office:value="-0.1894692299" calcext:value-type="float">
            <text:p>-0.1894692299</text:p>
          </table:table-cell>
          <table:table-cell office:value-type="float" office:value="-0.677112275" calcext:value-type="float">
            <text:p>-0.677112275</text:p>
          </table:table-cell>
          <table:table-cell office:value-type="float" office:value="0.002560276526" calcext:value-type="float">
            <text:p>0.0025602765</text:p>
          </table:table-cell>
          <table:table-cell office:value-type="float" office:value="-0.08234316543" calcext:value-type="float">
            <text:p>-0.08234316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10.94629196" calcext:value-type="float">
            <text:p>10.94629196</text:p>
          </table:table-cell>
          <table:table-cell office:value-type="float" office:value="-0.2583931144" calcext:value-type="float">
            <text:p>-0.2583931144</text:p>
          </table:table-cell>
          <table:table-cell office:value-type="float" office:value="-1.386060048" calcext:value-type="float">
            <text:p>-1.386060048</text:p>
          </table:table-cell>
          <table:table-cell office:value-type="float" office:value="0.002441893082" calcext:value-type="float">
            <text:p>0.0024418931</text:p>
          </table:table-cell>
          <table:table-cell office:value-type="float" office:value="-0.08669704049" calcext:value-type="float">
            <text:p>-0.08669704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8" calcext:value-type="float">
            <text:p>828</text:p>
          </table:table-cell>
          <table:table-cell office:value-type="float" office:value="10.93233142" calcext:value-type="float">
            <text:p>10.93233142</text:p>
          </table:table-cell>
          <table:table-cell office:value-type="float" office:value="-0.2705906864" calcext:value-type="float">
            <text:p>-0.2705906864</text:p>
          </table:table-cell>
          <table:table-cell office:value-type="float" office:value="-0.2430791454" calcext:value-type="float">
            <text:p>-0.2430791454</text:p>
          </table:table-cell>
          <table:table-cell office:value-type="float" office:value="0.00212352033" calcext:value-type="float">
            <text:p>0.0021235203</text:p>
          </table:table-cell>
          <table:table-cell office:value-type="float" office:value="-0.08409447995" calcext:value-type="float">
            <text:p>-0.084094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8" calcext:value-type="float">
            <text:p>828</text:p>
          </table:table-cell>
          <table:table-cell office:value-type="float" office:value="10.91027569" calcext:value-type="float">
            <text:p>10.91027569</text:p>
          </table:table-cell>
          <table:table-cell office:value-type="float" office:value="-0.2739261256" calcext:value-type="float">
            <text:p>-0.2739261256</text:p>
          </table:table-cell>
          <table:table-cell office:value-type="float" office:value="-0.05450899645" calcext:value-type="float">
            <text:p>-0.0545089965</text:p>
          </table:table-cell>
          <table:table-cell office:value-type="float" office:value="0.001971317379" calcext:value-type="float">
            <text:p>0.0019713174</text:p>
          </table:table-cell>
          <table:table-cell office:value-type="float" office:value="-0.08226812375" calcext:value-type="float">
            <text:p>-0.08226812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8" calcext:value-type="float">
            <text:p>828</text:p>
          </table:table-cell>
          <table:table-cell office:value-type="float" office:value="10.88909424" calcext:value-type="float">
            <text:p>10.88909424</text:p>
          </table:table-cell>
          <table:table-cell office:value-type="float" office:value="-0.2921051114" calcext:value-type="float">
            <text:p>-0.2921051114</text:p>
          </table:table-cell>
          <table:table-cell office:value-type="float" office:value="-0.2039717078" calcext:value-type="float">
            <text:p>-0.2039717078</text:p>
          </table:table-cell>
          <table:table-cell office:value-type="float" office:value="0.001859267946" calcext:value-type="float">
            <text:p>0.0018592679</text:p>
          </table:table-cell>
          <table:table-cell office:value-type="float" office:value="-0.0797044729" calcext:value-type="float">
            <text:p>-0.07970447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10.8780359" calcext:value-type="float">
            <text:p>10.8780359</text:p>
          </table:table-cell>
          <table:table-cell office:value-type="float" office:value="-0.2726278246" calcext:value-type="float">
            <text:p>-0.2726278246</text:p>
          </table:table-cell>
          <table:table-cell office:value-type="float" office:value="0.3871041843" calcext:value-type="float">
            <text:p>0.3871041843</text:p>
          </table:table-cell>
          <table:table-cell office:value-type="float" office:value="0.001368293281" calcext:value-type="float">
            <text:p>0.0013682933</text:p>
          </table:table-cell>
          <table:table-cell office:value-type="float" office:value="-0.0870869254" calcext:value-type="float">
            <text:p>-0.0870869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10.86586534" calcext:value-type="float">
            <text:p>10.86586534</text:p>
          </table:table-cell>
          <table:table-cell office:value-type="float" office:value="-0.2341882913" calcext:value-type="float">
            <text:p>-0.2341882913</text:p>
          </table:table-cell>
          <table:table-cell office:value-type="float" office:value="0.7742015778" calcext:value-type="float">
            <text:p>0.7742015778</text:p>
          </table:table-cell>
          <table:table-cell office:value-type="float" office:value="0.00124575259" calcext:value-type="float">
            <text:p>0.0012457526</text:p>
          </table:table-cell>
          <table:table-cell office:value-type="float" office:value="-0.08855075474" calcext:value-type="float">
            <text:p>-0.08855075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10.84724665" calcext:value-type="float">
            <text:p>10.84724665</text:p>
          </table:table-cell>
          <table:table-cell office:value-type="float" office:value="-0.2804735488" calcext:value-type="float">
            <text:p>-0.2804735488</text:p>
          </table:table-cell>
          <table:table-cell office:value-type="float" office:value="-0.9360017121" calcext:value-type="float">
            <text:p>-0.9360017121</text:p>
          </table:table-cell>
          <table:table-cell office:value-type="float" office:value="0.0008625818229" calcext:value-type="float">
            <text:p>0.0008625818</text:p>
          </table:table-cell>
          <table:table-cell office:value-type="float" office:value="-0.0959641938" calcext:value-type="float">
            <text:p>-0.09596419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10.83720572" calcext:value-type="float">
            <text:p>10.83720572</text:p>
          </table:table-cell>
          <table:table-cell office:value-type="float" office:value="-0.2733956714" calcext:value-type="float">
            <text:p>-0.2733956714</text:p>
          </table:table-cell>
          <table:table-cell office:value-type="float" office:value="0.1399561645" calcext:value-type="float">
            <text:p>0.1399561645</text:p>
          </table:table-cell>
          <table:table-cell office:value-type="float" office:value="0.0007675825886" calcext:value-type="float">
            <text:p>0.0007675826</text:p>
          </table:table-cell>
          <table:table-cell office:value-type="float" office:value="-0.1003539292" calcext:value-type="float">
            <text:p>-0.10035392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10.81630656" calcext:value-type="float">
            <text:p>10.81630656</text:p>
          </table:table-cell>
          <table:table-cell office:value-type="float" office:value="-0.3301421522" calcext:value-type="float">
            <text:p>-0.3301421522</text:p>
          </table:table-cell>
          <table:table-cell office:value-type="float" office:value="-1.127817576" calcext:value-type="float">
            <text:p>-1.127817576</text:p>
          </table:table-cell>
          <table:table-cell office:value-type="float" office:value="-0.0003655588611" calcext:value-type="float">
            <text:p>-0.0003655589</text:p>
          </table:table-cell>
          <table:table-cell office:value-type="float" office:value="-0.1025256196" calcext:value-type="float">
            <text:p>-0.10252561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10.81588709" calcext:value-type="float">
            <text:p>10.81588709</text:p>
          </table:table-cell>
          <table:table-cell office:value-type="float" office:value="-0.2074590203" calcext:value-type="float">
            <text:p>-0.2074590203</text:p>
          </table:table-cell>
          <table:table-cell office:value-type="float" office:value="2.476151041" calcext:value-type="float">
            <text:p>2.476151041</text:p>
          </table:table-cell>
          <table:table-cell office:value-type="float" office:value="-0.0005129230955" calcext:value-type="float">
            <text:p>-0.0005129231</text:p>
          </table:table-cell>
          <table:table-cell office:value-type="float" office:value="-0.1027023619" calcext:value-type="float">
            <text:p>-0.1027023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10.80173341" calcext:value-type="float">
            <text:p>10.80173341</text:p>
          </table:table-cell>
          <table:table-cell office:value-type="float" office:value="-0.2349681012" calcext:value-type="float">
            <text:p>-0.2349681012</text:p>
          </table:table-cell>
          <table:table-cell office:value-type="float" office:value="-0.5462956645" calcext:value-type="float">
            <text:p>-0.5462956645</text:p>
          </table:table-cell>
          <table:table-cell office:value-type="float" office:value="-0.0005791593437" calcext:value-type="float">
            <text:p>-0.0005791593</text:p>
          </table:table-cell>
          <table:table-cell office:value-type="float" office:value="-0.10670979" calcext:value-type="float">
            <text:p>-0.106709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10.7869261" calcext:value-type="float">
            <text:p>10.7869261</text:p>
          </table:table-cell>
          <table:table-cell office:value-type="float" office:value="-0.1906692164" calcext:value-type="float">
            <text:p>-0.1906692164</text:p>
          </table:table-cell>
          <table:table-cell office:value-type="float" office:value="0.845054319" calcext:value-type="float">
            <text:p>0.845054319</text:p>
          </table:table-cell>
          <table:table-cell office:value-type="float" office:value="-0.0006124226928" calcext:value-type="float">
            <text:p>-0.0006124227</text:p>
          </table:table-cell>
          <table:table-cell office:value-type="float" office:value="-0.1149302112" calcext:value-type="float">
            <text:p>-0.11493021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10.77286963" calcext:value-type="float">
            <text:p>10.77286963</text:p>
          </table:table-cell>
          <table:table-cell office:value-type="float" office:value="-0.2886583742" calcext:value-type="float">
            <text:p>-0.2886583742</text:p>
          </table:table-cell>
          <table:table-cell office:value-type="float" office:value="-2.108297629" calcext:value-type="float">
            <text:p>-2.108297629</text:p>
          </table:table-cell>
          <table:table-cell office:value-type="float" office:value="-0.0008970181269" calcext:value-type="float">
            <text:p>-0.0008970181</text:p>
          </table:table-cell>
          <table:table-cell office:value-type="float" office:value="-0.1100926517" calcext:value-type="float">
            <text:p>-0.1100926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10.76675287" calcext:value-type="float">
            <text:p>10.76675287</text:p>
          </table:table-cell>
          <table:table-cell office:value-type="float" office:value="-0.2354683363" calcext:value-type="float">
            <text:p>-0.2354683363</text:p>
          </table:table-cell>
          <table:table-cell office:value-type="float" office:value="1.056573751" calcext:value-type="float">
            <text:p>1.056573751</text:p>
          </table:table-cell>
          <table:table-cell office:value-type="float" office:value="-0.0008712608313" calcext:value-type="float">
            <text:p>-0.0008712608</text:p>
          </table:table-cell>
          <table:table-cell office:value-type="float" office:value="-0.1142845111" calcext:value-type="float">
            <text:p>-0.1142845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5" calcext:value-type="float">
            <text:p>835</text:p>
          </table:table-cell>
          <table:table-cell office:value-type="float" office:value="10.75040621" calcext:value-type="float">
            <text:p>10.75040621</text:p>
          </table:table-cell>
          <table:table-cell office:value-type="float" office:value="-0.2502687235" calcext:value-type="float">
            <text:p>-0.2502687235</text:p>
          </table:table-cell>
          <table:table-cell office:value-type="float" office:value="-0.2959489745" calcext:value-type="float">
            <text:p>-0.2959489745</text:p>
          </table:table-cell>
          <table:table-cell office:value-type="float" office:value="-0.001140373974" calcext:value-type="float">
            <text:p>-0.001140374</text:p>
          </table:table-cell>
          <table:table-cell office:value-type="float" office:value="-0.1172730435" calcext:value-type="float">
            <text:p>-0.11727304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5" calcext:value-type="float">
            <text:p>835</text:p>
          </table:table-cell>
          <table:table-cell office:value-type="float" office:value="10.74050303" calcext:value-type="float">
            <text:p>10.74050303</text:p>
          </table:table-cell>
          <table:table-cell office:value-type="float" office:value="-0.2150458908" calcext:value-type="float">
            <text:p>-0.2150458908</text:p>
          </table:table-cell>
          <table:table-cell office:value-type="float" office:value="0.6998387679" calcext:value-type="float">
            <text:p>0.6998387679</text:p>
          </table:table-cell>
          <table:table-cell office:value-type="float" office:value="-0.001074176874" calcext:value-type="float">
            <text:p>-0.0010741769</text:p>
          </table:table-cell>
          <table:table-cell office:value-type="float" office:value="-0.124963163" calcext:value-type="float">
            <text:p>-0.1249631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5" calcext:value-type="float">
            <text:p>835</text:p>
          </table:table-cell>
          <table:table-cell office:value-type="float" office:value="10.73991052" calcext:value-type="float">
            <text:p>10.73991052</text:p>
          </table:table-cell>
          <table:table-cell office:value-type="float" office:value="-0.1784551867" calcext:value-type="float">
            <text:p>-0.1784551867</text:p>
          </table:table-cell>
          <table:table-cell office:value-type="float" office:value="0.7245101936" calcext:value-type="float">
            <text:p>0.7245101936</text:p>
          </table:table-cell>
          <table:table-cell office:value-type="float" office:value="-0.0009610359207" calcext:value-type="float">
            <text:p>-0.0009610359</text:p>
          </table:table-cell>
          <table:table-cell office:value-type="float" office:value="-0.1288229311" calcext:value-type="float">
            <text:p>-0.12882293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7" calcext:value-type="float">
            <text:p>837</text:p>
          </table:table-cell>
          <table:table-cell office:value-type="float" office:value="10.70892041" calcext:value-type="float">
            <text:p>10.70892041</text:p>
          </table:table-cell>
          <table:table-cell office:value-type="float" office:value="-0.1739504596" calcext:value-type="float">
            <text:p>-0.1739504596</text:p>
          </table:table-cell>
          <table:table-cell office:value-type="float" office:value="0.04554922022" calcext:value-type="float">
            <text:p>0.0455492202</text:p>
          </table:table-cell>
          <table:table-cell office:value-type="float" office:value="-0.0006215314997" calcext:value-type="float">
            <text:p>-0.0006215315</text:p>
          </table:table-cell>
          <table:table-cell office:value-type="float" office:value="-0.1259054629" calcext:value-type="float">
            <text:p>-0.12590546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7" calcext:value-type="float">
            <text:p>837</text:p>
          </table:table-cell>
          <table:table-cell office:value-type="float" office:value="10.69714474" calcext:value-type="float">
            <text:p>10.69714474</text:p>
          </table:table-cell>
          <table:table-cell office:value-type="float" office:value="-0.1863039775" calcext:value-type="float">
            <text:p>-0.1863039775</text:p>
          </table:table-cell>
          <table:table-cell office:value-type="float" office:value="-0.2452998912" calcext:value-type="float">
            <text:p>-0.2452998912</text:p>
          </table:table-cell>
          <table:table-cell office:value-type="float" office:value="-0.000613527188" calcext:value-type="float">
            <text:p>-0.0006135272</text:p>
          </table:table-cell>
          <table:table-cell office:value-type="float" office:value="-0.1293374437" calcext:value-type="float">
            <text:p>-0.12933744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10.68587944" calcext:value-type="float">
            <text:p>10.68587944</text:p>
          </table:table-cell>
          <table:table-cell office:value-type="float" office:value="-0.2577512669" calcext:value-type="float">
            <text:p>-0.2577512669</text:p>
          </table:table-cell>
          <table:table-cell office:value-type="float" office:value="-1.433814822" calcext:value-type="float">
            <text:p>-1.433814822</text:p>
          </table:table-cell>
          <table:table-cell office:value-type="float" office:value="-0.0001853972195" calcext:value-type="float">
            <text:p>-0.0001853972</text:p>
          </table:table-cell>
          <table:table-cell office:value-type="float" office:value="-0.1320709045" calcext:value-type="float">
            <text:p>-0.13207090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10.66786633" calcext:value-type="float">
            <text:p>10.66786633</text:p>
          </table:table-cell>
          <table:table-cell office:value-type="float" office:value="-0.2510140111" calcext:value-type="float">
            <text:p>-0.2510140111</text:p>
          </table:table-cell>
          <table:table-cell office:value-type="float" office:value="0.1096410004" calcext:value-type="float">
            <text:p>0.1096410004</text:p>
          </table:table-cell>
          <table:table-cell office:value-type="float" office:value="-0.00009314270074" calcext:value-type="float">
            <text:p>-9.314270074E-05</text:p>
          </table:table-cell>
          <table:table-cell office:value-type="float" office:value="-0.1391930373" calcext:value-type="float">
            <text:p>-0.1391930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10.66221411" calcext:value-type="float">
            <text:p>10.66221411</text:p>
          </table:table-cell>
          <table:table-cell office:value-type="float" office:value="-0.2214151701" calcext:value-type="float">
            <text:p>-0.2214151701</text:p>
          </table:table-cell>
          <table:table-cell office:value-type="float" office:value="0.7594719287" calcext:value-type="float">
            <text:p>0.7594719287</text:p>
          </table:table-cell>
          <table:table-cell office:value-type="float" office:value="-0.00009887442787" calcext:value-type="float">
            <text:p>-9.887442787E-05</text:p>
          </table:table-cell>
          <table:table-cell office:value-type="float" office:value="-0.1459326886" calcext:value-type="float">
            <text:p>-0.14593268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10.6458563" calcext:value-type="float">
            <text:p>10.6458563</text:p>
          </table:table-cell>
          <table:table-cell office:value-type="float" office:value="-0.2547161171" calcext:value-type="float">
            <text:p>-0.2547161171</text:p>
          </table:table-cell>
          <table:table-cell office:value-type="float" office:value="-0.6636176797" calcext:value-type="float">
            <text:p>-0.6636176797</text:p>
          </table:table-cell>
          <table:table-cell office:value-type="float" office:value="0.0001228456833" calcext:value-type="float">
            <text:p>0.0001228457</text:p>
          </table:table-cell>
          <table:table-cell office:value-type="float" office:value="-0.1446286259" calcext:value-type="float">
            <text:p>-0.14462862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10.63641523" calcext:value-type="float">
            <text:p>10.63641523</text:p>
          </table:table-cell>
          <table:table-cell office:value-type="float" office:value="-0.2200675937" calcext:value-type="float">
            <text:p>-0.2200675937</text:p>
          </table:table-cell>
          <table:table-cell office:value-type="float" office:value="0.6943483191" calcext:value-type="float">
            <text:p>0.6943483191</text:p>
          </table:table-cell>
          <table:table-cell office:value-type="float" office:value="0.001149715362" calcext:value-type="float">
            <text:p>0.0011497154</text:p>
          </table:table-cell>
          <table:table-cell office:value-type="float" office:value="-0.1447518872" calcext:value-type="float">
            <text:p>-0.14475188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10.62717704" calcext:value-type="float">
            <text:p>10.62717704</text:p>
          </table:table-cell>
          <table:table-cell office:value-type="float" office:value="-0.2335325396" calcext:value-type="float">
            <text:p>-0.2335325396</text:p>
          </table:table-cell>
          <table:table-cell office:value-type="float" office:value="-0.2702614438" calcext:value-type="float">
            <text:p>-0.2702614438</text:p>
          </table:table-cell>
          <table:table-cell office:value-type="float" office:value="0.001330211258" calcext:value-type="float">
            <text:p>0.0013302113</text:p>
          </table:table-cell>
          <table:table-cell office:value-type="float" office:value="-0.1512442096" calcext:value-type="float">
            <text:p>-0.1512442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10.61466224" calcext:value-type="float">
            <text:p>10.61466224</text:p>
          </table:table-cell>
          <table:table-cell office:value-type="float" office:value="-0.209336145" calcext:value-type="float">
            <text:p>-0.209336145</text:p>
          </table:table-cell>
          <table:table-cell office:value-type="float" office:value="0.4899047405" calcext:value-type="float">
            <text:p>0.4899047405</text:p>
          </table:table-cell>
          <table:table-cell office:value-type="float" office:value="0.001714877239" calcext:value-type="float">
            <text:p>0.0017148772</text:p>
          </table:table-cell>
          <table:table-cell office:value-type="float" office:value="-0.152206868" calcext:value-type="float">
            <text:p>-0.152206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10.60760914" calcext:value-type="float">
            <text:p>10.60760914</text:p>
          </table:table-cell>
          <table:table-cell office:value-type="float" office:value="-0.1920429414" calcext:value-type="float">
            <text:p>-0.1920429414</text:p>
          </table:table-cell>
          <table:table-cell office:value-type="float" office:value="0.3366825235" calcext:value-type="float">
            <text:p>0.3366825235</text:p>
          </table:table-cell>
          <table:table-cell office:value-type="float" office:value="0.001876566963" calcext:value-type="float">
            <text:p>0.001876567</text:p>
          </table:table-cell>
          <table:table-cell office:value-type="float" office:value="-0.1461134867" calcext:value-type="float">
            <text:p>-0.1461134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10.59235959" calcext:value-type="float">
            <text:p>10.59235959</text:p>
          </table:table-cell>
          <table:table-cell office:value-type="float" office:value="-0.2340087275" calcext:value-type="float">
            <text:p>-0.2340087275</text:p>
          </table:table-cell>
          <table:table-cell office:value-type="float" office:value="-0.8567368485" calcext:value-type="float">
            <text:p>-0.8567368485</text:p>
          </table:table-cell>
          <table:table-cell office:value-type="float" office:value="0.002127317669" calcext:value-type="float">
            <text:p>0.0021273177</text:p>
          </table:table-cell>
          <table:table-cell office:value-type="float" office:value="-0.1503902834" calcext:value-type="float">
            <text:p>-0.15039028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10.5794203" calcext:value-type="float">
            <text:p>10.5794203</text:p>
          </table:table-cell>
          <table:table-cell office:value-type="float" office:value="-0.2344458155" calcext:value-type="float">
            <text:p>-0.2344458155</text:p>
          </table:table-cell>
          <table:table-cell office:value-type="float" office:value="-0.008603702881" calcext:value-type="float">
            <text:p>-0.0086037029</text:p>
          </table:table-cell>
          <table:table-cell office:value-type="float" office:value="0.002206121892" calcext:value-type="float">
            <text:p>0.0022061219</text:p>
          </table:table-cell>
          <table:table-cell office:value-type="float" office:value="-0.15466708" calcext:value-type="float">
            <text:p>-0.15466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10.57492421" calcext:value-type="float">
            <text:p>10.57492421</text:p>
          </table:table-cell>
          <table:table-cell office:value-type="float" office:value="-0.2184748246" calcext:value-type="float">
            <text:p>-0.2184748246</text:p>
          </table:table-cell>
          <table:table-cell office:value-type="float" office:value="0.317580834" calcext:value-type="float">
            <text:p>0.317580834</text:p>
          </table:table-cell>
          <table:table-cell office:value-type="float" office:value="0.002825264943" calcext:value-type="float">
            <text:p>0.0028252649</text:p>
          </table:table-cell>
          <table:table-cell office:value-type="float" office:value="-0.1500516573" calcext:value-type="float">
            <text:p>-0.15005165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10.55483449" calcext:value-type="float">
            <text:p>10.55483449</text:p>
          </table:table-cell>
          <table:table-cell office:value-type="float" office:value="-0.242711263" calcext:value-type="float">
            <text:p>-0.242711263</text:p>
          </table:table-cell>
          <table:table-cell office:value-type="float" office:value="-0.4632986908" calcext:value-type="float">
            <text:p>-0.4632986908</text:p>
          </table:table-cell>
          <table:table-cell office:value-type="float" office:value="0.002859222001" calcext:value-type="float">
            <text:p>0.002859222</text:p>
          </table:table-cell>
          <table:table-cell office:value-type="float" office:value="-0.1485609153" calcext:value-type="float">
            <text:p>-0.14856091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10.54346869" calcext:value-type="float">
            <text:p>10.54346869</text:p>
          </table:table-cell>
          <table:table-cell office:value-type="float" office:value="-0.2388677529" calcext:value-type="float">
            <text:p>-0.2388677529</text:p>
          </table:table-cell>
          <table:table-cell office:value-type="float" office:value="0.08223084592" calcext:value-type="float">
            <text:p>0.0822308459</text:p>
          </table:table-cell>
          <table:table-cell office:value-type="float" office:value="0.003187767369" calcext:value-type="float">
            <text:p>0.0031877674</text:p>
          </table:table-cell>
          <table:table-cell office:value-type="float" office:value="-0.1576357195" calcext:value-type="float">
            <text:p>-0.15763571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10.52611243" calcext:value-type="float">
            <text:p>10.52611243</text:p>
          </table:table-cell>
          <table:table-cell office:value-type="float" office:value="-0.3231467281" calcext:value-type="float">
            <text:p>-0.3231467281</text:p>
          </table:table-cell>
          <table:table-cell office:value-type="float" office:value="-1.661863613" calcext:value-type="float">
            <text:p>-1.661863613</text:p>
          </table:table-cell>
          <table:table-cell office:value-type="float" office:value="0.003274338931" calcext:value-type="float">
            <text:p>0.0032743389</text:p>
          </table:table-cell>
          <table:table-cell office:value-type="float" office:value="-0.1674326535" calcext:value-type="float">
            <text:p>-0.16743265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10.52130221" calcext:value-type="float">
            <text:p>10.52130221</text:p>
          </table:table-cell>
          <table:table-cell office:value-type="float" office:value="-0.2277418378" calcext:value-type="float">
            <text:p>-0.2277418378</text:p>
          </table:table-cell>
          <table:table-cell office:value-type="float" office:value="1.940066335" calcext:value-type="float">
            <text:p>1.940066335</text:p>
          </table:table-cell>
          <table:table-cell office:value-type="float" office:value="0.003338804344" calcext:value-type="float">
            <text:p>0.0033388043</text:p>
          </table:table-cell>
          <table:table-cell office:value-type="float" office:value="-0.1699532892" calcext:value-type="float">
            <text:p>-0.1699532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10.50989027" calcext:value-type="float">
            <text:p>10.50989027</text:p>
          </table:table-cell>
          <table:table-cell office:value-type="float" office:value="-0.2222622647" calcext:value-type="float">
            <text:p>-0.2222622647</text:p>
          </table:table-cell>
          <table:table-cell office:value-type="float" office:value="0.1088666521" calcext:value-type="float">
            <text:p>0.1088666521</text:p>
          </table:table-cell>
          <table:table-cell office:value-type="float" office:value="0.003363873005" calcext:value-type="float">
            <text:p>0.003363873</text:p>
          </table:table-cell>
          <table:table-cell office:value-type="float" office:value="-0.167876166" calcext:value-type="float">
            <text:p>-0.167876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10.50027179" calcext:value-type="float">
            <text:p>10.50027179</text:p>
          </table:table-cell>
          <table:table-cell office:value-type="float" office:value="-0.1721186808" calcext:value-type="float">
            <text:p>-0.1721186808</text:p>
          </table:table-cell>
          <table:table-cell office:value-type="float" office:value="0.9999571624" calcext:value-type="float">
            <text:p>0.9999571624</text:p>
          </table:table-cell>
          <table:table-cell office:value-type="float" office:value="0.003270905568" calcext:value-type="float">
            <text:p>0.0032709056</text:p>
          </table:table-cell>
          <table:table-cell office:value-type="float" office:value="-0.1597463415" calcext:value-type="float">
            <text:p>-0.1597463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10.48192868" calcext:value-type="float">
            <text:p>10.48192868</text:p>
          </table:table-cell>
          <table:table-cell office:value-type="float" office:value="-0.2629194524" calcext:value-type="float">
            <text:p>-0.2629194524</text:p>
          </table:table-cell>
          <table:table-cell office:value-type="float" office:value="-1.832629094" calcext:value-type="float">
            <text:p>-1.832629094</text:p>
          </table:table-cell>
          <table:table-cell office:value-type="float" office:value="0.003407512547" calcext:value-type="float">
            <text:p>0.0034075125</text:p>
          </table:table-cell>
          <table:table-cell office:value-type="float" office:value="-0.1611586168" calcext:value-type="float">
            <text:p>-0.16115861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10.47276904" calcext:value-type="float">
            <text:p>10.47276904</text:p>
          </table:table-cell>
          <table:table-cell office:value-type="float" office:value="-0.2484626384" calcext:value-type="float">
            <text:p>-0.2484626384</text:p>
          </table:table-cell>
          <table:table-cell office:value-type="float" office:value="0.2893986949" calcext:value-type="float">
            <text:p>0.2893986949</text:p>
          </table:table-cell>
          <table:table-cell office:value-type="float" office:value="0.003076768053" calcext:value-type="float">
            <text:p>0.0030767681</text:p>
          </table:table-cell>
          <table:table-cell office:value-type="float" office:value="-0.1636831442" calcext:value-type="float">
            <text:p>-0.16368314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10.46413249" calcext:value-type="float">
            <text:p>10.46413249</text:p>
          </table:table-cell>
          <table:table-cell office:value-type="float" office:value="-0.2414551752" calcext:value-type="float">
            <text:p>-0.2414551752</text:p>
          </table:table-cell>
          <table:table-cell office:value-type="float" office:value="0.1385728078" calcext:value-type="float">
            <text:p>0.1385728078</text:p>
          </table:table-cell>
          <table:table-cell office:value-type="float" office:value="0.003027561135" calcext:value-type="float">
            <text:p>0.0030275611</text:p>
          </table:table-cell>
          <table:table-cell office:value-type="float" office:value="-0.1673477831" calcext:value-type="float">
            <text:p>-0.16734778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10.4520714" calcext:value-type="float">
            <text:p>10.4520714</text:p>
          </table:table-cell>
          <table:table-cell office:value-type="float" office:value="-0.1994648404" calcext:value-type="float">
            <text:p>-0.1994648404</text:p>
          </table:table-cell>
          <table:table-cell office:value-type="float" office:value="0.8503400631" calcext:value-type="float">
            <text:p>0.8503400631</text:p>
          </table:table-cell>
          <table:table-cell office:value-type="float" office:value="0.003026759459" calcext:value-type="float">
            <text:p>0.0030267595</text:p>
          </table:table-cell>
          <table:table-cell office:value-type="float" office:value="-0.1706355814" calcext:value-type="float">
            <text:p>-0.17063558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10.44567614" calcext:value-type="float">
            <text:p>10.44567614</text:p>
          </table:table-cell>
          <table:table-cell office:value-type="float" office:value="-0.1724601997" calcext:value-type="float">
            <text:p>-0.1724601997</text:p>
          </table:table-cell>
          <table:table-cell office:value-type="float" office:value="0.4321632065" calcext:value-type="float">
            <text:p>0.4321632065</text:p>
          </table:table-cell>
          <table:table-cell office:value-type="float" office:value="0.003054572548" calcext:value-type="float">
            <text:p>0.0030545725</text:p>
          </table:table-cell>
          <table:table-cell office:value-type="float" office:value="-0.1700905278" calcext:value-type="float">
            <text:p>-0.17009052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9" calcext:value-type="float">
            <text:p>849</text:p>
          </table:table-cell>
          <table:table-cell office:value-type="float" office:value="10.42952383" calcext:value-type="float">
            <text:p>10.42952383</text:p>
          </table:table-cell>
          <table:table-cell office:value-type="float" office:value="-0.2596243459" calcext:value-type="float">
            <text:p>-0.2596243459</text:p>
          </table:table-cell>
          <table:table-cell office:value-type="float" office:value="-2.33275331" calcext:value-type="float">
            <text:p>-2.33275331</text:p>
          </table:table-cell>
          <table:table-cell office:value-type="float" office:value="0.002377211993" calcext:value-type="float">
            <text:p>0.002377212</text:p>
          </table:table-cell>
          <table:table-cell office:value-type="float" office:value="-0.1730803074" calcext:value-type="float">
            <text:p>-0.17308030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9" calcext:value-type="float">
            <text:p>849</text:p>
          </table:table-cell>
          <table:table-cell office:value-type="float" office:value="10.42193687" calcext:value-type="float">
            <text:p>10.42193687</text:p>
          </table:table-cell>
          <table:table-cell office:value-type="float" office:value="-0.228118377" calcext:value-type="float">
            <text:p>-0.228118377</text:p>
          </table:table-cell>
          <table:table-cell office:value-type="float" office:value="0.6217739775" calcext:value-type="float">
            <text:p>0.6217739775</text:p>
          </table:table-cell>
          <table:table-cell office:value-type="float" office:value="0.002398012479" calcext:value-type="float">
            <text:p>0.0023980125</text:p>
          </table:table-cell>
          <table:table-cell office:value-type="float" office:value="-0.1725352538" calcext:value-type="float">
            <text:p>-0.17253525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10.40994045" calcext:value-type="float">
            <text:p>10.40994045</text:p>
          </table:table-cell>
          <table:table-cell office:value-type="float" office:value="-0.2740820835" calcext:value-type="float">
            <text:p>-0.2740820835</text:p>
          </table:table-cell>
          <table:table-cell office:value-type="float" office:value="-0.9204537652" calcext:value-type="float">
            <text:p>-0.9204537652</text:p>
          </table:table-cell>
          <table:table-cell office:value-type="float" office:value="0.002109424731" calcext:value-type="float">
            <text:p>0.0021094247</text:p>
          </table:table-cell>
          <table:table-cell office:value-type="float" office:value="-0.1758232743" calcext:value-type="float">
            <text:p>-0.17582327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10.3997588" calcext:value-type="float">
            <text:p>10.3997588</text:p>
          </table:table-cell>
          <table:table-cell office:value-type="float" office:value="-0.1979312326" calcext:value-type="float">
            <text:p>-0.1979312326</text:p>
          </table:table-cell>
          <table:table-cell office:value-type="float" office:value="1.524473897" calcext:value-type="float">
            <text:p>1.524473897</text:p>
          </table:table-cell>
          <table:table-cell office:value-type="float" office:value="0.002141583396" calcext:value-type="float">
            <text:p>0.0021415834</text:p>
          </table:table-cell>
          <table:table-cell office:value-type="float" office:value="-0.1783573913" calcext:value-type="float">
            <text:p>-0.17835739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10.38517109" calcext:value-type="float">
            <text:p>10.38517109</text:p>
          </table:table-cell>
          <table:table-cell office:value-type="float" office:value="-0.2455591397" calcext:value-type="float">
            <text:p>-0.2455591397</text:p>
          </table:table-cell>
          <table:table-cell office:value-type="float" office:value="-0.955363432" calcext:value-type="float">
            <text:p>-0.955363432</text:p>
          </table:table-cell>
          <table:table-cell office:value-type="float" office:value="0.002115609798" calcext:value-type="float">
            <text:p>0.0021156098</text:p>
          </table:table-cell>
          <table:table-cell office:value-type="float" office:value="-0.1736026451" calcext:value-type="float">
            <text:p>-0.1736026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10.3691533" calcext:value-type="float">
            <text:p>10.3691533</text:p>
          </table:table-cell>
          <table:table-cell office:value-type="float" office:value="-0.2717621818" calcext:value-type="float">
            <text:p>-0.2717621818</text:p>
          </table:table-cell>
          <table:table-cell office:value-type="float" office:value="-0.5215897691" calcext:value-type="float">
            <text:p>-0.5215897691</text:p>
          </table:table-cell>
          <table:table-cell office:value-type="float" office:value="0.002097120513" calcext:value-type="float">
            <text:p>0.0020971205</text:p>
          </table:table-cell>
          <table:table-cell office:value-type="float" office:value="-0.179969614" calcext:value-type="float">
            <text:p>-0.1799696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10.36247339" calcext:value-type="float">
            <text:p>10.36247339</text:p>
          </table:table-cell>
          <table:table-cell office:value-type="float" office:value="-0.2485066598" calcext:value-type="float">
            <text:p>-0.2485066598</text:p>
          </table:table-cell>
          <table:table-cell office:value-type="float" office:value="0.4667232106" calcext:value-type="float">
            <text:p>0.4667232106</text:p>
          </table:table-cell>
          <table:table-cell office:value-type="float" office:value="0.001793574721" calcext:value-type="float">
            <text:p>0.0017935747</text:p>
          </table:table-cell>
          <table:table-cell office:value-type="float" office:value="-0.1788400639" calcext:value-type="float">
            <text:p>-0.1788400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10.35075182" calcext:value-type="float">
            <text:p>10.35075182</text:p>
          </table:table-cell>
          <table:table-cell office:value-type="float" office:value="-0.2275857583" calcext:value-type="float">
            <text:p>-0.2275857583</text:p>
          </table:table-cell>
          <table:table-cell office:value-type="float" office:value="0.4102421018" calcext:value-type="float">
            <text:p>0.4102421018</text:p>
          </table:table-cell>
          <table:table-cell office:value-type="float" office:value="0.001818826935" calcext:value-type="float">
            <text:p>0.0018188269</text:p>
          </table:table-cell>
          <table:table-cell office:value-type="float" office:value="-0.1806583487" calcext:value-type="float">
            <text:p>-0.1806583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10.34901461" calcext:value-type="float">
            <text:p>10.34901461</text:p>
          </table:table-cell>
          <table:table-cell office:value-type="float" office:value="-0.1329258154" calcext:value-type="float">
            <text:p>-0.1329258154</text:p>
          </table:table-cell>
          <table:table-cell office:value-type="float" office:value="1.899807606" calcext:value-type="float">
            <text:p>1.899807606</text:p>
          </table:table-cell>
          <table:table-cell office:value-type="float" office:value="0.001363469974" calcext:value-type="float">
            <text:p>0.00136347</text:p>
          </table:table-cell>
          <table:table-cell office:value-type="float" office:value="-0.183105512" calcext:value-type="float">
            <text:p>-0.1831055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10.33308712" calcext:value-type="float">
            <text:p>10.33308712</text:p>
          </table:table-cell>
          <table:table-cell office:value-type="float" office:value="-0.1895048925" calcext:value-type="float">
            <text:p>-0.1895048925</text:p>
          </table:table-cell>
          <table:table-cell office:value-type="float" office:value="-1.079180899" calcext:value-type="float">
            <text:p>-1.079180899</text:p>
          </table:table-cell>
          <table:table-cell office:value-type="float" office:value="0.001464177658" calcext:value-type="float">
            <text:p>0.0014641777</text:p>
          </table:table-cell>
          <table:table-cell office:value-type="float" office:value="-0.1874895993" calcext:value-type="float">
            <text:p>-0.18748959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4" calcext:value-type="float">
            <text:p>854</text:p>
          </table:table-cell>
          <table:table-cell office:value-type="float" office:value="10.31641792" calcext:value-type="float">
            <text:p>10.31641792</text:p>
          </table:table-cell>
          <table:table-cell office:value-type="float" office:value="-0.2335060803" calcext:value-type="float">
            <text:p>-0.2335060803</text:p>
          </table:table-cell>
          <table:table-cell office:value-type="float" office:value="-0.9551755337" calcext:value-type="float">
            <text:p>-0.9551755337</text:p>
          </table:table-cell>
          <table:table-cell office:value-type="float" office:value="0.001684225301" calcext:value-type="float">
            <text:p>0.0016842253</text:p>
          </table:table-cell>
          <table:table-cell office:value-type="float" office:value="-0.1791650872" calcext:value-type="float">
            <text:p>-0.17916508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4" calcext:value-type="float">
            <text:p>854</text:p>
          </table:table-cell>
          <table:table-cell office:value-type="float" office:value="10.30579946" calcext:value-type="float">
            <text:p>10.30579946</text:p>
          </table:table-cell>
          <table:table-cell office:value-type="float" office:value="-0.2908654501" calcext:value-type="float">
            <text:p>-0.2908654501</text:p>
          </table:table-cell>
          <table:table-cell office:value-type="float" office:value="-1.117879068" calcext:value-type="float">
            <text:p>-1.117879068</text:p>
          </table:table-cell>
          <table:table-cell office:value-type="float" office:value="0.001684768229" calcext:value-type="float">
            <text:p>0.0016847682</text:p>
          </table:table-cell>
          <table:table-cell office:value-type="float" office:value="-0.1796979567" calcext:value-type="float">
            <text:p>-0.17969795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4" calcext:value-type="float">
            <text:p>854</text:p>
          </table:table-cell>
          <table:table-cell office:value-type="float" office:value="10.29632612" calcext:value-type="float">
            <text:p>10.29632612</text:p>
          </table:table-cell>
          <table:table-cell office:value-type="float" office:value="-0.2544783462" calcext:value-type="float">
            <text:p>-0.2544783462</text:p>
          </table:table-cell>
          <table:table-cell office:value-type="float" office:value="0.7476020688" calcext:value-type="float">
            <text:p>0.7476020688</text:p>
          </table:table-cell>
          <table:table-cell office:value-type="float" office:value="0.001575448637" calcext:value-type="float">
            <text:p>0.0015754486</text:p>
          </table:table-cell>
          <table:table-cell office:value-type="float" office:value="-0.1756539882" calcext:value-type="float">
            <text:p>-0.17565398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4" calcext:value-type="float">
            <text:p>854</text:p>
          </table:table-cell>
          <table:table-cell office:value-type="float" office:value="10.28156309" calcext:value-type="float">
            <text:p>10.28156309</text:p>
          </table:table-cell>
          <table:table-cell office:value-type="float" office:value="-0.2309968885" calcext:value-type="float">
            <text:p>-0.2309968885</text:p>
          </table:table-cell>
          <table:table-cell office:value-type="float" office:value="0.4635041763" calcext:value-type="float">
            <text:p>0.4635041763</text:p>
          </table:table-cell>
          <table:table-cell office:value-type="float" office:value="0.001579377855" calcext:value-type="float">
            <text:p>0.0015793779</text:p>
          </table:table-cell>
          <table:table-cell office:value-type="float" office:value="-0.1796512394" calcext:value-type="float">
            <text:p>-0.17965123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6" calcext:value-type="float">
            <text:p>856</text:p>
          </table:table-cell>
          <table:table-cell office:value-type="float" office:value="10.27737391" calcext:value-type="float">
            <text:p>10.27737391</text:p>
          </table:table-cell>
          <table:table-cell office:value-type="float" office:value="-0.1900850135" calcext:value-type="float">
            <text:p>-0.1900850135</text:p>
          </table:table-cell>
          <table:table-cell office:value-type="float" office:value="0.8223816954" calcext:value-type="float">
            <text:p>0.8223816954</text:p>
          </table:table-cell>
          <table:table-cell office:value-type="float" office:value="0.002102472564" calcext:value-type="float">
            <text:p>0.0021024726</text:p>
          </table:table-cell>
          <table:table-cell office:value-type="float" office:value="-0.1907385351" calcext:value-type="float">
            <text:p>-0.19073853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6" calcext:value-type="float">
            <text:p>856</text:p>
          </table:table-cell>
          <table:table-cell office:value-type="float" office:value="10.26043109" calcext:value-type="float">
            <text:p>10.26043109</text:p>
          </table:table-cell>
          <table:table-cell office:value-type="float" office:value="-0.2384838858" calcext:value-type="float">
            <text:p>-0.2384838858</text:p>
          </table:table-cell>
          <table:table-cell office:value-type="float" office:value="-0.9707697285" calcext:value-type="float">
            <text:p>-0.9707697285</text:p>
          </table:table-cell>
          <table:table-cell office:value-type="float" office:value="0.0021627817" calcext:value-type="float">
            <text:p>0.0021627817</text:p>
          </table:table-cell>
          <table:table-cell office:value-type="float" office:value="-0.1923178205" calcext:value-type="float">
            <text:p>-0.1923178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10.24678712" calcext:value-type="float">
            <text:p>10.24678712</text:p>
          </table:table-cell>
          <table:table-cell office:value-type="float" office:value="-0.2313188747" calcext:value-type="float">
            <text:p>-0.2313188747</text:p>
          </table:table-cell>
          <table:table-cell office:value-type="float" office:value="0.1417433756" calcext:value-type="float">
            <text:p>0.1417433756</text:p>
          </table:table-cell>
          <table:table-cell office:value-type="float" office:value="0.002418939445" calcext:value-type="float">
            <text:p>0.0024189394</text:p>
          </table:table-cell>
          <table:table-cell office:value-type="float" office:value="-0.1932717029" calcext:value-type="float">
            <text:p>-0.19327170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10.23008146" calcext:value-type="float">
            <text:p>10.23008146</text:p>
          </table:table-cell>
          <table:table-cell office:value-type="float" office:value="-0.2590925628" calcext:value-type="float">
            <text:p>-0.2590925628</text:p>
          </table:table-cell>
          <table:table-cell office:value-type="float" office:value="-0.2785222532" calcext:value-type="float">
            <text:p>-0.2785222532</text:p>
          </table:table-cell>
          <table:table-cell office:value-type="float" office:value="0.002407010906" calcext:value-type="float">
            <text:p>0.0024070109</text:p>
          </table:table-cell>
          <table:table-cell office:value-type="float" office:value="-0.1945378789" calcext:value-type="float">
            <text:p>-0.19453787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10.2149503" calcext:value-type="float">
            <text:p>10.2149503</text:p>
          </table:table-cell>
          <table:table-cell office:value-type="float" office:value="-0.22673254" calcext:value-type="float">
            <text:p>-0.22673254</text:p>
          </table:table-cell>
          <table:table-cell office:value-type="float" office:value="0.51916187" calcext:value-type="float">
            <text:p>0.51916187</text:p>
          </table:table-cell>
          <table:table-cell office:value-type="float" office:value="0.002427251207" calcext:value-type="float">
            <text:p>0.0024272512</text:p>
          </table:table-cell>
          <table:table-cell office:value-type="float" office:value="-0.1924845223" calcext:value-type="float">
            <text:p>-0.19248452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10.20852654" calcext:value-type="float">
            <text:p>10.20852654</text:p>
          </table:table-cell>
          <table:table-cell office:value-type="float" office:value="-0.1931356309" calcext:value-type="float">
            <text:p>-0.1931356309</text:p>
          </table:table-cell>
          <table:table-cell office:value-type="float" office:value="0.8845348623" calcext:value-type="float">
            <text:p>0.8845348623</text:p>
          </table:table-cell>
          <table:table-cell office:value-type="float" office:value="0.002924122858" calcext:value-type="float">
            <text:p>0.0029241229</text:p>
          </table:table-cell>
          <table:table-cell office:value-type="float" office:value="-0.1981090555" calcext:value-type="float">
            <text:p>-0.1981090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10.19383726" calcext:value-type="float">
            <text:p>10.19383726</text:p>
          </table:table-cell>
          <table:table-cell office:value-type="float" office:value="-0.2367692188" calcext:value-type="float">
            <text:p>-0.2367692188</text:p>
          </table:table-cell>
          <table:table-cell office:value-type="float" office:value="-0.8864677135" calcext:value-type="float">
            <text:p>-0.8864677135</text:p>
          </table:table-cell>
          <table:table-cell office:value-type="float" office:value="0.002960467033" calcext:value-type="float">
            <text:p>0.002960467</text:p>
          </table:table-cell>
          <table:table-cell office:value-type="float" office:value="-0.1949261172" calcext:value-type="float">
            <text:p>-0.19492611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10.18846422" calcext:value-type="float">
            <text:p>10.18846422</text:p>
          </table:table-cell>
          <table:table-cell office:value-type="float" office:value="-0.1911020308" calcext:value-type="float">
            <text:p>-0.1911020308</text:p>
          </table:table-cell>
          <table:table-cell office:value-type="float" office:value="0.8988222446" calcext:value-type="float">
            <text:p>0.8988222446</text:p>
          </table:table-cell>
          <table:table-cell office:value-type="float" office:value="0.003214460908" calcext:value-type="float">
            <text:p>0.0032144609</text:p>
          </table:table-cell>
          <table:table-cell office:value-type="float" office:value="-0.1963139006" calcext:value-type="float">
            <text:p>-0.19631390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10.17253079" calcext:value-type="float">
            <text:p>10.17253079</text:p>
          </table:table-cell>
          <table:table-cell office:value-type="float" office:value="-0.2400516048" calcext:value-type="float">
            <text:p>-0.2400516048</text:p>
          </table:table-cell>
          <table:table-cell office:value-type="float" office:value="-0.9707089068" calcext:value-type="float">
            <text:p>-0.9707089068</text:p>
          </table:table-cell>
          <table:table-cell office:value-type="float" office:value="0.003221263911" calcext:value-type="float">
            <text:p>0.0032212639</text:p>
          </table:table-cell>
          <table:table-cell office:value-type="float" office:value="-0.1962010408" calcext:value-type="float">
            <text:p>-0.1962010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10.16060558" calcext:value-type="float">
            <text:p>10.16060558</text:p>
          </table:table-cell>
          <table:table-cell office:value-type="float" office:value="-0.2220763127" calcext:value-type="float">
            <text:p>-0.2220763127</text:p>
          </table:table-cell>
          <table:table-cell office:value-type="float" office:value="0.3685496596" calcext:value-type="float">
            <text:p>0.3685496596</text:p>
          </table:table-cell>
          <table:table-cell office:value-type="float" office:value="0.0032191617" calcext:value-type="float">
            <text:p>0.0032191617</text:p>
          </table:table-cell>
          <table:table-cell office:value-type="float" office:value="-0.1968417934" calcext:value-type="float">
            <text:p>-0.1968417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10.15373131" calcext:value-type="float">
            <text:p>10.15373131</text:p>
          </table:table-cell>
          <table:table-cell office:value-type="float" office:value="-0.2321801752" calcext:value-type="float">
            <text:p>-0.2321801752</text:p>
          </table:table-cell>
          <table:table-cell office:value-type="float" office:value="-0.199987674" calcext:value-type="float">
            <text:p>-0.199987674</text:p>
          </table:table-cell>
          <table:table-cell office:value-type="float" office:value="0.003279974861" calcext:value-type="float">
            <text:p>0.0032799749</text:p>
          </table:table-cell>
          <table:table-cell office:value-type="float" office:value="-0.197482546" calcext:value-type="float">
            <text:p>-0.1974825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2" calcext:value-type="float">
            <text:p>862</text:p>
          </table:table-cell>
          <table:table-cell office:value-type="float" office:value="10.13585128" calcext:value-type="float">
            <text:p>10.13585128</text:p>
          </table:table-cell>
          <table:table-cell office:value-type="float" office:value="-0.2473842301" calcext:value-type="float">
            <text:p>-0.2473842301</text:p>
          </table:table-cell>
          <table:table-cell office:value-type="float" office:value="-0.3074692246" calcext:value-type="float">
            <text:p>-0.3074692246</text:p>
          </table:table-cell>
          <table:table-cell office:value-type="float" office:value="0.003969378427" calcext:value-type="float">
            <text:p>0.0039693784</text:p>
          </table:table-cell>
          <table:table-cell office:value-type="float" office:value="-0.2014457384" calcext:value-type="float">
            <text:p>-0.20144573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2" calcext:value-type="float">
            <text:p>862</text:p>
          </table:table-cell>
          <table:table-cell office:value-type="float" office:value="10.13073064" calcext:value-type="float">
            <text:p>10.13073064</text:p>
          </table:table-cell>
          <table:table-cell office:value-type="float" office:value="-0.1994692229" calcext:value-type="float">
            <text:p>-0.1994692229</text:p>
          </table:table-cell>
          <table:table-cell office:value-type="float" office:value="0.9428246589" calcext:value-type="float">
            <text:p>0.9428246589</text:p>
          </table:table-cell>
          <table:table-cell office:value-type="float" office:value="0.004036603785" calcext:value-type="float">
            <text:p>0.0040366038</text:p>
          </table:table-cell>
          <table:table-cell office:value-type="float" office:value="-0.1980796269" calcext:value-type="float">
            <text:p>-0.1980796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10.1205459" calcext:value-type="float">
            <text:p>10.1205459</text:p>
          </table:table-cell>
          <table:table-cell office:value-type="float" office:value="-0.2222599614" calcext:value-type="float">
            <text:p>-0.2222599614</text:p>
          </table:table-cell>
          <table:table-cell office:value-type="float" office:value="-0.4574734881" calcext:value-type="float">
            <text:p>-0.4574734881</text:p>
          </table:table-cell>
          <table:table-cell office:value-type="float" office:value="0.004300892567" calcext:value-type="float">
            <text:p>0.0043008926</text:p>
          </table:table-cell>
          <table:table-cell office:value-type="float" office:value="-0.1987877397" calcext:value-type="float">
            <text:p>-0.1987877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10.10606416" calcext:value-type="float">
            <text:p>10.10606416</text:p>
          </table:table-cell>
          <table:table-cell office:value-type="float" office:value="-0.1941801691" calcext:value-type="float">
            <text:p>-0.1941801691</text:p>
          </table:table-cell>
          <table:table-cell office:value-type="float" office:value="0.537766963" calcext:value-type="float">
            <text:p>0.537766963</text:p>
          </table:table-cell>
          <table:table-cell office:value-type="float" office:value="0.004328395443" calcext:value-type="float">
            <text:p>0.0043283954</text:p>
          </table:table-cell>
          <table:table-cell office:value-type="float" office:value="-0.2025077453" calcext:value-type="float">
            <text:p>-0.20250774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10.09781581" calcext:value-type="float">
            <text:p>10.09781581</text:p>
          </table:table-cell>
          <table:table-cell office:value-type="float" office:value="-0.2189274454" calcext:value-type="float">
            <text:p>-0.2189274454</text:p>
          </table:table-cell>
          <table:table-cell office:value-type="float" office:value="-0.5250496704" calcext:value-type="float">
            <text:p>-0.5250496704</text:p>
          </table:table-cell>
          <table:table-cell office:value-type="float" office:value="0.00440638175" calcext:value-type="float">
            <text:p>0.0044063818</text:p>
          </table:table-cell>
          <table:table-cell office:value-type="float" office:value="-0.2020180792" calcext:value-type="float">
            <text:p>-0.20201807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10.088893" calcext:value-type="float">
            <text:p>10.088893</text:p>
          </table:table-cell>
          <table:table-cell office:value-type="float" office:value="-0.2101714904" calcext:value-type="float">
            <text:p>-0.2101714904</text:p>
          </table:table-cell>
          <table:table-cell office:value-type="float" office:value="0.1748363832" calcext:value-type="float">
            <text:p>0.1748363832</text:p>
          </table:table-cell>
          <table:table-cell office:value-type="float" office:value="0.004477107917" calcext:value-type="float">
            <text:p>0.0044771079</text:p>
          </table:table-cell>
          <table:table-cell office:value-type="float" office:value="-0.206114891" calcext:value-type="float">
            <text:p>-0.2061148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4" calcext:value-type="float">
            <text:p>864</text:p>
          </table:table-cell>
          <table:table-cell office:value-type="float" office:value="10.07224333" calcext:value-type="float">
            <text:p>10.07224333</text:p>
          </table:table-cell>
          <table:table-cell office:value-type="float" office:value="-0.2280493995" calcext:value-type="float">
            <text:p>-0.2280493995</text:p>
          </table:table-cell>
          <table:table-cell office:value-type="float" office:value="-0.3553955788" calcext:value-type="float">
            <text:p>-0.3553955788</text:p>
          </table:table-cell>
          <table:table-cell office:value-type="float" office:value="0.004599100799" calcext:value-type="float">
            <text:p>0.0045991008</text:p>
          </table:table-cell>
          <table:table-cell office:value-type="float" office:value="-0.2058064194" calcext:value-type="float">
            <text:p>-0.20580641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4" calcext:value-type="float">
            <text:p>864</text:p>
          </table:table-cell>
          <table:table-cell office:value-type="float" office:value="10.06238548" calcext:value-type="float">
            <text:p>10.06238548</text:p>
          </table:table-cell>
          <table:table-cell office:value-type="float" office:value="-0.2350937991" calcext:value-type="float">
            <text:p>-0.2350937991</text:p>
          </table:table-cell>
          <table:table-cell office:value-type="float" office:value="-0.1401569197" calcext:value-type="float">
            <text:p>-0.1401569197</text:p>
          </table:table-cell>
          <table:table-cell office:value-type="float" office:value="0.004619870078" calcext:value-type="float">
            <text:p>0.0046198701</text:p>
          </table:table-cell>
          <table:table-cell office:value-type="float" office:value="-0.2057488931" calcext:value-type="float">
            <text:p>-0.20574889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10.04675746" calcext:value-type="float">
            <text:p>10.04675746</text:p>
          </table:table-cell>
          <table:table-cell office:value-type="float" office:value="-0.2797574996" calcext:value-type="float">
            <text:p>-0.2797574996</text:p>
          </table:table-cell>
          <table:table-cell office:value-type="float" office:value="-0.8921275722" calcext:value-type="float">
            <text:p>-0.8921275722</text:p>
          </table:table-cell>
          <table:table-cell office:value-type="float" office:value="0.005540865026" calcext:value-type="float">
            <text:p>0.005540865</text:p>
          </table:table-cell>
          <table:table-cell office:value-type="float" office:value="-0.2045968447" calcext:value-type="float">
            <text:p>-0.20459684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10.03817961" calcext:value-type="float">
            <text:p>10.03817961</text:p>
          </table:table-cell>
          <table:table-cell office:value-type="float" office:value="-0.2268059257" calcext:value-type="float">
            <text:p>-0.2268059257</text:p>
          </table:table-cell>
          <table:table-cell office:value-type="float" office:value="1.062535253" calcext:value-type="float">
            <text:p>1.062535253</text:p>
          </table:table-cell>
          <table:table-cell office:value-type="float" office:value="0.005590820452" calcext:value-type="float">
            <text:p>0.0055908205</text:p>
          </table:table-cell>
          <table:table-cell office:value-type="float" office:value="-0.2046661436" calcext:value-type="float">
            <text:p>-0.2046661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10.02797776" calcext:value-type="float">
            <text:p>10.02797776</text:p>
          </table:table-cell>
          <table:table-cell office:value-type="float" office:value="-0.2286748739" calcext:value-type="float">
            <text:p>-0.2286748739</text:p>
          </table:table-cell>
          <table:table-cell office:value-type="float" office:value="-0.03695828819" calcext:value-type="float">
            <text:p>-0.0369582882</text:p>
          </table:table-cell>
          <table:table-cell office:value-type="float" office:value="0.005602824932" calcext:value-type="float">
            <text:p>0.0056028249</text:p>
          </table:table-cell>
          <table:table-cell office:value-type="float" office:value="-0.2070580497" calcext:value-type="float">
            <text:p>-0.20705804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10.02132685" calcext:value-type="float">
            <text:p>10.02132685</text:p>
          </table:table-cell>
          <table:table-cell office:value-type="float" office:value="-0.1683422908" calcext:value-type="float">
            <text:p>-0.1683422908</text:p>
          </table:table-cell>
          <table:table-cell office:value-type="float" office:value="1.189810536" calcext:value-type="float">
            <text:p>1.189810536</text:p>
          </table:table-cell>
          <table:table-cell office:value-type="float" office:value="0.005611616889" calcext:value-type="float">
            <text:p>0.0056116169</text:p>
          </table:table-cell>
          <table:table-cell office:value-type="float" office:value="-0.2025397617" calcext:value-type="float">
            <text:p>-0.20253976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10.0034585" calcext:value-type="float">
            <text:p>10.0034585</text:p>
          </table:table-cell>
          <table:table-cell office:value-type="float" office:value="-0.1644857436" calcext:value-type="float">
            <text:p>-0.1644857436</text:p>
          </table:table-cell>
          <table:table-cell office:value-type="float" office:value="0.03465275333" calcext:value-type="float">
            <text:p>0.0346527533</text:p>
          </table:table-cell>
          <table:table-cell office:value-type="float" office:value="0.006124138556" calcext:value-type="float">
            <text:p>0.0061241386</text:p>
          </table:table-cell>
          <table:table-cell office:value-type="float" office:value="-0.1953340293" calcext:value-type="float">
            <text:p>-0.19533402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9.98638676" calcext:value-type="float">
            <text:p>9.98638676</text:p>
          </table:table-cell>
          <table:table-cell office:value-type="float" office:value="-0.1620787954" calcext:value-type="float">
            <text:p>-0.1620787954</text:p>
          </table:table-cell>
          <table:table-cell office:value-type="float" office:value="0.02742540279" calcext:value-type="float">
            <text:p>0.0274254028</text:p>
          </table:table-cell>
          <table:table-cell office:value-type="float" office:value="0.006573000011" calcext:value-type="float">
            <text:p>0.006573</text:p>
          </table:table-cell>
          <table:table-cell office:value-type="float" office:value="-0.1948022417" calcext:value-type="float">
            <text:p>-0.1948022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9.967242026" calcext:value-type="float">
            <text:p>9.967242026</text:p>
          </table:table-cell>
          <table:table-cell office:value-type="float" office:value="-0.2459713662" calcext:value-type="float">
            <text:p>-0.2459713662</text:p>
          </table:table-cell>
          <table:table-cell office:value-type="float" office:value="-1.677608466" calcext:value-type="float">
            <text:p>-1.677608466</text:p>
          </table:table-cell>
          <table:table-cell office:value-type="float" office:value="0.006451314369" calcext:value-type="float">
            <text:p>0.0064513144</text:p>
          </table:table-cell>
          <table:table-cell office:value-type="float" office:value="-0.1964187168" calcext:value-type="float">
            <text:p>-0.19641871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9.970177369" calcext:value-type="float">
            <text:p>9.970177369</text:p>
          </table:table-cell>
          <table:table-cell office:value-type="float" office:value="-0.1730996063" calcext:value-type="float">
            <text:p>-0.1730996063</text:p>
          </table:table-cell>
          <table:table-cell office:value-type="float" office:value="1.441385971" calcext:value-type="float">
            <text:p>1.441385971</text:p>
          </table:table-cell>
          <table:table-cell office:value-type="float" office:value="0.006323985222" calcext:value-type="float">
            <text:p>0.0063239852</text:p>
          </table:table-cell>
          <table:table-cell office:value-type="float" office:value="-0.1968569903" calcext:value-type="float">
            <text:p>-0.19685699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9" calcext:value-type="float">
            <text:p>869</text:p>
          </table:table-cell>
          <table:table-cell office:value-type="float" office:value="9.951940602" calcext:value-type="float">
            <text:p>9.951940602</text:p>
          </table:table-cell>
          <table:table-cell office:value-type="float" office:value="-0.2332945038" calcext:value-type="float">
            <text:p>-0.2332945038</text:p>
          </table:table-cell>
          <table:table-cell office:value-type="float" office:value="-1.238124387" calcext:value-type="float">
            <text:p>-1.238124387</text:p>
          </table:table-cell>
          <table:table-cell office:value-type="float" office:value="0.006965261098" calcext:value-type="float">
            <text:p>0.0069652611</text:p>
          </table:table-cell>
          <table:table-cell office:value-type="float" office:value="-0.2020920897" calcext:value-type="float">
            <text:p>-0.20209208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9" calcext:value-type="float">
            <text:p>869</text:p>
          </table:table-cell>
          <table:table-cell office:value-type="float" office:value="9.942183582" calcext:value-type="float">
            <text:p>9.942183582</text:p>
          </table:table-cell>
          <table:table-cell office:value-type="float" office:value="-0.1695309526" calcext:value-type="float">
            <text:p>-0.1695309526</text:p>
          </table:table-cell>
          <table:table-cell office:value-type="float" office:value="1.251798058" calcext:value-type="float">
            <text:p>1.251798058</text:p>
          </table:table-cell>
          <table:table-cell office:value-type="float" office:value="0.00692241451" calcext:value-type="float">
            <text:p>0.0069224145</text:p>
          </table:table-cell>
          <table:table-cell office:value-type="float" office:value="-0.2008578" calcext:value-type="float">
            <text:p>-0.20085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9.934077008" calcext:value-type="float">
            <text:p>9.934077008</text:p>
          </table:table-cell>
          <table:table-cell office:value-type="float" office:value="-0.2428221169" calcext:value-type="float">
            <text:p>-0.2428221169</text:p>
          </table:table-cell>
          <table:table-cell office:value-type="float" office:value="-1.462944942" calcext:value-type="float">
            <text:p>-1.462944942</text:p>
          </table:table-cell>
          <table:table-cell office:value-type="float" office:value="0.008109889055" calcext:value-type="float">
            <text:p>0.0081098891</text:p>
          </table:table-cell>
          <table:table-cell office:value-type="float" office:value="-0.1901801671" calcext:value-type="float">
            <text:p>-0.19018016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9.922219202" calcext:value-type="float">
            <text:p>9.922219202</text:p>
          </table:table-cell>
          <table:table-cell office:value-type="float" office:value="-0.1975959367" calcext:value-type="float">
            <text:p>-0.1975959367</text:p>
          </table:table-cell>
          <table:table-cell office:value-type="float" office:value="0.9131814228" calcext:value-type="float">
            <text:p>0.9131814228</text:p>
          </table:table-cell>
          <table:table-cell office:value-type="float" office:value="0.008139819807" calcext:value-type="float">
            <text:p>0.0081398198</text:p>
          </table:table-cell>
          <table:table-cell office:value-type="float" office:value="-0.1867917076" calcext:value-type="float">
            <text:p>-0.18679170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9.91029041" calcext:value-type="float">
            <text:p>9.91029041</text:p>
          </table:table-cell>
          <table:table-cell office:value-type="float" office:value="-0.2128365828" calcext:value-type="float">
            <text:p>-0.2128365828</text:p>
          </table:table-cell>
          <table:table-cell office:value-type="float" office:value="-0.303145225" calcext:value-type="float">
            <text:p>-0.303145225</text:p>
          </table:table-cell>
          <table:table-cell office:value-type="float" office:value="0.008651090244" calcext:value-type="float">
            <text:p>0.0086510902</text:p>
          </table:table-cell>
          <table:table-cell office:value-type="float" office:value="-0.183852873" calcext:value-type="float">
            <text:p>-0.1838528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9.897987174" calcext:value-type="float">
            <text:p>9.897987174</text:p>
          </table:table-cell>
          <table:table-cell office:value-type="float" office:value="-0.2378028762" calcext:value-type="float">
            <text:p>-0.2378028762</text:p>
          </table:table-cell>
          <table:table-cell office:value-type="float" office:value="-0.4803468349" calcext:value-type="float">
            <text:p>-0.4803468349</text:p>
          </table:table-cell>
          <table:table-cell office:value-type="float" office:value="0.008648904242" calcext:value-type="float">
            <text:p>0.0086489042</text:p>
          </table:table-cell>
          <table:table-cell office:value-type="float" office:value="-0.1823687631" calcext:value-type="float">
            <text:p>-0.18236876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9.891273823" calcext:value-type="float">
            <text:p>9.891273823</text:p>
          </table:table-cell>
          <table:table-cell office:value-type="float" office:value="-0.2049052045" calcext:value-type="float">
            <text:p>-0.2049052045</text:p>
          </table:table-cell>
          <table:table-cell office:value-type="float" office:value="0.6896394276" calcext:value-type="float">
            <text:p>0.6896394276</text:p>
          </table:table-cell>
          <table:table-cell office:value-type="float" office:value="0.008697524639" calcext:value-type="float">
            <text:p>0.0086975246</text:p>
          </table:table-cell>
          <table:table-cell office:value-type="float" office:value="-0.1816125555" calcext:value-type="float">
            <text:p>-0.1816125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9.886616317" calcext:value-type="float">
            <text:p>9.886616317</text:p>
          </table:table-cell>
          <table:table-cell office:value-type="float" office:value="-0.1563917817" calcext:value-type="float">
            <text:p>-0.1563917817</text:p>
          </table:table-cell>
          <table:table-cell office:value-type="float" office:value="0.9554789419" calcext:value-type="float">
            <text:p>0.9554789419</text:p>
          </table:table-cell>
          <table:table-cell office:value-type="float" office:value="0.00867905279" calcext:value-type="float">
            <text:p>0.0086790528</text:p>
          </table:table-cell>
          <table:table-cell office:value-type="float" office:value="-0.1759266634" calcext:value-type="float">
            <text:p>-0.1759266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9.868198083" calcext:value-type="float">
            <text:p>9.868198083</text:p>
          </table:table-cell>
          <table:table-cell office:value-type="float" office:value="-0.1392502921" calcext:value-type="float">
            <text:p>-0.1392502921</text:p>
          </table:table-cell>
          <table:table-cell office:value-type="float" office:value="0.1724434638" calcext:value-type="float">
            <text:p>0.1724434638</text:p>
          </table:table-cell>
          <table:table-cell office:value-type="float" office:value="0.00909735447" calcext:value-type="float">
            <text:p>0.0090973545</text:p>
          </table:table-cell>
          <table:table-cell office:value-type="float" office:value="-0.1774190794" calcext:value-type="float">
            <text:p>-0.17741907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9.85761212" calcext:value-type="float">
            <text:p>9.85761212</text:p>
          </table:table-cell>
          <table:table-cell office:value-type="float" office:value="-0.1620077212" calcext:value-type="float">
            <text:p>-0.1620077212</text:p>
          </table:table-cell>
          <table:table-cell office:value-type="float" office:value="-0.4493143417" calcext:value-type="float">
            <text:p>-0.4493143417</text:p>
          </table:table-cell>
          <table:table-cell office:value-type="float" office:value="0.009088868064" calcext:value-type="float">
            <text:p>0.0090888681</text:p>
          </table:table-cell>
          <table:table-cell office:value-type="float" office:value="-0.176184925" calcext:value-type="float">
            <text:p>-0.1761849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9.85024239" calcext:value-type="float">
            <text:p>9.85024239</text:p>
          </table:table-cell>
          <table:table-cell office:value-type="float" office:value="-0.1815062033" calcext:value-type="float">
            <text:p>-0.1815062033</text:p>
          </table:table-cell>
          <table:table-cell office:value-type="float" office:value="-0.3974600646" calcext:value-type="float">
            <text:p>-0.3974600646</text:p>
          </table:table-cell>
          <table:table-cell office:value-type="float" office:value="0.00914363624" calcext:value-type="float">
            <text:p>0.0091436362</text:p>
          </table:table-cell>
          <table:table-cell office:value-type="float" office:value="-0.1764285529" calcext:value-type="float">
            <text:p>-0.17642855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9.84999543" calcext:value-type="float">
            <text:p>9.84999543</text:p>
          </table:table-cell>
          <table:table-cell office:value-type="float" office:value="-0.1213883549" calcext:value-type="float">
            <text:p>-0.1213883549</text:p>
          </table:table-cell>
          <table:table-cell office:value-type="float" office:value="1.201086796" calcext:value-type="float">
            <text:p>1.201086796</text:p>
          </table:table-cell>
          <table:table-cell office:value-type="float" office:value="0.009100069714" calcext:value-type="float">
            <text:p>0.0091000697</text:p>
          </table:table-cell>
          <table:table-cell office:value-type="float" office:value="-0.1717249837" calcext:value-type="float">
            <text:p>-0.1717249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9.828139569" calcext:value-type="float">
            <text:p>9.828139569</text:p>
          </table:table-cell>
          <table:table-cell office:value-type="float" office:value="-0.1960607043" calcext:value-type="float">
            <text:p>-0.1960607043</text:p>
          </table:table-cell>
          <table:table-cell office:value-type="float" office:value="-1.479456802" calcext:value-type="float">
            <text:p>-1.479456802</text:p>
          </table:table-cell>
          <table:table-cell office:value-type="float" office:value="0.009135125009" calcext:value-type="float">
            <text:p>0.009135125</text:p>
          </table:table-cell>
          <table:table-cell office:value-type="float" office:value="-0.1715979687" calcext:value-type="float">
            <text:p>-0.1715979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9.823287428" calcext:value-type="float">
            <text:p>9.823287428</text:p>
          </table:table-cell>
          <table:table-cell office:value-type="float" office:value="-0.1786157533" calcext:value-type="float">
            <text:p>-0.1786157533</text:p>
          </table:table-cell>
          <table:table-cell office:value-type="float" office:value="0.3519479373" calcext:value-type="float">
            <text:p>0.3519479373</text:p>
          </table:table-cell>
          <table:table-cell office:value-type="float" office:value="0.008819336655" calcext:value-type="float">
            <text:p>0.0088193367</text:p>
          </table:table-cell>
          <table:table-cell office:value-type="float" office:value="-0.1644257076" calcext:value-type="float">
            <text:p>-0.16442570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9.813028806" calcext:value-type="float">
            <text:p>9.813028806</text:p>
          </table:table-cell>
          <table:table-cell office:value-type="float" office:value="-0.2324925418" calcext:value-type="float">
            <text:p>-0.2324925418</text:p>
          </table:table-cell>
          <table:table-cell office:value-type="float" office:value="-0.8747716588" calcext:value-type="float">
            <text:p>-0.8747716588</text:p>
          </table:table-cell>
          <table:table-cell office:value-type="float" office:value="0.008917685181" calcext:value-type="float">
            <text:p>0.0089176852</text:p>
          </table:table-cell>
          <table:table-cell office:value-type="float" office:value="-0.1620062259" calcext:value-type="float">
            <text:p>-0.16200622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9.796809678" calcext:value-type="float">
            <text:p>9.796809678</text:p>
          </table:table-cell>
          <table:table-cell office:value-type="float" office:value="-0.22581925" calcext:value-type="float">
            <text:p>-0.22581925</text:p>
          </table:table-cell>
          <table:table-cell office:value-type="float" office:value="0.1699281569" calcext:value-type="float">
            <text:p>0.1699281569</text:p>
          </table:table-cell>
          <table:table-cell office:value-type="float" office:value="0.008752994262" calcext:value-type="float">
            <text:p>0.0087529943</text:p>
          </table:table-cell>
          <table:table-cell office:value-type="float" office:value="-0.1654587" calcext:value-type="float">
            <text:p>-0.16545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9.793063315" calcext:value-type="float">
            <text:p>9.793063315</text:p>
          </table:table-cell>
          <table:table-cell office:value-type="float" office:value="-0.2186018317" calcext:value-type="float">
            <text:p>-0.2186018317</text:p>
          </table:table-cell>
          <table:table-cell office:value-type="float" office:value="0.1468747054" calcext:value-type="float">
            <text:p>0.1468747054</text:p>
          </table:table-cell>
          <table:table-cell office:value-type="float" office:value="0.008752876689" calcext:value-type="float">
            <text:p>0.0087528767</text:p>
          </table:table-cell>
          <table:table-cell office:value-type="float" office:value="-0.1571247291" calcext:value-type="float">
            <text:p>-0.15712472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9.774992081" calcext:value-type="float">
            <text:p>9.774992081</text:p>
          </table:table-cell>
          <table:table-cell office:value-type="float" office:value="-0.2812451774" calcext:value-type="float">
            <text:p>-0.2812451774</text:p>
          </table:table-cell>
          <table:table-cell office:value-type="float" office:value="-1.228843225" calcext:value-type="float">
            <text:p>-1.228843225</text:p>
          </table:table-cell>
          <table:table-cell office:value-type="float" office:value="0.00893981756" calcext:value-type="float">
            <text:p>0.0089398176</text:p>
          </table:table-cell>
          <table:table-cell office:value-type="float" office:value="-0.1599273131" calcext:value-type="float">
            <text:p>-0.15992731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9.779701952" calcext:value-type="float">
            <text:p>9.779701952</text:p>
          </table:table-cell>
          <table:table-cell office:value-type="float" office:value="-0.1115399682" calcext:value-type="float">
            <text:p>-0.1115399682</text:p>
          </table:table-cell>
          <table:table-cell office:value-type="float" office:value="3.463128631" calcext:value-type="float">
            <text:p>3.463128631</text:p>
          </table:table-cell>
          <table:table-cell office:value-type="float" office:value="0.009192149985" calcext:value-type="float">
            <text:p>0.00919215</text:p>
          </table:table-cell>
          <table:table-cell office:value-type="float" office:value="-0.1588943794" calcext:value-type="float">
            <text:p>-0.15889437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9.753766982" calcext:value-type="float">
            <text:p>9.753766982</text:p>
          </table:table-cell>
          <table:table-cell office:value-type="float" office:value="-0.259722628" calcext:value-type="float">
            <text:p>-0.259722628</text:p>
          </table:table-cell>
          <table:table-cell office:value-type="float" office:value="-2.97557848" calcext:value-type="float">
            <text:p>-2.97557848</text:p>
          </table:table-cell>
          <table:table-cell office:value-type="float" office:value="0.008654851265" calcext:value-type="float">
            <text:p>0.0086548513</text:p>
          </table:table-cell>
          <table:table-cell office:value-type="float" office:value="-0.1583515807" calcext:value-type="float">
            <text:p>-0.1583515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9.746573508" calcext:value-type="float">
            <text:p>9.746573508</text:p>
          </table:table-cell>
          <table:table-cell office:value-type="float" office:value="-0.1889485733" calcext:value-type="float">
            <text:p>-0.1889485733</text:p>
          </table:table-cell>
          <table:table-cell office:value-type="float" office:value="1.398782373" calcext:value-type="float">
            <text:p>1.398782373</text:p>
          </table:table-cell>
          <table:table-cell office:value-type="float" office:value="0.008695787782" calcext:value-type="float">
            <text:p>0.0086957878</text:p>
          </table:table-cell>
          <table:table-cell office:value-type="float" office:value="-0.1571126372" calcext:value-type="float">
            <text:p>-0.1571126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9.750424814" calcext:value-type="float">
            <text:p>9.750424814</text:p>
          </table:table-cell>
          <table:table-cell office:value-type="float" office:value="-0.1959854602" calcext:value-type="float">
            <text:p>-0.1959854602</text:p>
          </table:table-cell>
          <table:table-cell office:value-type="float" office:value="-0.1370401151" calcext:value-type="float">
            <text:p>-0.1370401151</text:p>
          </table:table-cell>
          <table:table-cell office:value-type="float" office:value="0.008023373698" calcext:value-type="float">
            <text:p>0.0080233737</text:p>
          </table:table-cell>
          <table:table-cell office:value-type="float" office:value="-0.1507418207" calcext:value-type="float">
            <text:p>-0.15074182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9.730980885" calcext:value-type="float">
            <text:p>9.730980885</text:p>
          </table:table-cell>
          <table:table-cell office:value-type="float" office:value="-0.1547408147" calcext:value-type="float">
            <text:p>-0.1547408147</text:p>
          </table:table-cell>
          <table:table-cell office:value-type="float" office:value="0.8422317997" calcext:value-type="float">
            <text:p>0.8422317997</text:p>
          </table:table-cell>
          <table:table-cell office:value-type="float" office:value="0.007976137909" calcext:value-type="float">
            <text:p>0.0079761379</text:p>
          </table:table-cell>
          <table:table-cell office:value-type="float" office:value="-0.1448185009" calcext:value-type="float">
            <text:p>-0.14481850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9.734446719" calcext:value-type="float">
            <text:p>9.734446719</text:p>
          </table:table-cell>
          <table:table-cell office:value-type="float" office:value="-0.08450857848" calcext:value-type="float">
            <text:p>-0.0845085785</text:p>
          </table:table-cell>
          <table:table-cell office:value-type="float" office:value="1.388591854" calcext:value-type="float">
            <text:p>1.388591854</text:p>
          </table:table-cell>
          <table:table-cell office:value-type="float" office:value="0.008063784191" calcext:value-type="float">
            <text:p>0.0080637842</text:p>
          </table:table-cell>
          <table:table-cell office:value-type="float" office:value="-0.1454771354" calcext:value-type="float">
            <text:p>-0.14547713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9.715247306" calcext:value-type="float">
            <text:p>9.715247306</text:p>
          </table:table-cell>
          <table:table-cell office:value-type="float" office:value="-0.2350297712" calcext:value-type="float">
            <text:p>-0.2350297712</text:p>
          </table:table-cell>
          <table:table-cell office:value-type="float" office:value="-2.952196328" calcext:value-type="float">
            <text:p>-2.952196328</text:p>
          </table:table-cell>
          <table:table-cell office:value-type="float" office:value="0.008184649944" calcext:value-type="float">
            <text:p>0.0081846499</text:p>
          </table:table-cell>
          <table:table-cell office:value-type="float" office:value="-0.1465002144" calcext:value-type="float">
            <text:p>-0.14650021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9.709995071" calcext:value-type="float">
            <text:p>9.709995071</text:p>
          </table:table-cell>
          <table:table-cell office:value-type="float" office:value="-0.1393342372" calcext:value-type="float">
            <text:p>-0.1393342372</text:p>
          </table:table-cell>
          <table:table-cell office:value-type="float" office:value="2.003577044" calcext:value-type="float">
            <text:p>2.003577044</text:p>
          </table:table-cell>
          <table:table-cell office:value-type="float" office:value="0.008060999964" calcext:value-type="float">
            <text:p>0.008061</text:p>
          </table:table-cell>
          <table:table-cell office:value-type="float" office:value="-0.1511529501" calcext:value-type="float">
            <text:p>-0.1511529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9.695718525" calcext:value-type="float">
            <text:p>9.695718525</text:p>
          </table:table-cell>
          <table:table-cell office:value-type="float" office:value="-0.2556288506" calcext:value-type="float">
            <text:p>-0.2556288506</text:p>
          </table:table-cell>
          <table:table-cell office:value-type="float" office:value="-2.283765385" calcext:value-type="float">
            <text:p>-2.283765385</text:p>
          </table:table-cell>
          <table:table-cell office:value-type="float" office:value="0.008275924501" calcext:value-type="float">
            <text:p>0.0082759245</text:p>
          </table:table-cell>
          <table:table-cell office:value-type="float" office:value="-0.1504948407" calcext:value-type="float">
            <text:p>-0.15049484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9.690313383" calcext:value-type="float">
            <text:p>9.690313383</text:p>
          </table:table-cell>
          <table:table-cell office:value-type="float" office:value="-0.1670090449" calcext:value-type="float">
            <text:p>-0.1670090449</text:p>
          </table:table-cell>
          <table:table-cell office:value-type="float" office:value="1.815006626" calcext:value-type="float">
            <text:p>1.815006626</text:p>
          </table:table-cell>
          <table:table-cell office:value-type="float" office:value="0.007690375602" calcext:value-type="float">
            <text:p>0.0076903756</text:p>
          </table:table-cell>
          <table:table-cell office:value-type="float" office:value="-0.1443326169" calcext:value-type="float">
            <text:p>-0.14433261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9.680832932" calcext:value-type="float">
            <text:p>9.680832932</text:p>
          </table:table-cell>
          <table:table-cell office:value-type="float" office:value="-0.1932093765" calcext:value-type="float">
            <text:p>-0.1932093765</text:p>
          </table:table-cell>
          <table:table-cell office:value-type="float" office:value="-0.5211269883" calcext:value-type="float">
            <text:p>-0.5211269883</text:p>
          </table:table-cell>
          <table:table-cell office:value-type="float" office:value="0.007734588547" calcext:value-type="float">
            <text:p>0.0077345885</text:p>
          </table:table-cell>
          <table:table-cell office:value-type="float" office:value="-0.1407807082" calcext:value-type="float">
            <text:p>-0.14078070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9.672641687" calcext:value-type="float">
            <text:p>9.672641687</text:p>
          </table:table-cell>
          <table:table-cell office:value-type="float" office:value="-0.1547129267" calcext:value-type="float">
            <text:p>-0.1547129267</text:p>
          </table:table-cell>
          <table:table-cell office:value-type="float" office:value="0.7748406326" calcext:value-type="float">
            <text:p>0.7748406326</text:p>
          </table:table-cell>
          <table:table-cell office:value-type="float" office:value="0.007830656867" calcext:value-type="float">
            <text:p>0.0078306569</text:p>
          </table:table-cell>
          <table:table-cell office:value-type="float" office:value="-0.1375932105" calcext:value-type="float">
            <text:p>-0.13759321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9.657476097" calcext:value-type="float">
            <text:p>9.657476097</text:p>
          </table:table-cell>
          <table:table-cell office:value-type="float" office:value="-0.1681978296" calcext:value-type="float">
            <text:p>-0.1681978296</text:p>
          </table:table-cell>
          <table:table-cell office:value-type="float" office:value="-0.1344049378" calcext:value-type="float">
            <text:p>-0.1344049378</text:p>
          </table:table-cell>
          <table:table-cell office:value-type="float" office:value="0.007573670164" calcext:value-type="float">
            <text:p>0.0075736702</text:p>
          </table:table-cell>
          <table:table-cell office:value-type="float" office:value="-0.1353176096" calcext:value-type="float">
            <text:p>-0.1353176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9.644620958" calcext:value-type="float">
            <text:p>9.644620958</text:p>
          </table:table-cell>
          <table:table-cell office:value-type="float" office:value="-0.1903559039" calcext:value-type="float">
            <text:p>-0.1903559039</text:p>
          </table:table-cell>
          <table:table-cell office:value-type="float" office:value="-0.4396080882" calcext:value-type="float">
            <text:p>-0.4396080882</text:p>
          </table:table-cell>
          <table:table-cell office:value-type="float" office:value="0.007770478569" calcext:value-type="float">
            <text:p>0.0077704786</text:p>
          </table:table-cell>
          <table:table-cell office:value-type="float" office:value="-0.1351924195" calcext:value-type="float">
            <text:p>-0.13519241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9.64269812" calcext:value-type="float">
            <text:p>9.64269812</text:p>
          </table:table-cell>
          <table:table-cell office:value-type="float" office:value="-0.1483792762" calcext:value-type="float">
            <text:p>-0.1483792762</text:p>
          </table:table-cell>
          <table:table-cell office:value-type="float" office:value="0.850084567" calcext:value-type="float">
            <text:p>0.850084567</text:p>
          </table:table-cell>
          <table:table-cell office:value-type="float" office:value="0.008028370852" calcext:value-type="float">
            <text:p>0.0080283709</text:p>
          </table:table-cell>
          <table:table-cell office:value-type="float" office:value="-0.1380645052" calcext:value-type="float">
            <text:p>-0.13806450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9.64146423" calcext:value-type="float">
            <text:p>9.64146423</text:p>
          </table:table-cell>
          <table:table-cell office:value-type="float" office:value="-0.1045889978" calcext:value-type="float">
            <text:p>-0.1045889978</text:p>
          </table:table-cell>
          <table:table-cell office:value-type="float" office:value="0.7021838665" calcext:value-type="float">
            <text:p>0.7021838665</text:p>
          </table:table-cell>
          <table:table-cell office:value-type="float" office:value="0.008131592335" calcext:value-type="float">
            <text:p>0.0081315923</text:p>
          </table:table-cell>
          <table:table-cell office:value-type="float" office:value="-0.1356760719" calcext:value-type="float">
            <text:p>-0.13567607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9.626151897" calcext:value-type="float">
            <text:p>9.626151897</text:p>
          </table:table-cell>
          <table:table-cell office:value-type="float" office:value="-0.1557967021" calcext:value-type="float">
            <text:p>-0.1557967021</text:p>
          </table:table-cell>
          <table:table-cell office:value-type="float" office:value="-1.366660792" calcext:value-type="float">
            <text:p>-1.366660792</text:p>
          </table:table-cell>
          <table:table-cell office:value-type="float" office:value="0.008075007104" calcext:value-type="float">
            <text:p>0.0080750071</text:p>
          </table:table-cell>
          <table:table-cell office:value-type="float" office:value="-0.1340315859" calcext:value-type="float">
            <text:p>-0.13403158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9.620819976" calcext:value-type="float">
            <text:p>9.620819976</text:p>
          </table:table-cell>
          <table:table-cell office:value-type="float" office:value="-0.1605345905" calcext:value-type="float">
            <text:p>-0.1605345905</text:p>
          </table:table-cell>
          <table:table-cell office:value-type="float" office:value="-0.04723187635" calcext:value-type="float">
            <text:p>-0.0472318764</text:p>
          </table:table-cell>
          <table:table-cell office:value-type="float" office:value="0.00800789003" calcext:value-type="float">
            <text:p>0.00800789</text:p>
          </table:table-cell>
          <table:table-cell office:value-type="float" office:value="-0.1358500341" calcext:value-type="float">
            <text:p>-0.13585003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9.611673138" calcext:value-type="float">
            <text:p>9.611673138</text:p>
          </table:table-cell>
          <table:table-cell office:value-type="float" office:value="-0.2139746229" calcext:value-type="float">
            <text:p>-0.2139746229</text:p>
          </table:table-cell>
          <table:table-cell office:value-type="float" office:value="-1.05226044" calcext:value-type="float">
            <text:p>-1.05226044</text:p>
          </table:table-cell>
          <table:table-cell office:value-type="float" office:value="0.008493566811" calcext:value-type="float">
            <text:p>0.0084935668</text:p>
          </table:table-cell>
          <table:table-cell office:value-type="float" office:value="-0.1318171149" calcext:value-type="float">
            <text:p>-0.13181711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9.62215093" calcext:value-type="float">
            <text:p>9.62215093</text:p>
          </table:table-cell>
          <table:table-cell office:value-type="float" office:value="-0.006668701546" calcext:value-type="float">
            <text:p>-0.0066687015</text:p>
          </table:table-cell>
          <table:table-cell office:value-type="float" office:value="4.219275517" calcext:value-type="float">
            <text:p>4.219275517</text:p>
          </table:table-cell>
          <table:table-cell office:value-type="float" office:value="0.007920878328" calcext:value-type="float">
            <text:p>0.0079208783</text:p>
          </table:table-cell>
          <table:table-cell office:value-type="float" office:value="-0.1283487611" calcext:value-type="float">
            <text:p>-0.12834876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9.609385509" calcext:value-type="float">
            <text:p>9.609385509</text:p>
          </table:table-cell>
          <table:table-cell office:value-type="float" office:value="-0.073476874" calcext:value-type="float">
            <text:p>-0.073476874</text:p>
          </table:table-cell>
          <table:table-cell office:value-type="float" office:value="-1.327108772" calcext:value-type="float">
            <text:p>-1.327108772</text:p>
          </table:table-cell>
          <table:table-cell office:value-type="float" office:value="0.007962486632" calcext:value-type="float">
            <text:p>0.0079624866</text:p>
          </table:table-cell>
          <table:table-cell office:value-type="float" office:value="-0.1244406211" calcext:value-type="float">
            <text:p>-0.12444062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9.599118958" calcext:value-type="float">
            <text:p>9.599118958</text:p>
          </table:table-cell>
          <table:table-cell office:value-type="float" office:value="-0.04779421339" calcext:value-type="float">
            <text:p>-0.0477942134</text:p>
          </table:table-cell>
          <table:table-cell office:value-type="float" office:value="0.2578078149" calcext:value-type="float">
            <text:p>0.2578078149</text:p>
          </table:table-cell>
          <table:table-cell office:value-type="float" office:value="0.007992337482" calcext:value-type="float">
            <text:p>0.0079923375</text:p>
          </table:table-cell>
          <table:table-cell office:value-type="float" office:value="-0.1243695707" calcext:value-type="float">
            <text:p>-0.12436957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9.60071916" calcext:value-type="float">
            <text:p>9.60071916</text:p>
          </table:table-cell>
          <table:table-cell office:value-type="float" office:value="-0.1084415285" calcext:value-type="float">
            <text:p>-0.1084415285</text:p>
          </table:table-cell>
          <table:table-cell office:value-type="float" office:value="-1.186697666" calcext:value-type="float">
            <text:p>-1.186697666</text:p>
          </table:table-cell>
          <table:table-cell office:value-type="float" office:value="0.007888234911" calcext:value-type="float">
            <text:p>0.0078882349</text:p>
          </table:table-cell>
          <table:table-cell office:value-type="float" office:value="-0.1190410961" calcext:value-type="float">
            <text:p>-0.11904109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9.586233125" calcext:value-type="float">
            <text:p>9.586233125</text:p>
          </table:table-cell>
          <table:table-cell office:value-type="float" office:value="-0.1168092769" calcext:value-type="float">
            <text:p>-0.1168092769</text:p>
          </table:table-cell>
          <table:table-cell office:value-type="float" office:value="-0.1609782786" calcext:value-type="float">
            <text:p>-0.1609782786</text:p>
          </table:table-cell>
          <table:table-cell office:value-type="float" office:value="0.007866328705" calcext:value-type="float">
            <text:p>0.0078663287</text:p>
          </table:table-cell>
          <table:table-cell office:value-type="float" office:value="-0.1220015694" calcext:value-type="float">
            <text:p>-0.12200156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9.587711517" calcext:value-type="float">
            <text:p>9.587711517</text:p>
          </table:table-cell>
          <table:table-cell office:value-type="float" office:value="-0.0719384063" calcext:value-type="float">
            <text:p>-0.0719384063</text:p>
          </table:table-cell>
          <table:table-cell office:value-type="float" office:value="0.9577254804" calcext:value-type="float">
            <text:p>0.9577254804</text:p>
          </table:table-cell>
          <table:table-cell office:value-type="float" office:value="0.007559936052" calcext:value-type="float">
            <text:p>0.0075599361</text:p>
          </table:table-cell>
          <table:table-cell office:value-type="float" office:value="-0.1129301575" calcext:value-type="float">
            <text:p>-0.1129301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9.582353125" calcext:value-type="float">
            <text:p>9.582353125</text:p>
          </table:table-cell>
          <table:table-cell office:value-type="float" office:value="-0.1180985374" calcext:value-type="float">
            <text:p>-0.1180985374</text:p>
          </table:table-cell>
          <table:table-cell office:value-type="float" office:value="-0.9232121303" calcext:value-type="float">
            <text:p>-0.9232121303</text:p>
          </table:table-cell>
          <table:table-cell office:value-type="float" office:value="0.00766226571" calcext:value-type="float">
            <text:p>0.0076622657</text:p>
          </table:table-cell>
          <table:table-cell office:value-type="float" office:value="-0.1141752923" calcext:value-type="float">
            <text:p>-0.11417529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9.581909946" calcext:value-type="float">
            <text:p>9.581909946</text:p>
          </table:table-cell>
          <table:table-cell office:value-type="float" office:value="-0.02815085973" calcext:value-type="float">
            <text:p>-0.0281508597</text:p>
          </table:table-cell>
          <table:table-cell office:value-type="float" office:value="1.793861748" calcext:value-type="float">
            <text:p>1.793861748</text:p>
          </table:table-cell>
          <table:table-cell office:value-type="float" office:value="0.00761139931" calcext:value-type="float">
            <text:p>0.0076113993</text:p>
          </table:table-cell>
          <table:table-cell office:value-type="float" office:value="-0.1077514537" calcext:value-type="float">
            <text:p>-0.10775145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9.579822811" calcext:value-type="float">
            <text:p>9.579822811</text:p>
          </table:table-cell>
          <table:table-cell office:value-type="float" office:value="-0.05253044455" calcext:value-type="float">
            <text:p>-0.0525304446</text:p>
          </table:table-cell>
          <table:table-cell office:value-type="float" office:value="-0.4857366583" calcext:value-type="float">
            <text:p>-0.4857366583</text:p>
          </table:table-cell>
          <table:table-cell office:value-type="float" office:value="0.007644777544" calcext:value-type="float">
            <text:p>0.0076447775</text:p>
          </table:table-cell>
          <table:table-cell office:value-type="float" office:value="-0.1093692482" calcext:value-type="float">
            <text:p>-0.10936924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3" calcext:value-type="float">
            <text:p>893</text:p>
          </table:table-cell>
          <table:table-cell office:value-type="float" office:value="9.57319292" calcext:value-type="float">
            <text:p>9.57319292</text:p>
          </table:table-cell>
          <table:table-cell office:value-type="float" office:value="-0.06125195983" calcext:value-type="float">
            <text:p>-0.0612519598</text:p>
          </table:table-cell>
          <table:table-cell office:value-type="float" office:value="-0.175398075" calcext:value-type="float">
            <text:p>-0.175398075</text:p>
          </table:table-cell>
          <table:table-cell office:value-type="float" office:value="0.007607122801" calcext:value-type="float">
            <text:p>0.0076071228</text:p>
          </table:table-cell>
          <table:table-cell office:value-type="float" office:value="-0.107587027" calcext:value-type="float">
            <text:p>-0.1075870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3" calcext:value-type="float">
            <text:p>893</text:p>
          </table:table-cell>
          <table:table-cell office:value-type="float" office:value="9.565508399" calcext:value-type="float">
            <text:p>9.565508399</text:p>
          </table:table-cell>
          <table:table-cell office:value-type="float" office:value="-0.1088850639" calcext:value-type="float">
            <text:p>-0.1088850639</text:p>
          </table:table-cell>
          <table:table-cell office:value-type="float" office:value="-0.9405587273" calcext:value-type="float">
            <text:p>-0.9405587273</text:p>
          </table:table-cell>
          <table:table-cell office:value-type="float" office:value="0.007623020221" calcext:value-type="float">
            <text:p>0.0076230202</text:p>
          </table:table-cell>
          <table:table-cell office:value-type="float" office:value="-0.1055784107" calcext:value-type="float">
            <text:p>-0.10557841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9.571603626" calcext:value-type="float">
            <text:p>9.571603626</text:p>
          </table:table-cell>
          <table:table-cell office:value-type="float" office:value="-0.0537051915" calcext:value-type="float">
            <text:p>-0.0537051915</text:p>
          </table:table-cell>
          <table:table-cell office:value-type="float" office:value="1.122166818" calcext:value-type="float">
            <text:p>1.122166818</text:p>
          </table:table-cell>
          <table:table-cell office:value-type="float" office:value="0.007572584032" calcext:value-type="float">
            <text:p>0.007572584</text:p>
          </table:table-cell>
          <table:table-cell office:value-type="float" office:value="-0.106342765" calcext:value-type="float">
            <text:p>-0.1063427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9.559791841" calcext:value-type="float">
            <text:p>9.559791841</text:p>
          </table:table-cell>
          <table:table-cell office:value-type="float" office:value="-0.0856297246" calcext:value-type="float">
            <text:p>-0.0856297246</text:p>
          </table:table-cell>
          <table:table-cell office:value-type="float" office:value="-0.6192236664" calcext:value-type="float">
            <text:p>-0.6192236664</text:p>
          </table:table-cell>
          <table:table-cell office:value-type="float" office:value="0.007530506528" calcext:value-type="float">
            <text:p>0.0075305065</text:p>
          </table:table-cell>
          <table:table-cell office:value-type="float" office:value="-0.1094689616" calcext:value-type="float">
            <text:p>-0.10946896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9.553188241" calcext:value-type="float">
            <text:p>9.553188241</text:p>
          </table:table-cell>
          <table:table-cell office:value-type="float" office:value="-0.08031420954" calcext:value-type="float">
            <text:p>-0.0803142095</text:p>
          </table:table-cell>
          <table:table-cell office:value-type="float" office:value="0.1093040946" calcext:value-type="float">
            <text:p>0.1093040946</text:p>
          </table:table-cell>
          <table:table-cell office:value-type="float" office:value="0.007211793377" calcext:value-type="float">
            <text:p>0.0072117934</text:p>
          </table:table-cell>
          <table:table-cell office:value-type="float" office:value="-0.1059373603" calcext:value-type="float">
            <text:p>-0.10593736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9.557374412" calcext:value-type="float">
            <text:p>9.557374412</text:p>
          </table:table-cell>
          <table:table-cell office:value-type="float" office:value="-0.09927600064" calcext:value-type="float">
            <text:p>-0.0992760006</text:p>
          </table:table-cell>
          <table:table-cell office:value-type="float" office:value="-0.3038036779" calcext:value-type="float">
            <text:p>-0.3038036779</text:p>
          </table:table-cell>
          <table:table-cell office:value-type="float" office:value="0.007161618914" calcext:value-type="float">
            <text:p>0.0071616189</text:p>
          </table:table-cell>
          <table:table-cell office:value-type="float" office:value="-0.1031463475" calcext:value-type="float">
            <text:p>-0.10314634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9.566219731" calcext:value-type="float">
            <text:p>9.566219731</text:p>
          </table:table-cell>
          <table:table-cell office:value-type="float" office:value="0.05346977527" calcext:value-type="float">
            <text:p>0.0534697753</text:p>
          </table:table-cell>
          <table:table-cell office:value-type="float" office:value="3.956745294" calcext:value-type="float">
            <text:p>3.956745294</text:p>
          </table:table-cell>
          <table:table-cell office:value-type="float" office:value="0.00707341729" calcext:value-type="float">
            <text:p>0.0070734173</text:p>
          </table:table-cell>
          <table:table-cell office:value-type="float" office:value="-0.1045629018" calcext:value-type="float">
            <text:p>-0.10456290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9.559972311" calcext:value-type="float">
            <text:p>9.559972311</text:p>
          </table:table-cell>
          <table:table-cell office:value-type="float" office:value="0.05648982731" calcext:value-type="float">
            <text:p>0.0564898273</text:p>
          </table:table-cell>
          <table:table-cell office:value-type="float" office:value="0.06126281116" calcext:value-type="float">
            <text:p>0.0612628112</text:p>
          </table:table-cell>
          <table:table-cell office:value-type="float" office:value="0.007044627271" calcext:value-type="float">
            <text:p>0.0070446273</text:p>
          </table:table-cell>
          <table:table-cell office:value-type="float" office:value="-0.1021452374" calcext:value-type="float">
            <text:p>-0.10214523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9.561870594" calcext:value-type="float">
            <text:p>9.561870594</text:p>
          </table:table-cell>
          <table:table-cell office:value-type="float" office:value="0.04673658284" calcext:value-type="float">
            <text:p>0.0467365828</text:p>
          </table:table-cell>
          <table:table-cell office:value-type="float" office:value="-0.1942682651" calcext:value-type="float">
            <text:p>-0.1942682651</text:p>
          </table:table-cell>
          <table:table-cell office:value-type="float" office:value="0.007046683127" calcext:value-type="float">
            <text:p>0.0070466831</text:p>
          </table:table-cell>
          <table:table-cell office:value-type="float" office:value="-0.102619706" calcext:value-type="float">
            <text:p>-0.1026197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9.563639696" calcext:value-type="float">
            <text:p>9.563639696</text:p>
          </table:table-cell>
          <table:table-cell office:value-type="float" office:value="-0.01791078326" calcext:value-type="float">
            <text:p>-0.0179107833</text:p>
          </table:table-cell>
          <table:table-cell office:value-type="float" office:value="-1.285861735" calcext:value-type="float">
            <text:p>-1.285861735</text:p>
          </table:table-cell>
          <table:table-cell office:value-type="float" office:value="0.007054928607" calcext:value-type="float">
            <text:p>0.0070549286</text:p>
          </table:table-cell>
          <table:table-cell office:value-type="float" office:value="-0.09846307683" calcext:value-type="float">
            <text:p>-0.0984630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9.552405995" calcext:value-type="float">
            <text:p>9.552405995</text:p>
          </table:table-cell>
          <table:table-cell office:value-type="float" office:value="-0.05086084109" calcext:value-type="float">
            <text:p>-0.0508608411</text:p>
          </table:table-cell>
          <table:table-cell office:value-type="float" office:value="-0.6616623095" calcext:value-type="float">
            <text:p>-0.6616623095</text:p>
          </table:table-cell>
          <table:table-cell office:value-type="float" office:value="0.007096263941" calcext:value-type="float">
            <text:p>0.0070962639</text:p>
          </table:table-cell>
          <table:table-cell office:value-type="float" office:value="-0.09798847019" calcext:value-type="float">
            <text:p>-0.09798847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9.545084106" calcext:value-type="float">
            <text:p>9.545084106</text:p>
          </table:table-cell>
          <table:table-cell office:value-type="float" office:value="-0.1123992276" calcext:value-type="float">
            <text:p>-0.1123992276</text:p>
          </table:table-cell>
          <table:table-cell office:value-type="float" office:value="-1.233850233" calcext:value-type="float">
            <text:p>-1.233850233</text:p>
          </table:table-cell>
          <table:table-cell office:value-type="float" office:value="0.007146724749" calcext:value-type="float">
            <text:p>0.0071467247</text:p>
          </table:table-cell>
          <table:table-cell office:value-type="float" office:value="-0.09400809514" calcext:value-type="float">
            <text:p>-0.0940080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9.548400254" calcext:value-type="float">
            <text:p>9.548400254</text:p>
          </table:table-cell>
          <table:table-cell office:value-type="float" office:value="-0.1023703951" calcext:value-type="float">
            <text:p>-0.1023703951</text:p>
          </table:table-cell>
          <table:table-cell office:value-type="float" office:value="0.1974062727" calcext:value-type="float">
            <text:p>0.1974062727</text:p>
          </table:table-cell>
          <table:table-cell office:value-type="float" office:value="0.007136209613" calcext:value-type="float">
            <text:p>0.0071362096</text:p>
          </table:table-cell>
          <table:table-cell office:value-type="float" office:value="-0.09076187816" calcext:value-type="float">
            <text:p>-0.09076187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9.557190887" calcext:value-type="float">
            <text:p>9.557190887</text:p>
          </table:table-cell>
          <table:table-cell office:value-type="float" office:value="0.03256040385" calcext:value-type="float">
            <text:p>0.0325604039</text:p>
          </table:table-cell>
          <table:table-cell office:value-type="float" office:value="2.750780235" calcext:value-type="float">
            <text:p>2.750780235</text:p>
          </table:table-cell>
          <table:table-cell office:value-type="float" office:value="0.007172192493" calcext:value-type="float">
            <text:p>0.0071721925</text:p>
          </table:table-cell>
          <table:table-cell office:value-type="float" office:value="-0.09025106336" calcext:value-type="float">
            <text:p>-0.0902510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9.547733467" calcext:value-type="float">
            <text:p>9.547733467</text:p>
          </table:table-cell>
          <table:table-cell office:value-type="float" office:value="0.01889538878" calcext:value-type="float">
            <text:p>0.0188953888</text:p>
          </table:table-cell>
          <table:table-cell office:value-type="float" office:value="-0.2713513851" calcext:value-type="float">
            <text:p>-0.2713513851</text:p>
          </table:table-cell>
          <table:table-cell office:value-type="float" office:value="0.006600290389" calcext:value-type="float">
            <text:p>0.0066002904</text:p>
          </table:table-cell>
          <table:table-cell office:value-type="float" office:value="-0.09536258263" calcext:value-type="float">
            <text:p>-0.09536258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9.559043287" calcext:value-type="float">
            <text:p>9.559043287</text:p>
          </table:table-cell>
          <table:table-cell office:value-type="float" office:value="0.06897395215" calcext:value-type="float">
            <text:p>0.0689739522</text:p>
          </table:table-cell>
          <table:table-cell office:value-type="float" office:value="0.9542545734" calcext:value-type="float">
            <text:p>0.9542545734</text:p>
          </table:table-cell>
          <table:table-cell office:value-type="float" office:value="0.00651645368" calcext:value-type="float">
            <text:p>0.0065164537</text:p>
          </table:table-cell>
          <table:table-cell office:value-type="float" office:value="-0.09370073126" calcext:value-type="float">
            <text:p>-0.09370073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9.55752929" calcext:value-type="float">
            <text:p>9.55752929</text:p>
          </table:table-cell>
          <table:table-cell office:value-type="float" office:value="-0.001490579302" calcext:value-type="float">
            <text:p>-0.0014905793</text:p>
          </table:table-cell>
          <table:table-cell office:value-type="float" office:value="-1.497839198" calcext:value-type="float">
            <text:p>-1.497839198</text:p>
          </table:table-cell>
          <table:table-cell office:value-type="float" office:value="0.006401178916" calcext:value-type="float">
            <text:p>0.0064011789</text:p>
          </table:table-cell>
          <table:table-cell office:value-type="float" office:value="-0.09585437592" calcext:value-type="float">
            <text:p>-0.09585437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9.566677017" calcext:value-type="float">
            <text:p>9.566677017</text:p>
          </table:table-cell>
          <table:table-cell office:value-type="float" office:value="0.1215149935" calcext:value-type="float">
            <text:p>0.1215149935</text:p>
          </table:table-cell>
          <table:table-cell office:value-type="float" office:value="2.436749462" calcext:value-type="float">
            <text:p>2.436749462</text:p>
          </table:table-cell>
          <table:table-cell office:value-type="float" office:value="0.006472829506" calcext:value-type="float">
            <text:p>0.0064728295</text:p>
          </table:table-cell>
          <table:table-cell office:value-type="float" office:value="-0.08955630349" calcext:value-type="float">
            <text:p>-0.08955630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9.572062859" calcext:value-type="float">
            <text:p>9.572062859</text:p>
          </table:table-cell>
          <table:table-cell office:value-type="float" office:value="0.08521308697" calcext:value-type="float">
            <text:p>0.085213087</text:p>
          </table:table-cell>
          <table:table-cell office:value-type="float" office:value="-0.718541345" calcext:value-type="float">
            <text:p>-0.718541345</text:p>
          </table:table-cell>
          <table:table-cell office:value-type="float" office:value="0.006561914581" calcext:value-type="float">
            <text:p>0.0065619146</text:p>
          </table:table-cell>
          <table:table-cell office:value-type="float" office:value="-0.08746660007" calcext:value-type="float">
            <text:p>-0.08746660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9.576768477" calcext:value-type="float">
            <text:p>9.576768477</text:p>
          </table:table-cell>
          <table:table-cell office:value-type="float" office:value="0.12791441" calcext:value-type="float">
            <text:p>0.12791441</text:p>
          </table:table-cell>
          <table:table-cell office:value-type="float" office:value="0.8704434772" calcext:value-type="float">
            <text:p>0.8704434772</text:p>
          </table:table-cell>
          <table:table-cell office:value-type="float" office:value="0.006586254744" calcext:value-type="float">
            <text:p>0.0065862547</text:p>
          </table:table-cell>
          <table:table-cell office:value-type="float" office:value="-0.0892106022" calcext:value-type="float">
            <text:p>-0.08921060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574560626" calcext:value-type="float">
            <text:p>9.574560626</text:p>
          </table:table-cell>
          <table:table-cell office:value-type="float" office:value="0.05290814209" calcext:value-type="float">
            <text:p>0.0529081421</text:p>
          </table:table-cell>
          <table:table-cell office:value-type="float" office:value="-1.48805314" calcext:value-type="float">
            <text:p>-1.48805314</text:p>
          </table:table-cell>
          <table:table-cell office:value-type="float" office:value="0.006524447585" calcext:value-type="float">
            <text:p>0.0065244476</text:p>
          </table:table-cell>
          <table:table-cell office:value-type="float" office:value="-0.08786490577" calcext:value-type="float">
            <text:p>-0.08786490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57887783" calcext:value-type="float">
            <text:p>9.57887783</text:p>
          </table:table-cell>
          <table:table-cell office:value-type="float" office:value="0.04616732783" calcext:value-type="float">
            <text:p>0.0461673278</text:p>
          </table:table-cell>
          <table:table-cell office:value-type="float" office:value="-0.1348757384" calcext:value-type="float">
            <text:p>-0.1348757384</text:p>
          </table:table-cell>
          <table:table-cell office:value-type="float" office:value="0.00625514129" calcext:value-type="float">
            <text:p>0.0062551413</text:p>
          </table:table-cell>
          <table:table-cell office:value-type="float" office:value="-0.08903145822" calcext:value-type="float">
            <text:p>-0.0890314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582427631" calcext:value-type="float">
            <text:p>9.582427631</text:p>
          </table:table-cell>
          <table:table-cell office:value-type="float" office:value="0.03793110191" calcext:value-type="float">
            <text:p>0.0379311019</text:p>
          </table:table-cell>
          <table:table-cell office:value-type="float" office:value="-0.1652275305" calcext:value-type="float">
            <text:p>-0.1652275305</text:p>
          </table:table-cell>
          <table:table-cell office:value-type="float" office:value="0.005940302504" calcext:value-type="float">
            <text:p>0.0059403025</text:p>
          </table:table-cell>
          <table:table-cell office:value-type="float" office:value="-0.08749065535" calcext:value-type="float">
            <text:p>-0.08749065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593608875" calcext:value-type="float">
            <text:p>9.593608875</text:p>
          </table:table-cell>
          <table:table-cell office:value-type="float" office:value="0.1267402191" calcext:value-type="float">
            <text:p>0.1267402191</text:p>
          </table:table-cell>
          <table:table-cell office:value-type="float" office:value="1.768245997" calcext:value-type="float">
            <text:p>1.768245997</text:p>
          </table:table-cell>
          <table:table-cell office:value-type="float" office:value="0.005700163583" calcext:value-type="float">
            <text:p>0.0057001636</text:p>
          </table:table-cell>
          <table:table-cell office:value-type="float" office:value="-0.08978328575" calcext:value-type="float">
            <text:p>-0.08978328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59844924" calcext:value-type="float">
            <text:p>9.59844924</text:p>
          </table:table-cell>
          <table:table-cell office:value-type="float" office:value="0.1305008533" calcext:value-type="float">
            <text:p>0.1305008533</text:p>
          </table:table-cell>
          <table:table-cell office:value-type="float" office:value="0.07587833935" calcext:value-type="float">
            <text:p>0.0758783394</text:p>
          </table:table-cell>
          <table:table-cell office:value-type="float" office:value="0.005594936692" calcext:value-type="float">
            <text:p>0.0055949367</text:p>
          </table:table-cell>
          <table:table-cell office:value-type="float" office:value="-0.08824248287" calcext:value-type="float">
            <text:p>-0.08824248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9.603115509" calcext:value-type="float">
            <text:p>9.603115509</text:p>
          </table:table-cell>
          <table:table-cell office:value-type="float" office:value="0.1314391469" calcext:value-type="float">
            <text:p>0.1314391469</text:p>
          </table:table-cell>
          <table:table-cell office:value-type="float" office:value="0.01488549244" calcext:value-type="float">
            <text:p>0.0148854924</text:p>
          </table:table-cell>
          <table:table-cell office:value-type="float" office:value="0.005414989524" calcext:value-type="float">
            <text:p>0.0054149895</text:p>
          </table:table-cell>
          <table:table-cell office:value-type="float" office:value="-0.08632632068" calcext:value-type="float">
            <text:p>-0.08632632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4" calcext:value-type="float">
            <text:p>904</text:p>
          </table:table-cell>
          <table:table-cell office:value-type="float" office:value="9.613669998" calcext:value-type="float">
            <text:p>9.613669998</text:p>
          </table:table-cell>
          <table:table-cell office:value-type="float" office:value="0.1492836584" calcext:value-type="float">
            <text:p>0.1492836584</text:p>
          </table:table-cell>
          <table:table-cell office:value-type="float" office:value="0.4669033406" calcext:value-type="float">
            <text:p>0.4669033406</text:p>
          </table:table-cell>
          <table:table-cell office:value-type="float" office:value="0.005803932433" calcext:value-type="float">
            <text:p>0.0058039324</text:p>
          </table:table-cell>
          <table:table-cell office:value-type="float" office:value="-0.08594096053" calcext:value-type="float">
            <text:p>-0.08594096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4" calcext:value-type="float">
            <text:p>904</text:p>
          </table:table-cell>
          <table:table-cell office:value-type="float" office:value="9.618891899" calcext:value-type="float">
            <text:p>9.618891899</text:p>
          </table:table-cell>
          <table:table-cell office:value-type="float" office:value="0.1521367015" calcext:value-type="float">
            <text:p>0.1521367015</text:p>
          </table:table-cell>
          <table:table-cell office:value-type="float" office:value="0.05803621007" calcext:value-type="float">
            <text:p>0.0580362101</text:p>
          </table:table-cell>
          <table:table-cell office:value-type="float" office:value="0.005507720994" calcext:value-type="float">
            <text:p>0.005507721</text:p>
          </table:table-cell>
          <table:table-cell office:value-type="float" office:value="-0.08806782923" calcext:value-type="float">
            <text:p>-0.08806782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621744642" calcext:value-type="float">
            <text:p>9.621744642</text:p>
          </table:table-cell>
          <table:table-cell office:value-type="float" office:value="0.1466240047" calcext:value-type="float">
            <text:p>0.1466240047</text:p>
          </table:table-cell>
          <table:table-cell office:value-type="float" office:value="-0.1110940512" calcext:value-type="float">
            <text:p>-0.1110940512</text:p>
          </table:table-cell>
          <table:table-cell office:value-type="float" office:value="0.006236932078" calcext:value-type="float">
            <text:p>0.0062369321</text:p>
          </table:table-cell>
          <table:table-cell office:value-type="float" office:value="-0.08433763709" calcext:value-type="float">
            <text:p>-0.08433763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633323186" calcext:value-type="float">
            <text:p>9.633323186</text:p>
          </table:table-cell>
          <table:table-cell office:value-type="float" office:value="0.1308665126" calcext:value-type="float">
            <text:p>0.1308665126</text:p>
          </table:table-cell>
          <table:table-cell office:value-type="float" office:value="-0.3114969431" calcext:value-type="float">
            <text:p>-0.3114969431</text:p>
          </table:table-cell>
          <table:table-cell office:value-type="float" office:value="0.006040000167" calcext:value-type="float">
            <text:p>0.0060400002</text:p>
          </table:table-cell>
          <table:table-cell office:value-type="float" office:value="-0.08159831596" calcext:value-type="float">
            <text:p>-0.0815983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640503035" calcext:value-type="float">
            <text:p>9.640503035</text:p>
          </table:table-cell>
          <table:table-cell office:value-type="float" office:value="0.1436774175" calcext:value-type="float">
            <text:p>0.1436774175</text:p>
          </table:table-cell>
          <table:table-cell office:value-type="float" office:value="0.2581075234" calcext:value-type="float">
            <text:p>0.2581075234</text:p>
          </table:table-cell>
          <table:table-cell office:value-type="float" office:value="0.005733159749" calcext:value-type="float">
            <text:p>0.0057331597</text:p>
          </table:table-cell>
          <table:table-cell office:value-type="float" office:value="-0.07885899484" calcext:value-type="float">
            <text:p>-0.07885899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645968652" calcext:value-type="float">
            <text:p>9.645968652</text:p>
          </table:table-cell>
          <table:table-cell office:value-type="float" office:value="0.1609462396" calcext:value-type="float">
            <text:p>0.1609462396</text:p>
          </table:table-cell>
          <table:table-cell office:value-type="float" office:value="0.3453250363" calcext:value-type="float">
            <text:p>0.3453250363</text:p>
          </table:table-cell>
          <table:table-cell office:value-type="float" office:value="0.00552766695" calcext:value-type="float">
            <text:p>0.005527667</text:p>
          </table:table-cell>
          <table:table-cell office:value-type="float" office:value="-0.0803246354" calcext:value-type="float">
            <text:p>-0.08032463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7" calcext:value-type="float">
            <text:p>907</text:p>
          </table:table-cell>
          <table:table-cell office:value-type="float" office:value="9.659293095" calcext:value-type="float">
            <text:p>9.659293095</text:p>
          </table:table-cell>
          <table:table-cell office:value-type="float" office:value="0.1285634991" calcext:value-type="float">
            <text:p>0.1285634991</text:p>
          </table:table-cell>
          <table:table-cell office:value-type="float" office:value="-0.3201675571" calcext:value-type="float">
            <text:p>-0.3201675571</text:p>
          </table:table-cell>
          <table:table-cell office:value-type="float" office:value="0.005902833988" calcext:value-type="float">
            <text:p>0.005902834</text:p>
          </table:table-cell>
          <table:table-cell office:value-type="float" office:value="-0.08248012627" calcext:value-type="float">
            <text:p>-0.08248012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9.671477113" calcext:value-type="float">
            <text:p>9.671477113</text:p>
          </table:table-cell>
          <table:table-cell office:value-type="float" office:value="0.1631672253" calcext:value-type="float">
            <text:p>0.1631672253</text:p>
          </table:table-cell>
          <table:table-cell office:value-type="float" office:value="0.7056692558" calcext:value-type="float">
            <text:p>0.7056692558</text:p>
          </table:table-cell>
          <table:table-cell office:value-type="float" office:value="0.0064022785" calcext:value-type="float">
            <text:p>0.0064022785</text:p>
          </table:table-cell>
          <table:table-cell office:value-type="float" office:value="-0.08093893499" calcext:value-type="float">
            <text:p>-0.0809389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9.66951882" calcext:value-type="float">
            <text:p>9.66951882</text:p>
          </table:table-cell>
          <table:table-cell office:value-type="float" office:value="0.1142006755" calcext:value-type="float">
            <text:p>0.1142006755</text:p>
          </table:table-cell>
          <table:table-cell office:value-type="float" office:value="-0.9402667294" calcext:value-type="float">
            <text:p>-0.9402667294</text:p>
          </table:table-cell>
          <table:table-cell office:value-type="float" office:value="0.006356540875" calcext:value-type="float">
            <text:p>0.0063565409</text:p>
          </table:table-cell>
          <table:table-cell office:value-type="float" office:value="-0.07981823706" calcext:value-type="float">
            <text:p>-0.07981823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9.670966409" calcext:value-type="float">
            <text:p>9.670966409</text:p>
          </table:table-cell>
          <table:table-cell office:value-type="float" office:value="0.0805487274" calcext:value-type="float">
            <text:p>0.0805487274</text:p>
          </table:table-cell>
          <table:table-cell office:value-type="float" office:value="-0.715601479" calcext:value-type="float">
            <text:p>-0.715601479</text:p>
          </table:table-cell>
          <table:table-cell office:value-type="float" office:value="0.00615608107" calcext:value-type="float">
            <text:p>0.0061560811</text:p>
          </table:table-cell>
          <table:table-cell office:value-type="float" office:value="-0.07907307643" calcext:value-type="float">
            <text:p>-0.07907307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9.68132629" calcext:value-type="float">
            <text:p>9.68132629</text:p>
          </table:table-cell>
          <table:table-cell office:value-type="float" office:value="0.06544255052" calcext:value-type="float">
            <text:p>0.0654425505</text:p>
          </table:table-cell>
          <table:table-cell office:value-type="float" office:value="-0.2962194339" calcext:value-type="float">
            <text:p>-0.2962194339</text:p>
          </table:table-cell>
          <table:table-cell office:value-type="float" office:value="0.005975639058" calcext:value-type="float">
            <text:p>0.0059756391</text:p>
          </table:table-cell>
          <table:table-cell office:value-type="float" office:value="-0.0783279158" calcext:value-type="float">
            <text:p>-0.07832791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9.684626901" calcext:value-type="float">
            <text:p>9.684626901</text:p>
          </table:table-cell>
          <table:table-cell office:value-type="float" office:value="0.09999629473" calcext:value-type="float">
            <text:p>0.0999962947</text:p>
          </table:table-cell>
          <table:table-cell office:value-type="float" office:value="0.6915504218" calcext:value-type="float">
            <text:p>0.6915504218</text:p>
          </table:table-cell>
          <table:table-cell office:value-type="float" office:value="0.005897841422" calcext:value-type="float">
            <text:p>0.0058978414</text:p>
          </table:table-cell>
          <table:table-cell office:value-type="float" office:value="-0.06932606044" calcext:value-type="float">
            <text:p>-0.06932606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9.686594005" calcext:value-type="float">
            <text:p>9.686594005</text:p>
          </table:table-cell>
          <table:table-cell office:value-type="float" office:value="0.1030318849" calcext:value-type="float">
            <text:p>0.1030318849</text:p>
          </table:table-cell>
          <table:table-cell office:value-type="float" office:value="0.06155649848" calcext:value-type="float">
            <text:p>0.0615564985</text:p>
          </table:table-cell>
          <table:table-cell office:value-type="float" office:value="0.005614683233" calcext:value-type="float">
            <text:p>0.0056146832</text:p>
          </table:table-cell>
          <table:table-cell office:value-type="float" office:value="-0.06555056057" calcext:value-type="float">
            <text:p>-0.06555056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2" calcext:value-type="float">
            <text:p>912</text:p>
          </table:table-cell>
          <table:table-cell office:value-type="float" office:value="9.677397628" calcext:value-type="float">
            <text:p>9.677397628</text:p>
          </table:table-cell>
          <table:table-cell office:value-type="float" office:value="-0.02636655857" calcext:value-type="float">
            <text:p>-0.0263665586</text:p>
          </table:table-cell>
          <table:table-cell office:value-type="float" office:value="-2.603717192" calcext:value-type="float">
            <text:p>-2.603717192</text:p>
          </table:table-cell>
          <table:table-cell office:value-type="float" office:value="0.006127960296" calcext:value-type="float">
            <text:p>0.0061279603</text:p>
          </table:table-cell>
          <table:table-cell office:value-type="float" office:value="-0.07328742559" calcext:value-type="float">
            <text:p>-0.07328742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2" calcext:value-type="float">
            <text:p>912</text:p>
          </table:table-cell>
          <table:table-cell office:value-type="float" office:value="9.694069752" calcext:value-type="float">
            <text:p>9.694069752</text:p>
          </table:table-cell>
          <table:table-cell office:value-type="float" office:value="0.06192913105" calcext:value-type="float">
            <text:p>0.0619291311</text:p>
          </table:table-cell>
          <table:table-cell office:value-type="float" office:value="1.752685643" calcext:value-type="float">
            <text:p>1.752685643</text:p>
          </table:table-cell>
          <table:table-cell office:value-type="float" office:value="0.006002443981" calcext:value-type="float">
            <text:p>0.006002444</text:p>
          </table:table-cell>
          <table:table-cell office:value-type="float" office:value="-0.0726262867" calcext:value-type="float">
            <text:p>-0.0726262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2" calcext:value-type="float">
            <text:p>912</text:p>
          </table:table-cell>
          <table:table-cell office:value-type="float" office:value="9.708596826" calcext:value-type="float">
            <text:p>9.708596826</text:p>
          </table:table-cell>
          <table:table-cell office:value-type="float" office:value="0.144927805" calcext:value-type="float">
            <text:p>0.144927805</text:p>
          </table:table-cell>
          <table:table-cell office:value-type="float" office:value="1.650512083" calcext:value-type="float">
            <text:p>1.650512083</text:p>
          </table:table-cell>
          <table:table-cell office:value-type="float" office:value="0.005895232219" calcext:value-type="float">
            <text:p>0.0058952322</text:p>
          </table:table-cell>
          <table:table-cell office:value-type="float" office:value="-0.06885078683" calcext:value-type="float">
            <text:p>-0.0688507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2" calcext:value-type="float">
            <text:p>912</text:p>
          </table:table-cell>
          <table:table-cell office:value-type="float" office:value="9.721479149" calcext:value-type="float">
            <text:p>9.721479149</text:p>
          </table:table-cell>
          <table:table-cell office:value-type="float" office:value="0.2913465588" calcext:value-type="float">
            <text:p>0.2913465588</text:p>
          </table:table-cell>
          <table:table-cell office:value-type="float" office:value="2.8893109" calcext:value-type="float">
            <text:p>2.8893109</text:p>
          </table:table-cell>
          <table:table-cell office:value-type="float" office:value="0.005806151336" calcext:value-type="float">
            <text:p>0.0058061513</text:p>
          </table:table-cell>
          <table:table-cell office:value-type="float" office:value="-0.06543737453" calcext:value-type="float">
            <text:p>-0.06543737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9.735972213" calcext:value-type="float">
            <text:p>9.735972213</text:p>
          </table:table-cell>
          <table:table-cell office:value-type="float" office:value="0.2245542223" calcext:value-type="float">
            <text:p>0.2245542223</text:p>
          </table:table-cell>
          <table:table-cell office:value-type="float" office:value="-0.6017307337" calcext:value-type="float">
            <text:p>-0.6017307337</text:p>
          </table:table-cell>
          <table:table-cell office:value-type="float" office:value="0.005987250518" calcext:value-type="float">
            <text:p>0.0059872505</text:p>
          </table:table-cell>
          <table:table-cell office:value-type="float" office:value="-0.0693944554" calcext:value-type="float">
            <text:p>-0.06939445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750231363" calcext:value-type="float">
            <text:p>9.750231363</text:p>
          </table:table-cell>
          <table:table-cell office:value-type="float" office:value="0.2507273891" calcext:value-type="float">
            <text:p>0.2507273891</text:p>
          </table:table-cell>
          <table:table-cell office:value-type="float" office:value="0.6743846265" calcext:value-type="float">
            <text:p>0.6743846265</text:p>
          </table:table-cell>
          <table:table-cell office:value-type="float" office:value="0.005904050402" calcext:value-type="float">
            <text:p>0.0059040504</text:p>
          </table:table-cell>
          <table:table-cell office:value-type="float" office:value="-0.07424473783" calcext:value-type="float">
            <text:p>-0.07424473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760953614" calcext:value-type="float">
            <text:p>9.760953614</text:p>
          </table:table-cell>
          <table:table-cell office:value-type="float" office:value="0.2378450238" calcext:value-type="float">
            <text:p>0.2378450238</text:p>
          </table:table-cell>
          <table:table-cell office:value-type="float" office:value="-0.2589898055" calcext:value-type="float">
            <text:p>-0.2589898055</text:p>
          </table:table-cell>
          <table:table-cell office:value-type="float" office:value="0.005693964032" calcext:value-type="float">
            <text:p>0.005693964</text:p>
          </table:table-cell>
          <table:table-cell office:value-type="float" office:value="-0.07245466894" calcext:value-type="float">
            <text:p>-0.07245466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760895153" calcext:value-type="float">
            <text:p>9.760895153</text:p>
          </table:table-cell>
          <table:table-cell office:value-type="float" office:value="0.1939298059" calcext:value-type="float">
            <text:p>0.1939298059</text:p>
          </table:table-cell>
          <table:table-cell office:value-type="float" office:value="-0.8848663856" calcext:value-type="float">
            <text:p>-0.8848663856</text:p>
          </table:table-cell>
          <table:table-cell office:value-type="float" office:value="0.005526012745" calcext:value-type="float">
            <text:p>0.0055260127</text:p>
          </table:table-cell>
          <table:table-cell office:value-type="float" office:value="-0.07103453029" calcext:value-type="float">
            <text:p>-0.07103453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770743084" calcext:value-type="float">
            <text:p>9.770743084</text:p>
          </table:table-cell>
          <table:table-cell office:value-type="float" office:value="0.1367162373" calcext:value-type="float">
            <text:p>0.1367162373</text:p>
          </table:table-cell>
          <table:table-cell office:value-type="float" office:value="-1.137332551" calcext:value-type="float">
            <text:p>-1.137332551</text:p>
          </table:table-cell>
          <table:table-cell office:value-type="float" office:value="0.005319444516" calcext:value-type="float">
            <text:p>0.0053194445</text:p>
          </table:table-cell>
          <table:table-cell office:value-type="float" office:value="-0.06961439165" calcext:value-type="float">
            <text:p>-0.06961439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9.783046275" calcext:value-type="float">
            <text:p>9.783046275</text:p>
          </table:table-cell>
          <table:table-cell office:value-type="float" office:value="0.147744877" calcext:value-type="float">
            <text:p>0.147744877</text:p>
          </table:table-cell>
          <table:table-cell office:value-type="float" office:value="0.2228895425" calcext:value-type="float">
            <text:p>0.2228895425</text:p>
          </table:table-cell>
          <table:table-cell office:value-type="float" office:value="0.005737047751" calcext:value-type="float">
            <text:p>0.0057370478</text:p>
          </table:table-cell>
          <table:table-cell office:value-type="float" office:value="-0.06184464288" calcext:value-type="float">
            <text:p>-0.06184464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9.793022798" calcext:value-type="float">
            <text:p>9.793022798</text:p>
          </table:table-cell>
          <table:table-cell office:value-type="float" office:value="0.214335474" calcext:value-type="float">
            <text:p>0.214335474</text:p>
          </table:table-cell>
          <table:table-cell office:value-type="float" office:value="1.325560228" calcext:value-type="float">
            <text:p>1.325560228</text:p>
          </table:table-cell>
          <table:table-cell office:value-type="float" office:value="0.005589930761" calcext:value-type="float">
            <text:p>0.0055899308</text:p>
          </table:table-cell>
          <table:table-cell office:value-type="float" office:value="-0.06244144869" calcext:value-type="float">
            <text:p>-0.0624414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7" calcext:value-type="float">
            <text:p>917</text:p>
          </table:table-cell>
          <table:table-cell office:value-type="float" office:value="9.801705277" calcext:value-type="float">
            <text:p>9.801705277</text:p>
          </table:table-cell>
          <table:table-cell office:value-type="float" office:value="0.2064032133" calcext:value-type="float">
            <text:p>0.2064032133</text:p>
          </table:table-cell>
          <table:table-cell office:value-type="float" office:value="-0.1571084745" calcext:value-type="float">
            <text:p>-0.1571084745</text:p>
          </table:table-cell>
          <table:table-cell office:value-type="float" office:value="0.006324721617" calcext:value-type="float">
            <text:p>0.0063247216</text:p>
          </table:table-cell>
          <table:table-cell office:value-type="float" office:value="-0.06668505538" calcext:value-type="float">
            <text:p>-0.06668505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7" calcext:value-type="float">
            <text:p>917</text:p>
          </table:table-cell>
          <table:table-cell office:value-type="float" office:value="9.81232271" calcext:value-type="float">
            <text:p>9.81232271</text:p>
          </table:table-cell>
          <table:table-cell office:value-type="float" office:value="0.1946157421" calcext:value-type="float">
            <text:p>0.1946157421</text:p>
          </table:table-cell>
          <table:table-cell office:value-type="float" office:value="-0.2367899355" calcext:value-type="float">
            <text:p>-0.2367899355</text:p>
          </table:table-cell>
          <table:table-cell office:value-type="float" office:value="0.006070390428" calcext:value-type="float">
            <text:p>0.0060703904</text:p>
          </table:table-cell>
          <table:table-cell office:value-type="float" office:value="-0.06556280783" calcext:value-type="float">
            <text:p>-0.06556280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827812468" calcext:value-type="float">
            <text:p>9.827812468</text:p>
          </table:table-cell>
          <table:table-cell office:value-type="float" office:value="0.2312592607" calcext:value-type="float">
            <text:p>0.2312592607</text:p>
          </table:table-cell>
          <table:table-cell office:value-type="float" office:value="0.729864208" calcext:value-type="float">
            <text:p>0.729864208</text:p>
          </table:table-cell>
          <table:table-cell office:value-type="float" office:value="0.006130269338" calcext:value-type="float">
            <text:p>0.0061302693</text:p>
          </table:table-cell>
          <table:table-cell office:value-type="float" office:value="-0.06275986503" calcext:value-type="float">
            <text:p>-0.0627598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841279223" calcext:value-type="float">
            <text:p>9.841279223</text:p>
          </table:table-cell>
          <table:table-cell office:value-type="float" office:value="0.2586722442" calcext:value-type="float">
            <text:p>0.2586722442</text:p>
          </table:table-cell>
          <table:table-cell office:value-type="float" office:value="0.5174636877" calcext:value-type="float">
            <text:p>0.5174636877</text:p>
          </table:table-cell>
          <table:table-cell office:value-type="float" office:value="0.005944701304" calcext:value-type="float">
            <text:p>0.0059447013</text:p>
          </table:table-cell>
          <table:table-cell office:value-type="float" office:value="-0.06424718321" calcext:value-type="float">
            <text:p>-0.06424718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84960766" calcext:value-type="float">
            <text:p>9.84960766</text:p>
          </table:table-cell>
          <table:table-cell office:value-type="float" office:value="0.2474774308" calcext:value-type="float">
            <text:p>0.2474774308</text:p>
          </table:table-cell>
          <table:table-cell office:value-type="float" office:value="-0.2415488305" calcext:value-type="float">
            <text:p>-0.2415488305</text:p>
          </table:table-cell>
          <table:table-cell office:value-type="float" office:value="0.005745544559" calcext:value-type="float">
            <text:p>0.0057455446</text:p>
          </table:table-cell>
          <table:table-cell office:value-type="float" office:value="-0.06189646501" calcext:value-type="float">
            <text:p>-0.0618964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863622145" calcext:value-type="float">
            <text:p>9.863622145</text:p>
          </table:table-cell>
          <table:table-cell office:value-type="float" office:value="0.2370427707" calcext:value-type="float">
            <text:p>0.2370427707</text:p>
          </table:table-cell>
          <table:table-cell office:value-type="float" office:value="-0.206407939" calcext:value-type="float">
            <text:p>-0.206407939</text:p>
          </table:table-cell>
          <table:table-cell office:value-type="float" office:value="0.005473560009" calcext:value-type="float">
            <text:p>0.00547356</text:p>
          </table:table-cell>
          <table:table-cell office:value-type="float" office:value="-0.06338378319" calcext:value-type="float">
            <text:p>-0.06338378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872033001" calcext:value-type="float">
            <text:p>9.872033001</text:p>
          </table:table-cell>
          <table:table-cell office:value-type="float" office:value="0.2076689361" calcext:value-type="float">
            <text:p>0.2076689361</text:p>
          </table:table-cell>
          <table:table-cell office:value-type="float" office:value="-0.5800302301" calcext:value-type="float">
            <text:p>-0.5800302301</text:p>
          </table:table-cell>
          <table:table-cell office:value-type="float" office:value="0.00550561804" calcext:value-type="float">
            <text:p>0.005505618</text:p>
          </table:table-cell>
          <table:table-cell office:value-type="float" office:value="-0.06142362117" calcext:value-type="float">
            <text:p>-0.06142362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884990504" calcext:value-type="float">
            <text:p>9.884990504</text:p>
          </table:table-cell>
          <table:table-cell office:value-type="float" office:value="0.2361966855" calcext:value-type="float">
            <text:p>0.2361966855</text:p>
          </table:table-cell>
          <table:table-cell office:value-type="float" office:value="0.5840613006" calcext:value-type="float">
            <text:p>0.5840613006</text:p>
          </table:table-cell>
          <table:table-cell office:value-type="float" office:value="0.005264887285" calcext:value-type="float">
            <text:p>0.0052648873</text:p>
          </table:table-cell>
          <table:table-cell office:value-type="float" office:value="-0.05944505903" calcext:value-type="float">
            <text:p>-0.0594450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905786106" calcext:value-type="float">
            <text:p>9.905786106</text:p>
          </table:table-cell>
          <table:table-cell office:value-type="float" office:value="0.282044895" calcext:value-type="float">
            <text:p>0.282044895</text:p>
          </table:table-cell>
          <table:table-cell office:value-type="float" office:value="0.914435392" calcext:value-type="float">
            <text:p>0.914435392</text:p>
          </table:table-cell>
          <table:table-cell office:value-type="float" office:value="0.005710353327" calcext:value-type="float">
            <text:p>0.0057103533</text:p>
          </table:table-cell>
          <table:table-cell office:value-type="float" office:value="-0.0589758734" calcext:value-type="float">
            <text:p>-0.05897587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912603592" calcext:value-type="float">
            <text:p>9.912603592</text:p>
          </table:table-cell>
          <table:table-cell office:value-type="float" office:value="0.2718994527" calcext:value-type="float">
            <text:p>0.2718994527</text:p>
          </table:table-cell>
          <table:table-cell office:value-type="float" office:value="-0.2018654681" calcext:value-type="float">
            <text:p>-0.2018654681</text:p>
          </table:table-cell>
          <table:table-cell office:value-type="float" office:value="0.005457488434" calcext:value-type="float">
            <text:p>0.0054574884</text:p>
          </table:table-cell>
          <table:table-cell office:value-type="float" office:value="-0.0630493671" calcext:value-type="float">
            <text:p>-0.06304936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925032464" calcext:value-type="float">
            <text:p>9.925032464</text:p>
          </table:table-cell>
          <table:table-cell office:value-type="float" office:value="0.2664400295" calcext:value-type="float">
            <text:p>0.2664400295</text:p>
          </table:table-cell>
          <table:table-cell office:value-type="float" office:value="-0.1093329823" calcext:value-type="float">
            <text:p>-0.1093329823</text:p>
          </table:table-cell>
          <table:table-cell office:value-type="float" office:value="0.005201326771" calcext:value-type="float">
            <text:p>0.0052013268</text:p>
          </table:table-cell>
          <table:table-cell office:value-type="float" office:value="-0.06365820611" calcext:value-type="float">
            <text:p>-0.06365820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930426425" calcext:value-type="float">
            <text:p>9.930426425</text:p>
          </table:table-cell>
          <table:table-cell office:value-type="float" office:value="0.1640379241" calcext:value-type="float">
            <text:p>0.1640379241</text:p>
          </table:table-cell>
          <table:table-cell office:value-type="float" office:value="-2.041957768" calcext:value-type="float">
            <text:p>-2.041957768</text:p>
          </table:table-cell>
          <table:table-cell office:value-type="float" office:value="0.004931952205" calcext:value-type="float">
            <text:p>0.0049319522</text:p>
          </table:table-cell>
          <table:table-cell office:value-type="float" office:value="-0.0604317685" calcext:value-type="float">
            <text:p>-0.0604317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957621537" calcext:value-type="float">
            <text:p>9.957621537</text:p>
          </table:table-cell>
          <table:table-cell office:value-type="float" office:value="0.2980547727" calcext:value-type="float">
            <text:p>0.2980547727</text:p>
          </table:table-cell>
          <table:table-cell office:value-type="float" office:value="2.649768291" calcext:value-type="float">
            <text:p>2.649768291</text:p>
          </table:table-cell>
          <table:table-cell office:value-type="float" office:value="0.005075280104" calcext:value-type="float">
            <text:p>0.0050752801</text:p>
          </table:table-cell>
          <table:table-cell office:value-type="float" office:value="-0.05982184889" calcext:value-type="float">
            <text:p>-0.0598218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96927742" calcext:value-type="float">
            <text:p>9.96927742</text:p>
          </table:table-cell>
          <table:table-cell office:value-type="float" office:value="0.2779143932" calcext:value-type="float">
            <text:p>0.2779143932</text:p>
          </table:table-cell>
          <table:table-cell office:value-type="float" office:value="-0.3256866416" calcext:value-type="float">
            <text:p>-0.3256866416</text:p>
          </table:table-cell>
          <table:table-cell office:value-type="float" office:value="0.004857397047" calcext:value-type="float">
            <text:p>0.004857397</text:p>
          </table:table-cell>
          <table:table-cell office:value-type="float" office:value="-0.0585613593" calcext:value-type="float">
            <text:p>-0.05856135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978367094" calcext:value-type="float">
            <text:p>9.978367094</text:p>
          </table:table-cell>
          <table:table-cell office:value-type="float" office:value="0.3231896309" calcext:value-type="float">
            <text:p>0.3231896309</text:p>
          </table:table-cell>
          <table:table-cell office:value-type="float" office:value="1.212286481" calcext:value-type="float">
            <text:p>1.212286481</text:p>
          </table:table-cell>
          <table:table-cell office:value-type="float" office:value="0.005750884657" calcext:value-type="float">
            <text:p>0.0057508847</text:p>
          </table:table-cell>
          <table:table-cell office:value-type="float" office:value="-0.05696217797" calcext:value-type="float">
            <text:p>-0.0569621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10.00634331" calcext:value-type="float">
            <text:p>10.00634331</text:p>
          </table:table-cell>
          <table:table-cell office:value-type="float" office:value="0.2372444572" calcext:value-type="float">
            <text:p>0.2372444572</text:p>
          </table:table-cell>
          <table:table-cell office:value-type="float" office:value="-0.8597633493" calcext:value-type="float">
            <text:p>-0.8597633493</text:p>
          </table:table-cell>
          <table:table-cell office:value-type="float" office:value="0.005470331423" calcext:value-type="float">
            <text:p>0.0054703314</text:p>
          </table:table-cell>
          <table:table-cell office:value-type="float" office:value="-0.05570168838" calcext:value-type="float">
            <text:p>-0.05570168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10.01745526" calcext:value-type="float">
            <text:p>10.01745526</text:p>
          </table:table-cell>
          <table:table-cell office:value-type="float" office:value="0.2474997486" calcext:value-type="float">
            <text:p>0.2474997486</text:p>
          </table:table-cell>
          <table:table-cell office:value-type="float" office:value="0.2023484262" calcext:value-type="float">
            <text:p>0.2023484262</text:p>
          </table:table-cell>
          <table:table-cell office:value-type="float" office:value="0.004752989444" calcext:value-type="float">
            <text:p>0.0047529894</text:p>
          </table:table-cell>
          <table:table-cell office:value-type="float" office:value="-0.05499775685" calcext:value-type="float">
            <text:p>-0.05499775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5" calcext:value-type="float">
            <text:p>925</text:p>
          </table:table-cell>
          <table:table-cell office:value-type="float" office:value="10.02808277" calcext:value-type="float">
            <text:p>10.02808277</text:p>
          </table:table-cell>
          <table:table-cell office:value-type="float" office:value="0.2387878285" calcext:value-type="float">
            <text:p>0.2387878285</text:p>
          </table:table-cell>
          <table:table-cell office:value-type="float" office:value="-0.1780899147" calcext:value-type="float">
            <text:p>-0.1780899147</text:p>
          </table:table-cell>
          <table:table-cell office:value-type="float" office:value="0.005125394462" calcext:value-type="float">
            <text:p>0.0051253945</text:p>
          </table:table-cell>
          <table:table-cell office:value-type="float" office:value="-0.05878416851" calcext:value-type="float">
            <text:p>-0.0587841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5" calcext:value-type="float">
            <text:p>925</text:p>
          </table:table-cell>
          <table:table-cell office:value-type="float" office:value="10.05762054" calcext:value-type="float">
            <text:p>10.05762054</text:p>
          </table:table-cell>
          <table:table-cell office:value-type="float" office:value="0.34001568" calcext:value-type="float">
            <text:p>0.34001568</text:p>
          </table:table-cell>
          <table:table-cell office:value-type="float" office:value="1.99985435" calcext:value-type="float">
            <text:p>1.99985435</text:p>
          </table:table-cell>
          <table:table-cell office:value-type="float" office:value="0.004657807721" calcext:value-type="float">
            <text:p>0.0046578077</text:p>
          </table:table-cell>
          <table:table-cell office:value-type="float" office:value="-0.05860710402" calcext:value-type="float">
            <text:p>-0.0586071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10.06678486" calcext:value-type="float">
            <text:p>10.06678486</text:p>
          </table:table-cell>
          <table:table-cell office:value-type="float" office:value="0.3270277918" calcext:value-type="float">
            <text:p>0.3270277918</text:p>
          </table:table-cell>
          <table:table-cell office:value-type="float" office:value="-0.2555077262" calcext:value-type="float">
            <text:p>-0.2555077262</text:p>
          </table:table-cell>
          <table:table-cell office:value-type="float" office:value="0.005817981388" calcext:value-type="float">
            <text:p>0.0058179814</text:p>
          </table:table-cell>
          <table:table-cell office:value-type="float" office:value="-0.0534787705" calcext:value-type="float">
            <text:p>-0.05347877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10.08701577" calcext:value-type="float">
            <text:p>10.08701577</text:p>
          </table:table-cell>
          <table:table-cell office:value-type="float" office:value="0.3927523791" calcext:value-type="float">
            <text:p>0.3927523791</text:p>
          </table:table-cell>
          <table:table-cell office:value-type="float" office:value="1.346342797" calcext:value-type="float">
            <text:p>1.346342797</text:p>
          </table:table-cell>
          <table:table-cell office:value-type="float" office:value="0.005387615013" calcext:value-type="float">
            <text:p>0.005387615</text:p>
          </table:table-cell>
          <table:table-cell office:value-type="float" office:value="-0.05512978055" calcext:value-type="float">
            <text:p>-0.0551297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10.09909553" calcext:value-type="float">
            <text:p>10.09909553</text:p>
          </table:table-cell>
          <table:table-cell office:value-type="float" office:value="0.23710182" calcext:value-type="float">
            <text:p>0.23710182</text:p>
          </table:table-cell>
          <table:table-cell office:value-type="float" office:value="-1.502360895" calcext:value-type="float">
            <text:p>-1.502360895</text:p>
          </table:table-cell>
          <table:table-cell office:value-type="float" office:value="0.004812682423" calcext:value-type="float">
            <text:p>0.0048126824</text:p>
          </table:table-cell>
          <table:table-cell office:value-type="float" office:value="-0.05365450513" calcext:value-type="float">
            <text:p>-0.05365450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8" calcext:value-type="float">
            <text:p>928</text:p>
          </table:table-cell>
          <table:table-cell office:value-type="float" office:value="10.13705715" calcext:value-type="float">
            <text:p>10.13705715</text:p>
          </table:table-cell>
          <table:table-cell office:value-type="float" office:value="0.450502091" calcext:value-type="float">
            <text:p>0.450502091</text:p>
          </table:table-cell>
          <table:table-cell office:value-type="float" office:value="4.612353891" calcext:value-type="float">
            <text:p>4.612353891</text:p>
          </table:table-cell>
          <table:table-cell office:value-type="float" office:value="0.004771724134" calcext:value-type="float">
            <text:p>0.0047717241</text:p>
          </table:table-cell>
          <table:table-cell office:value-type="float" office:value="-0.05417908255" calcext:value-type="float">
            <text:p>-0.05417908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8" calcext:value-type="float">
            <text:p>928</text:p>
          </table:table-cell>
          <table:table-cell office:value-type="float" office:value="10.1286087" calcext:value-type="float">
            <text:p>10.1286087</text:p>
          </table:table-cell>
          <table:table-cell office:value-type="float" office:value="0.2567057362" calcext:value-type="float">
            <text:p>0.2567057362</text:p>
          </table:table-cell>
          <table:table-cell office:value-type="float" office:value="-3.829996552" calcext:value-type="float">
            <text:p>-3.829996552</text:p>
          </table:table-cell>
          <table:table-cell office:value-type="float" office:value="0.004322322302" calcext:value-type="float">
            <text:p>0.0043223223</text:p>
          </table:table-cell>
          <table:table-cell office:value-type="float" office:value="-0.05271699743" calcext:value-type="float">
            <text:p>-0.05271699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14933585" calcext:value-type="float">
            <text:p>10.14933585</text:p>
          </table:table-cell>
          <table:table-cell office:value-type="float" office:value="0.3555747976" calcext:value-type="float">
            <text:p>0.3555747976</text:p>
          </table:table-cell>
          <table:table-cell office:value-type="float" office:value="1.970987894" calcext:value-type="float">
            <text:p>1.970987894</text:p>
          </table:table-cell>
          <table:table-cell office:value-type="float" office:value="0.005944128725" calcext:value-type="float">
            <text:p>0.0059441287</text:p>
          </table:table-cell>
          <table:table-cell office:value-type="float" office:value="-0.05143058658" calcext:value-type="float">
            <text:p>-0.05143058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16697909" calcext:value-type="float">
            <text:p>10.16697909</text:p>
          </table:table-cell>
          <table:table-cell office:value-type="float" office:value="0.2008716612" calcext:value-type="float">
            <text:p>0.2008716612</text:p>
          </table:table-cell>
          <table:table-cell office:value-type="float" office:value="-3.124875753" calcext:value-type="float">
            <text:p>-3.124875753</text:p>
          </table:table-cell>
          <table:table-cell office:value-type="float" office:value="0.005098818219" calcext:value-type="float">
            <text:p>0.0050988182</text:p>
          </table:table-cell>
          <table:table-cell office:value-type="float" office:value="-0.05045233606" calcext:value-type="float">
            <text:p>-0.05045233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17455654" calcext:value-type="float">
            <text:p>10.17455654</text:p>
          </table:table-cell>
          <table:table-cell office:value-type="float" office:value="0.3071949476" calcext:value-type="float">
            <text:p>0.3071949476</text:p>
          </table:table-cell>
          <table:table-cell office:value-type="float" office:value="2.13284079" calcext:value-type="float">
            <text:p>2.13284079</text:p>
          </table:table-cell>
          <table:table-cell office:value-type="float" office:value="0.004432907474" calcext:value-type="float">
            <text:p>0.0044329075</text:p>
          </table:table-cell>
          <table:table-cell office:value-type="float" office:value="-0.04879065026" calcext:value-type="float">
            <text:p>-0.04879065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18627898" calcext:value-type="float">
            <text:p>10.18627898</text:p>
          </table:table-cell>
          <table:table-cell office:value-type="float" office:value="0.2462707593" calcext:value-type="float">
            <text:p>0.2462707593</text:p>
          </table:table-cell>
          <table:table-cell office:value-type="float" office:value="-1.197597098" calcext:value-type="float">
            <text:p>-1.197597098</text:p>
          </table:table-cell>
          <table:table-cell office:value-type="float" office:value="0.003950354108" calcext:value-type="float">
            <text:p>0.0039503541</text:p>
          </table:table-cell>
          <table:table-cell office:value-type="float" office:value="-0.04430811878" calcext:value-type="float">
            <text:p>-0.0443081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19954425" calcext:value-type="float">
            <text:p>10.19954425</text:p>
          </table:table-cell>
          <table:table-cell office:value-type="float" office:value="0.2171622494" calcext:value-type="float">
            <text:p>0.2171622494</text:p>
          </table:table-cell>
          <table:table-cell office:value-type="float" office:value="-0.5903949423" calcext:value-type="float">
            <text:p>-0.5903949423</text:p>
          </table:table-cell>
          <table:table-cell office:value-type="float" office:value="0.003346238092" calcext:value-type="float">
            <text:p>0.0033462381</text:p>
          </table:table-cell>
          <table:table-cell office:value-type="float" office:value="-0.04367158592" calcext:value-type="float">
            <text:p>-0.04367158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10.21518769" calcext:value-type="float">
            <text:p>10.21518769</text:p>
          </table:table-cell>
          <table:table-cell office:value-type="float" office:value="0.2700498894" calcext:value-type="float">
            <text:p>0.2700498894</text:p>
          </table:table-cell>
          <table:table-cell office:value-type="float" office:value="1.05030569" calcext:value-type="float">
            <text:p>1.05030569</text:p>
          </table:table-cell>
          <table:table-cell office:value-type="float" office:value="0.002830747675" calcext:value-type="float">
            <text:p>0.0028307477</text:p>
          </table:table-cell>
          <table:table-cell office:value-type="float" office:value="-0.04303505305" calcext:value-type="float">
            <text:p>-0.0430350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1" calcext:value-type="float">
            <text:p>931</text:p>
          </table:table-cell>
          <table:table-cell office:value-type="float" office:value="10.22768438" calcext:value-type="float">
            <text:p>10.22768438</text:p>
          </table:table-cell>
          <table:table-cell office:value-type="float" office:value="0.2763456019" calcext:value-type="float">
            <text:p>0.2763456019</text:p>
          </table:table-cell>
          <table:table-cell office:value-type="float" office:value="0.1256036952" calcext:value-type="float">
            <text:p>0.1256036952</text:p>
          </table:table-cell>
          <table:table-cell office:value-type="float" office:value="0.003626825543" calcext:value-type="float">
            <text:p>0.0036268255</text:p>
          </table:table-cell>
          <table:table-cell office:value-type="float" office:value="-0.05368225569" calcext:value-type="float">
            <text:p>-0.05368225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1" calcext:value-type="float">
            <text:p>931</text:p>
          </table:table-cell>
          <table:table-cell office:value-type="float" office:value="10.23744567" calcext:value-type="float">
            <text:p>10.23744567</text:p>
          </table:table-cell>
          <table:table-cell office:value-type="float" office:value="0.2401348858" calcext:value-type="float">
            <text:p>0.2401348858</text:p>
          </table:table-cell>
          <table:table-cell office:value-type="float" office:value="-0.5951022075" calcext:value-type="float">
            <text:p>-0.5951022075</text:p>
          </table:table-cell>
          <table:table-cell office:value-type="float" office:value="0.003009743177" calcext:value-type="float">
            <text:p>0.0030097432</text:p>
          </table:table-cell>
          <table:table-cell office:value-type="float" office:value="-0.0569408446" calcext:value-type="float">
            <text:p>-0.0569408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1" calcext:value-type="float">
            <text:p>931</text:p>
          </table:table-cell>
          <table:table-cell office:value-type="float" office:value="10.27463058" calcext:value-type="float">
            <text:p>10.27463058</text:p>
          </table:table-cell>
          <table:table-cell office:value-type="float" office:value="0.2756829774" calcext:value-type="float">
            <text:p>0.2756829774</text:p>
          </table:table-cell>
          <table:table-cell office:value-type="float" office:value="0.3989411266" calcext:value-type="float">
            <text:p>0.3989411266</text:p>
          </table:table-cell>
          <table:table-cell office:value-type="float" office:value="0.002199137428" calcext:value-type="float">
            <text:p>0.0021991374</text:p>
          </table:table-cell>
          <table:table-cell office:value-type="float" office:value="-0.06859355848" calcext:value-type="float">
            <text:p>-0.06859355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3" calcext:value-type="float">
            <text:p>933</text:p>
          </table:table-cell>
          <table:table-cell office:value-type="float" office:value="10.28637437" calcext:value-type="float">
            <text:p>10.28637437</text:p>
          </table:table-cell>
          <table:table-cell office:value-type="float" office:value="0.2712262803" calcext:value-type="float">
            <text:p>0.2712262803</text:p>
          </table:table-cell>
          <table:table-cell office:value-type="float" office:value="-0.08954047638" calcext:value-type="float">
            <text:p>-0.0895404764</text:p>
          </table:table-cell>
          <table:table-cell office:value-type="float" office:value="0.00286452753" calcext:value-type="float">
            <text:p>0.0028645275</text:p>
          </table:table-cell>
          <table:table-cell office:value-type="float" office:value="-0.04664379846" calcext:value-type="float">
            <text:p>-0.04664379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3" calcext:value-type="float">
            <text:p>933</text:p>
          </table:table-cell>
          <table:table-cell office:value-type="float" office:value="10.29783206" calcext:value-type="float">
            <text:p>10.29783206</text:p>
          </table:table-cell>
          <table:table-cell office:value-type="float" office:value="0.2937484177" calcext:value-type="float">
            <text:p>0.2937484177</text:p>
          </table:table-cell>
          <table:table-cell office:value-type="float" office:value="0.4481506727" calcext:value-type="float">
            <text:p>0.4481506727</text:p>
          </table:table-cell>
          <table:table-cell office:value-type="float" office:value="0.002185681934" calcext:value-type="float">
            <text:p>0.0021856819</text:p>
          </table:table-cell>
          <table:table-cell office:value-type="float" office:value="-0.05121452422" calcext:value-type="float">
            <text:p>-0.05121452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10.30847499" calcext:value-type="float">
            <text:p>10.30847499</text:p>
          </table:table-cell>
          <table:table-cell office:value-type="float" office:value="0.2267857033" calcext:value-type="float">
            <text:p>0.2267857033</text:p>
          </table:table-cell>
          <table:table-cell office:value-type="float" office:value="-1.36167575" calcext:value-type="float">
            <text:p>-1.36167575</text:p>
          </table:table-cell>
          <table:table-cell office:value-type="float" office:value="0.003020405475" calcext:value-type="float">
            <text:p>0.0030204055</text:p>
          </table:table-cell>
          <table:table-cell office:value-type="float" office:value="-0.044974963" calcext:value-type="float">
            <text:p>-0.0449749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10.32024605" calcext:value-type="float">
            <text:p>10.32024605</text:p>
          </table:table-cell>
          <table:table-cell office:value-type="float" office:value="0.2254639472" calcext:value-type="float">
            <text:p>0.2254639472</text:p>
          </table:table-cell>
          <table:table-cell office:value-type="float" office:value="-0.02604893436" calcext:value-type="float">
            <text:p>-0.0260489344</text:p>
          </table:table-cell>
          <table:table-cell office:value-type="float" office:value="0.002418720462" calcext:value-type="float">
            <text:p>0.0024187205</text:p>
          </table:table-cell>
          <table:table-cell office:value-type="float" office:value="-0.05167601095" calcext:value-type="float">
            <text:p>-0.0516760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10.33403221" calcext:value-type="float">
            <text:p>10.33403221</text:p>
          </table:table-cell>
          <table:table-cell office:value-type="float" office:value="0.2428737796" calcext:value-type="float">
            <text:p>0.2428737796</text:p>
          </table:table-cell>
          <table:table-cell office:value-type="float" office:value="0.3538718045" calcext:value-type="float">
            <text:p>0.3538718045</text:p>
          </table:table-cell>
          <table:table-cell office:value-type="float" office:value="0.001690980965" calcext:value-type="float">
            <text:p>0.001690981</text:p>
          </table:table-cell>
          <table:table-cell office:value-type="float" office:value="-0.04616168271" calcext:value-type="float">
            <text:p>-0.04616168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10.34606471" calcext:value-type="float">
            <text:p>10.34606471</text:p>
          </table:table-cell>
          <table:table-cell office:value-type="float" office:value="0.2492632682" calcext:value-type="float">
            <text:p>0.2492632682</text:p>
          </table:table-cell>
          <table:table-cell office:value-type="float" office:value="0.1251032388" calcext:value-type="float">
            <text:p>0.1251032388</text:p>
          </table:table-cell>
          <table:table-cell office:value-type="float" office:value="0.0007182260836" calcext:value-type="float">
            <text:p>0.0007182261</text:p>
          </table:table-cell>
          <table:table-cell office:value-type="float" office:value="-0.03997674589" calcext:value-type="float">
            <text:p>-0.0399767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6" calcext:value-type="float">
            <text:p>936</text:p>
          </table:table-cell>
          <table:table-cell office:value-type="float" office:value="10.36595219" calcext:value-type="float">
            <text:p>10.36595219</text:p>
          </table:table-cell>
          <table:table-cell office:value-type="float" office:value="0.3075600299" calcext:value-type="float">
            <text:p>0.3075600299</text:p>
          </table:table-cell>
          <table:table-cell office:value-type="float" office:value="1.192676691" calcext:value-type="float">
            <text:p>1.192676691</text:p>
          </table:table-cell>
          <table:table-cell office:value-type="float" office:value="0.002945557369" calcext:value-type="float">
            <text:p>0.0029455574</text:p>
          </table:table-cell>
          <table:table-cell office:value-type="float" office:value="-0.04691249505" calcext:value-type="float">
            <text:p>-0.0469124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6" calcext:value-type="float">
            <text:p>936</text:p>
          </table:table-cell>
          <table:table-cell office:value-type="float" office:value="10.38324752" calcext:value-type="float">
            <text:p>10.38324752</text:p>
          </table:table-cell>
          <table:table-cell office:value-type="float" office:value="0.3223050189" calcext:value-type="float">
            <text:p>0.3223050189</text:p>
          </table:table-cell>
          <table:table-cell office:value-type="float" office:value="0.2766089417" calcext:value-type="float">
            <text:p>0.2766089417</text:p>
          </table:table-cell>
          <table:table-cell office:value-type="float" office:value="0.001998633583" calcext:value-type="float">
            <text:p>0.0019986336</text:p>
          </table:table-cell>
          <table:table-cell office:value-type="float" office:value="-0.0429023844" calcext:value-type="float">
            <text:p>-0.04290238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10.39928231" calcext:value-type="float">
            <text:p>10.39928231</text:p>
          </table:table-cell>
          <table:table-cell office:value-type="float" office:value="0.357684698" calcext:value-type="float">
            <text:p>0.357684698</text:p>
          </table:table-cell>
          <table:table-cell office:value-type="float" office:value="0.7540034444" calcext:value-type="float">
            <text:p>0.7540034444</text:p>
          </table:table-cell>
          <table:table-cell office:value-type="float" office:value="0.002704979987" calcext:value-type="float">
            <text:p>0.00270498</text:p>
          </table:table-cell>
          <table:table-cell office:value-type="float" office:value="-0.05436880029" calcext:value-type="float">
            <text:p>-0.0543688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10.41922343" calcext:value-type="float">
            <text:p>10.41922343</text:p>
          </table:table-cell>
          <table:table-cell office:value-type="float" office:value="0.3537395714" calcext:value-type="float">
            <text:p>0.3537395714</text:p>
          </table:table-cell>
          <table:table-cell office:value-type="float" office:value="-0.07815360541" calcext:value-type="float">
            <text:p>-0.0781536054</text:p>
          </table:table-cell>
          <table:table-cell office:value-type="float" office:value="0.001832999991" calcext:value-type="float">
            <text:p>0.001833</text:p>
          </table:table-cell>
          <table:table-cell office:value-type="float" office:value="-0.0537086408" calcext:value-type="float">
            <text:p>-0.0537086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10.42997253" calcext:value-type="float">
            <text:p>10.42997253</text:p>
          </table:table-cell>
          <table:table-cell office:value-type="float" office:value="0.3171567107" calcext:value-type="float">
            <text:p>0.3171567107</text:p>
          </table:table-cell>
          <table:table-cell office:value-type="float" office:value="-0.7307094983" calcext:value-type="float">
            <text:p>-0.7307094983</text:p>
          </table:table-cell>
          <table:table-cell office:value-type="float" office:value="0.001153895505" calcext:value-type="float">
            <text:p>0.0011538955</text:p>
          </table:table-cell>
          <table:table-cell office:value-type="float" office:value="-0.05689673718" calcext:value-type="float">
            <text:p>-0.0568967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44368872" calcext:value-type="float">
            <text:p>10.44368872</text:p>
          </table:table-cell>
          <table:table-cell office:value-type="float" office:value="0.2490932344" calcext:value-type="float">
            <text:p>0.2490932344</text:p>
          </table:table-cell>
          <table:table-cell office:value-type="float" office:value="-0.6825077147" calcext:value-type="float">
            <text:p>-0.6825077147</text:p>
          </table:table-cell>
          <table:table-cell office:value-type="float" office:value="0.004575913465" calcext:value-type="float">
            <text:p>0.0045759135</text:p>
          </table:table-cell>
          <table:table-cell office:value-type="float" office:value="-0.04109212757" calcext:value-type="float">
            <text:p>-0.04109212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46239463" calcext:value-type="float">
            <text:p>10.46239463</text:p>
          </table:table-cell>
          <table:table-cell office:value-type="float" office:value="0.2417663962" calcext:value-type="float">
            <text:p>0.2417663962</text:p>
          </table:table-cell>
          <table:table-cell office:value-type="float" office:value="-0.1461208053" calcext:value-type="float">
            <text:p>-0.1461208053</text:p>
          </table:table-cell>
          <table:table-cell office:value-type="float" office:value="0.003344923188" calcext:value-type="float">
            <text:p>0.0033449232</text:p>
          </table:table-cell>
          <table:table-cell office:value-type="float" office:value="-0.03925456251" calcext:value-type="float">
            <text:p>-0.03925456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10.46344372" calcext:value-type="float">
            <text:p>10.46344372</text:p>
          </table:table-cell>
          <table:table-cell office:value-type="float" office:value="0.1772807957" calcext:value-type="float">
            <text:p>0.1772807957</text:p>
          </table:table-cell>
          <table:table-cell office:value-type="float" office:value="-1.305995449" calcext:value-type="float">
            <text:p>-1.305995449</text:p>
          </table:table-cell>
          <table:table-cell office:value-type="float" office:value="0.004465481076" calcext:value-type="float">
            <text:p>0.0044654811</text:p>
          </table:table-cell>
          <table:table-cell office:value-type="float" office:value="-0.0477862113" calcext:value-type="float">
            <text:p>-0.04778621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10.49371477" calcext:value-type="float">
            <text:p>10.49371477</text:p>
          </table:table-cell>
          <table:table-cell office:value-type="float" office:value="0.3305682192" calcext:value-type="float">
            <text:p>0.3305682192</text:p>
          </table:table-cell>
          <table:table-cell office:value-type="float" office:value="3.025140558" calcext:value-type="float">
            <text:p>3.025140558</text:p>
          </table:table-cell>
          <table:table-cell office:value-type="float" office:value="0.00367990284" calcext:value-type="float">
            <text:p>0.0036799028</text:p>
          </table:table-cell>
          <table:table-cell office:value-type="float" office:value="-0.05004435007" calcext:value-type="float">
            <text:p>-0.0500443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49732324" calcext:value-type="float">
            <text:p>10.49732324</text:p>
          </table:table-cell>
          <table:table-cell office:value-type="float" office:value="0.2304029902" calcext:value-type="float">
            <text:p>0.2304029902</text:p>
          </table:table-cell>
          <table:table-cell office:value-type="float" office:value="-2.014159814" calcext:value-type="float">
            <text:p>-2.014159814</text:p>
          </table:table-cell>
          <table:table-cell office:value-type="float" office:value="0.005900170042" calcext:value-type="float">
            <text:p>0.00590017</text:p>
          </table:table-cell>
          <table:table-cell office:value-type="float" office:value="-0.03928681302" calcext:value-type="float">
            <text:p>-0.0392868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50635147" calcext:value-type="float">
            <text:p>10.50635147</text:p>
          </table:table-cell>
          <table:table-cell office:value-type="float" office:value="0.2714702384" calcext:value-type="float">
            <text:p>0.2714702384</text:p>
          </table:table-cell>
          <table:table-cell office:value-type="float" office:value="0.6570618624" calcext:value-type="float">
            <text:p>0.6570618624</text:p>
          </table:table-cell>
          <table:table-cell office:value-type="float" office:value="0.005171000564" calcext:value-type="float">
            <text:p>0.0051710006</text:p>
          </table:table-cell>
          <table:table-cell office:value-type="float" office:value="-0.03169338509" calcext:value-type="float">
            <text:p>-0.03169338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51599659" calcext:value-type="float">
            <text:p>10.51599659</text:p>
          </table:table-cell>
          <table:table-cell office:value-type="float" office:value="0.1580577891" calcext:value-type="float">
            <text:p>0.1580577891</text:p>
          </table:table-cell>
          <table:table-cell office:value-type="float" office:value="-3.023875174" calcext:value-type="float">
            <text:p>-3.023875174</text:p>
          </table:table-cell>
          <table:table-cell office:value-type="float" office:value="0.004599221532" calcext:value-type="float">
            <text:p>0.0045992215</text:p>
          </table:table-cell>
          <table:table-cell office:value-type="float" office:value="-0.03181585974" calcext:value-type="float">
            <text:p>-0.0318158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51577819" calcext:value-type="float">
            <text:p>10.51577819</text:p>
          </table:table-cell>
          <table:table-cell office:value-type="float" office:value="0.132428646" calcext:value-type="float">
            <text:p>0.132428646</text:p>
          </table:table-cell>
          <table:table-cell office:value-type="float" office:value="-0.5077575501" calcext:value-type="float">
            <text:p>-0.5077575501</text:p>
          </table:table-cell>
          <table:table-cell office:value-type="float" office:value="0.004216178758" calcext:value-type="float">
            <text:p>0.0042161788</text:p>
          </table:table-cell>
          <table:table-cell office:value-type="float" office:value="-0.02808038309" calcext:value-type="float">
            <text:p>-0.02808038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3" calcext:value-type="float">
            <text:p>943</text:p>
          </table:table-cell>
          <table:table-cell office:value-type="float" office:value="10.53119871" calcext:value-type="float">
            <text:p>10.53119871</text:p>
          </table:table-cell>
          <table:table-cell office:value-type="float" office:value="0.1881174745" calcext:value-type="float">
            <text:p>0.1881174745</text:p>
          </table:table-cell>
          <table:table-cell office:value-type="float" office:value="1.124988134" calcext:value-type="float">
            <text:p>1.124988134</text:p>
          </table:table-cell>
          <table:table-cell office:value-type="float" office:value="0.005464247682" calcext:value-type="float">
            <text:p>0.0054642477</text:p>
          </table:table-cell>
          <table:table-cell office:value-type="float" office:value="-0.03477764536" calcext:value-type="float">
            <text:p>-0.03477764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3" calcext:value-type="float">
            <text:p>943</text:p>
          </table:table-cell>
          <table:table-cell office:value-type="float" office:value="10.54532369" calcext:value-type="float">
            <text:p>10.54532369</text:p>
          </table:table-cell>
          <table:table-cell office:value-type="float" office:value="0.1958604988" calcext:value-type="float">
            <text:p>0.1958604988</text:p>
          </table:table-cell>
          <table:table-cell office:value-type="float" office:value="0.1537058717" calcext:value-type="float">
            <text:p>0.1537058717</text:p>
          </table:table-cell>
          <table:table-cell office:value-type="float" office:value="0.004813691169" calcext:value-type="float">
            <text:p>0.0048136912</text:p>
          </table:table-cell>
          <table:table-cell office:value-type="float" office:value="-0.02885368267" calcext:value-type="float">
            <text:p>-0.02885368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56243755" calcext:value-type="float">
            <text:p>10.56243755</text:p>
          </table:table-cell>
          <table:table-cell office:value-type="float" office:value="0.3129099648" calcext:value-type="float">
            <text:p>0.3129099648</text:p>
          </table:table-cell>
          <table:table-cell office:value-type="float" office:value="2.372070032" calcext:value-type="float">
            <text:p>2.372070032</text:p>
          </table:table-cell>
          <table:table-cell office:value-type="float" office:value="0.005495017022" calcext:value-type="float">
            <text:p>0.005495017</text:p>
          </table:table-cell>
          <table:table-cell office:value-type="float" office:value="-0.02495455541" calcext:value-type="float">
            <text:p>-0.02495455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58276829" calcext:value-type="float">
            <text:p>10.58276829</text:p>
          </table:table-cell>
          <table:table-cell office:value-type="float" office:value="0.3435767345" calcext:value-type="float">
            <text:p>0.3435767345</text:p>
          </table:table-cell>
          <table:table-cell office:value-type="float" office:value="0.6086601527" calcext:value-type="float">
            <text:p>0.6086601527</text:p>
          </table:table-cell>
          <table:table-cell office:value-type="float" office:value="0.005058853637" calcext:value-type="float">
            <text:p>0.0050588536</text:p>
          </table:table-cell>
          <table:table-cell office:value-type="float" office:value="-0.02599906208" calcext:value-type="float">
            <text:p>-0.02599906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59548667" calcext:value-type="float">
            <text:p>10.59548667</text:p>
          </table:table-cell>
          <table:table-cell office:value-type="float" office:value="0.334765521" calcext:value-type="float">
            <text:p>0.334765521</text:p>
          </table:table-cell>
          <table:table-cell office:value-type="float" office:value="-0.1759417344" calcext:value-type="float">
            <text:p>-0.1759417344</text:p>
          </table:table-cell>
          <table:table-cell office:value-type="float" office:value="0.004825730358" calcext:value-type="float">
            <text:p>0.0048257304</text:p>
          </table:table-cell>
          <table:table-cell office:value-type="float" office:value="-0.02735088684" calcext:value-type="float">
            <text:p>-0.0273508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61241987" calcext:value-type="float">
            <text:p>10.61241987</text:p>
          </table:table-cell>
          <table:table-cell office:value-type="float" office:value="0.3314414682" calcext:value-type="float">
            <text:p>0.3314414682</text:p>
          </table:table-cell>
          <table:table-cell office:value-type="float" office:value="-0.06612484241" calcext:value-type="float">
            <text:p>-0.0661248424</text:p>
          </table:table-cell>
          <table:table-cell office:value-type="float" office:value="0.00484560074" calcext:value-type="float">
            <text:p>0.0048456007</text:p>
          </table:table-cell>
          <table:table-cell office:value-type="float" office:value="-0.02515243826" calcext:value-type="float">
            <text:p>-0.02515243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10.62861114" calcext:value-type="float">
            <text:p>10.62861114</text:p>
          </table:table-cell>
          <table:table-cell office:value-type="float" office:value="0.306637691" calcext:value-type="float">
            <text:p>0.306637691</text:p>
          </table:table-cell>
          <table:table-cell office:value-type="float" office:value="-0.5041617952" calcext:value-type="float">
            <text:p>-0.5041617952</text:p>
          </table:table-cell>
          <table:table-cell office:value-type="float" office:value="0.005253763241" calcext:value-type="float">
            <text:p>0.0052537632</text:p>
          </table:table-cell>
          <table:table-cell office:value-type="float" office:value="-0.02836157303" calcext:value-type="float">
            <text:p>-0.0283615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10.64129847" calcext:value-type="float">
            <text:p>10.64129847</text:p>
          </table:table-cell>
          <table:table-cell office:value-type="float" office:value="0.3003883027" calcext:value-type="float">
            <text:p>0.3003883027</text:p>
          </table:table-cell>
          <table:table-cell office:value-type="float" office:value="-0.1158580132" calcext:value-type="float">
            <text:p>-0.1158580132</text:p>
          </table:table-cell>
          <table:table-cell office:value-type="float" office:value="0.005387617438" calcext:value-type="float">
            <text:p>0.0053876174</text:p>
          </table:table-cell>
          <table:table-cell office:value-type="float" office:value="-0.02770953149" calcext:value-type="float">
            <text:p>-0.02770953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65445857" calcext:value-type="float">
            <text:p>10.65445857</text:p>
          </table:table-cell>
          <table:table-cell office:value-type="float" office:value="0.2828883762" calcext:value-type="float">
            <text:p>0.2828883762</text:p>
          </table:table-cell>
          <table:table-cell office:value-type="float" office:value="-0.3781200032" calcext:value-type="float">
            <text:p>-0.3781200032</text:p>
          </table:table-cell>
          <table:table-cell office:value-type="float" office:value="0.004589135491" calcext:value-type="float">
            <text:p>0.0045891355</text:p>
          </table:table-cell>
          <table:table-cell office:value-type="float" office:value="-0.02456237978" calcext:value-type="float">
            <text:p>-0.02456237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66055934" calcext:value-type="float">
            <text:p>10.66055934</text:p>
          </table:table-cell>
          <table:table-cell office:value-type="float" office:value="0.2137863713" calcext:value-type="float">
            <text:p>0.2137863713</text:p>
          </table:table-cell>
          <table:table-cell office:value-type="float" office:value="-1.379577333" calcext:value-type="float">
            <text:p>-1.379577333</text:p>
          </table:table-cell>
          <table:table-cell office:value-type="float" office:value="0.004761357967" calcext:value-type="float">
            <text:p>0.004761358</text:p>
          </table:table-cell>
          <table:table-cell office:value-type="float" office:value="-0.0244813588" calcext:value-type="float">
            <text:p>-0.02448135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67631917" calcext:value-type="float">
            <text:p>10.67631917</text:p>
          </table:table-cell>
          <table:table-cell office:value-type="float" office:value="0.2402210611" calcext:value-type="float">
            <text:p>0.2402210611</text:p>
          </table:table-cell>
          <table:table-cell office:value-type="float" office:value="0.5275515313" calcext:value-type="float">
            <text:p>0.5275515313</text:p>
          </table:table-cell>
          <table:table-cell office:value-type="float" office:value="0.004888995092" calcext:value-type="float">
            <text:p>0.0048889951</text:p>
          </table:table-cell>
          <table:table-cell office:value-type="float" office:value="-0.02440033782" calcext:value-type="float">
            <text:p>-0.02440033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69265021" calcext:value-type="float">
            <text:p>10.69265021</text:p>
          </table:table-cell>
          <table:table-cell office:value-type="float" office:value="0.2538736127" calcext:value-type="float">
            <text:p>0.2538736127</text:p>
          </table:table-cell>
          <table:table-cell office:value-type="float" office:value="0.2719528329" calcext:value-type="float">
            <text:p>0.2719528329</text:p>
          </table:table-cell>
          <table:table-cell office:value-type="float" office:value="0.004990870285" calcext:value-type="float">
            <text:p>0.0049908703</text:p>
          </table:table-cell>
          <table:table-cell office:value-type="float" office:value="-0.02015074075" calcext:value-type="float">
            <text:p>-0.0201507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70138281" calcext:value-type="float">
            <text:p>10.70138281</text:p>
          </table:table-cell>
          <table:table-cell office:value-type="float" office:value="0.2713617354" calcext:value-type="float">
            <text:p>0.2713617354</text:p>
          </table:table-cell>
          <table:table-cell office:value-type="float" office:value="0.3489822399" calcext:value-type="float">
            <text:p>0.3489822399</text:p>
          </table:table-cell>
          <table:table-cell office:value-type="float" office:value="0.004114574398" calcext:value-type="float">
            <text:p>0.0041145744</text:p>
          </table:table-cell>
          <table:table-cell office:value-type="float" office:value="-0.02229699328" calcext:value-type="float">
            <text:p>-0.02229699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71990001" calcext:value-type="float">
            <text:p>10.71990001</text:p>
          </table:table-cell>
          <table:table-cell office:value-type="float" office:value="0.2898418311" calcext:value-type="float">
            <text:p>0.2898418311</text:p>
          </table:table-cell>
          <table:table-cell office:value-type="float" office:value="0.3692145946" calcext:value-type="float">
            <text:p>0.3692145946</text:p>
          </table:table-cell>
          <table:table-cell office:value-type="float" office:value="0.004383512366" calcext:value-type="float">
            <text:p>0.0043835124</text:p>
          </table:table-cell>
          <table:table-cell office:value-type="float" office:value="-0.0254844332" calcext:value-type="float">
            <text:p>-0.02548443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73349181" calcext:value-type="float">
            <text:p>10.73349181</text:p>
          </table:table-cell>
          <table:table-cell office:value-type="float" office:value="0.2729287946" calcext:value-type="float">
            <text:p>0.2729287946</text:p>
          </table:table-cell>
          <table:table-cell office:value-type="float" office:value="-0.3416604429" calcext:value-type="float">
            <text:p>-0.3416604429</text:p>
          </table:table-cell>
          <table:table-cell office:value-type="float" office:value="0.002819548241" calcext:value-type="float">
            <text:p>0.0028195482</text:p>
          </table:table-cell>
          <table:table-cell office:value-type="float" office:value="-0.02630287459" calcext:value-type="float">
            <text:p>-0.02630287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75071091" calcext:value-type="float">
            <text:p>10.75071091</text:p>
          </table:table-cell>
          <table:table-cell office:value-type="float" office:value="0.3280234561" calcext:value-type="float">
            <text:p>0.3280234561</text:p>
          </table:table-cell>
          <table:table-cell office:value-type="float" office:value="1.086420945" calcext:value-type="float">
            <text:p>1.086420945</text:p>
          </table:table-cell>
          <table:table-cell office:value-type="float" office:value="0.003034943013" calcext:value-type="float">
            <text:p>0.003034943</text:p>
          </table:table-cell>
          <table:table-cell office:value-type="float" office:value="-0.02141624621" calcext:value-type="float">
            <text:p>-0.02141624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77116481" calcext:value-type="float">
            <text:p>10.77116481</text:p>
          </table:table-cell>
          <table:table-cell office:value-type="float" office:value="0.3412551235" calcext:value-type="float">
            <text:p>0.3412551235</text:p>
          </table:table-cell>
          <table:table-cell office:value-type="float" office:value="0.2650038972" calcext:value-type="float">
            <text:p>0.2650038972</text:p>
          </table:table-cell>
          <table:table-cell office:value-type="float" office:value="0.003260736034" calcext:value-type="float">
            <text:p>0.003260736</text:p>
          </table:table-cell>
          <table:table-cell office:value-type="float" office:value="-0.0254882819" calcext:value-type="float">
            <text:p>-0.02548828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7706571" calcext:value-type="float">
            <text:p>10.7706571</text:p>
          </table:table-cell>
          <table:table-cell office:value-type="float" office:value="0.2469305859" calcext:value-type="float">
            <text:p>0.2469305859</text:p>
          </table:table-cell>
          <table:table-cell office:value-type="float" office:value="-1.561595473" calcext:value-type="float">
            <text:p>-1.561595473</text:p>
          </table:table-cell>
          <table:table-cell office:value-type="float" office:value="0.003587757132" calcext:value-type="float">
            <text:p>0.0035877571</text:p>
          </table:table-cell>
          <table:table-cell office:value-type="float" office:value="-0.02508098555" calcext:value-type="float">
            <text:p>-0.02508098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78486391" calcext:value-type="float">
            <text:p>10.78486391</text:p>
          </table:table-cell>
          <table:table-cell office:value-type="float" office:value="0.2536776947" calcext:value-type="float">
            <text:p>0.2536776947</text:p>
          </table:table-cell>
          <table:table-cell office:value-type="float" office:value="0.1708706523" calcext:value-type="float">
            <text:p>0.1708706523</text:p>
          </table:table-cell>
          <table:table-cell office:value-type="float" office:value="0.003366534756" calcext:value-type="float">
            <text:p>0.0033665348</text:p>
          </table:table-cell>
          <table:table-cell office:value-type="float" office:value="-0.03674709407" calcext:value-type="float">
            <text:p>-0.03674709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80344908" calcext:value-type="float">
            <text:p>10.80344908</text:p>
          </table:table-cell>
          <table:table-cell office:value-type="float" office:value="0.2411672607" calcext:value-type="float">
            <text:p>0.2411672607</text:p>
          </table:table-cell>
          <table:table-cell office:value-type="float" office:value="-0.2504887913" calcext:value-type="float">
            <text:p>-0.2504887913</text:p>
          </table:table-cell>
          <table:table-cell office:value-type="float" office:value="0.003518042435" calcext:value-type="float">
            <text:p>0.0035180424</text:p>
          </table:table-cell>
          <table:table-cell office:value-type="float" office:value="-0.0309696417" calcext:value-type="float">
            <text:p>-0.0309696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81096488" calcext:value-type="float">
            <text:p>10.81096488</text:p>
          </table:table-cell>
          <table:table-cell office:value-type="float" office:value="0.2943782857" calcext:value-type="float">
            <text:p>0.2943782857</text:p>
          </table:table-cell>
          <table:table-cell office:value-type="float" office:value="1.070674914" calcext:value-type="float">
            <text:p>1.070674914</text:p>
          </table:table-cell>
          <table:table-cell office:value-type="float" office:value="0.00354138895" calcext:value-type="float">
            <text:p>0.003541389</text:p>
          </table:table-cell>
          <table:table-cell office:value-type="float" office:value="-0.03609076901" calcext:value-type="float">
            <text:p>-0.0360907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82219961" calcext:value-type="float">
            <text:p>10.82219961</text:p>
          </table:table-cell>
          <table:table-cell office:value-type="float" office:value="0.2488957174" calcext:value-type="float">
            <text:p>0.2488957174</text:p>
          </table:table-cell>
          <table:table-cell office:value-type="float" office:value="-0.9041672664" calcext:value-type="float">
            <text:p>-0.9041672664</text:p>
          </table:table-cell>
          <table:table-cell office:value-type="float" office:value="0.003815035148" calcext:value-type="float">
            <text:p>0.0038150351</text:p>
          </table:table-cell>
          <table:table-cell office:value-type="float" office:value="-0.03880075845" calcext:value-type="float">
            <text:p>-0.03880075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8407645" calcext:value-type="float">
            <text:p>10.8407645</text:p>
          </table:table-cell>
          <table:table-cell office:value-type="float" office:value="0.2499559943" calcext:value-type="float">
            <text:p>0.2499559943</text:p>
          </table:table-cell>
          <table:table-cell office:value-type="float" office:value="0.02143413537" calcext:value-type="float">
            <text:p>0.0214341354</text:p>
          </table:table-cell>
          <table:table-cell office:value-type="float" office:value="0.004078406798" calcext:value-type="float">
            <text:p>0.0040784068</text:p>
          </table:table-cell>
          <table:table-cell office:value-type="float" office:value="-0.03670214084" calcext:value-type="float">
            <text:p>-0.0367021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85428989" calcext:value-type="float">
            <text:p>10.85428989</text:p>
          </table:table-cell>
          <table:table-cell office:value-type="float" office:value="0.2892273818" calcext:value-type="float">
            <text:p>0.2892273818</text:p>
          </table:table-cell>
          <table:table-cell office:value-type="float" office:value="0.7811710092" calcext:value-type="float">
            <text:p>0.7811710092</text:p>
          </table:table-cell>
          <table:table-cell office:value-type="float" office:value="0.004314318773" calcext:value-type="float">
            <text:p>0.0043143188</text:p>
          </table:table-cell>
          <table:table-cell office:value-type="float" office:value="-0.03941213029" calcext:value-type="float">
            <text:p>-0.03941213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86771357" calcext:value-type="float">
            <text:p>10.86771357</text:p>
          </table:table-cell>
          <table:table-cell office:value-type="float" office:value="0.3039325676" calcext:value-type="float">
            <text:p>0.3039325676</text:p>
          </table:table-cell>
          <table:table-cell office:value-type="float" office:value="0.2929884564" calcext:value-type="float">
            <text:p>0.2929884564</text:p>
          </table:table-cell>
          <table:table-cell office:value-type="float" office:value="0.004955885193" calcext:value-type="float">
            <text:p>0.0049558852</text:p>
          </table:table-cell>
          <table:table-cell office:value-type="float" office:value="-0.03877396292" calcext:value-type="float">
            <text:p>-0.03877396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88149203" calcext:value-type="float">
            <text:p>10.88149203</text:p>
          </table:table-cell>
          <table:table-cell office:value-type="float" office:value="0.2696378785" calcext:value-type="float">
            <text:p>0.2696378785</text:p>
          </table:table-cell>
          <table:table-cell office:value-type="float" office:value="-0.6780462658" calcext:value-type="float">
            <text:p>-0.6780462658</text:p>
          </table:table-cell>
          <table:table-cell office:value-type="float" office:value="0.005203902826" calcext:value-type="float">
            <text:p>0.0052039028</text:p>
          </table:table-cell>
          <table:table-cell office:value-type="float" office:value="-0.0354450807" calcext:value-type="float">
            <text:p>-0.0354450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88504205" calcext:value-type="float">
            <text:p>10.88504205</text:p>
          </table:table-cell>
          <table:table-cell office:value-type="float" office:value="0.2039703539" calcext:value-type="float">
            <text:p>0.2039703539</text:p>
          </table:table-cell>
          <table:table-cell office:value-type="float" office:value="-1.332566609" calcext:value-type="float">
            <text:p>-1.332566609</text:p>
          </table:table-cell>
          <table:table-cell office:value-type="float" office:value="0.006139991331" calcext:value-type="float">
            <text:p>0.0061399913</text:p>
          </table:table-cell>
          <table:table-cell office:value-type="float" office:value="-0.0430097854" calcext:value-type="float">
            <text:p>-0.04300978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90484407" calcext:value-type="float">
            <text:p>10.90484407</text:p>
          </table:table-cell>
          <table:table-cell office:value-type="float" office:value="0.2378874774" calcext:value-type="float">
            <text:p>0.2378874774</text:p>
          </table:table-cell>
          <table:table-cell office:value-type="float" office:value="0.6323817963" calcext:value-type="float">
            <text:p>0.6323817963</text:p>
          </table:table-cell>
          <table:table-cell office:value-type="float" office:value="0.006149299494" calcext:value-type="float">
            <text:p>0.0061492995</text:p>
          </table:table-cell>
          <table:table-cell office:value-type="float" office:value="-0.04234148075" calcext:value-type="float">
            <text:p>-0.04234148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91408486" calcext:value-type="float">
            <text:p>10.91408486</text:p>
          </table:table-cell>
          <table:table-cell office:value-type="float" office:value="0.214124472" calcext:value-type="float">
            <text:p>0.214124472</text:p>
          </table:table-cell>
          <table:table-cell office:value-type="float" office:value="-0.5172053242" calcext:value-type="float">
            <text:p>-0.5172053242</text:p>
          </table:table-cell>
          <table:table-cell office:value-type="float" office:value="0.006317292222" calcext:value-type="float">
            <text:p>0.0063172922</text:p>
          </table:table-cell>
          <table:table-cell office:value-type="float" office:value="-0.04425696715" calcext:value-type="float">
            <text:p>-0.04425696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92495165" calcext:value-type="float">
            <text:p>10.92495165</text:p>
          </table:table-cell>
          <table:table-cell office:value-type="float" office:value="0.2625001986" calcext:value-type="float">
            <text:p>0.2625001986</text:p>
          </table:table-cell>
          <table:table-cell office:value-type="float" office:value="0.9667604394" calcext:value-type="float">
            <text:p>0.9667604394</text:p>
          </table:table-cell>
          <table:table-cell office:value-type="float" office:value="0.00648033271" calcext:value-type="float">
            <text:p>0.0064803327</text:p>
          </table:table-cell>
          <table:table-cell office:value-type="float" office:value="-0.04712530042" calcext:value-type="float">
            <text:p>-0.04712530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9" calcext:value-type="float">
            <text:p>959</text:p>
          </table:table-cell>
          <table:table-cell office:value-type="float" office:value="10.94188181" calcext:value-type="float">
            <text:p>10.94188181</text:p>
          </table:table-cell>
          <table:table-cell office:value-type="float" office:value="0.2509347136" calcext:value-type="float">
            <text:p>0.2509347136</text:p>
          </table:table-cell>
          <table:table-cell office:value-type="float" office:value="-0.2285137934" calcext:value-type="float">
            <text:p>-0.2285137934</text:p>
          </table:table-cell>
          <table:table-cell office:value-type="float" office:value="0.007736455058" calcext:value-type="float">
            <text:p>0.0077364551</text:p>
          </table:table-cell>
          <table:table-cell office:value-type="float" office:value="-0.03385227934" calcext:value-type="float">
            <text:p>-0.03385227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9" calcext:value-type="float">
            <text:p>959</text:p>
          </table:table-cell>
          <table:table-cell office:value-type="float" office:value="10.94426168" calcext:value-type="float">
            <text:p>10.94426168</text:p>
          </table:table-cell>
          <table:table-cell office:value-type="float" office:value="0.1996945029" calcext:value-type="float">
            <text:p>0.1996945029</text:p>
          </table:table-cell>
          <table:table-cell office:value-type="float" office:value="-1.020699816" calcext:value-type="float">
            <text:p>-1.020699816</text:p>
          </table:table-cell>
          <table:table-cell office:value-type="float" office:value="0.007778617924" calcext:value-type="float">
            <text:p>0.0077786179</text:p>
          </table:table-cell>
          <table:table-cell office:value-type="float" office:value="-0.03243807108" calcext:value-type="float">
            <text:p>-0.0324380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6266568" calcext:value-type="float">
            <text:p>10.96266568</text:p>
          </table:table-cell>
          <table:table-cell office:value-type="float" office:value="0.252260819" calcext:value-type="float">
            <text:p>0.252260819</text:p>
          </table:table-cell>
          <table:table-cell office:value-type="float" office:value="1.070706756" calcext:value-type="float">
            <text:p>1.070706756</text:p>
          </table:table-cell>
          <table:table-cell office:value-type="float" office:value="0.00823165682" calcext:value-type="float">
            <text:p>0.0082316568</text:p>
          </table:table-cell>
          <table:table-cell office:value-type="float" office:value="-0.03706891185" calcext:value-type="float">
            <text:p>-0.0370689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7044956" calcext:value-type="float">
            <text:p>10.97044956</text:p>
          </table:table-cell>
          <table:table-cell office:value-type="float" office:value="0.1915220377" calcext:value-type="float">
            <text:p>0.1915220377</text:p>
          </table:table-cell>
          <table:table-cell office:value-type="float" office:value="-1.188374321" calcext:value-type="float">
            <text:p>-1.188374321</text:p>
          </table:table-cell>
          <table:table-cell office:value-type="float" office:value="0.008297767003" calcext:value-type="float">
            <text:p>0.008297767</text:p>
          </table:table-cell>
          <table:table-cell office:value-type="float" office:value="-0.0368878711" calcext:value-type="float">
            <text:p>-0.0368878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2" calcext:value-type="float">
            <text:p>962</text:p>
          </table:table-cell>
          <table:table-cell office:value-type="float" office:value="10.98393088" calcext:value-type="float">
            <text:p>10.98393088</text:p>
          </table:table-cell>
          <table:table-cell office:value-type="float" office:value="0.2672725381" calcext:value-type="float">
            <text:p>0.2672725381</text:p>
          </table:table-cell>
          <table:table-cell office:value-type="float" office:value="1.54328361" calcext:value-type="float">
            <text:p>1.54328361</text:p>
          </table:table-cell>
          <table:table-cell office:value-type="float" office:value="0.009004087594" calcext:value-type="float">
            <text:p>0.0090040876</text:p>
          </table:table-cell>
          <table:table-cell office:value-type="float" office:value="-0.03473999942" calcext:value-type="float">
            <text:p>-0.03473999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2" calcext:value-type="float">
            <text:p>962</text:p>
          </table:table-cell>
          <table:table-cell office:value-type="float" office:value="11.01363337" calcext:value-type="float">
            <text:p>11.01363337</text:p>
          </table:table-cell>
          <table:table-cell office:value-type="float" office:value="0.2401253579" calcext:value-type="float">
            <text:p>0.2401253579</text:p>
          </table:table-cell>
          <table:table-cell office:value-type="float" office:value="-0.2681804576" calcext:value-type="float">
            <text:p>-0.2681804576</text:p>
          </table:table-cell>
          <table:table-cell office:value-type="float" office:value="0.008974626862" calcext:value-type="float">
            <text:p>0.0089746269</text:p>
          </table:table-cell>
          <table:table-cell office:value-type="float" office:value="-0.032853489" calcext:value-type="float">
            <text:p>-0.032853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2" calcext:value-type="float">
            <text:p>962</text:p>
          </table:table-cell>
          <table:table-cell office:value-type="float" office:value="11.03831731" calcext:value-type="float">
            <text:p>11.03831731</text:p>
          </table:table-cell>
          <table:table-cell office:value-type="float" office:value="0.3245908207" calcext:value-type="float">
            <text:p>0.3245908207</text:p>
          </table:table-cell>
          <table:table-cell office:value-type="float" office:value="1.388223489" calcext:value-type="float">
            <text:p>1.388223489</text:p>
          </table:table-cell>
          <table:table-cell office:value-type="float" office:value="0.008980757147" calcext:value-type="float">
            <text:p>0.0089807571</text:p>
          </table:table-cell>
          <table:table-cell office:value-type="float" office:value="-0.02491295804" calcext:value-type="float">
            <text:p>-0.0249129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4016161" calcext:value-type="float">
            <text:p>11.04016161</text:p>
          </table:table-cell>
          <table:table-cell office:value-type="float" office:value="0.2489576376" calcext:value-type="float">
            <text:p>0.2489576376</text:p>
          </table:table-cell>
          <table:table-cell office:value-type="float" office:value="-1.958549714" calcext:value-type="float">
            <text:p>-1.958549714</text:p>
          </table:table-cell>
          <table:table-cell office:value-type="float" office:value="0.009293084646" calcext:value-type="float">
            <text:p>0.0092930846</text:p>
          </table:table-cell>
          <table:table-cell office:value-type="float" office:value="-0.02590338754" calcext:value-type="float">
            <text:p>-0.02590338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5205604" calcext:value-type="float">
            <text:p>11.05205604</text:p>
          </table:table-cell>
          <table:table-cell office:value-type="float" office:value="0.2304609058" calcext:value-type="float">
            <text:p>0.2304609058</text:p>
          </table:table-cell>
          <table:table-cell office:value-type="float" office:value="-0.3700044648" calcext:value-type="float">
            <text:p>-0.3700044648</text:p>
          </table:table-cell>
          <table:table-cell office:value-type="float" office:value="0.009244125999" calcext:value-type="float">
            <text:p>0.009244126</text:p>
          </table:table-cell>
          <table:table-cell office:value-type="float" office:value="-0.01646451608" calcext:value-type="float">
            <text:p>-0.0164645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1.06889978" calcext:value-type="float">
            <text:p>11.06889978</text:p>
          </table:table-cell>
          <table:table-cell office:value-type="float" office:value="0.2092641545" calcext:value-type="float">
            <text:p>0.2092641545</text:p>
          </table:table-cell>
          <table:table-cell office:value-type="float" office:value="-0.4305108463" calcext:value-type="float">
            <text:p>-0.4305108463</text:p>
          </table:table-cell>
          <table:table-cell office:value-type="float" office:value="0.009425369351" calcext:value-type="float">
            <text:p>0.0094253694</text:p>
          </table:table-cell>
          <table:table-cell office:value-type="float" office:value="-0.0216937892" calcext:value-type="float">
            <text:p>-0.0216937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1.08215627" calcext:value-type="float">
            <text:p>11.08215627</text:p>
          </table:table-cell>
          <table:table-cell office:value-type="float" office:value="0.2812924194" calcext:value-type="float">
            <text:p>0.2812924194</text:p>
          </table:table-cell>
          <table:table-cell office:value-type="float" office:value="1.433576925" calcext:value-type="float">
            <text:p>1.433576925</text:p>
          </table:table-cell>
          <table:table-cell office:value-type="float" office:value="0.009494600949" calcext:value-type="float">
            <text:p>0.0094946009</text:p>
          </table:table-cell>
          <table:table-cell office:value-type="float" office:value="-0.01589293702" calcext:value-type="float">
            <text:p>-0.0158929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1.08697668" calcext:value-type="float">
            <text:p>11.08697668</text:p>
          </table:table-cell>
          <table:table-cell office:value-type="float" office:value="0.2339760181" calcext:value-type="float">
            <text:p>0.2339760181</text:p>
          </table:table-cell>
          <table:table-cell office:value-type="float" office:value="-0.9421669448" calcext:value-type="float">
            <text:p>-0.9421669448</text:p>
          </table:table-cell>
          <table:table-cell office:value-type="float" office:value="0.009501780438" calcext:value-type="float">
            <text:p>0.0095017804</text:p>
          </table:table-cell>
          <table:table-cell office:value-type="float" office:value="-0.01332913457" calcext:value-type="float">
            <text:p>-0.01332913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1.10243603" calcext:value-type="float">
            <text:p>11.10243603</text:p>
          </table:table-cell>
          <table:table-cell office:value-type="float" office:value="0.2232886646" calcext:value-type="float">
            <text:p>0.2232886646</text:p>
          </table:table-cell>
          <table:table-cell office:value-type="float" office:value="-0.2143355071" calcext:value-type="float">
            <text:p>-0.2143355071</text:p>
          </table:table-cell>
          <table:table-cell office:value-type="float" office:value="0.009529440777" calcext:value-type="float">
            <text:p>0.0095294408</text:p>
          </table:table-cell>
          <table:table-cell office:value-type="float" office:value="-0.01231464983" calcext:value-type="float">
            <text:p>-0.01231464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11850692" calcext:value-type="float">
            <text:p>11.11850692</text:p>
          </table:table-cell>
          <table:table-cell office:value-type="float" office:value="0.2434327302" calcext:value-type="float">
            <text:p>0.2434327302</text:p>
          </table:table-cell>
          <table:table-cell office:value-type="float" office:value="0.4064634089" calcext:value-type="float">
            <text:p>0.4064634089</text:p>
          </table:table-cell>
          <table:table-cell office:value-type="float" office:value="0.009595111454" calcext:value-type="float">
            <text:p>0.0095951115</text:p>
          </table:table-cell>
          <table:table-cell office:value-type="float" office:value="-0.006114071284" calcext:value-type="float">
            <text:p>-0.00611407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12388723" calcext:value-type="float">
            <text:p>11.12388723</text:p>
          </table:table-cell>
          <table:table-cell office:value-type="float" office:value="0.2472046579" calcext:value-type="float">
            <text:p>0.2472046579</text:p>
          </table:table-cell>
          <table:table-cell office:value-type="float" office:value="0.07522409259" calcext:value-type="float">
            <text:p>0.0752240926</text:p>
          </table:table-cell>
          <table:table-cell office:value-type="float" office:value="0.009657050683" calcext:value-type="float">
            <text:p>0.0096570507</text:p>
          </table:table-cell>
          <table:table-cell office:value-type="float" office:value="-0.002678207343" calcext:value-type="float">
            <text:p>-0.00267820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13707425" calcext:value-type="float">
            <text:p>11.13707425</text:p>
          </table:table-cell>
          <table:table-cell office:value-type="float" office:value="0.2304158146" calcext:value-type="float">
            <text:p>0.2304158146</text:p>
          </table:table-cell>
          <table:table-cell office:value-type="float" office:value="-0.3305965699" calcext:value-type="float">
            <text:p>-0.3305965699</text:p>
          </table:table-cell>
          <table:table-cell office:value-type="float" office:value="0.009836974898" calcext:value-type="float">
            <text:p>0.0098369749</text:p>
          </table:table-cell>
          <table:table-cell office:value-type="float" office:value="-0.001454066914" calcext:value-type="float">
            <text:p>-0.00145406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15156874" calcext:value-type="float">
            <text:p>11.15156874</text:p>
          </table:table-cell>
          <table:table-cell office:value-type="float" office:value="0.2146765412" calcext:value-type="float">
            <text:p>0.2146765412</text:p>
          </table:table-cell>
          <table:table-cell office:value-type="float" office:value="-0.3008515351" calcext:value-type="float">
            <text:p>-0.3008515351</text:p>
          </table:table-cell>
          <table:table-cell office:value-type="float" office:value="0.01000251825" calcext:value-type="float">
            <text:p>0.0100025183</text:p>
          </table:table-cell>
          <table:table-cell office:value-type="float" office:value="0.0001129242986" calcext:value-type="float">
            <text:p>0.0001129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17706485" calcext:value-type="float">
            <text:p>11.17706485</text:p>
          </table:table-cell>
          <table:table-cell office:value-type="float" office:value="0.3601230925" calcext:value-type="float">
            <text:p>0.3601230925</text:p>
          </table:table-cell>
          <table:table-cell office:value-type="float" office:value="3.101279051" calcext:value-type="float">
            <text:p>3.101279051</text:p>
          </table:table-cell>
          <table:table-cell office:value-type="float" office:value="0.01005155548" calcext:value-type="float">
            <text:p>0.0100515555</text:p>
          </table:table-cell>
          <table:table-cell office:value-type="float" office:value="-0.003421140978" calcext:value-type="float">
            <text:p>-0.003421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18467282" calcext:value-type="float">
            <text:p>11.18467282</text:p>
          </table:table-cell>
          <table:table-cell office:value-type="float" office:value="0.323418486" calcext:value-type="float">
            <text:p>0.323418486</text:p>
          </table:table-cell>
          <table:table-cell office:value-type="float" office:value="-0.7215400177" calcext:value-type="float">
            <text:p>-0.7215400177</text:p>
          </table:table-cell>
          <table:table-cell office:value-type="float" office:value="0.01012694894" calcext:value-type="float">
            <text:p>0.0101269489</text:p>
          </table:table-cell>
          <table:table-cell office:value-type="float" office:value="0.001691028925" calcext:value-type="float">
            <text:p>0.00169102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1.19168778" calcext:value-type="float">
            <text:p>11.19168778</text:p>
          </table:table-cell>
          <table:table-cell office:value-type="float" office:value="0.277841081" calcext:value-type="float">
            <text:p>0.277841081</text:p>
          </table:table-cell>
          <table:table-cell office:value-type="float" office:value="-0.9117205799" calcext:value-type="float">
            <text:p>-0.9117205799</text:p>
          </table:table-cell>
          <table:table-cell office:value-type="float" office:value="0.009281045333" calcext:value-type="float">
            <text:p>0.0092810453</text:p>
          </table:table-cell>
          <table:table-cell office:value-type="float" office:value="0.00611578764" calcext:value-type="float">
            <text:p>0.00611578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1.20306085" calcext:value-type="float">
            <text:p>11.20306085</text:p>
          </table:table-cell>
          <table:table-cell office:value-type="float" office:value="0.1735991511" calcext:value-type="float">
            <text:p>0.1735991511</text:p>
          </table:table-cell>
          <table:table-cell office:value-type="float" office:value="-2.116485259" calcext:value-type="float">
            <text:p>-2.116485259</text:p>
          </table:table-cell>
          <table:table-cell office:value-type="float" office:value="0.00928442262" calcext:value-type="float">
            <text:p>0.0092844226</text:p>
          </table:table-cell>
          <table:table-cell office:value-type="float" office:value="0.006276477062" calcext:value-type="float">
            <text:p>0.00627647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1.21325877" calcext:value-type="float">
            <text:p>11.21325877</text:p>
          </table:table-cell>
          <table:table-cell office:value-type="float" office:value="0.1912706828" calcext:value-type="float">
            <text:p>0.1912706828</text:p>
          </table:table-cell>
          <table:table-cell office:value-type="float" office:value="0.3510284682" calcext:value-type="float">
            <text:p>0.3510284682</text:p>
          </table:table-cell>
          <table:table-cell office:value-type="float" office:value="0.00814584299" calcext:value-type="float">
            <text:p>0.008145843</text:p>
          </table:table-cell>
          <table:table-cell office:value-type="float" office:value="0.009432790725" calcext:value-type="float">
            <text:p>0.00943279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1.21796341" calcext:value-type="float">
            <text:p>11.21796341</text:p>
          </table:table-cell>
          <table:table-cell office:value-type="float" office:value="0.1761518909" calcext:value-type="float">
            <text:p>0.1761518909</text:p>
          </table:table-cell>
          <table:table-cell office:value-type="float" office:value="-0.3051927546" calcext:value-type="float">
            <text:p>-0.3051927546</text:p>
          </table:table-cell>
          <table:table-cell office:value-type="float" office:value="0.008031953028" calcext:value-type="float">
            <text:p>0.008031953</text:p>
          </table:table-cell>
          <table:table-cell office:value-type="float" office:value="0.009140965774" calcext:value-type="float">
            <text:p>0.00914096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1.22305306" calcext:value-type="float">
            <text:p>11.22305306</text:p>
          </table:table-cell>
          <table:table-cell office:value-type="float" office:value="0.1329770285" calcext:value-type="float">
            <text:p>0.1329770285</text:p>
          </table:table-cell>
          <table:table-cell office:value-type="float" office:value="-0.8600744626" calcext:value-type="float">
            <text:p>-0.8600744626</text:p>
          </table:table-cell>
          <table:table-cell office:value-type="float" office:value="0.007898221058" calcext:value-type="float">
            <text:p>0.0078982211</text:p>
          </table:table-cell>
          <table:table-cell office:value-type="float" office:value="0.009162423493" calcext:value-type="float">
            <text:p>0.00916242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1.21163796" calcext:value-type="float">
            <text:p>11.21163796</text:p>
          </table:table-cell>
          <table:table-cell office:value-type="float" office:value="-0.01043834523" calcext:value-type="float">
            <text:p>-0.0104383452</text:p>
          </table:table-cell>
          <table:table-cell office:value-type="float" office:value="-2.860415701" calcext:value-type="float">
            <text:p>-2.860415701</text:p>
          </table:table-cell>
          <table:table-cell office:value-type="float" office:value="0.007852775921" calcext:value-type="float">
            <text:p>0.0078527759</text:p>
          </table:table-cell>
          <table:table-cell office:value-type="float" office:value="0.013039553" calcext:value-type="float">
            <text:p>0.0130395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3" calcext:value-type="float">
            <text:p>973</text:p>
          </table:table-cell>
          <table:table-cell office:value-type="float" office:value="11.20511313" calcext:value-type="float">
            <text:p>11.20511313</text:p>
          </table:table-cell>
          <table:table-cell office:value-type="float" office:value="-0.08501127667" calcext:value-type="float">
            <text:p>-0.0850112767</text:p>
          </table:table-cell>
          <table:table-cell office:value-type="float" office:value="-1.471489835" calcext:value-type="float">
            <text:p>-1.471489835</text:p>
          </table:table-cell>
          <table:table-cell office:value-type="float" office:value="0.007590776632" calcext:value-type="float">
            <text:p>0.0075907766</text:p>
          </table:table-cell>
          <table:table-cell office:value-type="float" office:value="0.01839963379" calcext:value-type="float">
            <text:p>0.01839963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3" calcext:value-type="float">
            <text:p>973</text:p>
          </table:table-cell>
          <table:table-cell office:value-type="float" office:value="11.19464753" calcext:value-type="float">
            <text:p>11.19464753</text:p>
          </table:table-cell>
          <table:table-cell office:value-type="float" office:value="-0.1776907829" calcext:value-type="float">
            <text:p>-0.1776907829</text:p>
          </table:table-cell>
          <table:table-cell office:value-type="float" office:value="-1.564339049" calcext:value-type="float">
            <text:p>-1.564339049</text:p>
          </table:table-cell>
          <table:table-cell office:value-type="float" office:value="0.007505805217" calcext:value-type="float">
            <text:p>0.0075058052</text:p>
          </table:table-cell>
          <table:table-cell office:value-type="float" office:value="0.01721140951" calcext:value-type="float">
            <text:p>0.01721140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4" calcext:value-type="float">
            <text:p>974</text:p>
          </table:table-cell>
          <table:table-cell office:value-type="float" office:value="11.17828058" calcext:value-type="float">
            <text:p>11.17828058</text:p>
          </table:table-cell>
          <table:table-cell office:value-type="float" office:value="-0.238185827" calcext:value-type="float">
            <text:p>-0.238185827</text:p>
          </table:table-cell>
          <table:table-cell office:value-type="float" office:value="-1.512321432" calcext:value-type="float">
            <text:p>-1.512321432</text:p>
          </table:table-cell>
          <table:table-cell office:value-type="float" office:value="0.007381555185" calcext:value-type="float">
            <text:p>0.0073815552</text:p>
          </table:table-cell>
          <table:table-cell office:value-type="float" office:value="0.01260303962" calcext:value-type="float">
            <text:p>0.01260303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4" calcext:value-type="float">
            <text:p>974</text:p>
          </table:table-cell>
          <table:table-cell office:value-type="float" office:value="11.15348574" calcext:value-type="float">
            <text:p>11.15348574</text:p>
          </table:table-cell>
          <table:table-cell office:value-type="float" office:value="-0.277960249" calcext:value-type="float">
            <text:p>-0.277960249</text:p>
          </table:table-cell>
          <table:table-cell office:value-type="float" office:value="-0.3979437487" calcext:value-type="float">
            <text:p>-0.3979437487</text:p>
          </table:table-cell>
          <table:table-cell office:value-type="float" office:value="0.007276300598" calcext:value-type="float">
            <text:p>0.0072763006</text:p>
          </table:table-cell>
          <table:table-cell office:value-type="float" office:value="0.01546384393" calcext:value-type="float">
            <text:p>0.01546384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4" calcext:value-type="float">
            <text:p>974</text:p>
          </table:table-cell>
          <table:table-cell office:value-type="float" office:value="11.15284598" calcext:value-type="float">
            <text:p>11.15284598</text:p>
          </table:table-cell>
          <table:table-cell office:value-type="float" office:value="-0.2233103033" calcext:value-type="float">
            <text:p>-0.2233103033</text:p>
          </table:table-cell>
          <table:table-cell office:value-type="float" office:value="1.084805983" calcext:value-type="float">
            <text:p>1.084805983</text:p>
          </table:table-cell>
          <table:table-cell office:value-type="float" office:value="0.006864551235" calcext:value-type="float">
            <text:p>0.0068645512</text:p>
          </table:table-cell>
          <table:table-cell office:value-type="float" office:value="0.01442672454" calcext:value-type="float">
            <text:p>0.01442672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14549523" calcext:value-type="float">
            <text:p>11.14549523</text:p>
          </table:table-cell>
          <table:table-cell office:value-type="float" office:value="-0.1363688309" calcext:value-type="float">
            <text:p>-0.1363688309</text:p>
          </table:table-cell>
          <table:table-cell office:value-type="float" office:value="1.754434758" calcext:value-type="float">
            <text:p>1.754434758</text:p>
          </table:table-cell>
          <table:table-cell office:value-type="float" office:value="0.006950355608" calcext:value-type="float">
            <text:p>0.0069503556</text:p>
          </table:table-cell>
          <table:table-cell office:value-type="float" office:value="0.02597613733" calcext:value-type="float">
            <text:p>0.0259761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13046541" calcext:value-type="float">
            <text:p>11.13046541</text:p>
          </table:table-cell>
          <table:table-cell office:value-type="float" office:value="-0.1523077823" calcext:value-type="float">
            <text:p>-0.1523077823</text:p>
          </table:table-cell>
          <table:table-cell office:value-type="float" office:value="-0.3137876137" calcext:value-type="float">
            <text:p>-0.3137876137</text:p>
          </table:table-cell>
          <table:table-cell office:value-type="float" office:value="0.006544668324" calcext:value-type="float">
            <text:p>0.0065446683</text:p>
          </table:table-cell>
          <table:table-cell office:value-type="float" office:value="0.0266677002" calcext:value-type="float">
            <text:p>0.02666770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12845377" calcext:value-type="float">
            <text:p>11.12845377</text:p>
          </table:table-cell>
          <table:table-cell office:value-type="float" office:value="-0.1616242502" calcext:value-type="float">
            <text:p>-0.1616242502</text:p>
          </table:table-cell>
          <table:table-cell office:value-type="float" office:value="-0.1882547408" calcext:value-type="float">
            <text:p>-0.1882547408</text:p>
          </table:table-cell>
          <table:table-cell office:value-type="float" office:value="0.006463822537" calcext:value-type="float">
            <text:p>0.0064638225</text:p>
          </table:table-cell>
          <table:table-cell office:value-type="float" office:value="0.02200401924" calcext:value-type="float">
            <text:p>0.02200401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11190156" calcext:value-type="float">
            <text:p>11.11190156</text:p>
          </table:table-cell>
          <table:table-cell office:value-type="float" office:value="-0.2206454909" calcext:value-type="float">
            <text:p>-0.2206454909</text:p>
          </table:table-cell>
          <table:table-cell office:value-type="float" office:value="-1.160292669" calcext:value-type="float">
            <text:p>-1.160292669</text:p>
          </table:table-cell>
          <table:table-cell office:value-type="float" office:value="0.006096403121" calcext:value-type="float">
            <text:p>0.0060964031</text:p>
          </table:table-cell>
          <table:table-cell office:value-type="float" office:value="0.02598832451" calcext:value-type="float">
            <text:p>0.02598832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10402714" calcext:value-type="float">
            <text:p>11.10402714</text:p>
          </table:table-cell>
          <table:table-cell office:value-type="float" office:value="-0.1749978605" calcext:value-type="float">
            <text:p>-0.1749978605</text:p>
          </table:table-cell>
          <table:table-cell office:value-type="float" office:value="0.9214071074" calcext:value-type="float">
            <text:p>0.9214071074</text:p>
          </table:table-cell>
          <table:table-cell office:value-type="float" office:value="0.00569643348" calcext:value-type="float">
            <text:p>0.0056964335</text:p>
          </table:table-cell>
          <table:table-cell office:value-type="float" office:value="0.02226245858" calcext:value-type="float">
            <text:p>0.02226245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08997701" calcext:value-type="float">
            <text:p>11.08997701</text:p>
          </table:table-cell>
          <table:table-cell office:value-type="float" office:value="-0.2496729257" calcext:value-type="float">
            <text:p>-0.2496729257</text:p>
          </table:table-cell>
          <table:table-cell office:value-type="float" office:value="-1.406715351" calcext:value-type="float">
            <text:p>-1.406715351</text:p>
          </table:table-cell>
          <table:table-cell office:value-type="float" office:value="0.00536369243" calcext:value-type="float">
            <text:p>0.0053636924</text:p>
          </table:table-cell>
          <table:table-cell office:value-type="float" office:value="0.02270675922" calcext:value-type="float">
            <text:p>0.02270675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1.08157335" calcext:value-type="float">
            <text:p>11.08157335</text:p>
          </table:table-cell>
          <table:table-cell office:value-type="float" office:value="-0.2020967613" calcext:value-type="float">
            <text:p>-0.2020967613</text:p>
          </table:table-cell>
          <table:table-cell office:value-type="float" office:value="1.034158871" calcext:value-type="float">
            <text:p>1.034158871</text:p>
          </table:table-cell>
          <table:table-cell office:value-type="float" office:value="0.006154753764" calcext:value-type="float">
            <text:p>0.0061547538</text:p>
          </table:table-cell>
          <table:table-cell office:value-type="float" office:value="0.0378395339" calcext:value-type="float">
            <text:p>0.0378395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1.06455558" calcext:value-type="float">
            <text:p>11.06455558</text:p>
          </table:table-cell>
          <table:table-cell office:value-type="float" office:value="-0.2613693614" calcext:value-type="float">
            <text:p>-0.2613693614</text:p>
          </table:table-cell>
          <table:table-cell office:value-type="float" office:value="-1.172945332" calcext:value-type="float">
            <text:p>-1.172945332</text:p>
          </table:table-cell>
          <table:table-cell office:value-type="float" office:value="0.005742295681" calcext:value-type="float">
            <text:p>0.0057422957</text:p>
          </table:table-cell>
          <table:table-cell office:value-type="float" office:value="0.03545951876" calcext:value-type="float">
            <text:p>0.0354595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1.04519594" calcext:value-type="float">
            <text:p>11.04519594</text:p>
          </table:table-cell>
          <table:table-cell office:value-type="float" office:value="-0.3013079339" calcext:value-type="float">
            <text:p>-0.3013079339</text:p>
          </table:table-cell>
          <table:table-cell office:value-type="float" office:value="-0.7931949105" calcext:value-type="float">
            <text:p>-0.7931949105</text:p>
          </table:table-cell>
          <table:table-cell office:value-type="float" office:value="0.005974464682" calcext:value-type="float">
            <text:p>0.0059744647</text:p>
          </table:table-cell>
          <table:table-cell office:value-type="float" office:value="0.03783918057" calcext:value-type="float">
            <text:p>0.0378391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1.03025798" calcext:value-type="float">
            <text:p>11.03025798</text:p>
          </table:table-cell>
          <table:table-cell office:value-type="float" office:value="-0.3397782464" calcext:value-type="float">
            <text:p>-0.3397782464</text:p>
          </table:table-cell>
          <table:table-cell office:value-type="float" office:value="-0.7676587669" calcext:value-type="float">
            <text:p>-0.7676587669</text:p>
          </table:table-cell>
          <table:table-cell office:value-type="float" office:value="0.005548489313" calcext:value-type="float">
            <text:p>0.0055484893</text:p>
          </table:table-cell>
          <table:table-cell office:value-type="float" office:value="0.04084816817" calcext:value-type="float">
            <text:p>0.04084816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1.02104209" calcext:value-type="float">
            <text:p>11.02104209</text:p>
          </table:table-cell>
          <table:table-cell office:value-type="float" office:value="-0.2898766969" calcext:value-type="float">
            <text:p>-0.2898766969</text:p>
          </table:table-cell>
          <table:table-cell office:value-type="float" office:value="1.012878432" calcext:value-type="float">
            <text:p>1.012878432</text:p>
          </table:table-cell>
          <table:table-cell office:value-type="float" office:value="0.005218647622" calcext:value-type="float">
            <text:p>0.0052186476</text:p>
          </table:table-cell>
          <table:table-cell office:value-type="float" office:value="0.03999885873" calcext:value-type="float">
            <text:p>0.03999885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1.00810819" calcext:value-type="float">
            <text:p>11.00810819</text:p>
          </table:table-cell>
          <table:table-cell office:value-type="float" office:value="-0.2470529041" calcext:value-type="float">
            <text:p>-0.2470529041</text:p>
          </table:table-cell>
          <table:table-cell office:value-type="float" office:value="0.847669301" calcext:value-type="float">
            <text:p>0.847669301</text:p>
          </table:table-cell>
          <table:table-cell office:value-type="float" office:value="0.004910284114" calcext:value-type="float">
            <text:p>0.0049102841</text:p>
          </table:table-cell>
          <table:table-cell office:value-type="float" office:value="0.04483841949" calcext:value-type="float">
            <text:p>0.04483841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99620255" calcext:value-type="float">
            <text:p>10.99620255</text:p>
          </table:table-cell>
          <table:table-cell office:value-type="float" office:value="-0.2265520998" calcext:value-type="float">
            <text:p>-0.2265520998</text:p>
          </table:table-cell>
          <table:table-cell office:value-type="float" office:value="0.4073735503" calcext:value-type="float">
            <text:p>0.4073735503</text:p>
          </table:table-cell>
          <table:table-cell office:value-type="float" office:value="0.006363092072" calcext:value-type="float">
            <text:p>0.0063630921</text:p>
          </table:table-cell>
          <table:table-cell office:value-type="float" office:value="0.03863443228" calcext:value-type="float">
            <text:p>0.0386344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97870872" calcext:value-type="float">
            <text:p>10.97870872</text:p>
          </table:table-cell>
          <table:table-cell office:value-type="float" office:value="-0.2823398433" calcext:value-type="float">
            <text:p>-0.2823398433</text:p>
          </table:table-cell>
          <table:table-cell office:value-type="float" office:value="-1.130253581" calcext:value-type="float">
            <text:p>-1.130253581</text:p>
          </table:table-cell>
          <table:table-cell office:value-type="float" office:value="0.006067471003" calcext:value-type="float">
            <text:p>0.006067471</text:p>
          </table:table-cell>
          <table:table-cell office:value-type="float" office:value="0.04264753379" calcext:value-type="float">
            <text:p>0.04264753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97077387" calcext:value-type="float">
            <text:p>10.97077387</text:p>
          </table:table-cell>
          <table:table-cell office:value-type="float" office:value="-0.2496750966" calcext:value-type="float">
            <text:p>-0.2496750966</text:p>
          </table:table-cell>
          <table:table-cell office:value-type="float" office:value="0.6505241944" calcext:value-type="float">
            <text:p>0.6505241944</text:p>
          </table:table-cell>
          <table:table-cell office:value-type="float" office:value="0.00640826678" calcext:value-type="float">
            <text:p>0.0064082668</text:p>
          </table:table-cell>
          <table:table-cell office:value-type="float" office:value="0.04435121283" calcext:value-type="float">
            <text:p>0.0443512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95354355" calcext:value-type="float">
            <text:p>10.95354355</text:p>
          </table:table-cell>
          <table:table-cell office:value-type="float" office:value="-0.2660402102" calcext:value-type="float">
            <text:p>-0.2660402102</text:p>
          </table:table-cell>
          <table:table-cell office:value-type="float" office:value="-0.2713288092" calcext:value-type="float">
            <text:p>-0.2713288092</text:p>
          </table:table-cell>
          <table:table-cell office:value-type="float" office:value="0.006040191455" calcext:value-type="float">
            <text:p>0.0060401915</text:p>
          </table:table-cell>
          <table:table-cell office:value-type="float" office:value="0.04484758591" calcext:value-type="float">
            <text:p>0.04484758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94665679" calcext:value-type="float">
            <text:p>10.94665679</text:p>
          </table:table-cell>
          <table:table-cell office:value-type="float" office:value="-0.2060239165" calcext:value-type="float">
            <text:p>-0.2060239165</text:p>
          </table:table-cell>
          <table:table-cell office:value-type="float" office:value="1.519624667" calcext:value-type="float">
            <text:p>1.519624667</text:p>
          </table:table-cell>
          <table:table-cell office:value-type="float" office:value="0.005680120726" calcext:value-type="float">
            <text:p>0.0056801207</text:p>
          </table:table-cell>
          <table:table-cell office:value-type="float" office:value="0.04594900546" calcext:value-type="float">
            <text:p>0.04594900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93333167" calcext:value-type="float">
            <text:p>10.93333167</text:p>
          </table:table-cell>
          <table:table-cell office:value-type="float" office:value="-0.2409823429" calcext:value-type="float">
            <text:p>-0.2409823429</text:p>
          </table:table-cell>
          <table:table-cell office:value-type="float" office:value="-0.6897153728" calcext:value-type="float">
            <text:p>-0.6897153728</text:p>
          </table:table-cell>
          <table:table-cell office:value-type="float" office:value="0.005334365813" calcext:value-type="float">
            <text:p>0.0053343658</text:p>
          </table:table-cell>
          <table:table-cell office:value-type="float" office:value="0.0431913179" calcext:value-type="float">
            <text:p>0.04319131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91452766" calcext:value-type="float">
            <text:p>10.91452766</text:p>
          </table:table-cell>
          <table:table-cell office:value-type="float" office:value="-0.2736045416" calcext:value-type="float">
            <text:p>-0.2736045416</text:p>
          </table:table-cell>
          <table:table-cell office:value-type="float" office:value="-0.6653861324" calcext:value-type="float">
            <text:p>-0.6653861324</text:p>
          </table:table-cell>
          <table:table-cell office:value-type="float" office:value="0.005818599161" calcext:value-type="float">
            <text:p>0.0058185992</text:p>
          </table:table-cell>
          <table:table-cell office:value-type="float" office:value="0.05393942444" calcext:value-type="float">
            <text:p>0.05393942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89990658" calcext:value-type="float">
            <text:p>10.89990658</text:p>
          </table:table-cell>
          <table:table-cell office:value-type="float" office:value="-0.312183248" calcext:value-type="float">
            <text:p>-0.312183248</text:p>
          </table:table-cell>
          <table:table-cell office:value-type="float" office:value="-0.7654757512" calcext:value-type="float">
            <text:p>-0.7654757512</text:p>
          </table:table-cell>
          <table:table-cell office:value-type="float" office:value="0.005494176144" calcext:value-type="float">
            <text:p>0.0054941761</text:p>
          </table:table-cell>
          <table:table-cell office:value-type="float" office:value="0.05206286982" calcext:value-type="float">
            <text:p>0.05206286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5" calcext:value-type="float">
            <text:p>985</text:p>
          </table:table-cell>
          <table:table-cell office:value-type="float" office:value="10.88728516" calcext:value-type="float">
            <text:p>10.88728516</text:p>
          </table:table-cell>
          <table:table-cell office:value-type="float" office:value="-0.3076728639" calcext:value-type="float">
            <text:p>-0.3076728639</text:p>
          </table:table-cell>
          <table:table-cell office:value-type="float" office:value="0.08911402381" calcext:value-type="float">
            <text:p>0.0891140238</text:p>
          </table:table-cell>
          <table:table-cell office:value-type="float" office:value="0.005718410406" calcext:value-type="float">
            <text:p>0.0057184104</text:p>
          </table:table-cell>
          <table:table-cell office:value-type="float" office:value="0.04892101646" calcext:value-type="float">
            <text:p>0.04892101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5" calcext:value-type="float">
            <text:p>985</text:p>
          </table:table-cell>
          <table:table-cell office:value-type="float" office:value="10.88029636" calcext:value-type="float">
            <text:p>10.88029636</text:p>
          </table:table-cell>
          <table:table-cell office:value-type="float" office:value="-0.2270857241" calcext:value-type="float">
            <text:p>-0.2270857241</text:p>
          </table:table-cell>
          <table:table-cell office:value-type="float" office:value="1.634834971" calcext:value-type="float">
            <text:p>1.634834971</text:p>
          </table:table-cell>
          <table:table-cell office:value-type="float" office:value="0.005459735463" calcext:value-type="float">
            <text:p>0.0054597355</text:p>
          </table:table-cell>
          <table:table-cell office:value-type="float" office:value="0.04662032056" calcext:value-type="float">
            <text:p>0.04662032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6077797" calcext:value-type="float">
            <text:p>10.86077797</text:p>
          </table:table-cell>
          <table:table-cell office:value-type="float" office:value="-0.2592224218" calcext:value-type="float">
            <text:p>-0.2592224218</text:p>
          </table:table-cell>
          <table:table-cell office:value-type="float" office:value="-0.6363994111" calcext:value-type="float">
            <text:p>-0.6363994111</text:p>
          </table:table-cell>
          <table:table-cell office:value-type="float" office:value="0.005310803029" calcext:value-type="float">
            <text:p>0.005310803</text:p>
          </table:table-cell>
          <table:table-cell office:value-type="float" office:value="0.0531321054" calcext:value-type="float">
            <text:p>0.05313210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5551615" calcext:value-type="float">
            <text:p>10.85551615</text:p>
          </table:table-cell>
          <table:table-cell office:value-type="float" office:value="-0.2113693326" calcext:value-type="float">
            <text:p>-0.2113693326</text:p>
          </table:table-cell>
          <table:table-cell office:value-type="float" office:value="0.9622672257" calcext:value-type="float">
            <text:p>0.9622672257</text:p>
          </table:table-cell>
          <table:table-cell office:value-type="float" office:value="0.005097282538" calcext:value-type="float">
            <text:p>0.0050972825</text:p>
          </table:table-cell>
          <table:table-cell office:value-type="float" office:value="0.05484588412" calcext:value-type="float">
            <text:p>0.05484588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4231552" calcext:value-type="float">
            <text:p>10.84231552</text:p>
          </table:table-cell>
          <table:table-cell office:value-type="float" office:value="-0.2524266698" calcext:value-type="float">
            <text:p>-0.2524266698</text:p>
          </table:table-cell>
          <table:table-cell office:value-type="float" office:value="-0.8240648408" calcext:value-type="float">
            <text:p>-0.8240648408</text:p>
          </table:table-cell>
          <table:table-cell office:value-type="float" office:value="0.004910067476" calcext:value-type="float">
            <text:p>0.0049100675</text:p>
          </table:table-cell>
          <table:table-cell office:value-type="float" office:value="0.05625608869" calcext:value-type="float">
            <text:p>0.05625608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3004879" calcext:value-type="float">
            <text:p>10.83004879</text:p>
          </table:table-cell>
          <table:table-cell office:value-type="float" office:value="-0.2000825347" calcext:value-type="float">
            <text:p>-0.2000825347</text:p>
          </table:table-cell>
          <table:table-cell office:value-type="float" office:value="0.9792628764" calcext:value-type="float">
            <text:p>0.9792628764</text:p>
          </table:table-cell>
          <table:table-cell office:value-type="float" office:value="0.004737160255" calcext:value-type="float">
            <text:p>0.0047371603</text:p>
          </table:table-cell>
          <table:table-cell office:value-type="float" office:value="0.05380751625" calcext:value-type="float">
            <text:p>0.05380751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203844" calcext:value-type="float">
            <text:p>10.8203844</text:p>
          </table:table-cell>
          <table:table-cell office:value-type="float" office:value="-0.2344890818" calcext:value-type="float">
            <text:p>-0.2344890818</text:p>
          </table:table-cell>
          <table:table-cell office:value-type="float" office:value="-0.7441697357" calcext:value-type="float">
            <text:p>-0.7441697357</text:p>
          </table:table-cell>
          <table:table-cell office:value-type="float" office:value="0.004523795963" calcext:value-type="float">
            <text:p>0.004523796</text:p>
          </table:table-cell>
          <table:table-cell office:value-type="float" office:value="0.05907649784" calcext:value-type="float">
            <text:p>0.05907649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8017806" calcext:value-type="float">
            <text:p>10.8017806</text:p>
          </table:table-cell>
          <table:table-cell office:value-type="float" office:value="-0.2695352962" calcext:value-type="float">
            <text:p>-0.2695352962</text:p>
          </table:table-cell>
          <table:table-cell office:value-type="float" office:value="-0.6971819256" calcext:value-type="float">
            <text:p>-0.6971819256</text:p>
          </table:table-cell>
          <table:table-cell office:value-type="float" office:value="0.004334550864" calcext:value-type="float">
            <text:p>0.0043345509</text:p>
          </table:table-cell>
          <table:table-cell office:value-type="float" office:value="0.05753864783" calcext:value-type="float">
            <text:p>0.0575386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0.79417788" calcext:value-type="float">
            <text:p>10.79417788</text:p>
          </table:table-cell>
          <table:table-cell office:value-type="float" office:value="-0.2434853311" calcext:value-type="float">
            <text:p>-0.2434853311</text:p>
          </table:table-cell>
          <table:table-cell office:value-type="float" office:value="0.5185450582" calcext:value-type="float">
            <text:p>0.5185450582</text:p>
          </table:table-cell>
          <table:table-cell office:value-type="float" office:value="0.003966717771" calcext:value-type="float">
            <text:p>0.0039667178</text:p>
          </table:table-cell>
          <table:table-cell office:value-type="float" office:value="0.05735110589" calcext:value-type="float">
            <text:p>0.05735110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0.77431098" calcext:value-type="float">
            <text:p>10.77431098</text:p>
          </table:table-cell>
          <table:table-cell office:value-type="float" office:value="-0.3054721213" calcext:value-type="float">
            <text:p>-0.3054721213</text:p>
          </table:table-cell>
          <table:table-cell office:value-type="float" office:value="-1.232405971" calcext:value-type="float">
            <text:p>-1.232405971</text:p>
          </table:table-cell>
          <table:table-cell office:value-type="float" office:value="0.003834466249" calcext:value-type="float">
            <text:p>0.0038344662</text:p>
          </table:table-cell>
          <table:table-cell office:value-type="float" office:value="0.06038158636" calcext:value-type="float">
            <text:p>0.06038158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0.76569621" calcext:value-type="float">
            <text:p>10.76569621</text:p>
          </table:table-cell>
          <table:table-cell office:value-type="float" office:value="-0.2400871993" calcext:value-type="float">
            <text:p>-0.2400871993</text:p>
          </table:table-cell>
          <table:table-cell office:value-type="float" office:value="1.32014082" calcext:value-type="float">
            <text:p>1.32014082</text:p>
          </table:table-cell>
          <table:table-cell office:value-type="float" office:value="0.003670185169" calcext:value-type="float">
            <text:p>0.0036701852</text:p>
          </table:table-cell>
          <table:table-cell office:value-type="float" office:value="0.05864940274" calcext:value-type="float">
            <text:p>0.05864940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0.75959774" calcext:value-type="float">
            <text:p>10.75959774</text:p>
          </table:table-cell>
          <table:table-cell office:value-type="float" office:value="-0.2300107758" calcext:value-type="float">
            <text:p>-0.2300107758</text:p>
          </table:table-cell>
          <table:table-cell office:value-type="float" office:value="0.2001067153" calcext:value-type="float">
            <text:p>0.2001067153</text:p>
          </table:table-cell>
          <table:table-cell office:value-type="float" office:value="0.003599093494" calcext:value-type="float">
            <text:p>0.0035990935</text:p>
          </table:table-cell>
          <table:table-cell office:value-type="float" office:value="0.05782030902" calcext:value-type="float">
            <text:p>0.0578203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75166267" calcext:value-type="float">
            <text:p>10.75166267</text:p>
          </table:table-cell>
          <table:table-cell office:value-type="float" office:value="-0.1517037538" calcext:value-type="float">
            <text:p>-0.1517037538</text:p>
          </table:table-cell>
          <table:table-cell office:value-type="float" office:value="1.579623762" calcext:value-type="float">
            <text:p>1.579623762</text:p>
          </table:table-cell>
          <table:table-cell office:value-type="float" office:value="0.00313315076" calcext:value-type="float">
            <text:p>0.0031331508</text:p>
          </table:table-cell>
          <table:table-cell office:value-type="float" office:value="0.05429963795" calcext:value-type="float">
            <text:p>0.0542996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73736443" calcext:value-type="float">
            <text:p>10.73736443</text:p>
          </table:table-cell>
          <table:table-cell office:value-type="float" office:value="-0.1889982756" calcext:value-type="float">
            <text:p>-0.1889982756</text:p>
          </table:table-cell>
          <table:table-cell office:value-type="float" office:value="-0.7455082596" calcext:value-type="float">
            <text:p>-0.7455082596</text:p>
          </table:table-cell>
          <table:table-cell office:value-type="float" office:value="0.003154827108" calcext:value-type="float">
            <text:p>0.0031548271</text:p>
          </table:table-cell>
          <table:table-cell office:value-type="float" office:value="0.05392816678" calcext:value-type="float">
            <text:p>0.05392816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72510619" calcext:value-type="float">
            <text:p>10.72510619</text:p>
          </table:table-cell>
          <table:table-cell office:value-type="float" office:value="-0.2292564528" calcext:value-type="float">
            <text:p>-0.2292564528</text:p>
          </table:table-cell>
          <table:table-cell office:value-type="float" office:value="-0.79438697" calcext:value-type="float">
            <text:p>-0.79438697</text:p>
          </table:table-cell>
          <table:table-cell office:value-type="float" office:value="0.003193329929" calcext:value-type="float">
            <text:p>0.0031933299</text:p>
          </table:table-cell>
          <table:table-cell office:value-type="float" office:value="0.05620989775" calcext:value-type="float">
            <text:p>0.05620989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72154837" calcext:value-type="float">
            <text:p>10.72154837</text:p>
          </table:table-cell>
          <table:table-cell office:value-type="float" office:value="-0.195246553" calcext:value-type="float">
            <text:p>-0.195246553</text:p>
          </table:table-cell>
          <table:table-cell office:value-type="float" office:value="0.5547955038" calcext:value-type="float">
            <text:p>0.5547955038</text:p>
          </table:table-cell>
          <table:table-cell office:value-type="float" office:value="0.003285494923" calcext:value-type="float">
            <text:p>0.0032854949</text:p>
          </table:table-cell>
          <table:table-cell office:value-type="float" office:value="0.05553687434" calcext:value-type="float">
            <text:p>0.05553687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69681424" calcext:value-type="float">
            <text:p>10.69681424</text:p>
          </table:table-cell>
          <table:table-cell office:value-type="float" office:value="-0.3167054727" calcext:value-type="float">
            <text:p>-0.3167054727</text:p>
          </table:table-cell>
          <table:table-cell office:value-type="float" office:value="-3.192834897" calcext:value-type="float">
            <text:p>-3.192834897</text:p>
          </table:table-cell>
          <table:table-cell office:value-type="float" office:value="0.002833548397" calcext:value-type="float">
            <text:p>0.0028335484</text:p>
          </table:table-cell>
          <table:table-cell office:value-type="float" office:value="0.05377383696" calcext:value-type="float">
            <text:p>0.053773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68537942" calcext:value-type="float">
            <text:p>10.68537942</text:p>
          </table:table-cell>
          <table:table-cell office:value-type="float" office:value="-0.3116806058" calcext:value-type="float">
            <text:p>-0.3116806058</text:p>
          </table:table-cell>
          <table:table-cell office:value-type="float" office:value="0.09966782072" calcext:value-type="float">
            <text:p>0.0996678207</text:p>
          </table:table-cell>
          <table:table-cell office:value-type="float" office:value="0.003009978766" calcext:value-type="float">
            <text:p>0.0030099788</text:p>
          </table:table-cell>
          <table:table-cell office:value-type="float" office:value="0.05414585444" calcext:value-type="float">
            <text:p>0.0541458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2" calcext:value-type="float">
            <text:p>992</text:p>
          </table:table-cell>
          <table:table-cell office:value-type="float" office:value="10.68125581" calcext:value-type="float">
            <text:p>10.68125581</text:p>
          </table:table-cell>
          <table:table-cell office:value-type="float" office:value="-0.320089615" calcext:value-type="float">
            <text:p>-0.320089615</text:p>
          </table:table-cell>
          <table:table-cell office:value-type="float" office:value="-0.1697970926" calcext:value-type="float">
            <text:p>-0.1697970926</text:p>
          </table:table-cell>
          <table:table-cell office:value-type="float" office:value="0.003057881068" calcext:value-type="float">
            <text:p>0.0030578811</text:p>
          </table:table-cell>
          <table:table-cell office:value-type="float" office:value="0.04917560604" calcext:value-type="float">
            <text:p>0.0491756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2" calcext:value-type="float">
            <text:p>992</text:p>
          </table:table-cell>
          <table:table-cell office:value-type="float" office:value="10.66028805" calcext:value-type="float">
            <text:p>10.66028805</text:p>
          </table:table-cell>
          <table:table-cell office:value-type="float" office:value="-0.2429892783" calcext:value-type="float">
            <text:p>-0.2429892783</text:p>
          </table:table-cell>
          <table:table-cell office:value-type="float" office:value="1.540311005" calcext:value-type="float">
            <text:p>1.540311005</text:p>
          </table:table-cell>
          <table:table-cell office:value-type="float" office:value="0.003397235913" calcext:value-type="float">
            <text:p>0.0033972359</text:p>
          </table:table-cell>
          <table:table-cell office:value-type="float" office:value="0.04702217739" calcext:value-type="float">
            <text:p>0.04702217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65038597" calcext:value-type="float">
            <text:p>10.65038597</text:p>
          </table:table-cell>
          <table:table-cell office:value-type="float" office:value="-0.233070698" calcext:value-type="float">
            <text:p>-0.233070698</text:p>
          </table:table-cell>
          <table:table-cell office:value-type="float" office:value="0.1973813312" calcext:value-type="float">
            <text:p>0.1973813312</text:p>
          </table:table-cell>
          <table:table-cell office:value-type="float" office:value="0.003291459676" calcext:value-type="float">
            <text:p>0.0032914597</text:p>
          </table:table-cell>
          <table:table-cell office:value-type="float" office:value="0.04613662247" calcext:value-type="float">
            <text:p>0.04613662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63982257" calcext:value-type="float">
            <text:p>10.63982257</text:p>
          </table:table-cell>
          <table:table-cell office:value-type="float" office:value="-0.2752489426" calcext:value-type="float">
            <text:p>-0.2752489426</text:p>
          </table:table-cell>
          <table:table-cell office:value-type="float" office:value="-0.8377027645" calcext:value-type="float">
            <text:p>-0.8377027645</text:p>
          </table:table-cell>
          <table:table-cell office:value-type="float" office:value="0.003636538767" calcext:value-type="float">
            <text:p>0.0036365388</text:p>
          </table:table-cell>
          <table:table-cell office:value-type="float" office:value="0.04163783921" calcext:value-type="float">
            <text:p>0.04163783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63050231" calcext:value-type="float">
            <text:p>10.63050231</text:p>
          </table:table-cell>
          <table:table-cell office:value-type="float" office:value="-0.1987863504" calcext:value-type="float">
            <text:p>-0.1987863504</text:p>
          </table:table-cell>
          <table:table-cell office:value-type="float" office:value="1.554692143" calcext:value-type="float">
            <text:p>1.554692143</text:p>
          </table:table-cell>
          <table:table-cell office:value-type="float" office:value="0.003944744659" calcext:value-type="float">
            <text:p>0.0039447447</text:p>
          </table:table-cell>
          <table:table-cell office:value-type="float" office:value="0.04038801362" calcext:value-type="float">
            <text:p>0.04038801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62189172" calcext:value-type="float">
            <text:p>10.62189172</text:p>
          </table:table-cell>
          <table:table-cell office:value-type="float" office:value="-0.1889871083" calcext:value-type="float">
            <text:p>-0.1889871083</text:p>
          </table:table-cell>
          <table:table-cell office:value-type="float" office:value="0.1907993866" calcext:value-type="float">
            <text:p>0.1907993866</text:p>
          </table:table-cell>
          <table:table-cell office:value-type="float" office:value="0.004264361065" calcext:value-type="float">
            <text:p>0.0042643611</text:p>
          </table:table-cell>
          <table:table-cell office:value-type="float" office:value="0.04299660129" calcext:value-type="float">
            <text:p>0.04299660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60740432" calcext:value-type="float">
            <text:p>10.60740432</text:p>
          </table:table-cell>
          <table:table-cell office:value-type="float" office:value="-0.2173353313" calcext:value-type="float">
            <text:p>-0.2173353313</text:p>
          </table:table-cell>
          <table:table-cell office:value-type="float" office:value="-0.5769370112" calcext:value-type="float">
            <text:p>-0.5769370112</text:p>
          </table:table-cell>
          <table:table-cell office:value-type="float" office:value="0.003634214799" calcext:value-type="float">
            <text:p>0.0036342148</text:p>
          </table:table-cell>
          <table:table-cell office:value-type="float" office:value="0.04048261911" calcext:value-type="float">
            <text:p>0.04048261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59997074" calcext:value-type="float">
            <text:p>10.59997074</text:p>
          </table:table-cell>
          <table:table-cell office:value-type="float" office:value="-0.2009047844" calcext:value-type="float">
            <text:p>-0.2009047844</text:p>
          </table:table-cell>
          <table:table-cell office:value-type="float" office:value="0.3099181144" calcext:value-type="float">
            <text:p>0.3099181144</text:p>
          </table:table-cell>
          <table:table-cell office:value-type="float" office:value="0.004073927421" calcext:value-type="float">
            <text:p>0.0040739274</text:p>
          </table:table-cell>
          <table:table-cell office:value-type="float" office:value="0.04361526714" calcext:value-type="float">
            <text:p>0.04361526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58799867" calcext:value-type="float">
            <text:p>10.58799867</text:p>
          </table:table-cell>
          <table:table-cell office:value-type="float" office:value="-0.2306214282" calcext:value-type="float">
            <text:p>-0.2306214282</text:p>
          </table:table-cell>
          <table:table-cell office:value-type="float" office:value="-0.637433189" calcext:value-type="float">
            <text:p>-0.637433189</text:p>
          </table:table-cell>
          <table:table-cell office:value-type="float" office:value="0.004445143412" calcext:value-type="float">
            <text:p>0.0044451434</text:p>
          </table:table-cell>
          <table:table-cell office:value-type="float" office:value="0.0387262466" calcext:value-type="float">
            <text:p>0.03872624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57615804" calcext:value-type="float">
            <text:p>10.57615804</text:p>
          </table:table-cell>
          <table:table-cell office:value-type="float" office:value="-0.2108869805" calcext:value-type="float">
            <text:p>-0.2108869805</text:p>
          </table:table-cell>
          <table:table-cell office:value-type="float" office:value="0.3927362305" calcext:value-type="float">
            <text:p>0.3927362305</text:p>
          </table:table-cell>
          <table:table-cell office:value-type="float" office:value="0.004791729581" calcext:value-type="float">
            <text:p>0.0047917296</text:p>
          </table:table-cell>
          <table:table-cell office:value-type="float" office:value="0.03800057952" calcext:value-type="float">
            <text:p>0.03800057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5670301" calcext:value-type="float">
            <text:p>10.5670301</text:p>
          </table:table-cell>
          <table:table-cell office:value-type="float" office:value="-0.2253882619" calcext:value-type="float">
            <text:p>-0.2253882619</text:p>
          </table:table-cell>
          <table:table-cell office:value-type="float" office:value="-0.2918678092" calcext:value-type="float">
            <text:p>-0.2918678092</text:p>
          </table:table-cell>
          <table:table-cell office:value-type="float" office:value="0.005018006794" calcext:value-type="float">
            <text:p>0.0050180068</text:p>
          </table:table-cell>
          <table:table-cell office:value-type="float" office:value="0.03727491244" calcext:value-type="float">
            <text:p>0.03727491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55667679" calcext:value-type="float">
            <text:p>10.55667679</text:p>
          </table:table-cell>
          <table:table-cell office:value-type="float" office:value="-0.2075203738" calcext:value-type="float">
            <text:p>-0.2075203738</text:p>
          </table:table-cell>
          <table:table-cell office:value-type="float" office:value="0.3506882537" calcext:value-type="float">
            <text:p>0.3506882537</text:p>
          </table:table-cell>
          <table:table-cell office:value-type="float" office:value="0.005266948682" calcext:value-type="float">
            <text:p>0.0052669487</text:p>
          </table:table-cell>
          <table:table-cell office:value-type="float" office:value="0.03685428374" calcext:value-type="float">
            <text:p>0.0368542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54314504" calcext:value-type="float">
            <text:p>10.54314504</text:p>
          </table:table-cell>
          <table:table-cell office:value-type="float" office:value="-0.2212937919" calcext:value-type="float">
            <text:p>-0.2212937919</text:p>
          </table:table-cell>
          <table:table-cell office:value-type="float" office:value="-0.2819077688" calcext:value-type="float">
            <text:p>-0.2819077688</text:p>
          </table:table-cell>
          <table:table-cell office:value-type="float" office:value="0.005049799213" calcext:value-type="float">
            <text:p>0.0050497992</text:p>
          </table:table-cell>
          <table:table-cell office:value-type="float" office:value="0.03364317823" calcext:value-type="float">
            <text:p>0.03364317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52909348" calcext:value-type="float">
            <text:p>10.52909348</text:p>
          </table:table-cell>
          <table:table-cell office:value-type="float" office:value="-0.2528168627" calcext:value-type="float">
            <text:p>-0.2528168627</text:p>
          </table:table-cell>
          <table:table-cell office:value-type="float" office:value="-0.6243064154" calcext:value-type="float">
            <text:p>-0.6243064154</text:p>
          </table:table-cell>
          <table:table-cell office:value-type="float" office:value="0.005403781339" calcext:value-type="float">
            <text:p>0.0054037813</text:p>
          </table:table-cell>
          <table:table-cell office:value-type="float" office:value="0.03074573472" calcext:value-type="float">
            <text:p>0.03074573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52184985" calcext:value-type="float">
            <text:p>10.52184985</text:p>
          </table:table-cell>
          <table:table-cell office:value-type="float" office:value="-0.2331728839" calcext:value-type="float">
            <text:p>-0.2331728839</text:p>
          </table:table-cell>
          <table:table-cell office:value-type="float" office:value="0.3912446119" calcext:value-type="float">
            <text:p>0.3912446119</text:p>
          </table:table-cell>
          <table:table-cell office:value-type="float" office:value="0.005833376951" calcext:value-type="float">
            <text:p>0.005833377</text:p>
          </table:table-cell>
          <table:table-cell office:value-type="float" office:value="0.03670190058" calcext:value-type="float">
            <text:p>0.03670190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50314154" calcext:value-type="float">
            <text:p>10.50314154</text:p>
          </table:table-cell>
          <table:table-cell office:value-type="float" office:value="-0.2670136897" calcext:value-type="float">
            <text:p>-0.2670136897</text:p>
          </table:table-cell>
          <table:table-cell office:value-type="float" office:value="-0.6846257942" calcext:value-type="float">
            <text:p>-0.6846257942</text:p>
          </table:table-cell>
          <table:table-cell office:value-type="float" office:value="0.006216412546" calcext:value-type="float">
            <text:p>0.0062164125</text:p>
          </table:table-cell>
          <table:table-cell office:value-type="float" office:value="0.03694828645" calcext:value-type="float">
            <text:p>0.03694828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49513232" calcext:value-type="float">
            <text:p>10.49513232</text:p>
          </table:table-cell>
          <table:table-cell office:value-type="float" office:value="-0.2273293138" calcext:value-type="float">
            <text:p>-0.2273293138</text:p>
          </table:table-cell>
          <table:table-cell office:value-type="float" office:value="0.7889817159" calcext:value-type="float">
            <text:p>0.7889817159</text:p>
          </table:table-cell>
          <table:table-cell office:value-type="float" office:value="0.006542962842" calcext:value-type="float">
            <text:p>0.0065429628</text:p>
          </table:table-cell>
          <table:table-cell office:value-type="float" office:value="0.03779766934" calcext:value-type="float">
            <text:p>0.0377976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47848563" calcext:value-type="float">
            <text:p>10.47848563</text:p>
          </table:table-cell>
          <table:table-cell office:value-type="float" office:value="-0.2681743457" calcext:value-type="float">
            <text:p>-0.2681743457</text:p>
          </table:table-cell>
          <table:table-cell office:value-type="float" office:value="-0.6546436169" calcext:value-type="float">
            <text:p>-0.6546436169</text:p>
          </table:table-cell>
          <table:table-cell office:value-type="float" office:value="0.006809876213" calcext:value-type="float">
            <text:p>0.0068098762</text:p>
          </table:table-cell>
          <table:table-cell office:value-type="float" office:value="0.03478762434" calcext:value-type="float">
            <text:p>0.0347876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46835709" calcext:value-type="float">
            <text:p>10.46835709</text:p>
          </table:table-cell>
          <table:table-cell office:value-type="float" office:value="-0.2310854451" calcext:value-type="float">
            <text:p>-0.2310854451</text:p>
          </table:table-cell>
          <table:table-cell office:value-type="float" office:value="0.9785008001" calcext:value-type="float">
            <text:p>0.9785008001</text:p>
          </table:table-cell>
          <table:table-cell office:value-type="float" office:value="0.00670270208" calcext:value-type="float">
            <text:p>0.0067027021</text:p>
          </table:table-cell>
          <table:table-cell office:value-type="float" office:value="0.02846950173" calcext:value-type="float">
            <text:p>0.02846950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45894122" calcext:value-type="float">
            <text:p>10.45894122</text:p>
          </table:table-cell>
          <table:table-cell office:value-type="float" office:value="-0.2408386287" calcext:value-type="float">
            <text:p>-0.2408386287</text:p>
          </table:table-cell>
          <table:table-cell office:value-type="float" office:value="-0.1952467143" calcext:value-type="float">
            <text:p>-0.1952467143</text:p>
          </table:table-cell>
          <table:table-cell office:value-type="float" office:value="0.006968347507" calcext:value-type="float">
            <text:p>0.0069683475</text:p>
          </table:table-cell>
          <table:table-cell office:value-type="float" office:value="0.03124884894" calcext:value-type="float">
            <text:p>0.0312488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44994889" calcext:value-type="float">
            <text:p>10.44994889</text:p>
          </table:table-cell>
          <table:table-cell office:value-type="float" office:value="-0.2113131213" calcext:value-type="float">
            <text:p>-0.2113131213</text:p>
          </table:table-cell>
          <table:table-cell office:value-type="float" office:value="0.5851961451" calcext:value-type="float">
            <text:p>0.5851961451</text:p>
          </table:table-cell>
          <table:table-cell office:value-type="float" office:value="0.007193661763" calcext:value-type="float">
            <text:p>0.0071936618</text:p>
          </table:table-cell>
          <table:table-cell office:value-type="float" office:value="0.0369338056" calcext:value-type="float">
            <text:p>0.03693380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43616923" calcext:value-type="float">
            <text:p>10.43616923</text:p>
          </table:table-cell>
          <table:table-cell office:value-type="float" office:value="-0.2155819073" calcext:value-type="float">
            <text:p>-0.2155819073</text:p>
          </table:table-cell>
          <table:table-cell office:value-type="float" office:value="-0.08674814298" calcext:value-type="float">
            <text:p>-0.086748143</text:p>
          </table:table-cell>
          <table:table-cell office:value-type="float" office:value="0.007298738401" calcext:value-type="float">
            <text:p>0.0072987384</text:p>
          </table:table-cell>
          <table:table-cell office:value-type="float" office:value="0.03699315645" calcext:value-type="float">
            <text:p>0.03699315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42186393" calcext:value-type="float">
            <text:p>10.42186393</text:p>
          </table:table-cell>
          <table:table-cell office:value-type="float" office:value="-0.2475644793" calcext:value-type="float">
            <text:p>-0.2475644793</text:p>
          </table:table-cell>
          <table:table-cell office:value-type="float" office:value="-0.6359306615" calcext:value-type="float">
            <text:p>-0.6359306615</text:p>
          </table:table-cell>
          <table:table-cell office:value-type="float" office:value="0.007323733566" calcext:value-type="float">
            <text:p>0.0073237336</text:p>
          </table:table-cell>
          <table:table-cell office:value-type="float" office:value="0.0370525073" calcext:value-type="float">
            <text:p>0.03705250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40037791" calcext:value-type="float">
            <text:p>10.40037791</text:p>
          </table:table-cell>
          <table:table-cell office:value-type="float" office:value="-0.3312259273" calcext:value-type="float">
            <text:p>-0.3312259273</text:p>
          </table:table-cell>
          <table:table-cell office:value-type="float" office:value="-1.671251869" calcext:value-type="float">
            <text:p>-1.671251869</text:p>
          </table:table-cell>
          <table:table-cell office:value-type="float" office:value="0.00735067352" calcext:value-type="float">
            <text:p>0.0073506735</text:p>
          </table:table-cell>
          <table:table-cell office:value-type="float" office:value="0.03711185815" calcext:value-type="float">
            <text:p>0.0371118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38290992" calcext:value-type="float">
            <text:p>10.38290992</text:p>
          </table:table-cell>
          <table:table-cell office:value-type="float" office:value="-0.3539768004" calcext:value-type="float">
            <text:p>-0.3539768004</text:p>
          </table:table-cell>
          <table:table-cell office:value-type="float" office:value="-0.453605931" calcext:value-type="float">
            <text:p>-0.453605931</text:p>
          </table:table-cell>
          <table:table-cell office:value-type="float" office:value="0.00763286834" calcext:value-type="float">
            <text:p>0.0076328683</text:p>
          </table:table-cell>
          <table:table-cell office:value-type="float" office:value="0.03994291598" calcext:value-type="float">
            <text:p>0.0399429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35689736" calcext:value-type="float">
            <text:p>10.35689736</text:p>
          </table:table-cell>
          <table:table-cell office:value-type="float" office:value="-0.4298155183" calcext:value-type="float">
            <text:p>-0.4298155183</text:p>
          </table:table-cell>
          <table:table-cell office:value-type="float" office:value="-1.492595329" calcext:value-type="float">
            <text:p>-1.492595329</text:p>
          </table:table-cell>
          <table:table-cell office:value-type="float" office:value="0.00760290032" calcext:value-type="float">
            <text:p>0.0076029003</text:p>
          </table:table-cell>
          <table:table-cell office:value-type="float" office:value="0.0397719662" calcext:value-type="float">
            <text:p>0.03977196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10.34827676" calcext:value-type="float">
            <text:p>10.34827676</text:p>
          </table:table-cell>
          <table:table-cell office:value-type="float" office:value="-0.3443592319" calcext:value-type="float">
            <text:p>-0.3443592319</text:p>
          </table:table-cell>
          <table:table-cell office:value-type="float" office:value="1.713406572" calcext:value-type="float">
            <text:p>1.713406572</text:p>
          </table:table-cell>
          <table:table-cell office:value-type="float" office:value="0.008071973511" calcext:value-type="float">
            <text:p>0.0080719735</text:p>
          </table:table-cell>
          <table:table-cell office:value-type="float" office:value="0.04564748586" calcext:value-type="float">
            <text:p>0.04564748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10.32028711" calcext:value-type="float">
            <text:p>10.32028711</text:p>
          </table:table-cell>
          <table:table-cell office:value-type="float" office:value="-0.4070716837" calcext:value-type="float">
            <text:p>-0.4070716837</text:p>
          </table:table-cell>
          <table:table-cell office:value-type="float" office:value="-1.201865534" calcext:value-type="float">
            <text:p>-1.201865534</text:p>
          </table:table-cell>
          <table:table-cell office:value-type="float" office:value="0.008118520507" calcext:value-type="float">
            <text:p>0.0081185205</text:p>
          </table:table-cell>
          <table:table-cell office:value-type="float" office:value="0.04400147709" calcext:value-type="float">
            <text:p>0.04400147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10.30007552" calcext:value-type="float">
            <text:p>10.30007552</text:p>
          </table:table-cell>
          <table:table-cell office:value-type="float" office:value="-0.3818803258" calcext:value-type="float">
            <text:p>-0.3818803258</text:p>
          </table:table-cell>
          <table:table-cell office:value-type="float" office:value="0.5439009649" calcext:value-type="float">
            <text:p>0.5439009649</text:p>
          </table:table-cell>
          <table:table-cell office:value-type="float" office:value="0.008127245132" calcext:value-type="float">
            <text:p>0.0081272451</text:p>
          </table:table-cell>
          <table:table-cell office:value-type="float" office:value="0.04916376802" calcext:value-type="float">
            <text:p>0.049163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10.28437527" calcext:value-type="float">
            <text:p>10.28437527</text:p>
          </table:table-cell>
          <table:table-cell office:value-type="float" office:value="-0.4274663945" calcext:value-type="float">
            <text:p>-0.4274663945</text:p>
          </table:table-cell>
          <table:table-cell office:value-type="float" office:value="-0.8989370334" calcext:value-type="float">
            <text:p>-0.8989370334</text:p>
          </table:table-cell>
          <table:table-cell office:value-type="float" office:value="0.008047377044" calcext:value-type="float">
            <text:p>0.008047377</text:p>
          </table:table-cell>
          <table:table-cell office:value-type="float" office:value="0.05167983309" calcext:value-type="float">
            <text:p>0.05167983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25907941" calcext:value-type="float">
            <text:p>10.25907941</text:p>
          </table:table-cell>
          <table:table-cell office:value-type="float" office:value="-0.4182873555" calcext:value-type="float">
            <text:p>-0.4182873555</text:p>
          </table:table-cell>
          <table:table-cell office:value-type="float" office:value="0.18465451" calcext:value-type="float">
            <text:p>0.18465451</text:p>
          </table:table-cell>
          <table:table-cell office:value-type="float" office:value="0.008147535729" calcext:value-type="float">
            <text:p>0.0081475357</text:p>
          </table:table-cell>
          <table:table-cell office:value-type="float" office:value="0.04974818569" calcext:value-type="float">
            <text:p>0.04974818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22755918" calcext:value-type="float">
            <text:p>10.22755918</text:p>
          </table:table-cell>
          <table:table-cell office:value-type="float" office:value="-0.4809404452" calcext:value-type="float">
            <text:p>-0.4809404452</text:p>
          </table:table-cell>
          <table:table-cell office:value-type="float" office:value="-1.241013465" calcext:value-type="float">
            <text:p>-1.241013465</text:p>
          </table:table-cell>
          <table:table-cell office:value-type="float" office:value="0.008001552768" calcext:value-type="float">
            <text:p>0.0080015528</text:p>
          </table:table-cell>
          <table:table-cell office:value-type="float" office:value="0.04943831588" calcext:value-type="float">
            <text:p>0.04943831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20046601" calcext:value-type="float">
            <text:p>10.20046601</text:p>
          </table:table-cell>
          <table:table-cell office:value-type="float" office:value="-0.557426357" calcext:value-type="float">
            <text:p>-0.557426357</text:p>
          </table:table-cell>
          <table:table-cell office:value-type="float" office:value="-1.521802974" calcext:value-type="float">
            <text:p>-1.521802974</text:p>
          </table:table-cell>
          <table:table-cell office:value-type="float" office:value="0.007767243825" calcext:value-type="float">
            <text:p>0.0077672438</text:p>
          </table:table-cell>
          <table:table-cell office:value-type="float" office:value="0.04912844605" calcext:value-type="float">
            <text:p>0.04912844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16594555" calcext:value-type="float">
            <text:p>10.16594555</text:p>
          </table:table-cell>
          <table:table-cell office:value-type="float" office:value="-0.6201637034" calcext:value-type="float">
            <text:p>-0.6201637034</text:p>
          </table:table-cell>
          <table:table-cell office:value-type="float" office:value="-1.26688572" calcext:value-type="float">
            <text:p>-1.26688572</text:p>
          </table:table-cell>
          <table:table-cell office:value-type="float" office:value="0.007515224073" calcext:value-type="float">
            <text:p>0.0075152241</text:p>
          </table:table-cell>
          <table:table-cell office:value-type="float" office:value="0.05298788289" calcext:value-type="float">
            <text:p>0.05298788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14132859" calcext:value-type="float">
            <text:p>10.14132859</text:p>
          </table:table-cell>
          <table:table-cell office:value-type="float" office:value="-0.5756923005" calcext:value-type="float">
            <text:p>-0.5756923005</text:p>
          </table:table-cell>
          <table:table-cell office:value-type="float" office:value="0.8868802984" calcext:value-type="float">
            <text:p>0.8868802984</text:p>
          </table:table-cell>
          <table:table-cell office:value-type="float" office:value="0.007249788013" calcext:value-type="float">
            <text:p>0.007249788</text:p>
          </table:table-cell>
          <table:table-cell office:value-type="float" office:value="0.05267801308" calcext:value-type="float">
            <text:p>0.05267801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10931341" calcext:value-type="float">
            <text:p>10.10931341</text:p>
          </table:table-cell>
          <table:table-cell office:value-type="float" office:value="-0.6100693243" calcext:value-type="float">
            <text:p>-0.6100693243</text:p>
          </table:table-cell>
          <table:table-cell office:value-type="float" office:value="-0.6895667402" calcext:value-type="float">
            <text:p>-0.6895667402</text:p>
          </table:table-cell>
          <table:table-cell office:value-type="float" office:value="0.007153220613" calcext:value-type="float">
            <text:p>0.0071532206</text:p>
          </table:table-cell>
          <table:table-cell office:value-type="float" office:value="0.04914025063" calcext:value-type="float">
            <text:p>0.04914025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10.06488074" calcext:value-type="float">
            <text:p>10.06488074</text:p>
          </table:table-cell>
          <table:table-cell office:value-type="float" office:value="-0.6685844825" calcext:value-type="float">
            <text:p>-0.6685844825</text:p>
          </table:table-cell>
          <table:table-cell office:value-type="float" office:value="-1.149206265" calcext:value-type="float">
            <text:p>-1.149206265</text:p>
          </table:table-cell>
          <table:table-cell office:value-type="float" office:value="0.008131060693" calcext:value-type="float">
            <text:p>0.0081310607</text:p>
          </table:table-cell>
          <table:table-cell office:value-type="float" office:value="0.05732238463" calcext:value-type="float">
            <text:p>0.05732238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10.02015583" calcext:value-type="float">
            <text:p>10.02015583</text:p>
          </table:table-cell>
          <table:table-cell office:value-type="float" office:value="-0.7522938564" calcext:value-type="float">
            <text:p>-0.7522938564</text:p>
          </table:table-cell>
          <table:table-cell office:value-type="float" office:value="-1.388871104" calcext:value-type="float">
            <text:p>-1.388871104</text:p>
          </table:table-cell>
          <table:table-cell office:value-type="float" office:value="0.008055207687" calcext:value-type="float">
            <text:p>0.0080552077</text:p>
          </table:table-cell>
          <table:table-cell office:value-type="float" office:value="0.05624289485" calcext:value-type="float">
            <text:p>0.05624289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997265453" calcext:value-type="float">
            <text:p>9.997265453</text:p>
          </table:table-cell>
          <table:table-cell office:value-type="float" office:value="-0.7372240556" calcext:value-type="float">
            <text:p>-0.7372240556</text:p>
          </table:table-cell>
          <table:table-cell office:value-type="float" office:value="0.3930205922" calcext:value-type="float">
            <text:p>0.3930205922</text:p>
          </table:table-cell>
          <table:table-cell office:value-type="float" office:value="0.007733476645" calcext:value-type="float">
            <text:p>0.0077334766</text:p>
          </table:table-cell>
          <table:table-cell office:value-type="float" office:value="0.06019910085" calcext:value-type="float">
            <text:p>0.06019910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953424823" calcext:value-type="float">
            <text:p>9.953424823</text:p>
          </table:table-cell>
          <table:table-cell office:value-type="float" office:value="-0.7358497822" calcext:value-type="float">
            <text:p>-0.7358497822</text:p>
          </table:table-cell>
          <table:table-cell office:value-type="float" office:value="0.02722523677" calcext:value-type="float">
            <text:p>0.0272252368</text:p>
          </table:table-cell>
          <table:table-cell office:value-type="float" office:value="0.007564620684" calcext:value-type="float">
            <text:p>0.0075646207</text:p>
          </table:table-cell>
          <table:table-cell office:value-type="float" office:value="0.06566416587" calcext:value-type="float">
            <text:p>0.06566416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89970495" calcext:value-type="float">
            <text:p>9.89970495</text:p>
          </table:table-cell>
          <table:table-cell office:value-type="float" office:value="-0.8455616476" calcext:value-type="float">
            <text:p>-0.8455616476</text:p>
          </table:table-cell>
          <table:table-cell office:value-type="float" office:value="-2.18769204" calcext:value-type="float">
            <text:p>-2.18769204</text:p>
          </table:table-cell>
          <table:table-cell office:value-type="float" office:value="0.007422855119" calcext:value-type="float">
            <text:p>0.0074228551</text:p>
          </table:table-cell>
          <table:table-cell office:value-type="float" office:value="0.07617631965" calcext:value-type="float">
            <text:p>0.07617631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83338362" calcext:value-type="float">
            <text:p>9.83338362</text:p>
          </table:table-cell>
          <table:table-cell office:value-type="float" office:value="-1.093395415" calcext:value-type="float">
            <text:p>-1.093395415</text:p>
          </table:table-cell>
          <table:table-cell office:value-type="float" office:value="-5.009200926" calcext:value-type="float">
            <text:p>-5.009200926</text:p>
          </table:table-cell>
          <table:table-cell office:value-type="float" office:value="0.007202842332" calcext:value-type="float">
            <text:p>0.0072028423</text:p>
          </table:table-cell>
          <table:table-cell office:value-type="float" office:value="0.07510557172" calcext:value-type="float">
            <text:p>0.07510557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9.771369428" calcext:value-type="float">
            <text:p>9.771369428</text:p>
          </table:table-cell>
          <table:table-cell office:value-type="float" office:value="-1.220403163" calcext:value-type="float">
            <text:p>-1.220403163</text:p>
          </table:table-cell>
          <table:table-cell office:value-type="float" office:value="-2.55910014" calcext:value-type="float">
            <text:p>-2.55910014</text:p>
          </table:table-cell>
          <table:table-cell office:value-type="float" office:value="0.006930363634" calcext:value-type="float">
            <text:p>0.0069303636</text:p>
          </table:table-cell>
          <table:table-cell office:value-type="float" office:value="0.06479667667" calcext:value-type="float">
            <text:p>0.06479667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9.693939114" calcext:value-type="float">
            <text:p>9.693939114</text:p>
          </table:table-cell>
          <table:table-cell office:value-type="float" office:value="-1.36942021" calcext:value-type="float">
            <text:p>-1.36942021</text:p>
          </table:table-cell>
          <table:table-cell office:value-type="float" office:value="-2.921907282" calcext:value-type="float">
            <text:p>-2.921907282</text:p>
          </table:table-cell>
          <table:table-cell office:value-type="float" office:value="0.006616100295" calcext:value-type="float">
            <text:p>0.0066161003</text:p>
          </table:table-cell>
          <table:table-cell office:value-type="float" office:value="0.06394242349" calcext:value-type="float">
            <text:p>0.06394242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616294895" calcext:value-type="float">
            <text:p>9.616294895</text:p>
          </table:table-cell>
          <table:table-cell office:value-type="float" office:value="-1.447059694" calcext:value-type="float">
            <text:p>-1.447059694</text:p>
          </table:table-cell>
          <table:table-cell office:value-type="float" office:value="-1.573305171" calcext:value-type="float">
            <text:p>-1.573305171</text:p>
          </table:table-cell>
          <table:table-cell office:value-type="float" office:value="0.006293984" calcext:value-type="float">
            <text:p>0.006293984</text:p>
          </table:table-cell>
          <table:table-cell office:value-type="float" office:value="0.06660032454" calcext:value-type="float">
            <text:p>0.06660032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535923863" calcext:value-type="float">
            <text:p>9.535923863</text:p>
          </table:table-cell>
          <table:table-cell office:value-type="float" office:value="-1.562258889" calcext:value-type="float">
            <text:p>-1.562258889</text:p>
          </table:table-cell>
          <table:table-cell office:value-type="float" office:value="-2.286369794" calcext:value-type="float">
            <text:p>-2.286369794</text:p>
          </table:table-cell>
          <table:table-cell office:value-type="float" office:value="0.005975898445" calcext:value-type="float">
            <text:p>0.0059758984</text:p>
          </table:table-cell>
          <table:table-cell office:value-type="float" office:value="0.0698223605" calcext:value-type="float">
            <text:p>0.06982236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391895286" calcext:value-type="float">
            <text:p>9.391895286</text:p>
          </table:table-cell>
          <table:table-cell office:value-type="float" office:value="-1.523187697" calcext:value-type="float">
            <text:p>-1.523187697</text:p>
          </table:table-cell>
          <table:table-cell office:value-type="float" office:value="0.3800628928" calcext:value-type="float">
            <text:p>0.3800628928</text:p>
          </table:table-cell>
          <table:table-cell office:value-type="float" office:value="0.005757273871" calcext:value-type="float">
            <text:p>0.0057572739</text:p>
          </table:table-cell>
          <table:table-cell office:value-type="float" office:value="0.0700947715" calcext:value-type="float">
            <text:p>0.07009477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315221068" calcext:value-type="float">
            <text:p>9.315221068</text:p>
          </table:table-cell>
          <table:table-cell office:value-type="float" office:value="-1.547519044" calcext:value-type="float">
            <text:p>-1.547519044</text:p>
          </table:table-cell>
          <table:table-cell office:value-type="float" office:value="-0.5224573882" calcext:value-type="float">
            <text:p>-0.5224573882</text:p>
          </table:table-cell>
          <table:table-cell office:value-type="float" office:value="0.005274545645" calcext:value-type="float">
            <text:p>0.0052745456</text:p>
          </table:table-cell>
          <table:table-cell office:value-type="float" office:value="0.07540782052" calcext:value-type="float">
            <text:p>0.0754078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235447143" calcext:value-type="float">
            <text:p>9.235447143</text:p>
          </table:table-cell>
          <table:table-cell office:value-type="float" office:value="-1.544365998" calcext:value-type="float">
            <text:p>-1.544365998</text:p>
          </table:table-cell>
          <table:table-cell office:value-type="float" office:value="0.06267334566" calcext:value-type="float">
            <text:p>0.0626733457</text:p>
          </table:table-cell>
          <table:table-cell office:value-type="float" office:value="0.004971628202" calcext:value-type="float">
            <text:p>0.0049716282</text:p>
          </table:table-cell>
          <table:table-cell office:value-type="float" office:value="0.0801453582" calcext:value-type="float">
            <text:p>0.0801453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160069313" calcext:value-type="float">
            <text:p>9.160069313</text:p>
          </table:table-cell>
          <table:table-cell office:value-type="float" office:value="-1.580820661" calcext:value-type="float">
            <text:p>-1.580820661</text:p>
          </table:table-cell>
          <table:table-cell office:value-type="float" office:value="-0.7304655709" calcext:value-type="float">
            <text:p>-0.7304655709</text:p>
          </table:table-cell>
          <table:table-cell office:value-type="float" office:value="0.004684573839" calcext:value-type="float">
            <text:p>0.0046845738</text:p>
          </table:table-cell>
          <table:table-cell office:value-type="float" office:value="0.07708191929" calcext:value-type="float">
            <text:p>0.07708191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088907654" calcext:value-type="float">
            <text:p>9.088907654</text:p>
          </table:table-cell>
          <table:table-cell office:value-type="float" office:value="-1.501594976" calcext:value-type="float">
            <text:p>-1.501594976</text:p>
          </table:table-cell>
          <table:table-cell office:value-type="float" office:value="1.568353794" calcext:value-type="float">
            <text:p>1.568353794</text:p>
          </table:table-cell>
          <table:table-cell office:value-type="float" office:value="0.004465963673" calcext:value-type="float">
            <text:p>0.0044659637</text:p>
          </table:table-cell>
          <table:table-cell office:value-type="float" office:value="0.07245578247" calcext:value-type="float">
            <text:p>0.07245578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019863308" calcext:value-type="float">
            <text:p>9.019863308</text:p>
          </table:table-cell>
          <table:table-cell office:value-type="float" office:value="-1.439069031" calcext:value-type="float">
            <text:p>-1.439069031</text:p>
          </table:table-cell>
          <table:table-cell office:value-type="float" office:value="1.266102228" calcext:value-type="float">
            <text:p>1.266102228</text:p>
          </table:table-cell>
          <table:table-cell office:value-type="float" office:value="0.004269436439" calcext:value-type="float">
            <text:p>0.0042694364</text:p>
          </table:table-cell>
          <table:table-cell office:value-type="float" office:value="0.07645588516" calcext:value-type="float">
            <text:p>0.07645588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8.946985482" calcext:value-type="float">
            <text:p>8.946985482</text:p>
          </table:table-cell>
          <table:table-cell office:value-type="float" office:value="-1.419327441" calcext:value-type="float">
            <text:p>-1.419327441</text:p>
          </table:table-cell>
          <table:table-cell office:value-type="float" office:value="0.3931016269" calcext:value-type="float">
            <text:p>0.3931016269</text:p>
          </table:table-cell>
          <table:table-cell office:value-type="float" office:value="0.004149090172" calcext:value-type="float">
            <text:p>0.0041490902</text:p>
          </table:table-cell>
          <table:table-cell office:value-type="float" office:value="0.07659694095" calcext:value-type="float">
            <text:p>0.0765969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4" calcext:value-type="float">
            <text:p>1014</text:p>
          </table:table-cell>
          <table:table-cell office:value-type="float" office:value="8.876421913" calcext:value-type="float">
            <text:p>8.876421913</text:p>
          </table:table-cell>
          <table:table-cell office:value-type="float" office:value="-1.415668939" calcext:value-type="float">
            <text:p>-1.415668939</text:p>
          </table:table-cell>
          <table:table-cell office:value-type="float" office:value="0.07246860243" calcext:value-type="float">
            <text:p>0.0724686024</text:p>
          </table:table-cell>
          <table:table-cell office:value-type="float" office:value="0.004336356127" calcext:value-type="float">
            <text:p>0.0043363561</text:p>
          </table:table-cell>
          <table:table-cell office:value-type="float" office:value="0.07511758881" calcext:value-type="float">
            <text:p>0.07511758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4" calcext:value-type="float">
            <text:p>1014</text:p>
          </table:table-cell>
          <table:table-cell office:value-type="float" office:value="8.806794448" calcext:value-type="float">
            <text:p>8.806794448</text:p>
          </table:table-cell>
          <table:table-cell office:value-type="float" office:value="-1.41309256" calcext:value-type="float">
            <text:p>-1.41309256</text:p>
          </table:table-cell>
          <table:table-cell office:value-type="float" office:value="0.05144677922" calcext:value-type="float">
            <text:p>0.0514467792</text:p>
          </table:table-cell>
          <table:table-cell office:value-type="float" office:value="0.004234622884" calcext:value-type="float">
            <text:p>0.0042346229</text:p>
          </table:table-cell>
          <table:table-cell office:value-type="float" office:value="0.07983939621" calcext:value-type="float">
            <text:p>0.07983939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8.718710832" calcext:value-type="float">
            <text:p>8.718710832</text:p>
          </table:table-cell>
          <table:table-cell office:value-type="float" office:value="-1.514007158" calcext:value-type="float">
            <text:p>-1.514007158</text:p>
          </table:table-cell>
          <table:table-cell office:value-type="float" office:value="-2.009402549" calcext:value-type="float">
            <text:p>-2.009402549</text:p>
          </table:table-cell>
          <table:table-cell office:value-type="float" office:value="0.003845026291" calcext:value-type="float">
            <text:p>0.0038450263</text:p>
          </table:table-cell>
          <table:table-cell office:value-type="float" office:value="0.07612812071" calcext:value-type="float">
            <text:p>0.07612812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8.632735412" calcext:value-type="float">
            <text:p>8.632735412</text:p>
          </table:table-cell>
          <table:table-cell office:value-type="float" office:value="-1.518460887" calcext:value-type="float">
            <text:p>-1.518460887</text:p>
          </table:table-cell>
          <table:table-cell office:value-type="float" office:value="-0.07309850927" calcext:value-type="float">
            <text:p>-0.0730985093</text:p>
          </table:table-cell>
          <table:table-cell office:value-type="float" office:value="0.003732058105" calcext:value-type="float">
            <text:p>0.0037320581</text:p>
          </table:table-cell>
          <table:table-cell office:value-type="float" office:value="0.07622748683" calcext:value-type="float">
            <text:p>0.0762274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8.567944777" calcext:value-type="float">
            <text:p>8.567944777</text:p>
          </table:table-cell>
          <table:table-cell office:value-type="float" office:value="-1.612338022" calcext:value-type="float">
            <text:p>-1.612338022</text:p>
          </table:table-cell>
          <table:table-cell office:value-type="float" office:value="-2.422607782" calcext:value-type="float">
            <text:p>-2.422607782</text:p>
          </table:table-cell>
          <table:table-cell office:value-type="float" office:value="0.003579805988" calcext:value-type="float">
            <text:p>0.003579806</text:p>
          </table:table-cell>
          <table:table-cell office:value-type="float" office:value="0.07572846836" calcext:value-type="float">
            <text:p>0.07572846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8.490426804" calcext:value-type="float">
            <text:p>8.490426804</text:p>
          </table:table-cell>
          <table:table-cell office:value-type="float" office:value="-1.546519195" calcext:value-type="float">
            <text:p>-1.546519195</text:p>
          </table:table-cell>
          <table:table-cell office:value-type="float" office:value="1.321553562" calcext:value-type="float">
            <text:p>1.321553562</text:p>
          </table:table-cell>
          <table:table-cell office:value-type="float" office:value="0.003550608961" calcext:value-type="float">
            <text:p>0.003550609</text:p>
          </table:table-cell>
          <table:table-cell office:value-type="float" office:value="0.07612702677" calcext:value-type="float">
            <text:p>0.07612702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8.4139057" calcext:value-type="float">
            <text:p>8.4139057</text:p>
          </table:table-cell>
          <table:table-cell office:value-type="float" office:value="-1.580985155" calcext:value-type="float">
            <text:p>-1.580985155</text:p>
          </table:table-cell>
          <table:table-cell office:value-type="float" office:value="-0.6821484704" calcext:value-type="float">
            <text:p>-0.6821484704</text:p>
          </table:table-cell>
          <table:table-cell office:value-type="float" office:value="0.003974266867" calcext:value-type="float">
            <text:p>0.0039742669</text:p>
          </table:table-cell>
          <table:table-cell office:value-type="float" office:value="0.07941005157" calcext:value-type="float">
            <text:p>0.07941005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8.34229942" calcext:value-type="float">
            <text:p>8.34229942</text:p>
          </table:table-cell>
          <table:table-cell office:value-type="float" office:value="-1.508763962" calcext:value-type="float">
            <text:p>-1.508763962</text:p>
          </table:table-cell>
          <table:table-cell office:value-type="float" office:value="1.467831069" calcext:value-type="float">
            <text:p>1.467831069</text:p>
          </table:table-cell>
          <table:table-cell office:value-type="float" office:value="0.003973097831" calcext:value-type="float">
            <text:p>0.0039730978</text:p>
          </table:table-cell>
          <table:table-cell office:value-type="float" office:value="0.08028958923" calcext:value-type="float">
            <text:p>0.0802895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270116034" calcext:value-type="float">
            <text:p>8.270116034</text:p>
          </table:table-cell>
          <table:table-cell office:value-type="float" office:value="-1.469217164" calcext:value-type="float">
            <text:p>-1.469217164</text:p>
          </table:table-cell>
          <table:table-cell office:value-type="float" office:value="0.7877301725" calcext:value-type="float">
            <text:p>0.7877301725</text:p>
          </table:table-cell>
          <table:table-cell office:value-type="float" office:value="0.00387634611" calcext:value-type="float">
            <text:p>0.0038763461</text:p>
          </table:table-cell>
          <table:table-cell office:value-type="float" office:value="0.07623342367" calcext:value-type="float">
            <text:p>0.07623342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192499534" calcext:value-type="float">
            <text:p>8.192499534</text:p>
          </table:table-cell>
          <table:table-cell office:value-type="float" office:value="-1.484153895" calcext:value-type="float">
            <text:p>-1.484153895</text:p>
          </table:table-cell>
          <table:table-cell office:value-type="float" office:value="-0.3000782373" calcext:value-type="float">
            <text:p>-0.3000782373</text:p>
          </table:table-cell>
          <table:table-cell office:value-type="float" office:value="0.003837078339" calcext:value-type="float">
            <text:p>0.0038370783</text:p>
          </table:table-cell>
          <table:table-cell office:value-type="float" office:value="0.07323011149" calcext:value-type="float">
            <text:p>0.0732301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100861304" calcext:value-type="float">
            <text:p>8.100861304</text:p>
          </table:table-cell>
          <table:table-cell office:value-type="float" office:value="-1.610175737" calcext:value-type="float">
            <text:p>-1.610175737</text:p>
          </table:table-cell>
          <table:table-cell office:value-type="float" office:value="-2.521309316" calcext:value-type="float">
            <text:p>-2.521309316</text:p>
          </table:table-cell>
          <table:table-cell office:value-type="float" office:value="0.003707114542" calcext:value-type="float">
            <text:p>0.0037071145</text:p>
          </table:table-cell>
          <table:table-cell office:value-type="float" office:value="0.07500486398" calcext:value-type="float">
            <text:p>0.0750048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016573777" calcext:value-type="float">
            <text:p>8.016573777</text:p>
          </table:table-cell>
          <table:table-cell office:value-type="float" office:value="-1.688636422" calcext:value-type="float">
            <text:p>-1.688636422</text:p>
          </table:table-cell>
          <table:table-cell office:value-type="float" office:value="-1.557529272" calcext:value-type="float">
            <text:p>-1.557529272</text:p>
          </table:table-cell>
          <table:table-cell office:value-type="float" office:value="0.003586482936" calcext:value-type="float">
            <text:p>0.0035864829</text:p>
          </table:table-cell>
          <table:table-cell office:value-type="float" office:value="0.06998437948" calcext:value-type="float">
            <text:p>0.06998437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7.925408495" calcext:value-type="float">
            <text:p>7.925408495</text:p>
          </table:table-cell>
          <table:table-cell office:value-type="float" office:value="-1.776631891" calcext:value-type="float">
            <text:p>-1.776631891</text:p>
          </table:table-cell>
          <table:table-cell office:value-type="float" office:value="-1.759902269" calcext:value-type="float">
            <text:p>-1.759902269</text:p>
          </table:table-cell>
          <table:table-cell office:value-type="float" office:value="0.003331944126" calcext:value-type="float">
            <text:p>0.0033319441</text:p>
          </table:table-cell>
          <table:table-cell office:value-type="float" office:value="0.07632008301" calcext:value-type="float">
            <text:p>0.0763200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7.83149349" calcext:value-type="float">
            <text:p>7.83149349</text:p>
          </table:table-cell>
          <table:table-cell office:value-type="float" office:value="-1.764203828" calcext:value-type="float">
            <text:p>-1.764203828</text:p>
          </table:table-cell>
          <table:table-cell office:value-type="float" office:value="0.237685427" calcext:value-type="float">
            <text:p>0.237685427</text:p>
          </table:table-cell>
          <table:table-cell office:value-type="float" office:value="0.003208532986" calcext:value-type="float">
            <text:p>0.003208533</text:p>
          </table:table-cell>
          <table:table-cell office:value-type="float" office:value="0.07350114388" calcext:value-type="float">
            <text:p>0.07350114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748807708" calcext:value-type="float">
            <text:p>7.748807708</text:p>
          </table:table-cell>
          <table:table-cell office:value-type="float" office:value="-1.783492901" calcext:value-type="float">
            <text:p>-1.783492901</text:p>
          </table:table-cell>
          <table:table-cell office:value-type="float" office:value="-0.4038257629" calcext:value-type="float">
            <text:p>-0.4038257629</text:p>
          </table:table-cell>
          <table:table-cell office:value-type="float" office:value="0.003479434222" calcext:value-type="float">
            <text:p>0.0034794342</text:p>
          </table:table-cell>
          <table:table-cell office:value-type="float" office:value="0.07164598654" calcext:value-type="float">
            <text:p>0.07164598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651487564" calcext:value-type="float">
            <text:p>7.651487564</text:p>
          </table:table-cell>
          <table:table-cell office:value-type="float" office:value="-1.823853211" calcext:value-type="float">
            <text:p>-1.823853211</text:p>
          </table:table-cell>
          <table:table-cell office:value-type="float" office:value="-0.8063669499" calcext:value-type="float">
            <text:p>-0.8063669499</text:p>
          </table:table-cell>
          <table:table-cell office:value-type="float" office:value="0.003491049219" calcext:value-type="float">
            <text:p>0.0034910492</text:p>
          </table:table-cell>
          <table:table-cell office:value-type="float" office:value="0.07344076644" calcext:value-type="float">
            <text:p>0.07344076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562519186" calcext:value-type="float">
            <text:p>7.562519186</text:p>
          </table:table-cell>
          <table:table-cell office:value-type="float" office:value="-1.825215657" calcext:value-type="float">
            <text:p>-1.825215657</text:p>
          </table:table-cell>
          <table:table-cell office:value-type="float" office:value="-0.02756799029" calcext:value-type="float">
            <text:p>-0.0275679903</text:p>
          </table:table-cell>
          <table:table-cell office:value-type="float" office:value="0.00345119482" calcext:value-type="float">
            <text:p>0.0034511948</text:p>
          </table:table-cell>
          <table:table-cell office:value-type="float" office:value="0.0719855395" calcext:value-type="float">
            <text:p>0.07198553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488459551" calcext:value-type="float">
            <text:p>7.488459551</text:p>
          </table:table-cell>
          <table:table-cell office:value-type="float" office:value="-1.741097759" calcext:value-type="float">
            <text:p>-1.741097759</text:p>
          </table:table-cell>
          <table:table-cell office:value-type="float" office:value="1.679540209" calcext:value-type="float">
            <text:p>1.679540209</text:p>
          </table:table-cell>
          <table:table-cell office:value-type="float" office:value="0.00348501202" calcext:value-type="float">
            <text:p>0.003485012</text:p>
          </table:table-cell>
          <table:table-cell office:value-type="float" office:value="0.06728030572" calcext:value-type="float">
            <text:p>0.0672803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392249035" calcext:value-type="float">
            <text:p>7.392249035</text:p>
          </table:table-cell>
          <table:table-cell office:value-type="float" office:value="-1.736335552" calcext:value-type="float">
            <text:p>-1.736335552</text:p>
          </table:table-cell>
          <table:table-cell office:value-type="float" office:value="0.0955352955" calcext:value-type="float">
            <text:p>0.0955352955</text:p>
          </table:table-cell>
          <table:table-cell office:value-type="float" office:value="0.003458927858" calcext:value-type="float">
            <text:p>0.0034589279</text:p>
          </table:table-cell>
          <table:table-cell office:value-type="float" office:value="0.06379217084" calcext:value-type="float">
            <text:p>0.0637921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7.309372617" calcext:value-type="float">
            <text:p>7.309372617</text:p>
          </table:table-cell>
          <table:table-cell office:value-type="float" office:value="-1.688086024" calcext:value-type="float">
            <text:p>-1.688086024</text:p>
          </table:table-cell>
          <table:table-cell office:value-type="float" office:value="0.9637826719" calcext:value-type="float">
            <text:p>0.9637826719</text:p>
          </table:table-cell>
          <table:table-cell office:value-type="float" office:value="0.003487114783" calcext:value-type="float">
            <text:p>0.0034871148</text:p>
          </table:table-cell>
          <table:table-cell office:value-type="float" office:value="0.06446686696" calcext:value-type="float">
            <text:p>0.064466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217985659" calcext:value-type="float">
            <text:p>7.217985659</text:p>
          </table:table-cell>
          <table:table-cell office:value-type="float" office:value="-1.805984699" calcext:value-type="float">
            <text:p>-1.805984699</text:p>
          </table:table-cell>
          <table:table-cell office:value-type="float" office:value="-2.363996677" calcext:value-type="float">
            <text:p>-2.363996677</text:p>
          </table:table-cell>
          <table:table-cell office:value-type="float" office:value="0.002939413918" calcext:value-type="float">
            <text:p>0.0029394139</text:p>
          </table:table-cell>
          <table:table-cell office:value-type="float" office:value="0.0663698239" calcext:value-type="float">
            <text:p>0.0663698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138642517" calcext:value-type="float">
            <text:p>7.138642517</text:p>
          </table:table-cell>
          <table:table-cell office:value-type="float" office:value="-1.688459264" calcext:value-type="float">
            <text:p>-1.688459264</text:p>
          </table:table-cell>
          <table:table-cell office:value-type="float" office:value="2.336664288" calcext:value-type="float">
            <text:p>2.336664288</text:p>
          </table:table-cell>
          <table:table-cell office:value-type="float" office:value="0.002833944648" calcext:value-type="float">
            <text:p>0.0028339446</text:p>
          </table:table-cell>
          <table:table-cell office:value-type="float" office:value="0.06490736582" calcext:value-type="float">
            <text:p>0.06490736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048205596" calcext:value-type="float">
            <text:p>7.048205596</text:p>
          </table:table-cell>
          <table:table-cell office:value-type="float" office:value="-1.736109607" calcext:value-type="float">
            <text:p>-1.736109607</text:p>
          </table:table-cell>
          <table:table-cell office:value-type="float" office:value="-0.9475620905" calcext:value-type="float">
            <text:p>-0.9475620905</text:p>
          </table:table-cell>
          <table:table-cell office:value-type="float" office:value="0.002775537095" calcext:value-type="float">
            <text:p>0.0027755371</text:p>
          </table:table-cell>
          <table:table-cell office:value-type="float" office:value="0.06791021483" calcext:value-type="float">
            <text:p>0.06791021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6.972403595" calcext:value-type="float">
            <text:p>6.972403595</text:p>
          </table:table-cell>
          <table:table-cell office:value-type="float" office:value="-1.540915971" calcext:value-type="float">
            <text:p>-1.540915971</text:p>
          </table:table-cell>
          <table:table-cell office:value-type="float" office:value="3.21063678" calcext:value-type="float">
            <text:p>3.21063678</text:p>
          </table:table-cell>
          <table:table-cell office:value-type="float" office:value="0.00266046556" calcext:value-type="float">
            <text:p>0.0026604656</text:p>
          </table:table-cell>
          <table:table-cell office:value-type="float" office:value="0.06349848653" calcext:value-type="float">
            <text:p>0.06349848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6.883411958" calcext:value-type="float">
            <text:p>6.883411958</text:p>
          </table:table-cell>
          <table:table-cell office:value-type="float" office:value="-1.758429589" calcext:value-type="float">
            <text:p>-1.758429589</text:p>
          </table:table-cell>
          <table:table-cell office:value-type="float" office:value="-5.450712179" calcext:value-type="float">
            <text:p>-5.450712179</text:p>
          </table:table-cell>
          <table:table-cell office:value-type="float" office:value="0.0025650389" calcext:value-type="float">
            <text:p>0.0025650389</text:p>
          </table:table-cell>
          <table:table-cell office:value-type="float" office:value="0.06415848011" calcext:value-type="float">
            <text:p>0.0641584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6.792115248" calcext:value-type="float">
            <text:p>6.792115248</text:p>
          </table:table-cell>
          <table:table-cell office:value-type="float" office:value="-1.774691193" calcext:value-type="float">
            <text:p>-1.774691193</text:p>
          </table:table-cell>
          <table:table-cell office:value-type="float" office:value="-0.3290180245" calcext:value-type="float">
            <text:p>-0.3290180245</text:p>
          </table:table-cell>
          <table:table-cell office:value-type="float" office:value="0.002443807794" calcext:value-type="float">
            <text:p>0.0024438078</text:p>
          </table:table-cell>
          <table:table-cell office:value-type="float" office:value="0.06065637395" calcext:value-type="float">
            <text:p>0.0606563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6.611077914" calcext:value-type="float">
            <text:p>6.611077914</text:p>
          </table:table-cell>
          <table:table-cell office:value-type="float" office:value="-1.963769075" calcext:value-type="float">
            <text:p>-1.963769075</text:p>
          </table:table-cell>
          <table:table-cell office:value-type="float" office:value="-1.894629881" calcext:value-type="float">
            <text:p>-1.894629881</text:p>
          </table:table-cell>
          <table:table-cell office:value-type="float" office:value="0.002241656776" calcext:value-type="float">
            <text:p>0.0022416568</text:p>
          </table:table-cell>
          <table:table-cell office:value-type="float" office:value="0.06315870953" calcext:value-type="float">
            <text:p>0.06315870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540893723" calcext:value-type="float">
            <text:p>6.540893723</text:p>
          </table:table-cell>
          <table:table-cell office:value-type="float" office:value="-1.688123127" calcext:value-type="float">
            <text:p>-1.688123127</text:p>
          </table:table-cell>
          <table:table-cell office:value-type="float" office:value="5.510701788" calcext:value-type="float">
            <text:p>5.510701788</text:p>
          </table:table-cell>
          <table:table-cell office:value-type="float" office:value="0.002083104826" calcext:value-type="float">
            <text:p>0.0020831048</text:p>
          </table:table-cell>
          <table:table-cell office:value-type="float" office:value="0.0622797175" calcext:value-type="float">
            <text:p>0.06227971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447962318" calcext:value-type="float">
            <text:p>6.447962318</text:p>
          </table:table-cell>
          <table:table-cell office:value-type="float" office:value="-1.689770657" calcext:value-type="float">
            <text:p>-1.689770657</text:p>
          </table:table-cell>
          <table:table-cell office:value-type="float" office:value="-0.0328354305" calcext:value-type="float">
            <text:p>-0.0328354305</text:p>
          </table:table-cell>
          <table:table-cell office:value-type="float" office:value="0.002042740335" calcext:value-type="float">
            <text:p>0.0020427403</text:p>
          </table:table-cell>
          <table:table-cell office:value-type="float" office:value="0.06322408896" calcext:value-type="float">
            <text:p>0.0632240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381598988" calcext:value-type="float">
            <text:p>6.381598988</text:p>
          </table:table-cell>
          <table:table-cell office:value-type="float" office:value="-1.531116113" calcext:value-type="float">
            <text:p>-1.531116113</text:p>
          </table:table-cell>
          <table:table-cell office:value-type="float" office:value="3.198983126" calcext:value-type="float">
            <text:p>3.198983126</text:p>
          </table:table-cell>
          <table:table-cell office:value-type="float" office:value="0.002078345965" calcext:value-type="float">
            <text:p>0.002078346</text:p>
          </table:table-cell>
          <table:table-cell office:value-type="float" office:value="0.06000965012" calcext:value-type="float">
            <text:p>0.0600096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294183097" calcext:value-type="float">
            <text:p>6.294183097</text:p>
          </table:table-cell>
          <table:table-cell office:value-type="float" office:value="-1.641788257" calcext:value-type="float">
            <text:p>-1.641788257</text:p>
          </table:table-cell>
          <table:table-cell office:value-type="float" office:value="-2.196753803" calcext:value-type="float">
            <text:p>-2.196753803</text:p>
          </table:table-cell>
          <table:table-cell office:value-type="float" office:value="0.002082582431" calcext:value-type="float">
            <text:p>0.0020825824</text:p>
          </table:table-cell>
          <table:table-cell office:value-type="float" office:value="0.06214773307" calcext:value-type="float">
            <text:p>0.06214773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210920042" calcext:value-type="float">
            <text:p>6.210920042</text:p>
          </table:table-cell>
          <table:table-cell office:value-type="float" office:value="-1.576704322" calcext:value-type="float">
            <text:p>-1.576704322</text:p>
          </table:table-cell>
          <table:table-cell office:value-type="float" office:value="1.295127672" calcext:value-type="float">
            <text:p>1.295127672</text:p>
          </table:table-cell>
          <table:table-cell office:value-type="float" office:value="0.001827601696" calcext:value-type="float">
            <text:p>0.0018276017</text:p>
          </table:table-cell>
          <table:table-cell office:value-type="float" office:value="0.05576212802" calcext:value-type="float">
            <text:p>0.055762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129459449" calcext:value-type="float">
            <text:p>6.129459449</text:p>
          </table:table-cell>
          <table:table-cell office:value-type="float" office:value="-1.64666677" calcext:value-type="float">
            <text:p>-1.64666677</text:p>
          </table:table-cell>
          <table:table-cell office:value-type="float" office:value="-1.329486702" calcext:value-type="float">
            <text:p>-1.329486702</text:p>
          </table:table-cell>
          <table:table-cell office:value-type="float" office:value="0.001846416436" calcext:value-type="float">
            <text:p>0.0018464164</text:p>
          </table:table-cell>
          <table:table-cell office:value-type="float" office:value="0.05671777174" calcext:value-type="float">
            <text:p>0.05671777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046023022" calcext:value-type="float">
            <text:p>6.046023022</text:p>
          </table:table-cell>
          <table:table-cell office:value-type="float" office:value="-1.667305454" calcext:value-type="float">
            <text:p>-1.667305454</text:p>
          </table:table-cell>
          <table:table-cell office:value-type="float" office:value="-0.444515478" calcext:value-type="float">
            <text:p>-0.444515478</text:p>
          </table:table-cell>
          <table:table-cell office:value-type="float" office:value="0.001744509847" calcext:value-type="float">
            <text:p>0.0017445098</text:p>
          </table:table-cell>
          <table:table-cell office:value-type="float" office:value="0.05762320614" calcext:value-type="float">
            <text:p>0.05762320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970817433" calcext:value-type="float">
            <text:p>5.970817433</text:p>
          </table:table-cell>
          <table:table-cell office:value-type="float" office:value="-1.614568355" calcext:value-type="float">
            <text:p>-1.614568355</text:p>
          </table:table-cell>
          <table:table-cell office:value-type="float" office:value="1.050925255" calcext:value-type="float">
            <text:p>1.050925255</text:p>
          </table:table-cell>
          <table:table-cell office:value-type="float" office:value="0.001593969811" calcext:value-type="float">
            <text:p>0.0015939698</text:p>
          </table:table-cell>
          <table:table-cell office:value-type="float" office:value="0.05273574302" calcext:value-type="float">
            <text:p>0.0527357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883256659" calcext:value-type="float">
            <text:p>5.883256659</text:p>
          </table:table-cell>
          <table:table-cell office:value-type="float" office:value="-1.684835351" calcext:value-type="float">
            <text:p>-1.684835351</text:p>
          </table:table-cell>
          <table:table-cell office:value-type="float" office:value="-1.411414681" calcext:value-type="float">
            <text:p>-1.411414681</text:p>
          </table:table-cell>
          <table:table-cell office:value-type="float" office:value="0.001387993868" calcext:value-type="float">
            <text:p>0.0013879939</text:p>
          </table:table-cell>
          <table:table-cell office:value-type="float" office:value="0.05262772313" calcext:value-type="float">
            <text:p>0.05262772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789114224" calcext:value-type="float">
            <text:p>5.789114224</text:p>
          </table:table-cell>
          <table:table-cell office:value-type="float" office:value="-1.700301219" calcext:value-type="float">
            <text:p>-1.700301219</text:p>
          </table:table-cell>
          <table:table-cell office:value-type="float" office:value="-0.3028447933" calcext:value-type="float">
            <text:p>-0.3028447933</text:p>
          </table:table-cell>
          <table:table-cell office:value-type="float" office:value="0.00122048118" calcext:value-type="float">
            <text:p>0.0012204812</text:p>
          </table:table-cell>
          <table:table-cell office:value-type="float" office:value="0.05668458669" calcext:value-type="float">
            <text:p>0.0566845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68940655" calcext:value-type="float">
            <text:p>5.68940655</text:p>
          </table:table-cell>
          <table:table-cell office:value-type="float" office:value="-1.878981842" calcext:value-type="float">
            <text:p>-1.878981842</text:p>
          </table:table-cell>
          <table:table-cell office:value-type="float" office:value="-3.646292994" calcext:value-type="float">
            <text:p>-3.646292994</text:p>
          </table:table-cell>
          <table:table-cell office:value-type="float" office:value="0.001108741362" calcext:value-type="float">
            <text:p>0.0011087414</text:p>
          </table:table-cell>
          <table:table-cell office:value-type="float" office:value="0.05394808277" calcext:value-type="float">
            <text:p>0.05394808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587464992" calcext:value-type="float">
            <text:p>5.587464992</text:p>
          </table:table-cell>
          <table:table-cell office:value-type="float" office:value="-1.968671925" calcext:value-type="float">
            <text:p>-1.968671925</text:p>
          </table:table-cell>
          <table:table-cell office:value-type="float" office:value="-1.784145138" calcext:value-type="float">
            <text:p>-1.784145138</text:p>
          </table:table-cell>
          <table:table-cell office:value-type="float" office:value="0.001057883859" calcext:value-type="float">
            <text:p>0.0010578839</text:p>
          </table:table-cell>
          <table:table-cell office:value-type="float" office:value="0.05506918243" calcext:value-type="float">
            <text:p>0.05506918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473060621" calcext:value-type="float">
            <text:p>5.473060621</text:p>
          </table:table-cell>
          <table:table-cell office:value-type="float" office:value="-2.108238745" calcext:value-type="float">
            <text:p>-2.108238745</text:p>
          </table:table-cell>
          <table:table-cell office:value-type="float" office:value="-2.75969404" calcext:value-type="float">
            <text:p>-2.75969404</text:p>
          </table:table-cell>
          <table:table-cell office:value-type="float" office:value="0.001030584647" calcext:value-type="float">
            <text:p>0.0010305846</text:p>
          </table:table-cell>
          <table:table-cell office:value-type="float" office:value="0.04987222193" calcext:value-type="float">
            <text:p>0.04987222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365933512" calcext:value-type="float">
            <text:p>5.365933512</text:p>
          </table:table-cell>
          <table:table-cell office:value-type="float" office:value="-2.153627226" calcext:value-type="float">
            <text:p>-2.153627226</text:p>
          </table:table-cell>
          <table:table-cell office:value-type="float" office:value="-0.9197744164" calcext:value-type="float">
            <text:p>-0.9197744164</text:p>
          </table:table-cell>
          <table:table-cell office:value-type="float" office:value="0.0009718091404" calcext:value-type="float">
            <text:p>0.0009718091</text:p>
          </table:table-cell>
          <table:table-cell office:value-type="float" office:value="0.045852003" calcext:value-type="float">
            <text:p>0.045852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265658289" calcext:value-type="float">
            <text:p>5.265658289</text:p>
          </table:table-cell>
          <table:table-cell office:value-type="float" office:value="-2.150634405" calcext:value-type="float">
            <text:p>-2.150634405</text:p>
          </table:table-cell>
          <table:table-cell office:value-type="float" office:value="0.06025555073" calcext:value-type="float">
            <text:p>0.0602555507</text:p>
          </table:table-cell>
          <table:table-cell office:value-type="float" office:value="0.0009649453214" calcext:value-type="float">
            <text:p>0.0009649453</text:p>
          </table:table-cell>
          <table:table-cell office:value-type="float" office:value="0.0466033018" calcext:value-type="float">
            <text:p>0.04660330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161458481" calcext:value-type="float">
            <text:p>5.161458481</text:p>
          </table:table-cell>
          <table:table-cell office:value-type="float" office:value="-1.948653055" calcext:value-type="float">
            <text:p>-1.948653055</text:p>
          </table:table-cell>
          <table:table-cell office:value-type="float" office:value="3.210396316" calcext:value-type="float">
            <text:p>3.210396316</text:p>
          </table:table-cell>
          <table:table-cell office:value-type="float" office:value="0.0009243465271" calcext:value-type="float">
            <text:p>0.0009243465</text:p>
          </table:table-cell>
          <table:table-cell office:value-type="float" office:value="0.04501768975" calcext:value-type="float">
            <text:p>0.0450176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4.927067352" calcext:value-type="float">
            <text:p>4.927067352</text:p>
          </table:table-cell>
          <table:table-cell office:value-type="float" office:value="-2.122569171" calcext:value-type="float">
            <text:p>-2.122569171</text:p>
          </table:table-cell>
          <table:table-cell office:value-type="float" office:value="-1.997903292" calcext:value-type="float">
            <text:p>-1.997903292</text:p>
          </table:table-cell>
          <table:table-cell office:value-type="float" office:value="0.0007831811002" calcext:value-type="float">
            <text:p>0.0007831811</text:p>
          </table:table-cell>
          <table:table-cell office:value-type="float" office:value="0.04747356824" calcext:value-type="float">
            <text:p>0.04747356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700289889" calcext:value-type="float">
            <text:p>4.700289889</text:p>
          </table:table-cell>
          <table:table-cell office:value-type="float" office:value="-2.193896313" calcext:value-type="float">
            <text:p>-2.193896313</text:p>
          </table:table-cell>
          <table:table-cell office:value-type="float" office:value="-0.70228945" calcext:value-type="float">
            <text:p>-0.70228945</text:p>
          </table:table-cell>
          <table:table-cell office:value-type="float" office:value="0.0006236445722" calcext:value-type="float">
            <text:p>0.0006236446</text:p>
          </table:table-cell>
          <table:table-cell office:value-type="float" office:value="0.04817441884" calcext:value-type="float">
            <text:p>0.0481744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580779126" calcext:value-type="float">
            <text:p>4.580779126</text:p>
          </table:table-cell>
          <table:table-cell office:value-type="float" office:value="-2.455121942" calcext:value-type="float">
            <text:p>-2.455121942</text:p>
          </table:table-cell>
          <table:table-cell office:value-type="float" office:value="-5.333075222" calcext:value-type="float">
            <text:p>-5.333075222</text:p>
          </table:table-cell>
          <table:table-cell office:value-type="float" office:value="0.0003198557178" calcext:value-type="float">
            <text:p>0.0003198557</text:p>
          </table:table-cell>
          <table:table-cell office:value-type="float" office:value="0.04672053181" calcext:value-type="float">
            <text:p>0.04672053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460013867" calcext:value-type="float">
            <text:p>4.460013867</text:p>
          </table:table-cell>
          <table:table-cell office:value-type="float" office:value="-2.34991712" calcext:value-type="float">
            <text:p>-2.34991712</text:p>
          </table:table-cell>
          <table:table-cell office:value-type="float" office:value="2.070735645" calcext:value-type="float">
            <text:p>2.070735645</text:p>
          </table:table-cell>
          <table:table-cell office:value-type="float" office:value="0.0001917372062" calcext:value-type="float">
            <text:p>0.0001917372</text:p>
          </table:table-cell>
          <table:table-cell office:value-type="float" office:value="0.04128392988" calcext:value-type="float">
            <text:p>0.04128392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336676619" calcext:value-type="float">
            <text:p>4.336676619</text:p>
          </table:table-cell>
          <table:table-cell office:value-type="float" office:value="-2.447537122" calcext:value-type="float">
            <text:p>-2.447537122</text:p>
          </table:table-cell>
          <table:table-cell office:value-type="float" office:value="-1.999076964" calcext:value-type="float">
            <text:p>-1.999076964</text:p>
          </table:table-cell>
          <table:table-cell office:value-type="float" office:value="0.0001900888834" calcext:value-type="float">
            <text:p>0.0001900889</text:p>
          </table:table-cell>
          <table:table-cell office:value-type="float" office:value="0.04510032426" calcext:value-type="float">
            <text:p>0.0451003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214516876" calcext:value-type="float">
            <text:p>4.214516876</text:p>
          </table:table-cell>
          <table:table-cell office:value-type="float" office:value="-2.435646312" calcext:value-type="float">
            <text:p>-2.435646312</text:p>
          </table:table-cell>
          <table:table-cell office:value-type="float" office:value="0.234021506" calcext:value-type="float">
            <text:p>0.234021506</text:p>
          </table:table-cell>
          <table:table-cell office:value-type="float" office:value="0.0002554554025" calcext:value-type="float">
            <text:p>0.0002554554</text:p>
          </table:table-cell>
          <table:table-cell office:value-type="float" office:value="0.04505921664" calcext:value-type="float">
            <text:p>0.0450592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092980149" calcext:value-type="float">
            <text:p>4.092980149</text:p>
          </table:table-cell>
          <table:table-cell office:value-type="float" office:value="-2.4567559" calcext:value-type="float">
            <text:p>-2.4567559</text:p>
          </table:table-cell>
          <table:table-cell office:value-type="float" office:value="-0.4238599173" calcext:value-type="float">
            <text:p>-0.4238599173</text:p>
          </table:table-cell>
          <table:table-cell office:value-type="float" office:value="0.00007383050215" calcext:value-type="float">
            <text:p>7.383050215E-05</text:p>
          </table:table-cell>
          <table:table-cell office:value-type="float" office:value="0.04286976331" calcext:value-type="float">
            <text:p>0.04286976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967332983" calcext:value-type="float">
            <text:p>3.967332983</text:p>
          </table:table-cell>
          <table:table-cell office:value-type="float" office:value="-2.417326056" calcext:value-type="float">
            <text:p>-2.417326056</text:p>
          </table:table-cell>
          <table:table-cell office:value-type="float" office:value="0.7554850152" calcext:value-type="float">
            <text:p>0.7554850152</text:p>
          </table:table-cell>
          <table:table-cell office:value-type="float" office:value="0.0001118812947" calcext:value-type="float">
            <text:p>0.0001118813</text:p>
          </table:table-cell>
          <table:table-cell office:value-type="float" office:value="0.03719835719" calcext:value-type="float">
            <text:p>0.03719835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85518552" calcext:value-type="float">
            <text:p>3.85518552</text:p>
          </table:table-cell>
          <table:table-cell office:value-type="float" office:value="-2.407546047" calcext:value-type="float">
            <text:p>-2.407546047</text:p>
          </table:table-cell>
          <table:table-cell office:value-type="float" office:value="0.2071045656" calcext:value-type="float">
            <text:p>0.2071045656</text:p>
          </table:table-cell>
          <table:table-cell office:value-type="float" office:value="0.00005506878447" calcext:value-type="float">
            <text:p>5.506878447E-05</text:p>
          </table:table-cell>
          <table:table-cell office:value-type="float" office:value="0.0363166436" calcext:value-type="float">
            <text:p>0.0363166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805486361" calcext:value-type="float">
            <text:p>3.805486361</text:p>
          </table:table-cell>
          <table:table-cell office:value-type="float" office:value="-1.915738696" calcext:value-type="float">
            <text:p>-1.915738696</text:p>
          </table:table-cell>
          <table:table-cell office:value-type="float" office:value="9.548515556" calcext:value-type="float">
            <text:p>9.548515556</text:p>
          </table:table-cell>
          <table:table-cell office:value-type="float" office:value="-0.00005805823061" calcext:value-type="float">
            <text:p>-5.805823061E-05</text:p>
          </table:table-cell>
          <table:table-cell office:value-type="float" office:value="0.03282297379" calcext:value-type="float">
            <text:p>0.03282297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791051824" calcext:value-type="float">
            <text:p>3.791051824</text:p>
          </table:table-cell>
          <table:table-cell office:value-type="float" office:value="-1.211657627" calcext:value-type="float">
            <text:p>-1.211657627</text:p>
          </table:table-cell>
          <table:table-cell office:value-type="float" office:value="14.39843534" calcext:value-type="float">
            <text:p>14.39843534</text:p>
          </table:table-cell>
          <table:table-cell office:value-type="float" office:value="-0.0001032905136" calcext:value-type="float">
            <text:p>-0.0001032905</text:p>
          </table:table-cell>
          <table:table-cell office:value-type="float" office:value="0.03380789135" calcext:value-type="float">
            <text:p>0.0338078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777780323" calcext:value-type="float">
            <text:p>3.777780323</text:p>
          </table:table-cell>
          <table:table-cell office:value-type="float" office:value="-0.5073135445" calcext:value-type="float">
            <text:p>-0.5073135445</text:p>
          </table:table-cell>
          <table:table-cell office:value-type="float" office:value="13.89624572" calcext:value-type="float">
            <text:p>13.89624572</text:p>
          </table:table-cell>
          <table:table-cell office:value-type="float" office:value="-0.0001447240211" calcext:value-type="float">
            <text:p>-0.000144724</text:p>
          </table:table-cell>
          <table:table-cell office:value-type="float" office:value="0.03124753712" calcext:value-type="float">
            <text:p>0.03124753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700420588" calcext:value-type="float">
            <text:p>3.700420588</text:p>
          </table:table-cell>
          <table:table-cell office:value-type="float" office:value="-0.7018757429" calcext:value-type="float">
            <text:p>-0.7018757429</text:p>
          </table:table-cell>
          <table:table-cell office:value-type="float" office:value="-3.894786978" calcext:value-type="float">
            <text:p>-3.894786978</text:p>
          </table:table-cell>
          <table:table-cell office:value-type="float" office:value="0.000009817646261" calcext:value-type="float">
            <text:p>9.817646261E-06</text:p>
          </table:table-cell>
          <table:table-cell office:value-type="float" office:value="0.02754574674" calcext:value-type="float">
            <text:p>0.02754574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648930194" calcext:value-type="float">
            <text:p>3.648930194</text:p>
          </table:table-cell>
          <table:table-cell office:value-type="float" office:value="-0.9516165136" calcext:value-type="float">
            <text:p>-0.9516165136</text:p>
          </table:table-cell>
          <table:table-cell office:value-type="float" office:value="-5.065630085" calcext:value-type="float">
            <text:p>-5.065630085</text:p>
          </table:table-cell>
          <table:table-cell office:value-type="float" office:value="-0.0002073022486" calcext:value-type="float">
            <text:p>-0.0002073022</text:p>
          </table:table-cell>
          <table:table-cell office:value-type="float" office:value="0.02951335647" calcext:value-type="float">
            <text:p>0.02951335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590430846" calcext:value-type="float">
            <text:p>3.590430846</text:p>
          </table:table-cell>
          <table:table-cell office:value-type="float" office:value="-1.251556384" calcext:value-type="float">
            <text:p>-1.251556384</text:p>
          </table:table-cell>
          <table:table-cell office:value-type="float" office:value="-5.956090817" calcext:value-type="float">
            <text:p>-5.956090817</text:p>
          </table:table-cell>
          <table:table-cell office:value-type="float" office:value="-0.000363655975" calcext:value-type="float">
            <text:p>-0.000363656</text:p>
          </table:table-cell>
          <table:table-cell office:value-type="float" office:value="0.02882595435" calcext:value-type="float">
            <text:p>0.0288259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562403658" calcext:value-type="float">
            <text:p>3.562403658</text:p>
          </table:table-cell>
          <table:table-cell office:value-type="float" office:value="-0.9218711536" calcext:value-type="float">
            <text:p>-0.9218711536</text:p>
          </table:table-cell>
          <table:table-cell office:value-type="float" office:value="6.581988284" calcext:value-type="float">
            <text:p>6.581988284</text:p>
          </table:table-cell>
          <table:table-cell office:value-type="float" office:value="-0.0004633472206" calcext:value-type="float">
            <text:p>-0.0004633472</text:p>
          </table:table-cell>
          <table:table-cell office:value-type="float" office:value="0.02783741965" calcext:value-type="float">
            <text:p>0.02783741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494264209" calcext:value-type="float">
            <text:p>3.494264209</text:p>
          </table:table-cell>
          <table:table-cell office:value-type="float" office:value="-0.7777857042" calcext:value-type="float">
            <text:p>-0.7777857042</text:p>
          </table:table-cell>
          <table:table-cell office:value-type="float" office:value="1.294436124" calcext:value-type="float">
            <text:p>1.294436124</text:p>
          </table:table-cell>
          <table:table-cell office:value-type="float" office:value="-0.0004922089221" calcext:value-type="float">
            <text:p>-0.0004922089</text:p>
          </table:table-cell>
          <table:table-cell office:value-type="float" office:value="0.03100955971" calcext:value-type="float">
            <text:p>0.0310095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446624177" calcext:value-type="float">
            <text:p>3.446624177</text:p>
          </table:table-cell>
          <table:table-cell office:value-type="float" office:value="-0.7948461145" calcext:value-type="float">
            <text:p>-0.7948461145</text:p>
          </table:table-cell>
          <table:table-cell office:value-type="float" office:value="-0.4343306964" calcext:value-type="float">
            <text:p>-0.4343306964</text:p>
          </table:table-cell>
          <table:table-cell office:value-type="float" office:value="0.0001653937379" calcext:value-type="float">
            <text:p>0.0001653937</text:p>
          </table:table-cell>
          <table:table-cell office:value-type="float" office:value="0.02827694107" calcext:value-type="float">
            <text:p>0.0282769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401316844" calcext:value-type="float">
            <text:p>3.401316844</text:p>
          </table:table-cell>
          <table:table-cell office:value-type="float" office:value="-0.9171622059" calcext:value-type="float">
            <text:p>-0.9171622059</text:p>
          </table:table-cell>
          <table:table-cell office:value-type="float" office:value="-2.501258878" calcext:value-type="float">
            <text:p>-2.501258878</text:p>
          </table:table-cell>
          <table:table-cell office:value-type="float" office:value="0.0003185618811" calcext:value-type="float">
            <text:p>0.0003185619</text:p>
          </table:table-cell>
          <table:table-cell office:value-type="float" office:value="0.02814704136" calcext:value-type="float">
            <text:p>0.02814704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305248437" calcext:value-type="float">
            <text:p>3.305248437</text:p>
          </table:table-cell>
          <table:table-cell office:value-type="float" office:value="-1.03389653" calcext:value-type="float">
            <text:p>-1.03389653</text:p>
          </table:table-cell>
          <table:table-cell office:value-type="float" office:value="-1.169373319" calcext:value-type="float">
            <text:p>-1.169373319</text:p>
          </table:table-cell>
          <table:table-cell office:value-type="float" office:value="0.0003903031738" calcext:value-type="float">
            <text:p>0.0003903032</text:p>
          </table:table-cell>
          <table:table-cell office:value-type="float" office:value="0.02416097598" calcext:value-type="float">
            <text:p>0.0241609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260162815" calcext:value-type="float">
            <text:p>3.260162815</text:p>
          </table:table-cell>
          <table:table-cell office:value-type="float" office:value="-0.917075914" calcext:value-type="float">
            <text:p>-0.917075914</text:p>
          </table:table-cell>
          <table:table-cell office:value-type="float" office:value="2.234490847" calcext:value-type="float">
            <text:p>2.234490847</text:p>
          </table:table-cell>
          <table:table-cell office:value-type="float" office:value="0.0003883565763" calcext:value-type="float">
            <text:p>0.0003883566</text:p>
          </table:table-cell>
          <table:table-cell office:value-type="float" office:value="0.02129204812" calcext:value-type="float">
            <text:p>0.02129204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203027571" calcext:value-type="float">
            <text:p>3.203027571</text:p>
          </table:table-cell>
          <table:table-cell office:value-type="float" office:value="-0.9984594269" calcext:value-type="float">
            <text:p>-0.9984594269</text:p>
          </table:table-cell>
          <table:table-cell office:value-type="float" office:value="-1.667470409" calcext:value-type="float">
            <text:p>-1.667470409</text:p>
          </table:table-cell>
          <table:table-cell office:value-type="float" office:value="0.0004243562734" calcext:value-type="float">
            <text:p>0.0004243563</text:p>
          </table:table-cell>
          <table:table-cell office:value-type="float" office:value="0.01886477926" calcext:value-type="float">
            <text:p>0.01886477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3.136020341" calcext:value-type="float">
            <text:p>3.136020341</text:p>
          </table:table-cell>
          <table:table-cell office:value-type="float" office:value="-1.133275406" calcext:value-type="float">
            <text:p>-1.133275406</text:p>
          </table:table-cell>
          <table:table-cell office:value-type="float" office:value="-2.749954632" calcext:value-type="float">
            <text:p>-2.749954632</text:p>
          </table:table-cell>
          <table:table-cell office:value-type="float" office:value="0.0004417965673" calcext:value-type="float">
            <text:p>0.0004417966</text:p>
          </table:table-cell>
          <table:table-cell office:value-type="float" office:value="0.01920846865" calcext:value-type="float">
            <text:p>0.0192084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3.076568974" calcext:value-type="float">
            <text:p>3.076568974</text:p>
          </table:table-cell>
          <table:table-cell office:value-type="float" office:value="-1.240373814" calcext:value-type="float">
            <text:p>-1.240373814</text:p>
          </table:table-cell>
          <table:table-cell office:value-type="float" office:value="-2.132321164" calcext:value-type="float">
            <text:p>-2.132321164</text:p>
          </table:table-cell>
          <table:table-cell office:value-type="float" office:value="0.0004996654993" calcext:value-type="float">
            <text:p>0.0004996655</text:p>
          </table:table-cell>
          <table:table-cell office:value-type="float" office:value="0.01485892766" calcext:value-type="float">
            <text:p>0.01485892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3.013072263" calcext:value-type="float">
            <text:p>3.013072263</text:p>
          </table:table-cell>
          <table:table-cell office:value-type="float" office:value="-1.272399601" calcext:value-type="float">
            <text:p>-1.272399601</text:p>
          </table:table-cell>
          <table:table-cell office:value-type="float" office:value="-0.6388965537" calcext:value-type="float">
            <text:p>-0.6388965537</text:p>
          </table:table-cell>
          <table:table-cell office:value-type="float" office:value="0.0005753125982" calcext:value-type="float">
            <text:p>0.0005753126</text:p>
          </table:table-cell>
          <table:table-cell office:value-type="float" office:value="0.01792409033" calcext:value-type="float">
            <text:p>0.01792409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947161297" calcext:value-type="float">
            <text:p>2.947161297</text:p>
          </table:table-cell>
          <table:table-cell office:value-type="float" office:value="-1.228529821" calcext:value-type="float">
            <text:p>-1.228529821</text:p>
          </table:table-cell>
          <table:table-cell office:value-type="float" office:value="0.8221342169" calcext:value-type="float">
            <text:p>0.8221342169</text:p>
          </table:table-cell>
          <table:table-cell office:value-type="float" office:value="0.0006980269654" calcext:value-type="float">
            <text:p>0.000698027</text:p>
          </table:table-cell>
          <table:table-cell office:value-type="float" office:value="0.01357454933" calcext:value-type="float">
            <text:p>0.01357454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878444241" calcext:value-type="float">
            <text:p>2.878444241</text:p>
          </table:table-cell>
          <table:table-cell office:value-type="float" office:value="-1.328209241" calcext:value-type="float">
            <text:p>-1.328209241</text:p>
          </table:table-cell>
          <table:table-cell office:value-type="float" office:value="-2.15078656" calcext:value-type="float">
            <text:p>-2.15078656</text:p>
          </table:table-cell>
          <table:table-cell office:value-type="float" office:value="0.0008384259862" calcext:value-type="float">
            <text:p>0.000838426</text:p>
          </table:table-cell>
          <table:table-cell office:value-type="float" office:value="0.01399331448" calcext:value-type="float">
            <text:p>0.01399331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793688791" calcext:value-type="float">
            <text:p>2.793688791</text:p>
          </table:table-cell>
          <table:table-cell office:value-type="float" office:value="-1.459317552" calcext:value-type="float">
            <text:p>-1.459317552</text:p>
          </table:table-cell>
          <table:table-cell office:value-type="float" office:value="-2.567931596" calcext:value-type="float">
            <text:p>-2.567931596</text:p>
          </table:table-cell>
          <table:table-cell office:value-type="float" office:value="0.0008429700153" calcext:value-type="float">
            <text:p>0.00084297</text:p>
          </table:table-cell>
          <table:table-cell office:value-type="float" office:value="0.01055316291" calcext:value-type="float">
            <text:p>0.01055316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709978218" calcext:value-type="float">
            <text:p>2.709978218</text:p>
          </table:table-cell>
          <table:table-cell office:value-type="float" office:value="-1.616237333" calcext:value-type="float">
            <text:p>-1.616237333</text:p>
          </table:table-cell>
          <table:table-cell office:value-type="float" office:value="-3.197896198" calcext:value-type="float">
            <text:p>-3.197896198</text:p>
          </table:table-cell>
          <table:table-cell office:value-type="float" office:value="0.0008989246201" calcext:value-type="float">
            <text:p>0.0008989246</text:p>
          </table:table-cell>
          <table:table-cell office:value-type="float" office:value="0.01225241891" calcext:value-type="float">
            <text:p>0.01225241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620985381" calcext:value-type="float">
            <text:p>2.620985381</text:p>
          </table:table-cell>
          <table:table-cell office:value-type="float" office:value="-1.71338916" calcext:value-type="float">
            <text:p>-1.71338916</text:p>
          </table:table-cell>
          <table:table-cell office:value-type="float" office:value="-1.936824013" calcext:value-type="float">
            <text:p>-1.936824013</text:p>
          </table:table-cell>
          <table:table-cell office:value-type="float" office:value="0.0008343701056" calcext:value-type="float">
            <text:p>0.0008343701</text:p>
          </table:table-cell>
          <table:table-cell office:value-type="float" office:value="0.01030729313" calcext:value-type="float">
            <text:p>0.01030729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530329998" calcext:value-type="float">
            <text:p>2.530329998</text:p>
          </table:table-cell>
          <table:table-cell office:value-type="float" office:value="-1.761462732" calcext:value-type="float">
            <text:p>-1.761462732</text:p>
          </table:table-cell>
          <table:table-cell office:value-type="float" office:value="-0.9567846846" calcext:value-type="float">
            <text:p>-0.9567846846</text:p>
          </table:table-cell>
          <table:table-cell office:value-type="float" office:value="0.0007826924438" calcext:value-type="float">
            <text:p>0.0007826924</text:p>
          </table:table-cell>
          <table:table-cell office:value-type="float" office:value="0.009575839135" calcext:value-type="float">
            <text:p>0.00957583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444120729" calcext:value-type="float">
            <text:p>2.444120729</text:p>
          </table:table-cell>
          <table:table-cell office:value-type="float" office:value="-1.776947446" calcext:value-type="float">
            <text:p>-1.776947446</text:p>
          </table:table-cell>
          <table:table-cell office:value-type="float" office:value="-0.3147633698" calcext:value-type="float">
            <text:p>-0.3147633698</text:p>
          </table:table-cell>
          <table:table-cell office:value-type="float" office:value="0.0007029116835" calcext:value-type="float">
            <text:p>0.0007029117</text:p>
          </table:table-cell>
          <table:table-cell office:value-type="float" office:value="0.008540967206" calcext:value-type="float">
            <text:p>0.00854096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334947987" calcext:value-type="float">
            <text:p>2.334947987</text:p>
          </table:table-cell>
          <table:table-cell office:value-type="float" office:value="-1.89225844" calcext:value-type="float">
            <text:p>-1.89225844</text:p>
          </table:table-cell>
          <table:table-cell office:value-type="float" office:value="-2.239301737" calcext:value-type="float">
            <text:p>-2.239301737</text:p>
          </table:table-cell>
          <table:table-cell office:value-type="float" office:value="0.0006562360858" calcext:value-type="float">
            <text:p>0.0006562361</text:p>
          </table:table-cell>
          <table:table-cell office:value-type="float" office:value="0.01288201116" calcext:value-type="float">
            <text:p>0.01288201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211877542" calcext:value-type="float">
            <text:p>2.211877542</text:p>
          </table:table-cell>
          <table:table-cell office:value-type="float" office:value="-2.123906741" calcext:value-type="float">
            <text:p>-2.123906741</text:p>
          </table:table-cell>
          <table:table-cell office:value-type="float" office:value="-4.704125231" calcext:value-type="float">
            <text:p>-4.704125231</text:p>
          </table:table-cell>
          <table:table-cell office:value-type="float" office:value="0.000555775141" calcext:value-type="float">
            <text:p>0.0005557751</text:p>
          </table:table-cell>
          <table:table-cell office:value-type="float" office:value="0.01011223872" calcext:value-type="float">
            <text:p>0.01011223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086538545" calcext:value-type="float">
            <text:p>2.086538545</text:p>
          </table:table-cell>
          <table:table-cell office:value-type="float" office:value="-2.380447286" calcext:value-type="float">
            <text:p>-2.380447286</text:p>
          </table:table-cell>
          <table:table-cell office:value-type="float" office:value="-5.162021206" calcext:value-type="float">
            <text:p>-5.162021206</text:p>
          </table:table-cell>
          <table:table-cell office:value-type="float" office:value="0.0004664194111" calcext:value-type="float">
            <text:p>0.0004664194</text:p>
          </table:table-cell>
          <table:table-cell office:value-type="float" office:value="0.008252720151" calcext:value-type="float">
            <text:p>0.00825272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847027244" calcext:value-type="float">
            <text:p>1.847027244</text:p>
          </table:table-cell>
          <table:table-cell office:value-type="float" office:value="-2.470305221" calcext:value-type="float">
            <text:p>-2.470305221</text:p>
          </table:table-cell>
          <table:table-cell office:value-type="float" office:value="-0.8965383134" calcext:value-type="float">
            <text:p>-0.8965383134</text:p>
          </table:table-cell>
          <table:table-cell office:value-type="float" office:value="0.0003267507402" calcext:value-type="float">
            <text:p>0.0003267507</text:p>
          </table:table-cell>
          <table:table-cell office:value-type="float" office:value="0.01009802721" calcext:value-type="float">
            <text:p>0.01009802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723957642" calcext:value-type="float">
            <text:p>1.723957642</text:p>
          </table:table-cell>
          <table:table-cell office:value-type="float" office:value="-2.463839114" calcext:value-type="float">
            <text:p>-2.463839114</text:p>
          </table:table-cell>
          <table:table-cell office:value-type="float" office:value="0.1302901593" calcext:value-type="float">
            <text:p>0.1302901593</text:p>
          </table:table-cell>
          <table:table-cell office:value-type="float" office:value="0.0006172995237" calcext:value-type="float">
            <text:p>0.0006172995</text:p>
          </table:table-cell>
          <table:table-cell office:value-type="float" office:value="0.01357238239" calcext:value-type="float">
            <text:p>0.01357238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605330626" calcext:value-type="float">
            <text:p>1.605330626</text:p>
          </table:table-cell>
          <table:table-cell office:value-type="float" office:value="-2.407267694" calcext:value-type="float">
            <text:p>-2.407267694</text:p>
          </table:table-cell>
          <table:table-cell office:value-type="float" office:value="1.121782883" calcext:value-type="float">
            <text:p>1.121782883</text:p>
          </table:table-cell>
          <table:table-cell office:value-type="float" office:value="0.0006801220439" calcext:value-type="float">
            <text:p>0.000680122</text:p>
          </table:table-cell>
          <table:table-cell office:value-type="float" office:value="0.01463074688" calcext:value-type="float">
            <text:p>0.01463074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484290036" calcext:value-type="float">
            <text:p>1.484290036</text:p>
          </table:table-cell>
          <table:table-cell office:value-type="float" office:value="-2.414701292" calcext:value-type="float">
            <text:p>-2.414701292</text:p>
          </table:table-cell>
          <table:table-cell office:value-type="float" office:value="-0.148129161" calcext:value-type="float">
            <text:p>-0.148129161</text:p>
          </table:table-cell>
          <table:table-cell office:value-type="float" office:value="0.0006289719209" calcext:value-type="float">
            <text:p>0.0006289719</text:p>
          </table:table-cell>
          <table:table-cell office:value-type="float" office:value="0.01308230227" calcext:value-type="float">
            <text:p>0.01308230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347165988" calcext:value-type="float">
            <text:p>1.347165988</text:p>
          </table:table-cell>
          <table:table-cell office:value-type="float" office:value="-2.518152911" calcext:value-type="float">
            <text:p>-2.518152911</text:p>
          </table:table-cell>
          <table:table-cell office:value-type="float" office:value="-2.105011578" calcext:value-type="float">
            <text:p>-2.105011578</text:p>
          </table:table-cell>
          <table:table-cell office:value-type="float" office:value="0.0005297615946" calcext:value-type="float">
            <text:p>0.0005297616</text:p>
          </table:table-cell>
          <table:table-cell office:value-type="float" office:value="0.01278304059" calcext:value-type="float">
            <text:p>0.01278304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206874849" calcext:value-type="float">
            <text:p>1.206874849</text:p>
          </table:table-cell>
          <table:table-cell office:value-type="float" office:value="-2.649476519" calcext:value-type="float">
            <text:p>-2.649476519</text:p>
          </table:table-cell>
          <table:table-cell office:value-type="float" office:value="-2.570740119" calcext:value-type="float">
            <text:p>-2.570740119</text:p>
          </table:table-cell>
          <table:table-cell office:value-type="float" office:value="0.0003981730632" calcext:value-type="float">
            <text:p>0.0003981731</text:p>
          </table:table-cell>
          <table:table-cell office:value-type="float" office:value="0.009252378329" calcext:value-type="float">
            <text:p>0.00925237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069389737" calcext:value-type="float">
            <text:p>1.069389737</text:p>
          </table:table-cell>
          <table:table-cell office:value-type="float" office:value="-2.77998578" calcext:value-type="float">
            <text:p>-2.77998578</text:p>
          </table:table-cell>
          <table:table-cell office:value-type="float" office:value="-2.661254579" calcext:value-type="float">
            <text:p>-2.661254579</text:p>
          </table:table-cell>
          <table:table-cell office:value-type="float" office:value="0.0002713915508" calcext:value-type="float">
            <text:p>0.0002713916</text:p>
          </table:table-cell>
          <table:table-cell office:value-type="float" office:value="0.0105145953" calcext:value-type="float">
            <text:p>0.01051459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9383967498" calcext:value-type="float">
            <text:p>0.9383967498</text:p>
          </table:table-cell>
          <table:table-cell office:value-type="float" office:value="-2.71626102" calcext:value-type="float">
            <text:p>-2.71626102</text:p>
          </table:table-cell>
          <table:table-cell office:value-type="float" office:value="1.264345859" calcext:value-type="float">
            <text:p>1.264345859</text:p>
          </table:table-cell>
          <table:table-cell office:value-type="float" office:value="0.0002039732921" calcext:value-type="float">
            <text:p>0.0002039733</text:p>
          </table:table-cell>
          <table:table-cell office:value-type="float" office:value="0.009482298894" calcext:value-type="float">
            <text:p>0.00948229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8230557879" calcext:value-type="float">
            <text:p>0.8230557879</text:p>
          </table:table-cell>
          <table:table-cell office:value-type="float" office:value="-2.562981038" calcext:value-type="float">
            <text:p>-2.562981038</text:p>
          </table:table-cell>
          <table:table-cell office:value-type="float" office:value="3.038523848" calcext:value-type="float">
            <text:p>3.038523848</text:p>
          </table:table-cell>
          <table:table-cell office:value-type="float" office:value="0.0002786478042" calcext:value-type="float">
            <text:p>0.0002786478</text:p>
          </table:table-cell>
          <table:table-cell office:value-type="float" office:value="0.005843193377" calcext:value-type="float">
            <text:p>0.0058431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7148343864" calcext:value-type="float">
            <text:p>0.7148343864</text:p>
          </table:table-cell>
          <table:table-cell office:value-type="float" office:value="-2.319290961" calcext:value-type="float">
            <text:p>-2.319290961</text:p>
          </table:table-cell>
          <table:table-cell office:value-type="float" office:value="4.666645238" calcext:value-type="float">
            <text:p>4.666645238</text:p>
          </table:table-cell>
          <table:table-cell office:value-type="float" office:value="0.0004053478497" calcext:value-type="float">
            <text:p>0.0004053478</text:p>
          </table:table-cell>
          <table:table-cell office:value-type="float" office:value="0.01054066339" calcext:value-type="float">
            <text:p>0.0105406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6130486033" calcext:value-type="float">
            <text:p>0.6130486033</text:p>
          </table:table-cell>
          <table:table-cell office:value-type="float" office:value="-2.165428152" calcext:value-type="float">
            <text:p>-2.165428152</text:p>
          </table:table-cell>
          <table:table-cell office:value-type="float" office:value="3.230978173" calcext:value-type="float">
            <text:p>3.230978173</text:p>
          </table:table-cell>
          <table:table-cell office:value-type="float" office:value="0.0005266167411" calcext:value-type="float">
            <text:p>0.0005266167</text:p>
          </table:table-cell>
          <table:table-cell office:value-type="float" office:value="0.008463036532" calcext:value-type="float">
            <text:p>0.00846303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067519883" calcext:value-type="float">
            <text:p>0.4067519883</text:p>
          </table:table-cell>
          <table:table-cell office:value-type="float" office:value="-2.095529243" calcext:value-type="float">
            <text:p>-2.095529243</text:p>
          </table:table-cell>
          <table:table-cell office:value-type="float" office:value="0.7036588749" calcext:value-type="float">
            <text:p>0.7036588749</text:p>
          </table:table-cell>
          <table:table-cell office:value-type="float" office:value="0.00104355708" calcext:value-type="float">
            <text:p>0.0010435571</text:p>
          </table:table-cell>
          <table:table-cell office:value-type="float" office:value="0.004674710479" calcext:value-type="float">
            <text:p>0.00467471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959547907" calcext:value-type="float">
            <text:p>0.1959547907</text:p>
          </table:table-cell>
          <table:table-cell office:value-type="float" office:value="-2.101850031" calcext:value-type="float">
            <text:p>-2.101850031</text:p>
          </table:table-cell>
          <table:table-cell office:value-type="float" office:value="-0.06271076996" calcext:value-type="float">
            <text:p>-0.06271077</text:p>
          </table:table-cell>
          <table:table-cell office:value-type="float" office:value="0.0008018436545" calcext:value-type="float">
            <text:p>0.0008018437</text:p>
          </table:table-cell>
          <table:table-cell office:value-type="float" office:value="0.001145558026" calcext:value-type="float">
            <text:p>0.0011455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9258482597" calcext:value-type="float">
            <text:p>0.092584826</text:p>
          </table:table-cell>
          <table:table-cell office:value-type="float" office:value="-2.079588049" calcext:value-type="float">
            <text:p>-2.079588049</text:p>
          </table:table-cell>
          <table:table-cell office:value-type="float" office:value="0.4459337779" calcext:value-type="float">
            <text:p>0.4459337779</text:p>
          </table:table-cell>
          <table:table-cell office:value-type="float" office:value="0.0006834911191" calcext:value-type="float">
            <text:p>0.0006834911</text:p>
          </table:table-cell>
          <table:table-cell office:value-type="float" office:value="0.003628275747" calcext:value-type="float">
            <text:p>0.00362827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475161008" calcext:value-type="float">
            <text:p>0.0147516101</text:p>
          </table:table-cell>
          <table:table-cell office:value-type="float" office:value="-1.911128916" calcext:value-type="float">
            <text:p>-1.911128916</text:p>
          </table:table-cell>
          <table:table-cell office:value-type="float" office:value="3.401013147" calcext:value-type="float">
            <text:p>3.401013147</text:p>
          </table:table-cell>
          <table:table-cell office:value-type="float" office:value="0.0007260239895" calcext:value-type="float">
            <text:p>0.000726024</text:p>
          </table:table-cell>
          <table:table-cell office:value-type="float" office:value="0.002704950973" calcext:value-type="float">
            <text:p>0.002704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9212361261" calcext:value-type="float">
            <text:p>0.0921236126</text:p>
          </table:table-cell>
          <table:table-cell office:value-type="float" office:value="-0.7013561438" calcext:value-type="float">
            <text:p>-0.7013561438</text:p>
          </table:table-cell>
          <table:table-cell office:value-type="float" office:value="24.04667816" calcext:value-type="float">
            <text:p>24.04667816</text:p>
          </table:table-cell>
          <table:table-cell office:value-type="float" office:value="0.0008215757218" calcext:value-type="float">
            <text:p>0.0008215757</text:p>
          </table:table-cell>
          <table:table-cell office:value-type="float" office:value="0.002397176047" calcext:value-type="float">
            <text:p>0.0023971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9315900386" calcext:value-type="float">
            <text:p>0.0931590039</text:p>
          </table:table-cell>
          <table:table-cell office:value-type="float" office:value="-0.004137164869" calcext:value-type="float">
            <text:p>-0.0041371649</text:p>
          </table:table-cell>
          <table:table-cell office:value-type="float" office:value="14.1644216" calcext:value-type="float">
            <text:p>14.1644216</text:p>
          </table:table-cell>
          <table:table-cell office:value-type="float" office:value="0.0009066795129" calcext:value-type="float">
            <text:p>0.0009066795</text:p>
          </table:table-cell>
          <table:table-cell office:value-type="float" office:value="0.003012725893" calcext:value-type="float">
            <text:p>0.00301272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5462206514" calcext:value-type="float">
            <text:p>0.0546220651</text:p>
          </table:table-cell>
          <table:table-cell office:value-type="float" office:value="0.312011588" calcext:value-type="float">
            <text:p>0.312011588</text:p>
          </table:table-cell>
          <table:table-cell office:value-type="float" office:value="5.110340268" calcext:value-type="float">
            <text:p>5.110340268</text:p>
          </table:table-cell>
          <table:table-cell office:value-type="float" office:value="0.001039130035" calcext:value-type="float">
            <text:p>0.00103913</text:p>
          </table:table-cell>
          <table:table-cell office:value-type="float" office:value="0.0003863798794" calcext:value-type="float">
            <text:p>0.00038637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8275868534" calcext:value-type="float">
            <text:p>0.0082758685</text:p>
          </table:table-cell>
          <table:table-cell office:value-type="float" office:value="-0.5892636526" calcext:value-type="float">
            <text:p>-0.5892636526</text:p>
          </table:table-cell>
          <table:table-cell office:value-type="float" office:value="-22.67278957" calcext:value-type="float">
            <text:p>-22.67278957</text:p>
          </table:table-cell>
          <table:table-cell office:value-type="float" office:value="0.001123040173" calcext:value-type="float">
            <text:p>0.0011230402</text:p>
          </table:table-cell>
          <table:table-cell office:value-type="float" office:value="0.0006941547993" calcext:value-type="float">
            <text:p>0.00069415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282980508" calcext:value-type="float">
            <text:p>0.0228298051</text:p>
          </table:table-cell>
          <table:table-cell office:value-type="float" office:value="-0.4980698477" calcext:value-type="float">
            <text:p>-0.4980698477</text:p>
          </table:table-cell>
          <table:table-cell office:value-type="float" office:value="1.846040396" calcext:value-type="float">
            <text:p>1.846040396</text:p>
          </table:table-cell>
          <table:table-cell office:value-type="float" office:value="0.001214069371" calcext:value-type="float">
            <text:p>0.0012140694</text:p>
          </table:table-cell>
          <table:table-cell office:value-type="float" office:value="0.001001929726" calcext:value-type="float">
            <text:p>0.00100192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294313282" calcext:value-type="float">
            <text:p>0.0329431328</text:p>
          </table:table-cell>
          <table:table-cell office:value-type="float" office:value="-0.2235233951" calcext:value-type="float">
            <text:p>-0.2235233951</text:p>
          </table:table-cell>
          <table:table-cell office:value-type="float" office:value="5.44879948" calcext:value-type="float">
            <text:p>5.44879948</text:p>
          </table:table-cell>
          <table:table-cell office:value-type="float" office:value="0.001211212075" calcext:value-type="float">
            <text:p>0.0012112121</text:p>
          </table:table-cell>
          <table:table-cell office:value-type="float" office:value="0.0003863798794" calcext:value-type="float">
            <text:p>0.00038637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882576464" calcext:value-type="float">
            <text:p>0.0388257646</text:p>
          </table:table-cell>
          <table:table-cell office:value-type="float" office:value="0.2042098566" calcext:value-type="float">
            <text:p>0.2042098566</text:p>
          </table:table-cell>
          <table:table-cell office:value-type="float" office:value="8.528945318" calcext:value-type="float">
            <text:p>8.528945318</text:p>
          </table:table-cell>
          <table:table-cell office:value-type="float" office:value="0.001187480964" calcext:value-type="float">
            <text:p>0.001187481</text:p>
          </table:table-cell>
          <table:table-cell office:value-type="float" office:value="0.003936050667" calcext:value-type="float">
            <text:p>0.00393605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449376755" calcext:value-type="float">
            <text:p>0.0344937676</text:p>
          </table:table-cell>
          <table:table-cell office:value-type="float" office:value="0.07613484398" calcext:value-type="float">
            <text:p>0.076134844</text:p>
          </table:table-cell>
          <table:table-cell office:value-type="float" office:value="-2.649281" calcext:value-type="float">
            <text:p>-2.649281</text:p>
          </table:table-cell>
          <table:table-cell office:value-type="float" office:value="0.001085944248" calcext:value-type="float">
            <text:p>0.0010859442</text:p>
          </table:table-cell>
          <table:table-cell office:value-type="float" office:value="0.00332050082" calcext:value-type="float">
            <text:p>0.00332050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262410219" calcext:value-type="float">
            <text:p>0.0226241022</text:p>
          </table:table-cell>
          <table:table-cell office:value-type="float" office:value="-0.06779496423" calcext:value-type="float">
            <text:p>-0.0677949642</text:p>
          </table:table-cell>
          <table:table-cell office:value-type="float" office:value="-2.801978582" calcext:value-type="float">
            <text:p>-2.801978582</text:p>
          </table:table-cell>
          <table:table-cell office:value-type="float" office:value="0.0009989329172" calcext:value-type="float">
            <text:p>0.0009989329</text:p>
          </table:table-cell>
          <table:table-cell office:value-type="float" office:value="-0.0002291699673" calcext:value-type="float">
            <text:p>-0.000229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61499226" calcext:value-type="float">
            <text:p>0.0161499226</text:p>
          </table:table-cell>
          <table:table-cell office:value-type="float" office:value="-0.1509141969" calcext:value-type="float">
            <text:p>-0.1509141969</text:p>
          </table:table-cell>
          <table:table-cell office:value-type="float" office:value="-1.695446469" calcext:value-type="float">
            <text:p>-1.695446469</text:p>
          </table:table-cell>
          <table:table-cell office:value-type="float" office:value="0.0009411514767" calcext:value-type="float">
            <text:p>0.0009411515</text:p>
          </table:table-cell>
          <table:table-cell office:value-type="float" office:value="-0.0005369448941" calcext:value-type="float">
            <text:p>-0.00053694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888045782" calcext:value-type="float">
            <text:p>0.0388804578</text:p>
          </table:table-cell>
          <table:table-cell office:value-type="float" office:value="0.0292102332" calcext:value-type="float">
            <text:p>0.0292102332</text:p>
          </table:table-cell>
          <table:table-cell office:value-type="float" office:value="3.572008085" calcext:value-type="float">
            <text:p>3.572008085</text:p>
          </table:table-cell>
          <table:table-cell office:value-type="float" office:value="0.0009784911233" calcext:value-type="float">
            <text:p>0.0009784911</text:p>
          </table:table-cell>
          <table:table-cell office:value-type="float" office:value="-0.0002291699673" calcext:value-type="float">
            <text:p>-0.000229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7307112973" calcext:value-type="float">
            <text:p>0.0730711297</text:p>
          </table:table-cell>
          <table:table-cell office:value-type="float" office:value="0.3298566821" calcext:value-type="float">
            <text:p>0.3298566821</text:p>
          </table:table-cell>
          <table:table-cell office:value-type="float" office:value="5.899066611" calcext:value-type="float">
            <text:p>5.899066611</text:p>
          </table:table-cell>
          <table:table-cell office:value-type="float" office:value="0.001060569118" calcext:value-type="float">
            <text:p>0.0010605691</text:p>
          </table:table-cell>
          <table:table-cell office:value-type="float" office:value="-0.0005369448941" calcext:value-type="float">
            <text:p>-0.00053694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0044944" calcext:value-type="float">
            <text:p>0.10044944</text:p>
          </table:table-cell>
          <table:table-cell office:value-type="float" office:value="0.5489685941" calcext:value-type="float">
            <text:p>0.5489685941</text:p>
          </table:table-cell>
          <table:table-cell office:value-type="float" office:value="4.203854647" calcext:value-type="float">
            <text:p>4.203854647</text:p>
          </table:table-cell>
          <table:table-cell office:value-type="float" office:value="0.001203272611" calcext:value-type="float">
            <text:p>0.0012032726</text:p>
          </table:table-cell>
          <table:table-cell office:value-type="float" office:value="-0.0008447198209" calcext:value-type="float">
            <text:p>-0.00084471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200675643" calcext:value-type="float">
            <text:p>0.1200675643</text:p>
          </table:table-cell>
          <table:table-cell office:value-type="float" office:value="0.5400873412" calcext:value-type="float">
            <text:p>0.5400873412</text:p>
          </table:table-cell>
          <table:table-cell office:value-type="float" office:value="-0.1920021207" calcext:value-type="float">
            <text:p>-0.1920021207</text:p>
          </table:table-cell>
          <table:table-cell office:value-type="float" office:value="0.001287141253" calcext:value-type="float">
            <text:p>0.0012871413</text:p>
          </table:table-cell>
          <table:table-cell office:value-type="float" office:value="-0.001152494741" calcext:value-type="float">
            <text:p>-0.00115249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397844412" calcext:value-type="float">
            <text:p>0.1397844412</text:p>
          </table:table-cell>
          <table:table-cell office:value-type="float" office:value="0.4453574336" calcext:value-type="float">
            <text:p>0.4453574336</text:p>
          </table:table-cell>
          <table:table-cell office:value-type="float" office:value="-1.857782695" calcext:value-type="float">
            <text:p>-1.857782695</text:p>
          </table:table-cell>
          <table:table-cell office:value-type="float" office:value="0.001271626814" calcext:value-type="float">
            <text:p>0.0012716268</text:p>
          </table:table-cell>
          <table:table-cell office:value-type="float" office:value="0.005639071914" calcext:value-type="float">
            <text:p>0.00563907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63154528" calcext:value-type="float">
            <text:p>0.163154528</text:p>
          </table:table-cell>
          <table:table-cell office:value-type="float" office:value="0.4289830128" calcext:value-type="float">
            <text:p>0.4289830128</text:p>
          </table:table-cell>
          <table:table-cell office:value-type="float" office:value="-0.333620534" calcext:value-type="float">
            <text:p>-0.333620534</text:p>
          </table:table-cell>
          <table:table-cell office:value-type="float" office:value="0.001155123602" calcext:value-type="float">
            <text:p>0.0011551236</text:p>
          </table:table-cell>
          <table:table-cell office:value-type="float" office:value="0.004715747141" calcext:value-type="float">
            <text:p>0.00471574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881986716" calcext:value-type="float">
            <text:p>0.1881986716</text:p>
          </table:table-cell>
          <table:table-cell office:value-type="float" office:value="0.4503568342" calcext:value-type="float">
            <text:p>0.4503568342</text:p>
          </table:table-cell>
          <table:table-cell office:value-type="float" office:value="0.4166880986" calcext:value-type="float">
            <text:p>0.4166880986</text:p>
          </table:table-cell>
          <table:table-cell office:value-type="float" office:value="0.001032986294" calcext:value-type="float">
            <text:p>0.0010329863</text:p>
          </table:table-cell>
          <table:table-cell office:value-type="float" office:value="0.003484647447" calcext:value-type="float">
            <text:p>0.00348464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122546584" calcext:value-type="float">
            <text:p>0.2122546584</text:p>
          </table:table-cell>
          <table:table-cell office:value-type="float" office:value="0.4820855453" calcext:value-type="float">
            <text:p>0.4820855453</text:p>
          </table:table-cell>
          <table:table-cell office:value-type="float" office:value="0.6355518907" calcext:value-type="float">
            <text:p>0.6355518907</text:p>
          </table:table-cell>
          <table:table-cell office:value-type="float" office:value="0.000929616618" calcext:value-type="float">
            <text:p>0.0009296166</text:p>
          </table:table-cell>
          <table:table-cell office:value-type="float" office:value="0.002253547747" calcext:value-type="float">
            <text:p>0.00225354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392871706" calcext:value-type="float">
            <text:p>0.2392871706</text:p>
          </table:table-cell>
          <table:table-cell office:value-type="float" office:value="0.5072411184" calcext:value-type="float">
            <text:p>0.5072411184</text:p>
          </table:table-cell>
          <table:table-cell office:value-type="float" office:value="0.5133199373" calcext:value-type="float">
            <text:p>0.5133199373</text:p>
          </table:table-cell>
          <table:table-cell office:value-type="float" office:value="0.0009489452142" calcext:value-type="float">
            <text:p>0.0009489452</text:p>
          </table:table-cell>
          <table:table-cell office:value-type="float" office:value="0.004572118841" calcext:value-type="float">
            <text:p>0.0045721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649063608" calcext:value-type="float">
            <text:p>0.2649063608</text:p>
          </table:table-cell>
          <table:table-cell office:value-type="float" office:value="0.5133668456" calcext:value-type="float">
            <text:p>0.5133668456</text:p>
          </table:table-cell>
          <table:table-cell office:value-type="float" office:value="0.1211361742" calcext:value-type="float">
            <text:p>0.1211361742</text:p>
          </table:table-cell>
          <table:table-cell office:value-type="float" office:value="0.001034181663" calcext:value-type="float">
            <text:p>0.0010341817</text:p>
          </table:table-cell>
          <table:table-cell office:value-type="float" office:value="0.002725469294" calcext:value-type="float">
            <text:p>0.0027254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916374804" calcext:value-type="float">
            <text:p>0.2916374804</text:p>
          </table:table-cell>
          <table:table-cell office:value-type="float" office:value="0.5303073805" calcext:value-type="float">
            <text:p>0.5303073805</text:p>
          </table:table-cell>
          <table:table-cell office:value-type="float" office:value="0.3375813679" calcext:value-type="float">
            <text:p>0.3375813679</text:p>
          </table:table-cell>
          <table:table-cell office:value-type="float" office:value="0.00118494063" calcext:value-type="float">
            <text:p>0.0011849406</text:p>
          </table:table-cell>
          <table:table-cell office:value-type="float" office:value="0.004736265468" calcext:value-type="float">
            <text:p>0.00473626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483477573" calcext:value-type="float">
            <text:p>0.3483477573</text:p>
          </table:table-cell>
          <table:table-cell office:value-type="float" office:value="0.515281863" calcext:value-type="float">
            <text:p>0.515281863</text:p>
          </table:table-cell>
          <table:table-cell office:value-type="float" office:value="-0.1342099523" calcext:value-type="float">
            <text:p>-0.1342099523</text:p>
          </table:table-cell>
          <table:table-cell office:value-type="float" office:value="0.001286458682" calcext:value-type="float">
            <text:p>0.0012864587</text:p>
          </table:table-cell>
          <table:table-cell office:value-type="float" office:value="0.006439286716" calcext:value-type="float">
            <text:p>0.0064392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75686292" calcext:value-type="float">
            <text:p>0.375686292</text:p>
          </table:table-cell>
          <table:table-cell office:value-type="float" office:value="0.584508205" calcext:value-type="float">
            <text:p>0.584508205</text:p>
          </table:table-cell>
          <table:table-cell office:value-type="float" office:value="1.808738113" calcext:value-type="float">
            <text:p>1.808738113</text:p>
          </table:table-cell>
          <table:table-cell office:value-type="float" office:value="0.001258091142" calcext:value-type="float">
            <text:p>0.0012580911</text:p>
          </table:table-cell>
          <table:table-cell office:value-type="float" office:value="0.005680108569" calcext:value-type="float">
            <text:p>0.00568010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998712168" calcext:value-type="float">
            <text:p>0.3998712168</text:p>
          </table:table-cell>
          <table:table-cell office:value-type="float" office:value="0.5709445076" calcext:value-type="float">
            <text:p>0.5709445076</text:p>
          </table:table-cell>
          <table:table-cell office:value-type="float" office:value="-0.2759249337" calcext:value-type="float">
            <text:p>-0.2759249337</text:p>
          </table:table-cell>
          <table:table-cell office:value-type="float" office:value="0.001147783168" calcext:value-type="float">
            <text:p>0.0011477832</text:p>
          </table:table-cell>
          <table:table-cell office:value-type="float" office:value="0.002602359329" calcext:value-type="float">
            <text:p>0.00260235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237430825" calcext:value-type="float">
            <text:p>0.4237430825</text:p>
          </table:table-cell>
          <table:table-cell office:value-type="float" office:value="0.5583012588" calcext:value-type="float">
            <text:p>0.5583012588</text:p>
          </table:table-cell>
          <table:table-cell office:value-type="float" office:value="-0.2481919441" calcext:value-type="float">
            <text:p>-0.2481919441</text:p>
          </table:table-cell>
          <table:table-cell office:value-type="float" office:value="0.001018586455" calcext:value-type="float">
            <text:p>0.0010185865</text:p>
          </table:table-cell>
          <table:table-cell office:value-type="float" office:value="0.003382055803" calcext:value-type="float">
            <text:p>0.00338205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481912204" calcext:value-type="float">
            <text:p>0.4481912204</text:p>
          </table:table-cell>
          <table:table-cell office:value-type="float" office:value="0.4837568973" calcext:value-type="float">
            <text:p>0.4837568973</text:p>
          </table:table-cell>
          <table:table-cell office:value-type="float" office:value="-1.496077783" calcext:value-type="float">
            <text:p>-1.496077783</text:p>
          </table:table-cell>
          <table:table-cell office:value-type="float" office:value="0.000982792921" calcext:value-type="float">
            <text:p>0.0009827929</text:p>
          </table:table-cell>
          <table:table-cell office:value-type="float" office:value="0.004161752277" calcext:value-type="float">
            <text:p>0.00416175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736844203" calcext:value-type="float">
            <text:p>0.4736844203</text:p>
          </table:table-cell>
          <table:table-cell office:value-type="float" office:value="0.493837001" calcext:value-type="float">
            <text:p>0.493837001</text:p>
          </table:table-cell>
          <table:table-cell office:value-type="float" office:value="0.2064923498" calcext:value-type="float">
            <text:p>0.2064923498</text:p>
          </table:table-cell>
          <table:table-cell office:value-type="float" office:value="0.0009775729709" calcext:value-type="float">
            <text:p>0.000977573</text:p>
          </table:table-cell>
          <table:table-cell office:value-type="float" office:value="0.004633673831" calcext:value-type="float">
            <text:p>0.00463367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976513338" calcext:value-type="float">
            <text:p>0.4976513338</text:p>
          </table:table-cell>
          <table:table-cell office:value-type="float" office:value="0.4933508465" calcext:value-type="float">
            <text:p>0.4933508465</text:p>
          </table:table-cell>
          <table:table-cell office:value-type="float" office:value="-0.009475971962" calcext:value-type="float">
            <text:p>-0.009475972</text:p>
          </table:table-cell>
          <table:table-cell office:value-type="float" office:value="0.001060295179" calcext:value-type="float">
            <text:p>0.0010602952</text:p>
          </table:table-cell>
          <table:table-cell office:value-type="float" office:value="0.005105595378" calcext:value-type="float">
            <text:p>0.00510559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229730203" calcext:value-type="float">
            <text:p>0.5229730203</text:p>
          </table:table-cell>
          <table:table-cell office:value-type="float" office:value="0.5028387635" calcext:value-type="float">
            <text:p>0.5028387635</text:p>
          </table:table-cell>
          <table:table-cell office:value-type="float" office:value="0.1945151375" calcext:value-type="float">
            <text:p>0.1945151375</text:p>
          </table:table-cell>
          <table:table-cell office:value-type="float" office:value="0.001114445946" calcext:value-type="float">
            <text:p>0.0011144459</text:p>
          </table:table-cell>
          <table:table-cell office:value-type="float" office:value="0.004961967078" calcext:value-type="float">
            <text:p>0.00496196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476076059" calcext:value-type="float">
            <text:p>0.5476076059</text:p>
          </table:table-cell>
          <table:table-cell office:value-type="float" office:value="0.4931557164" calcext:value-type="float">
            <text:p>0.4931557164</text:p>
          </table:table-cell>
          <table:table-cell office:value-type="float" office:value="-0.1938539188" calcext:value-type="float">
            <text:p>-0.1938539188</text:p>
          </table:table-cell>
          <table:table-cell office:value-type="float" office:value="0.001164207255" calcext:value-type="float">
            <text:p>0.0011642073</text:p>
          </table:table-cell>
          <table:table-cell office:value-type="float" office:value="0.004510563865" calcext:value-type="float">
            <text:p>0.0045105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725074759" calcext:value-type="float">
            <text:p>0.5725074759</text:p>
          </table:table-cell>
          <table:table-cell office:value-type="float" office:value="0.5004568691" calcext:value-type="float">
            <text:p>0.5004568691</text:p>
          </table:table-cell>
          <table:table-cell office:value-type="float" office:value="0.1434021602" calcext:value-type="float">
            <text:p>0.1434021602</text:p>
          </table:table-cell>
          <table:table-cell office:value-type="float" office:value="0.001143065783" calcext:value-type="float">
            <text:p>0.0011430658</text:p>
          </table:table-cell>
          <table:table-cell office:value-type="float" office:value="0.0005094898515" calcext:value-type="float">
            <text:p>0.00050948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953070216" calcext:value-type="float">
            <text:p>0.5953070216</text:p>
          </table:table-cell>
          <table:table-cell office:value-type="float" office:value="0.4727991097" calcext:value-type="float">
            <text:p>0.4727991097</text:p>
          </table:table-cell>
          <table:table-cell office:value-type="float" office:value="-0.5290932442" calcext:value-type="float">
            <text:p>-0.5290932442</text:p>
          </table:table-cell>
          <table:table-cell office:value-type="float" office:value="0.001118253942" calcext:value-type="float">
            <text:p>0.0011182539</text:p>
          </table:table-cell>
          <table:table-cell office:value-type="float" office:value="-0.0002496883017" calcext:value-type="float">
            <text:p>-0.0002496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163867049" calcext:value-type="float">
            <text:p>0.6163867049</text:p>
          </table:table-cell>
          <table:table-cell office:value-type="float" office:value="0.4565645083" calcext:value-type="float">
            <text:p>0.4565645083</text:p>
          </table:table-cell>
          <table:table-cell office:value-type="float" office:value="-0.3423171495" calcext:value-type="float">
            <text:p>-0.3423171495</text:p>
          </table:table-cell>
          <table:table-cell office:value-type="float" office:value="0.00108022209" calcext:value-type="float">
            <text:p>0.0010802221</text:p>
          </table:table-cell>
          <table:table-cell office:value-type="float" office:value="-0.0003933165945" calcext:value-type="float">
            <text:p>-0.0003933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337800565" calcext:value-type="float">
            <text:p>0.6337800565</text:p>
          </table:table-cell>
          <table:table-cell office:value-type="float" office:value="0.4093882762" calcext:value-type="float">
            <text:p>0.4093882762</text:p>
          </table:table-cell>
          <table:table-cell office:value-type="float" office:value="-0.9426116106" calcext:value-type="float">
            <text:p>-0.9426116106</text:p>
          </table:table-cell>
          <table:table-cell office:value-type="float" office:value="0.001104958492" calcext:value-type="float">
            <text:p>0.0011049585</text:p>
          </table:table-cell>
          <table:table-cell office:value-type="float" office:value="0.002397176047" calcext:value-type="float">
            <text:p>0.0023971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538079687" calcext:value-type="float">
            <text:p>0.6538079687</text:p>
          </table:table-cell>
          <table:table-cell office:value-type="float" office:value="0.3987390647" calcext:value-type="float">
            <text:p>0.3987390647</text:p>
          </table:table-cell>
          <table:table-cell office:value-type="float" office:value="-0.2149248338" calcext:value-type="float">
            <text:p>-0.2149248338</text:p>
          </table:table-cell>
          <table:table-cell office:value-type="float" office:value="0.001080763174" calcext:value-type="float">
            <text:p>0.0010807632</text:p>
          </table:table-cell>
          <table:table-cell office:value-type="float" office:value="0.005187668688" calcext:value-type="float">
            <text:p>0.0051876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725623317" calcext:value-type="float">
            <text:p>0.6725623317</text:p>
          </table:table-cell>
          <table:table-cell office:value-type="float" office:value="0.3739925109" calcext:value-type="float">
            <text:p>0.3739925109</text:p>
          </table:table-cell>
          <table:table-cell office:value-type="float" office:value="-0.4885340166" calcext:value-type="float">
            <text:p>-0.4885340166</text:p>
          </table:table-cell>
          <table:table-cell office:value-type="float" office:value="0.001142413038" calcext:value-type="float">
            <text:p>0.001142413</text:p>
          </table:table-cell>
          <table:table-cell office:value-type="float" office:value="0.004428490548" calcext:value-type="float">
            <text:p>0.00442849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943471898" calcext:value-type="float">
            <text:p>0.6943471898</text:p>
          </table:table-cell>
          <table:table-cell office:value-type="float" office:value="0.4047741777" calcext:value-type="float">
            <text:p>0.4047741777</text:p>
          </table:table-cell>
          <table:table-cell office:value-type="float" office:value="0.6215371323" calcext:value-type="float">
            <text:p>0.6215371323</text:p>
          </table:table-cell>
          <table:table-cell office:value-type="float" office:value="0.001198490576" calcext:value-type="float">
            <text:p>0.0011984906</text:p>
          </table:table-cell>
          <table:table-cell office:value-type="float" office:value="0.003053762555" calcext:value-type="float">
            <text:p>0.00305376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150405163" calcext:value-type="float">
            <text:p>0.7150405163</text:p>
          </table:table-cell>
          <table:table-cell office:value-type="float" office:value="0.4081173591" calcext:value-type="float">
            <text:p>0.4081173591</text:p>
          </table:table-cell>
          <table:table-cell office:value-type="float" office:value="0.06692355711" calcext:value-type="float">
            <text:p>0.0669235571</text:p>
          </table:table-cell>
          <table:table-cell office:value-type="float" office:value="0.001280022426" calcext:value-type="float">
            <text:p>0.0012800224</text:p>
          </table:table-cell>
          <table:table-cell office:value-type="float" office:value="0.001371259636" calcext:value-type="float">
            <text:p>0.00137125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351841198" calcext:value-type="float">
            <text:p>0.7351841198</text:p>
          </table:table-cell>
          <table:table-cell office:value-type="float" office:value="0.4198879247" calcext:value-type="float">
            <text:p>0.4198879247</text:p>
          </table:table-cell>
          <table:table-cell office:value-type="float" office:value="0.236976636" calcext:value-type="float">
            <text:p>0.236976636</text:p>
          </table:table-cell>
          <table:table-cell office:value-type="float" office:value="0.001292866953" calcext:value-type="float">
            <text:p>0.001292867</text:p>
          </table:table-cell>
          <table:table-cell office:value-type="float" office:value="-0.0003112432843" calcext:value-type="float">
            <text:p>-0.00031124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524610355" calcext:value-type="float">
            <text:p>0.7524610355</text:p>
          </table:table-cell>
          <table:table-cell office:value-type="float" office:value="0.3880121855" calcext:value-type="float">
            <text:p>0.3880121855</text:p>
          </table:table-cell>
          <table:table-cell office:value-type="float" office:value="-0.6351345149" calcext:value-type="float">
            <text:p>-0.6351345149</text:p>
          </table:table-cell>
          <table:table-cell office:value-type="float" office:value="0.001282909937" calcext:value-type="float">
            <text:p>0.0012829099</text:p>
          </table:table-cell>
          <table:table-cell office:value-type="float" office:value="0.00186369951" calcext:value-type="float">
            <text:p>0.00186369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700009481" calcext:value-type="float">
            <text:p>0.7700009481</text:p>
          </table:table-cell>
          <table:table-cell office:value-type="float" office:value="0.3667650855" calcext:value-type="float">
            <text:p>0.3667650855</text:p>
          </table:table-cell>
          <table:table-cell office:value-type="float" office:value="-0.4245760758" calcext:value-type="float">
            <text:p>-0.4245760758</text:p>
          </table:table-cell>
          <table:table-cell office:value-type="float" office:value="0.001211731884" calcext:value-type="float">
            <text:p>0.0012117319</text:p>
          </table:table-cell>
          <table:table-cell office:value-type="float" office:value="-0.0001265783296" calcext:value-type="float">
            <text:p>-0.00012657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878866289" calcext:value-type="float">
            <text:p>0.7878866289</text:p>
          </table:table-cell>
          <table:table-cell office:value-type="float" office:value="0.3282534694" calcext:value-type="float">
            <text:p>0.3282534694</text:p>
          </table:table-cell>
          <table:table-cell office:value-type="float" office:value="-0.6244652771" calcext:value-type="float">
            <text:p>-0.6244652771</text:p>
          </table:table-cell>
          <table:table-cell office:value-type="float" office:value="0.001171800332" calcext:value-type="float">
            <text:p>0.0011718003</text:p>
          </table:table-cell>
          <table:table-cell office:value-type="float" office:value="0.001432814618" calcext:value-type="float">
            <text:p>0.00143281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097984811" calcext:value-type="float">
            <text:p>0.8097984811</text:p>
          </table:table-cell>
          <table:table-cell office:value-type="float" office:value="0.4022753847" calcext:value-type="float">
            <text:p>0.4022753847</text:p>
          </table:table-cell>
          <table:table-cell office:value-type="float" office:value="1.913103546" calcext:value-type="float">
            <text:p>1.913103546</text:p>
          </table:table-cell>
          <table:table-cell office:value-type="float" office:value="0.001136495526" calcext:value-type="float">
            <text:p>0.0011364955</text:p>
          </table:table-cell>
          <table:table-cell office:value-type="float" office:value="0.003299982493" calcext:value-type="float">
            <text:p>0.00329998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268918007" calcext:value-type="float">
            <text:p>0.8268918007</text:p>
          </table:table-cell>
          <table:table-cell office:value-type="float" office:value="0.3997871921" calcext:value-type="float">
            <text:p>0.3997871921</text:p>
          </table:table-cell>
          <table:table-cell office:value-type="float" office:value="-0.04993346435" calcext:value-type="float">
            <text:p>-0.0499334644</text:p>
          </table:table-cell>
          <table:table-cell office:value-type="float" office:value="0.001226481055" calcext:value-type="float">
            <text:p>0.0012264811</text:p>
          </table:table-cell>
          <table:table-cell office:value-type="float" office:value="0.001001929726" calcext:value-type="float">
            <text:p>0.00100192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436727979" calcext:value-type="float">
            <text:p>0.8436727979</text:p>
          </table:table-cell>
          <table:table-cell office:value-type="float" office:value="0.4151388544" calcext:value-type="float">
            <text:p>0.4151388544</text:p>
          </table:table-cell>
          <table:table-cell office:value-type="float" office:value="0.3074459114" calcext:value-type="float">
            <text:p>0.3074459114</text:p>
          </table:table-cell>
          <table:table-cell office:value-type="float" office:value="0.001351672192" calcext:value-type="float">
            <text:p>0.0013516722</text:p>
          </table:table-cell>
          <table:table-cell office:value-type="float" office:value="0.002253547754" calcext:value-type="float">
            <text:p>0.0022535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607906191" calcext:value-type="float">
            <text:p>0.8607906191</text:p>
          </table:table-cell>
          <table:table-cell office:value-type="float" office:value="0.3404574698" calcext:value-type="float">
            <text:p>0.3404574698</text:p>
          </table:table-cell>
          <table:table-cell office:value-type="float" office:value="-1.493249691" calcext:value-type="float">
            <text:p>-1.493249691</text:p>
          </table:table-cell>
          <table:table-cell office:value-type="float" office:value="0.001494565231" calcext:value-type="float">
            <text:p>0.0014945652</text:p>
          </table:table-cell>
          <table:table-cell office:value-type="float" office:value="0.003505165775" calcext:value-type="float">
            <text:p>0.00350516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798586591" calcext:value-type="float">
            <text:p>0.8798586591</text:p>
          </table:table-cell>
          <table:table-cell office:value-type="float" office:value="0.3540147335" calcext:value-type="float">
            <text:p>0.3540147335</text:p>
          </table:table-cell>
          <table:table-cell office:value-type="float" office:value="0.2728108394" calcext:value-type="float">
            <text:p>0.2728108394</text:p>
          </table:table-cell>
          <table:table-cell office:value-type="float" office:value="0.001502382233" calcext:value-type="float">
            <text:p>0.0015023822</text:p>
          </table:table-cell>
          <table:table-cell office:value-type="float" office:value="0.0008993380816" calcext:value-type="float">
            <text:p>0.00089933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945366957" calcext:value-type="float">
            <text:p>0.8945366957</text:p>
          </table:table-cell>
          <table:table-cell office:value-type="float" office:value="0.3387154436" calcext:value-type="float">
            <text:p>0.3387154436</text:p>
          </table:table-cell>
          <table:table-cell office:value-type="float" office:value="-0.3024548506" calcext:value-type="float">
            <text:p>-0.3024548506</text:p>
          </table:table-cell>
          <table:table-cell office:value-type="float" office:value="0.001465868001" calcext:value-type="float">
            <text:p>0.001465868</text:p>
          </table:table-cell>
          <table:table-cell office:value-type="float" office:value="0.001227631336" calcext:value-type="float">
            <text:p>0.00122763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9110546691" calcext:value-type="float">
            <text:p>0.9110546691</text:p>
          </table:table-cell>
          <table:table-cell office:value-type="float" office:value="0.3326479808" calcext:value-type="float">
            <text:p>0.3326479808</text:p>
          </table:table-cell>
          <table:table-cell office:value-type="float" office:value="-0.1190380196" calcext:value-type="float">
            <text:p>-0.1190380196</text:p>
          </table:table-cell>
          <table:table-cell office:value-type="float" office:value="0.001375285969" calcext:value-type="float">
            <text:p>0.001375286</text:p>
          </table:table-cell>
          <table:table-cell office:value-type="float" office:value="0.002171474437" calcext:value-type="float">
            <text:p>0.00217147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9292715265" calcext:value-type="float">
            <text:p>0.9292715265</text:p>
          </table:table-cell>
          <table:table-cell office:value-type="float" office:value="0.3289485601" calcext:value-type="float">
            <text:p>0.3289485601</text:p>
          </table:table-cell>
          <table:table-cell office:value-type="float" office:value="-0.07566744858" calcext:value-type="float">
            <text:p>-0.0756674486</text:p>
          </table:table-cell>
          <table:table-cell office:value-type="float" office:value="0.001318155666" calcext:value-type="float">
            <text:p>0.0013181557</text:p>
          </table:table-cell>
          <table:table-cell office:value-type="float" office:value="0.002807542611" calcext:value-type="float">
            <text:p>0.00280754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9432828102" calcext:value-type="float">
            <text:p>0.9432828102</text:p>
          </table:table-cell>
          <table:table-cell office:value-type="float" office:value="0.325176653" calcext:value-type="float">
            <text:p>0.325176653</text:p>
          </table:table-cell>
          <table:table-cell office:value-type="float" office:value="-0.07506980706" calcext:value-type="float">
            <text:p>-0.0750698071</text:p>
          </table:table-cell>
          <table:table-cell office:value-type="float" office:value="0.001306667554" calcext:value-type="float">
            <text:p>0.0013066676</text:p>
          </table:table-cell>
          <table:table-cell office:value-type="float" office:value="-0.0004138349288" calcext:value-type="float">
            <text:p>-0.00041383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95397164" calcext:value-type="float">
            <text:p>0.95397164</text:p>
          </table:table-cell>
          <table:table-cell office:value-type="float" office:value="0.2856526761" calcext:value-type="float">
            <text:p>0.2856526761</text:p>
          </table:table-cell>
          <table:table-cell office:value-type="float" office:value="-0.7598584725" calcext:value-type="float">
            <text:p>-0.7598584725</text:p>
          </table:table-cell>
          <table:table-cell office:value-type="float" office:value="0.00138273595" calcext:value-type="float">
            <text:p>0.001382736</text:p>
          </table:table-cell>
          <table:table-cell office:value-type="float" office:value="-0.003942987389" calcext:value-type="float">
            <text:p>-0.00394298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9659349098" calcext:value-type="float">
            <text:p>0.9659349098</text:p>
          </table:table-cell>
          <table:table-cell office:value-type="float" office:value="0.2458942798" calcext:value-type="float">
            <text:p>0.2458942798</text:p>
          </table:table-cell>
          <table:table-cell office:value-type="float" office:value="-0.8419096201" calcext:value-type="float">
            <text:p>-0.8419096201</text:p>
          </table:table-cell>
          <table:table-cell office:value-type="float" office:value="0.002023381508" calcext:value-type="float">
            <text:p>0.0020233815</text:p>
          </table:table-cell>
          <table:table-cell office:value-type="float" office:value="-0.00115753107" calcext:value-type="float">
            <text:p>-0.00115753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978039171" calcext:value-type="float">
            <text:p>0.978039171</text:p>
          </table:table-cell>
          <table:table-cell office:value-type="float" office:value="0.2320743754" calcext:value-type="float">
            <text:p>0.2320743754</text:p>
          </table:table-cell>
          <table:table-cell office:value-type="float" office:value="-0.2710461941" calcext:value-type="float">
            <text:p>-0.2710461941</text:p>
          </table:table-cell>
          <table:table-cell office:value-type="float" office:value="0.002078366514" calcext:value-type="float">
            <text:p>0.0020783665</text:p>
          </table:table-cell>
          <table:table-cell office:value-type="float" office:value="-0.00093231283" calcext:value-type="float">
            <text:p>-0.0009323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9917354133" calcext:value-type="float">
            <text:p>0.9917354133</text:p>
          </table:table-cell>
          <table:table-cell office:value-type="float" office:value="0.2562952868" calcext:value-type="float">
            <text:p>0.2562952868</text:p>
          </table:table-cell>
          <table:table-cell office:value-type="float" office:value="0.491904633" calcext:value-type="float">
            <text:p>0.491904633</text:p>
          </table:table-cell>
          <table:table-cell office:value-type="float" office:value="0.002093558576" calcext:value-type="float">
            <text:p>0.0020935586</text:p>
          </table:table-cell>
          <table:table-cell office:value-type="float" office:value="-0.001019052282" calcext:value-type="float">
            <text:p>-0.00101905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04487626" calcext:value-type="float">
            <text:p>1.004487626</text:p>
          </table:table-cell>
          <table:table-cell office:value-type="float" office:value="0.2563943319" calcext:value-type="float">
            <text:p>0.2563943319</text:p>
          </table:table-cell>
          <table:table-cell office:value-type="float" office:value="0.001969895285" calcext:value-type="float">
            <text:p>0.0019698953</text:p>
          </table:table-cell>
          <table:table-cell office:value-type="float" office:value="0.002137739005" calcext:value-type="float">
            <text:p>0.002137739</text:p>
          </table:table-cell>
          <table:table-cell office:value-type="float" office:value="-0.0007938340418" calcext:value-type="float">
            <text:p>-0.0007938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16481672" calcext:value-type="float">
            <text:p>1.016481672</text:p>
          </table:table-cell>
          <table:table-cell office:value-type="float" office:value="0.257154897" calcext:value-type="float">
            <text:p>0.257154897</text:p>
          </table:table-cell>
          <table:table-cell office:value-type="float" office:value="0.01519852271" calcext:value-type="float">
            <text:p>0.0151985227</text:p>
          </table:table-cell>
          <table:table-cell office:value-type="float" office:value="0.002161974438" calcext:value-type="float">
            <text:p>0.0021619744</text:p>
          </table:table-cell>
          <table:table-cell office:value-type="float" office:value="-0.001192531199" calcext:value-type="float">
            <text:p>-0.00119253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26307113" calcext:value-type="float">
            <text:p>1.026307113</text:p>
          </table:table-cell>
          <table:table-cell office:value-type="float" office:value="0.2304000384" calcext:value-type="float">
            <text:p>0.2304000384</text:p>
          </table:table-cell>
          <table:table-cell office:value-type="float" office:value="-0.5388680287" calcext:value-type="float">
            <text:p>-0.5388680287</text:p>
          </table:table-cell>
          <table:table-cell office:value-type="float" office:value="0.00219811628" calcext:value-type="float">
            <text:p>0.0021981163</text:p>
          </table:table-cell>
          <table:table-cell office:value-type="float" office:value="-0.001279270658" calcext:value-type="float">
            <text:p>-0.00127927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36470246" calcext:value-type="float">
            <text:p>1.036470246</text:p>
          </table:table-cell>
          <table:table-cell office:value-type="float" office:value="0.2134293281" calcext:value-type="float">
            <text:p>0.2134293281</text:p>
          </table:table-cell>
          <table:table-cell office:value-type="float" office:value="-0.338499615" calcext:value-type="float">
            <text:p>-0.338499615</text:p>
          </table:table-cell>
          <table:table-cell office:value-type="float" office:value="0.00224222827" calcext:value-type="float">
            <text:p>0.0022422283</text:p>
          </table:table-cell>
          <table:table-cell office:value-type="float" office:value="0.002178133672" calcext:value-type="float">
            <text:p>0.00217813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48747129" calcext:value-type="float">
            <text:p>1.048747129</text:p>
          </table:table-cell>
          <table:table-cell office:value-type="float" office:value="0.2143403452" calcext:value-type="float">
            <text:p>0.2143403452</text:p>
          </table:table-cell>
          <table:table-cell office:value-type="float" office:value="0.01798843608" calcext:value-type="float">
            <text:p>0.0179884361</text:p>
          </table:table-cell>
          <table:table-cell office:value-type="float" office:value="0.002325240643" calcext:value-type="float">
            <text:p>0.0023252406</text:p>
          </table:table-cell>
          <table:table-cell office:value-type="float" office:value="0.001467478817" calcext:value-type="float">
            <text:p>0.0014674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7092418" calcext:value-type="float">
            <text:p>1.07092418</text:p>
          </table:table-cell>
          <table:table-cell office:value-type="float" office:value="0.2149902872" calcext:value-type="float">
            <text:p>0.2149902872</text:p>
          </table:table-cell>
          <table:table-cell office:value-type="float" office:value="0.005856803553" calcext:value-type="float">
            <text:p>0.0058568036</text:p>
          </table:table-cell>
          <table:table-cell office:value-type="float" office:value="0.002347509042" calcext:value-type="float">
            <text:p>0.002347509</text:p>
          </table:table-cell>
          <table:table-cell office:value-type="float" office:value="-0.002475362115" calcext:value-type="float">
            <text:p>-0.00247536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80795013" calcext:value-type="float">
            <text:p>1.080795013</text:p>
          </table:table-cell>
          <table:table-cell office:value-type="float" office:value="0.2312257065" calcext:value-type="float">
            <text:p>0.2312257065</text:p>
          </table:table-cell>
          <table:table-cell office:value-type="float" office:value="0.4135343696" calcext:value-type="float">
            <text:p>0.4135343696</text:p>
          </table:table-cell>
          <table:table-cell office:value-type="float" office:value="0.002352707266" calcext:value-type="float">
            <text:p>0.0023527073</text:p>
          </table:table-cell>
          <table:table-cell office:value-type="float" office:value="-0.003896671818" calcext:value-type="float">
            <text:p>-0.00389667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90795288" calcext:value-type="float">
            <text:p>1.090795288</text:p>
          </table:table-cell>
          <table:table-cell office:value-type="float" office:value="0.2175239731" calcext:value-type="float">
            <text:p>0.2175239731</text:p>
          </table:table-cell>
          <table:table-cell office:value-type="float" office:value="-0.27581828" calcext:value-type="float">
            <text:p>-0.27581828</text:p>
          </table:table-cell>
          <table:table-cell office:value-type="float" office:value="0.002338376498" calcext:value-type="float">
            <text:p>0.0023383765</text:p>
          </table:table-cell>
          <table:table-cell office:value-type="float" office:value="-0.004607326674" calcext:value-type="float">
            <text:p>-0.00460732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099340739" calcext:value-type="float">
            <text:p>1.099340739</text:p>
          </table:table-cell>
          <table:table-cell office:value-type="float" office:value="0.2081867529" calcext:value-type="float">
            <text:p>0.2081867529</text:p>
          </table:table-cell>
          <table:table-cell office:value-type="float" office:value="-0.1877526687" calcext:value-type="float">
            <text:p>-0.1877526687</text:p>
          </table:table-cell>
          <table:table-cell office:value-type="float" office:value="0.002326129762" calcext:value-type="float">
            <text:p>0.0023261298</text:p>
          </table:table-cell>
          <table:table-cell office:value-type="float" office:value="-0.001773837734" calcext:value-type="float">
            <text:p>-0.00177383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06612678" calcext:value-type="float">
            <text:p>1.106612678</text:p>
          </table:table-cell>
          <table:table-cell office:value-type="float" office:value="0.1720945614" calcext:value-type="float">
            <text:p>0.1720945614</text:p>
          </table:table-cell>
          <table:table-cell office:value-type="float" office:value="-0.7104573727" calcext:value-type="float">
            <text:p>-0.7104573727</text:p>
          </table:table-cell>
          <table:table-cell office:value-type="float" office:value="0.002347610951" calcext:value-type="float">
            <text:p>0.002347611</text:p>
          </table:table-cell>
          <table:table-cell office:value-type="float" office:value="-0.002796450288" calcext:value-type="float">
            <text:p>-0.00279645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15718862" calcext:value-type="float">
            <text:p>1.115718862</text:p>
          </table:table-cell>
          <table:table-cell office:value-type="float" office:value="0.167323203" calcext:value-type="float">
            <text:p>0.167323203</text:p>
          </table:table-cell>
          <table:table-cell office:value-type="float" office:value="-0.09797864615" calcext:value-type="float">
            <text:p>-0.0979786462</text:p>
          </table:table-cell>
          <table:table-cell office:value-type="float" office:value="0.002321672032" calcext:value-type="float">
            <text:p>0.002321672</text:p>
          </table:table-cell>
          <table:table-cell office:value-type="float" office:value="-0.003507105136" calcext:value-type="float">
            <text:p>-0.00350710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23105129" calcext:value-type="float">
            <text:p>1.123105129</text:p>
          </table:table-cell>
          <table:table-cell office:value-type="float" office:value="0.1587964285" calcext:value-type="float">
            <text:p>0.1587964285</text:p>
          </table:table-cell>
          <table:table-cell office:value-type="float" office:value="-0.16883405" calcext:value-type="float">
            <text:p>-0.16883405</text:p>
          </table:table-cell>
          <table:table-cell office:value-type="float" office:value="0.002313474877" calcext:value-type="float">
            <text:p>0.0023134749</text:p>
          </table:table-cell>
          <table:table-cell office:value-type="float" office:value="-0.004841675382" calcext:value-type="float">
            <text:p>-0.00484167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27410529" calcext:value-type="float">
            <text:p>1.127410529</text:p>
          </table:table-cell>
          <table:table-cell office:value-type="float" office:value="0.1399268396" calcext:value-type="float">
            <text:p>0.1399268396</text:p>
          </table:table-cell>
          <table:table-cell office:value-type="float" office:value="-0.3792669736" calcext:value-type="float">
            <text:p>-0.3792669736</text:p>
          </table:table-cell>
          <table:table-cell office:value-type="float" office:value="0.002311290484" calcext:value-type="float">
            <text:p>0.0023112905</text:p>
          </table:table-cell>
          <table:table-cell office:value-type="float" office:value="-0.005864287928" calcext:value-type="float">
            <text:p>-0.00586428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30144168" calcext:value-type="float">
            <text:p>1.130144168</text:p>
          </table:table-cell>
          <table:table-cell office:value-type="float" office:value="0.09568225913" calcext:value-type="float">
            <text:p>0.0956822591</text:p>
          </table:table-cell>
          <table:table-cell office:value-type="float" office:value="-0.8782018539" calcext:value-type="float">
            <text:p>-0.8782018539</text:p>
          </table:table-cell>
          <table:table-cell office:value-type="float" office:value="0.002367445115" calcext:value-type="float">
            <text:p>0.0023674451</text:p>
          </table:table-cell>
          <table:table-cell office:value-type="float" office:value="-0.006886900475" calcext:value-type="float">
            <text:p>-0.00688690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35028057" calcext:value-type="float">
            <text:p>1.135028057</text:p>
          </table:table-cell>
          <table:table-cell office:value-type="float" office:value="0.07987759941" calcext:value-type="float">
            <text:p>0.0798775994</text:p>
          </table:table-cell>
          <table:table-cell office:value-type="float" office:value="-0.3198460828" calcext:value-type="float">
            <text:p>-0.3198460828</text:p>
          </table:table-cell>
          <table:table-cell office:value-type="float" office:value="0.002421773854" calcext:value-type="float">
            <text:p>0.0024217739</text:p>
          </table:table-cell>
          <table:table-cell office:value-type="float" office:value="-0.004053411542" calcext:value-type="float">
            <text:p>-0.0040534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39669101" calcext:value-type="float">
            <text:p>1.139669101</text:p>
          </table:table-cell>
          <table:table-cell office:value-type="float" office:value="0.0801830209" calcext:value-type="float">
            <text:p>0.0801830209</text:p>
          </table:table-cell>
          <table:table-cell office:value-type="float" office:value="0.005755117835" calcext:value-type="float">
            <text:p>0.0057551178</text:p>
          </table:table-cell>
          <table:table-cell office:value-type="float" office:value="0.00249345249" calcext:value-type="float">
            <text:p>0.0024934525</text:p>
          </table:table-cell>
          <table:table-cell office:value-type="float" office:value="-0.001531880308" calcext:value-type="float">
            <text:p>-0.00153188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45726556" calcext:value-type="float">
            <text:p>1.145726556</text:p>
          </table:table-cell>
          <table:table-cell office:value-type="float" office:value="0.1052652811" calcext:value-type="float">
            <text:p>0.1052652811</text:p>
          </table:table-cell>
          <table:table-cell office:value-type="float" office:value="0.536249881" calcext:value-type="float">
            <text:p>0.536249881</text:p>
          </table:table-cell>
          <table:table-cell office:value-type="float" office:value="0.002488175188" calcext:value-type="float">
            <text:p>0.0024881752</text:p>
          </table:table-cell>
          <table:table-cell office:value-type="float" office:value="-0.003178408244" calcext:value-type="float">
            <text:p>-0.00317840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1.148786886" calcext:value-type="float">
            <text:p>1.148786886</text:p>
          </table:table-cell>
          <table:table-cell office:value-type="float" office:value="0.09238034943" calcext:value-type="float">
            <text:p>0.0923803494</text:p>
          </table:table-cell>
          <table:table-cell office:value-type="float" office:value="-0.2533875933" calcext:value-type="float">
            <text:p>-0.2533875933</text:p>
          </table:table-cell>
          <table:table-cell office:value-type="float" office:value="0.002488177029" calcext:value-type="float">
            <text:p>0.002488177</text:p>
          </table:table-cell>
          <table:table-cell office:value-type="float" office:value="-0.004201020791" calcext:value-type="float">
            <text:p>-0.00420102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55416661" calcext:value-type="float">
            <text:p>1.155416661</text:p>
          </table:table-cell>
          <table:table-cell office:value-type="float" office:value="0.1081465097" calcext:value-type="float">
            <text:p>0.1081465097</text:p>
          </table:table-cell>
          <table:table-cell office:value-type="float" office:value="0.3204482375" calcext:value-type="float">
            <text:p>0.3204482375</text:p>
          </table:table-cell>
          <table:table-cell office:value-type="float" office:value="0.003589901363" calcext:value-type="float">
            <text:p>0.0035899014</text:p>
          </table:table-cell>
          <table:table-cell office:value-type="float" office:value="-0.02074550386" calcext:value-type="float">
            <text:p>-0.02074550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57461589" calcext:value-type="float">
            <text:p>1.157461589</text:p>
          </table:table-cell>
          <table:table-cell office:value-type="float" office:value="0.07844197357" calcext:value-type="float">
            <text:p>0.0784419736</text:p>
          </table:table-cell>
          <table:table-cell office:value-type="float" office:value="-0.5867415624" calcext:value-type="float">
            <text:p>-0.5867415624</text:p>
          </table:table-cell>
          <table:table-cell office:value-type="float" office:value="0.003658098384" calcext:value-type="float">
            <text:p>0.0036580984</text:p>
          </table:table-cell>
          <table:table-cell office:value-type="float" office:value="-0.01705119851" calcext:value-type="float">
            <text:p>-0.01705119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53788633" calcext:value-type="float">
            <text:p>1.153788633</text:p>
          </table:table-cell>
          <table:table-cell office:value-type="float" office:value="0.0339769118" calcext:value-type="float">
            <text:p>0.0339769118</text:p>
          </table:table-cell>
          <table:table-cell office:value-type="float" office:value="-0.8863156282" calcext:value-type="float">
            <text:p>-0.8863156282</text:p>
          </table:table-cell>
          <table:table-cell office:value-type="float" office:value="0.003691412639" calcext:value-type="float">
            <text:p>0.0036914126</text:p>
          </table:table-cell>
          <table:table-cell office:value-type="float" office:value="-0.01392128465" calcext:value-type="float">
            <text:p>-0.0139212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51562977" calcext:value-type="float">
            <text:p>1.151562977</text:p>
          </table:table-cell>
          <table:table-cell office:value-type="float" office:value="-0.02575521247" calcext:value-type="float">
            <text:p>-0.0257552125</text:p>
          </table:table-cell>
          <table:table-cell office:value-type="float" office:value="-1.192834935" calcext:value-type="float">
            <text:p>-1.192834935</text:p>
          </table:table-cell>
          <table:table-cell office:value-type="float" office:value="0.003685328996" calcext:value-type="float">
            <text:p>0.003685329</text:p>
          </table:table-cell>
          <table:table-cell office:value-type="float" office:value="-0.01823969928" calcext:value-type="float">
            <text:p>-0.01823969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41052887" calcext:value-type="float">
            <text:p>1.141052887</text:p>
          </table:table-cell>
          <table:table-cell office:value-type="float" office:value="-0.1095441314" calcext:value-type="float">
            <text:p>-0.1095441314</text:p>
          </table:table-cell>
          <table:table-cell office:value-type="float" office:value="-1.681935473" calcext:value-type="float">
            <text:p>-1.681935473</text:p>
          </table:table-cell>
          <table:table-cell office:value-type="float" office:value="0.003617566159" calcext:value-type="float">
            <text:p>0.0036175662</text:p>
          </table:table-cell>
          <table:table-cell office:value-type="float" office:value="-0.01869285179" calcext:value-type="float">
            <text:p>-0.0186928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111801291" calcext:value-type="float">
            <text:p>1.111801291</text:p>
          </table:table-cell>
          <table:table-cell office:value-type="float" office:value="-0.2769030627" calcext:value-type="float">
            <text:p>-0.2769030627</text:p>
          </table:table-cell>
          <table:table-cell office:value-type="float" office:value="-3.29143754" calcext:value-type="float">
            <text:p>-3.29143754</text:p>
          </table:table-cell>
          <table:table-cell office:value-type="float" office:value="0.003542438116" calcext:value-type="float">
            <text:p>0.0035424381</text:p>
          </table:table-cell>
          <table:table-cell office:value-type="float" office:value="-0.01141548005" calcext:value-type="float">
            <text:p>-0.0114154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078683067" calcext:value-type="float">
            <text:p>1.078683067</text:p>
          </table:table-cell>
          <table:table-cell office:value-type="float" office:value="-0.4888688255" calcext:value-type="float">
            <text:p>-0.4888688255</text:p>
          </table:table-cell>
          <table:table-cell office:value-type="float" office:value="-4.354383229" calcext:value-type="float">
            <text:p>-4.354383229</text:p>
          </table:table-cell>
          <table:table-cell office:value-type="float" office:value="0.003430477047" calcext:value-type="float">
            <text:p>0.003430477</text:p>
          </table:table-cell>
          <table:table-cell office:value-type="float" office:value="-0.01186863257" calcext:value-type="float">
            <text:p>-0.01186863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057899872" calcext:value-type="float">
            <text:p>1.057899872</text:p>
          </table:table-cell>
          <table:table-cell office:value-type="float" office:value="-0.5308884077" calcext:value-type="float">
            <text:p>-0.5308884077</text:p>
          </table:table-cell>
          <table:table-cell office:value-type="float" office:value="-0.6814149791" calcext:value-type="float">
            <text:p>-0.6814149791</text:p>
          </table:table-cell>
          <table:table-cell office:value-type="float" office:value="0.003429076726" calcext:value-type="float">
            <text:p>0.0034290767</text:p>
          </table:table-cell>
          <table:table-cell office:value-type="float" office:value="-0.01203958933" calcext:value-type="float">
            <text:p>-0.01203958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042558046" calcext:value-type="float">
            <text:p>1.042558046</text:p>
          </table:table-cell>
          <table:table-cell office:value-type="float" office:value="-0.4719878856" calcext:value-type="float">
            <text:p>-0.4719878856</text:p>
          </table:table-cell>
          <table:table-cell office:value-type="float" office:value="1.530262758" calcext:value-type="float">
            <text:p>1.530262758</text:p>
          </table:table-cell>
          <table:table-cell office:value-type="float" office:value="0.003417294874" calcext:value-type="float">
            <text:p>0.0034172949</text:p>
          </table:table-cell>
          <table:table-cell office:value-type="float" office:value="-0.01192835034" calcext:value-type="float">
            <text:p>-0.01192835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024952316" calcext:value-type="float">
            <text:p>1.024952316</text:p>
          </table:table-cell>
          <table:table-cell office:value-type="float" office:value="-0.3623574925" calcext:value-type="float">
            <text:p>-0.3623574925</text:p>
          </table:table-cell>
          <table:table-cell office:value-type="float" office:value="2.188481086" calcext:value-type="float">
            <text:p>2.188481086</text:p>
          </table:table-cell>
          <table:table-cell office:value-type="float" office:value="0.003384802797" calcext:value-type="float">
            <text:p>0.0033848028</text:p>
          </table:table-cell>
          <table:table-cell office:value-type="float" office:value="-0.01153491559" calcext:value-type="float">
            <text:p>-0.01153491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1.008780278" calcext:value-type="float">
            <text:p>1.008780278</text:p>
          </table:table-cell>
          <table:table-cell office:value-type="float" office:value="-0.3578691346" calcext:value-type="float">
            <text:p>-0.3578691346</text:p>
          </table:table-cell>
          <table:table-cell office:value-type="float" office:value="0.08980241935" calcext:value-type="float">
            <text:p>0.0898024194</text:p>
          </table:table-cell>
          <table:table-cell office:value-type="float" office:value="0.003340387816" calcext:value-type="float">
            <text:p>0.0033403878</text:p>
          </table:table-cell>
          <table:table-cell office:value-type="float" office:value="-0.01114148086" calcext:value-type="float">
            <text:p>-0.01114148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9816806711" calcext:value-type="float">
            <text:p>0.9816806711</text:p>
          </table:table-cell>
          <table:table-cell office:value-type="float" office:value="-0.4029034962" calcext:value-type="float">
            <text:p>-0.4029034962</text:p>
          </table:table-cell>
          <table:table-cell office:value-type="float" office:value="-0.8868919998" calcext:value-type="float">
            <text:p>-0.8868919998</text:p>
          </table:table-cell>
          <table:table-cell office:value-type="float" office:value="0.003330466509" calcext:value-type="float">
            <text:p>0.0033304665</text:p>
          </table:table-cell>
          <table:table-cell office:value-type="float" office:value="-0.01074804612" calcext:value-type="float">
            <text:p>-0.01074804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937344083" calcext:value-type="float">
            <text:p>0.937344083</text:p>
          </table:table-cell>
          <table:table-cell office:value-type="float" office:value="-0.586864218" calcext:value-type="float">
            <text:p>-0.586864218</text:p>
          </table:table-cell>
          <table:table-cell office:value-type="float" office:value="-3.748100399" calcext:value-type="float">
            <text:p>-3.748100399</text:p>
          </table:table-cell>
          <table:table-cell office:value-type="float" office:value="0.003292210934" calcext:value-type="float">
            <text:p>0.0032922109</text:p>
          </table:table-cell>
          <table:table-cell office:value-type="float" office:value="-0.01035461138" calcext:value-type="float">
            <text:p>-0.01035461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552420301" calcext:value-type="float">
            <text:p>0.8552420301</text:p>
          </table:table-cell>
          <table:table-cell office:value-type="float" office:value="-0.751197623" calcext:value-type="float">
            <text:p>-0.751197623</text:p>
          </table:table-cell>
          <table:table-cell office:value-type="float" office:value="-1.634422005" calcext:value-type="float">
            <text:p>-1.634422005</text:p>
          </table:table-cell>
          <table:table-cell office:value-type="float" office:value="0.003203811464" calcext:value-type="float">
            <text:p>0.0032038115</text:p>
          </table:table-cell>
          <table:table-cell office:value-type="float" office:value="-0.009396785139" calcext:value-type="float">
            <text:p>-0.00939678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168856223" calcext:value-type="float">
            <text:p>0.8168856223</text:p>
          </table:table-cell>
          <table:table-cell office:value-type="float" office:value="-0.8289631064" calcext:value-type="float">
            <text:p>-0.8289631064</text:p>
          </table:table-cell>
          <table:table-cell office:value-type="float" office:value="-1.555024009" calcext:value-type="float">
            <text:p>-1.555024009</text:p>
          </table:table-cell>
          <table:table-cell office:value-type="float" office:value="0.003117286629" calcext:value-type="float">
            <text:p>0.0031172866</text:p>
          </table:table-cell>
          <table:table-cell office:value-type="float" office:value="-0.01078200329" calcext:value-type="float">
            <text:p>-0.01078200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488596664" calcext:value-type="float">
            <text:p>0.7488596664</text:p>
          </table:table-cell>
          <table:table-cell office:value-type="float" office:value="-0.9833858947" calcext:value-type="float">
            <text:p>-0.9833858947</text:p>
          </table:table-cell>
          <table:table-cell office:value-type="float" office:value="-3.102265191" calcext:value-type="float">
            <text:p>-3.102265191</text:p>
          </table:table-cell>
          <table:table-cell office:value-type="float" office:value="0.003115130347" calcext:value-type="float">
            <text:p>0.0031151303</text:p>
          </table:table-cell>
          <table:table-cell office:value-type="float" office:value="-0.008695394041" calcext:value-type="float">
            <text:p>-0.0086953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577933262" calcext:value-type="float">
            <text:p>0.6577933262</text:p>
          </table:table-cell>
          <table:table-cell office:value-type="float" office:value="-1.292192713" calcext:value-type="float">
            <text:p>-1.292192713</text:p>
          </table:table-cell>
          <table:table-cell office:value-type="float" office:value="-5.910490317" calcext:value-type="float">
            <text:p>-5.910490317</text:p>
          </table:table-cell>
          <table:table-cell office:value-type="float" office:value="0.003084379477" calcext:value-type="float">
            <text:p>0.0030843795</text:p>
          </table:table-cell>
          <table:table-cell office:value-type="float" office:value="-0.006608784803" calcext:value-type="float">
            <text:p>-0.0066087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5702235877" calcext:value-type="float">
            <text:p>0.5702235877</text:p>
          </table:table-cell>
          <table:table-cell office:value-type="float" office:value="-1.653280567" calcext:value-type="float">
            <text:p>-1.653280567</text:p>
          </table:table-cell>
          <table:table-cell office:value-type="float" office:value="-7.629383284" calcext:value-type="float">
            <text:p>-7.629383284</text:p>
          </table:table-cell>
          <table:table-cell office:value-type="float" office:value="0.003479701933" calcext:value-type="float">
            <text:p>0.0034797019</text:p>
          </table:table-cell>
          <table:table-cell office:value-type="float" office:value="-0.0125466822" calcext:value-type="float">
            <text:p>-0.01254668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4865011716" calcext:value-type="float">
            <text:p>0.4865011716</text:p>
          </table:table-cell>
          <table:table-cell office:value-type="float" office:value="-1.750594149" calcext:value-type="float">
            <text:p>-1.750594149</text:p>
          </table:table-cell>
          <table:table-cell office:value-type="float" office:value="-1.927784495" calcext:value-type="float">
            <text:p>-1.927784495</text:p>
          </table:table-cell>
          <table:table-cell office:value-type="float" office:value="0.003340951095" calcext:value-type="float">
            <text:p>0.0033409511</text:p>
          </table:table-cell>
          <table:table-cell office:value-type="float" office:value="-0.01313978874" calcext:value-type="float">
            <text:p>-0.01313978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4055514887" calcext:value-type="float">
            <text:p>0.4055514887</text:p>
          </table:table-cell>
          <table:table-cell office:value-type="float" office:value="-1.702168305" calcext:value-type="float">
            <text:p>-1.702168305</text:p>
          </table:table-cell>
          <table:table-cell office:value-type="float" office:value="0.9557850977" calcext:value-type="float">
            <text:p>0.9557850977</text:p>
          </table:table-cell>
          <table:table-cell office:value-type="float" office:value="0.003240630042" calcext:value-type="float">
            <text:p>0.00324063</text:p>
          </table:table-cell>
          <table:table-cell office:value-type="float" office:value="-0.009030488251" calcext:value-type="float">
            <text:p>-0.0090304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3238190235" calcext:value-type="float">
            <text:p>0.3238190235</text:p>
          </table:table-cell>
          <table:table-cell office:value-type="float" office:value="-1.643034893" calcext:value-type="float">
            <text:p>-1.643034893</text:p>
          </table:table-cell>
          <table:table-cell office:value-type="float" office:value="1.210306849" calcext:value-type="float">
            <text:p>1.210306849</text:p>
          </table:table-cell>
          <table:table-cell office:value-type="float" office:value="0.003210588435" calcext:value-type="float">
            <text:p>0.0032105884</text:p>
          </table:table-cell>
          <table:table-cell office:value-type="float" office:value="-0.008230038581" calcext:value-type="float">
            <text:p>-0.00823003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2191264475" calcext:value-type="float">
            <text:p>0.2191264475</text:p>
          </table:table-cell>
          <table:table-cell office:value-type="float" office:value="-1.778926848" calcext:value-type="float">
            <text:p>-1.778926848</text:p>
          </table:table-cell>
          <table:table-cell office:value-type="float" office:value="-2.681971853" calcext:value-type="float">
            <text:p>-2.681971853</text:p>
          </table:table-cell>
          <table:table-cell office:value-type="float" office:value="0.003251047248" calcext:value-type="float">
            <text:p>0.0032510472</text:p>
          </table:table-cell>
          <table:table-cell office:value-type="float" office:value="-0.01073843974" calcext:value-type="float">
            <text:p>-0.0107384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8496481625" calcext:value-type="float">
            <text:p>0.0849648163</text:p>
          </table:table-cell>
          <table:table-cell office:value-type="float" office:value="-2.132664272" calcext:value-type="float">
            <text:p>-2.132664272</text:p>
          </table:table-cell>
          <table:table-cell office:value-type="float" office:value="-7.010653029" calcext:value-type="float">
            <text:p>-7.010653029</text:p>
          </table:table-cell>
          <table:table-cell office:value-type="float" office:value="0.003307247613" calcext:value-type="float">
            <text:p>0.0033072476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5725906042" calcext:value-type="float">
            <text:p>0.0572590604</text:p>
          </table:table-cell>
          <table:table-cell office:value-type="float" office:value="-1.761438919" calcext:value-type="float">
            <text:p>-1.761438919</text:p>
          </table:table-cell>
          <table:table-cell office:value-type="float" office:value="7.492297366" calcext:value-type="float">
            <text:p>7.492297366</text:p>
          </table:table-cell>
          <table:table-cell office:value-type="float" office:value="0.003337859697" calcext:value-type="float">
            <text:p>0.0033378597</text:p>
          </table:table-cell>
          <table:table-cell office:value-type="float" office:value="-0.01352555214" calcext:value-type="float">
            <text:p>-0.01352555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1380454997" calcext:value-type="float">
            <text:p>0.1380454997</text:p>
          </table:table-cell>
          <table:table-cell office:value-type="float" office:value="-0.5334694902" calcext:value-type="float">
            <text:p>-0.5334694902</text:p>
          </table:table-cell>
          <table:table-cell office:value-type="float" office:value="24.58918822" calcext:value-type="float">
            <text:p>24.58918822</text:p>
          </table:table-cell>
          <table:table-cell office:value-type="float" office:value="0.003325366087" calcext:value-type="float">
            <text:p>0.0033253661</text:p>
          </table:table-cell>
          <table:table-cell office:value-type="float" office:value="-0.009659278839" calcext:value-type="float">
            <text:p>-0.0096592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1279261115" calcext:value-type="float">
            <text:p>0.1279261115</text:p>
          </table:table-cell>
          <table:table-cell office:value-type="float" office:value="0.2856242601" calcext:value-type="float">
            <text:p>0.2856242601</text:p>
          </table:table-cell>
          <table:table-cell office:value-type="float" office:value="16.32150698" calcext:value-type="float">
            <text:p>16.32150698</text:p>
          </table:table-cell>
          <table:table-cell office:value-type="float" office:value="0.003338659373" calcext:value-type="float">
            <text:p>0.0033386594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5843534889" calcext:value-type="float">
            <text:p>0.0584353489</text:p>
          </table:table-cell>
          <table:table-cell office:value-type="float" office:value="0.09411401936" calcext:value-type="float">
            <text:p>0.0941140194</text:p>
          </table:table-cell>
          <table:table-cell office:value-type="float" office:value="-3.124388872" calcext:value-type="float">
            <text:p>-3.124388872</text:p>
          </table:table-cell>
          <table:table-cell office:value-type="float" office:value="0.003402387448" calcext:value-type="float">
            <text:p>0.0034023874</text:p>
          </table:table-cell>
          <table:table-cell office:value-type="float" office:value="-0.01129586221" calcext:value-type="float">
            <text:p>-0.01129586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1360661604" calcext:value-type="float">
            <text:p>0.013606616</text:p>
          </table:table-cell>
          <table:table-cell office:value-type="float" office:value="-0.8380561595" calcext:value-type="float">
            <text:p>-0.8380561595</text:p>
          </table:table-cell>
          <table:table-cell office:value-type="float" office:value="-24.51244919" calcext:value-type="float">
            <text:p>-24.51244919</text:p>
          </table:table-cell>
          <table:table-cell office:value-type="float" office:value="0.003505193832" calcext:value-type="float">
            <text:p>0.0035051938</text:p>
          </table:table-cell>
          <table:table-cell office:value-type="float" office:value="-0.0104597285" calcext:value-type="float">
            <text:p>-0.01045972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4228640443" calcext:value-type="float">
            <text:p>0.0422864044</text:p>
          </table:table-cell>
          <table:table-cell office:value-type="float" office:value="-0.5803131799" calcext:value-type="float">
            <text:p>-0.5803131799</text:p>
          </table:table-cell>
          <table:table-cell office:value-type="float" office:value="5.136806798" calcext:value-type="float">
            <text:p>5.136806798</text:p>
          </table:table-cell>
          <table:table-cell office:value-type="float" office:value="0.00356980839" calcext:value-type="float">
            <text:p>0.0035698084</text:p>
          </table:table-cell>
          <table:table-cell office:value-type="float" office:value="-0.01073843974" calcext:value-type="float">
            <text:p>-0.0107384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3377883953" calcext:value-type="float">
            <text:p>0.0337788395</text:p>
          </table:table-cell>
          <table:table-cell office:value-type="float" office:value="-0.2589598871" calcext:value-type="float">
            <text:p>-0.2589598871</text:p>
          </table:table-cell>
          <table:table-cell office:value-type="float" office:value="6.407955667" calcext:value-type="float">
            <text:p>6.407955667</text:p>
          </table:table-cell>
          <table:table-cell office:value-type="float" office:value="0.003595811958" calcext:value-type="float">
            <text:p>0.003595812</text:p>
          </table:table-cell>
          <table:table-cell office:value-type="float" office:value="-0.01129586221" calcext:value-type="float">
            <text:p>-0.01129586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3907902251" calcext:value-type="float">
            <text:p>0.0390790225</text:p>
          </table:table-cell>
          <table:table-cell office:value-type="float" office:value="0.1692398201" calcext:value-type="float">
            <text:p>0.1692398201</text:p>
          </table:table-cell>
          <table:table-cell office:value-type="float" office:value="8.545751017" calcext:value-type="float">
            <text:p>8.545751017</text:p>
          </table:table-cell>
          <table:table-cell office:value-type="float" office:value="0.003524634579" calcext:value-type="float">
            <text:p>0.0035246346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4983181715" calcext:value-type="float">
            <text:p>0.0498318172</text:p>
          </table:table-cell>
          <table:table-cell office:value-type="float" office:value="0.05118579921" calcext:value-type="float">
            <text:p>0.0511857992</text:p>
          </table:table-cell>
          <table:table-cell office:value-type="float" office:value="-2.387089766" calcext:value-type="float">
            <text:p>-2.387089766</text:p>
          </table:table-cell>
          <table:table-cell office:value-type="float" office:value="0.003422780152" calcext:value-type="float">
            <text:p>0.0034227802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8090117428" calcext:value-type="float">
            <text:p>0.0080901174</text:p>
          </table:table-cell>
          <table:table-cell office:value-type="float" office:value="-0.02973161124" calcext:value-type="float">
            <text:p>-0.0297316112</text:p>
          </table:table-cell>
          <table:table-cell office:value-type="float" office:value="-0.7994438733" calcext:value-type="float">
            <text:p>-0.7994438733</text:p>
          </table:table-cell>
          <table:table-cell office:value-type="float" office:value="0.003360260045" calcext:value-type="float">
            <text:p>0.00336026</text:p>
          </table:table-cell>
          <table:table-cell office:value-type="float" office:value="-0.0118532847" calcext:value-type="float">
            <text:p>-0.0118532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396579122" calcext:value-type="float">
            <text:p>0.0396579122</text:p>
          </table:table-cell>
          <table:table-cell office:value-type="float" office:value="0.1443226605" calcext:value-type="float">
            <text:p>0.1443226605</text:p>
          </table:table-cell>
          <table:table-cell office:value-type="float" office:value="3.462254991" calcext:value-type="float">
            <text:p>3.462254991</text:p>
          </table:table-cell>
          <table:table-cell office:value-type="float" office:value="0.003443742278" calcext:value-type="float">
            <text:p>0.0034437423</text:p>
          </table:table-cell>
          <table:table-cell office:value-type="float" office:value="-0.01157457346" calcext:value-type="float">
            <text:p>-0.01157457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4572810952" calcext:value-type="float">
            <text:p>0.0457281095</text:p>
          </table:table-cell>
          <table:table-cell office:value-type="float" office:value="0.1126753298" calcext:value-type="float">
            <text:p>0.1126753298</text:p>
          </table:table-cell>
          <table:table-cell office:value-type="float" office:value="-0.6385719473" calcext:value-type="float">
            <text:p>-0.6385719473</text:p>
          </table:table-cell>
          <table:table-cell office:value-type="float" office:value="0.003507509739" calcext:value-type="float">
            <text:p>0.0035075097</text:p>
          </table:table-cell>
          <table:table-cell office:value-type="float" office:value="-0.0118532847" calcext:value-type="float">
            <text:p>-0.0118532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2863162587" calcext:value-type="float">
            <text:p>0.0286316259</text:p>
          </table:table-cell>
          <table:table-cell office:value-type="float" office:value="0.1412563937" calcext:value-type="float">
            <text:p>0.1412563937</text:p>
          </table:table-cell>
          <table:table-cell office:value-type="float" office:value="0.5460848438" calcext:value-type="float">
            <text:p>0.5460848438</text:p>
          </table:table-cell>
          <table:table-cell office:value-type="float" office:value="0.003536710772" calcext:value-type="float">
            <text:p>0.0035367108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1441318841" calcext:value-type="float">
            <text:p>0.0144131884</text:p>
          </table:table-cell>
          <table:table-cell office:value-type="float" office:value="-0.1694816828" calcext:value-type="float">
            <text:p>-0.1694816828</text:p>
          </table:table-cell>
          <table:table-cell office:value-type="float" office:value="-6.64977306" calcext:value-type="float">
            <text:p>-6.64977306</text:p>
          </table:table-cell>
          <table:table-cell office:value-type="float" office:value="0.003535322413" calcext:value-type="float">
            <text:p>0.0035353224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2754287567" calcext:value-type="float">
            <text:p>0.0275428757</text:p>
          </table:table-cell>
          <table:table-cell office:value-type="float" office:value="-0.1238322533" calcext:value-type="float">
            <text:p>-0.1238322533</text:p>
          </table:table-cell>
          <table:table-cell office:value-type="float" office:value="0.9019930784" calcext:value-type="float">
            <text:p>0.9019930784</text:p>
          </table:table-cell>
          <table:table-cell office:value-type="float" office:value="0.003494932708" calcext:value-type="float">
            <text:p>0.0034949327</text:p>
          </table:table-cell>
          <table:table-cell office:value-type="float" office:value="-0.01296812966" calcext:value-type="float">
            <text:p>-0.01296812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279300913" calcext:value-type="float">
            <text:p>0.0279300913</text:p>
          </table:table-cell>
          <table:table-cell office:value-type="float" office:value="-0.01238052106" calcext:value-type="float">
            <text:p>-0.0123805211</text:p>
          </table:table-cell>
          <table:table-cell office:value-type="float" office:value="2.216506331" calcext:value-type="float">
            <text:p>2.216506331</text:p>
          </table:table-cell>
          <table:table-cell office:value-type="float" office:value="0.003440085798" calcext:value-type="float">
            <text:p>0.0034400858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2471573282" calcext:value-type="float">
            <text:p>-0.0024715733</text:p>
          </table:table-cell>
          <table:table-cell office:value-type="float" office:value="0.2010680541" calcext:value-type="float">
            <text:p>0.2010680541</text:p>
          </table:table-cell>
          <table:table-cell office:value-type="float" office:value="0.003414899132" calcext:value-type="float">
            <text:p>0.0034148991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779121258" calcext:value-type="float">
            <text:p>0.0047791213</text:p>
          </table:table-cell>
          <table:table-cell office:value-type="float" office:value="-0.1526616582" calcext:value-type="float">
            <text:p>-0.1526616582</text:p>
          </table:table-cell>
          <table:table-cell office:value-type="float" office:value="-2.983842655" calcext:value-type="float">
            <text:p>-2.983842655</text:p>
          </table:table-cell>
          <table:table-cell office:value-type="float" office:value="0.00344347116" calcext:value-type="float">
            <text:p>0.0034434712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9342911752" calcext:value-type="float">
            <text:p>0.0093429118</text:p>
          </table:table-cell>
          <table:table-cell office:value-type="float" office:value="-0.1250325512" calcext:value-type="float">
            <text:p>-0.1250325512</text:p>
          </table:table-cell>
          <table:table-cell office:value-type="float" office:value="0.5484187966" calcext:value-type="float">
            <text:p>0.5484187966</text:p>
          </table:table-cell>
          <table:table-cell office:value-type="float" office:value="0.003496829333" calcext:value-type="float">
            <text:p>0.0034968293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455333882" calcext:value-type="float">
            <text:p>0.0044553339</text:p>
          </table:table-cell>
          <table:table-cell office:value-type="float" office:value="-0.06669170404" calcext:value-type="float">
            <text:p>-0.066691704</text:p>
          </table:table-cell>
          <table:table-cell office:value-type="float" office:value="1.187975958" calcext:value-type="float">
            <text:p>1.187975958</text:p>
          </table:table-cell>
          <table:table-cell office:value-type="float" office:value="0.003541784785" calcext:value-type="float">
            <text:p>0.003541784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05092582" calcext:value-type="float">
            <text:p>0.0040509258</text:p>
          </table:table-cell>
          <table:table-cell office:value-type="float" office:value="-0.005649499938" calcext:value-type="float">
            <text:p>-0.0056494999</text:p>
          </table:table-cell>
          <table:table-cell office:value-type="float" office:value="1.209412425" calcext:value-type="float">
            <text:p>1.209412425</text:p>
          </table:table-cell>
          <table:table-cell office:value-type="float" office:value="0.003565325244" calcext:value-type="float">
            <text:p>0.0035653252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8483513423" calcext:value-type="float">
            <text:p>0.0084835134</text:p>
          </table:table-cell>
          <table:table-cell office:value-type="float" office:value="-0.006034978364" calcext:value-type="float">
            <text:p>-0.0060349784</text:p>
          </table:table-cell>
          <table:table-cell office:value-type="float" office:value="-0.007777393937" calcext:value-type="float">
            <text:p>-0.0077773939</text:p>
          </table:table-cell>
          <table:table-cell office:value-type="float" office:value="0.003569940754" calcext:value-type="float">
            <text:p>0.0035699408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370354677" calcext:value-type="float">
            <text:p>0.0043703547</text:p>
          </table:table-cell>
          <table:table-cell office:value-type="float" office:value="0.004865721912" calcext:value-type="float">
            <text:p>0.0048657219</text:p>
          </table:table-cell>
          <table:table-cell office:value-type="float" office:value="0.1770919889" calcext:value-type="float">
            <text:p>0.1770919889</text:p>
          </table:table-cell>
          <table:table-cell office:value-type="float" office:value="0.003528303396" calcext:value-type="float">
            <text:p>0.0035283034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339161571" calcext:value-type="float">
            <text:p>0.0033391616</text:p>
          </table:table-cell>
          <table:table-cell office:value-type="float" office:value="-0.001407445811" calcext:value-type="float">
            <text:p>-0.0014074458</text:p>
          </table:table-cell>
          <table:table-cell office:value-type="float" office:value="-0.1632295545" calcext:value-type="float">
            <text:p>-0.1632295545</text:p>
          </table:table-cell>
          <table:table-cell office:value-type="float" office:value="0.003492834284" calcext:value-type="float">
            <text:p>0.0034928343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6326926584" calcext:value-type="float">
            <text:p>0.0063269266</text:p>
          </table:table-cell>
          <table:table-cell office:value-type="float" office:value="-0.01143656586" calcext:value-type="float">
            <text:p>-0.0114365659</text:p>
          </table:table-cell>
          <table:table-cell office:value-type="float" office:value="-0.1992028217" calcext:value-type="float">
            <text:p>-0.1992028217</text:p>
          </table:table-cell>
          <table:table-cell office:value-type="float" office:value="0.00347094081" calcext:value-type="float">
            <text:p>0.0034709408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073644135" calcext:value-type="float">
            <text:p>0.0020736441</text:p>
          </table:table-cell>
          <table:table-cell office:value-type="float" office:value="-0.01782448021" calcext:value-type="float">
            <text:p>-0.0178244802</text:p>
          </table:table-cell>
          <table:table-cell office:value-type="float" office:value="-0.1291402766" calcext:value-type="float">
            <text:p>-0.1291402766</text:p>
          </table:table-cell>
          <table:table-cell office:value-type="float" office:value="0.003482731345" calcext:value-type="float">
            <text:p>0.0034827313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7345066371" calcext:value-type="float">
            <text:p>0.0073450664</text:p>
          </table:table-cell>
          <table:table-cell office:value-type="float" office:value="0.02546896405" calcext:value-type="float">
            <text:p>0.0254689641</text:p>
          </table:table-cell>
          <table:table-cell office:value-type="float" office:value="0.8463219458" calcext:value-type="float">
            <text:p>0.8463219458</text:p>
          </table:table-cell>
          <table:table-cell office:value-type="float" office:value="0.003532408323" calcext:value-type="float">
            <text:p>0.0035324083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1116512427" calcext:value-type="float">
            <text:p>0.0111651243</text:p>
          </table:table-cell>
          <table:table-cell office:value-type="float" office:value="0.03174614946" calcext:value-type="float">
            <text:p>0.0317461495</text:p>
          </table:table-cell>
          <table:table-cell office:value-type="float" office:value="0.1284599416" calcext:value-type="float">
            <text:p>0.1284599416</text:p>
          </table:table-cell>
          <table:table-cell office:value-type="float" office:value="0.003576392226" calcext:value-type="float">
            <text:p>0.0035763922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082207001" calcext:value-type="float">
            <text:p>0.003082207</text:p>
          </table:table-cell>
          <table:table-cell office:value-type="float" office:value="0.03357181304" calcext:value-type="float">
            <text:p>0.033571813</text:p>
          </table:table-cell>
          <table:table-cell office:value-type="float" office:value="0.01818428143" calcext:value-type="float">
            <text:p>0.0181842814</text:p>
          </table:table-cell>
          <table:table-cell office:value-type="float" office:value="0.00357994582" calcext:value-type="float">
            <text:p>0.003579945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1670456003" calcext:value-type="float">
            <text:p>-0.01670456</text:p>
          </table:table-cell>
          <table:table-cell office:value-type="float" office:value="-1.00840988" calcext:value-type="float">
            <text:p>-1.00840988</text:p>
          </table:table-cell>
          <table:table-cell office:value-type="float" office:value="0.003499243564" calcext:value-type="float">
            <text:p>0.0034992436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1574801575" calcext:value-type="float">
            <text:p>0.0015748016</text:p>
          </table:table-cell>
          <table:table-cell office:value-type="float" office:value="-0.03688665521" calcext:value-type="float">
            <text:p>-0.0368866552</text:p>
          </table:table-cell>
          <table:table-cell office:value-type="float" office:value="-0.4067229765" calcext:value-type="float">
            <text:p>-0.4067229765</text:p>
          </table:table-cell>
          <table:table-cell office:value-type="float" office:value="0.003463379197" calcext:value-type="float">
            <text:p>0.0034633792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071854614" calcext:value-type="float">
            <text:p>0.0040718546</text:p>
          </table:table-cell>
          <table:table-cell office:value-type="float" office:value="0.005415851196" calcext:value-type="float">
            <text:p>0.0054158512</text:p>
          </table:table-cell>
          <table:table-cell office:value-type="float" office:value="0.7860388741" calcext:value-type="float">
            <text:p>0.7860388741</text:p>
          </table:table-cell>
          <table:table-cell office:value-type="float" office:value="0.003459500936" calcext:value-type="float">
            <text:p>0.0034595009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789572006" calcext:value-type="float">
            <text:p>0.004789572</text:p>
          </table:table-cell>
          <table:table-cell office:value-type="float" office:value="0.0264778649" calcext:value-type="float">
            <text:p>0.0264778649</text:p>
          </table:table-cell>
          <table:table-cell office:value-type="float" office:value="0.452082092" calcext:value-type="float">
            <text:p>0.452082092</text:p>
          </table:table-cell>
          <table:table-cell office:value-type="float" office:value="0.003513264777" calcext:value-type="float">
            <text:p>0.0035132648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071231518" calcext:value-type="float">
            <text:p>0.0020712315</text:p>
          </table:table-cell>
          <table:table-cell office:value-type="float" office:value="0.002578630871" calcext:value-type="float">
            <text:p>0.0025786309</text:p>
          </table:table-cell>
          <table:table-cell office:value-type="float" office:value="-0.4753586473" calcext:value-type="float">
            <text:p>-0.4753586473</text:p>
          </table:table-cell>
          <table:table-cell office:value-type="float" office:value="0.003561530502" calcext:value-type="float">
            <text:p>0.0035615305</text:p>
          </table:table-cell>
          <table:table-cell office:value-type="float" office:value="-0.008823145121" calcext:value-type="float">
            <text:p>-0.0088231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1118033989" calcext:value-type="float">
            <text:p>0.001118034</text:p>
          </table:table-cell>
          <table:table-cell office:value-type="float" office:value="-0.01918756553" calcext:value-type="float">
            <text:p>-0.0191875655</text:p>
          </table:table-cell>
          <table:table-cell office:value-type="float" office:value="-0.4315778924" calcext:value-type="float">
            <text:p>-0.4315778924</text:p>
          </table:table-cell>
          <table:table-cell office:value-type="float" office:value="0.003581692195" calcext:value-type="float">
            <text:p>0.0035816922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1360147051" calcext:value-type="float">
            <text:p>0.0013601471</text:p>
          </table:table-cell>
          <table:table-cell office:value-type="float" office:value="-0.02268361605" calcext:value-type="float">
            <text:p>-0.0226836161</text:p>
          </table:table-cell>
          <table:table-cell office:value-type="float" office:value="-0.07100273271" calcext:value-type="float">
            <text:p>-0.0710027327</text:p>
          </table:table-cell>
          <table:table-cell office:value-type="float" office:value="0.003539358287" calcext:value-type="float">
            <text:p>0.0035393583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5015974482" calcext:value-type="float">
            <text:p>0.0050159745</text:p>
          </table:table-cell>
          <table:table-cell office:value-type="float" office:value="0.0198502893" calcext:value-type="float">
            <text:p>0.0198502893</text:p>
          </table:table-cell>
          <table:table-cell office:value-type="float" office:value="0.8555302639" calcext:value-type="float">
            <text:p>0.8555302639</text:p>
          </table:table-cell>
          <table:table-cell office:value-type="float" office:value="0.003489615397" calcext:value-type="float">
            <text:p>0.0034896154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6390618123" calcext:value-type="float">
            <text:p>0.0063906181</text:p>
          </table:table-cell>
          <table:table-cell office:value-type="float" office:value="0.03508768005" calcext:value-type="float">
            <text:p>0.0350876801</text:p>
          </table:table-cell>
          <table:table-cell office:value-type="float" office:value="0.2972035988" calcext:value-type="float">
            <text:p>0.2972035988</text:p>
          </table:table-cell>
          <table:table-cell office:value-type="float" office:value="0.003459398641" calcext:value-type="float">
            <text:p>0.0034593986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586937976" calcext:value-type="float">
            <text:p>0.004586938</text:p>
          </table:table-cell>
          <table:table-cell office:value-type="float" office:value="0.02123580738" calcext:value-type="float">
            <text:p>0.0212358074</text:p>
          </table:table-cell>
          <table:table-cell office:value-type="float" office:value="-0.2813753096" calcext:value-type="float">
            <text:p>-0.2813753096</text:p>
          </table:table-cell>
          <table:table-cell office:value-type="float" office:value="0.003491188407" calcext:value-type="float">
            <text:p>0.0034911884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1711724277" calcext:value-type="float">
            <text:p>0.0017117243</text:p>
          </table:table-cell>
          <table:table-cell office:value-type="float" office:value="-0.02237682507" calcext:value-type="float">
            <text:p>-0.0223768251</text:p>
          </table:table-cell>
          <table:table-cell office:value-type="float" office:value="-0.8692193689" calcext:value-type="float">
            <text:p>-0.8692193689</text:p>
          </table:table-cell>
          <table:table-cell office:value-type="float" office:value="0.003536949526" calcext:value-type="float">
            <text:p>0.0035369495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336664289" calcext:value-type="float">
            <text:p>0.0023366643</text:p>
          </table:table-cell>
          <table:table-cell office:value-type="float" office:value="-0.02712474446" calcext:value-type="float">
            <text:p>-0.0271247445</text:p>
          </table:table-cell>
          <table:table-cell office:value-type="float" office:value="-0.09548801591" calcext:value-type="float">
            <text:p>-0.0954880159</text:p>
          </table:table-cell>
          <table:table-cell office:value-type="float" office:value="0.003581620524" calcext:value-type="float">
            <text:p>0.0035816205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171464282" calcext:value-type="float">
            <text:p>0.0017146428</text:p>
          </table:table-cell>
          <table:table-cell office:value-type="float" office:value="-0.01821001683" calcext:value-type="float">
            <text:p>-0.0182100168</text:p>
          </table:table-cell>
          <table:table-cell office:value-type="float" office:value="0.1418032118" calcext:value-type="float">
            <text:p>0.1418032118</text:p>
          </table:table-cell>
          <table:table-cell office:value-type="float" office:value="0.003575513696" calcext:value-type="float">
            <text:p>0.0035755137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039801975" calcext:value-type="float">
            <text:p>0.004039802</text:p>
          </table:table-cell>
          <table:table-cell office:value-type="float" office:value="0.02155032196" calcext:value-type="float">
            <text:p>0.021550322</text:p>
          </table:table-cell>
          <table:table-cell office:value-type="float" office:value="1.05980495" calcext:value-type="float">
            <text:p>1.05980495</text:p>
          </table:table-cell>
          <table:table-cell office:value-type="float" office:value="0.003547175437" calcext:value-type="float">
            <text:p>0.0035471754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278719262" calcext:value-type="float">
            <text:p>0.0032787193</text:p>
          </table:table-cell>
          <table:table-cell office:value-type="float" office:value="0.01230727735" calcext:value-type="float">
            <text:p>0.0123072774</text:p>
          </table:table-cell>
          <table:table-cell office:value-type="float" office:value="-0.184119678" calcext:value-type="float">
            <text:p>-0.184119678</text:p>
          </table:table-cell>
          <table:table-cell office:value-type="float" office:value="0.003494587664" calcext:value-type="float">
            <text:p>0.0034945877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336664289" calcext:value-type="float">
            <text:p>0.0023366643</text:p>
          </table:table-cell>
          <table:table-cell office:value-type="float" office:value="0.01246931311" calcext:value-type="float">
            <text:p>0.0124693131</text:p>
          </table:table-cell>
          <table:table-cell office:value-type="float" office:value="0.001618225502" calcext:value-type="float">
            <text:p>0.0016182255</text:p>
          </table:table-cell>
          <table:table-cell office:value-type="float" office:value="0.003489756827" calcext:value-type="float">
            <text:p>0.003489756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536947837" calcext:value-type="float">
            <text:p>0.0035369478</text:p>
          </table:table-cell>
          <table:table-cell office:value-type="float" office:value="-0.00002190984917" calcext:value-type="float">
            <text:p>-2.190984917E-05</text:p>
          </table:table-cell>
          <table:table-cell office:value-type="float" office:value="-0.2550005887" calcext:value-type="float">
            <text:p>-0.2550005887</text:p>
          </table:table-cell>
          <table:table-cell office:value-type="float" office:value="0.003539246258" calcext:value-type="float">
            <text:p>0.0035392463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925444142" calcext:value-type="float">
            <text:p>0.0049254441</text:p>
          </table:table-cell>
          <table:table-cell office:value-type="float" office:value="0.01427695043" calcext:value-type="float">
            <text:p>0.0142769504</text:p>
          </table:table-cell>
          <table:table-cell office:value-type="float" office:value="0.2856274091" calcext:value-type="float">
            <text:p>0.2856274091</text:p>
          </table:table-cell>
          <table:table-cell office:value-type="float" office:value="0.003557736691" calcext:value-type="float">
            <text:p>0.0035577367</text:p>
          </table:table-cell>
          <table:table-cell office:value-type="float" office:value="-0.01268941842" calcext:value-type="float">
            <text:p>-0.0126894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5569560126" calcext:value-type="float">
            <text:p>0.0055695601</text:p>
          </table:table-cell>
          <table:table-cell office:value-type="float" office:value="0.02170825215" calcext:value-type="float">
            <text:p>0.0217082522</text:p>
          </table:table-cell>
          <table:table-cell office:value-type="float" office:value="0.1486656269" calcext:value-type="float">
            <text:p>0.1486656269</text:p>
          </table:table-cell>
          <table:table-cell office:value-type="float" office:value="0.003561513134" calcext:value-type="float">
            <text:p>0.0035615131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178516483" calcext:value-type="float">
            <text:p>0.0041785165</text:p>
          </table:table-cell>
          <table:table-cell office:value-type="float" office:value="0.00438700131" calcext:value-type="float">
            <text:p>0.0043870013</text:p>
          </table:table-cell>
          <table:table-cell office:value-type="float" office:value="-0.3419402312" calcext:value-type="float">
            <text:p>-0.3419402312</text:p>
          </table:table-cell>
          <table:table-cell office:value-type="float" office:value="0.003520231469" calcext:value-type="float">
            <text:p>0.0035202315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714774392" calcext:value-type="float">
            <text:p>0.0027147744</text:p>
          </table:table-cell>
          <table:table-cell office:value-type="float" office:value="-0.01478163301" calcext:value-type="float">
            <text:p>-0.014781633</text:p>
          </table:table-cell>
          <table:table-cell office:value-type="float" office:value="-0.3898563642" calcext:value-type="float">
            <text:p>-0.3898563642</text:p>
          </table:table-cell>
          <table:table-cell office:value-type="float" office:value="0.003516555805" calcext:value-type="float">
            <text:p>0.003516555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308679276" calcext:value-type="float">
            <text:p>0.0023086793</text:p>
          </table:table-cell>
          <table:table-cell office:value-type="float" office:value="-0.02162844308" calcext:value-type="float">
            <text:p>-0.0216284431</text:p>
          </table:table-cell>
          <table:table-cell office:value-type="float" office:value="-0.1290587593" calcext:value-type="float">
            <text:p>-0.1290587593</text:p>
          </table:table-cell>
          <table:table-cell office:value-type="float" office:value="0.003511825843" calcext:value-type="float">
            <text:p>0.003511825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66987165" calcext:value-type="float">
            <text:p>0.0034669872</text:p>
          </table:table-cell>
          <table:table-cell office:value-type="float" office:value="-0.004308337312" calcext:value-type="float">
            <text:p>-0.0043083373</text:p>
          </table:table-cell>
          <table:table-cell office:value-type="float" office:value="0.3663411559" calcext:value-type="float">
            <text:p>0.3663411559</text:p>
          </table:table-cell>
          <table:table-cell office:value-type="float" office:value="0.003533865849" calcext:value-type="float">
            <text:p>0.0035338658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894868419" calcext:value-type="float">
            <text:p>0.0038948684</text:p>
          </table:table-cell>
          <table:table-cell office:value-type="float" office:value="0.008448480168" calcext:value-type="float">
            <text:p>0.0084484802</text:p>
          </table:table-cell>
          <table:table-cell office:value-type="float" office:value="0.2534334794" calcext:value-type="float">
            <text:p>0.2534334794</text:p>
          </table:table-cell>
          <table:table-cell office:value-type="float" office:value="0.003563270631" calcext:value-type="float">
            <text:p>0.0035632706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646916506" calcext:value-type="float">
            <text:p>0.0036469165</text:p>
          </table:table-cell>
          <table:table-cell office:value-type="float" office:value="0.009343428255" calcext:value-type="float">
            <text:p>0.0093434283</text:p>
          </table:table-cell>
          <table:table-cell office:value-type="float" office:value="0.01793792937" calcext:value-type="float">
            <text:p>0.0179379294</text:p>
          </table:table-cell>
          <table:table-cell office:value-type="float" office:value="0.003575927492" calcext:value-type="float">
            <text:p>0.0035759275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796426291" calcext:value-type="float">
            <text:p>0.0027964263</text:p>
          </table:table-cell>
          <table:table-cell office:value-type="float" office:value="-0.004517589514" calcext:value-type="float">
            <text:p>-0.0045175895</text:p>
          </table:table-cell>
          <table:table-cell office:value-type="float" office:value="-0.2784204869" calcext:value-type="float">
            <text:p>-0.2784204869</text:p>
          </table:table-cell>
          <table:table-cell office:value-type="float" office:value="0.00355458522" calcext:value-type="float">
            <text:p>0.0035545852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84250278" calcext:value-type="float">
            <text:p>0.0034842503</text:p>
          </table:table-cell>
          <table:table-cell office:value-type="float" office:value="-0.002848295563" calcext:value-type="float">
            <text:p>-0.0028482956</text:p>
          </table:table-cell>
          <table:table-cell office:value-type="float" office:value="0.03278378579" calcext:value-type="float">
            <text:p>0.0327837858</text:p>
          </table:table-cell>
          <table:table-cell office:value-type="float" office:value="0.003528095287" calcext:value-type="float">
            <text:p>0.0035280953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892300091" calcext:value-type="float">
            <text:p>0.0038923001</text:p>
          </table:table-cell>
          <table:table-cell office:value-type="float" office:value="0.00158115298" calcext:value-type="float">
            <text:p>0.001581153</text:p>
          </table:table-cell>
          <table:table-cell office:value-type="float" office:value="0.09029882056" calcext:value-type="float">
            <text:p>0.0902988206</text:p>
          </table:table-cell>
          <table:table-cell office:value-type="float" office:value="0.003506378086" calcext:value-type="float">
            <text:p>0.0035063781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431703961" calcext:value-type="float">
            <text:p>0.004431704</text:p>
          </table:table-cell>
          <table:table-cell office:value-type="float" office:value="0.01086633202" calcext:value-type="float">
            <text:p>0.010866332</text:p>
          </table:table-cell>
          <table:table-cell office:value-type="float" office:value="0.1854284568" calcext:value-type="float">
            <text:p>0.1854284568</text:p>
          </table:table-cell>
          <table:table-cell office:value-type="float" office:value="0.003520998297" calcext:value-type="float">
            <text:p>0.0035209983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276680956" calcext:value-type="float">
            <text:p>0.004276681</text:p>
          </table:table-cell>
          <table:table-cell office:value-type="float" office:value="0.00534398713" calcext:value-type="float">
            <text:p>0.0053439871</text:p>
          </table:table-cell>
          <table:table-cell office:value-type="float" office:value="-0.1089573054" calcext:value-type="float">
            <text:p>-0.1089573054</text:p>
          </table:table-cell>
          <table:table-cell office:value-type="float" office:value="0.003534833396" calcext:value-type="float">
            <text:p>0.0035348334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865229618" calcext:value-type="float">
            <text:p>0.0038652296</text:p>
          </table:table-cell>
          <table:table-cell office:value-type="float" office:value="-0.0001647685258" calcext:value-type="float">
            <text:p>-0.0001647685</text:p>
          </table:table-cell>
          <table:table-cell office:value-type="float" office:value="-0.1098903257" calcext:value-type="float">
            <text:p>-0.1098903257</text:p>
          </table:table-cell>
          <table:table-cell office:value-type="float" office:value="0.003562758476" calcext:value-type="float">
            <text:p>0.0035627585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53983208" calcext:value-type="float">
            <text:p>0.0034539832</text:p>
          </table:table-cell>
          <table:table-cell office:value-type="float" office:value="-0.005998346227" calcext:value-type="float">
            <text:p>-0.0059983462</text:p>
          </table:table-cell>
          <table:table-cell office:value-type="float" office:value="-0.09544651187" calcext:value-type="float">
            <text:p>-0.0954465119</text:p>
          </table:table-cell>
          <table:table-cell office:value-type="float" office:value="0.003558621879" calcext:value-type="float">
            <text:p>0.0035586219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23448554" calcext:value-type="float">
            <text:p>0.0034234486</text:p>
          </table:table-cell>
          <table:table-cell office:value-type="float" office:value="-0.005245545736" calcext:value-type="float">
            <text:p>-0.0052455457</text:p>
          </table:table-cell>
          <table:table-cell office:value-type="float" office:value="0.01972916473" calcext:value-type="float">
            <text:p>0.0197291647</text:p>
          </table:table-cell>
          <table:table-cell office:value-type="float" office:value="0.003549659545" calcext:value-type="float">
            <text:p>0.0035496595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92173431" calcext:value-type="float">
            <text:p>0.0039217343</text:p>
          </table:table-cell>
          <table:table-cell office:value-type="float" office:value="0.0007665323907" calcext:value-type="float">
            <text:p>0.0007665324</text:p>
          </table:table-cell>
          <table:table-cell office:value-type="float" office:value="0.118585731" calcext:value-type="float">
            <text:p>0.118585731</text:p>
          </table:table-cell>
          <table:table-cell office:value-type="float" office:value="0.003522099494" calcext:value-type="float">
            <text:p>0.0035220995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654030511" calcext:value-type="float">
            <text:p>0.0046540305</text:p>
          </table:table-cell>
          <table:table-cell office:value-type="float" office:value="0.007992394708" calcext:value-type="float">
            <text:p>0.0079923947</text:p>
          </table:table-cell>
          <table:table-cell office:value-type="float" office:value="0.147507311" calcext:value-type="float">
            <text:p>0.147507311</text:p>
          </table:table-cell>
          <table:table-cell office:value-type="float" office:value="0.003507996623" calcext:value-type="float">
            <text:p>0.0035079966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318564576" calcext:value-type="float">
            <text:p>0.0043185646</text:p>
          </table:table-cell>
          <table:table-cell office:value-type="float" office:value="0.006057142958" calcext:value-type="float">
            <text:p>0.006057143</text:p>
          </table:table-cell>
          <table:table-cell office:value-type="float" office:value="-0.03810899432" calcext:value-type="float">
            <text:p>-0.0381089943</text:p>
          </table:table-cell>
          <table:table-cell office:value-type="float" office:value="0.003517394208" calcext:value-type="float">
            <text:p>0.0035173942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148493703" calcext:value-type="float">
            <text:p>0.0041484937</text:p>
          </table:table-cell>
          <table:table-cell office:value-type="float" office:value="0.00221182084" calcext:value-type="float">
            <text:p>0.0022118208</text:p>
          </table:table-cell>
          <table:table-cell office:value-type="float" office:value="-0.03860649746" calcext:value-type="float">
            <text:p>-0.0386064975</text:p>
          </table:table-cell>
          <table:table-cell office:value-type="float" office:value="0.00353797739" calcext:value-type="float">
            <text:p>0.0035379774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5292447449" calcext:value-type="float">
            <text:p>0.0052924474</text:p>
          </table:table-cell>
          <table:table-cell office:value-type="float" office:value="0.004689266838" calcext:value-type="float">
            <text:p>0.0046892668</text:p>
          </table:table-cell>
          <table:table-cell office:value-type="float" office:value="0.04847086586" calcext:value-type="float">
            <text:p>0.0484708659</text:p>
          </table:table-cell>
          <table:table-cell office:value-type="float" office:value="0.003535292583" calcext:value-type="float">
            <text:p>0.0035352926</text:p>
          </table:table-cell>
          <table:table-cell office:value-type="float" office:value="-0.008544433879" calcext:value-type="float">
            <text:p>-0.008544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5172040216" calcext:value-type="float">
            <text:p>0.0051720402</text:p>
          </table:table-cell>
          <table:table-cell office:value-type="float" office:value="0.006072109875" calcext:value-type="float">
            <text:p>0.0060721099</text:p>
          </table:table-cell>
          <table:table-cell office:value-type="float" office:value="0.02822333698" calcext:value-type="float">
            <text:p>0.028223337</text:p>
          </table:table-cell>
          <table:table-cell office:value-type="float" office:value="0.003519626044" calcext:value-type="float">
            <text:p>0.003519626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5038849075" calcext:value-type="float">
            <text:p>0.0050388491</text:p>
          </table:table-cell>
          <table:table-cell office:value-type="float" office:value="0.005747873575" calcext:value-type="float">
            <text:p>0.0057478736</text:p>
          </table:table-cell>
          <table:table-cell office:value-type="float" office:value="-0.006524586134" calcext:value-type="float">
            <text:p>-0.0065245861</text:p>
          </table:table-cell>
          <table:table-cell office:value-type="float" office:value="0.003508595701" calcext:value-type="float">
            <text:p>0.0035085957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01497198" calcext:value-type="float">
            <text:p>0.004014972</text:p>
          </table:table-cell>
          <table:table-cell office:value-type="float" office:value="-0.008178486078" calcext:value-type="float">
            <text:p>-0.0081784861</text:p>
          </table:table-cell>
          <table:table-cell office:value-type="float" office:value="-0.2638408809" calcext:value-type="float">
            <text:p>-0.2638408809</text:p>
          </table:table-cell>
          <table:table-cell office:value-type="float" office:value="0.003506678427" calcext:value-type="float">
            <text:p>0.0035066784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267317659" calcext:value-type="float">
            <text:p>0.0042673177</text:p>
          </table:table-cell>
          <table:table-cell office:value-type="float" office:value="-0.005599289854" calcext:value-type="float">
            <text:p>-0.0055992899</text:p>
          </table:table-cell>
          <table:table-cell office:value-type="float" office:value="0.05396749722" calcext:value-type="float">
            <text:p>0.0539674972</text:p>
          </table:table-cell>
          <table:table-cell office:value-type="float" office:value="0.003522078963" calcext:value-type="float">
            <text:p>0.003522079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302324953" calcext:value-type="float">
            <text:p>0.004302325</text:p>
          </table:table-cell>
          <table:table-cell office:value-type="float" office:value="-0.004471364598" calcext:value-type="float">
            <text:p>-0.0044713646</text:p>
          </table:table-cell>
          <table:table-cell office:value-type="float" office:value="0.02266911999" calcext:value-type="float">
            <text:p>0.02266912</text:p>
          </table:table-cell>
          <table:table-cell office:value-type="float" office:value="0.003533005661" calcext:value-type="float">
            <text:p>0.0035330057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291852747" calcext:value-type="float">
            <text:p>0.0042918527</text:p>
          </table:table-cell>
          <table:table-cell office:value-type="float" office:value="0.001925149714" calcext:value-type="float">
            <text:p>0.0019251497</text:p>
          </table:table-cell>
          <table:table-cell office:value-type="float" office:value="0.1272006329" calcext:value-type="float">
            <text:p>0.1272006329</text:p>
          </table:table-cell>
          <table:table-cell office:value-type="float" office:value="0.003549953913" calcext:value-type="float">
            <text:p>0.0035499539</text:p>
          </table:table-cell>
          <table:table-cell office:value-type="float" office:value="-0.01241070718" calcext:value-type="float">
            <text:p>-0.0124107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942080669" calcext:value-type="float">
            <text:p>0.0039420807</text:p>
          </table:table-cell>
          <table:table-cell office:value-type="float" office:value="-0.002160125148" calcext:value-type="float">
            <text:p>-0.0021601251</text:p>
          </table:table-cell>
          <table:table-cell office:value-type="float" office:value="-0.08147497683" calcext:value-type="float">
            <text:p>-0.0814749768</text:p>
          </table:table-cell>
          <table:table-cell office:value-type="float" office:value="0.003542407115" calcext:value-type="float">
            <text:p>0.0035424071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103656906" calcext:value-type="float">
            <text:p>0.0041036569</text:p>
          </table:table-cell>
          <table:table-cell office:value-type="float" office:value="-0.001309978974" calcext:value-type="float">
            <text:p>-0.001309979</text:p>
          </table:table-cell>
          <table:table-cell office:value-type="float" office:value="0.01712127118" calcext:value-type="float">
            <text:p>0.0171212712</text:p>
          </table:table-cell>
          <table:table-cell office:value-type="float" office:value="0.003531780163" calcext:value-type="float">
            <text:p>0.0035317802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693237063" calcext:value-type="float">
            <text:p>0.0036932371</text:p>
          </table:table-cell>
          <table:table-cell office:value-type="float" office:value="-0.003980729805" calcext:value-type="float">
            <text:p>-0.0039807298</text:p>
          </table:table-cell>
          <table:table-cell office:value-type="float" office:value="-0.05349378944" calcext:value-type="float">
            <text:p>-0.0534937894</text:p>
          </table:table-cell>
          <table:table-cell office:value-type="float" office:value="0.00350241985" calcext:value-type="float">
            <text:p>0.0035024199</text:p>
          </table:table-cell>
          <table:table-cell office:value-type="float" office:value="-0.0118532847" calcext:value-type="float">
            <text:p>-0.0118532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947150871" calcext:value-type="float">
            <text:p>0.0039471509</text:p>
          </table:table-cell>
          <table:table-cell office:value-type="float" office:value="0.00004694851281" calcext:value-type="float">
            <text:p>4.694851281E-05</text:p>
          </table:table-cell>
          <table:table-cell office:value-type="float" office:value="0.08101442991" calcext:value-type="float">
            <text:p>0.0810144299</text:p>
          </table:table-cell>
          <table:table-cell office:value-type="float" office:value="0.003510834866" calcext:value-type="float">
            <text:p>0.0035108349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986226286" calcext:value-type="float">
            <text:p>0.0039862263</text:p>
          </table:table-cell>
          <table:table-cell office:value-type="float" office:value="-0.0007791991674" calcext:value-type="float">
            <text:p>-0.0007791992</text:p>
          </table:table-cell>
          <table:table-cell office:value-type="float" office:value="-0.01639749929" calcext:value-type="float">
            <text:p>-0.0163974993</text:p>
          </table:table-cell>
          <table:table-cell office:value-type="float" office:value="0.003513040331" calcext:value-type="float">
            <text:p>0.0035130403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627094121" calcext:value-type="float">
            <text:p>0.0046270941</text:p>
          </table:table-cell>
          <table:table-cell office:value-type="float" office:value="0.006202417119" calcext:value-type="float">
            <text:p>0.0062024171</text:p>
          </table:table-cell>
          <table:table-cell office:value-type="float" office:value="0.1386190757" calcext:value-type="float">
            <text:p>0.1386190757</text:p>
          </table:table-cell>
          <table:table-cell office:value-type="float" office:value="0.003533263302" calcext:value-type="float">
            <text:p>0.0035332633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794733192" calcext:value-type="float">
            <text:p>0.0037947332</text:p>
          </table:table-cell>
          <table:table-cell office:value-type="float" office:value="-0.00006034716867" calcext:value-type="float">
            <text:p>-6.034716867E-05</text:p>
          </table:table-cell>
          <table:table-cell office:value-type="float" office:value="-0.1029368901" calcext:value-type="float">
            <text:p>-0.1029368901</text:p>
          </table:table-cell>
          <table:table-cell office:value-type="float" office:value="0.003525573313" calcext:value-type="float">
            <text:p>0.0035255733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2861817604" calcext:value-type="float">
            <text:p>0.0028618176</text:p>
          </table:table-cell>
          <table:table-cell office:value-type="float" office:value="-0.003800217977" calcext:value-type="float">
            <text:p>-0.003800218</text:p>
          </table:table-cell>
          <table:table-cell office:value-type="float" office:value="-0.04186804577" calcext:value-type="float">
            <text:p>-0.0418680458</text:p>
          </table:table-cell>
          <table:table-cell office:value-type="float" office:value="0.003521768408" calcext:value-type="float">
            <text:p>0.0035217684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698648402" calcext:value-type="float">
            <text:p>0.0036986484</text:p>
          </table:table-cell>
          <table:table-cell office:value-type="float" office:value="-0.00232188525" calcext:value-type="float">
            <text:p>-0.0023218853</text:p>
          </table:table-cell>
          <table:table-cell office:value-type="float" office:value="0.03031344133" calcext:value-type="float">
            <text:p>0.0303134413</text:p>
          </table:table-cell>
          <table:table-cell office:value-type="float" office:value="0.003500822197" calcext:value-type="float">
            <text:p>0.0035008222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670117772" calcext:value-type="float">
            <text:p>0.0046701178</text:p>
          </table:table-cell>
          <table:table-cell office:value-type="float" office:value="0.008576178653" calcext:value-type="float">
            <text:p>0.0085761787</text:p>
          </table:table-cell>
          <table:table-cell office:value-type="float" office:value="0.2132927603" calcext:value-type="float">
            <text:p>0.2132927603</text:p>
          </table:table-cell>
          <table:table-cell office:value-type="float" office:value="0.003504625848" calcext:value-type="float">
            <text:p>0.0035046258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4106093034" calcext:value-type="float">
            <text:p>0.004106093</text:p>
          </table:table-cell>
          <table:table-cell office:value-type="float" office:value="0.00824545912" calcext:value-type="float">
            <text:p>0.0082454591</text:p>
          </table:table-cell>
          <table:table-cell office:value-type="float" office:value="-0.006705687379" calcext:value-type="float">
            <text:p>-0.0067056874</text:p>
          </table:table-cell>
          <table:table-cell office:value-type="float" office:value="0.003519332552" calcext:value-type="float">
            <text:p>0.0035193326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49637662" calcext:value-type="float">
            <text:p>0.0034496377</text:p>
          </table:table-cell>
          <table:table-cell office:value-type="float" office:value="-0.00187417847" calcext:value-type="float">
            <text:p>-0.0018741785</text:p>
          </table:table-cell>
          <table:table-cell office:value-type="float" office:value="-0.2034789387" calcext:value-type="float">
            <text:p>-0.2034789387</text:p>
          </table:table-cell>
          <table:table-cell office:value-type="float" office:value="0.003528392636" calcext:value-type="float">
            <text:p>0.0035283926</text:p>
          </table:table-cell>
          <table:table-cell office:value-type="float" office:value="-0.01213199593" calcext:value-type="float">
            <text:p>-0.0121319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456877203" calcext:value-type="float">
            <text:p>0.0034568772</text:p>
          </table:table-cell>
          <table:table-cell office:value-type="float" office:value="-0.008164319395" calcext:value-type="float">
            <text:p>-0.0081643194</text:p>
          </table:table-cell>
          <table:table-cell office:value-type="float" office:value="-0.1240783772" calcext:value-type="float">
            <text:p>-0.1240783772</text:p>
          </table:table-cell>
          <table:table-cell office:value-type="float" office:value="0.003529302499" calcext:value-type="float">
            <text:p>0.0035293025</text:p>
          </table:table-cell>
          <table:table-cell office:value-type="float" office:value="-0.008265722637" calcext:value-type="float">
            <text:p>-0.0082657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003923009049" calcext:value-type="float">
            <text:p>0.003923009</text:p>
          </table:table-cell>
          <table:table-cell office:value-type="float" office:value="-0.001276980113" calcext:value-type="float">
            <text:p>-0.0012769801</text:p>
          </table:table-cell>
          <table:table-cell office:value-type="float" office:value="0.1363162853" calcext:value-type="float">
            <text:p>0.1363162853</text:p>
          </table:table-cell>
          <table:table-cell office:value-type="float" office:value="0.003510034921" calcext:value-type="float">
            <text:p>0.0035100349</text:p>
          </table:table-cell>
          <table:table-cell office:value-type="float" office:value="-0.01213199593" calcext:value-type="float">
            <text:p>-0.0121319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6:20:37.705817447</dc:date>
    <meta:editing-duration>PT5M8S</meta:editing-duration>
    <meta:editing-cycles>1</meta:editing-cycles>
    <meta:document-statistic meta:table-count="1" meta:cell-count="799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201cm" style:legend-expansion="high" chart:style-name="ch2"/>
        <chart:plot-area chart:style-name="ch3" table:cell-range-address="acc_data4_.B2:acc_data4_.B1143 acc_data4_.E2:acc_data4_.E1143" svg:x="0.32cm" svg:y="0.18cm" svg:width="13.849cm" svg:height="8.64cm">
          <chartooo:coordinate-region svg:x="1.047cm" svg:y="0.379cm" svg:width="12.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_data4_.E2:acc_data4_.E1143" chart:class="chart:scatter">
            <chart:domain table:cell-range-address="acc_data4_.B2:acc_data4_.B1143"/>
            <chart:data-point chart:repeated="11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4">
                <text:p>684</text:p>
                <draw:g>
                  <svg:desc>acc_data4_.B2:acc_data4_.B1143</svg:desc>
                </draw:g>
              </table:table-cell>
              <table:table-cell office:value-type="float" office:value="0.5871878773">
                <text:p>0.5871878773</text:p>
                <draw:g>
                  <svg:desc>acc_data4_.E2:acc_data4_.E1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4">
                <text:p>684</text:p>
              </table:table-cell>
              <table:table-cell office:value-type="float" office:value="0.07230498862">
                <text:p>0.0723049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4">
                <text:p>684</text:p>
              </table:table-cell>
              <table:table-cell office:value-type="float" office:value="0.6401788901">
                <text:p>0.6401788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">
                <text:p>685</text:p>
              </table:table-cell>
              <table:table-cell office:value-type="float" office:value="0.6342215413">
                <text:p>0.6342215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5">
                <text:p>685</text:p>
              </table:table-cell>
              <table:table-cell office:value-type="float" office:value="4.203543055">
                <text:p>4.203543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">
                <text:p>685</text:p>
              </table:table-cell>
              <table:table-cell office:value-type="float" office:value="3.475106798">
                <text:p>3.475106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5">
                <text:p>685</text:p>
              </table:table-cell>
              <table:table-cell office:value-type="float" office:value="1.703598731">
                <text:p>1.703598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5">
                <text:p>685</text:p>
              </table:table-cell>
              <table:table-cell office:value-type="float" office:value="3.824561852">
                <text:p>3.824561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5">
                <text:p>685</text:p>
              </table:table-cell>
              <table:table-cell office:value-type="float" office:value="1.084075707">
                <text:p>1.084075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">
                <text:p>686</text:p>
              </table:table-cell>
              <table:table-cell office:value-type="float" office:value="1.189047224">
                <text:p>1.18904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6">
                <text:p>686</text:p>
              </table:table-cell>
              <table:table-cell office:value-type="float" office:value="-1.313626283">
                <text:p>-1.313626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6">
                <text:p>686</text:p>
              </table:table-cell>
              <table:table-cell office:value-type="float" office:value="0.000616789663">
                <text:p>0.000616789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6">
                <text:p>686</text:p>
              </table:table-cell>
              <table:table-cell office:value-type="float" office:value="-0.9126380103">
                <text:p>-0.912638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6">
                <text:p>686</text:p>
              </table:table-cell>
              <table:table-cell office:value-type="float" office:value="-1.677854005">
                <text:p>-1.677854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">
                <text:p>686</text:p>
              </table:table-cell>
              <table:table-cell office:value-type="float" office:value="-1.959392838">
                <text:p>-1.959392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7">
                <text:p>687</text:p>
              </table:table-cell>
              <table:table-cell office:value-type="float" office:value="-0.4653626996">
                <text:p>-0.4653626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7">
                <text:p>687</text:p>
              </table:table-cell>
              <table:table-cell office:value-type="float" office:value="-1.41530123">
                <text:p>-1.41530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7">
                <text:p>687</text:p>
              </table:table-cell>
              <table:table-cell office:value-type="float" office:value="-1.091211515">
                <text:p>-1.091211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7">
                <text:p>687</text:p>
              </table:table-cell>
              <table:table-cell office:value-type="float" office:value="-0.9797275911">
                <text:p>-0.97972759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7">
                <text:p>687</text:p>
              </table:table-cell>
              <table:table-cell office:value-type="float" office:value="-0.05688409762">
                <text:p>-0.05688409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8">
                <text:p>688</text:p>
              </table:table-cell>
              <table:table-cell office:value-type="float" office:value="-0.6121951908">
                <text:p>-0.6121951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8">
                <text:p>688</text:p>
              </table:table-cell>
              <table:table-cell office:value-type="float" office:value="-2.137025351">
                <text:p>-2.137025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">
                <text:p>688</text:p>
              </table:table-cell>
              <table:table-cell office:value-type="float" office:value="-0.97684372">
                <text:p>-0.97684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8">
                <text:p>688</text:p>
              </table:table-cell>
              <table:table-cell office:value-type="float" office:value="-0.950224131">
                <text:p>-0.950224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8">
                <text:p>688</text:p>
              </table:table-cell>
              <table:table-cell office:value-type="float" office:value="1.087129118">
                <text:p>1.087129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8">
                <text:p>688</text:p>
              </table:table-cell>
              <table:table-cell office:value-type="float" office:value="-0.3833732914">
                <text:p>-0.3833732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9">
                <text:p>689</text:p>
              </table:table-cell>
              <table:table-cell office:value-type="float" office:value="2.036685573">
                <text:p>2.036685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9">
                <text:p>689</text:p>
              </table:table-cell>
              <table:table-cell office:value-type="float" office:value="-0.2910587371">
                <text:p>-0.2910587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9">
                <text:p>689</text:p>
              </table:table-cell>
              <table:table-cell office:value-type="float" office:value="0.4230159959">
                <text:p>0.4230159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">
                <text:p>689</text:p>
              </table:table-cell>
              <table:table-cell office:value-type="float" office:value="0.09463680853">
                <text:p>0.09463680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9">
                <text:p>689</text:p>
              </table:table-cell>
              <table:table-cell office:value-type="float" office:value="0.4140373971">
                <text:p>0.4140373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0">
                <text:p>690</text:p>
              </table:table-cell>
              <table:table-cell office:value-type="float" office:value="-0.3187656513">
                <text:p>-0.3187656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0">
                <text:p>690</text:p>
              </table:table-cell>
              <table:table-cell office:value-type="float" office:value="-0.9362177028">
                <text:p>-0.9362177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0">
                <text:p>690</text:p>
              </table:table-cell>
              <table:table-cell office:value-type="float" office:value="0.6116406558">
                <text:p>0.6116406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0">
                <text:p>690</text:p>
              </table:table-cell>
              <table:table-cell office:value-type="float" office:value="0.3134203179">
                <text:p>0.3134203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0">
                <text:p>690</text:p>
              </table:table-cell>
              <table:table-cell office:value-type="float" office:value="0.5696046653">
                <text:p>0.5696046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">
                <text:p>690</text:p>
              </table:table-cell>
              <table:table-cell office:value-type="float" office:value="-0.4113184166">
                <text:p>-0.4113184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">
                <text:p>691</text:p>
              </table:table-cell>
              <table:table-cell office:value-type="float" office:value="0.635139988">
                <text:p>0.635139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1">
                <text:p>691</text:p>
              </table:table-cell>
              <table:table-cell office:value-type="float" office:value="-0.03823466593">
                <text:p>-0.03823466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1">
                <text:p>691</text:p>
              </table:table-cell>
              <table:table-cell office:value-type="float" office:value="-0.007543527202">
                <text:p>-0.007543527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1">
                <text:p>691</text:p>
              </table:table-cell>
              <table:table-cell office:value-type="float" office:value="-0.07463428897">
                <text:p>-0.07463428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1">
                <text:p>691</text:p>
              </table:table-cell>
              <table:table-cell office:value-type="float" office:value="-0.2495282624">
                <text:p>-0.2495282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2">
                <text:p>692</text:p>
              </table:table-cell>
              <table:table-cell office:value-type="float" office:value="-0.3000590633">
                <text:p>-0.3000590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3">
                <text:p>693</text:p>
              </table:table-cell>
              <table:table-cell office:value-type="float" office:value="0.8195158804">
                <text:p>0.8195158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3">
                <text:p>693</text:p>
              </table:table-cell>
              <table:table-cell office:value-type="float" office:value="-1.161712072">
                <text:p>-1.161712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3">
                <text:p>693</text:p>
              </table:table-cell>
              <table:table-cell office:value-type="float" office:value="-1.006134732">
                <text:p>-1.006134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3">
                <text:p>693</text:p>
              </table:table-cell>
              <table:table-cell office:value-type="float" office:value="-3.068086836">
                <text:p>-3.068086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3">
                <text:p>693</text:p>
              </table:table-cell>
              <table:table-cell office:value-type="float" office:value="-2.214920683">
                <text:p>-2.214920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3">
                <text:p>693</text:p>
              </table:table-cell>
              <table:table-cell office:value-type="float" office:value="-2.119006726">
                <text:p>-2.119006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4">
                <text:p>694</text:p>
              </table:table-cell>
              <table:table-cell office:value-type="float" office:value="-2.084745428">
                <text:p>-2.0847454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4">
                <text:p>694</text:p>
              </table:table-cell>
              <table:table-cell office:value-type="float" office:value="-2.655531127">
                <text:p>-2.655531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4">
                <text:p>694</text:p>
              </table:table-cell>
              <table:table-cell office:value-type="float" office:value="-2.667517609">
                <text:p>-2.667517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4">
                <text:p>694</text:p>
              </table:table-cell>
              <table:table-cell office:value-type="float" office:value="-0.1746808474">
                <text:p>-0.1746808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4">
                <text:p>694</text:p>
              </table:table-cell>
              <table:table-cell office:value-type="float" office:value="0.1914993243">
                <text:p>0.1914993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4">
                <text:p>694</text:p>
              </table:table-cell>
              <table:table-cell office:value-type="float" office:value="0.8825997128">
                <text:p>0.8825997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">
                <text:p>695</text:p>
              </table:table-cell>
              <table:table-cell office:value-type="float" office:value="-0.7696912658">
                <text:p>-0.7696912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5">
                <text:p>695</text:p>
              </table:table-cell>
              <table:table-cell office:value-type="float" office:value="0.04261421622">
                <text:p>0.04261421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">
                <text:p>695</text:p>
              </table:table-cell>
              <table:table-cell office:value-type="float" office:value="-0.483907069">
                <text:p>-0.483907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5">
                <text:p>695</text:p>
              </table:table-cell>
              <table:table-cell office:value-type="float" office:value="-0.1932591707">
                <text:p>-0.1932591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  <table:table-cell office:value-type="float" office:value="-0.1471584792">
                <text:p>-0.1471584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6">
                <text:p>696</text:p>
              </table:table-cell>
              <table:table-cell office:value-type="float" office:value="0.3053954784">
                <text:p>0.3053954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">
                <text:p>696</text:p>
              </table:table-cell>
              <table:table-cell office:value-type="float" office:value="-1.16001219">
                <text:p>-1.16001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6">
                <text:p>696</text:p>
              </table:table-cell>
              <table:table-cell office:value-type="float" office:value="-0.3542919915">
                <text:p>-0.3542919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6">
                <text:p>696</text:p>
              </table:table-cell>
              <table:table-cell office:value-type="float" office:value="-1.399421443">
                <text:p>-1.399421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6">
                <text:p>696</text:p>
              </table:table-cell>
              <table:table-cell office:value-type="float" office:value="1.586994338">
                <text:p>1.586994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7">
                <text:p>697</text:p>
              </table:table-cell>
              <table:table-cell office:value-type="float" office:value="0.1979692823">
                <text:p>0.1979692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">
                <text:p>697</text:p>
              </table:table-cell>
              <table:table-cell office:value-type="float" office:value="0.9311277611">
                <text:p>0.9311277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7">
                <text:p>697</text:p>
              </table:table-cell>
              <table:table-cell office:value-type="float" office:value="-0.6177751839">
                <text:p>-0.6177751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7">
                <text:p>697</text:p>
              </table:table-cell>
              <table:table-cell office:value-type="float" office:value="0.1861161755">
                <text:p>0.1861161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8">
                <text:p>698</text:p>
              </table:table-cell>
              <table:table-cell office:value-type="float" office:value="0.1880660131">
                <text:p>0.1880660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9">
                <text:p>699</text:p>
              </table:table-cell>
              <table:table-cell office:value-type="float" office:value="-0.4540321726">
                <text:p>-0.4540321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9">
                <text:p>699</text:p>
              </table:table-cell>
              <table:table-cell office:value-type="float" office:value="0.6811501883">
                <text:p>0.6811501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9">
                <text:p>699</text:p>
              </table:table-cell>
              <table:table-cell office:value-type="float" office:value="-0.1674363561">
                <text:p>-0.1674363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9">
                <text:p>699</text:p>
              </table:table-cell>
              <table:table-cell office:value-type="float" office:value="-0.1297729649">
                <text:p>-0.1297729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9">
                <text:p>699</text:p>
              </table:table-cell>
              <table:table-cell office:value-type="float" office:value="-0.4935316073">
                <text:p>-0.4935316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">
                <text:p>700</text:p>
              </table:table-cell>
              <table:table-cell office:value-type="float" office:value="0.4435671351">
                <text:p>0.4435671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">
                <text:p>700</text:p>
              </table:table-cell>
              <table:table-cell office:value-type="float" office:value="1.120807243">
                <text:p>1.120807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0">
                <text:p>700</text:p>
              </table:table-cell>
              <table:table-cell office:value-type="float" office:value="0.008319322101">
                <text:p>0.008319322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0">
                <text:p>700</text:p>
              </table:table-cell>
              <table:table-cell office:value-type="float" office:value="0.06172126711">
                <text:p>0.06172126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">
                <text:p>700</text:p>
              </table:table-cell>
              <table:table-cell office:value-type="float" office:value="-2.49867458">
                <text:p>-2.49867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0">
                <text:p>700</text:p>
              </table:table-cell>
              <table:table-cell office:value-type="float" office:value="0.2619872127">
                <text:p>0.2619872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1">
                <text:p>701</text:p>
              </table:table-cell>
              <table:table-cell office:value-type="float" office:value="-0.08888913281">
                <text:p>-0.08888913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1">
                <text:p>701</text:p>
              </table:table-cell>
              <table:table-cell office:value-type="float" office:value="1.832702772">
                <text:p>1.832702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1">
                <text:p>701</text:p>
              </table:table-cell>
              <table:table-cell office:value-type="float" office:value="-0.05884515034">
                <text:p>-0.05884515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1">
                <text:p>701</text:p>
              </table:table-cell>
              <table:table-cell office:value-type="float" office:value="-0.5233898778">
                <text:p>-0.5233898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1">
                <text:p>701</text:p>
              </table:table-cell>
              <table:table-cell office:value-type="float" office:value="0.6372026661">
                <text:p>0.63720266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2">
                <text:p>702</text:p>
              </table:table-cell>
              <table:table-cell office:value-type="float" office:value="-0.09788885528">
                <text:p>-0.09788885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2">
                <text:p>702</text:p>
              </table:table-cell>
              <table:table-cell office:value-type="float" office:value="0.7883873185">
                <text:p>0.7883873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2">
                <text:p>702</text:p>
              </table:table-cell>
              <table:table-cell office:value-type="float" office:value="-0.6506921113">
                <text:p>-0.6506921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2">
                <text:p>702</text:p>
              </table:table-cell>
              <table:table-cell office:value-type="float" office:value="1.005920172">
                <text:p>1.005920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2">
                <text:p>702</text:p>
              </table:table-cell>
              <table:table-cell office:value-type="float" office:value="-0.431512042">
                <text:p>-0.431512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3">
                <text:p>703</text:p>
              </table:table-cell>
              <table:table-cell office:value-type="float" office:value="0.3578090814">
                <text:p>0.3578090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3">
                <text:p>703</text:p>
              </table:table-cell>
              <table:table-cell office:value-type="float" office:value="-0.8100795679">
                <text:p>-0.8100795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3">
                <text:p>703</text:p>
              </table:table-cell>
              <table:table-cell office:value-type="float" office:value="0.01411302388">
                <text:p>0.01411302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3">
                <text:p>703</text:p>
              </table:table-cell>
              <table:table-cell office:value-type="float" office:value="0.7213571122">
                <text:p>0.7213571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3">
                <text:p>703</text:p>
              </table:table-cell>
              <table:table-cell office:value-type="float" office:value="-0.0047141419">
                <text:p>-0.0047141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3">
                <text:p>703</text:p>
              </table:table-cell>
              <table:table-cell office:value-type="float" office:value="0.1201449616">
                <text:p>0.1201449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4">
                <text:p>704</text:p>
              </table:table-cell>
              <table:table-cell office:value-type="float" office:value="-0.6929777947">
                <text:p>-0.6929777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4">
                <text:p>704</text:p>
              </table:table-cell>
              <table:table-cell office:value-type="float" office:value="0.05307990712">
                <text:p>0.053079907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4">
                <text:p>704</text:p>
              </table:table-cell>
              <table:table-cell office:value-type="float" office:value="0.3213827365">
                <text:p>0.32138273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4">
                <text:p>704</text:p>
              </table:table-cell>
              <table:table-cell office:value-type="float" office:value="0.4288992435">
                <text:p>0.4288992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4">
                <text:p>704</text:p>
              </table:table-cell>
              <table:table-cell office:value-type="float" office:value="-0.008595923793">
                <text:p>-0.0085959237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">
                <text:p>705</text:p>
              </table:table-cell>
              <table:table-cell office:value-type="float" office:value="0.0345950918">
                <text:p>0.0345950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5">
                <text:p>705</text:p>
              </table:table-cell>
              <table:table-cell office:value-type="float" office:value="-0.1185681635">
                <text:p>-0.118568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5">
                <text:p>705</text:p>
              </table:table-cell>
              <table:table-cell office:value-type="float" office:value="0.5043636102">
                <text:p>0.5043636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5">
                <text:p>705</text:p>
              </table:table-cell>
              <table:table-cell office:value-type="float" office:value="0.3296227809">
                <text:p>0.32962278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5">
                <text:p>705</text:p>
              </table:table-cell>
              <table:table-cell office:value-type="float" office:value="-0.1893068687">
                <text:p>-0.1893068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5">
                <text:p>705</text:p>
              </table:table-cell>
              <table:table-cell office:value-type="float" office:value="0.7062340865">
                <text:p>0.7062340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6">
                <text:p>706</text:p>
              </table:table-cell>
              <table:table-cell office:value-type="float" office:value="0.01451005947">
                <text:p>0.014510059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6">
                <text:p>706</text:p>
              </table:table-cell>
              <table:table-cell office:value-type="float" office:value="0.2947106391">
                <text:p>0.2947106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6">
                <text:p>706</text:p>
              </table:table-cell>
              <table:table-cell office:value-type="float" office:value="0.1015266973">
                <text:p>0.10152669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6">
                <text:p>706</text:p>
              </table:table-cell>
              <table:table-cell office:value-type="float" office:value="0.1407163626">
                <text:p>0.1407163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6">
                <text:p>706</text:p>
              </table:table-cell>
              <table:table-cell office:value-type="float" office:value="0.3765126285">
                <text:p>0.3765126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7">
                <text:p>707</text:p>
              </table:table-cell>
              <table:table-cell office:value-type="float" office:value="-1.62190737">
                <text:p>-1.62190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7">
                <text:p>707</text:p>
              </table:table-cell>
              <table:table-cell office:value-type="float" office:value="0.5309754117">
                <text:p>0.5309754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7">
                <text:p>707</text:p>
              </table:table-cell>
              <table:table-cell office:value-type="float" office:value="-0.8579919764">
                <text:p>-0.8579919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7">
                <text:p>707</text:p>
              </table:table-cell>
              <table:table-cell office:value-type="float" office:value="0.4785115509">
                <text:p>0.4785115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7">
                <text:p>707</text:p>
              </table:table-cell>
              <table:table-cell office:value-type="float" office:value="0.3515925396">
                <text:p>0.3515925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7">
                <text:p>707</text:p>
              </table:table-cell>
              <table:table-cell office:value-type="float" office:value="0.03268290992">
                <text:p>0.03268290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7">
                <text:p>707</text:p>
              </table:table-cell>
              <table:table-cell office:value-type="float" office:value="1.178458332">
                <text:p>1.178458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7">
                <text:p>707</text:p>
              </table:table-cell>
              <table:table-cell office:value-type="float" office:value="-0.4272500491">
                <text:p>-0.42725004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7">
                <text:p>707</text:p>
              </table:table-cell>
              <table:table-cell office:value-type="float" office:value="0.9398886989">
                <text:p>0.9398886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7">
                <text:p>707</text:p>
              </table:table-cell>
              <table:table-cell office:value-type="float" office:value="-0.4676280638">
                <text:p>-0.46762806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8">
                <text:p>708</text:p>
              </table:table-cell>
              <table:table-cell office:value-type="float" office:value="-0.1132296666">
                <text:p>-0.1132296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8">
                <text:p>708</text:p>
              </table:table-cell>
              <table:table-cell office:value-type="float" office:value="0.7665605549">
                <text:p>0.7665605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8">
                <text:p>708</text:p>
              </table:table-cell>
              <table:table-cell office:value-type="float" office:value="0.2243517919">
                <text:p>0.22435179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8">
                <text:p>708</text:p>
              </table:table-cell>
              <table:table-cell office:value-type="float" office:value="1.525747935">
                <text:p>1.525747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8">
                <text:p>708</text:p>
              </table:table-cell>
              <table:table-cell office:value-type="float" office:value="0.1899230171">
                <text:p>0.1899230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9">
                <text:p>709</text:p>
              </table:table-cell>
              <table:table-cell office:value-type="float" office:value="0.3377292889">
                <text:p>0.3377292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9">
                <text:p>709</text:p>
              </table:table-cell>
              <table:table-cell office:value-type="float" office:value="-0.2526174577">
                <text:p>-0.2526174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9">
                <text:p>709</text:p>
              </table:table-cell>
              <table:table-cell office:value-type="float" office:value="-0.1374598613">
                <text:p>-0.1374598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9">
                <text:p>709</text:p>
              </table:table-cell>
              <table:table-cell office:value-type="float" office:value="1.469005077">
                <text:p>1.4690050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9">
                <text:p>709</text:p>
              </table:table-cell>
              <table:table-cell office:value-type="float" office:value="-0.612357543">
                <text:p>-0.6123575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9">
                <text:p>709</text:p>
              </table:table-cell>
              <table:table-cell office:value-type="float" office:value="0.4134914825">
                <text:p>0.4134914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-0.9310219888">
                <text:p>-0.9310219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0.3727441961">
                <text:p>0.37274419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0">
                <text:p>710</text:p>
              </table:table-cell>
              <table:table-cell office:value-type="float" office:value="-0.3654331919">
                <text:p>-0.36543319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0">
                <text:p>710</text:p>
              </table:table-cell>
              <table:table-cell office:value-type="float" office:value="0.8033067581">
                <text:p>0.80330675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0">
                <text:p>710</text:p>
              </table:table-cell>
              <table:table-cell office:value-type="float" office:value="-0.1809082772">
                <text:p>-0.1809082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0">
                <text:p>710</text:p>
              </table:table-cell>
              <table:table-cell office:value-type="float" office:value="0.1403147801">
                <text:p>0.1403147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">
                <text:p>710</text:p>
              </table:table-cell>
              <table:table-cell office:value-type="float" office:value="0.8924610063">
                <text:p>0.89246100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5734853079">
                <text:p>0.57348530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1">
                <text:p>711</text:p>
              </table:table-cell>
              <table:table-cell office:value-type="float" office:value="1.28548776">
                <text:p>1.285487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1">
                <text:p>711</text:p>
              </table:table-cell>
              <table:table-cell office:value-type="float" office:value="0.2222412098">
                <text:p>0.22224120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1">
                <text:p>711</text:p>
              </table:table-cell>
              <table:table-cell office:value-type="float" office:value="0.5886314511">
                <text:p>0.5886314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1">
                <text:p>711</text:p>
              </table:table-cell>
              <table:table-cell office:value-type="float" office:value="-0.5343081874">
                <text:p>-0.5343081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">
                <text:p>711</text:p>
              </table:table-cell>
              <table:table-cell office:value-type="float" office:value="0.3050366178">
                <text:p>0.3050366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1">
                <text:p>711</text:p>
              </table:table-cell>
              <table:table-cell office:value-type="float" office:value="-0.1410358599">
                <text:p>-0.1410358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2">
                <text:p>712</text:p>
              </table:table-cell>
              <table:table-cell office:value-type="float" office:value="-0.243986198">
                <text:p>-0.2439861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2">
                <text:p>712</text:p>
              </table:table-cell>
              <table:table-cell office:value-type="float" office:value="-0.3174171238">
                <text:p>-0.3174171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2">
                <text:p>712</text:p>
              </table:table-cell>
              <table:table-cell office:value-type="float" office:value="0.9049252733">
                <text:p>0.9049252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2">
                <text:p>712</text:p>
              </table:table-cell>
              <table:table-cell office:value-type="float" office:value="0.9246029563">
                <text:p>0.9246029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2">
                <text:p>712</text:p>
              </table:table-cell>
              <table:table-cell office:value-type="float" office:value="0.6712381961">
                <text:p>0.6712381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2">
                <text:p>712</text:p>
              </table:table-cell>
              <table:table-cell office:value-type="float" office:value="0.3127330181">
                <text:p>0.3127330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3">
                <text:p>713</text:p>
              </table:table-cell>
              <table:table-cell office:value-type="float" office:value="0.2089966747">
                <text:p>0.20899667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3">
                <text:p>713</text:p>
              </table:table-cell>
              <table:table-cell office:value-type="float" office:value="0.04698609162">
                <text:p>0.04698609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3">
                <text:p>713</text:p>
              </table:table-cell>
              <table:table-cell office:value-type="float" office:value="-0.6439570278">
                <text:p>-0.6439570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3">
                <text:p>713</text:p>
              </table:table-cell>
              <table:table-cell office:value-type="float" office:value="-0.2711818296">
                <text:p>-0.2711818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3">
                <text:p>713</text:p>
              </table:table-cell>
              <table:table-cell office:value-type="float" office:value="0.1806122211">
                <text:p>0.18061222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3">
                <text:p>713</text:p>
              </table:table-cell>
              <table:table-cell office:value-type="float" office:value="1.93611341">
                <text:p>1.93611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3">
                <text:p>713</text:p>
              </table:table-cell>
              <table:table-cell office:value-type="float" office:value="-0.02931188266">
                <text:p>-0.029311882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3">
                <text:p>713</text:p>
              </table:table-cell>
              <table:table-cell office:value-type="float" office:value="-0.0252269287">
                <text:p>-0.02522692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3">
                <text:p>713</text:p>
              </table:table-cell>
              <table:table-cell office:value-type="float" office:value="-0.6852046286">
                <text:p>-0.6852046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4">
                <text:p>714</text:p>
              </table:table-cell>
              <table:table-cell office:value-type="float" office:value="1.062680187">
                <text:p>1.0626801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4">
                <text:p>714</text:p>
              </table:table-cell>
              <table:table-cell office:value-type="float" office:value="0.7898218884">
                <text:p>0.7898218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4">
                <text:p>714</text:p>
              </table:table-cell>
              <table:table-cell office:value-type="float" office:value="0.1288075844">
                <text:p>0.12880758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4">
                <text:p>714</text:p>
              </table:table-cell>
              <table:table-cell office:value-type="float" office:value="0.1861799045">
                <text:p>0.1861799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4">
                <text:p>714</text:p>
              </table:table-cell>
              <table:table-cell office:value-type="float" office:value="-0.4492615176">
                <text:p>-0.4492615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">
                <text:p>714</text:p>
              </table:table-cell>
              <table:table-cell office:value-type="float" office:value="-0.4473916548">
                <text:p>-0.44739165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5">
                <text:p>715</text:p>
              </table:table-cell>
              <table:table-cell office:value-type="float" office:value="1.165949888">
                <text:p>1.1659498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5">
                <text:p>715</text:p>
              </table:table-cell>
              <table:table-cell office:value-type="float" office:value="-0.2167921673">
                <text:p>-0.2167921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">
                <text:p>715</text:p>
              </table:table-cell>
              <table:table-cell office:value-type="float" office:value="0.513967997">
                <text:p>0.513967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">
                <text:p>715</text:p>
              </table:table-cell>
              <table:table-cell office:value-type="float" office:value="-0.5321310314">
                <text:p>-0.5321310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">
                <text:p>715</text:p>
              </table:table-cell>
              <table:table-cell office:value-type="float" office:value="-0.6203727166">
                <text:p>-0.62037271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5">
                <text:p>715</text:p>
              </table:table-cell>
              <table:table-cell office:value-type="float" office:value="-0.5103785984">
                <text:p>-0.5103785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">
                <text:p>716</text:p>
              </table:table-cell>
              <table:table-cell office:value-type="float" office:value="-1.004079513">
                <text:p>-1.0040795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6">
                <text:p>716</text:p>
              </table:table-cell>
              <table:table-cell office:value-type="float" office:value="0.2943335586">
                <text:p>0.2943335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6">
                <text:p>716</text:p>
              </table:table-cell>
              <table:table-cell office:value-type="float" office:value="0.3943826448">
                <text:p>0.39438264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6">
                <text:p>716</text:p>
              </table:table-cell>
              <table:table-cell office:value-type="float" office:value="0.5784925899">
                <text:p>0.5784925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0.5803694772">
                <text:p>0.5803694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7">
                <text:p>717</text:p>
              </table:table-cell>
              <table:table-cell office:value-type="float" office:value="0.1334614635">
                <text:p>0.1334614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7">
                <text:p>717</text:p>
              </table:table-cell>
              <table:table-cell office:value-type="float" office:value="0.03855626881">
                <text:p>0.03855626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7">
                <text:p>717</text:p>
              </table:table-cell>
              <table:table-cell office:value-type="float" office:value="-0.04267702912">
                <text:p>-0.04267702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8">
                <text:p>718</text:p>
              </table:table-cell>
              <table:table-cell office:value-type="float" office:value="0.7757818627">
                <text:p>0.77578186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8">
                <text:p>718</text:p>
              </table:table-cell>
              <table:table-cell office:value-type="float" office:value="0.7275979661">
                <text:p>0.7275979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8">
                <text:p>718</text:p>
              </table:table-cell>
              <table:table-cell office:value-type="float" office:value="0.3991174264">
                <text:p>0.39911742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8">
                <text:p>718</text:p>
              </table:table-cell>
              <table:table-cell office:value-type="float" office:value="-0.02320626404">
                <text:p>-0.023206264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8">
                <text:p>718</text:p>
              </table:table-cell>
              <table:table-cell office:value-type="float" office:value="1.604362012">
                <text:p>1.604362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8">
                <text:p>718</text:p>
              </table:table-cell>
              <table:table-cell office:value-type="float" office:value="0.1003068885">
                <text:p>0.10030688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9">
                <text:p>719</text:p>
              </table:table-cell>
              <table:table-cell office:value-type="float" office:value="0.2767259151">
                <text:p>0.27672591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9">
                <text:p>719</text:p>
              </table:table-cell>
              <table:table-cell office:value-type="float" office:value="-1.057212626">
                <text:p>-1.0572126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9">
                <text:p>719</text:p>
              </table:table-cell>
              <table:table-cell office:value-type="float" office:value="0.3720319327">
                <text:p>0.37203193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9">
                <text:p>719</text:p>
              </table:table-cell>
              <table:table-cell office:value-type="float" office:value="0.554222834">
                <text:p>0.5542228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9">
                <text:p>719</text:p>
              </table:table-cell>
              <table:table-cell office:value-type="float" office:value="-0.0008632186143">
                <text:p>-0.0008632186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9">
                <text:p>719</text:p>
              </table:table-cell>
              <table:table-cell office:value-type="float" office:value="0.7320403351">
                <text:p>0.73204033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0">
                <text:p>720</text:p>
              </table:table-cell>
              <table:table-cell office:value-type="float" office:value="-0.5004764605">
                <text:p>-0.5004764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0">
                <text:p>720</text:p>
              </table:table-cell>
              <table:table-cell office:value-type="float" office:value="0.08374439878">
                <text:p>0.083744398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0">
                <text:p>720</text:p>
              </table:table-cell>
              <table:table-cell office:value-type="float" office:value="-0.4929314256">
                <text:p>-0.4929314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0">
                <text:p>720</text:p>
              </table:table-cell>
              <table:table-cell office:value-type="float" office:value="0.1296983966">
                <text:p>0.1296983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0">
                <text:p>720</text:p>
              </table:table-cell>
              <table:table-cell office:value-type="float" office:value="0.07299528346">
                <text:p>0.07299528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0">
                <text:p>720</text:p>
              </table:table-cell>
              <table:table-cell office:value-type="float" office:value="0.001511363582">
                <text:p>0.0015113635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1">
                <text:p>721</text:p>
              </table:table-cell>
              <table:table-cell office:value-type="float" office:value="0.03056124233">
                <text:p>0.03056124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1">
                <text:p>721</text:p>
              </table:table-cell>
              <table:table-cell office:value-type="float" office:value="0.2328766002">
                <text:p>0.2328766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1">
                <text:p>721</text:p>
              </table:table-cell>
              <table:table-cell office:value-type="float" office:value="0.4752325382">
                <text:p>0.4752325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1">
                <text:p>721</text:p>
              </table:table-cell>
              <table:table-cell office:value-type="float" office:value="-0.01958583407">
                <text:p>-0.01958583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1">
                <text:p>721</text:p>
              </table:table-cell>
              <table:table-cell office:value-type="float" office:value="-0.03934596881">
                <text:p>-0.03934596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1">
                <text:p>721</text:p>
              </table:table-cell>
              <table:table-cell office:value-type="float" office:value="-1.032146546">
                <text:p>-1.0321465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2">
                <text:p>722</text:p>
              </table:table-cell>
              <table:table-cell office:value-type="float" office:value="1.278016064">
                <text:p>1.278016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2">
                <text:p>722</text:p>
              </table:table-cell>
              <table:table-cell office:value-type="float" office:value="0.26356101">
                <text:p>0.263561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2">
                <text:p>722</text:p>
              </table:table-cell>
              <table:table-cell office:value-type="float" office:value="0.8995777977">
                <text:p>0.89957779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2">
                <text:p>722</text:p>
              </table:table-cell>
              <table:table-cell office:value-type="float" office:value="-1.488732555">
                <text:p>-1.488732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2">
                <text:p>722</text:p>
              </table:table-cell>
              <table:table-cell office:value-type="float" office:value="-0.2666081046">
                <text:p>-0.26660810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2">
                <text:p>722</text:p>
              </table:table-cell>
              <table:table-cell office:value-type="float" office:value="-0.0006453462306">
                <text:p>-0.00064534623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3">
                <text:p>723</text:p>
              </table:table-cell>
              <table:table-cell office:value-type="float" office:value="1.319260408">
                <text:p>1.3192604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3">
                <text:p>723</text:p>
              </table:table-cell>
              <table:table-cell office:value-type="float" office:value="-0.4667896304">
                <text:p>-0.4667896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3">
                <text:p>723</text:p>
              </table:table-cell>
              <table:table-cell office:value-type="float" office:value="-0.3540935047">
                <text:p>-0.3540935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3">
                <text:p>723</text:p>
              </table:table-cell>
              <table:table-cell office:value-type="float" office:value="-1.262583662">
                <text:p>-1.2625836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4">
                <text:p>724</text:p>
              </table:table-cell>
              <table:table-cell office:value-type="float" office:value="0.2818019835">
                <text:p>0.28180198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4">
                <text:p>724</text:p>
              </table:table-cell>
              <table:table-cell office:value-type="float" office:value="0.1903099615">
                <text:p>0.19030996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4">
                <text:p>724</text:p>
              </table:table-cell>
              <table:table-cell office:value-type="float" office:value="0.3785007447">
                <text:p>0.37850074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4">
                <text:p>724</text:p>
              </table:table-cell>
              <table:table-cell office:value-type="float" office:value="0.6057669873">
                <text:p>0.60576698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4">
                <text:p>724</text:p>
              </table:table-cell>
              <table:table-cell office:value-type="float" office:value="-0.1510537881">
                <text:p>-0.15105378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4">
                <text:p>724</text:p>
              </table:table-cell>
              <table:table-cell office:value-type="float" office:value="0.6243138502">
                <text:p>0.62431385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5">
                <text:p>725</text:p>
              </table:table-cell>
              <table:table-cell office:value-type="float" office:value="-1.044655145">
                <text:p>-1.0446551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5">
                <text:p>725</text:p>
              </table:table-cell>
              <table:table-cell office:value-type="float" office:value="0.3977618874">
                <text:p>0.39776188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5">
                <text:p>725</text:p>
              </table:table-cell>
              <table:table-cell office:value-type="float" office:value="-0.5123307721">
                <text:p>-0.51233077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5">
                <text:p>725</text:p>
              </table:table-cell>
              <table:table-cell office:value-type="float" office:value="-1.086247268">
                <text:p>-1.086247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5">
                <text:p>725</text:p>
              </table:table-cell>
              <table:table-cell office:value-type="float" office:value="-0.1426258629">
                <text:p>-0.14262586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6">
                <text:p>726</text:p>
              </table:table-cell>
              <table:table-cell office:value-type="float" office:value="0.829699518">
                <text:p>0.8296995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6">
                <text:p>726</text:p>
              </table:table-cell>
              <table:table-cell office:value-type="float" office:value="0.9739756241">
                <text:p>0.97397562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6">
                <text:p>726</text:p>
              </table:table-cell>
              <table:table-cell office:value-type="float" office:value="0.2875508736">
                <text:p>0.28755087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6">
                <text:p>726</text:p>
              </table:table-cell>
              <table:table-cell office:value-type="float" office:value="-1.057065018">
                <text:p>-1.057065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6">
                <text:p>726</text:p>
              </table:table-cell>
              <table:table-cell office:value-type="float" office:value="-0.2858962445">
                <text:p>-0.28589624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6">
                <text:p>726</text:p>
              </table:table-cell>
              <table:table-cell office:value-type="float" office:value="-0.1220530896">
                <text:p>-0.12205308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7">
                <text:p>727</text:p>
              </table:table-cell>
              <table:table-cell office:value-type="float" office:value="-0.2168719509">
                <text:p>-0.2168719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8">
                <text:p>728</text:p>
              </table:table-cell>
              <table:table-cell office:value-type="float" office:value="1.663461947">
                <text:p>1.663461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8">
                <text:p>728</text:p>
              </table:table-cell>
              <table:table-cell office:value-type="float" office:value="-1.087836354">
                <text:p>-1.0878363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8">
                <text:p>728</text:p>
              </table:table-cell>
              <table:table-cell office:value-type="float" office:value="0.03890378822">
                <text:p>0.038903788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8">
                <text:p>728</text:p>
              </table:table-cell>
              <table:table-cell office:value-type="float" office:value="-0.2515311733">
                <text:p>-0.25153117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8">
                <text:p>728</text:p>
              </table:table-cell>
              <table:table-cell office:value-type="float" office:value="0.7399287117">
                <text:p>0.7399287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8">
                <text:p>728</text:p>
              </table:table-cell>
              <table:table-cell office:value-type="float" office:value="0.4630307884">
                <text:p>0.46303078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9">
                <text:p>729</text:p>
              </table:table-cell>
              <table:table-cell office:value-type="float" office:value="-0.4884723247">
                <text:p>-0.4884723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9">
                <text:p>729</text:p>
              </table:table-cell>
              <table:table-cell office:value-type="float" office:value="-0.7888461491">
                <text:p>-0.78884614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0">
                <text:p>730</text:p>
              </table:table-cell>
              <table:table-cell office:value-type="float" office:value="0.1031679417">
                <text:p>0.1031679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0">
                <text:p>730</text:p>
              </table:table-cell>
              <table:table-cell office:value-type="float" office:value="-0.4204866444">
                <text:p>-0.4204866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0">
                <text:p>730</text:p>
              </table:table-cell>
              <table:table-cell office:value-type="float" office:value="2.084692982">
                <text:p>2.084692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0">
                <text:p>730</text:p>
              </table:table-cell>
              <table:table-cell office:value-type="float" office:value="-0.183299323">
                <text:p>-0.1832993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1">
                <text:p>731</text:p>
              </table:table-cell>
              <table:table-cell office:value-type="float" office:value="0.109101031">
                <text:p>0.1091010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1">
                <text:p>731</text:p>
              </table:table-cell>
              <table:table-cell office:value-type="float" office:value="-0.3850206916">
                <text:p>-0.3850206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1">
                <text:p>731</text:p>
              </table:table-cell>
              <table:table-cell office:value-type="float" office:value="0.06489899391">
                <text:p>0.06489899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1">
                <text:p>731</text:p>
              </table:table-cell>
              <table:table-cell office:value-type="float" office:value="0.5010367488">
                <text:p>0.5010367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1">
                <text:p>731</text:p>
              </table:table-cell>
              <table:table-cell office:value-type="float" office:value="-0.7361379769">
                <text:p>-0.73613797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1">
                <text:p>731</text:p>
              </table:table-cell>
              <table:table-cell office:value-type="float" office:value="-0.2830368014">
                <text:p>-0.28303680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2">
                <text:p>732</text:p>
              </table:table-cell>
              <table:table-cell office:value-type="float" office:value="-0.2820715708">
                <text:p>-0.28207157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2">
                <text:p>732</text:p>
              </table:table-cell>
              <table:table-cell office:value-type="float" office:value="-0.1931413095">
                <text:p>-0.1931413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2">
                <text:p>732</text:p>
              </table:table-cell>
              <table:table-cell office:value-type="float" office:value="-0.2089248701">
                <text:p>-0.20892487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2">
                <text:p>732</text:p>
              </table:table-cell>
              <table:table-cell office:value-type="float" office:value="0.5084670894">
                <text:p>0.50846708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2">
                <text:p>732</text:p>
              </table:table-cell>
              <table:table-cell office:value-type="float" office:value="0.01715984864">
                <text:p>0.01715984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  <table:table-cell office:value-type="float" office:value="-0.4224176304">
                <text:p>-0.4224176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3">
                <text:p>733</text:p>
              </table:table-cell>
              <table:table-cell office:value-type="float" office:value="-0.2834006019">
                <text:p>-0.2834006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3">
                <text:p>733</text:p>
              </table:table-cell>
              <table:table-cell office:value-type="float" office:value="0.1749940412">
                <text:p>0.17499404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4">
                <text:p>734</text:p>
              </table:table-cell>
              <table:table-cell office:value-type="float" office:value="0.3030581178">
                <text:p>0.30305811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4">
                <text:p>734</text:p>
              </table:table-cell>
              <table:table-cell office:value-type="float" office:value="-0.500897942">
                <text:p>-0.5008979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4">
                <text:p>734</text:p>
              </table:table-cell>
              <table:table-cell office:value-type="float" office:value="-0.3591472739">
                <text:p>-0.3591472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5">
                <text:p>735</text:p>
              </table:table-cell>
              <table:table-cell office:value-type="float" office:value="1.15525487">
                <text:p>1.155254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">
                <text:p>735</text:p>
              </table:table-cell>
              <table:table-cell office:value-type="float" office:value="-0.4753260451">
                <text:p>-0.47532604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5">
                <text:p>735</text:p>
              </table:table-cell>
              <table:table-cell office:value-type="float" office:value="0.9886341808">
                <text:p>0.98863418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5">
                <text:p>735</text:p>
              </table:table-cell>
              <table:table-cell office:value-type="float" office:value="-0.8463165647">
                <text:p>-0.84631656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5">
                <text:p>735</text:p>
              </table:table-cell>
              <table:table-cell office:value-type="float" office:value="1.347165081">
                <text:p>1.3471650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5">
                <text:p>735</text:p>
              </table:table-cell>
              <table:table-cell office:value-type="float" office:value="-1.662251681">
                <text:p>-1.6622516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6">
                <text:p>736</text:p>
              </table:table-cell>
              <table:table-cell office:value-type="float" office:value="-0.3181507713">
                <text:p>-0.31815077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6">
                <text:p>736</text:p>
              </table:table-cell>
              <table:table-cell office:value-type="float" office:value="-0.8522167917">
                <text:p>-0.85221679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7">
                <text:p>737</text:p>
              </table:table-cell>
              <table:table-cell office:value-type="float" office:value="0.6218048184">
                <text:p>0.62180481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7">
                <text:p>737</text:p>
              </table:table-cell>
              <table:table-cell office:value-type="float" office:value="-0.2078616319">
                <text:p>-0.20786163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7">
                <text:p>737</text:p>
              </table:table-cell>
              <table:table-cell office:value-type="float" office:value="0.6061442068">
                <text:p>0.60614420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7">
                <text:p>737</text:p>
              </table:table-cell>
              <table:table-cell office:value-type="float" office:value="0.5742521056">
                <text:p>0.5742521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7">
                <text:p>737</text:p>
              </table:table-cell>
              <table:table-cell office:value-type="float" office:value="0.05931918901">
                <text:p>0.059319189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8">
                <text:p>738</text:p>
              </table:table-cell>
              <table:table-cell office:value-type="float" office:value="-0.5666000082">
                <text:p>-0.56660000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38">
                <text:p>738</text:p>
              </table:table-cell>
              <table:table-cell office:value-type="float" office:value="-0.9386751199">
                <text:p>-0.93867511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9">
                <text:p>739</text:p>
              </table:table-cell>
              <table:table-cell office:value-type="float" office:value="-0.3957314942">
                <text:p>-0.39573149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9">
                <text:p>739</text:p>
              </table:table-cell>
              <table:table-cell office:value-type="float" office:value="2.835004535">
                <text:p>2.8350045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9">
                <text:p>739</text:p>
              </table:table-cell>
              <table:table-cell office:value-type="float" office:value="1.269514096">
                <text:p>1.269514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39">
                <text:p>739</text:p>
              </table:table-cell>
              <table:table-cell office:value-type="float" office:value="0.124857182">
                <text:p>0.1248571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0">
                <text:p>740</text:p>
              </table:table-cell>
              <table:table-cell office:value-type="float" office:value="-2.819044482">
                <text:p>-2.8190444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0">
                <text:p>740</text:p>
              </table:table-cell>
              <table:table-cell office:value-type="float" office:value="-1.945769883">
                <text:p>-1.9457698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0">
                <text:p>740</text:p>
              </table:table-cell>
              <table:table-cell office:value-type="float" office:value="-0.226650447">
                <text:p>-0.2266504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">
                <text:p>740</text:p>
              </table:table-cell>
              <table:table-cell office:value-type="float" office:value="-2.071003457">
                <text:p>-2.071003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0">
                <text:p>740</text:p>
              </table:table-cell>
              <table:table-cell office:value-type="float" office:value="-0.7950932609">
                <text:p>-0.79509326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0">
                <text:p>740</text:p>
              </table:table-cell>
              <table:table-cell office:value-type="float" office:value="0.2625621338">
                <text:p>0.26256213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1">
                <text:p>741</text:p>
              </table:table-cell>
              <table:table-cell office:value-type="float" office:value="-1.788847871">
                <text:p>-1.7888478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1">
                <text:p>741</text:p>
              </table:table-cell>
              <table:table-cell office:value-type="float" office:value="0.944113965">
                <text:p>0.9441139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2">
                <text:p>742</text:p>
              </table:table-cell>
              <table:table-cell office:value-type="float" office:value="-0.05470432818">
                <text:p>-0.054704328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2">
                <text:p>742</text:p>
              </table:table-cell>
              <table:table-cell office:value-type="float" office:value="2.63261845">
                <text:p>2.632618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2">
                <text:p>742</text:p>
              </table:table-cell>
              <table:table-cell office:value-type="float" office:value="1.913368006">
                <text:p>1.913368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2">
                <text:p>742</text:p>
              </table:table-cell>
              <table:table-cell office:value-type="float" office:value="1.444086668">
                <text:p>1.444086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2">
                <text:p>742</text:p>
              </table:table-cell>
              <table:table-cell office:value-type="float" office:value="1.302547473">
                <text:p>1.3025474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2">
                <text:p>742</text:p>
              </table:table-cell>
              <table:table-cell office:value-type="float" office:value="0.5350698033">
                <text:p>0.53506980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3">
                <text:p>743</text:p>
              </table:table-cell>
              <table:table-cell office:value-type="float" office:value="0.7061960789">
                <text:p>0.70619607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3">
                <text:p>743</text:p>
              </table:table-cell>
              <table:table-cell office:value-type="float" office:value="-0.5147896336">
                <text:p>-0.51478963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3">
                <text:p>743</text:p>
              </table:table-cell>
              <table:table-cell office:value-type="float" office:value="1.040003486">
                <text:p>1.040003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3">
                <text:p>743</text:p>
              </table:table-cell>
              <table:table-cell office:value-type="float" office:value="-1.471821885">
                <text:p>-1.4718218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4">
                <text:p>744</text:p>
              </table:table-cell>
              <table:table-cell office:value-type="float" office:value="2.049018507">
                <text:p>2.0490185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4">
                <text:p>744</text:p>
              </table:table-cell>
              <table:table-cell office:value-type="float" office:value="-1.579187437">
                <text:p>-1.5791874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5">
                <text:p>745</text:p>
              </table:table-cell>
              <table:table-cell office:value-type="float" office:value="1.151197328">
                <text:p>1.1511973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5">
                <text:p>745</text:p>
              </table:table-cell>
              <table:table-cell office:value-type="float" office:value="-3.432452532">
                <text:p>-3.4324525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5">
                <text:p>745</text:p>
              </table:table-cell>
              <table:table-cell office:value-type="float" office:value="-0.2918296807">
                <text:p>-0.2918296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6">
                <text:p>746</text:p>
              </table:table-cell>
              <table:table-cell office:value-type="float" office:value="-2.681447672">
                <text:p>-2.6814476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7">
                <text:p>747</text:p>
              </table:table-cell>
              <table:table-cell office:value-type="float" office:value="0.09712332947">
                <text:p>0.097123329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7">
                <text:p>747</text:p>
              </table:table-cell>
              <table:table-cell office:value-type="float" office:value="-0.5260939337">
                <text:p>-0.52609393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7">
                <text:p>747</text:p>
              </table:table-cell>
              <table:table-cell office:value-type="float" office:value="-0.1164389058">
                <text:p>-0.11643890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7">
                <text:p>747</text:p>
              </table:table-cell>
              <table:table-cell office:value-type="float" office:value="0.1035112535">
                <text:p>0.10351125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7">
                <text:p>747</text:p>
              </table:table-cell>
              <table:table-cell office:value-type="float" office:value="0.6526906665">
                <text:p>0.65269066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9">
                <text:p>749</text:p>
              </table:table-cell>
              <table:table-cell office:value-type="float" office:value="0.1168057908">
                <text:p>0.11680579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9">
                <text:p>749</text:p>
              </table:table-cell>
              <table:table-cell office:value-type="float" office:value="0.1731677183">
                <text:p>0.17316771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49">
                <text:p>749</text:p>
              </table:table-cell>
              <table:table-cell office:value-type="float" office:value="-0.2812382134">
                <text:p>-0.28123821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9">
                <text:p>749</text:p>
              </table:table-cell>
              <table:table-cell office:value-type="float" office:value="-0.8933136002">
                <text:p>-0.89331360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49">
                <text:p>749</text:p>
              </table:table-cell>
              <table:table-cell office:value-type="float" office:value="0.5754408519">
                <text:p>0.57544085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0">
                <text:p>750</text:p>
              </table:table-cell>
              <table:table-cell office:value-type="float" office:value="-0.190627537">
                <text:p>-0.1906275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0">
                <text:p>750</text:p>
              </table:table-cell>
              <table:table-cell office:value-type="float" office:value="1.072664204">
                <text:p>1.0726642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50">
                <text:p>750</text:p>
              </table:table-cell>
              <table:table-cell office:value-type="float" office:value="-0.4813712444">
                <text:p>-0.48137124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0">
                <text:p>750</text:p>
              </table:table-cell>
              <table:table-cell office:value-type="float" office:value="0.3085457852">
                <text:p>0.30854578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1">
                <text:p>751</text:p>
              </table:table-cell>
              <table:table-cell office:value-type="float" office:value="-0.4702574126">
                <text:p>-0.4702574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2">
                <text:p>752</text:p>
              </table:table-cell>
              <table:table-cell office:value-type="float" office:value="-0.06254384045">
                <text:p>-0.062543840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2">
                <text:p>752</text:p>
              </table:table-cell>
              <table:table-cell office:value-type="float" office:value="-0.7831242027">
                <text:p>-0.7831242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2">
                <text:p>752</text:p>
              </table:table-cell>
              <table:table-cell office:value-type="float" office:value="-0.1918984347">
                <text:p>-0.19189843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2">
                <text:p>752</text:p>
              </table:table-cell>
              <table:table-cell office:value-type="float" office:value="0.9786177216">
                <text:p>0.9786177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2">
                <text:p>752</text:p>
              </table:table-cell>
              <table:table-cell office:value-type="float" office:value="0.4098168239">
                <text:p>0.4098168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2">
                <text:p>752</text:p>
              </table:table-cell>
              <table:table-cell office:value-type="float" office:value="0.8808995697">
                <text:p>0.88089956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4">
                <text:p>754</text:p>
              </table:table-cell>
              <table:table-cell office:value-type="float" office:value="0.217683086">
                <text:p>0.217683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4">
                <text:p>754</text:p>
              </table:table-cell>
              <table:table-cell office:value-type="float" office:value="2.854671508">
                <text:p>2.8546715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4">
                <text:p>754</text:p>
              </table:table-cell>
              <table:table-cell office:value-type="float" office:value="-0.003781827942">
                <text:p>-0.0037818279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4">
                <text:p>754</text:p>
              </table:table-cell>
              <table:table-cell office:value-type="float" office:value="-1.326595519">
                <text:p>-1.3265955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5">
                <text:p>755</text:p>
              </table:table-cell>
              <table:table-cell office:value-type="float" office:value="-1.052454555">
                <text:p>-1.0524545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5">
                <text:p>755</text:p>
              </table:table-cell>
              <table:table-cell office:value-type="float" office:value="-1.470645458">
                <text:p>-1.4706454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5">
                <text:p>755</text:p>
              </table:table-cell>
              <table:table-cell office:value-type="float" office:value="1.650243254">
                <text:p>1.6502432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5">
                <text:p>755</text:p>
              </table:table-cell>
              <table:table-cell office:value-type="float" office:value="-1.049388437">
                <text:p>-1.0493884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6">
                <text:p>756</text:p>
              </table:table-cell>
              <table:table-cell office:value-type="float" office:value="2.478119361">
                <text:p>2.4781193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6">
                <text:p>756</text:p>
              </table:table-cell>
              <table:table-cell office:value-type="float" office:value="-1.251350336">
                <text:p>-1.251350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7">
                <text:p>757</text:p>
              </table:table-cell>
              <table:table-cell office:value-type="float" office:value="0.3624082118">
                <text:p>0.36240821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7">
                <text:p>757</text:p>
              </table:table-cell>
              <table:table-cell office:value-type="float" office:value="-0.8586574146">
                <text:p>-0.85865741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7">
                <text:p>757</text:p>
              </table:table-cell>
              <table:table-cell office:value-type="float" office:value="0.2208767383">
                <text:p>0.22087673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8">
                <text:p>758</text:p>
              </table:table-cell>
              <table:table-cell office:value-type="float" office:value="0.4821386195">
                <text:p>0.48213861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9">
                <text:p>759</text:p>
              </table:table-cell>
              <table:table-cell office:value-type="float" office:value="-0.5490026378">
                <text:p>-0.54900263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9">
                <text:p>759</text:p>
              </table:table-cell>
              <table:table-cell office:value-type="float" office:value="-0.269224221">
                <text:p>-0.269224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9">
                <text:p>759</text:p>
              </table:table-cell>
              <table:table-cell office:value-type="float" office:value="-0.3857734515">
                <text:p>-0.38577345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9">
                <text:p>759</text:p>
              </table:table-cell>
              <table:table-cell office:value-type="float" office:value="1.558278043">
                <text:p>1.5582780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9">
                <text:p>759</text:p>
              </table:table-cell>
              <table:table-cell office:value-type="float" office:value="-1.000698537">
                <text:p>-1.0006985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1">
                <text:p>761</text:p>
              </table:table-cell>
              <table:table-cell office:value-type="float" office:value="0.1937877109">
                <text:p>0.19378771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61">
                <text:p>761</text:p>
              </table:table-cell>
              <table:table-cell office:value-type="float" office:value="-0.02294803773">
                <text:p>-0.022948037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61">
                <text:p>761</text:p>
              </table:table-cell>
              <table:table-cell office:value-type="float" office:value="0.7167411635">
                <text:p>0.71674116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1">
                <text:p>761</text:p>
              </table:table-cell>
              <table:table-cell office:value-type="float" office:value="-2.215363218">
                <text:p>-2.2153632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1">
                <text:p>761</text:p>
              </table:table-cell>
              <table:table-cell office:value-type="float" office:value="-0.5177385491">
                <text:p>-0.5177385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1">
                <text:p>761</text:p>
              </table:table-cell>
              <table:table-cell office:value-type="float" office:value="0.3487587937">
                <text:p>0.34875879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3">
                <text:p>763</text:p>
              </table:table-cell>
              <table:table-cell office:value-type="float" office:value="2.502749051">
                <text:p>2.502749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3">
                <text:p>763</text:p>
              </table:table-cell>
              <table:table-cell office:value-type="float" office:value="-0.1794803409">
                <text:p>-0.1794803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63">
                <text:p>763</text:p>
              </table:table-cell>
              <table:table-cell office:value-type="float" office:value="-0.9485091673">
                <text:p>-0.9485091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63">
                <text:p>763</text:p>
              </table:table-cell>
              <table:table-cell office:value-type="float" office:value="-0.1384863665">
                <text:p>-0.13848636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3">
                <text:p>763</text:p>
              </table:table-cell>
              <table:table-cell office:value-type="float" office:value="-0.7938083123">
                <text:p>-0.79380831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4">
                <text:p>764</text:p>
              </table:table-cell>
              <table:table-cell office:value-type="float" office:value="2.053360707">
                <text:p>2.0533607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4">
                <text:p>764</text:p>
              </table:table-cell>
              <table:table-cell office:value-type="float" office:value="-1.169288711">
                <text:p>-1.1692887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5">
                <text:p>765</text:p>
              </table:table-cell>
              <table:table-cell office:value-type="float" office:value="0.8518374407">
                <text:p>0.85183744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5">
                <text:p>765</text:p>
              </table:table-cell>
              <table:table-cell office:value-type="float" office:value="-2.018744995">
                <text:p>-2.018744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5">
                <text:p>765</text:p>
              </table:table-cell>
              <table:table-cell office:value-type="float" office:value="1.114634309">
                <text:p>1.1146343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5">
                <text:p>765</text:p>
              </table:table-cell>
              <table:table-cell office:value-type="float" office:value="0.2832282001">
                <text:p>0.2832282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6">
                <text:p>766</text:p>
              </table:table-cell>
              <table:table-cell office:value-type="float" office:value="0.6601407838">
                <text:p>0.66014078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6">
                <text:p>766</text:p>
              </table:table-cell>
              <table:table-cell office:value-type="float" office:value="-0.463493725">
                <text:p>-0.4634937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8">
                <text:p>768</text:p>
              </table:table-cell>
              <table:table-cell office:value-type="float" office:value="-0.386810634">
                <text:p>-0.3868106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8">
                <text:p>768</text:p>
              </table:table-cell>
              <table:table-cell office:value-type="float" office:value="-0.9130070303">
                <text:p>-0.91300703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8">
                <text:p>768</text:p>
              </table:table-cell>
              <table:table-cell office:value-type="float" office:value="0.2892361573">
                <text:p>0.28923615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8">
                <text:p>768</text:p>
              </table:table-cell>
              <table:table-cell office:value-type="float" office:value="0.9155165944">
                <text:p>0.91551659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9">
                <text:p>769</text:p>
              </table:table-cell>
              <table:table-cell office:value-type="float" office:value="-0.1836893507">
                <text:p>-0.18368935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9">
                <text:p>769</text:p>
              </table:table-cell>
              <table:table-cell office:value-type="float" office:value="-1.045215363">
                <text:p>-1.0452153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1">
                <text:p>771</text:p>
              </table:table-cell>
              <table:table-cell office:value-type="float" office:value="0.7537442854">
                <text:p>0.75374428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1">
                <text:p>771</text:p>
              </table:table-cell>
              <table:table-cell office:value-type="float" office:value="0.4881084242">
                <text:p>0.48810842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1">
                <text:p>771</text:p>
              </table:table-cell>
              <table:table-cell office:value-type="float" office:value="2.003664438">
                <text:p>2.0036644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1">
                <text:p>771</text:p>
              </table:table-cell>
              <table:table-cell office:value-type="float" office:value="-2.000631342">
                <text:p>-2.0006313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2">
                <text:p>772</text:p>
              </table:table-cell>
              <table:table-cell office:value-type="float" office:value="0.3897098248">
                <text:p>0.38970982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3">
                <text:p>773</text:p>
              </table:table-cell>
              <table:table-cell office:value-type="float" office:value="-0.4331816494">
                <text:p>-0.43318164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3">
                <text:p>773</text:p>
              </table:table-cell>
              <table:table-cell office:value-type="float" office:value="-0.2820637436">
                <text:p>-0.28206374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3">
                <text:p>773</text:p>
              </table:table-cell>
              <table:table-cell office:value-type="float" office:value="-0.3989072465">
                <text:p>-0.3989072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4">
                <text:p>774</text:p>
              </table:table-cell>
              <table:table-cell office:value-type="float" office:value="2.590872198">
                <text:p>2.5908721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4">
                <text:p>774</text:p>
              </table:table-cell>
              <table:table-cell office:value-type="float" office:value="2.646982641">
                <text:p>2.6469826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6">
                <text:p>776</text:p>
              </table:table-cell>
              <table:table-cell office:value-type="float" office:value="0.2798551506">
                <text:p>0.27985515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6">
                <text:p>776</text:p>
              </table:table-cell>
              <table:table-cell office:value-type="float" office:value="-0.3780557494">
                <text:p>-0.37805574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6">
                <text:p>776</text:p>
              </table:table-cell>
              <table:table-cell office:value-type="float" office:value="-3.110480866">
                <text:p>-3.110480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6">
                <text:p>776</text:p>
              </table:table-cell>
              <table:table-cell office:value-type="float" office:value="1.138611272">
                <text:p>1.1386112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7">
                <text:p>777</text:p>
              </table:table-cell>
              <table:table-cell office:value-type="float" office:value="0.5596829435">
                <text:p>0.55968294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7">
                <text:p>777</text:p>
              </table:table-cell>
              <table:table-cell office:value-type="float" office:value="3.114608656">
                <text:p>3.1146086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">
                <text:p>778</text:p>
              </table:table-cell>
              <table:table-cell office:value-type="float" office:value="-0.7985366997">
                <text:p>-0.7985366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8">
                <text:p>778</text:p>
              </table:table-cell>
              <table:table-cell office:value-type="float" office:value="-1.859037889">
                <text:p>-1.859037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8">
                <text:p>778</text:p>
              </table:table-cell>
              <table:table-cell office:value-type="float" office:value="-3.690924115">
                <text:p>-3.6909241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8">
                <text:p>778</text:p>
              </table:table-cell>
              <table:table-cell office:value-type="float" office:value="-1.943798031">
                <text:p>-1.943798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0">
                <text:p>780</text:p>
              </table:table-cell>
              <table:table-cell office:value-type="float" office:value="-2.811360854">
                <text:p>-2.8113608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0">
                <text:p>780</text:p>
              </table:table-cell>
              <table:table-cell office:value-type="float" office:value="-2.241305257">
                <text:p>-2.2413052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1">
                <text:p>781</text:p>
              </table:table-cell>
              <table:table-cell office:value-type="float" office:value="2.52468012">
                <text:p>2.524680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81">
                <text:p>781</text:p>
              </table:table-cell>
              <table:table-cell office:value-type="float" office:value="1.165641981">
                <text:p>1.1656419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1">
                <text:p>781</text:p>
              </table:table-cell>
              <table:table-cell office:value-type="float" office:value="1.207395615">
                <text:p>1.2073956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81">
                <text:p>781</text:p>
              </table:table-cell>
              <table:table-cell office:value-type="float" office:value="-2.332007179">
                <text:p>-2.3320071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3">
                <text:p>783</text:p>
              </table:table-cell>
              <table:table-cell office:value-type="float" office:value="-3.488186757">
                <text:p>-3.4881867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83">
                <text:p>783</text:p>
              </table:table-cell>
              <table:table-cell office:value-type="float" office:value="6.270948066">
                <text:p>6.2709480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4">
                <text:p>784</text:p>
              </table:table-cell>
              <table:table-cell office:value-type="float" office:value="0.3075286499">
                <text:p>0.30752864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4">
                <text:p>784</text:p>
              </table:table-cell>
              <table:table-cell office:value-type="float" office:value="4.959792081">
                <text:p>4.9597920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5">
                <text:p>785</text:p>
              </table:table-cell>
              <table:table-cell office:value-type="float" office:value="-1.542406246">
                <text:p>-1.5424062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85">
                <text:p>785</text:p>
              </table:table-cell>
              <table:table-cell office:value-type="float" office:value="1.59996095">
                <text:p>1.599960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85">
                <text:p>785</text:p>
              </table:table-cell>
              <table:table-cell office:value-type="float" office:value="0.195971748">
                <text:p>0.1959717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6">
                <text:p>786</text:p>
              </table:table-cell>
              <table:table-cell office:value-type="float" office:value="1.386356424">
                <text:p>1.3863564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86">
                <text:p>786</text:p>
              </table:table-cell>
              <table:table-cell office:value-type="float" office:value="2.00031882">
                <text:p>2.000318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8">
                <text:p>788</text:p>
              </table:table-cell>
              <table:table-cell office:value-type="float" office:value="1.220542236">
                <text:p>1.2205422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88">
                <text:p>788</text:p>
              </table:table-cell>
              <table:table-cell office:value-type="float" office:value="-2.557257893">
                <text:p>-2.5572578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8">
                <text:p>788</text:p>
              </table:table-cell>
              <table:table-cell office:value-type="float" office:value="-1.040831579">
                <text:p>-1.0408315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88">
                <text:p>788</text:p>
              </table:table-cell>
              <table:table-cell office:value-type="float" office:value="-1.784650864">
                <text:p>-1.7846508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9">
                <text:p>789</text:p>
              </table:table-cell>
              <table:table-cell office:value-type="float" office:value="0.9007211488">
                <text:p>0.90072114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89">
                <text:p>789</text:p>
              </table:table-cell>
              <table:table-cell office:value-type="float" office:value="-1.533120899">
                <text:p>-1.5331208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1">
                <text:p>791</text:p>
              </table:table-cell>
              <table:table-cell office:value-type="float" office:value="0.9308546209">
                <text:p>0.9308546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1">
                <text:p>791</text:p>
              </table:table-cell>
              <table:table-cell office:value-type="float" office:value="-0.633000083">
                <text:p>-0.6330000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1">
                <text:p>791</text:p>
              </table:table-cell>
              <table:table-cell office:value-type="float" office:value="0.01622481349">
                <text:p>0.016224813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1">
                <text:p>791</text:p>
              </table:table-cell>
              <table:table-cell office:value-type="float" office:value="-0.9939339317">
                <text:p>-0.99393393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2">
                <text:p>792</text:p>
              </table:table-cell>
              <table:table-cell office:value-type="float" office:value="0.4260704847">
                <text:p>0.42607048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2">
                <text:p>792</text:p>
              </table:table-cell>
              <table:table-cell office:value-type="float" office:value="-0.2317314734">
                <text:p>-0.23173147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3">
                <text:p>793</text:p>
              </table:table-cell>
              <table:table-cell office:value-type="float" office:value="1.404800377">
                <text:p>1.4048003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3">
                <text:p>793</text:p>
              </table:table-cell>
              <table:table-cell office:value-type="float" office:value="-0.07547907829">
                <text:p>-0.075479078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3">
                <text:p>793</text:p>
              </table:table-cell>
              <table:table-cell office:value-type="float" office:value="-0.38524186">
                <text:p>-0.385241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3">
                <text:p>793</text:p>
              </table:table-cell>
              <table:table-cell office:value-type="float" office:value="0.06850433831">
                <text:p>0.068504338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5">
                <text:p>795</text:p>
              </table:table-cell>
              <table:table-cell office:value-type="float" office:value="-0.9961883878">
                <text:p>-0.99618838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5">
                <text:p>795</text:p>
              </table:table-cell>
              <table:table-cell office:value-type="float" office:value="-0.4990994853">
                <text:p>-0.49909948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6">
                <text:p>796</text:p>
              </table:table-cell>
              <table:table-cell office:value-type="float" office:value="0.2917568961">
                <text:p>0.29175689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96">
                <text:p>796</text:p>
              </table:table-cell>
              <table:table-cell office:value-type="float" office:value="-0.2539293655">
                <text:p>-0.25392936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96">
                <text:p>796</text:p>
              </table:table-cell>
              <table:table-cell office:value-type="float" office:value="2.296292505">
                <text:p>2.2962925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6">
                <text:p>796</text:p>
              </table:table-cell>
              <table:table-cell office:value-type="float" office:value="-2.042051169">
                <text:p>-2.0420511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98">
                <text:p>798</text:p>
              </table:table-cell>
              <table:table-cell office:value-type="float" office:value="4.636753772">
                <text:p>4.6367537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8">
                <text:p>798</text:p>
              </table:table-cell>
              <table:table-cell office:value-type="float" office:value="-1.153682941">
                <text:p>-1.1536829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9">
                <text:p>799</text:p>
              </table:table-cell>
              <table:table-cell office:value-type="float" office:value="-0.343607491">
                <text:p>-0.3436074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9">
                <text:p>799</text:p>
              </table:table-cell>
              <table:table-cell office:value-type="float" office:value="-0.9987316302">
                <text:p>-0.99873163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9">
                <text:p>799</text:p>
              </table:table-cell>
              <table:table-cell office:value-type="float" office:value="0.2447788902">
                <text:p>0.24477889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9">
                <text:p>799</text:p>
              </table:table-cell>
              <table:table-cell office:value-type="float" office:value="0.4288144383">
                <text:p>0.42881443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01">
                <text:p>801</text:p>
              </table:table-cell>
              <table:table-cell office:value-type="float" office:value="-2.57676543">
                <text:p>-2.57676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1">
                <text:p>801</text:p>
              </table:table-cell>
              <table:table-cell office:value-type="float" office:value="1.171548378">
                <text:p>1.1715483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02">
                <text:p>802</text:p>
              </table:table-cell>
              <table:table-cell office:value-type="float" office:value="0.8865167313">
                <text:p>0.88651673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2">
                <text:p>802</text:p>
              </table:table-cell>
              <table:table-cell office:value-type="float" office:value="0.4463792519">
                <text:p>0.4463792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2">
                <text:p>802</text:p>
              </table:table-cell>
              <table:table-cell office:value-type="float" office:value="-2.359525652">
                <text:p>-2.3595256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2">
                <text:p>802</text:p>
              </table:table-cell>
              <table:table-cell office:value-type="float" office:value="-0.01205098935">
                <text:p>-0.012050989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04">
                <text:p>804</text:p>
              </table:table-cell>
              <table:table-cell office:value-type="float" office:value="1.669814258">
                <text:p>1.669814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04">
                <text:p>804</text:p>
              </table:table-cell>
              <table:table-cell office:value-type="float" office:value="-0.6671626633">
                <text:p>-0.66716266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05">
                <text:p>805</text:p>
              </table:table-cell>
              <table:table-cell office:value-type="float" office:value="0.4532949156">
                <text:p>0.45329491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5">
                <text:p>805</text:p>
              </table:table-cell>
              <table:table-cell office:value-type="float" office:value="-3.035859002">
                <text:p>-3.0358590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5">
                <text:p>805</text:p>
              </table:table-cell>
              <table:table-cell office:value-type="float" office:value="0.9341661343">
                <text:p>0.93416613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7">
                <text:p>807</text:p>
              </table:table-cell>
              <table:table-cell office:value-type="float" office:value="-1.425842022">
                <text:p>-1.4258420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07">
                <text:p>807</text:p>
              </table:table-cell>
              <table:table-cell office:value-type="float" office:value="1.19928382">
                <text:p>1.199283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8">
                <text:p>808</text:p>
              </table:table-cell>
              <table:table-cell office:value-type="float" office:value="-0.3893231888">
                <text:p>-0.38932318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08">
                <text:p>808</text:p>
              </table:table-cell>
              <table:table-cell office:value-type="float" office:value="2.186114533">
                <text:p>2.1861145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8">
                <text:p>808</text:p>
              </table:table-cell>
              <table:table-cell office:value-type="float" office:value="0.1983257182">
                <text:p>0.1983257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08">
                <text:p>808</text:p>
              </table:table-cell>
              <table:table-cell office:value-type="float" office:value="-0.197762563">
                <text:p>-0.1977625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10">
                <text:p>810</text:p>
              </table:table-cell>
              <table:table-cell office:value-type="float" office:value="-0.6425405142">
                <text:p>-0.64254051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0">
                <text:p>810</text:p>
              </table:table-cell>
              <table:table-cell office:value-type="float" office:value="-1.385799786">
                <text:p>-1.3857997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12">
                <text:p>812</text:p>
              </table:table-cell>
              <table:table-cell office:value-type="float" office:value="-1.034440307">
                <text:p>-1.0344403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2">
                <text:p>812</text:p>
              </table:table-cell>
              <table:table-cell office:value-type="float" office:value="-0.2664397159">
                <text:p>-0.26643971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4">
                <text:p>814</text:p>
              </table:table-cell>
              <table:table-cell office:value-type="float" office:value="1.740175958">
                <text:p>1.7401759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4">
                <text:p>814</text:p>
              </table:table-cell>
              <table:table-cell office:value-type="float" office:value="0.8382394759">
                <text:p>0.83823947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4">
                <text:p>814</text:p>
              </table:table-cell>
              <table:table-cell office:value-type="float" office:value="0.4070895396">
                <text:p>0.40708953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4">
                <text:p>814</text:p>
              </table:table-cell>
              <table:table-cell office:value-type="float" office:value="-0.007620907839">
                <text:p>-0.0076209078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5">
                <text:p>815</text:p>
              </table:table-cell>
              <table:table-cell office:value-type="float" office:value="1.284245868">
                <text:p>1.2842458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5">
                <text:p>815</text:p>
              </table:table-cell>
              <table:table-cell office:value-type="float" office:value="-1.380644382">
                <text:p>-1.3806443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17">
                <text:p>817</text:p>
              </table:table-cell>
              <table:table-cell office:value-type="float" office:value="-1.719671153">
                <text:p>-1.719671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17">
                <text:p>817</text:p>
              </table:table-cell>
              <table:table-cell office:value-type="float" office:value="-1.832442653">
                <text:p>-1.8324426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17">
                <text:p>817</text:p>
              </table:table-cell>
              <table:table-cell office:value-type="float" office:value="-1.252430256">
                <text:p>-1.2524302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17">
                <text:p>817</text:p>
              </table:table-cell>
              <table:table-cell office:value-type="float" office:value="-3.031192243">
                <text:p>-3.0311922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18">
                <text:p>818</text:p>
              </table:table-cell>
              <table:table-cell office:value-type="float" office:value="-8.529201594">
                <text:p>-8.5292015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8">
                <text:p>818</text:p>
              </table:table-cell>
              <table:table-cell office:value-type="float" office:value="-3.553140853">
                <text:p>-3.5531408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9">
                <text:p>819</text:p>
              </table:table-cell>
              <table:table-cell office:value-type="float" office:value="-0.7917847197">
                <text:p>-0.79178471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19">
                <text:p>819</text:p>
              </table:table-cell>
              <table:table-cell office:value-type="float" office:value="8.598902061">
                <text:p>8.5989020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19">
                <text:p>819</text:p>
              </table:table-cell>
              <table:table-cell office:value-type="float" office:value="0.2438778412">
                <text:p>0.2438778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9">
                <text:p>819</text:p>
              </table:table-cell>
              <table:table-cell office:value-type="float" office:value="-0.3850214627">
                <text:p>-0.38502146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21">
                <text:p>821</text:p>
              </table:table-cell>
              <table:table-cell office:value-type="float" office:value="-1.11398274">
                <text:p>-1.113982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21">
                <text:p>821</text:p>
              </table:table-cell>
              <table:table-cell office:value-type="float" office:value="2.665239484">
                <text:p>2.6652394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2">
                <text:p>822</text:p>
              </table:table-cell>
              <table:table-cell office:value-type="float" office:value="0.853025801">
                <text:p>0.8530258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2">
                <text:p>822</text:p>
              </table:table-cell>
              <table:table-cell office:value-type="float" office:value="-2.626228764">
                <text:p>-2.6262287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2">
                <text:p>822</text:p>
              </table:table-cell>
              <table:table-cell office:value-type="float" office:value="0.09435975906">
                <text:p>0.094359759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2">
                <text:p>822</text:p>
              </table:table-cell>
              <table:table-cell office:value-type="float" office:value="0.8850404985">
                <text:p>0.88504049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4">
                <text:p>824</text:p>
              </table:table-cell>
              <table:table-cell office:value-type="float" office:value="0.9091347399">
                <text:p>0.90913473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4">
                <text:p>824</text:p>
              </table:table-cell>
              <table:table-cell office:value-type="float" office:value="0.2902243362">
                <text:p>0.29022433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5">
                <text:p>825</text:p>
              </table:table-cell>
              <table:table-cell office:value-type="float" office:value="0.7429484622">
                <text:p>0.74294846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5">
                <text:p>825</text:p>
              </table:table-cell>
              <table:table-cell office:value-type="float" office:value="-0.8529287533">
                <text:p>-0.8529287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5">
                <text:p>825</text:p>
              </table:table-cell>
              <table:table-cell office:value-type="float" office:value="1.166161321">
                <text:p>1.1661613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5">
                <text:p>825</text:p>
              </table:table-cell>
              <table:table-cell office:value-type="float" office:value="-1.278542569">
                <text:p>-1.2785425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7">
                <text:p>827</text:p>
              </table:table-cell>
              <table:table-cell office:value-type="float" office:value="-0.677112275">
                <text:p>-0.6771122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7">
                <text:p>827</text:p>
              </table:table-cell>
              <table:table-cell office:value-type="float" office:value="-1.386060048">
                <text:p>-1.3860600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8">
                <text:p>828</text:p>
              </table:table-cell>
              <table:table-cell office:value-type="float" office:value="-0.2430791454">
                <text:p>-0.2430791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8">
                <text:p>828</text:p>
              </table:table-cell>
              <table:table-cell office:value-type="float" office:value="-0.05450899645">
                <text:p>-0.054508996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8">
                <text:p>828</text:p>
              </table:table-cell>
              <table:table-cell office:value-type="float" office:value="-0.2039717078">
                <text:p>-0.20397170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0">
                <text:p>830</text:p>
              </table:table-cell>
              <table:table-cell office:value-type="float" office:value="0.3871041843">
                <text:p>0.38710418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0">
                <text:p>830</text:p>
              </table:table-cell>
              <table:table-cell office:value-type="float" office:value="0.7742015778">
                <text:p>0.77420157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1">
                <text:p>831</text:p>
              </table:table-cell>
              <table:table-cell office:value-type="float" office:value="-0.9360017121">
                <text:p>-0.93600171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1">
                <text:p>831</text:p>
              </table:table-cell>
              <table:table-cell office:value-type="float" office:value="0.1399561645">
                <text:p>0.1399561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3">
                <text:p>833</text:p>
              </table:table-cell>
              <table:table-cell office:value-type="float" office:value="-1.127817576">
                <text:p>-1.1278175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3">
                <text:p>833</text:p>
              </table:table-cell>
              <table:table-cell office:value-type="float" office:value="2.476151041">
                <text:p>2.4761510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3">
                <text:p>833</text:p>
              </table:table-cell>
              <table:table-cell office:value-type="float" office:value="-0.5462956645">
                <text:p>-0.54629566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3">
                <text:p>833</text:p>
              </table:table-cell>
              <table:table-cell office:value-type="float" office:value="0.845054319">
                <text:p>0.845054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4">
                <text:p>834</text:p>
              </table:table-cell>
              <table:table-cell office:value-type="float" office:value="-2.108297629">
                <text:p>-2.1082976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4">
                <text:p>834</text:p>
              </table:table-cell>
              <table:table-cell office:value-type="float" office:value="1.056573751">
                <text:p>1.0565737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5">
                <text:p>835</text:p>
              </table:table-cell>
              <table:table-cell office:value-type="float" office:value="-0.2959489745">
                <text:p>-0.29594897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5">
                <text:p>835</text:p>
              </table:table-cell>
              <table:table-cell office:value-type="float" office:value="0.6998387679">
                <text:p>0.69983876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5">
                <text:p>835</text:p>
              </table:table-cell>
              <table:table-cell office:value-type="float" office:value="0.7245101936">
                <text:p>0.72451019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7">
                <text:p>837</text:p>
              </table:table-cell>
              <table:table-cell office:value-type="float" office:value="0.04554922022">
                <text:p>0.045549220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7">
                <text:p>837</text:p>
              </table:table-cell>
              <table:table-cell office:value-type="float" office:value="-0.2452998912">
                <text:p>-0.24529989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8">
                <text:p>838</text:p>
              </table:table-cell>
              <table:table-cell office:value-type="float" office:value="-1.433814822">
                <text:p>-1.4338148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8">
                <text:p>838</text:p>
              </table:table-cell>
              <table:table-cell office:value-type="float" office:value="0.1096410004">
                <text:p>0.1096410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8">
                <text:p>838</text:p>
              </table:table-cell>
              <table:table-cell office:value-type="float" office:value="0.7594719287">
                <text:p>0.75947192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8">
                <text:p>838</text:p>
              </table:table-cell>
              <table:table-cell office:value-type="float" office:value="-0.6636176797">
                <text:p>-0.66361767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0">
                <text:p>840</text:p>
              </table:table-cell>
              <table:table-cell office:value-type="float" office:value="0.6943483191">
                <text:p>0.69434831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0">
                <text:p>840</text:p>
              </table:table-cell>
              <table:table-cell office:value-type="float" office:value="-0.2702614438">
                <text:p>-0.27026144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1">
                <text:p>841</text:p>
              </table:table-cell>
              <table:table-cell office:value-type="float" office:value="0.4899047405">
                <text:p>0.4899047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1">
                <text:p>841</text:p>
              </table:table-cell>
              <table:table-cell office:value-type="float" office:value="0.3366825235">
                <text:p>0.33668252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1">
                <text:p>841</text:p>
              </table:table-cell>
              <table:table-cell office:value-type="float" office:value="-0.8567368485">
                <text:p>-0.85673684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1">
                <text:p>841</text:p>
              </table:table-cell>
              <table:table-cell office:value-type="float" office:value="-0.008603702881">
                <text:p>-0.0086037028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3">
                <text:p>843</text:p>
              </table:table-cell>
              <table:table-cell office:value-type="float" office:value="0.317580834">
                <text:p>0.3175808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3">
                <text:p>843</text:p>
              </table:table-cell>
              <table:table-cell office:value-type="float" office:value="-0.4632986908">
                <text:p>-0.46329869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4">
                <text:p>844</text:p>
              </table:table-cell>
              <table:table-cell office:value-type="float" office:value="0.08223084592">
                <text:p>0.082230845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44">
                <text:p>844</text:p>
              </table:table-cell>
              <table:table-cell office:value-type="float" office:value="-1.661863613">
                <text:p>-1.6618636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44">
                <text:p>844</text:p>
              </table:table-cell>
              <table:table-cell office:value-type="float" office:value="1.940066335">
                <text:p>1.9400663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4">
                <text:p>844</text:p>
              </table:table-cell>
              <table:table-cell office:value-type="float" office:value="0.1088666521">
                <text:p>0.10886665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46">
                <text:p>846</text:p>
              </table:table-cell>
              <table:table-cell office:value-type="float" office:value="0.9999571624">
                <text:p>0.99995716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46">
                <text:p>846</text:p>
              </table:table-cell>
              <table:table-cell office:value-type="float" office:value="-1.832629094">
                <text:p>-1.8326290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47">
                <text:p>847</text:p>
              </table:table-cell>
              <table:table-cell office:value-type="float" office:value="0.2893986949">
                <text:p>0.28939869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7">
                <text:p>847</text:p>
              </table:table-cell>
              <table:table-cell office:value-type="float" office:value="0.1385728078">
                <text:p>0.1385728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7">
                <text:p>847</text:p>
              </table:table-cell>
              <table:table-cell office:value-type="float" office:value="0.8503400631">
                <text:p>0.85034006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7">
                <text:p>847</text:p>
              </table:table-cell>
              <table:table-cell office:value-type="float" office:value="0.4321632065">
                <text:p>0.43216320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9">
                <text:p>849</text:p>
              </table:table-cell>
              <table:table-cell office:value-type="float" office:value="-2.33275331">
                <text:p>-2.332753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9">
                <text:p>849</text:p>
              </table:table-cell>
              <table:table-cell office:value-type="float" office:value="0.6217739775">
                <text:p>0.62177397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50">
                <text:p>850</text:p>
              </table:table-cell>
              <table:table-cell office:value-type="float" office:value="-0.9204537652">
                <text:p>-0.92045376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50">
                <text:p>850</text:p>
              </table:table-cell>
              <table:table-cell office:value-type="float" office:value="1.524473897">
                <text:p>1.5244738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50">
                <text:p>850</text:p>
              </table:table-cell>
              <table:table-cell office:value-type="float" office:value="-0.955363432">
                <text:p>-0.9553634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50">
                <text:p>850</text:p>
              </table:table-cell>
              <table:table-cell office:value-type="float" office:value="-0.5215897691">
                <text:p>-0.52158976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1">
                <text:p>851</text:p>
              </table:table-cell>
              <table:table-cell office:value-type="float" office:value="0.4667232106">
                <text:p>0.46672321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1">
                <text:p>851</text:p>
              </table:table-cell>
              <table:table-cell office:value-type="float" office:value="0.4102421018">
                <text:p>0.41024210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3">
                <text:p>853</text:p>
              </table:table-cell>
              <table:table-cell office:value-type="float" office:value="1.899807606">
                <text:p>1.8998076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3">
                <text:p>853</text:p>
              </table:table-cell>
              <table:table-cell office:value-type="float" office:value="-1.079180899">
                <text:p>-1.0791808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54">
                <text:p>854</text:p>
              </table:table-cell>
              <table:table-cell office:value-type="float" office:value="-0.9551755337">
                <text:p>-0.95517553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54">
                <text:p>854</text:p>
              </table:table-cell>
              <table:table-cell office:value-type="float" office:value="-1.117879068">
                <text:p>-1.1178790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4">
                <text:p>854</text:p>
              </table:table-cell>
              <table:table-cell office:value-type="float" office:value="0.7476020688">
                <text:p>0.74760206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54">
                <text:p>854</text:p>
              </table:table-cell>
              <table:table-cell office:value-type="float" office:value="0.4635041763">
                <text:p>0.46350417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56">
                <text:p>856</text:p>
              </table:table-cell>
              <table:table-cell office:value-type="float" office:value="0.8223816954">
                <text:p>0.82238169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56">
                <text:p>856</text:p>
              </table:table-cell>
              <table:table-cell office:value-type="float" office:value="-0.9707697285">
                <text:p>-0.97076972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57">
                <text:p>857</text:p>
              </table:table-cell>
              <table:table-cell office:value-type="float" office:value="0.1417433756">
                <text:p>0.14174337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57">
                <text:p>857</text:p>
              </table:table-cell>
              <table:table-cell office:value-type="float" office:value="-0.2785222532">
                <text:p>-0.27852225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57">
                <text:p>857</text:p>
              </table:table-cell>
              <table:table-cell office:value-type="float" office:value="0.51916187">
                <text:p>0.519161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59">
                <text:p>859</text:p>
              </table:table-cell>
              <table:table-cell office:value-type="float" office:value="0.8845348623">
                <text:p>0.88453486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59">
                <text:p>859</text:p>
              </table:table-cell>
              <table:table-cell office:value-type="float" office:value="-0.8864677135">
                <text:p>-0.88646771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60">
                <text:p>860</text:p>
              </table:table-cell>
              <table:table-cell office:value-type="float" office:value="0.8988222446">
                <text:p>0.89882224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60">
                <text:p>860</text:p>
              </table:table-cell>
              <table:table-cell office:value-type="float" office:value="-0.9707089068">
                <text:p>-0.97070890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60">
                <text:p>860</text:p>
              </table:table-cell>
              <table:table-cell office:value-type="float" office:value="0.3685496596">
                <text:p>0.36854965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60">
                <text:p>860</text:p>
              </table:table-cell>
              <table:table-cell office:value-type="float" office:value="-0.199987674">
                <text:p>-0.1999876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62">
                <text:p>862</text:p>
              </table:table-cell>
              <table:table-cell office:value-type="float" office:value="-0.3074692246">
                <text:p>-0.30746922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62">
                <text:p>862</text:p>
              </table:table-cell>
              <table:table-cell office:value-type="float" office:value="0.9428246589">
                <text:p>0.94282465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63">
                <text:p>863</text:p>
              </table:table-cell>
              <table:table-cell office:value-type="float" office:value="-0.4574734881">
                <text:p>-0.45747348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63">
                <text:p>863</text:p>
              </table:table-cell>
              <table:table-cell office:value-type="float" office:value="0.537766963">
                <text:p>0.537766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63">
                <text:p>863</text:p>
              </table:table-cell>
              <table:table-cell office:value-type="float" office:value="-0.5250496704">
                <text:p>-0.5250496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63">
                <text:p>863</text:p>
              </table:table-cell>
              <table:table-cell office:value-type="float" office:value="0.1748363832">
                <text:p>0.17483638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64">
                <text:p>864</text:p>
              </table:table-cell>
              <table:table-cell office:value-type="float" office:value="-0.3553955788">
                <text:p>-0.35539557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64">
                <text:p>864</text:p>
              </table:table-cell>
              <table:table-cell office:value-type="float" office:value="-0.1401569197">
                <text:p>-0.14015691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66">
                <text:p>866</text:p>
              </table:table-cell>
              <table:table-cell office:value-type="float" office:value="-0.8921275722">
                <text:p>-0.89212757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6">
                <text:p>866</text:p>
              </table:table-cell>
              <table:table-cell office:value-type="float" office:value="1.062535253">
                <text:p>1.0625352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66">
                <text:p>866</text:p>
              </table:table-cell>
              <table:table-cell office:value-type="float" office:value="-0.03695828819">
                <text:p>-0.036958288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66">
                <text:p>866</text:p>
              </table:table-cell>
              <table:table-cell office:value-type="float" office:value="1.189810536">
                <text:p>1.189810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7">
                <text:p>867</text:p>
              </table:table-cell>
              <table:table-cell office:value-type="float" office:value="0.03465275333">
                <text:p>0.03465275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68">
                <text:p>868</text:p>
              </table:table-cell>
              <table:table-cell office:value-type="float" office:value="0.02742540279">
                <text:p>0.027425402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68">
                <text:p>868</text:p>
              </table:table-cell>
              <table:table-cell office:value-type="float" office:value="-1.677608466">
                <text:p>-1.6776084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8">
                <text:p>868</text:p>
              </table:table-cell>
              <table:table-cell office:value-type="float" office:value="1.441385971">
                <text:p>1.4413859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69">
                <text:p>869</text:p>
              </table:table-cell>
              <table:table-cell office:value-type="float" office:value="-1.238124387">
                <text:p>-1.2381243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69">
                <text:p>869</text:p>
              </table:table-cell>
              <table:table-cell office:value-type="float" office:value="1.251798058">
                <text:p>1.2517980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1">
                <text:p>871</text:p>
              </table:table-cell>
              <table:table-cell office:value-type="float" office:value="-1.462944942">
                <text:p>-1.4629449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71">
                <text:p>871</text:p>
              </table:table-cell>
              <table:table-cell office:value-type="float" office:value="0.9131814228">
                <text:p>0.91318142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2">
                <text:p>872</text:p>
              </table:table-cell>
              <table:table-cell office:value-type="float" office:value="-0.303145225">
                <text:p>-0.3031452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2">
                <text:p>872</text:p>
              </table:table-cell>
              <table:table-cell office:value-type="float" office:value="-0.4803468349">
                <text:p>-0.48034683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72">
                <text:p>872</text:p>
              </table:table-cell>
              <table:table-cell office:value-type="float" office:value="0.6896394276">
                <text:p>0.68963942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2">
                <text:p>872</text:p>
              </table:table-cell>
              <table:table-cell office:value-type="float" office:value="0.9554789419">
                <text:p>0.95547894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74">
                <text:p>874</text:p>
              </table:table-cell>
              <table:table-cell office:value-type="float" office:value="0.1724434638">
                <text:p>0.17244346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75">
                <text:p>875</text:p>
              </table:table-cell>
              <table:table-cell office:value-type="float" office:value="-0.4493143417">
                <text:p>-0.44931434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75">
                <text:p>875</text:p>
              </table:table-cell>
              <table:table-cell office:value-type="float" office:value="-0.3974600646">
                <text:p>-0.39746006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75">
                <text:p>875</text:p>
              </table:table-cell>
              <table:table-cell office:value-type="float" office:value="1.201086796">
                <text:p>1.2010867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75">
                <text:p>875</text:p>
              </table:table-cell>
              <table:table-cell office:value-type="float" office:value="-1.479456802">
                <text:p>-1.4794568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77">
                <text:p>877</text:p>
              </table:table-cell>
              <table:table-cell office:value-type="float" office:value="0.3519479373">
                <text:p>0.35194793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77">
                <text:p>877</text:p>
              </table:table-cell>
              <table:table-cell office:value-type="float" office:value="-0.8747716588">
                <text:p>-0.87477165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78">
                <text:p>878</text:p>
              </table:table-cell>
              <table:table-cell office:value-type="float" office:value="0.1699281569">
                <text:p>0.16992815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78">
                <text:p>878</text:p>
              </table:table-cell>
              <table:table-cell office:value-type="float" office:value="0.1468747054">
                <text:p>0.14687470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8">
                <text:p>878</text:p>
              </table:table-cell>
              <table:table-cell office:value-type="float" office:value="-1.228843225">
                <text:p>-1.2288432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8">
                <text:p>878</text:p>
              </table:table-cell>
              <table:table-cell office:value-type="float" office:value="3.463128631">
                <text:p>3.4631286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79">
                <text:p>879</text:p>
              </table:table-cell>
              <table:table-cell office:value-type="float" office:value="-2.97557848">
                <text:p>-2.975578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79">
                <text:p>879</text:p>
              </table:table-cell>
              <table:table-cell office:value-type="float" office:value="1.398782373">
                <text:p>1.3987823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80">
                <text:p>880</text:p>
              </table:table-cell>
              <table:table-cell office:value-type="float" office:value="-0.1370401151">
                <text:p>-0.13704011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0">
                <text:p>880</text:p>
              </table:table-cell>
              <table:table-cell office:value-type="float" office:value="0.8422317997">
                <text:p>0.84223179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0">
                <text:p>880</text:p>
              </table:table-cell>
              <table:table-cell office:value-type="float" office:value="1.388591854">
                <text:p>1.3885918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80">
                <text:p>880</text:p>
              </table:table-cell>
              <table:table-cell office:value-type="float" office:value="-2.952196328">
                <text:p>-2.9521963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81">
                <text:p>881</text:p>
              </table:table-cell>
              <table:table-cell office:value-type="float" office:value="2.003577044">
                <text:p>2.0035770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81">
                <text:p>881</text:p>
              </table:table-cell>
              <table:table-cell office:value-type="float" office:value="-2.283765385">
                <text:p>-2.2837653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3">
                <text:p>883</text:p>
              </table:table-cell>
              <table:table-cell office:value-type="float" office:value="1.815006626">
                <text:p>1.8150066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83">
                <text:p>883</text:p>
              </table:table-cell>
              <table:table-cell office:value-type="float" office:value="-0.5211269883">
                <text:p>-0.52112698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3">
                <text:p>883</text:p>
              </table:table-cell>
              <table:table-cell office:value-type="float" office:value="0.7748406326">
                <text:p>0.77484063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84">
                <text:p>884</text:p>
              </table:table-cell>
              <table:table-cell office:value-type="float" office:value="-0.1344049378">
                <text:p>-0.13440493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84">
                <text:p>884</text:p>
              </table:table-cell>
              <table:table-cell office:value-type="float" office:value="-0.4396080882">
                <text:p>-0.43960808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86">
                <text:p>886</text:p>
              </table:table-cell>
              <table:table-cell office:value-type="float" office:value="0.850084567">
                <text:p>0.8500845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86">
                <text:p>886</text:p>
              </table:table-cell>
              <table:table-cell office:value-type="float" office:value="0.7021838665">
                <text:p>0.70218386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86">
                <text:p>886</text:p>
              </table:table-cell>
              <table:table-cell office:value-type="float" office:value="-1.366660792">
                <text:p>-1.3666607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87">
                <text:p>887</text:p>
              </table:table-cell>
              <table:table-cell office:value-type="float" office:value="-0.04723187635">
                <text:p>-0.047231876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87">
                <text:p>887</text:p>
              </table:table-cell>
              <table:table-cell office:value-type="float" office:value="-1.05226044">
                <text:p>-1.052260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89">
                <text:p>889</text:p>
              </table:table-cell>
              <table:table-cell office:value-type="float" office:value="4.219275517">
                <text:p>4.2192755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89">
                <text:p>889</text:p>
              </table:table-cell>
              <table:table-cell office:value-type="float" office:value="-1.327108772">
                <text:p>-1.3271087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89">
                <text:p>889</text:p>
              </table:table-cell>
              <table:table-cell office:value-type="float" office:value="0.2578078149">
                <text:p>0.25780781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0">
                <text:p>890</text:p>
              </table:table-cell>
              <table:table-cell office:value-type="float" office:value="-1.186697666">
                <text:p>-1.1866976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90">
                <text:p>890</text:p>
              </table:table-cell>
              <table:table-cell office:value-type="float" office:value="-0.1609782786">
                <text:p>-0.16097827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92">
                <text:p>892</text:p>
              </table:table-cell>
              <table:table-cell office:value-type="float" office:value="0.9577254804">
                <text:p>0.95772548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92">
                <text:p>892</text:p>
              </table:table-cell>
              <table:table-cell office:value-type="float" office:value="-0.9232121303">
                <text:p>-0.92321213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2">
                <text:p>892</text:p>
              </table:table-cell>
              <table:table-cell office:value-type="float" office:value="1.793861748">
                <text:p>1.7938617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2">
                <text:p>892</text:p>
              </table:table-cell>
              <table:table-cell office:value-type="float" office:value="-0.4857366583">
                <text:p>-0.48573665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93">
                <text:p>893</text:p>
              </table:table-cell>
              <table:table-cell office:value-type="float" office:value="-0.175398075">
                <text:p>-0.1753980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93">
                <text:p>893</text:p>
              </table:table-cell>
              <table:table-cell office:value-type="float" office:value="-0.9405587273">
                <text:p>-0.94055872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4">
                <text:p>894</text:p>
              </table:table-cell>
              <table:table-cell office:value-type="float" office:value="1.122166818">
                <text:p>1.1221668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4">
                <text:p>894</text:p>
              </table:table-cell>
              <table:table-cell office:value-type="float" office:value="-0.6192236664">
                <text:p>-0.61922366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95">
                <text:p>895</text:p>
              </table:table-cell>
              <table:table-cell office:value-type="float" office:value="0.1093040946">
                <text:p>0.10930409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95">
                <text:p>895</text:p>
              </table:table-cell>
              <table:table-cell office:value-type="float" office:value="-0.3038036779">
                <text:p>-0.30380367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5">
                <text:p>895</text:p>
              </table:table-cell>
              <table:table-cell office:value-type="float" office:value="3.956745294">
                <text:p>3.9567452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5">
                <text:p>895</text:p>
              </table:table-cell>
              <table:table-cell office:value-type="float" office:value="0.06126281116">
                <text:p>0.061262811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7">
                <text:p>897</text:p>
              </table:table-cell>
              <table:table-cell office:value-type="float" office:value="-0.1942682651">
                <text:p>-0.19426826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97">
                <text:p>897</text:p>
              </table:table-cell>
              <table:table-cell office:value-type="float" office:value="-1.285861735">
                <text:p>-1.2858617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8">
                <text:p>898</text:p>
              </table:table-cell>
              <table:table-cell office:value-type="float" office:value="-0.6616623095">
                <text:p>-0.66166230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98">
                <text:p>898</text:p>
              </table:table-cell>
              <table:table-cell office:value-type="float" office:value="-1.233850233">
                <text:p>-1.2338502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8">
                <text:p>898</text:p>
              </table:table-cell>
              <table:table-cell office:value-type="float" office:value="0.1974062727">
                <text:p>0.19740627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98">
                <text:p>898</text:p>
              </table:table-cell>
              <table:table-cell office:value-type="float" office:value="2.750780235">
                <text:p>2.7507802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0">
                <text:p>900</text:p>
              </table:table-cell>
              <table:table-cell office:value-type="float" office:value="-0.2713513851">
                <text:p>-0.27135138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0">
                <text:p>900</text:p>
              </table:table-cell>
              <table:table-cell office:value-type="float" office:value="0.9542545734">
                <text:p>0.95425457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01">
                <text:p>901</text:p>
              </table:table-cell>
              <table:table-cell office:value-type="float" office:value="-1.497839198">
                <text:p>-1.4978391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1">
                <text:p>901</text:p>
              </table:table-cell>
              <table:table-cell office:value-type="float" office:value="2.436749462">
                <text:p>2.4367494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1">
                <text:p>901</text:p>
              </table:table-cell>
              <table:table-cell office:value-type="float" office:value="-0.718541345">
                <text:p>-0.7185413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1">
                <text:p>901</text:p>
              </table:table-cell>
              <table:table-cell office:value-type="float" office:value="0.8704434772">
                <text:p>0.87044347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3">
                <text:p>903</text:p>
              </table:table-cell>
              <table:table-cell office:value-type="float" office:value="-1.48805314">
                <text:p>-1.488053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3">
                <text:p>903</text:p>
              </table:table-cell>
              <table:table-cell office:value-type="float" office:value="-0.1348757384">
                <text:p>-0.13487573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3">
                <text:p>903</text:p>
              </table:table-cell>
              <table:table-cell office:value-type="float" office:value="-0.1652275305">
                <text:p>-0.16522753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3">
                <text:p>903</text:p>
              </table:table-cell>
              <table:table-cell office:value-type="float" office:value="1.768245997">
                <text:p>1.7682459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3">
                <text:p>903</text:p>
              </table:table-cell>
              <table:table-cell office:value-type="float" office:value="0.07587833935">
                <text:p>0.075878339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3">
                <text:p>903</text:p>
              </table:table-cell>
              <table:table-cell office:value-type="float" office:value="0.01488549244">
                <text:p>0.014885492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4">
                <text:p>904</text:p>
              </table:table-cell>
              <table:table-cell office:value-type="float" office:value="0.4669033406">
                <text:p>0.46690334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4">
                <text:p>904</text:p>
              </table:table-cell>
              <table:table-cell office:value-type="float" office:value="0.05803621007">
                <text:p>0.058036210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06">
                <text:p>906</text:p>
              </table:table-cell>
              <table:table-cell office:value-type="float" office:value="-0.1110940512">
                <text:p>-0.11109405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6">
                <text:p>906</text:p>
              </table:table-cell>
              <table:table-cell office:value-type="float" office:value="-0.3114969431">
                <text:p>-0.31149694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06">
                <text:p>906</text:p>
              </table:table-cell>
              <table:table-cell office:value-type="float" office:value="0.2581075234">
                <text:p>0.25810752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06">
                <text:p>906</text:p>
              </table:table-cell>
              <table:table-cell office:value-type="float" office:value="0.3453250363">
                <text:p>0.34532503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07">
                <text:p>907</text:p>
              </table:table-cell>
              <table:table-cell office:value-type="float" office:value="-0.3201675571">
                <text:p>-0.32016755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09">
                <text:p>909</text:p>
              </table:table-cell>
              <table:table-cell office:value-type="float" office:value="0.7056692558">
                <text:p>0.70566925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09">
                <text:p>909</text:p>
              </table:table-cell>
              <table:table-cell office:value-type="float" office:value="-0.9402667294">
                <text:p>-0.94026672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09">
                <text:p>909</text:p>
              </table:table-cell>
              <table:table-cell office:value-type="float" office:value="-0.715601479">
                <text:p>-0.7156014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09">
                <text:p>909</text:p>
              </table:table-cell>
              <table:table-cell office:value-type="float" office:value="-0.2962194339">
                <text:p>-0.29621943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0">
                <text:p>910</text:p>
              </table:table-cell>
              <table:table-cell office:value-type="float" office:value="0.6915504218">
                <text:p>0.69155042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10">
                <text:p>910</text:p>
              </table:table-cell>
              <table:table-cell office:value-type="float" office:value="0.06155649848">
                <text:p>0.061556498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12">
                <text:p>912</text:p>
              </table:table-cell>
              <table:table-cell office:value-type="float" office:value="-2.603717192">
                <text:p>-2.6037171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12">
                <text:p>912</text:p>
              </table:table-cell>
              <table:table-cell office:value-type="float" office:value="1.752685643">
                <text:p>1.7526856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2">
                <text:p>912</text:p>
              </table:table-cell>
              <table:table-cell office:value-type="float" office:value="1.650512083">
                <text:p>1.6505120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12">
                <text:p>912</text:p>
              </table:table-cell>
              <table:table-cell office:value-type="float" office:value="2.8893109">
                <text:p>2.88931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13">
                <text:p>913</text:p>
              </table:table-cell>
              <table:table-cell office:value-type="float" office:value="-0.6017307337">
                <text:p>-0.60173073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14">
                <text:p>914</text:p>
              </table:table-cell>
              <table:table-cell office:value-type="float" office:value="0.6743846265">
                <text:p>0.67438462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14">
                <text:p>914</text:p>
              </table:table-cell>
              <table:table-cell office:value-type="float" office:value="-0.2589898055">
                <text:p>-0.25898980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14">
                <text:p>914</text:p>
              </table:table-cell>
              <table:table-cell office:value-type="float" office:value="-0.8848663856">
                <text:p>-0.88486638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14">
                <text:p>914</text:p>
              </table:table-cell>
              <table:table-cell office:value-type="float" office:value="-1.137332551">
                <text:p>-1.1373325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15">
                <text:p>915</text:p>
              </table:table-cell>
              <table:table-cell office:value-type="float" office:value="0.2228895425">
                <text:p>0.22288954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15">
                <text:p>915</text:p>
              </table:table-cell>
              <table:table-cell office:value-type="float" office:value="1.325560228">
                <text:p>1.3255602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17">
                <text:p>917</text:p>
              </table:table-cell>
              <table:table-cell office:value-type="float" office:value="-0.1571084745">
                <text:p>-0.15710847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17">
                <text:p>917</text:p>
              </table:table-cell>
              <table:table-cell office:value-type="float" office:value="-0.2367899355">
                <text:p>-0.23678993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18">
                <text:p>918</text:p>
              </table:table-cell>
              <table:table-cell office:value-type="float" office:value="0.729864208">
                <text:p>0.7298642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18">
                <text:p>918</text:p>
              </table:table-cell>
              <table:table-cell office:value-type="float" office:value="0.5174636877">
                <text:p>0.51746368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18">
                <text:p>918</text:p>
              </table:table-cell>
              <table:table-cell office:value-type="float" office:value="-0.2415488305">
                <text:p>-0.24154883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18">
                <text:p>918</text:p>
              </table:table-cell>
              <table:table-cell office:value-type="float" office:value="-0.206407939">
                <text:p>-0.2064079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19">
                <text:p>919</text:p>
              </table:table-cell>
              <table:table-cell office:value-type="float" office:value="-0.5800302301">
                <text:p>-0.58003023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19">
                <text:p>919</text:p>
              </table:table-cell>
              <table:table-cell office:value-type="float" office:value="0.5840613006">
                <text:p>0.58406130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1">
                <text:p>921</text:p>
              </table:table-cell>
              <table:table-cell office:value-type="float" office:value="0.914435392">
                <text:p>0.9144353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21">
                <text:p>921</text:p>
              </table:table-cell>
              <table:table-cell office:value-type="float" office:value="-0.2018654681">
                <text:p>-0.20186546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21">
                <text:p>921</text:p>
              </table:table-cell>
              <table:table-cell office:value-type="float" office:value="-0.1093329823">
                <text:p>-0.10933298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21">
                <text:p>921</text:p>
              </table:table-cell>
              <table:table-cell office:value-type="float" office:value="-2.041957768">
                <text:p>-2.0419577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22">
                <text:p>922</text:p>
              </table:table-cell>
              <table:table-cell office:value-type="float" office:value="2.649768291">
                <text:p>2.6497682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22">
                <text:p>922</text:p>
              </table:table-cell>
              <table:table-cell office:value-type="float" office:value="-0.3256866416">
                <text:p>-0.32568664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24">
                <text:p>924</text:p>
              </table:table-cell>
              <table:table-cell office:value-type="float" office:value="1.212286481">
                <text:p>1.2122864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24">
                <text:p>924</text:p>
              </table:table-cell>
              <table:table-cell office:value-type="float" office:value="-0.8597633493">
                <text:p>-0.85976334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24">
                <text:p>924</text:p>
              </table:table-cell>
              <table:table-cell office:value-type="float" office:value="0.2023484262">
                <text:p>0.20234842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25">
                <text:p>925</text:p>
              </table:table-cell>
              <table:table-cell office:value-type="float" office:value="-0.1780899147">
                <text:p>-0.17808991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25">
                <text:p>925</text:p>
              </table:table-cell>
              <table:table-cell office:value-type="float" office:value="1.99985435">
                <text:p>1.999854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27">
                <text:p>927</text:p>
              </table:table-cell>
              <table:table-cell office:value-type="float" office:value="-0.2555077262">
                <text:p>-0.25550772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27">
                <text:p>927</text:p>
              </table:table-cell>
              <table:table-cell office:value-type="float" office:value="1.346342797">
                <text:p>1.3463427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27">
                <text:p>927</text:p>
              </table:table-cell>
              <table:table-cell office:value-type="float" office:value="-1.502360895">
                <text:p>-1.5023608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28">
                <text:p>928</text:p>
              </table:table-cell>
              <table:table-cell office:value-type="float" office:value="4.612353891">
                <text:p>4.6123538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28">
                <text:p>928</text:p>
              </table:table-cell>
              <table:table-cell office:value-type="float" office:value="-3.829996552">
                <text:p>-3.8299965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30">
                <text:p>930</text:p>
              </table:table-cell>
              <table:table-cell office:value-type="float" office:value="1.970987894">
                <text:p>1.9709878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0">
                <text:p>930</text:p>
              </table:table-cell>
              <table:table-cell office:value-type="float" office:value="-3.124875753">
                <text:p>-3.1248757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30">
                <text:p>930</text:p>
              </table:table-cell>
              <table:table-cell office:value-type="float" office:value="2.13284079">
                <text:p>2.132840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30">
                <text:p>930</text:p>
              </table:table-cell>
              <table:table-cell office:value-type="float" office:value="-1.197597098">
                <text:p>-1.197597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30">
                <text:p>930</text:p>
              </table:table-cell>
              <table:table-cell office:value-type="float" office:value="-0.5903949423">
                <text:p>-0.59039494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0">
                <text:p>930</text:p>
              </table:table-cell>
              <table:table-cell office:value-type="float" office:value="1.05030569">
                <text:p>1.050305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31">
                <text:p>931</text:p>
              </table:table-cell>
              <table:table-cell office:value-type="float" office:value="0.1256036952">
                <text:p>0.12560369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31">
                <text:p>931</text:p>
              </table:table-cell>
              <table:table-cell office:value-type="float" office:value="-0.5951022075">
                <text:p>-0.59510220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31">
                <text:p>931</text:p>
              </table:table-cell>
              <table:table-cell office:value-type="float" office:value="0.3989411266">
                <text:p>0.39894112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33">
                <text:p>933</text:p>
              </table:table-cell>
              <table:table-cell office:value-type="float" office:value="-0.08954047638">
                <text:p>-0.089540476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3">
                <text:p>933</text:p>
              </table:table-cell>
              <table:table-cell office:value-type="float" office:value="0.4481506727">
                <text:p>0.44815067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34">
                <text:p>934</text:p>
              </table:table-cell>
              <table:table-cell office:value-type="float" office:value="-1.36167575">
                <text:p>-1.361675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34">
                <text:p>934</text:p>
              </table:table-cell>
              <table:table-cell office:value-type="float" office:value="-0.02604893436">
                <text:p>-0.026048934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4">
                <text:p>934</text:p>
              </table:table-cell>
              <table:table-cell office:value-type="float" office:value="0.3538718045">
                <text:p>0.35387180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34">
                <text:p>934</text:p>
              </table:table-cell>
              <table:table-cell office:value-type="float" office:value="0.1251032388">
                <text:p>0.12510323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36">
                <text:p>936</text:p>
              </table:table-cell>
              <table:table-cell office:value-type="float" office:value="1.192676691">
                <text:p>1.1926766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36">
                <text:p>936</text:p>
              </table:table-cell>
              <table:table-cell office:value-type="float" office:value="0.2766089417">
                <text:p>0.27660894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37">
                <text:p>937</text:p>
              </table:table-cell>
              <table:table-cell office:value-type="float" office:value="0.7540034444">
                <text:p>0.75400344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37">
                <text:p>937</text:p>
              </table:table-cell>
              <table:table-cell office:value-type="float" office:value="-0.07815360541">
                <text:p>-0.078153605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37">
                <text:p>937</text:p>
              </table:table-cell>
              <table:table-cell office:value-type="float" office:value="-0.7307094983">
                <text:p>-0.73070949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39">
                <text:p>939</text:p>
              </table:table-cell>
              <table:table-cell office:value-type="float" office:value="-0.6825077147">
                <text:p>-0.68250771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39">
                <text:p>939</text:p>
              </table:table-cell>
              <table:table-cell office:value-type="float" office:value="-0.1461208053">
                <text:p>-0.14612080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0">
                <text:p>940</text:p>
              </table:table-cell>
              <table:table-cell office:value-type="float" office:value="-1.305995449">
                <text:p>-1.3059954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40">
                <text:p>940</text:p>
              </table:table-cell>
              <table:table-cell office:value-type="float" office:value="3.025140558">
                <text:p>3.0251405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42">
                <text:p>942</text:p>
              </table:table-cell>
              <table:table-cell office:value-type="float" office:value="-2.014159814">
                <text:p>-2.014159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42">
                <text:p>942</text:p>
              </table:table-cell>
              <table:table-cell office:value-type="float" office:value="0.6570618624">
                <text:p>0.65706186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42">
                <text:p>942</text:p>
              </table:table-cell>
              <table:table-cell office:value-type="float" office:value="-3.023875174">
                <text:p>-3.0238751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2">
                <text:p>942</text:p>
              </table:table-cell>
              <table:table-cell office:value-type="float" office:value="-0.5077575501">
                <text:p>-0.50775755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3">
                <text:p>943</text:p>
              </table:table-cell>
              <table:table-cell office:value-type="float" office:value="1.124988134">
                <text:p>1.1249881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3">
                <text:p>943</text:p>
              </table:table-cell>
              <table:table-cell office:value-type="float" office:value="0.1537058717">
                <text:p>0.15370587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45">
                <text:p>945</text:p>
              </table:table-cell>
              <table:table-cell office:value-type="float" office:value="2.372070032">
                <text:p>2.3720700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45">
                <text:p>945</text:p>
              </table:table-cell>
              <table:table-cell office:value-type="float" office:value="0.6086601527">
                <text:p>0.60866015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45">
                <text:p>945</text:p>
              </table:table-cell>
              <table:table-cell office:value-type="float" office:value="-0.1759417344">
                <text:p>-0.17594173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5">
                <text:p>945</text:p>
              </table:table-cell>
              <table:table-cell office:value-type="float" office:value="-0.06612484241">
                <text:p>-0.066124842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6">
                <text:p>946</text:p>
              </table:table-cell>
              <table:table-cell office:value-type="float" office:value="-0.5041617952">
                <text:p>-0.50416179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6">
                <text:p>946</text:p>
              </table:table-cell>
              <table:table-cell office:value-type="float" office:value="-0.1158580132">
                <text:p>-0.11585801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8">
                <text:p>948</text:p>
              </table:table-cell>
              <table:table-cell office:value-type="float" office:value="-0.3781200032">
                <text:p>-0.37812000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48">
                <text:p>948</text:p>
              </table:table-cell>
              <table:table-cell office:value-type="float" office:value="-1.379577333">
                <text:p>-1.379577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8">
                <text:p>948</text:p>
              </table:table-cell>
              <table:table-cell office:value-type="float" office:value="0.5275515313">
                <text:p>0.52755153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8">
                <text:p>948</text:p>
              </table:table-cell>
              <table:table-cell office:value-type="float" office:value="0.2719528329">
                <text:p>0.27195283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9">
                <text:p>949</text:p>
              </table:table-cell>
              <table:table-cell office:value-type="float" office:value="0.3489822399">
                <text:p>0.34898223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49">
                <text:p>949</text:p>
              </table:table-cell>
              <table:table-cell office:value-type="float" office:value="0.3692145946">
                <text:p>0.36921459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1">
                <text:p>951</text:p>
              </table:table-cell>
              <table:table-cell office:value-type="float" office:value="-0.3416604429">
                <text:p>-0.34166044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51">
                <text:p>951</text:p>
              </table:table-cell>
              <table:table-cell office:value-type="float" office:value="1.086420945">
                <text:p>1.0864209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1">
                <text:p>951</text:p>
              </table:table-cell>
              <table:table-cell office:value-type="float" office:value="0.2650038972">
                <text:p>0.26500389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51">
                <text:p>951</text:p>
              </table:table-cell>
              <table:table-cell office:value-type="float" office:value="-1.561595473">
                <text:p>-1.5615954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52">
                <text:p>952</text:p>
              </table:table-cell>
              <table:table-cell office:value-type="float" office:value="0.1708706523">
                <text:p>0.17087065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52">
                <text:p>952</text:p>
              </table:table-cell>
              <table:table-cell office:value-type="float" office:value="-0.2504887913">
                <text:p>-0.25048879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53">
                <text:p>953</text:p>
              </table:table-cell>
              <table:table-cell office:value-type="float" office:value="1.070674914">
                <text:p>1.0706749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53">
                <text:p>953</text:p>
              </table:table-cell>
              <table:table-cell office:value-type="float" office:value="-0.9041672664">
                <text:p>-0.90416726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3">
                <text:p>953</text:p>
              </table:table-cell>
              <table:table-cell office:value-type="float" office:value="0.02143413537">
                <text:p>0.021434135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53">
                <text:p>953</text:p>
              </table:table-cell>
              <table:table-cell office:value-type="float" office:value="0.7811710092">
                <text:p>0.78117100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55">
                <text:p>955</text:p>
              </table:table-cell>
              <table:table-cell office:value-type="float" office:value="0.2929884564">
                <text:p>0.29298845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55">
                <text:p>955</text:p>
              </table:table-cell>
              <table:table-cell office:value-type="float" office:value="-0.6780462658">
                <text:p>-0.67804626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57">
                <text:p>957</text:p>
              </table:table-cell>
              <table:table-cell office:value-type="float" office:value="-1.332566609">
                <text:p>-1.3325666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57">
                <text:p>957</text:p>
              </table:table-cell>
              <table:table-cell office:value-type="float" office:value="0.6323817963">
                <text:p>0.63238179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7">
                <text:p>957</text:p>
              </table:table-cell>
              <table:table-cell office:value-type="float" office:value="-0.5172053242">
                <text:p>-0.5172053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57">
                <text:p>957</text:p>
              </table:table-cell>
              <table:table-cell office:value-type="float" office:value="0.9667604394">
                <text:p>0.96676043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59">
                <text:p>959</text:p>
              </table:table-cell>
              <table:table-cell office:value-type="float" office:value="-0.2285137934">
                <text:p>-0.22851379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59">
                <text:p>959</text:p>
              </table:table-cell>
              <table:table-cell office:value-type="float" office:value="-1.020699816">
                <text:p>-1.0206998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60">
                <text:p>960</text:p>
              </table:table-cell>
              <table:table-cell office:value-type="float" office:value="1.070706756">
                <text:p>1.0707067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60">
                <text:p>960</text:p>
              </table:table-cell>
              <table:table-cell office:value-type="float" office:value="-1.188374321">
                <text:p>-1.1883743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62">
                <text:p>962</text:p>
              </table:table-cell>
              <table:table-cell office:value-type="float" office:value="1.54328361">
                <text:p>1.543283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62">
                <text:p>962</text:p>
              </table:table-cell>
              <table:table-cell office:value-type="float" office:value="-0.2681804576">
                <text:p>-0.26818045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62">
                <text:p>962</text:p>
              </table:table-cell>
              <table:table-cell office:value-type="float" office:value="1.388223489">
                <text:p>1.3882234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63">
                <text:p>963</text:p>
              </table:table-cell>
              <table:table-cell office:value-type="float" office:value="-1.958549714">
                <text:p>-1.9585497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63">
                <text:p>963</text:p>
              </table:table-cell>
              <table:table-cell office:value-type="float" office:value="-0.3700044648">
                <text:p>-0.37000446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65">
                <text:p>965</text:p>
              </table:table-cell>
              <table:table-cell office:value-type="float" office:value="-0.4305108463">
                <text:p>-0.43051084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65">
                <text:p>965</text:p>
              </table:table-cell>
              <table:table-cell office:value-type="float" office:value="1.433576925">
                <text:p>1.4335769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65">
                <text:p>965</text:p>
              </table:table-cell>
              <table:table-cell office:value-type="float" office:value="-0.9421669448">
                <text:p>-0.94216694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65">
                <text:p>965</text:p>
              </table:table-cell>
              <table:table-cell office:value-type="float" office:value="-0.2143355071">
                <text:p>-0.21433550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6">
                <text:p>966</text:p>
              </table:table-cell>
              <table:table-cell office:value-type="float" office:value="0.4064634089">
                <text:p>0.40646340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66">
                <text:p>966</text:p>
              </table:table-cell>
              <table:table-cell office:value-type="float" office:value="0.07522409259">
                <text:p>0.075224092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67">
                <text:p>967</text:p>
              </table:table-cell>
              <table:table-cell office:value-type="float" office:value="-0.3305965699">
                <text:p>-0.33059656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7">
                <text:p>967</text:p>
              </table:table-cell>
              <table:table-cell office:value-type="float" office:value="-0.3008515351">
                <text:p>-0.300851535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7">
                <text:p>967</text:p>
              </table:table-cell>
              <table:table-cell office:value-type="float" office:value="3.101279051">
                <text:p>3.1012790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7">
                <text:p>967</text:p>
              </table:table-cell>
              <table:table-cell office:value-type="float" office:value="-0.7215400177">
                <text:p>-0.72154001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9">
                <text:p>969</text:p>
              </table:table-cell>
              <table:table-cell office:value-type="float" office:value="-0.9117205799">
                <text:p>-0.91172057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9">
                <text:p>969</text:p>
              </table:table-cell>
              <table:table-cell office:value-type="float" office:value="-2.116485259">
                <text:p>-2.1164852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71">
                <text:p>971</text:p>
              </table:table-cell>
              <table:table-cell office:value-type="float" office:value="0.3510284682">
                <text:p>0.35102846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1">
                <text:p>971</text:p>
              </table:table-cell>
              <table:table-cell office:value-type="float" office:value="-0.3051927546">
                <text:p>-0.30519275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71">
                <text:p>971</text:p>
              </table:table-cell>
              <table:table-cell office:value-type="float" office:value="-0.8600744626">
                <text:p>-0.8600744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71">
                <text:p>971</text:p>
              </table:table-cell>
              <table:table-cell office:value-type="float" office:value="-2.860415701">
                <text:p>-2.8604157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73">
                <text:p>973</text:p>
              </table:table-cell>
              <table:table-cell office:value-type="float" office:value="-1.471489835">
                <text:p>-1.4714898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73">
                <text:p>973</text:p>
              </table:table-cell>
              <table:table-cell office:value-type="float" office:value="-1.564339049">
                <text:p>-1.5643390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74">
                <text:p>974</text:p>
              </table:table-cell>
              <table:table-cell office:value-type="float" office:value="-1.512321432">
                <text:p>-1.5123214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4">
                <text:p>974</text:p>
              </table:table-cell>
              <table:table-cell office:value-type="float" office:value="-0.3979437487">
                <text:p>-0.39794374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4">
                <text:p>974</text:p>
              </table:table-cell>
              <table:table-cell office:value-type="float" office:value="1.084805983">
                <text:p>1.0848059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76">
                <text:p>976</text:p>
              </table:table-cell>
              <table:table-cell office:value-type="float" office:value="1.754434758">
                <text:p>1.7544347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6">
                <text:p>976</text:p>
              </table:table-cell>
              <table:table-cell office:value-type="float" office:value="-0.3137876137">
                <text:p>-0.31378761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77">
                <text:p>977</text:p>
              </table:table-cell>
              <table:table-cell office:value-type="float" office:value="-0.1882547408">
                <text:p>-0.18825474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77">
                <text:p>977</text:p>
              </table:table-cell>
              <table:table-cell office:value-type="float" office:value="-1.160292669">
                <text:p>-1.1602926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77">
                <text:p>977</text:p>
              </table:table-cell>
              <table:table-cell office:value-type="float" office:value="0.9214071074">
                <text:p>0.92140710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77">
                <text:p>977</text:p>
              </table:table-cell>
              <table:table-cell office:value-type="float" office:value="-1.406715351">
                <text:p>-1.4067153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79">
                <text:p>979</text:p>
              </table:table-cell>
              <table:table-cell office:value-type="float" office:value="1.034158871">
                <text:p>1.0341588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79">
                <text:p>979</text:p>
              </table:table-cell>
              <table:table-cell office:value-type="float" office:value="-1.172945332">
                <text:p>-1.1729453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0">
                <text:p>980</text:p>
              </table:table-cell>
              <table:table-cell office:value-type="float" office:value="-0.7931949105">
                <text:p>-0.79319491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0">
                <text:p>980</text:p>
              </table:table-cell>
              <table:table-cell office:value-type="float" office:value="-0.7676587669">
                <text:p>-0.76765876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0">
                <text:p>980</text:p>
              </table:table-cell>
              <table:table-cell office:value-type="float" office:value="1.012878432">
                <text:p>1.0128784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0">
                <text:p>980</text:p>
              </table:table-cell>
              <table:table-cell office:value-type="float" office:value="0.847669301">
                <text:p>0.8476693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82">
                <text:p>982</text:p>
              </table:table-cell>
              <table:table-cell office:value-type="float" office:value="0.4073735503">
                <text:p>0.40737355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82">
                <text:p>982</text:p>
              </table:table-cell>
              <table:table-cell office:value-type="float" office:value="-1.130253581">
                <text:p>-1.1302535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83">
                <text:p>983</text:p>
              </table:table-cell>
              <table:table-cell office:value-type="float" office:value="0.6505241944">
                <text:p>0.65052419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3">
                <text:p>983</text:p>
              </table:table-cell>
              <table:table-cell office:value-type="float" office:value="-0.2713288092">
                <text:p>-0.27132880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83">
                <text:p>983</text:p>
              </table:table-cell>
              <table:table-cell office:value-type="float" office:value="1.519624667">
                <text:p>1.519624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83">
                <text:p>983</text:p>
              </table:table-cell>
              <table:table-cell office:value-type="float" office:value="-0.6897153728">
                <text:p>-0.68971537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84">
                <text:p>984</text:p>
              </table:table-cell>
              <table:table-cell office:value-type="float" office:value="-0.6653861324">
                <text:p>-0.66538613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84">
                <text:p>984</text:p>
              </table:table-cell>
              <table:table-cell office:value-type="float" office:value="-0.7654757512">
                <text:p>-0.76547575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85">
                <text:p>985</text:p>
              </table:table-cell>
              <table:table-cell office:value-type="float" office:value="0.08911402381">
                <text:p>0.089114023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85">
                <text:p>985</text:p>
              </table:table-cell>
              <table:table-cell office:value-type="float" office:value="1.634834971">
                <text:p>1.6348349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7">
                <text:p>987</text:p>
              </table:table-cell>
              <table:table-cell office:value-type="float" office:value="-0.6363994111">
                <text:p>-0.6363994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87">
                <text:p>987</text:p>
              </table:table-cell>
              <table:table-cell office:value-type="float" office:value="0.9622672257">
                <text:p>0.96226722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87">
                <text:p>987</text:p>
              </table:table-cell>
              <table:table-cell office:value-type="float" office:value="-0.8240648408">
                <text:p>-0.82406484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87">
                <text:p>987</text:p>
              </table:table-cell>
              <table:table-cell office:value-type="float" office:value="0.9792628764">
                <text:p>0.97926287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7">
                <text:p>987</text:p>
              </table:table-cell>
              <table:table-cell office:value-type="float" office:value="-0.7441697357">
                <text:p>-0.74416973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87">
                <text:p>987</text:p>
              </table:table-cell>
              <table:table-cell office:value-type="float" office:value="-0.6971819256">
                <text:p>-0.69718192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88">
                <text:p>988</text:p>
              </table:table-cell>
              <table:table-cell office:value-type="float" office:value="0.5185450582">
                <text:p>0.51854505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88">
                <text:p>988</text:p>
              </table:table-cell>
              <table:table-cell office:value-type="float" office:value="-1.232405971">
                <text:p>-1.2324059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88">
                <text:p>988</text:p>
              </table:table-cell>
              <table:table-cell office:value-type="float" office:value="1.32014082">
                <text:p>1.320140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88">
                <text:p>988</text:p>
              </table:table-cell>
              <table:table-cell office:value-type="float" office:value="0.2001067153">
                <text:p>0.20010671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0">
                <text:p>990</text:p>
              </table:table-cell>
              <table:table-cell office:value-type="float" office:value="1.579623762">
                <text:p>1.5796237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0">
                <text:p>990</text:p>
              </table:table-cell>
              <table:table-cell office:value-type="float" office:value="-0.7455082596">
                <text:p>-0.7455082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0">
                <text:p>990</text:p>
              </table:table-cell>
              <table:table-cell office:value-type="float" office:value="-0.79438697">
                <text:p>-0.794386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90">
                <text:p>990</text:p>
              </table:table-cell>
              <table:table-cell office:value-type="float" office:value="0.5547955038">
                <text:p>0.55479550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1">
                <text:p>991</text:p>
              </table:table-cell>
              <table:table-cell office:value-type="float" office:value="-3.192834897">
                <text:p>-3.1928348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1">
                <text:p>991</text:p>
              </table:table-cell>
              <table:table-cell office:value-type="float" office:value="0.09966782072">
                <text:p>0.099667820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92">
                <text:p>992</text:p>
              </table:table-cell>
              <table:table-cell office:value-type="float" office:value="-0.1697970926">
                <text:p>-0.16979709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2">
                <text:p>992</text:p>
              </table:table-cell>
              <table:table-cell office:value-type="float" office:value="1.540311005">
                <text:p>1.5403110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3">
                <text:p>993</text:p>
              </table:table-cell>
              <table:table-cell office:value-type="float" office:value="0.1973813312">
                <text:p>0.19738133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3">
                <text:p>993</text:p>
              </table:table-cell>
              <table:table-cell office:value-type="float" office:value="-0.8377027645">
                <text:p>-0.83770276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3">
                <text:p>993</text:p>
              </table:table-cell>
              <table:table-cell office:value-type="float" office:value="1.554692143">
                <text:p>1.5546921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3">
                <text:p>993</text:p>
              </table:table-cell>
              <table:table-cell office:value-type="float" office:value="0.1907993866">
                <text:p>0.19079938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5">
                <text:p>995</text:p>
              </table:table-cell>
              <table:table-cell office:value-type="float" office:value="-0.5769370112">
                <text:p>-0.57693701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5">
                <text:p>995</text:p>
              </table:table-cell>
              <table:table-cell office:value-type="float" office:value="0.3099181144">
                <text:p>0.30991811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5">
                <text:p>995</text:p>
              </table:table-cell>
              <table:table-cell office:value-type="float" office:value="-0.637433189">
                <text:p>-0.6374331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5">
                <text:p>995</text:p>
              </table:table-cell>
              <table:table-cell office:value-type="float" office:value="0.3927362305">
                <text:p>0.39273623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5">
                <text:p>995</text:p>
              </table:table-cell>
              <table:table-cell office:value-type="float" office:value="-0.2918678092">
                <text:p>-0.29186780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5">
                <text:p>995</text:p>
              </table:table-cell>
              <table:table-cell office:value-type="float" office:value="0.3506882537">
                <text:p>0.35068825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7">
                <text:p>997</text:p>
              </table:table-cell>
              <table:table-cell office:value-type="float" office:value="-0.2819077688">
                <text:p>-0.28190776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7">
                <text:p>997</text:p>
              </table:table-cell>
              <table:table-cell office:value-type="float" office:value="-0.6243064154">
                <text:p>-0.62430641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8">
                <text:p>998</text:p>
              </table:table-cell>
              <table:table-cell office:value-type="float" office:value="0.3912446119">
                <text:p>0.39124461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8">
                <text:p>998</text:p>
              </table:table-cell>
              <table:table-cell office:value-type="float" office:value="-0.6846257942">
                <text:p>-0.68462579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8">
                <text:p>998</text:p>
              </table:table-cell>
              <table:table-cell office:value-type="float" office:value="0.7889817159">
                <text:p>0.78898171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8">
                <text:p>998</text:p>
              </table:table-cell>
              <table:table-cell office:value-type="float" office:value="-0.6546436169">
                <text:p>-0.65464361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9">
                <text:p>999</text:p>
              </table:table-cell>
              <table:table-cell office:value-type="float" office:value="0.9785008001">
                <text:p>0.97850080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9">
                <text:p>999</text:p>
              </table:table-cell>
              <table:table-cell office:value-type="float" office:value="-0.1952467143">
                <text:p>-0.19524671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0">
                <text:p>1000</text:p>
              </table:table-cell>
              <table:table-cell office:value-type="float" office:value="0.5851961451">
                <text:p>0.58519614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0">
                <text:p>1000</text:p>
              </table:table-cell>
              <table:table-cell office:value-type="float" office:value="-0.08674814298">
                <text:p>-0.086748142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0">
                <text:p>1000</text:p>
              </table:table-cell>
              <table:table-cell office:value-type="float" office:value="-0.6359306615">
                <text:p>-0.63593066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0">
                <text:p>1000</text:p>
              </table:table-cell>
              <table:table-cell office:value-type="float" office:value="-1.671251869">
                <text:p>-1.6712518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2">
                <text:p>1002</text:p>
              </table:table-cell>
              <table:table-cell office:value-type="float" office:value="-0.453605931">
                <text:p>-0.4536059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2">
                <text:p>1002</text:p>
              </table:table-cell>
              <table:table-cell office:value-type="float" office:value="-1.492595329">
                <text:p>-1.4925953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3">
                <text:p>1003</text:p>
              </table:table-cell>
              <table:table-cell office:value-type="float" office:value="1.713406572">
                <text:p>1.7134065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3">
                <text:p>1003</text:p>
              </table:table-cell>
              <table:table-cell office:value-type="float" office:value="-1.201865534">
                <text:p>-1.2018655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3">
                <text:p>1003</text:p>
              </table:table-cell>
              <table:table-cell office:value-type="float" office:value="0.5439009649">
                <text:p>0.54390096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3">
                <text:p>1003</text:p>
              </table:table-cell>
              <table:table-cell office:value-type="float" office:value="-0.8989370334">
                <text:p>-0.89893703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5">
                <text:p>1005</text:p>
              </table:table-cell>
              <table:table-cell office:value-type="float" office:value="0.18465451">
                <text:p>0.184654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5">
                <text:p>1005</text:p>
              </table:table-cell>
              <table:table-cell office:value-type="float" office:value="-1.241013465">
                <text:p>-1.2410134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5">
                <text:p>1005</text:p>
              </table:table-cell>
              <table:table-cell office:value-type="float" office:value="-1.521802974">
                <text:p>-1.5218029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5">
                <text:p>1005</text:p>
              </table:table-cell>
              <table:table-cell office:value-type="float" office:value="-1.26688572">
                <text:p>-1.266885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5">
                <text:p>1005</text:p>
              </table:table-cell>
              <table:table-cell office:value-type="float" office:value="0.8868802984">
                <text:p>0.88688029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5">
                <text:p>1005</text:p>
              </table:table-cell>
              <table:table-cell office:value-type="float" office:value="-0.6895667402">
                <text:p>-0.68956674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7">
                <text:p>1007</text:p>
              </table:table-cell>
              <table:table-cell office:value-type="float" office:value="-1.149206265">
                <text:p>-1.1492062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7">
                <text:p>1007</text:p>
              </table:table-cell>
              <table:table-cell office:value-type="float" office:value="-1.388871104">
                <text:p>-1.3888711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8">
                <text:p>1008</text:p>
              </table:table-cell>
              <table:table-cell office:value-type="float" office:value="0.3930205922">
                <text:p>0.39302059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8">
                <text:p>1008</text:p>
              </table:table-cell>
              <table:table-cell office:value-type="float" office:value="0.02722523677">
                <text:p>0.027225236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8">
                <text:p>1008</text:p>
              </table:table-cell>
              <table:table-cell office:value-type="float" office:value="-2.18769204">
                <text:p>-2.187692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08">
                <text:p>1008</text:p>
              </table:table-cell>
              <table:table-cell office:value-type="float" office:value="-5.009200926">
                <text:p>-5.0092009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10">
                <text:p>1010</text:p>
              </table:table-cell>
              <table:table-cell office:value-type="float" office:value="-2.55910014">
                <text:p>-2.559100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10">
                <text:p>1010</text:p>
              </table:table-cell>
              <table:table-cell office:value-type="float" office:value="-2.921907282">
                <text:p>-2.9219072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11">
                <text:p>1011</text:p>
              </table:table-cell>
              <table:table-cell office:value-type="float" office:value="-1.573305171">
                <text:p>-1.5733051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11">
                <text:p>1011</text:p>
              </table:table-cell>
              <table:table-cell office:value-type="float" office:value="-2.286369794">
                <text:p>-2.2863697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11">
                <text:p>1011</text:p>
              </table:table-cell>
              <table:table-cell office:value-type="float" office:value="0.3800628928">
                <text:p>0.38006289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11">
                <text:p>1011</text:p>
              </table:table-cell>
              <table:table-cell office:value-type="float" office:value="-0.5224573882">
                <text:p>-0.52245738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11">
                <text:p>1011</text:p>
              </table:table-cell>
              <table:table-cell office:value-type="float" office:value="0.06267334566">
                <text:p>0.062673345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13">
                <text:p>1013</text:p>
              </table:table-cell>
              <table:table-cell office:value-type="float" office:value="-0.7304655709">
                <text:p>-0.73046557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13">
                <text:p>1013</text:p>
              </table:table-cell>
              <table:table-cell office:value-type="float" office:value="1.568353794">
                <text:p>1.5683537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13">
                <text:p>1013</text:p>
              </table:table-cell>
              <table:table-cell office:value-type="float" office:value="1.266102228">
                <text:p>1.2661022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13">
                <text:p>1013</text:p>
              </table:table-cell>
              <table:table-cell office:value-type="float" office:value="0.3931016269">
                <text:p>0.39310162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14">
                <text:p>1014</text:p>
              </table:table-cell>
              <table:table-cell office:value-type="float" office:value="0.07246860243">
                <text:p>0.072468602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4">
                <text:p>1014</text:p>
              </table:table-cell>
              <table:table-cell office:value-type="float" office:value="0.05144677922">
                <text:p>0.051446779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16">
                <text:p>1016</text:p>
              </table:table-cell>
              <table:table-cell office:value-type="float" office:value="-2.009402549">
                <text:p>-2.0094025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16">
                <text:p>1016</text:p>
              </table:table-cell>
              <table:table-cell office:value-type="float" office:value="-0.07309850927">
                <text:p>-0.073098509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16">
                <text:p>1016</text:p>
              </table:table-cell>
              <table:table-cell office:value-type="float" office:value="-2.422607782">
                <text:p>-2.42260778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16">
                <text:p>1016</text:p>
              </table:table-cell>
              <table:table-cell office:value-type="float" office:value="1.321553562">
                <text:p>1.3215535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17">
                <text:p>1017</text:p>
              </table:table-cell>
              <table:table-cell office:value-type="float" office:value="-0.6821484704">
                <text:p>-0.68214847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17">
                <text:p>1017</text:p>
              </table:table-cell>
              <table:table-cell office:value-type="float" office:value="1.467831069">
                <text:p>1.4678310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18">
                <text:p>1018</text:p>
              </table:table-cell>
              <table:table-cell office:value-type="float" office:value="0.7877301725">
                <text:p>0.78773017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8">
                <text:p>1018</text:p>
              </table:table-cell>
              <table:table-cell office:value-type="float" office:value="-0.3000782373">
                <text:p>-0.30007823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18">
                <text:p>1018</text:p>
              </table:table-cell>
              <table:table-cell office:value-type="float" office:value="-2.521309316">
                <text:p>-2.5213093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18">
                <text:p>1018</text:p>
              </table:table-cell>
              <table:table-cell office:value-type="float" office:value="-1.557529272">
                <text:p>-1.5575292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19">
                <text:p>1019</text:p>
              </table:table-cell>
              <table:table-cell office:value-type="float" office:value="-1.759902269">
                <text:p>-1.7599022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19">
                <text:p>1019</text:p>
              </table:table-cell>
              <table:table-cell office:value-type="float" office:value="0.237685427">
                <text:p>0.2376854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21">
                <text:p>1021</text:p>
              </table:table-cell>
              <table:table-cell office:value-type="float" office:value="-0.4038257629">
                <text:p>-0.40382576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21">
                <text:p>1021</text:p>
              </table:table-cell>
              <table:table-cell office:value-type="float" office:value="-0.8063669499">
                <text:p>-0.80636694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21">
                <text:p>1021</text:p>
              </table:table-cell>
              <table:table-cell office:value-type="float" office:value="-0.02756799029">
                <text:p>-0.0275679902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21">
                <text:p>1021</text:p>
              </table:table-cell>
              <table:table-cell office:value-type="float" office:value="1.679540209">
                <text:p>1.6795402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21">
                <text:p>1021</text:p>
              </table:table-cell>
              <table:table-cell office:value-type="float" office:value="0.0955352955">
                <text:p>0.09553529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21">
                <text:p>1021</text:p>
              </table:table-cell>
              <table:table-cell office:value-type="float" office:value="0.9637826719">
                <text:p>0.96378267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23">
                <text:p>1023</text:p>
              </table:table-cell>
              <table:table-cell office:value-type="float" office:value="-2.363996677">
                <text:p>-2.3639966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23">
                <text:p>1023</text:p>
              </table:table-cell>
              <table:table-cell office:value-type="float" office:value="2.336664288">
                <text:p>2.33666428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23">
                <text:p>1023</text:p>
              </table:table-cell>
              <table:table-cell office:value-type="float" office:value="-0.9475620905">
                <text:p>-0.94756209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23">
                <text:p>1023</text:p>
              </table:table-cell>
              <table:table-cell office:value-type="float" office:value="3.21063678">
                <text:p>3.210636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23">
                <text:p>1023</text:p>
              </table:table-cell>
              <table:table-cell office:value-type="float" office:value="-5.450712179">
                <text:p>-5.4507121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23">
                <text:p>1023</text:p>
              </table:table-cell>
              <table:table-cell office:value-type="float" office:value="-0.3290180245">
                <text:p>-0.32901802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4">
                <text:p>1024</text:p>
              </table:table-cell>
              <table:table-cell office:value-type="float" office:value="-1.894629881">
                <text:p>-1.8946298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25">
                <text:p>1025</text:p>
              </table:table-cell>
              <table:table-cell office:value-type="float" office:value="5.510701788">
                <text:p>5.5107017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5">
                <text:p>1025</text:p>
              </table:table-cell>
              <table:table-cell office:value-type="float" office:value="-0.0328354305">
                <text:p>-0.03283543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5">
                <text:p>1025</text:p>
              </table:table-cell>
              <table:table-cell office:value-type="float" office:value="3.198983126">
                <text:p>3.1989831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5">
                <text:p>1025</text:p>
              </table:table-cell>
              <table:table-cell office:value-type="float" office:value="-2.196753803">
                <text:p>-2.1967538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6">
                <text:p>1026</text:p>
              </table:table-cell>
              <table:table-cell office:value-type="float" office:value="1.295127672">
                <text:p>1.2951276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6">
                <text:p>1026</text:p>
              </table:table-cell>
              <table:table-cell office:value-type="float" office:value="-1.329486702">
                <text:p>-1.3294867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27">
                <text:p>1027</text:p>
              </table:table-cell>
              <table:table-cell office:value-type="float" office:value="-0.444515478">
                <text:p>-0.4445154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27">
                <text:p>1027</text:p>
              </table:table-cell>
              <table:table-cell office:value-type="float" office:value="1.050925255">
                <text:p>1.0509252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7">
                <text:p>1027</text:p>
              </table:table-cell>
              <table:table-cell office:value-type="float" office:value="-1.411414681">
                <text:p>-1.4114146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7">
                <text:p>1027</text:p>
              </table:table-cell>
              <table:table-cell office:value-type="float" office:value="-0.3028447933">
                <text:p>-0.30284479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27">
                <text:p>1027</text:p>
              </table:table-cell>
              <table:table-cell office:value-type="float" office:value="-3.646292994">
                <text:p>-3.6462929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8">
                <text:p>1028</text:p>
              </table:table-cell>
              <table:table-cell office:value-type="float" office:value="-1.784145138">
                <text:p>-1.7841451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8">
                <text:p>1028</text:p>
              </table:table-cell>
              <table:table-cell office:value-type="float" office:value="-2.75969404">
                <text:p>-2.759694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28">
                <text:p>1028</text:p>
              </table:table-cell>
              <table:table-cell office:value-type="float" office:value="-0.9197744164">
                <text:p>-0.91977441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28">
                <text:p>1028</text:p>
              </table:table-cell>
              <table:table-cell office:value-type="float" office:value="0.06025555073">
                <text:p>0.060255550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28">
                <text:p>1028</text:p>
              </table:table-cell>
              <table:table-cell office:value-type="float" office:value="3.210396316">
                <text:p>3.2103963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29">
                <text:p>1029</text:p>
              </table:table-cell>
              <table:table-cell office:value-type="float" office:value="-1.997903292">
                <text:p>-1.9979032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0">
                <text:p>1030</text:p>
              </table:table-cell>
              <table:table-cell office:value-type="float" office:value="-0.70228945">
                <text:p>-0.7022894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0">
                <text:p>1030</text:p>
              </table:table-cell>
              <table:table-cell office:value-type="float" office:value="-5.333075222">
                <text:p>-5.3330752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30">
                <text:p>1030</text:p>
              </table:table-cell>
              <table:table-cell office:value-type="float" office:value="2.070735645">
                <text:p>2.0707356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0">
                <text:p>1030</text:p>
              </table:table-cell>
              <table:table-cell office:value-type="float" office:value="-1.999076964">
                <text:p>-1.9990769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0">
                <text:p>1030</text:p>
              </table:table-cell>
              <table:table-cell office:value-type="float" office:value="0.234021506">
                <text:p>0.2340215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31">
                <text:p>1031</text:p>
              </table:table-cell>
              <table:table-cell office:value-type="float" office:value="-0.4238599173">
                <text:p>-0.423859917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31">
                <text:p>1031</text:p>
              </table:table-cell>
              <table:table-cell office:value-type="float" office:value="0.7554850152">
                <text:p>0.75548501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31">
                <text:p>1031</text:p>
              </table:table-cell>
              <table:table-cell office:value-type="float" office:value="0.2071045656">
                <text:p>0.20710456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31">
                <text:p>1031</text:p>
              </table:table-cell>
              <table:table-cell office:value-type="float" office:value="9.548515556">
                <text:p>9.5485155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31">
                <text:p>1031</text:p>
              </table:table-cell>
              <table:table-cell office:value-type="float" office:value="14.39843534">
                <text:p>14.398435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1">
                <text:p>1031</text:p>
              </table:table-cell>
              <table:table-cell office:value-type="float" office:value="13.89624572">
                <text:p>13.896245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32">
                <text:p>1032</text:p>
              </table:table-cell>
              <table:table-cell office:value-type="float" office:value="-3.894786978">
                <text:p>-3.8947869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32">
                <text:p>1032</text:p>
              </table:table-cell>
              <table:table-cell office:value-type="float" office:value="-5.065630085">
                <text:p>-5.0656300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32">
                <text:p>1032</text:p>
              </table:table-cell>
              <table:table-cell office:value-type="float" office:value="-5.956090817">
                <text:p>-5.9560908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32">
                <text:p>1032</text:p>
              </table:table-cell>
              <table:table-cell office:value-type="float" office:value="6.581988284">
                <text:p>6.5819882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2">
                <text:p>1032</text:p>
              </table:table-cell>
              <table:table-cell office:value-type="float" office:value="1.294436124">
                <text:p>1.2944361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3">
                <text:p>1033</text:p>
              </table:table-cell>
              <table:table-cell office:value-type="float" office:value="-0.4343306964">
                <text:p>-0.43433069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3">
                <text:p>1033</text:p>
              </table:table-cell>
              <table:table-cell office:value-type="float" office:value="-2.501258878">
                <text:p>-2.5012588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3">
                <text:p>1033</text:p>
              </table:table-cell>
              <table:table-cell office:value-type="float" office:value="-1.169373319">
                <text:p>-1.1693733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3">
                <text:p>1033</text:p>
              </table:table-cell>
              <table:table-cell office:value-type="float" office:value="2.234490847">
                <text:p>2.2344908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3">
                <text:p>1033</text:p>
              </table:table-cell>
              <table:table-cell office:value-type="float" office:value="-1.667470409">
                <text:p>-1.667470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4">
                <text:p>1034</text:p>
              </table:table-cell>
              <table:table-cell office:value-type="float" office:value="-2.749954632">
                <text:p>-2.7499546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4">
                <text:p>1034</text:p>
              </table:table-cell>
              <table:table-cell office:value-type="float" office:value="-2.132321164">
                <text:p>-2.1323211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4">
                <text:p>1034</text:p>
              </table:table-cell>
              <table:table-cell office:value-type="float" office:value="-0.6388965537">
                <text:p>-0.63889655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4">
                <text:p>1034</text:p>
              </table:table-cell>
              <table:table-cell office:value-type="float" office:value="0.8221342169">
                <text:p>0.8221342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34">
                <text:p>1034</text:p>
              </table:table-cell>
              <table:table-cell office:value-type="float" office:value="-2.15078656">
                <text:p>-2.150786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34">
                <text:p>1034</text:p>
              </table:table-cell>
              <table:table-cell office:value-type="float" office:value="-2.567931596">
                <text:p>-2.5679315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35">
                <text:p>1035</text:p>
              </table:table-cell>
              <table:table-cell office:value-type="float" office:value="-3.197896198">
                <text:p>-3.1978961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35">
                <text:p>1035</text:p>
              </table:table-cell>
              <table:table-cell office:value-type="float" office:value="-1.936824013">
                <text:p>-1.9368240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35">
                <text:p>1035</text:p>
              </table:table-cell>
              <table:table-cell office:value-type="float" office:value="-0.9567846846">
                <text:p>-0.95678468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35">
                <text:p>1035</text:p>
              </table:table-cell>
              <table:table-cell office:value-type="float" office:value="-0.3147633698">
                <text:p>-0.31476336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35">
                <text:p>1035</text:p>
              </table:table-cell>
              <table:table-cell office:value-type="float" office:value="-2.239301737">
                <text:p>-2.2393017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35">
                <text:p>1035</text:p>
              </table:table-cell>
              <table:table-cell office:value-type="float" office:value="-4.704125231">
                <text:p>-4.7041252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35">
                <text:p>1035</text:p>
              </table:table-cell>
              <table:table-cell office:value-type="float" office:value="-5.162021206">
                <text:p>-5.1620212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36">
                <text:p>1036</text:p>
              </table:table-cell>
              <table:table-cell office:value-type="float" office:value="-0.8965383134">
                <text:p>-0.89653831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6">
                <text:p>1036</text:p>
              </table:table-cell>
              <table:table-cell office:value-type="float" office:value="0.1302901593">
                <text:p>0.13029015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36">
                <text:p>1036</text:p>
              </table:table-cell>
              <table:table-cell office:value-type="float" office:value="1.121782883">
                <text:p>1.1217828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36">
                <text:p>1036</text:p>
              </table:table-cell>
              <table:table-cell office:value-type="float" office:value="-0.148129161">
                <text:p>-0.1481291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36">
                <text:p>1036</text:p>
              </table:table-cell>
              <table:table-cell office:value-type="float" office:value="-2.105011578">
                <text:p>-2.1050115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36">
                <text:p>1036</text:p>
              </table:table-cell>
              <table:table-cell office:value-type="float" office:value="-2.570740119">
                <text:p>-2.5707401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36">
                <text:p>1036</text:p>
              </table:table-cell>
              <table:table-cell office:value-type="float" office:value="-2.661254579">
                <text:p>-2.6612545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36">
                <text:p>1036</text:p>
              </table:table-cell>
              <table:table-cell office:value-type="float" office:value="1.264345859">
                <text:p>1.2643458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6">
                <text:p>1036</text:p>
              </table:table-cell>
              <table:table-cell office:value-type="float" office:value="3.038523848">
                <text:p>3.0385238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36">
                <text:p>1036</text:p>
              </table:table-cell>
              <table:table-cell office:value-type="float" office:value="4.666645238">
                <text:p>4.6666452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36">
                <text:p>1036</text:p>
              </table:table-cell>
              <table:table-cell office:value-type="float" office:value="3.230978173">
                <text:p>3.2309781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37">
                <text:p>1037</text:p>
              </table:table-cell>
              <table:table-cell office:value-type="float" office:value="0.7036588749">
                <text:p>0.70365887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7">
                <text:p>1037</text:p>
              </table:table-cell>
              <table:table-cell office:value-type="float" office:value="-0.06271076996">
                <text:p>-0.062710769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37">
                <text:p>1037</text:p>
              </table:table-cell>
              <table:table-cell office:value-type="float" office:value="0.4459337779">
                <text:p>0.44593377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37">
                <text:p>1037</text:p>
              </table:table-cell>
              <table:table-cell office:value-type="float" office:value="3.401013147">
                <text:p>3.4010131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37">
                <text:p>1037</text:p>
              </table:table-cell>
              <table:table-cell office:value-type="float" office:value="24.04667816">
                <text:p>24.046678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37">
                <text:p>1037</text:p>
              </table:table-cell>
              <table:table-cell office:value-type="float" office:value="14.1644216">
                <text:p>14.16442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37">
                <text:p>1037</text:p>
              </table:table-cell>
              <table:table-cell office:value-type="float" office:value="5.110340268">
                <text:p>5.1103402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37">
                <text:p>1037</text:p>
              </table:table-cell>
              <table:table-cell office:value-type="float" office:value="-22.67278957">
                <text:p>-22.672789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37">
                <text:p>1037</text:p>
              </table:table-cell>
              <table:table-cell office:value-type="float" office:value="1.846040396">
                <text:p>1.8460403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7">
                <text:p>1037</text:p>
              </table:table-cell>
              <table:table-cell office:value-type="float" office:value="5.44879948">
                <text:p>5.448799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37">
                <text:p>1037</text:p>
              </table:table-cell>
              <table:table-cell office:value-type="float" office:value="8.528945318">
                <text:p>8.5289453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37">
                <text:p>1037</text:p>
              </table:table-cell>
              <table:table-cell office:value-type="float" office:value="-2.649281">
                <text:p>-2.6492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37">
                <text:p>1037</text:p>
              </table:table-cell>
              <table:table-cell office:value-type="float" office:value="-2.801978582">
                <text:p>-2.8019785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37">
                <text:p>1037</text:p>
              </table:table-cell>
              <table:table-cell office:value-type="float" office:value="-1.695446469">
                <text:p>-1.6954464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37">
                <text:p>1037</text:p>
              </table:table-cell>
              <table:table-cell office:value-type="float" office:value="3.572008085">
                <text:p>3.5720080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37">
                <text:p>1037</text:p>
              </table:table-cell>
              <table:table-cell office:value-type="float" office:value="5.899066611">
                <text:p>5.8990666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37">
                <text:p>1037</text:p>
              </table:table-cell>
              <table:table-cell office:value-type="float" office:value="4.203854647">
                <text:p>4.20385464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37">
                <text:p>1037</text:p>
              </table:table-cell>
              <table:table-cell office:value-type="float" office:value="-0.1920021207">
                <text:p>-0.19200212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37">
                <text:p>1037</text:p>
              </table:table-cell>
              <table:table-cell office:value-type="float" office:value="-1.857782695">
                <text:p>-1.8577826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37">
                <text:p>1037</text:p>
              </table:table-cell>
              <table:table-cell office:value-type="float" office:value="-0.333620534">
                <text:p>-0.3336205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37">
                <text:p>1037</text:p>
              </table:table-cell>
              <table:table-cell office:value-type="float" office:value="0.4166880986">
                <text:p>0.41668809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37">
                <text:p>1037</text:p>
              </table:table-cell>
              <table:table-cell office:value-type="float" office:value="0.6355518907">
                <text:p>0.63555189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37">
                <text:p>1037</text:p>
              </table:table-cell>
              <table:table-cell office:value-type="float" office:value="0.5133199373">
                <text:p>0.51331993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37">
                <text:p>1037</text:p>
              </table:table-cell>
              <table:table-cell office:value-type="float" office:value="0.1211361742">
                <text:p>0.12113617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37">
                <text:p>1037</text:p>
              </table:table-cell>
              <table:table-cell office:value-type="float" office:value="0.3375813679">
                <text:p>0.33758136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37">
                <text:p>1037</text:p>
              </table:table-cell>
              <table:table-cell office:value-type="float" office:value="-0.1342099523">
                <text:p>-0.13420995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37">
                <text:p>1037</text:p>
              </table:table-cell>
              <table:table-cell office:value-type="float" office:value="1.808738113">
                <text:p>1.8087381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37">
                <text:p>1037</text:p>
              </table:table-cell>
              <table:table-cell office:value-type="float" office:value="-0.2759249337">
                <text:p>-0.27592493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37">
                <text:p>1037</text:p>
              </table:table-cell>
              <table:table-cell office:value-type="float" office:value="-0.2481919441">
                <text:p>-0.24819194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7">
                <text:p>1037</text:p>
              </table:table-cell>
              <table:table-cell office:value-type="float" office:value="-1.496077783">
                <text:p>-1.4960777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37">
                <text:p>1037</text:p>
              </table:table-cell>
              <table:table-cell office:value-type="float" office:value="0.2064923498">
                <text:p>0.20649234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37">
                <text:p>1037</text:p>
              </table:table-cell>
              <table:table-cell office:value-type="float" office:value="-0.009475971962">
                <text:p>-0.0094759719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37">
                <text:p>1037</text:p>
              </table:table-cell>
              <table:table-cell office:value-type="float" office:value="0.1945151375">
                <text:p>0.19451513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37">
                <text:p>1037</text:p>
              </table:table-cell>
              <table:table-cell office:value-type="float" office:value="-0.1938539188">
                <text:p>-0.19385391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7">
                <text:p>1037</text:p>
              </table:table-cell>
              <table:table-cell office:value-type="float" office:value="0.1434021602">
                <text:p>0.14340216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37">
                <text:p>1037</text:p>
              </table:table-cell>
              <table:table-cell office:value-type="float" office:value="-0.5290932442">
                <text:p>-0.52909324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37">
                <text:p>1037</text:p>
              </table:table-cell>
              <table:table-cell office:value-type="float" office:value="-0.3423171495">
                <text:p>-0.34231714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37">
                <text:p>1037</text:p>
              </table:table-cell>
              <table:table-cell office:value-type="float" office:value="-0.9426116106">
                <text:p>-0.94261161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37">
                <text:p>1037</text:p>
              </table:table-cell>
              <table:table-cell office:value-type="float" office:value="-0.2149248338">
                <text:p>-0.21492483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7">
                <text:p>1037</text:p>
              </table:table-cell>
              <table:table-cell office:value-type="float" office:value="-0.4885340166">
                <text:p>-0.488534016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37">
                <text:p>1037</text:p>
              </table:table-cell>
              <table:table-cell office:value-type="float" office:value="0.6215371323">
                <text:p>0.62153713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7">
                <text:p>1037</text:p>
              </table:table-cell>
              <table:table-cell office:value-type="float" office:value="0.06692355711">
                <text:p>0.066923557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7">
                <text:p>1037</text:p>
              </table:table-cell>
              <table:table-cell office:value-type="float" office:value="0.236976636">
                <text:p>0.2369766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7">
                <text:p>1037</text:p>
              </table:table-cell>
              <table:table-cell office:value-type="float" office:value="-0.6351345149">
                <text:p>-0.63513451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37">
                <text:p>1037</text:p>
              </table:table-cell>
              <table:table-cell office:value-type="float" office:value="-0.4245760758">
                <text:p>-0.424576075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37">
                <text:p>1037</text:p>
              </table:table-cell>
              <table:table-cell office:value-type="float" office:value="-0.6244652771">
                <text:p>-0.624465277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37">
                <text:p>1037</text:p>
              </table:table-cell>
              <table:table-cell office:value-type="float" office:value="1.913103546">
                <text:p>1.9131035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37">
                <text:p>1037</text:p>
              </table:table-cell>
              <table:table-cell office:value-type="float" office:value="-0.04993346435">
                <text:p>-0.049933464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37">
                <text:p>1037</text:p>
              </table:table-cell>
              <table:table-cell office:value-type="float" office:value="0.3074459114">
                <text:p>0.30744591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37">
                <text:p>1037</text:p>
              </table:table-cell>
              <table:table-cell office:value-type="float" office:value="-1.493249691">
                <text:p>-1.4932496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7">
                <text:p>1037</text:p>
              </table:table-cell>
              <table:table-cell office:value-type="float" office:value="0.2728108394">
                <text:p>0.272810839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7">
                <text:p>1037</text:p>
              </table:table-cell>
              <table:table-cell office:value-type="float" office:value="-0.3024548506">
                <text:p>-0.30245485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7">
                <text:p>1037</text:p>
              </table:table-cell>
              <table:table-cell office:value-type="float" office:value="-0.1190380196">
                <text:p>-0.11903801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7">
                <text:p>1037</text:p>
              </table:table-cell>
              <table:table-cell office:value-type="float" office:value="-0.07566744858">
                <text:p>-0.075667448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7">
                <text:p>1037</text:p>
              </table:table-cell>
              <table:table-cell office:value-type="float" office:value="-0.07506980706">
                <text:p>-0.075069807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7">
                <text:p>1037</text:p>
              </table:table-cell>
              <table:table-cell office:value-type="float" office:value="-0.7598584725">
                <text:p>-0.75985847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8">
                <text:p>1038</text:p>
              </table:table-cell>
              <table:table-cell office:value-type="float" office:value="-0.8419096201">
                <text:p>-0.841909620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8">
                <text:p>1038</text:p>
              </table:table-cell>
              <table:table-cell office:value-type="float" office:value="-0.2710461941">
                <text:p>-0.271046194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8">
                <text:p>1038</text:p>
              </table:table-cell>
              <table:table-cell office:value-type="float" office:value="0.491904633">
                <text:p>0.4919046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8">
                <text:p>1038</text:p>
              </table:table-cell>
              <table:table-cell office:value-type="float" office:value="0.001969895285">
                <text:p>0.0019698952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8">
                <text:p>1038</text:p>
              </table:table-cell>
              <table:table-cell office:value-type="float" office:value="0.01519852271">
                <text:p>0.015198522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8">
                <text:p>1038</text:p>
              </table:table-cell>
              <table:table-cell office:value-type="float" office:value="-0.5388680287">
                <text:p>-0.538868028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8">
                <text:p>1038</text:p>
              </table:table-cell>
              <table:table-cell office:value-type="float" office:value="-0.338499615">
                <text:p>-0.3384996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8">
                <text:p>1038</text:p>
              </table:table-cell>
              <table:table-cell office:value-type="float" office:value="0.01798843608">
                <text:p>0.017988436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8">
                <text:p>1038</text:p>
              </table:table-cell>
              <table:table-cell office:value-type="float" office:value="0.005856803553">
                <text:p>0.0058568035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8">
                <text:p>1038</text:p>
              </table:table-cell>
              <table:table-cell office:value-type="float" office:value="0.4135343696">
                <text:p>0.41353436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8">
                <text:p>1038</text:p>
              </table:table-cell>
              <table:table-cell office:value-type="float" office:value="-0.27581828">
                <text:p>-0.275818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8">
                <text:p>1038</text:p>
              </table:table-cell>
              <table:table-cell office:value-type="float" office:value="-0.1877526687">
                <text:p>-0.18775266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8">
                <text:p>1038</text:p>
              </table:table-cell>
              <table:table-cell office:value-type="float" office:value="-0.7104573727">
                <text:p>-0.710457372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8">
                <text:p>1038</text:p>
              </table:table-cell>
              <table:table-cell office:value-type="float" office:value="-0.09797864615">
                <text:p>-0.097978646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8">
                <text:p>1038</text:p>
              </table:table-cell>
              <table:table-cell office:value-type="float" office:value="-0.16883405">
                <text:p>-0.168834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8">
                <text:p>1038</text:p>
              </table:table-cell>
              <table:table-cell office:value-type="float" office:value="-0.3792669736">
                <text:p>-0.379266973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8">
                <text:p>1038</text:p>
              </table:table-cell>
              <table:table-cell office:value-type="float" office:value="-0.8782018539">
                <text:p>-0.87820185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8">
                <text:p>1038</text:p>
              </table:table-cell>
              <table:table-cell office:value-type="float" office:value="-0.3198460828">
                <text:p>-0.319846082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8">
                <text:p>1038</text:p>
              </table:table-cell>
              <table:table-cell office:value-type="float" office:value="0.005755117835">
                <text:p>0.00575511783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8">
                <text:p>1038</text:p>
              </table:table-cell>
              <table:table-cell office:value-type="float" office:value="0.536249881">
                <text:p>0.53624988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8">
                <text:p>1038</text:p>
              </table:table-cell>
              <table:table-cell office:value-type="float" office:value="-0.2533875933">
                <text:p>-0.25338759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9">
                <text:p>1039</text:p>
              </table:table-cell>
              <table:table-cell office:value-type="float" office:value="0.3204482375">
                <text:p>0.32044823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9">
                <text:p>1039</text:p>
              </table:table-cell>
              <table:table-cell office:value-type="float" office:value="-0.5867415624">
                <text:p>-0.58674156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9">
                <text:p>1039</text:p>
              </table:table-cell>
              <table:table-cell office:value-type="float" office:value="-0.8863156282">
                <text:p>-0.886315628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-1.192834935">
                <text:p>-1.19283493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9">
                <text:p>1039</text:p>
              </table:table-cell>
              <table:table-cell office:value-type="float" office:value="-1.681935473">
                <text:p>-1.68193547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9">
                <text:p>1039</text:p>
              </table:table-cell>
              <table:table-cell office:value-type="float" office:value="-3.29143754">
                <text:p>-3.291437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4.354383229">
                <text:p>-4.3543832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-0.6814149791">
                <text:p>-0.68141497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39">
                <text:p>1039</text:p>
              </table:table-cell>
              <table:table-cell office:value-type="float" office:value="1.530262758">
                <text:p>1.5302627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39">
                <text:p>1039</text:p>
              </table:table-cell>
              <table:table-cell office:value-type="float" office:value="2.188481086">
                <text:p>2.18848108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39">
                <text:p>1039</text:p>
              </table:table-cell>
              <table:table-cell office:value-type="float" office:value="0.08980241935">
                <text:p>0.0898024193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39">
                <text:p>1039</text:p>
              </table:table-cell>
              <table:table-cell office:value-type="float" office:value="-0.8868919998">
                <text:p>-0.88689199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39">
                <text:p>1039</text:p>
              </table:table-cell>
              <table:table-cell office:value-type="float" office:value="-3.748100399">
                <text:p>-3.7481003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39">
                <text:p>1039</text:p>
              </table:table-cell>
              <table:table-cell office:value-type="float" office:value="-1.634422005">
                <text:p>-1.6344220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39">
                <text:p>1039</text:p>
              </table:table-cell>
              <table:table-cell office:value-type="float" office:value="-1.555024009">
                <text:p>-1.55502400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39">
                <text:p>1039</text:p>
              </table:table-cell>
              <table:table-cell office:value-type="float" office:value="-3.102265191">
                <text:p>-3.1022651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39">
                <text:p>1039</text:p>
              </table:table-cell>
              <table:table-cell office:value-type="float" office:value="-5.910490317">
                <text:p>-5.9104903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0">
                <text:p>1040</text:p>
              </table:table-cell>
              <table:table-cell office:value-type="float" office:value="-7.629383284">
                <text:p>-7.62938328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40">
                <text:p>1040</text:p>
              </table:table-cell>
              <table:table-cell office:value-type="float" office:value="-1.927784495">
                <text:p>-1.92778449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40">
                <text:p>1040</text:p>
              </table:table-cell>
              <table:table-cell office:value-type="float" office:value="0.9557850977">
                <text:p>0.955785097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40">
                <text:p>1040</text:p>
              </table:table-cell>
              <table:table-cell office:value-type="float" office:value="1.210306849">
                <text:p>1.2103068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40">
                <text:p>1040</text:p>
              </table:table-cell>
              <table:table-cell office:value-type="float" office:value="-2.681971853">
                <text:p>-2.68197185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40">
                <text:p>1040</text:p>
              </table:table-cell>
              <table:table-cell office:value-type="float" office:value="-7.010653029">
                <text:p>-7.0106530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40">
                <text:p>1040</text:p>
              </table:table-cell>
              <table:table-cell office:value-type="float" office:value="7.492297366">
                <text:p>7.4922973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40">
                <text:p>1040</text:p>
              </table:table-cell>
              <table:table-cell office:value-type="float" office:value="24.58918822">
                <text:p>24.5891882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40">
                <text:p>1040</text:p>
              </table:table-cell>
              <table:table-cell office:value-type="float" office:value="16.32150698">
                <text:p>16.321506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0">
                <text:p>1040</text:p>
              </table:table-cell>
              <table:table-cell office:value-type="float" office:value="-3.124388872">
                <text:p>-3.1243888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40">
                <text:p>1040</text:p>
              </table:table-cell>
              <table:table-cell office:value-type="float" office:value="-24.51244919">
                <text:p>-24.512449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40">
                <text:p>1040</text:p>
              </table:table-cell>
              <table:table-cell office:value-type="float" office:value="5.136806798">
                <text:p>5.1368067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40">
                <text:p>1040</text:p>
              </table:table-cell>
              <table:table-cell office:value-type="float" office:value="6.407955667">
                <text:p>6.407955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40">
                <text:p>1040</text:p>
              </table:table-cell>
              <table:table-cell office:value-type="float" office:value="8.545751017">
                <text:p>8.5457510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40">
                <text:p>1040</text:p>
              </table:table-cell>
              <table:table-cell office:value-type="float" office:value="-2.387089766">
                <text:p>-2.38708976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40">
                <text:p>1040</text:p>
              </table:table-cell>
              <table:table-cell office:value-type="float" office:value="-0.7994438733">
                <text:p>-0.79944387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40">
                <text:p>1040</text:p>
              </table:table-cell>
              <table:table-cell office:value-type="float" office:value="3.462254991">
                <text:p>3.4622549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40">
                <text:p>1040</text:p>
              </table:table-cell>
              <table:table-cell office:value-type="float" office:value="-0.6385719473">
                <text:p>-0.638571947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40">
                <text:p>1040</text:p>
              </table:table-cell>
              <table:table-cell office:value-type="float" office:value="0.5460848438">
                <text:p>0.54608484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40">
                <text:p>1040</text:p>
              </table:table-cell>
              <table:table-cell office:value-type="float" office:value="-6.64977306">
                <text:p>-6.649773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40">
                <text:p>1040</text:p>
              </table:table-cell>
              <table:table-cell office:value-type="float" office:value="0.9019930784">
                <text:p>0.90199307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40">
                <text:p>1040</text:p>
              </table:table-cell>
              <table:table-cell office:value-type="float" office:value="2.216506331">
                <text:p>2.21650633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40">
                <text:p>1040</text:p>
              </table:table-cell>
              <table:table-cell office:value-type="float" office:value="0.2010680541">
                <text:p>0.20106805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40">
                <text:p>1040</text:p>
              </table:table-cell>
              <table:table-cell office:value-type="float" office:value="-2.983842655">
                <text:p>-2.9838426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40">
                <text:p>1040</text:p>
              </table:table-cell>
              <table:table-cell office:value-type="float" office:value="0.5484187966">
                <text:p>0.548418796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40">
                <text:p>1040</text:p>
              </table:table-cell>
              <table:table-cell office:value-type="float" office:value="1.187975958">
                <text:p>1.18797595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40">
                <text:p>1040</text:p>
              </table:table-cell>
              <table:table-cell office:value-type="float" office:value="1.209412425">
                <text:p>1.2094124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40">
                <text:p>1040</text:p>
              </table:table-cell>
              <table:table-cell office:value-type="float" office:value="-0.007777393937">
                <text:p>-0.00777739393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40">
                <text:p>1040</text:p>
              </table:table-cell>
              <table:table-cell office:value-type="float" office:value="0.1770919889">
                <text:p>0.17709198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40">
                <text:p>1040</text:p>
              </table:table-cell>
              <table:table-cell office:value-type="float" office:value="-0.1632295545">
                <text:p>-0.16322955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40">
                <text:p>1040</text:p>
              </table:table-cell>
              <table:table-cell office:value-type="float" office:value="-0.1992028217">
                <text:p>-0.19920282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40">
                <text:p>1040</text:p>
              </table:table-cell>
              <table:table-cell office:value-type="float" office:value="-0.1291402766">
                <text:p>-0.129140276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40">
                <text:p>1040</text:p>
              </table:table-cell>
              <table:table-cell office:value-type="float" office:value="0.8463219458">
                <text:p>0.84632194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40">
                <text:p>1040</text:p>
              </table:table-cell>
              <table:table-cell office:value-type="float" office:value="0.1284599416">
                <text:p>0.128459941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40">
                <text:p>1040</text:p>
              </table:table-cell>
              <table:table-cell office:value-type="float" office:value="0.01818428143">
                <text:p>0.018184281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40">
                <text:p>1040</text:p>
              </table:table-cell>
              <table:table-cell office:value-type="float" office:value="-1.00840988">
                <text:p>-1.008409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40">
                <text:p>1040</text:p>
              </table:table-cell>
              <table:table-cell office:value-type="float" office:value="-0.4067229765">
                <text:p>-0.406722976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40">
                <text:p>1040</text:p>
              </table:table-cell>
              <table:table-cell office:value-type="float" office:value="0.7860388741">
                <text:p>0.786038874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40">
                <text:p>1040</text:p>
              </table:table-cell>
              <table:table-cell office:value-type="float" office:value="0.452082092">
                <text:p>0.4520820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40">
                <text:p>1040</text:p>
              </table:table-cell>
              <table:table-cell office:value-type="float" office:value="-0.4753586473">
                <text:p>-0.47535864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40">
                <text:p>1040</text:p>
              </table:table-cell>
              <table:table-cell office:value-type="float" office:value="-0.4315778924">
                <text:p>-0.43157789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40">
                <text:p>1040</text:p>
              </table:table-cell>
              <table:table-cell office:value-type="float" office:value="-0.07100273271">
                <text:p>-0.0710027327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40">
                <text:p>1040</text:p>
              </table:table-cell>
              <table:table-cell office:value-type="float" office:value="0.8555302639">
                <text:p>0.855530263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40">
                <text:p>1040</text:p>
              </table:table-cell>
              <table:table-cell office:value-type="float" office:value="0.2972035988">
                <text:p>0.29720359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40">
                <text:p>1040</text:p>
              </table:table-cell>
              <table:table-cell office:value-type="float" office:value="-0.2813753096">
                <text:p>-0.281375309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40">
                <text:p>1040</text:p>
              </table:table-cell>
              <table:table-cell office:value-type="float" office:value="-0.8692193689">
                <text:p>-0.86921936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40">
                <text:p>1040</text:p>
              </table:table-cell>
              <table:table-cell office:value-type="float" office:value="-0.09548801591">
                <text:p>-0.095488015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40">
                <text:p>1040</text:p>
              </table:table-cell>
              <table:table-cell office:value-type="float" office:value="0.1418032118">
                <text:p>0.141803211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40">
                <text:p>1040</text:p>
              </table:table-cell>
              <table:table-cell office:value-type="float" office:value="1.05980495">
                <text:p>1.059804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40">
                <text:p>1040</text:p>
              </table:table-cell>
              <table:table-cell office:value-type="float" office:value="-0.184119678">
                <text:p>-0.18411967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40">
                <text:p>1040</text:p>
              </table:table-cell>
              <table:table-cell office:value-type="float" office:value="0.001618225502">
                <text:p>0.0016182255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40">
                <text:p>1040</text:p>
              </table:table-cell>
              <table:table-cell office:value-type="float" office:value="-0.2550005887">
                <text:p>-0.255000588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40">
                <text:p>1040</text:p>
              </table:table-cell>
              <table:table-cell office:value-type="float" office:value="0.2856274091">
                <text:p>0.28562740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40">
                <text:p>1040</text:p>
              </table:table-cell>
              <table:table-cell office:value-type="float" office:value="0.1486656269">
                <text:p>0.14866562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40">
                <text:p>1040</text:p>
              </table:table-cell>
              <table:table-cell office:value-type="float" office:value="-0.3419402312">
                <text:p>-0.34194023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40">
                <text:p>1040</text:p>
              </table:table-cell>
              <table:table-cell office:value-type="float" office:value="-0.3898563642">
                <text:p>-0.389856364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40">
                <text:p>1040</text:p>
              </table:table-cell>
              <table:table-cell office:value-type="float" office:value="-0.1290587593">
                <text:p>-0.129058759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40">
                <text:p>1040</text:p>
              </table:table-cell>
              <table:table-cell office:value-type="float" office:value="0.3663411559">
                <text:p>0.366341155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40">
                <text:p>1040</text:p>
              </table:table-cell>
              <table:table-cell office:value-type="float" office:value="0.2534334794">
                <text:p>0.25343347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40">
                <text:p>1040</text:p>
              </table:table-cell>
              <table:table-cell office:value-type="float" office:value="0.01793792937">
                <text:p>0.0179379293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40">
                <text:p>1040</text:p>
              </table:table-cell>
              <table:table-cell office:value-type="float" office:value="-0.2784204869">
                <text:p>-0.27842048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40">
                <text:p>1040</text:p>
              </table:table-cell>
              <table:table-cell office:value-type="float" office:value="0.03278378579">
                <text:p>0.0327837857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40">
                <text:p>1040</text:p>
              </table:table-cell>
              <table:table-cell office:value-type="float" office:value="0.09029882056">
                <text:p>0.090298820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40">
                <text:p>1040</text:p>
              </table:table-cell>
              <table:table-cell office:value-type="float" office:value="0.1854284568">
                <text:p>0.185428456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40">
                <text:p>1040</text:p>
              </table:table-cell>
              <table:table-cell office:value-type="float" office:value="-0.1089573054">
                <text:p>-0.10895730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40">
                <text:p>1040</text:p>
              </table:table-cell>
              <table:table-cell office:value-type="float" office:value="-0.1098903257">
                <text:p>-0.10989032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40">
                <text:p>1040</text:p>
              </table:table-cell>
              <table:table-cell office:value-type="float" office:value="-0.09544651187">
                <text:p>-0.095446511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40">
                <text:p>1040</text:p>
              </table:table-cell>
              <table:table-cell office:value-type="float" office:value="0.01972916473">
                <text:p>0.0197291647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40">
                <text:p>1040</text:p>
              </table:table-cell>
              <table:table-cell office:value-type="float" office:value="0.118585731">
                <text:p>0.11858573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40">
                <text:p>1040</text:p>
              </table:table-cell>
              <table:table-cell office:value-type="float" office:value="0.147507311">
                <text:p>0.1475073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40">
                <text:p>1040</text:p>
              </table:table-cell>
              <table:table-cell office:value-type="float" office:value="-0.03810899432">
                <text:p>-0.038108994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40">
                <text:p>1040</text:p>
              </table:table-cell>
              <table:table-cell office:value-type="float" office:value="-0.03860649746">
                <text:p>-0.038606497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40">
                <text:p>1040</text:p>
              </table:table-cell>
              <table:table-cell office:value-type="float" office:value="0.04847086586">
                <text:p>0.048470865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40">
                <text:p>1040</text:p>
              </table:table-cell>
              <table:table-cell office:value-type="float" office:value="0.02822333698">
                <text:p>0.028223336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40">
                <text:p>1040</text:p>
              </table:table-cell>
              <table:table-cell office:value-type="float" office:value="-0.006524586134">
                <text:p>-0.0065245861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40">
                <text:p>1040</text:p>
              </table:table-cell>
              <table:table-cell office:value-type="float" office:value="-0.2638408809">
                <text:p>-0.263840880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40">
                <text:p>1040</text:p>
              </table:table-cell>
              <table:table-cell office:value-type="float" office:value="0.05396749722">
                <text:p>0.053967497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40">
                <text:p>1040</text:p>
              </table:table-cell>
              <table:table-cell office:value-type="float" office:value="0.02266911999">
                <text:p>0.0226691199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40">
                <text:p>1040</text:p>
              </table:table-cell>
              <table:table-cell office:value-type="float" office:value="0.1272006329">
                <text:p>0.127200632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40">
                <text:p>1040</text:p>
              </table:table-cell>
              <table:table-cell office:value-type="float" office:value="-0.08147497683">
                <text:p>-0.0814749768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40">
                <text:p>1040</text:p>
              </table:table-cell>
              <table:table-cell office:value-type="float" office:value="0.01712127118">
                <text:p>0.0171212711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40">
                <text:p>1040</text:p>
              </table:table-cell>
              <table:table-cell office:value-type="float" office:value="-0.05349378944">
                <text:p>-0.0534937894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40">
                <text:p>1040</text:p>
              </table:table-cell>
              <table:table-cell office:value-type="float" office:value="0.08101442991">
                <text:p>0.081014429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40">
                <text:p>1040</text:p>
              </table:table-cell>
              <table:table-cell office:value-type="float" office:value="-0.01639749929">
                <text:p>-0.0163974992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40">
                <text:p>1040</text:p>
              </table:table-cell>
              <table:table-cell office:value-type="float" office:value="0.1386190757">
                <text:p>0.138619075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40">
                <text:p>1040</text:p>
              </table:table-cell>
              <table:table-cell office:value-type="float" office:value="-0.1029368901">
                <text:p>-0.10293689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40">
                <text:p>1040</text:p>
              </table:table-cell>
              <table:table-cell office:value-type="float" office:value="-0.04186804577">
                <text:p>-0.0418680457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40">
                <text:p>1040</text:p>
              </table:table-cell>
              <table:table-cell office:value-type="float" office:value="0.03031344133">
                <text:p>0.030313441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40">
                <text:p>1040</text:p>
              </table:table-cell>
              <table:table-cell office:value-type="float" office:value="0.2132927603">
                <text:p>0.213292760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40">
                <text:p>1040</text:p>
              </table:table-cell>
              <table:table-cell office:value-type="float" office:value="-0.006705687379">
                <text:p>-0.00670568737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40">
                <text:p>1040</text:p>
              </table:table-cell>
              <table:table-cell office:value-type="float" office:value="-0.2034789387">
                <text:p>-0.203478938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40">
                <text:p>1040</text:p>
              </table:table-cell>
              <table:table-cell office:value-type="float" office:value="-0.1240783772">
                <text:p>-0.12407837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40">
                <text:p>1040</text:p>
              </table:table-cell>
              <table:table-cell office:value-type="float" office:value="0.1363162853">
                <text:p>0.1363162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